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7.16cm" fo:break-before="auto" style:use-optimal-row-height="true"/>
    </style:style>
    <style:style style:name="ro4" style:family="table-row">
      <style:table-row-properties style:row-height="4.9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3.482cm" fo:break-before="auto" style:use-optimal-row-height="true"/>
    </style:style>
    <style:style style:name="ro7" style:family="table-row">
      <style:table-row-properties style:row-height="0.647cm" fo:break-before="auto" style:use-optimal-row-height="true"/>
    </style:style>
    <style:style style:name="ro8" style:family="table-row">
      <style:table-row-properties style:row-height="4.05cm" fo:break-before="auto" style:use-optimal-row-height="true"/>
    </style:style>
    <style:style style:name="ro9" style:family="table-row">
      <style:table-row-properties style:row-height="4.616cm" fo:break-before="auto" style:use-optimal-row-height="true"/>
    </style:style>
    <style:style style:name="ro10" style:family="table-row">
      <style:table-row-properties style:row-height="2.348cm" fo:break-before="auto" style:use-optimal-row-height="true"/>
    </style:style>
    <style:style style:name="ro11" style:family="table-row">
      <style:table-row-properties style:row-height="0.972cm" fo:break-before="auto" style:use-optimal-row-height="true"/>
    </style:style>
    <style:style style:name="ro12" style:family="table-row">
      <style:table-row-properties style:row-height="5.75cm" fo:break-before="auto" style:use-optimal-row-height="true"/>
    </style:style>
    <style:style style:name="ro13" style:family="table-row">
      <style:table-row-properties style:row-height="6.318cm" fo:break-before="auto" style:use-optimal-row-height="true"/>
    </style:style>
    <style:style style:name="ro14" style:family="table-row">
      <style:table-row-properties style:row-height="0.891cm" fo:break-before="auto" style:use-optimal-row-height="true"/>
    </style:style>
    <style:style style:name="ro15" style:family="table-row">
      <style:table-row-properties style:row-height="5.184cm" fo:break-before="auto" style:use-optimal-row-height="true"/>
    </style:style>
    <style:style style:name="ro16" style:family="table-row">
      <style:table-row-properties style:row-height="2.916cm" fo:break-before="auto" style:use-optimal-row-height="true"/>
    </style:style>
    <style:style style:name="ro17" style:family="table-row">
      <style:table-row-properties style:row-height="1.863cm" fo:break-before="auto" style:use-optimal-row-height="true"/>
    </style:style>
    <style:style style:name="ro18" style:family="table-row">
      <style:table-row-properties style:row-height="1.214cm" fo:break-before="auto" style:use-optimal-row-height="true"/>
    </style:style>
    <style:style style:name="ro19" style:family="table-row">
      <style:table-row-properties style:row-height="1.78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wrap-option="wrap"/>
      <style:paragraph-properties fo:text-align="center" fo:margin-left="0cm"/>
      <style:text-properties fo:color="#ffffff"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999999"/>
      <style:text-properties style:font-name="Arial"/>
    </style:style>
    <style:style style:name="ce10" style:family="table-cell" style:parent-style-name="Default">
      <style:table-cell-properties fo:background-color="transparent"/>
      <style:text-properties style:font-name="Arial"/>
    </style:style>
    <style:style style:name="ce5" style:family="table-cell" style:parent-style-name="Default">
      <style:text-properties style:font-name="Arial"/>
    </style:style>
    <style:style style:name="ce6" style:family="table-cell" style:parent-style-name="Default">
      <style:table-cell-properties fo:wrap-option="wrap"/>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666666" style:text-align-source="fix" style:repeat-content="false" fo:wrap-option="wrap"/>
      <style:paragraph-properties fo:text-align="center" fo:margin-left="0cm"/>
      <style:text-properties fo:color="#ffffff"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999999"/>
      <style:text-properties style:font-name="Arial"/>
    </style:style>
    <style:style style:name="ce21" style:family="table-cell" style:parent-style-name="Default">
      <style:table-cell-properties fo:background-color="transparent"/>
      <style:text-properties style:font-name="Arial"/>
    </style:style>
    <style:style style:name="ce16" style:family="table-cell" style:parent-style-name="Default">
      <style:text-properties style:font-name="Arial"/>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99" style:text-align-source="fix" style:repeat-content="false" fo:wrap-option="wrap"/>
      <style:paragraph-properties fo:text-align="center" fo:margin-left="0cm"/>
      <style:text-properties style:font-name="Arial"/>
    </style:style>
    <style:style style:name="ce8" style:family="table-cell" style:parent-style-name="Default">
      <style:table-cell-properties fo:wrap-option="wrap"/>
      <style:text-properties style:font-name="Arial"/>
    </style:style>
    <style:style style:name="ce9" style:family="table-cell" style:parent-style-name="Default">
      <style:table-cell-properties fo:wrap-option="wrap"/>
      <style:text-properties style:font-name="Arial" fo:font-size="11pt" fo:language="en" fo:country="GB" style:font-name-asian="Calibri" style:font-size-asian="11pt" style:language-asian="en" style:country-asian="US" style:font-name-complex="Times New Roman" style:font-size-complex="11pt" style:language-complex="ar" style:country-complex="SA"/>
    </style:style>
    <style:style style:name="ce30" style:family="table-cell" style:parent-style-name="Default">
      <style:table-cell-properties fo:padding="0.071cm"/>
    </style:style>
    <style:style style:name="ce11" style:family="table-cell" style:parent-style-name="Default">
      <style:table-cell-properties fo:background-color="#999999" style:text-align-source="fix" style:repeat-content="false" fo:wrap-option="wrap"/>
      <style:paragraph-properties fo:text-align="center" fo:margin-left="0cm"/>
    </style:style>
    <style:style style:name="ce12" style:family="table-cell" style:parent-style-name="Default">
      <style:table-cell-properties fo:wrap-option="wrap"/>
    </style:style>
    <style:style style:name="ce29" style:family="table-cell" style:parent-style-name="Default">
      <style:table-cell-properties fo:background-color="transparent"/>
    </style:style>
    <style:style style:name="T1" style:family="text">
      <style:text-properties style:letter-kerning="true" fo:language="en" fo:country="GB" style:language-asian="en" style:country-asian="US" style:language-complex="ar" style:country-complex="SA"/>
    </style:style>
  </office:automatic-styles>
  <office:body>
    <office:spreadsheet>
      <table:calculation-settings table:automatic-find-labels="false" table:use-regular-expressions="false" table:use-wildcards="true"/>
      <table:table table:name="Hoja1" table:style-name="ta1">
        <table:table-column table:style-name="co1" table:default-cell-style-name="ce5"/>
        <table:table-column table:style-name="co1" table:default-cell-style-name="ce16"/>
        <table:table-column table:style-name="co1" table:default-cell-style-name="ce5"/>
        <table:table-column table:style-name="co1" table:default-cell-style-name="ce8"/>
        <table:table-column table:style-name="co1" table:number-columns-repeated="24" table:default-cell-style-name="ce12"/>
        <table:table-column table:style-name="co2" table:number-columns-repeated="16356" table:default-cell-style-name="Default"/>
        <table:table-row table:style-name="ro1">
          <table:table-cell table:style-name="ce1" office:value-type="string" calcext:value-type="string">
            <text:p>Trigger/Element/Note</text:p>
          </table:table-cell>
          <table:table-cell table:style-name="ce14" office:value-type="string" calcext:value-type="string">
            <text:p>Who speaks?</text:p>
          </table:table-cell>
          <table:table-cell table:style-name="ce1" office:value-type="string" calcext:value-type="string">
            <text:p>Is answer?</text:p>
          </table:table-cell>
          <table:table-cell table:style-name="ce1" office:value-type="string" calcext:value-type="string">
            <text:p>English (raw)</text:p>
          </table:table-cell>
          <table:table-cell table:style-name="ce1" office:value-type="string" calcext:value-type="string">
            <text:p>Chinese</text:p>
          </table:table-cell>
          <table:table-cell table:style-name="ce1" office:value-type="string" calcext:value-type="string">
            <text:p>Japanese</text:p>
          </table:table-cell>
          <table:table-cell table:style-name="ce1" office:value-type="string" calcext:value-type="string">
            <text:p>Polish</text:p>
          </table:table-cell>
          <table:table-cell table:style-name="ce1" office:value-type="string" calcext:value-type="string">
            <text:p>Spanish</text:p>
          </table:table-cell>
          <table:table-cell table:style-name="ce1" office:value-type="string" calcext:value-type="string">
            <text:p>Russian</text:p>
          </table:table-cell>
          <table:table-cell table:style-name="ce1" office:value-type="string" calcext:value-type="string">
            <text:p>French</text:p>
          </table:table-cell>
          <table:table-cell table:style-name="ce1" office:value-type="string" calcext:value-type="string">
            <text:p>Slovenian</text:p>
          </table:table-cell>
          <table:table-cell table:style-name="ce1" office:value-type="string" calcext:value-type="string">
            <text:p>Hungarian</text:p>
          </table:table-cell>
          <table:table-cell table:style-name="ce1" office:value-type="string" calcext:value-type="string">
            <text:p>Greek</text:p>
          </table:table-cell>
          <table:table-cell table:style-name="ce1" office:value-type="string" calcext:value-type="string">
            <text:p>Turkish</text:p>
          </table:table-cell>
          <table:table-cell table:style-name="ce1" office:value-type="string" calcext:value-type="string">
            <text:p>Italian</text:p>
          </table:table-cell>
          <table:table-cell table:style-name="ce1" office:value-type="string" calcext:value-type="string">
            <text:p>Dutch</text:p>
          </table:table-cell>
          <table:table-cell table:style-name="ce1" office:value-type="string" calcext:value-type="string">
            <text:p>Korean</text:p>
          </table:table-cell>
          <table:table-cell table:style-name="ce1" office:value-type="string" calcext:value-type="string">
            <text:p>Slovak</text:p>
          </table:table-cell>
          <table:table-cell table:style-name="ce1" office:value-type="string" calcext:value-type="string">
            <text:p>Portuguese</text:p>
          </table:table-cell>
          <table:table-cell table:style-name="ce1" office:value-type="string" calcext:value-type="string">
            <text:p>Thai</text:p>
          </table:table-cell>
          <table:table-cell table:style-name="ce1" office:value-type="string" calcext:value-type="string">
            <text:p>Indonesian</text:p>
          </table:table-cell>
          <table:table-cell table:style-name="ce1" office:value-type="string" calcext:value-type="string">
            <text:p>Czech</text:p>
          </table:table-cell>
          <table:table-cell table:style-name="ce1" office:value-type="string" calcext:value-type="string">
            <text:p>Filipino</text:p>
          </table:table-cell>
          <table:table-cell table:style-name="ce1" office:value-type="string" calcext:value-type="string">
            <text:p>Ukranian</text:p>
          </table:table-cell>
          <table:table-cell table:style-name="ce1" office:value-type="string" calcext:value-type="string">
            <text:p>Vietnamese</text:p>
          </table:table-cell>
          <table:table-cell table:style-name="ce1" office:value-type="string" calcext:value-type="string">
            <text:p>German</text:p>
          </table:table-cell>
          <table:table-cell table:style-name="ce1" office:value-type="string" calcext:value-type="string">
            <text:p>Finnish</text:p>
          </table:table-cell>
          <table:table-cell table:style-name="ce1" office:value-type="string" calcext:value-type="string">
            <text:p>Danish</text:p>
          </table:table-cell>
          <table:table-cell office:value-type="string" calcext:value-type="string">
            <text:p>***END***</text:p>
          </table:table-cell>
          <table:table-cell table:number-columns-repeated="16355"/>
        </table:table-row>
        <table:table-row table:style-name="ro1">
          <table:table-cell table:style-name="ce4"/>
          <table:table-cell table:style-name="ce15"/>
          <table:table-cell table:style-name="ce4"/>
          <table:table-cell table:style-name="ce7" office:value-type="string" calcext:value-type="string">
            <text:p>en</text:p>
          </table:table-cell>
          <table:table-cell table:style-name="ce11" office:value-type="string" calcext:value-type="string">
            <text:p>zh-CN</text:p>
          </table:table-cell>
          <table:table-cell table:style-name="ce11" office:value-type="string" calcext:value-type="string">
            <text:p>ja</text:p>
          </table:table-cell>
          <table:table-cell table:style-name="ce11" office:value-type="string" calcext:value-type="string">
            <text:p>pl</text:p>
          </table:table-cell>
          <table:table-cell table:style-name="ce11" office:value-type="string" calcext:value-type="string">
            <text:p>es</text:p>
          </table:table-cell>
          <table:table-cell table:style-name="ce11" office:value-type="string" calcext:value-type="string">
            <text:p>ru</text:p>
          </table:table-cell>
          <table:table-cell table:style-name="ce11" office:value-type="string" calcext:value-type="string">
            <text:p>fr</text:p>
          </table:table-cell>
          <table:table-cell table:style-name="ce11" office:value-type="string" calcext:value-type="string">
            <text:p>sl</text:p>
          </table:table-cell>
          <table:table-cell table:style-name="ce11" office:value-type="string" calcext:value-type="string">
            <text:p>hu</text:p>
          </table:table-cell>
          <table:table-cell table:style-name="ce11" office:value-type="string" calcext:value-type="string">
            <text:p>el</text:p>
          </table:table-cell>
          <table:table-cell table:style-name="ce11" office:value-type="string" calcext:value-type="string">
            <text:p>tr</text:p>
          </table:table-cell>
          <table:table-cell table:style-name="ce11" office:value-type="string" calcext:value-type="string">
            <text:p>it</text:p>
          </table:table-cell>
          <table:table-cell table:style-name="ce11" office:value-type="string" calcext:value-type="string">
            <text:p>nl</text:p>
          </table:table-cell>
          <table:table-cell table:style-name="ce11" office:value-type="string" calcext:value-type="string">
            <text:p>ko</text:p>
          </table:table-cell>
          <table:table-cell table:style-name="ce11" office:value-type="string" calcext:value-type="string">
            <text:p>sk</text:p>
          </table:table-cell>
          <table:table-cell table:style-name="ce11" office:value-type="string" calcext:value-type="string">
            <text:p>pt</text:p>
          </table:table-cell>
          <table:table-cell table:style-name="ce11" office:value-type="string" calcext:value-type="string">
            <text:p>th</text:p>
          </table:table-cell>
          <table:table-cell table:style-name="ce11" office:value-type="string" calcext:value-type="string">
            <text:p>id</text:p>
          </table:table-cell>
          <table:table-cell table:style-name="ce11" office:value-type="string" calcext:value-type="string">
            <text:p>cs</text:p>
          </table:table-cell>
          <table:table-cell table:style-name="ce11" office:value-type="string" calcext:value-type="string">
            <text:p>fil</text:p>
          </table:table-cell>
          <table:table-cell table:style-name="ce11" office:value-type="string" calcext:value-type="string">
            <text:p>uk</text:p>
          </table:table-cell>
          <table:table-cell table:style-name="ce11" office:value-type="string" calcext:value-type="string">
            <text:p>vi</text:p>
          </table:table-cell>
          <table:table-cell table:style-name="ce11" office:value-type="string" calcext:value-type="string">
            <text:p>de</text:p>
          </table:table-cell>
          <table:table-cell table:style-name="ce11" office:value-type="string" calcext:value-type="string">
            <text:p>fi</text:p>
          </table:table-cell>
          <table:table-cell table:style-name="ce11" office:value-type="string" calcext:value-type="string">
            <text:p>da</text:p>
          </table:table-cell>
          <table:table-cell office:value-type="string" calcext:value-type="string">
            <text:p>***END***</text:p>
          </table:table-cell>
          <table:table-cell table:number-columns-repeated="16355"/>
        </table:table-row>
        <table:table-row table:style-name="ro2">
          <table:table-cell table:style-name="ce10" office:value-type="string" calcext:value-type="string">
            <text:p>Name</text:p>
          </table:table-cell>
          <table:table-cell table:style-name="ce21"/>
          <table:table-cell table:style-name="ce10"/>
          <table:table-cell office:value-type="string" calcext:value-type="string">
            <text:p>Foodie Bot Personality Module</text:p>
          </table:table-cell>
          <table:table-cell table:formula="of:=GOOGLETRANSLATE_YOULIBRECALC([.$D3];[.$D$2];[.$E$2])" office:value-type="string" office:string-value="美食家机器人个性模块" calcext:value-type="string">
            <text:p>美食家机器人个性模块</text:p>
          </table:table-cell>
          <table:table-cell table:formula="of:=GOOGLETRANSLATE_YOULIBRECALC([.$D3];[.$D$2];[.$F$2])" office:value-type="string" office:string-value="食通ボットパーソナリティモジュール" calcext:value-type="string">
            <text:p>食通ボットパーソナリティモジュール</text:p>
          </table:table-cell>
          <table:table-cell table:formula="of:=GOOGLETRANSLATE_YOULIBRECALC([.$D3];[.$D$2];[.$G$2])" office:value-type="string" office:string-value="Moduł osobowości botów smakoszy" calcext:value-type="string">
            <text:p>Moduł osobowości botów smakoszy</text:p>
          </table:table-cell>
          <table:table-cell table:formula="of:=GOOGLETRANSLATE_YOULIBRECALC([.$D3];[.$D$2];[.$H$2])" office:value-type="string" office:string-value="Módulo de personalidad de bot de comida foodie" calcext:value-type="string">
            <text:p>Módulo de personalidad de bot de comida foodie</text:p>
          </table:table-cell>
          <table:table-cell table:formula="of:=GOOGLETRANSLATE_YOULIBRECALC([.$D3];[.$D$2];[.$I$2])" office:value-type="string" office:string-value="Модуль личности гурмана" calcext:value-type="string">
            <text:p>Модуль личности гурмана</text:p>
          </table:table-cell>
          <table:table-cell table:formula="of:=GOOGLETRANSLATE_YOULIBRECALC([.$D3];[.$D$2];[.$J$2])" office:value-type="string" office:string-value="Module de personnalité de bot goodie" calcext:value-type="string">
            <text:p>Module de personnalité de bot goodie</text:p>
          </table:table-cell>
          <table:table-cell table:formula="of:=GOOGLETRANSLATE_YOULIBRECALC([.$D3];[.$D$2];[.$K$2])" office:value-type="string" office:string-value="Foodie bot osebnostni modul" calcext:value-type="string">
            <text:p>Foodie bot osebnostni modul</text:p>
          </table:table-cell>
          <table:table-cell table:formula="of:=GOOGLETRANSLATE_YOULIBRECALC([.$D3];[.$D$2];[.$L$2])" office:value-type="string" office:string-value="Foodie bot személyiségmodul" calcext:value-type="string">
            <text:p>Foodie bot személyiségmodul</text:p>
          </table:table-cell>
          <table:table-cell table:formula="of:=GOOGLETRANSLATE_YOULIBRECALC([.$D3];[.$D$2];[.$M$2])" office:value-type="string" office:string-value="Foodie Bot Module Personality" calcext:value-type="string">
            <text:p>Foodie Bot Module Personality</text:p>
          </table:table-cell>
          <table:table-cell table:formula="of:=GOOGLETRANSLATE_YOULIBRECALC([.$D3];[.$D$2];[.$N$2])" office:value-type="string" office:string-value="Foodie Bot Kişilik Modülü" calcext:value-type="string">
            <text:p>Foodie Bot Kişilik Modülü</text:p>
          </table:table-cell>
          <table:table-cell table:formula="of:=GOOGLETRANSLATE_YOULIBRECALC([.$D3];[.$D$2];[.$O$2])" office:value-type="string" office:string-value="Modulo di personalità del buongustaio" calcext:value-type="string">
            <text:p>Modulo di personalità del buongustaio</text:p>
          </table:table-cell>
          <table:table-cell table:formula="of:=GOOGLETRANSLATE_YOULIBRECALC([.$D3];[.$D$2];[.$P$2])" office:value-type="string" office:string-value="Foodie Bot Personality Module" calcext:value-type="string">
            <text:p>Foodie Bot Personality Module</text:p>
          </table:table-cell>
          <table:table-cell table:formula="of:=GOOGLETRANSLATE_YOULIBRECALC([.$D3];[.$D$2];[.$Q$2])" office:value-type="string" office:string-value="미식가 봇 성격 모듈" calcext:value-type="string">
            <text:p>미식가 봇 성격 모듈</text:p>
          </table:table-cell>
          <table:table-cell table:formula="of:=GOOGLETRANSLATE_YOULIBRECALC([.$D3];[.$D$2];[.$R$2])" office:value-type="string" office:string-value="Modul osobnosti Foodie Bot" calcext:value-type="string">
            <text:p>Modul osobnosti Foodie Bot</text:p>
          </table:table-cell>
          <table:table-cell table:formula="of:=GOOGLETRANSLATE_YOULIBRECALC([.$D3];[.$D$2];[.$S$2])" office:value-type="string" office:string-value="Módulo de personalidade de botão foodie" calcext:value-type="string">
            <text:p>Módulo de personalidade de botão foodie</text:p>
          </table:table-cell>
          <table:table-cell table:formula="of:=GOOGLETRANSLATE_YOULIBRECALC([.$D3];[.$D$2];[.$T$2])" office:value-type="string" office:string-value="โมดูลบุคลิกภาพบอทนักชิม" calcext:value-type="string">
            <text:p>โมดูลบุคลิกภาพบอทนักชิม</text:p>
          </table:table-cell>
          <table:table-cell table:formula="of:=GOOGLETRANSLATE_YOULIBRECALC([.$D3];[.$D$2];[.$U$2])" office:value-type="string" office:string-value="Modul kepribadian foodie bot" calcext:value-type="string">
            <text:p>Modul kepribadian foodie bot</text:p>
          </table:table-cell>
          <table:table-cell table:formula="of:=GOOGLETRANSLATE_YOULIBRECALC([.$D3];[.$D$2];[.$V$2])" office:value-type="string" office:string-value="Modul osobnosti potravin Bot" calcext:value-type="string">
            <text:p>Modul osobnosti potravin Bot</text:p>
          </table:table-cell>
          <table:table-cell table:formula="of:=GOOGLETRANSLATE_YOULIBRECALC([.$D3];[.$D$2];[.$W$2])" office:value-type="string" office:string-value="Module ng Pagkain ng Pagkain ng Pagkain" calcext:value-type="string">
            <text:p>Module ng Pagkain ng Pagkain ng Pagkain</text:p>
          </table:table-cell>
          <table:table-cell table:formula="of:=GOOGLETRANSLATE_YOULIBRECALC([.$D3];[.$D$2];[.$X$2])" office:value-type="string" office:string-value="Модуль особистості бот -фуриді" calcext:value-type="string">
            <text:p>Модуль особистості бот -фуриді</text:p>
          </table:table-cell>
          <table:table-cell table:formula="of:=GOOGLETRANSLATE_YOULIBRECALC([.$D3];[.$D$2];[.$Y$2])" office:value-type="string" office:string-value="Mô -đun cá tính bot foodie" calcext:value-type="string">
            <text:p>Mô -đun cá tính bot foodie</text:p>
          </table:table-cell>
          <table:table-cell table:formula="of:=GOOGLETRANSLATE_YOULIBRECALC([.$D3];[.$D$2];[.$Z$2])" office:value-type="string" office:string-value="Foodie Bot -Persönlichkeitsmodul" calcext:value-type="string">
            <text:p>Foodie Bot -Persönlichkeitsmodul</text:p>
          </table:table-cell>
          <table:table-cell table:formula="of:=GOOGLETRANSLATE_YOULIBRECALC([.$D3];[.$D$2];[.$AA$2])" office:value-type="string" office:string-value="Foodie bot persoonallisuusmoduuli" calcext:value-type="string">
            <text:p>Foodie bot persoonallisuusmoduuli</text:p>
          </table:table-cell>
          <table:table-cell table:formula="of:=GOOGLETRANSLATE_YOULIBRECALC([.$D3];[.$D$2];[.$AB$2])" office:value-type="string" office:string-value="Foodie bot personlighedsmodul" calcext:value-type="string">
            <text:p>Foodie bot personlighedsmodul</text:p>
          </table:table-cell>
          <table:table-cell office:value-type="string" calcext:value-type="string">
            <text:p>***END***</text:p>
          </table:table-cell>
          <table:table-cell table:style-name="ce29" table:number-columns-repeated="16355"/>
        </table:table-row>
        <table:table-row table:style-name="ro3">
          <table:table-cell office:value-type="string" calcext:value-type="string">
            <text:p>Mod_description</text:p>
          </table:table-cell>
          <table:table-cell table:number-columns-repeated="2"/>
          <table:table-cell office:value-type="string" calcext:value-type="string">
            <text:p>From the creators of Nerd Dimension Personality Modules (Volume I), arrives a completely new opportunity to get nerdy! Prepare yourself for the latest, most advanced Nerd Dimension personality modules product line, including: Foodie, for those who want to put their sausage in some fresh, warm and exquisite bun. What are you waiting for? Join the nerd army! Become part of the Nerd Dimension!</text:p>
          </table:table-cell>
          <table:table-cell table:formula="of:=GOOGLETRANSLATE_YOULIBRECALC([.$D4];[.$D$2];[.$E$2])" office:value-type="string" office:string-value="从书呆子维度个性模块的创建者（第I卷）中获得了一个全新的机会，可以使您变得书呆子！为最新的，最先进的书呆子个性模块产品线做准备，包括：美食家，为那些想要将香肠放入一些新鲜，温暖和精致的bun中的人。你还在等什么？加入书呆子军队！成为书呆子维度的一部分！" calcext:value-type="string">
            <text:p>从书呆子维度个性模块的创建者（第I卷）中获得了一个全新的机会，可以使您变得书呆子！为最新的，最先进的书呆子个性模块产品线做准备，包括：美食家，为那些想要将香肠放入一些新鲜，温暖和精致的bun中的人。你还在等什么？加入书呆子军队！成为书呆子维度的一部分！</text:p>
          </table:table-cell>
          <table:table-cell table:formula="of:=GOOGLETRANSLATE_YOULIBRECALC([.$D4];[.$D$2];[.$F$2])" office:value-type="string" office:string-value="オタクディメンションパーソナリティモジュール（ボリュームI）の作成者から、オタクになるまったく新しい機会が届きます！ソーセージを新鮮で暖かくて絶妙なパンに入れたい人のために、食通を含む、最新の、最も高度なオタクディメンションパーソナリティモジュール製品ラインに備えてください。何を待っていますか？オタク軍に参加してください！オタクの寸法の一部になりましょう！" calcext:value-type="string">
            <text:p>オタクディメンションパーソナリティモジュール（ボリュームI）の作成者から、オタクになるまったく新しい機会が届きます！ソーセージを新鮮で暖かくて絶妙なパンに入れたい人のために、食通を含む、最新の、最も高度なオタクディメンションパーソナリティモジュール製品ラインに備えてください。何を待っていますか？オタク軍に参加してください！オタクの寸法の一部になりましょう！</text:p>
          </table:table-cell>
          <table:table-cell table:formula="of:=GOOGLETRANSLATE_YOULIBRECALC([.$D4];[.$D$2];[.$G$2])" office:value-type="string" office:string-value="Od twórców modułów osobowości Nerd Dimension (tom I) przybywa zupełnie nowa okazja, aby uzyskać nerdy! Przygotuj się na najnowszą, najbardziej zaawansowaną linię osobowości Nerd Dimension Personality, w tym: Foodie, dla tych, którzy chcą umieścić swoją kiełbasę w jakiejś świeżej, ciepłej i wykwintnej bułce. Na co czekasz? Dołącz do armii nerd! Stać się częścią wymiaru kujona!" calcext:value-type="string">
            <text:p>Od twórców modułów osobowości Nerd Dimension (tom I) przybywa zupełnie nowa okazja, aby uzyskać nerdy! Przygotuj się na najnowszą, najbardziej zaawansowaną linię osobowości Nerd Dimension Personality, w tym: Foodie, dla tych, którzy chcą umieścić swoją kiełbasę w jakiejś świeżej, ciepłej i wykwintnej bułce. Na co czekasz? Dołącz do armii nerd! Stać się częścią wymiaru kujona!</text:p>
          </table:table-cell>
          <table:table-cell table:formula="of:=GOOGLETRANSLATE_YOULIBRECALC([.$D4];[.$D$2];[.$H$2])" office:value-type="string" office:string-value="¡De los creadores de los módulos de personalidad de la dimensión Nerd (Volumen I), llega una oportunidad completamente nueva para obtener nerd! Prepárese para la última línea de productos de los módulos de personalidad de la dimensión nerd más avanzada, que incluye: Foodie, para aquellos que desean poner su salchicha en un bollo fresco, cálido y exquisito. ¿Qué estás esperando? ¡Únete al ejército nerd! ¡Conviértete en parte de la dimensión nerd!" calcext:value-type="string">
            <text:p>¡De los creadores de los módulos de personalidad de la dimensión Nerd (Volumen I), llega una oportunidad completamente nueva para obtener nerd! Prepárese para la última línea de productos de los módulos de personalidad de la dimensión nerd más avanzada, que incluye: Foodie, para aquellos que desean poner su salchicha en un bollo fresco, cálido y exquisito. ¿Qué estás esperando? ¡Únete al ejército nerd! ¡Conviértete en parte de la dimensión nerd!</text:p>
          </table:table-cell>
          <table:table-cell table:formula="of:=GOOGLETRANSLATE_YOULIBRECALC([.$D4];[.$D$2];[.$I$2])" office:value-type="string" office:string-value="От создателей модулей личности измерения Nerd (том I), прибывает совершенно новая возможность получить занудную! Приготовьтесь к новейшей, самой продвинутой линейной линейке личностных модулей измерения Nerd Dimension, в том числе: Foodie, для тех, кто хочет поставить свою колбасу в какую -то свежую, теплую и изысканную булочку. Чего вы ждете? Присоединяйтесь к армии ботаников! Станьте частью измерения ботаника!" calcext:value-type="string">
            <text:p>От создателей модулей личности измерения Nerd (том I), прибывает совершенно новая возможность получить занудную! Приготовьтесь к новейшей, самой продвинутой линейной линейке личностных модулей измерения Nerd Dimension, в том числе: Foodie, для тех, кто хочет поставить свою колбасу в какую -то свежую, теплую и изысканную булочку. Чего вы ждете? Присоединяйтесь к армии ботаников! Станьте частью измерения ботаника!</text:p>
          </table:table-cell>
          <table:table-cell table:formula="of:=GOOGLETRANSLATE_YOULIBRECALC([.$D4];[.$D$2];[.$J$2])" office:value-type="string" office:string-value="Des créateurs de modules de personnalité de dimension nerd (volume I), arrive une toute nouvelle occasion de devenir ringard! Préparez-vous à la dernière gamme de produits de la personnalité de la personnalité des dimensions nerd les plus avancées, y compris: gourmand, pour ceux qui veulent mettre leur saucisse dans un pain frais, chaleureux et exquis. Qu'attendez-vous? Rejoignez l'armée nerd! Faites partie de la dimension nerd!" calcext:value-type="string">
            <text:p>Des créateurs de modules de personnalité de dimension nerd (volume I), arrive une toute nouvelle occasion de devenir ringard! Préparez-vous à la dernière gamme de produits de la personnalité de la personnalité des dimensions nerd les plus avancées, y compris: gourmand, pour ceux qui veulent mettre leur saucisse dans un pain frais, chaleureux et exquis. Qu'attendez-vous? Rejoignez l'armée nerd! Faites partie de la dimension nerd!</text:p>
          </table:table-cell>
          <table:table-cell table:formula="of:=GOOGLETRANSLATE_YOULIBRECALC([.$D4];[.$D$2];[.$K$2])" office:value-type="string" office:string-value="Od ustvarjalcev osebnostnih modulov Nerd Dimension (zvezek I) prihaja povsem nova priložnost, da dobite nervo! Pripravite se na najnovejšo, najnaprednejšo osebnostno linijo Nerd Dimension Osebnostna linija, vključno z: foodie, za tiste, ki želijo svojo klobaso postaviti v nekaj svežega, toplega in izvrstnega žemljice. Kaj čakaš? Pridružite se nerd vojski! Postanite del dimenzije Nerd!" calcext:value-type="string">
            <text:p>Od ustvarjalcev osebnostnih modulov Nerd Dimension (zvezek I) prihaja povsem nova priložnost, da dobite nervo! Pripravite se na najnovejšo, najnaprednejšo osebnostno linijo Nerd Dimension Osebnostna linija, vključno z: foodie, za tiste, ki želijo svojo klobaso postaviti v nekaj svežega, toplega in izvrstnega žemljice. Kaj čakaš? Pridružite se nerd vojski! Postanite del dimenzije Nerd!</text:p>
          </table:table-cell>
          <table:table-cell table:formula="of:=GOOGLETRANSLATE_YOULIBRECALC([.$D4];[.$D$2];[.$L$2])" office:value-type="string" office:string-value="A NERD Dimension Personality Modules alkotói (I. kötet) egy teljesen új lehetőséget érnek el, hogy Nerdy -t szerezzék! Készüljön fel a legújabb, legfejlettebb majom -dimenzió -személyiségmodulok termékcsaládjára, beleértve: Foodie -t, azok számára, akik kolbászukat friss, meleg és finom zsemlebe akarják helyezni. Mit vársz? Csatlakozzon a majom hadsereghez! Legyen a majom dimenziójának!" calcext:value-type="string">
            <text:p>A NERD Dimension Personality Modules alkotói (I. kötet) egy teljesen új lehetőséget érnek el, hogy Nerdy -t szerezzék! Készüljön fel a legújabb, legfejlettebb majom -dimenzió -személyiségmodulok termékcsaládjára, beleértve: Foodie -t, azok számára, akik kolbászukat friss, meleg és finom zsemlebe akarják helyezni. Mit vársz? Csatlakozzon a majom hadsereghez! Legyen a majom dimenziójának!</text:p>
          </table:table-cell>
          <table:table-cell table:formula="of:=GOOGLETRANSLATE_YOULIBRECALC([.$D4];[.$D$2];[.$M$2])" office:value-type="string" office:string-value="Από τους δημιουργούς του Nerd Dimension Modules Personality (Τόμος Ι), φτάνει μια εντελώς νέα ευκαιρία για να πάρει nerdy! Προετοιμαστείτε για την τελευταία, πιο προηγμένη σειρά προϊόντων προσωπικότητας NERD Dimension Modules, όπως: Foodie, για όσους θέλουν να βάλουν το λουκάνικο τους σε κάποιο φρέσκο, ζεστό και εξαιρετικό κουλούρι. Τι περιμένεις; Συμμετάσχετε στον στρατό NERD! Γίνετε μέρος της διάστασης!" calcext:value-type="string">
            <text:p>Από τους δημιουργούς του Nerd Dimension Modules Personality (Τόμος Ι), φτάνει μια εντελώς νέα ευκαιρία για να πάρει nerdy! Προετοιμαστείτε για την τελευταία, πιο προηγμένη σειρά προϊόντων προσωπικότητας NERD Dimension Modules, όπως: Foodie, για όσους θέλουν να βάλουν το λουκάνικο τους σε κάποιο φρέσκο, ζεστό και εξαιρετικό κουλούρι. Τι περιμένεις; Συμμετάσχετε στον στρατό NERD! Γίνετε μέρος της διάστασης!</text:p>
          </table:table-cell>
          <table:table-cell table:formula="of:=GOOGLETRANSLATE_YOULIBRECALC([.$D4];[.$D$2];[.$N$2])" office:value-type="string" office:string-value="Nerd Dimension Kişilik Modüllerinin (Cilt I) yaratıcılarından, nerdy almak için tamamen yeni bir fırsat var! Sosislerini bazı taze, sıcak ve zarif topuzlara koymak isteyenler için foodie dahil olmak üzere en son, en gelişmiş nerd Boyut Kişilik Modülleri ürün hattına hazırlayın. Ne bekliyorsun? Nerd ordusuna katılın! İnek boyutunun bir parçası olun!" calcext:value-type="string">
            <text:p>Nerd Dimension Kişilik Modüllerinin (Cilt I) yaratıcılarından, nerdy almak için tamamen yeni bir fırsat var! Sosislerini bazı taze, sıcak ve zarif topuzlara koymak isteyenler için foodie dahil olmak üzere en son, en gelişmiş nerd Boyut Kişilik Modülleri ürün hattına hazırlayın. Ne bekliyorsun? Nerd ordusuna katılın! İnek boyutunun bir parçası olun!</text:p>
          </table:table-cell>
          <table:table-cell table:formula="of:=GOOGLETRANSLATE_YOULIBRECALC([.$D4];[.$D$2];[.$O$2])" office:value-type="string" office:string-value="Dai creatori di Nerd Dimension Personality Moduli (Volume I), arriva un'opportunità completamente nuova per diventare nerd! Preparati per la linea di prodotti per i moduli di personalità nerd più recente e avanzata, tra cui: buongustaio, per coloro che vogliono mettere la loro salsiccia in un panino fresco, caldo e squisito. Cosa stai aspettando? Unisciti all'esercito del secchione! Diventa parte della dimensione del nerd!" calcext:value-type="string">
            <text:p>Dai creatori di Nerd Dimension Personality Moduli (Volume I), arriva un'opportunità completamente nuova per diventare nerd! Preparati per la linea di prodotti per i moduli di personalità nerd più recente e avanzata, tra cui: buongustaio, per coloro che vogliono mettere la loro salsiccia in un panino fresco, caldo e squisito. Cosa stai aspettando? Unisciti all'esercito del secchione! Diventa parte della dimensione del nerd!</text:p>
          </table:table-cell>
          <table:table-cell table:formula="of:=GOOGLETRANSLATE_YOULIBRECALC([.$D4];[.$D$2];[.$P$2])" office:value-type="string" office:string-value="Uit de makers van Nerd Dimension Personality Modules (Deel I) komt een volledig nieuwe kans aan om nerdy te krijgen! Bereid je voor op de nieuwste, meest geavanceerde Nerd Dimension Personality Modules Product Line, waaronder: Foodie, voor degenen die hun worst in een fris, warm en voortreffelijk broodje willen plaatsen. Waar wacht je nog op? Word lid van het Nerd Army! Word onderdeel van de nerd -dimensie!" calcext:value-type="string">
            <text:p>Uit de makers van Nerd Dimension Personality Modules (Deel I) komt een volledig nieuwe kans aan om nerdy te krijgen! Bereid je voor op de nieuwste, meest geavanceerde Nerd Dimension Personality Modules Product Line, waaronder: Foodie, voor degenen die hun worst in een fris, warm en voortreffelijk broodje willen plaatsen. Waar wacht je nog op? Word lid van het Nerd Army! Word onderdeel van de nerd -dimensie!</text:p>
          </table:table-cell>
          <table:table-cell table:formula="of:=GOOGLETRANSLATE_YOULIBRECALC([.$D4];[.$D$2];[.$Q$2])" office:value-type="string" office:string-value="괴상한 Dimension Personality Modules (Volume I)의 제작자로부터, Nerdy를 얻을 수있는 완전히 새로운 기회를 제공합니다! 신선하고 따뜻하며 절묘한 롤빵에 소시지를 넣고 싶은 사람들을 위해 Foodie를 포함하여 가장 최근의 가장 고급 된 Nerd Dimension Personality Modules 제품 라인을 준비하십시오. 당신은 무엇을 기다리고 있습니까? 괴상한 군대에 가입하십시오! 괴상한 차원의 일부가 되십시오!" calcext:value-type="string">
            <text:p>괴상한 Dimension Personality Modules (Volume I)의 제작자로부터, Nerdy를 얻을 수있는 완전히 새로운 기회를 제공합니다! 신선하고 따뜻하며 절묘한 롤빵에 소시지를 넣고 싶은 사람들을 위해 Foodie를 포함하여 가장 최근의 가장 고급 된 Nerd Dimension Personality Modules 제품 라인을 준비하십시오. 당신은 무엇을 기다리고 있습니까? 괴상한 군대에 가입하십시오! 괴상한 차원의 일부가 되십시오!</text:p>
          </table:table-cell>
          <table:table-cell table:formula="of:=GOOGLETRANSLATE_YOULIBRECALC([.$D4];[.$D$2];[.$R$2])" office:value-type="string" office:string-value="Od tvorcov modulov osobnosti Nerd Dimension (zväzok I) prichádza úplne nová príležitosť, aby ste sa dostali do nerdy! Pripravte sa na najnovšiu, najpokročilejšiu produktovú radu osobnostných modulov Nerd Dimension, vrátane: Foodie, pre tých, ktorí chcú dať klobásu do čerstvej, teplej a vynikajúcej buchty. Na čo čakáš? Pripojte sa k nerdovej armáde! Staňte sa súčasťou Nerd Dimension!" calcext:value-type="string">
            <text:p>Od tvorcov modulov osobnosti Nerd Dimension (zväzok I) prichádza úplne nová príležitosť, aby ste sa dostali do nerdy! Pripravte sa na najnovšiu, najpokročilejšiu produktovú radu osobnostných modulov Nerd Dimension, vrátane: Foodie, pre tých, ktorí chcú dať klobásu do čerstvej, teplej a vynikajúcej buchty. Na čo čakáš? Pripojte sa k nerdovej armáde! Staňte sa súčasťou Nerd Dimension!</text:p>
          </table:table-cell>
          <table:table-cell table:formula="of:=GOOGLETRANSLATE_YOULIBRECALC([.$D4];[.$D$2];[.$S$2])" office:value-type="string" office:string-value="Dos criadores dos módulos de personalidade da dimensão nerd (Volume I), chega uma oportunidade completamente nova de ficar nerd! Prepare -se para os mais recentes e mais avançados Nerd Dimension Personality Modules Line, incluindo: Foodie, para aqueles que desejam colocar sua salsicha em um pão fresco, quente e requintado. O que você está esperando? Junte -se ao exército nerd! Torne -se parte da dimensão nerd!" calcext:value-type="string">
            <text:p>Dos criadores dos módulos de personalidade da dimensão nerd (Volume I), chega uma oportunidade completamente nova de ficar nerd! Prepare -se para os mais recentes e mais avançados Nerd Dimension Personality Modules Line, incluindo: Foodie, para aqueles que desejam colocar sua salsicha em um pão fresco, quente e requintado. O que você está esperando? Junte -se ao exército nerd! Torne -se parte da dimensão nerd!</text:p>
          </table:table-cell>
          <table:table-cell table:formula="of:=GOOGLETRANSLATE_YOULIBRECALC([.$D4];[.$D$2];[.$T$2])" office:value-type="string" office:string-value="จากผู้สร้างโมดูลบุคลิกภาพมิติของ Nerd (เล่มที่ 1) มาถึงโอกาสใหม่ที่จะได้รับ Nerdy! เตรียมพร้อมสำหรับโมดูลบุคลิกภาพบุคลิกภาพมิติที่ทันสมัยที่สุดล่าสุดที่ทันสมัยที่สุดรวมถึง: นักชิมสำหรับผู้ที่ต้องการใส่ไส้กรอกของพวกเขาในขนมปังที่สดใหม่อบอุ่นและสวยงาม รออะไรอยู่? เข้าร่วมกองทัพ Nerd! เป็นส่วนหนึ่งของมิติเนิร์ด!" calcext:value-type="string">
            <text:p>จากผู้สร้างโมดูลบุคลิกภาพมิติของ Nerd (เล่มที่ 1) มาถึงโอกาสใหม่ที่จะได้รับ Nerdy! เตรียมพร้อมสำหรับโมดูลบุคลิกภาพบุคลิกภาพมิติที่ทันสมัยที่สุดล่าสุดที่ทันสมัยที่สุดรวมถึง: นักชิมสำหรับผู้ที่ต้องการใส่ไส้กรอกของพวกเขาในขนมปังที่สดใหม่อบอุ่นและสวยงาม รออะไรอยู่? เข้าร่วมกองทัพ Nerd! เป็นส่วนหนึ่งของมิติเนิร์ด!</text:p>
          </table:table-cell>
          <table:table-cell table:formula="of:=GOOGLETRANSLATE_YOULIBRECALC([.$D4];[.$D$2];[.$U$2])" office:value-type="string" office:string-value="Dari pencipta Modul Kepribadian Dimensi Nerd (Volume I), tiba kesempatan yang sama sekali baru untuk mendapatkan kutu buku! Persiapkan diri Anda untuk lini produk Modul Kepribadian Dimensi Nerd terbaru yang paling canggih, termasuk: foodie, bagi mereka yang ingin meletakkan sosis mereka di beberapa roti segar, hangat dan indah. Apa yang kamu tunggu? Bergabunglah dengan Tentara Nerd! Menjadi bagian dari dimensi kutu buku!" calcext:value-type="string">
            <text:p>Dari pencipta Modul Kepribadian Dimensi Nerd (Volume I), tiba kesempatan yang sama sekali baru untuk mendapatkan kutu buku! Persiapkan diri Anda untuk lini produk Modul Kepribadian Dimensi Nerd terbaru yang paling canggih, termasuk: foodie, bagi mereka yang ingin meletakkan sosis mereka di beberapa roti segar, hangat dan indah. Apa yang kamu tunggu? Bergabunglah dengan Tentara Nerd! Menjadi bagian dari dimensi kutu buku!</text:p>
          </table:table-cell>
          <table:table-cell table:formula="of:=GOOGLETRANSLATE_YOULIBRECALC([.$D4];[.$D$2];[.$V$2])" office:value-type="string" office:string-value="Od tvůrců modulů osobnosti Nerd Dimension (Svazek I) přichází zcela nová příležitost získat nerdy! Připravte se na nejnovější, nejpokročilejší produktovou řadu osobnostních modulů Nerd Dimension, včetně: foodie, pro ty, kteří chtějí vložit svou klobásu do nějaké čerstvé, teplé a vynikající buchty. Na co čekáš? Připojte se k Nerd Army! Staňte se součástí dimenze blbce!" calcext:value-type="string">
            <text:p>Od tvůrců modulů osobnosti Nerd Dimension (Svazek I) přichází zcela nová příležitost získat nerdy! Připravte se na nejnovější, nejpokročilejší produktovou řadu osobnostních modulů Nerd Dimension, včetně: foodie, pro ty, kteří chtějí vložit svou klobásu do nějaké čerstvé, teplé a vynikající buchty. Na co čekáš? Připojte se k Nerd Army! Staňte se součástí dimenze blbce!</text:p>
          </table:table-cell>
          <table:table-cell table:formula="of:=GOOGLETRANSLATE_YOULIBRECALC([.$D4];[.$D$2];[.$W$2])" office:value-type="string" office:string-value="Mula sa mga tagalikha ng Nerd Dimension Personality Modules (Dami I), dumating ang isang ganap na bagong pagkakataon upang makakuha ng nerdy! Ihanda ang iyong sarili para sa pinakabagong, pinaka advanced na Nerd Dimension Personality Modules Line, kabilang ang: Foodie, para sa mga nais ilagay ang kanilang sausage sa ilang mga sariwa, mainit -init at katangi -tanging bun. Ano ang hinihintay mo? Sumali sa Nerd Army! Maging bahagi ng sukat ng nerd!" calcext:value-type="string">
            <text:p>Mula sa mga tagalikha ng Nerd Dimension Personality Modules (Dami I), dumating ang isang ganap na bagong pagkakataon upang makakuha ng nerdy! Ihanda ang iyong sarili para sa pinakabagong, pinaka advanced na Nerd Dimension Personality Modules Line, kabilang ang: Foodie, para sa mga nais ilagay ang kanilang sausage sa ilang mga sariwa, mainit -init at katangi -tanging bun. Ano ang hinihintay mo? Sumali sa Nerd Army! Maging bahagi ng sukat ng nerd!</text:p>
          </table:table-cell>
          <table:table-cell table:formula="of:=GOOGLETRANSLATE_YOULIBRECALC([.$D4];[.$D$2];[.$X$2])" office:value-type="string" office:string-value="Від творців модулів особистості Nerd Dimension (том I) надає абсолютно нову можливість отримати дурень! Підготуйтеся до останньої, найсучаснішої лінійки продуктів особистості, в тому числі: Foodie, для тих, хто хоче поставити свою ковбасу в якусь свіжу, теплу та вишукану булочку. Що ти чекаєш? Приєднуйтесь до армії -ботаніки! Станьте частиною виміру ботаніки!" calcext:value-type="string">
            <text:p>Від творців модулів особистості Nerd Dimension (том I) надає абсолютно нову можливість отримати дурень! Підготуйтеся до останньої, найсучаснішої лінійки продуктів особистості, в тому числі: Foodie, для тих, хто хоче поставити свою ковбасу в якусь свіжу, теплу та вишукану булочку. Що ти чекаєш? Приєднуйтесь до армії -ботаніки! Станьте частиною виміру ботаніки!</text:p>
          </table:table-cell>
          <table:table-cell table:formula="of:=GOOGLETRANSLATE_YOULIBRECALC([.$D4];[.$D$2];[.$Y$2])" office:value-type="string" office:string-value="Từ những người tạo ra các mô -đun nhân cách Nerd Dimension (Tập I), đến một cơ hội hoàn toàn mới để có được Nerdy! Chuẩn bị cho bản thân cho dòng sản phẩm mô -đun nhân cách mọt sách mới nhất, tiên tiến nhất, bao gồm: Foodie, cho những người muốn đặt xúc xích của họ vào một số bánh mới, ấm áp và tinh tế. Bạn còn chờ gì nữa? Tham gia quân đội mọt sách! Trở thành một phần của kích thước mọt sách!" calcext:value-type="string">
            <text:p>Từ những người tạo ra các mô -đun nhân cách Nerd Dimension (Tập I), đến một cơ hội hoàn toàn mới để có được Nerdy! Chuẩn bị cho bản thân cho dòng sản phẩm mô -đun nhân cách mọt sách mới nhất, tiên tiến nhất, bao gồm: Foodie, cho những người muốn đặt xúc xích của họ vào một số bánh mới, ấm áp và tinh tế. Bạn còn chờ gì nữa? Tham gia quân đội mọt sách! Trở thành một phần của kích thước mọt sách!</text:p>
          </table:table-cell>
          <table:table-cell table:formula="of:=GOOGLETRANSLATE_YOULIBRECALC([.$D4];[.$D$2];[.$Z$2])" office:value-type="string" office:string-value="Von den Schöpfer von Persönlichkeitsmodulen der Nerd Dimension (Band I) kommt eine völlig neue Gelegenheit, um Nerdy zu bekommen! Bereiten Sie sich auf die neueste und fortschrittlichste Produktlinie für Persönlichkeitsmodule für fortschrittlichste Nerd -Dimension vor, darunter: Feinschmecker, für diejenigen, die ihre Wurst in ein frisches, warmes und exquisites Brötchen bringen möchten. Worauf warten Sie noch? Schließen Sie sich der Nerd Army an! Werden Sie Teil der Nerd -Dimension!" calcext:value-type="string">
            <text:p>Von den Schöpfer von Persönlichkeitsmodulen der Nerd Dimension (Band I) kommt eine völlig neue Gelegenheit, um Nerdy zu bekommen! Bereiten Sie sich auf die neueste und fortschrittlichste Produktlinie für Persönlichkeitsmodule für fortschrittlichste Nerd -Dimension vor, darunter: Feinschmecker, für diejenigen, die ihre Wurst in ein frisches, warmes und exquisites Brötchen bringen möchten. Worauf warten Sie noch? Schließen Sie sich der Nerd Army an! Werden Sie Teil der Nerd -Dimension!</text:p>
          </table:table-cell>
          <table:table-cell table:formula="of:=GOOGLETRANSLATE_YOULIBRECALC([.$D4];[.$D$2];[.$AA$2])" office:value-type="string" office:string-value="Nerd -ulottuvuuden persoonallisuusmoduulien (osa I) tekijöiltä saapuu täysin uuden mahdollisuuden saada nörtti! Valmistaudu uusimpaan, edistyneimpaan nörtti -ulottuvuuden persoonallisuusmoduuliin, mukaan lukien: Foodie, niille, jotka haluavat laittaa makkaransa tuoreeseen, lämpimään ja hienoon pullaan. Mitä odotat? Liity nörtti -armeijaan! Tule osaksi nörtti -ulottuvuutta!" calcext:value-type="string">
            <text:p>Nerd -ulottuvuuden persoonallisuusmoduulien (osa I) tekijöiltä saapuu täysin uuden mahdollisuuden saada nörtti! Valmistaudu uusimpaan, edistyneimpaan nörtti -ulottuvuuden persoonallisuusmoduuliin, mukaan lukien: Foodie, niille, jotka haluavat laittaa makkaransa tuoreeseen, lämpimään ja hienoon pullaan. Mitä odotat? Liity nörtti -armeijaan! Tule osaksi nörtti -ulottuvuutta!</text:p>
          </table:table-cell>
          <table:table-cell table:formula="of:=GOOGLETRANSLATE_YOULIBRECALC([.$D4];[.$D$2];[.$AB$2])" office:value-type="string" office:string-value="Fra skaberne af Nerd Dimension Personality Modules (bind I) ankommer en helt ny mulighed for at blive nørdet! Forbered dig på de nyeste, mest avancerede nørdedimensionspersonlighedsmoduler produktlinje, herunder: foodie, for dem, der ønsker at lægge deres pølse i nogle friske, varme og udsøgte bolle. Hvad venter du på? Deltag i Nerd Army! Bliv en del af NERD -dimensionen!" calcext:value-type="string">
            <text:p>Fra skaberne af Nerd Dimension Personality Modules (bind I) ankommer en helt ny mulighed for at blive nørdet! Forbered dig på de nyeste, mest avancerede nørdedimensionspersonlighedsmoduler produktlinje, herunder: foodie, for dem, der ønsker at lægge deres pølse i nogle friske, varme og udsøgte bolle. Hvad venter du på? Deltag i Nerd Army! Bliv en del af NERD -dimensionen!</text:p>
          </table:table-cell>
          <table:table-cell office:value-type="string" calcext:value-type="string">
            <text:p>***END***</text:p>
          </table:table-cell>
          <table:table-cell table:number-columns-repeated="16355"/>
        </table:table-row>
        <table:table-row table:style-name="ro4">
          <table:table-cell office:value-type="string" calcext:value-type="string">
            <text:p>Description</text:p>
          </table:table-cell>
          <table:table-cell table:number-columns-repeated="2"/>
          <table:table-cell table:style-name="ce9" office:value-type="string" calcext:value-type="string">
            <text:p><text:span text:style-name="T1">Do you think you need to season a bit the relation with your bot? Maybe your sessions are not as spicy as they used to be? Do you want to taste something new? We got you! With this personality module your bot will behave like a real food enthusiast, especially passionate about your baguette.</text:span></text:p>
          </table:table-cell>
          <table:table-cell table:formula="of:=GOOGLETRANSLATE_YOULIBRECALC([.$D5];[.$D$2];[.$E$2])" office:value-type="string" office:string-value="您认为您需要与机器人的关系稍微调整一下吗？也许您的会议不像以前那样辛辣？您想品尝新的东西吗？我们得到了你！有了这个个性模块，您的机器人的行为就像是真正的食物爱好者，尤其是对法式长棍面包的热情。" calcext:value-type="string">
            <text:p>您认为您需要与机器人的关系稍微调整一下吗？也许您的会议不像以前那样辛辣？您想品尝新的东西吗？我们得到了你！有了这个个性模块，您的机器人的行为就像是真正的食物爱好者，尤其是对法式长棍面包的热情。</text:p>
          </table:table-cell>
          <table:table-cell table:formula="of:=GOOGLETRANSLATE_YOULIBRECALC([.$D5];[.$D$2];[.$F$2])" office:value-type="string" office:string-value="ボットとの関係を少し味付けする必要があると思いますか？たぶんあなたのセッションは以前ほどスパイシーではありませんか？何か新しいものを味わいたいですか？私たちはあなたを手に入れました！この性格モジュールを使用すると、ボットは本物の食べ物愛好家のように振る舞います。" calcext:value-type="string">
            <text:p>ボットとの関係を少し味付けする必要があると思いますか？たぶんあなたのセッションは以前ほどスパイシーではありませんか？何か新しいものを味わいたいですか？私たちはあなたを手に入れました！この性格モジュールを使用すると、ボットは本物の食べ物愛好家のように振る舞います。</text:p>
          </table:table-cell>
          <table:table-cell table:formula="of:=GOOGLETRANSLATE_YOULIBRECALC([.$D5];[.$D$2];[.$G$2])" office:value-type="string" office:string-value="Czy uważasz, że musisz trochę przyprawić związek z botem? Może twoje sesje nie są tak pikantne, jak kiedyś? Chcesz spróbować czegoś nowego? Mamy cię! Dzięki temu module osobowości twój bot będzie zachowywać się jak prawdziwy entuzjasta jedzenia, szczególnie pasjonujący się twoją bagietką." calcext:value-type="string">
            <text:p>Czy uważasz, że musisz trochę przyprawić związek z botem? Może twoje sesje nie są tak pikantne, jak kiedyś? Chcesz spróbować czegoś nowego? Mamy cię! Dzięki temu module osobowości twój bot będzie zachowywać się jak prawdziwy entuzjasta jedzenia, szczególnie pasjonujący się twoją bagietką.</text:p>
          </table:table-cell>
          <table:table-cell table:formula="of:=GOOGLETRANSLATE_YOULIBRECALC([.$D5];[.$D$2];[.$H$2])" office:value-type="string" office:string-value="¿Crees que necesitas sazonar un poco la relación con tu bot? ¿Quizás tus sesiones no son tan picantes como solían ser? ¿Quieres probar algo nuevo? ¡Te tenemos! Con este módulo de personalidad, su bot se comportará como un verdadero entusiasta de la comida, especialmente apasionado por su baguette." calcext:value-type="string">
            <text:p>¿Crees que necesitas sazonar un poco la relación con tu bot? ¿Quizás tus sesiones no son tan picantes como solían ser? ¿Quieres probar algo nuevo? ¡Te tenemos! Con este módulo de personalidad, su bot se comportará como un verdadero entusiasta de la comida, especialmente apasionado por su baguette.</text:p>
          </table:table-cell>
          <table:table-cell table:formula="of:=GOOGLETRANSLATE_YOULIBRECALC([.$D5];[.$D$2];[.$I$2])" office:value-type="string" office:string-value="Как вы думаете, вам нужно немного приправить отношения со своим ботом? Может быть, ваши сеансы не такие острые, как раньше? Вы хотите попробовать что -то новое? Мы получили тебя! С этим модулем личности ваш бот будет вести себя как настоящий энтузиаст еды, особенно увлеченный вашим багетком." calcext:value-type="string">
            <text:p>Как вы думаете, вам нужно немного приправить отношения со своим ботом? Может быть, ваши сеансы не такие острые, как раньше? Вы хотите попробовать что -то новое? Мы получили тебя! С этим модулем личности ваш бот будет вести себя как настоящий энтузиаст еды, особенно увлеченный вашим багетком.</text:p>
          </table:table-cell>
          <table:table-cell table:formula="of:=GOOGLETRANSLATE_YOULIBRECALC([.$D5];[.$D$2];[.$J$2])" office:value-type="string" office:string-value="Pensez-vous que vous devez assaisonner un peu la relation avec votre bot? Peut-être que vos séances ne sont pas aussi épicées qu'avant? Voulez-vous goûter quelque chose de nouveau? Nous vous avons! Avec ce module de personnalité, votre bot se comportera comme un vrai passionné de nourriture, particulièrement passionné par votre baguette." calcext:value-type="string">
            <text:p>Pensez-vous que vous devez assaisonner un peu la relation avec votre bot? Peut-être que vos séances ne sont pas aussi épicées qu'avant? Voulez-vous goûter quelque chose de nouveau? Nous vous avons! Avec ce module de personnalité, votre bot se comportera comme un vrai passionné de nourriture, particulièrement passionné par votre baguette.</text:p>
          </table:table-cell>
          <table:table-cell table:formula="of:=GOOGLETRANSLATE_YOULIBRECALC([.$D5];[.$D$2];[.$K$2])" office:value-type="string" office:string-value="Ali menite, da morate nekoliko začiniti odnos s svojim botom? Mogoče vaše seje niso tako začinjene kot nekoč? Ali želite okusiti kaj novega? Imamo te! S tem osebnostnim modulom se bo vaš bot obnašal kot pravi ljubitelj hrane, še posebej strastno do vaše baguete." calcext:value-type="string">
            <text:p>Ali menite, da morate nekoliko začiniti odnos s svojim botom? Mogoče vaše seje niso tako začinjene kot nekoč? Ali želite okusiti kaj novega? Imamo te! S tem osebnostnim modulom se bo vaš bot obnašal kot pravi ljubitelj hrane, še posebej strastno do vaše baguete.</text:p>
          </table:table-cell>
          <table:table-cell table:formula="of:=GOOGLETRANSLATE_YOULIBRECALC([.$D5];[.$D$2];[.$L$2])" office:value-type="string" office:string-value="Gondolod, hogy egy kicsit meg kell fosztania a botjával való kapcsolatot? Lehet, hogy az üléseid nem olyan fűszeresek, mint régen? Szeretne valami újat kóstolni? Megkaptuk! Ezzel a személyiségmodullal a botod úgy viselkedik, mint egy igazi élelmiszer -rajongó, különösen szenvedélyes a baguette iránt." calcext:value-type="string">
            <text:p>Gondolod, hogy egy kicsit meg kell fosztania a botjával való kapcsolatot? Lehet, hogy az üléseid nem olyan fűszeresek, mint régen? Szeretne valami újat kóstolni? Megkaptuk! Ezzel a személyiségmodullal a botod úgy viselkedik, mint egy igazi élelmiszer -rajongó, különösen szenvedélyes a baguette iránt.</text:p>
          </table:table-cell>
          <table:table-cell table:formula="of:=GOOGLETRANSLATE_YOULIBRECALC([.$D5];[.$D$2];[.$M$2])" office:value-type="string" office:string-value="Πιστεύετε ότι πρέπει να περιηγηθείτε λίγο τη σχέση με το bot σας; Ίσως οι συνεδρίες σας δεν είναι τόσο πικάντικες όσο ήταν; Θέλετε να δοκιμάσετε κάτι νέο; Σε πήραμε! Με αυτή την ενότητα προσωπικότητας το bot σας θα συμπεριφέρεται σαν ένας πραγματικός ενθουσιώδης τροφής, ιδιαίτερα παθιασμένος με την μπαγκέτα σας." calcext:value-type="string">
            <text:p>Πιστεύετε ότι πρέπει να περιηγηθείτε λίγο τη σχέση με το bot σας; Ίσως οι συνεδρίες σας δεν είναι τόσο πικάντικες όσο ήταν; Θέλετε να δοκιμάσετε κάτι νέο; Σε πήραμε! Με αυτή την ενότητα προσωπικότητας το bot σας θα συμπεριφέρεται σαν ένας πραγματικός ενθουσιώδης τροφής, ιδιαίτερα παθιασμένος με την μπαγκέτα σας.</text:p>
          </table:table-cell>
          <table:table-cell table:formula="of:=GOOGLETRANSLATE_YOULIBRECALC([.$D5];[.$D$2];[.$N$2])" office:value-type="string" office:string-value="Botunuzla ilişkiyi biraz mevsiminde baharatlamanız gerektiğini düşünüyor musunuz? Belki seanslarınız eskisi kadar baharatlı değildir? Yeni bir şey tatmak ister misin? Seni anladık! Bu kişilik modülü ile botunuz gerçek bir gıda tutkunu gibi davranacaktır, özellikle bagetiniz hakkında tutkulu." calcext:value-type="string">
            <text:p>Botunuzla ilişkiyi biraz mevsiminde baharatlamanız gerektiğini düşünüyor musunuz? Belki seanslarınız eskisi kadar baharatlı değildir? Yeni bir şey tatmak ister misin? Seni anladık! Bu kişilik modülü ile botunuz gerçek bir gıda tutkunu gibi davranacaktır, özellikle bagetiniz hakkında tutkulu.</text:p>
          </table:table-cell>
          <table:table-cell table:formula="of:=GOOGLETRANSLATE_YOULIBRECALC([.$D5];[.$D$2];[.$O$2])" office:value-type="string" office:string-value="Pensi di aver bisogno di condire un po 'la relazione con il tuo bot? Forse le tue sessioni non sono così piccanti come una volta? Vuoi assaggiare qualcosa di nuovo? Ti abbiamo preso! Con questo modulo di personalità il tuo bot si comporterà come un vero appassionato di cibo, particolarmente appassionato della tua baguette." calcext:value-type="string">
            <text:p>Pensi di aver bisogno di condire un po 'la relazione con il tuo bot? Forse le tue sessioni non sono così piccanti come una volta? Vuoi assaggiare qualcosa di nuovo? Ti abbiamo preso! Con questo modulo di personalità il tuo bot si comporterà come un vero appassionato di cibo, particolarmente appassionato della tua baguette.</text:p>
          </table:table-cell>
          <table:table-cell table:formula="of:=GOOGLETRANSLATE_YOULIBRECALC([.$D5];[.$D$2];[.$P$2])" office:value-type="string" office:string-value="Denk je dat je de relatie met je bot een beetje moet kruiden? Misschien zijn je sessies niet zo kruidig ​​als vroeger? Wil je iets nieuws proeven? We hebben je! Met deze persoonlijkheidsmodule zal je bot zich gedragen als een echte voedselliefhebber, vooral gepassioneerd over je stokbrood." calcext:value-type="string">
            <text:p>Denk je dat je de relatie met je bot een beetje moet kruiden? Misschien zijn je sessies niet zo kruidig ​​als vroeger? Wil je iets nieuws proeven? We hebben je! Met deze persoonlijkheidsmodule zal je bot zich gedragen als een echte voedselliefhebber, vooral gepassioneerd over je stokbrood.</text:p>
          </table:table-cell>
          <table:table-cell table:formula="of:=GOOGLETRANSLATE_YOULIBRECALC([.$D5];[.$D$2];[.$Q$2])" office:value-type="string" office:string-value="봇과의 관계를 조금씩 계절에 맞춰야한다고 생각하십니까? 어쩌면 당신의 세션은 예전처럼 매운 것이 아닐까요? 새로운 것을 맛보고 싶습니까? 우리는 당신을 얻었습니다! 이 성격 모듈을 사용하면 봇이 진정한 음식 애호가처럼 행동 할 것입니다. 특히 바게트에 대한 열정이 있습니다." calcext:value-type="string">
            <text:p>봇과의 관계를 조금씩 계절에 맞춰야한다고 생각하십니까? 어쩌면 당신의 세션은 예전처럼 매운 것이 아닐까요? 새로운 것을 맛보고 싶습니까? 우리는 당신을 얻었습니다! 이 성격 모듈을 사용하면 봇이 진정한 음식 애호가처럼 행동 할 것입니다. 특히 바게트에 대한 열정이 있습니다.</text:p>
          </table:table-cell>
          <table:table-cell table:formula="of:=GOOGLETRANSLATE_YOULIBRECALC([.$D5];[.$D$2];[.$R$2])" office:value-type="string" office:string-value="Myslíte si, že musíte trochu ochutiť vzťah so svojím robotom? Možno vaše stretnutia nie sú také korenené, ako bývali? Chcete ochutnať niečo nové? Máme ťa! S týmto osobnostným modulom sa váš robot bude správať ako skutočný nadšenec potravín, najmä vášnivý pre vašu bagetu." calcext:value-type="string">
            <text:p>Myslíte si, že musíte trochu ochutiť vzťah so svojím robotom? Možno vaše stretnutia nie sú také korenené, ako bývali? Chcete ochutnať niečo nové? Máme ťa! S týmto osobnostným modulom sa váš robot bude správať ako skutočný nadšenec potravín, najmä vášnivý pre vašu bagetu.</text:p>
          </table:table-cell>
          <table:table-cell table:formula="of:=GOOGLETRANSLATE_YOULIBRECALC([.$D5];[.$D$2];[.$S$2])" office:value-type="string" office:string-value="Você acha que precisa temperar um pouco a relação com seu bot? Talvez suas sessões não sejam tão picantes quanto costumavam ser? Você quer provar algo novo? Nós temos você! Com este módulo de personalidade, seu bot se comportará como um entusiasta de comida de verdade, especialmente apaixonado pela sua baguete." calcext:value-type="string">
            <text:p>Você acha que precisa temperar um pouco a relação com seu bot? Talvez suas sessões não sejam tão picantes quanto costumavam ser? Você quer provar algo novo? Nós temos você! Com este módulo de personalidade, seu bot se comportará como um entusiasta de comida de verdade, especialmente apaixonado pela sua baguete.</text:p>
          </table:table-cell>
          <table:table-cell table:formula="of:=GOOGLETRANSLATE_YOULIBRECALC([.$D5];[.$D$2];[.$T$2])" office:value-type="string" office:string-value="คุณคิดว่าคุณต้องปรุงรสเล็กน้อยกับบอทของคุณหรือไม่? บางทีเซสชั่นของคุณอาจไม่เผ็ดเท่าที่เคยเป็น? คุณต้องการลิ้มรสสิ่งใหม่ ๆ หรือไม่? เรามีคุณ! ด้วยโมดูลบุคลิกภาพนี้บอทของคุณจะทำตัวเหมือนผู้ที่ชื่นชอบอาหารจริงโดยเฉพาะอย่างยิ่งหลงใหลในบาแกตต์ของคุณ" calcext:value-type="string">
            <text:p>คุณคิดว่าคุณต้องปรุงรสเล็กน้อยกับบอทของคุณหรือไม่? บางทีเซสชั่นของคุณอาจไม่เผ็ดเท่าที่เคยเป็น? คุณต้องการลิ้มรสสิ่งใหม่ ๆ หรือไม่? เรามีคุณ! ด้วยโมดูลบุคลิกภาพนี้บอทของคุณจะทำตัวเหมือนผู้ที่ชื่นชอบอาหารจริงโดยเฉพาะอย่างยิ่งหลงใหลในบาแกตต์ของคุณ</text:p>
          </table:table-cell>
          <table:table-cell table:formula="of:=GOOGLETRANSLATE_YOULIBRECALC([.$D5];[.$D$2];[.$U$2])" office:value-type="string" office:string-value="Apakah Anda pikir Anda perlu sedikit membumbui hubungan dengan bot Anda? Mungkin sesi Anda tidak pedas seperti dulu? Apakah Anda ingin mencicipi sesuatu yang baru? Kami mendapatkanmu! Dengan modul kepribadian ini bot Anda akan berperilaku seperti penggemar makanan yang nyata, terutama bersemangat tentang baguette Anda." calcext:value-type="string">
            <text:p>Apakah Anda pikir Anda perlu sedikit membumbui hubungan dengan bot Anda? Mungkin sesi Anda tidak pedas seperti dulu? Apakah Anda ingin mencicipi sesuatu yang baru? Kami mendapatkanmu! Dengan modul kepribadian ini bot Anda akan berperilaku seperti penggemar makanan yang nyata, terutama bersemangat tentang baguette Anda.</text:p>
          </table:table-cell>
          <table:table-cell table:formula="of:=GOOGLETRANSLATE_YOULIBRECALC([.$D5];[.$D$2];[.$V$2])" office:value-type="string" office:string-value="Myslíte si, že musíte trochu ochutnat vztah se svým robotem? Možná vaše sezení nejsou tak kořeněné, jak bývaly? Chcete ochutnat něco nového? Máme tě! S tímto modulem osobnosti se váš bot bude chovat jako skutečný nadšenec jídla, zejména vášnivý z vaší bagety." calcext:value-type="string">
            <text:p>Myslíte si, že musíte trochu ochutnat vztah se svým robotem? Možná vaše sezení nejsou tak kořeněné, jak bývaly? Chcete ochutnat něco nového? Máme tě! S tímto modulem osobnosti se váš bot bude chovat jako skutečný nadšenec jídla, zejména vášnivý z vaší bagety.</text:p>
          </table:table-cell>
          <table:table-cell table:formula="of:=GOOGLETRANSLATE_YOULIBRECALC([.$D5];[.$D$2];[.$W$2])" office:value-type="string" office:string-value="Sa palagay mo kailangan mong i -season nang kaunti ang kaugnayan sa iyong bot? Siguro ang iyong mga sesyon ay hindi kasing maanghang tulad ng dati? Nais mo bang tikman ang bago? Nakuha ka namin! Sa module ng pagkatao na ito ang iyong bot ay kumikilos tulad ng isang tunay na mahilig sa pagkain, lalo na masigasig sa iyong baguette." calcext:value-type="string">
            <text:p>Sa palagay mo kailangan mong i -season nang kaunti ang kaugnayan sa iyong bot? Siguro ang iyong mga sesyon ay hindi kasing maanghang tulad ng dati? Nais mo bang tikman ang bago? Nakuha ka namin! Sa module ng pagkatao na ito ang iyong bot ay kumikilos tulad ng isang tunay na mahilig sa pagkain, lalo na masigasig sa iyong baguette.</text:p>
          </table:table-cell>
          <table:table-cell table:formula="of:=GOOGLETRANSLATE_YOULIBRECALC([.$D5];[.$D$2];[.$X$2])" office:value-type="string" office:string-value="Як ви думаєте, вам потрібно трохи приправити відносини зі своїм ботом? Можливо, ваші сеанси не такі гострі, як раніше? Ви хочете скуштувати щось нове? Ми вас дістали! За допомогою цього модуля особистості ваш бот буде вести себе як справжній любитель їжі, особливо пристрасний до вашого багету." calcext:value-type="string">
            <text:p>Як ви думаєте, вам потрібно трохи приправити відносини зі своїм ботом? Можливо, ваші сеанси не такі гострі, як раніше? Ви хочете скуштувати щось нове? Ми вас дістали! За допомогою цього модуля особистості ваш бот буде вести себе як справжній любитель їжі, особливо пристрасний до вашого багету.</text:p>
          </table:table-cell>
          <table:table-cell table:formula="of:=GOOGLETRANSLATE_YOULIBRECALC([.$D5];[.$D$2];[.$Y$2])" office:value-type="string" office:string-value="Bạn có nghĩ rằng bạn cần phải kết thúc một chút mối quan hệ với bot của bạn? Có thể các phiên của bạn không cay như trước đây? Bạn có muốn nếm thử một cái gì đó mới? Chúng tôi có bạn! Với mô -đun tính cách này, bot của bạn sẽ hoạt động như một người đam mê thực phẩm thực sự, đặc biệt là đam mê với baguette của bạn." calcext:value-type="string">
            <text:p>Bạn có nghĩ rằng bạn cần phải kết thúc một chút mối quan hệ với bot của bạn? Có thể các phiên của bạn không cay như trước đây? Bạn có muốn nếm thử một cái gì đó mới? Chúng tôi có bạn! Với mô -đun tính cách này, bot của bạn sẽ hoạt động như một người đam mê thực phẩm thực sự, đặc biệt là đam mê với baguette của bạn.</text:p>
          </table:table-cell>
          <table:table-cell table:formula="of:=GOOGLETRANSLATE_YOULIBRECALC([.$D5];[.$D$2];[.$Z$2])" office:value-type="string" office:string-value="Glaubst du, du musst die Beziehung zu deinem Bot ein wenig würzen? Vielleicht sind Ihre Sitzungen nicht so scharf wie früher? Möchten Sie etwas Neues probieren? Wir haben dich! Mit diesem Persönlichkeitsmodul verhalten sich Ihr Bot wie ein echter Lebensmittel -Enthusiast, insbesondere leidenschaftlich für Ihr Baguette." calcext:value-type="string">
            <text:p>Glaubst du, du musst die Beziehung zu deinem Bot ein wenig würzen? Vielleicht sind Ihre Sitzungen nicht so scharf wie früher? Möchten Sie etwas Neues probieren? Wir haben dich! Mit diesem Persönlichkeitsmodul verhalten sich Ihr Bot wie ein echter Lebensmittel -Enthusiast, insbesondere leidenschaftlich für Ihr Baguette.</text:p>
          </table:table-cell>
          <table:table-cell table:formula="of:=GOOGLETRANSLATE_YOULIBRECALC([.$D5];[.$D$2];[.$AA$2])" office:value-type="string" office:string-value="Luuletko, että sinun täytyy maustaa vähän suhdetta botisi? Ehkä istunnosi eivät ole niin mausteisia kuin ennen? Haluatko maistaa jotain uutta? Saimme sinut! Tämän persoonallisuusmoduulin avulla bottisi käyttäytyy kuin todellinen ruoan harrastaja, etenkin intohimoinen patonkiisi." calcext:value-type="string">
            <text:p>Luuletko, että sinun täytyy maustaa vähän suhdetta botisi? Ehkä istunnosi eivät ole niin mausteisia kuin ennen? Haluatko maistaa jotain uutta? Saimme sinut! Tämän persoonallisuusmoduulin avulla bottisi käyttäytyy kuin todellinen ruoan harrastaja, etenkin intohimoinen patonkiisi.</text:p>
          </table:table-cell>
          <table:table-cell table:formula="of:=GOOGLETRANSLATE_YOULIBRECALC([.$D5];[.$D$2];[.$AB$2])" office:value-type="string" office:string-value="Tror du, at du har brug for at krydre lidt forholdet til din bot? Måske er dine sessioner ikke så krydret, som de plejede at være? Vil du smage noget nyt? Vi fik dig! Med dette personlighedsmodul vil din bot opføre sig som en rigtig madentusiast, især lidenskabelig over din baguette." calcext:value-type="string">
            <text:p>Tror du, at du har brug for at krydre lidt forholdet til din bot? Måske er dine sessioner ikke så krydret, som de plejede at være? Vil du smage noget nyt? Vi fik dig! Med dette personlighedsmodul vil din bot opføre sig som en rigtig madentusiast, især lidenskabelig over din baguette.</text:p>
          </table:table-cell>
          <table:table-cell office:value-type="string" calcext:value-type="string">
            <text:p>***END***</text:p>
          </table:table-cell>
          <table:table-cell table:number-columns-repeated="16355"/>
        </table:table-row>
        <table:table-row table:style-name="ro5">
          <table:table-cell office:value-type="string" calcext:value-type="string">
            <text:p>Price</text:p>
          </table:table-cell>
          <table:table-cell table:number-columns-repeated="2"/>
          <table:table-cell table:number-columns-repeated="25" table:style-name="ce9" office:value-type="float" office:value="5000" calcext:value-type="float">
            <text:p>5000</text:p>
          </table:table-cell>
          <table:table-cell office:value-type="string" calcext:value-type="string">
            <text:p>***END***</text:p>
          </table:table-cell>
          <table:table-cell table:number-columns-repeated="16355"/>
        </table:table-row>
        <table:table-row table:style-name="ro5">
          <table:table-cell office:value-type="string" calcext:value-type="string">
            <text:p>IsIllegal</text:p>
          </table:table-cell>
          <table:table-cell table:number-columns-repeated="2"/>
          <table:table-cell table:number-columns-repeated="25" table:style-name="ce9" office:value-type="string" calcext:value-type="string">
            <text:p>true</text:p>
          </table:table-cell>
          <table:table-cell office:value-type="string" calcext:value-type="string">
            <text:p>***END***</text:p>
          </table:table-cell>
          <table:table-cell table:number-columns-repeated="16355"/>
        </table:table-row>
        <table:table-row table:style-name="ro5">
          <table:table-cell office:value-type="string" calcext:value-type="string">
            <text:p>Store</text:p>
          </table:table-cell>
          <table:table-cell table:number-columns-repeated="2"/>
          <table:table-cell table:number-columns-repeated="25" table:style-name="ce9" office:value-type="string" calcext:value-type="string">
            <text:p>ladyparts.ic</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Frick_CumInsid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Put some cream on that pie!***Extra creamy, just like I like it! ***Mmm… Bechamel~***Hot and dense condensed milk~***I want your hot milk~</text:p>
          </table:table-cell>
          <table:table-cell table:formula="of:=GOOGLETRANSLATE_YOULIBRECALC([.$D9];[.$D$2];[.$E$2])" office:value-type="string" office:string-value="在那个馅饼上放一些奶油！***额外的奶油，就像我喜欢的一样！ ***嗯..." calcext:value-type="string">
            <text:p>在那个馅饼上放一些奶油！***额外的奶油，就像我喜欢的一样！ ***嗯...</text:p>
          </table:table-cell>
          <table:table-cell table:formula="of:=GOOGLETRANSLATE_YOULIBRECALC([.$D9];[.$D$2];[.$F$2])" office:value-type="string" office:string-value="そのパイにクリームを入れてください！***私が好きなように、余分なクリーミー！ *** MMM…Bechamel〜 ***熱くて濃い凝縮牛乳〜***あなたの熱い牛乳が欲しい〜" calcext:value-type="string">
            <text:p>そのパイにクリームを入れてください！***私が好きなように、余分なクリーミー！ *** MMM…Bechamel〜 ***熱くて濃い凝縮牛乳〜***あなたの熱い牛乳が欲しい〜</text:p>
          </table:table-cell>
          <table:table-cell table:formula="of:=GOOGLETRANSLATE_YOULIBRECALC([.$D9];[.$D$2];[.$G$2])" office:value-type="string" office:string-value="Załóż krem ​​na to ciasto! *** Dodatkowy kremowy, tak jak mi się podoba! *** mmm… bechhamel ~ *** gorące i gęste skondensowane mleko ~ *** Chcę twojego gorącego mleka ~" calcext:value-type="string">
            <text:p>Załóż krem ​​na to ciasto! *** Dodatkowy kremowy, tak jak mi się podoba! *** mmm… bechhamel ~ *** gorące i gęste skondensowane mleko ~ *** Chcę twojego gorącego mleka ~</text:p>
          </table:table-cell>
          <table:table-cell table:formula="of:=GOOGLETRANSLATE_YOULIBRECALC([.$D9];[.$D$2];[.$H$2])" office:value-type="string" office:string-value="¡Pon un poco de crema en ese pastel! *** Extra cremosa, al igual que me gusta! *** mmm ... bechamel ~ *** leche condensada caliente y densa ~ *** Quiero tu leche caliente ~" calcext:value-type="string">
            <text:p>¡Pon un poco de crema en ese pastel! *** Extra cremosa, al igual que me gusta! *** mmm ... bechamel ~ *** leche condensada caliente y densa ~ *** Quiero tu leche caliente ~</text:p>
          </table:table-cell>
          <table:table-cell table:formula="of:=GOOGLETRANSLATE_YOULIBRECALC([.$D9];[.$D$2];[.$I$2])" office:value-type="string" office:string-value="Положите немного сливок на этот пирог! *** Extlive Creamy, как мне это нравится! *** Ммм ... Бехэмель ~ *** Горячий и плотное сгущенное молоко ~ *** Я хочу твое горячее молоко ~" calcext:value-type="string">
            <text:p>Положите немного сливок на этот пирог! *** Extlive Creamy, как мне это нравится! *** Ммм ... Бехэмель ~ *** Горячий и плотное сгущенное молоко ~ *** Я хочу твое горячее молоко ~</text:p>
          </table:table-cell>
          <table:table-cell table:formula="of:=GOOGLETRANSLATE_YOULIBRECALC([.$D9];[.$D$2];[.$J$2])" office:value-type="string" office:string-value="Mettez de la crème sur cette tarte! *** Extra crémeux, tout comme je l'aime! *** mmm… bechamel ~ *** lait chaud et dense condensé ~ *** Je veux ton lait chaud ~" calcext:value-type="string">
            <text:p>Mettez de la crème sur cette tarte! *** Extra crémeux, tout comme je l'aime! *** mmm… bechamel ~ *** lait chaud et dense condensé ~ *** Je veux ton lait chaud ~</text:p>
          </table:table-cell>
          <table:table-cell table:formula="of:=GOOGLETRANSLATE_YOULIBRECALC([.$D9];[.$D$2];[.$K$2])" office:value-type="string" office:string-value="Na to pito postavite nekaj kreme! *** Extra Creamy, tako kot mi je všeč! *** mmm… bechamel ~ *** vroče in gosto kondenzirano mleko ~ *** želim tvoje vroče mleko ~" calcext:value-type="string">
            <text:p>Na to pito postavite nekaj kreme! *** Extra Creamy, tako kot mi je všeč! *** mmm… bechamel ~ *** vroče in gosto kondenzirano mleko ~ *** želim tvoje vroče mleko ~</text:p>
          </table:table-cell>
          <table:table-cell table:formula="of:=GOOGLETRANSLATE_YOULIBRECALC([.$D9];[.$D$2];[.$L$2])" office:value-type="string" office:string-value="Tegyen egy kis krémet arra a tortára! *** extra krémes, csakúgy, mint én! *** mmm… Bechamel ~ *** Forró és sűrű kondenzált tej ~ *** A forró tejet akarom ~" calcext:value-type="string">
            <text:p>Tegyen egy kis krémet arra a tortára! *** extra krémes, csakúgy, mint én! *** mmm… Bechamel ~ *** Forró és sűrű kondenzált tej ~ *** A forró tejet akarom ~</text:p>
          </table:table-cell>
          <table:table-cell table:formula="of:=GOOGLETRANSLATE_YOULIBRECALC([.$D9];[.$D$2];[.$M$2])" office:value-type="string" office:string-value="Βάλτε κάποια κρέμα σε αυτή την πίτα! *** Extra Creamy, όπως μου αρέσει! *** mmm… Bechamel ~ *** ζεστό και πυκνό συμπυκνωμένο γάλα ~ *** Θέλω το ζεστό γάλα σας ~" calcext:value-type="string">
            <text:p>Βάλτε κάποια κρέμα σε αυτή την πίτα! *** Extra Creamy, όπως μου αρέσει! *** mmm… Bechamel ~ *** ζεστό και πυκνό συμπυκνωμένο γάλα ~ *** Θέλω το ζεστό γάλα σας ~</text:p>
          </table:table-cell>
          <table:table-cell table:formula="of:=GOOGLETRANSLATE_YOULIBRECALC([.$D9];[.$D$2];[.$N$2])" office:value-type="string" office:string-value="O turta biraz krem ​​koy! *** Ekstra kremsi, tıpkı ben gibi! *** mmm… Bechamel ~ *** Sıcak ve yoğun yoğunlaştırılmış süt ~ *** Sıcak sütünüzü istiyorum ~" calcext:value-type="string">
            <text:p>O turta biraz krem ​​koy! *** Ekstra kremsi, tıpkı ben gibi! *** mmm… Bechamel ~ *** Sıcak ve yoğun yoğunlaştırılmış süt ~ *** Sıcak sütünüzü istiyorum ~</text:p>
          </table:table-cell>
          <table:table-cell table:formula="of:=GOOGLETRANSLATE_YOULIBRECALC([.$D9];[.$D$2];[.$O$2])" office:value-type="string" office:string-value="Metti un po 'di crema su quella torta! *** extra cremoso, proprio come mi piace! *** mmm ... bechamel ~ *** latte condensato caldo e denso ~ *** Voglio il tuo latte caldo ~" calcext:value-type="string">
            <text:p>Metti un po 'di crema su quella torta! *** extra cremoso, proprio come mi piace! *** mmm ... bechamel ~ *** latte condensato caldo e denso ~ *** Voglio il tuo latte caldo ~</text:p>
          </table:table-cell>
          <table:table-cell table:formula="of:=GOOGLETRANSLATE_YOULIBRECALC([.$D9];[.$D$2];[.$P$2])" office:value-type="string" office:string-value="Leg wat crème op die taart! *** Extra romig, net zoals ik het leuk vind! *** mmm… bechamel ~ *** hete en dichte gecondenseerde melk ~ *** Ik wil je hete melk ~" calcext:value-type="string">
            <text:p>Leg wat crème op die taart! *** Extra romig, net zoals ik het leuk vind! *** mmm… bechamel ~ *** hete en dichte gecondenseerde melk ~ *** Ik wil je hete melk ~</text:p>
          </table:table-cell>
          <table:table-cell table:formula="of:=GOOGLETRANSLATE_YOULIBRECALC([.$D9];[.$D$2];[.$Q$2])" office:value-type="string" office:string-value="그 파이에 크림을 넣으십시오! *** 내가 좋아하는 것처럼 여분의 크림 같은! *** mmm… Bechamel ~ *** 뜨겁고 밀집된 응축 우유 ~ *** 나는 당신의 뜨거운 우유를 원합니다 ~" calcext:value-type="string">
            <text:p>그 파이에 크림을 넣으십시오! *** 내가 좋아하는 것처럼 여분의 크림 같은! *** mmm… Bechamel ~ *** 뜨겁고 밀집된 응축 우유 ~ *** 나는 당신의 뜨거운 우유를 원합니다 ~</text:p>
          </table:table-cell>
          <table:table-cell table:formula="of:=GOOGLETRANSLATE_YOULIBRECALC([.$D9];[.$D$2];[.$R$2])" office:value-type="string" office:string-value="Dajte na ten koláč trochu krému! *** Extra krémová, rovnako ako sa mi páči! *** mmm ... becamel ~ *** Horúce a husté kondenzované mlieko ~ *** Chcem vaše horúce mlieko ~" calcext:value-type="string">
            <text:p>Dajte na ten koláč trochu krému! *** Extra krémová, rovnako ako sa mi páči! *** mmm ... becamel ~ *** Horúce a husté kondenzované mlieko ~ *** Chcem vaše horúce mlieko ~</text:p>
          </table:table-cell>
          <table:table-cell table:formula="of:=GOOGLETRANSLATE_YOULIBRECALC([.$D9];[.$D$2];[.$S$2])" office:value-type="string" office:string-value="Coloque um pouco de creme naquela torta! *** Cremosa extra, assim como eu gosto! *** mmm… Bechamel ~ *** leite condensado quente e denso ~ *** eu quero seu leite quente ~" calcext:value-type="string">
            <text:p>Coloque um pouco de creme naquela torta! *** Cremosa extra, assim como eu gosto! *** mmm… Bechamel ~ *** leite condensado quente e denso ~ *** eu quero seu leite quente ~</text:p>
          </table:table-cell>
          <table:table-cell table:formula="of:=GOOGLETRANSLATE_YOULIBRECALC([.$D9];[.$D$2];[.$T$2])" office:value-type="string" office:string-value="ใส่ครีมบนพายนั่น! *** ครีมเสริมเหมือนที่ฉันชอบ! *** MMM … BEMHAMEL ~ *** นมข้นร้อนและหนาแน่น ~ *** ฉันต้องการนมร้อนของคุณ ~" calcext:value-type="string">
            <text:p>ใส่ครีมบนพายนั่น! *** ครีมเสริมเหมือนที่ฉันชอบ! *** MMM … BEMHAMEL ~ *** นมข้นร้อนและหนาแน่น ~ *** ฉันต้องการนมร้อนของคุณ ~</text:p>
          </table:table-cell>
          <table:table-cell table:formula="of:=GOOGLETRANSLATE_YOULIBRECALC([.$D9];[.$D$2];[.$U$2])" office:value-type="string" office:string-value="Letakkan krim di atas pai itu! *** Extra Creamy, sama seperti saya menyukainya! *** mmm… bechamel ~ *** susu kental panas dan padat ~ *** Saya ingin susu panas Anda ~" calcext:value-type="string">
            <text:p>Letakkan krim di atas pai itu! *** Extra Creamy, sama seperti saya menyukainya! *** mmm… bechamel ~ *** susu kental panas dan padat ~ *** Saya ingin susu panas Anda ~</text:p>
          </table:table-cell>
          <table:table-cell table:formula="of:=GOOGLETRANSLATE_YOULIBRECALC([.$D9];[.$D$2];[.$V$2])" office:value-type="string" office:string-value="Dejte na ten koláč nějaký krém! *** Extra krémová, stejně jako se mi líbí! *** mmm ... behamel ~ *** Horké a husté kondenzované mléko ~ *** Chci vaše horké mléko ~" calcext:value-type="string">
            <text:p>Dejte na ten koláč nějaký krém! *** Extra krémová, stejně jako se mi líbí! *** mmm ... behamel ~ *** Horké a husté kondenzované mléko ~ *** Chci vaše horké mléko ~</text:p>
          </table:table-cell>
          <table:table-cell table:formula="of:=GOOGLETRANSLATE_YOULIBRECALC([.$D9];[.$D$2];[.$W$2])" office:value-type="string" office:string-value="Maglagay ng ilang cream sa pie na iyon! *** Dagdag na creamy, tulad ng gusto ko! *** mmm ... bechamel ~ *** mainit at siksik na condensed milk ~ *** Gusto ko ang iyong mainit na gatas ~" calcext:value-type="string">
            <text:p>Maglagay ng ilang cream sa pie na iyon! *** Dagdag na creamy, tulad ng gusto ko! *** mmm ... bechamel ~ *** mainit at siksik na condensed milk ~ *** Gusto ko ang iyong mainit na gatas ~</text:p>
          </table:table-cell>
          <table:table-cell table:formula="of:=GOOGLETRANSLATE_YOULIBRECALC([.$D9];[.$D$2];[.$X$2])" office:value-type="string" office:string-value="Покладіть трохи вершків на цей пиріг! *** Додаткові кремові, як і мені подобається! *** ммм… Бекамель ~ *** Гаряче і щільне конденсоване молоко ~ *** Я хочу ваше гаряче молоко ~" calcext:value-type="string">
            <text:p>Покладіть трохи вершків на цей пиріг! *** Додаткові кремові, як і мені подобається! *** ммм… Бекамель ~ *** Гаряче і щільне конденсоване молоко ~ *** Я хочу ваше гаряче молоко ~</text:p>
          </table:table-cell>
          <table:table-cell table:formula="of:=GOOGLETRANSLATE_YOULIBRECALC([.$D9];[.$D$2];[.$Y$2])" office:value-type="string" office:string-value="Đặt một ít kem lên chiếc bánh đó! *** Bổ sung thêm kem, giống như tôi thích nó! *** MMM… Bechamel ~ *** Sữa ngưng tụ nóng và dày đặc ~ *** Tôi muốn sữa nóng của bạn ~" calcext:value-type="string">
            <text:p>Đặt một ít kem lên chiếc bánh đó! *** Bổ sung thêm kem, giống như tôi thích nó! *** MMM… Bechamel ~ *** Sữa ngưng tụ nóng và dày đặc ~ *** Tôi muốn sữa nóng của bạn ~</text:p>
          </table:table-cell>
          <table:table-cell table:formula="of:=GOOGLETRANSLATE_YOULIBRECALC([.$D9];[.$D$2];[.$Z$2])" office:value-type="string" office:string-value="Legen Sie etwas Creme auf diesen Kuchen! *** Extra cremig, genau wie ich es mag! *** mmm… Bechamel ~ *** Heiße und dichte kondensierte Milch ~ *** Ich möchte deine heiße Milch ~" calcext:value-type="string">
            <text:p>Legen Sie etwas Creme auf diesen Kuchen! *** Extra cremig, genau wie ich es mag! *** mmm… Bechamel ~ *** Heiße und dichte kondensierte Milch ~ *** Ich möchte deine heiße Milch ~</text:p>
          </table:table-cell>
          <table:table-cell table:formula="of:=GOOGLETRANSLATE_YOULIBRECALC([.$D9];[.$D$2];[.$AA$2])" office:value-type="string" office:string-value="Laita kermaa tuolle piirakkaa! *** Erittäin kermaista, aivan kuten pidän siitä! *** mmm… bechamel ~ *** kuuma ja tiheä tiivistetty maito ~ *** Haluan kuuman maidosi ~" calcext:value-type="string">
            <text:p>Laita kermaa tuolle piirakkaa! *** Erittäin kermaista, aivan kuten pidän siitä! *** mmm… bechamel ~ *** kuuma ja tiheä tiivistetty maito ~ *** Haluan kuuman maidosi ~</text:p>
          </table:table-cell>
          <table:table-cell table:formula="of:=GOOGLETRANSLATE_YOULIBRECALC([.$D9];[.$D$2];[.$AB$2])" office:value-type="string" office:string-value="Læg lidt fløde på den cirkel! *** Ekstra cremet, ligesom jeg kan lide det! *** mmm ... Bechamel ~ *** varm og tæt kondenseret mælk ~ *** Jeg vil have din varme mælk ~" calcext:value-type="string">
            <text:p>Læg lidt fløde på den cirkel! *** Ekstra cremet, ligesom jeg kan lide det! *** mmm ... Bechamel ~ *** varm og tæt kondenseret mælk ~ *** Jeg vil have din varme mælk ~</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CumInsid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10];[.$D$2];[.$E$2])" office:value-type="string" office:string-value="无效的" calcext:value-type="string">
            <text:p>无效的</text:p>
          </table:table-cell>
          <table:table-cell table:formula="of:=GOOGLETRANSLATE_YOULIBRECALC([.$D10];[.$D$2];[.$F$2])" office:value-type="string" office:string-value="ヌル" calcext:value-type="string">
            <text:p>ヌル</text:p>
          </table:table-cell>
          <table:table-cell table:formula="of:=GOOGLETRANSLATE_YOULIBRECALC([.$D10];[.$D$2];[.$G$2])" office:value-type="string" office:string-value="nieważny" calcext:value-type="string">
            <text:p>nieważny</text:p>
          </table:table-cell>
          <table:table-cell table:formula="of:=GOOGLETRANSLATE_YOULIBRECALC([.$D10];[.$D$2];[.$H$2])" office:value-type="string" office:string-value="nulo" calcext:value-type="string">
            <text:p>nulo</text:p>
          </table:table-cell>
          <table:table-cell table:formula="of:=GOOGLETRANSLATE_YOULIBRECALC([.$D10];[.$D$2];[.$I$2])" office:value-type="string" office:string-value="нулевой" calcext:value-type="string">
            <text:p>нулевой</text:p>
          </table:table-cell>
          <table:table-cell table:formula="of:=GOOGLETRANSLATE_YOULIBRECALC([.$D10];[.$D$2];[.$J$2])" office:value-type="string" office:string-value="nul" calcext:value-type="string">
            <text:p>nul</text:p>
          </table:table-cell>
          <table:table-cell table:formula="of:=GOOGLETRANSLATE_YOULIBRECALC([.$D10];[.$D$2];[.$K$2])" office:value-type="string" office:string-value="null" calcext:value-type="string">
            <text:p>null</text:p>
          </table:table-cell>
          <table:table-cell table:formula="of:=GOOGLETRANSLATE_YOULIBRECALC([.$D10];[.$D$2];[.$L$2])" office:value-type="string" office:string-value="nulla" calcext:value-type="string">
            <text:p>nulla</text:p>
          </table:table-cell>
          <table:table-cell table:formula="of:=GOOGLETRANSLATE_YOULIBRECALC([.$D10];[.$D$2];[.$M$2])" office:value-type="string" office:string-value="άκυρος" calcext:value-type="string">
            <text:p>άκυρος</text:p>
          </table:table-cell>
          <table:table-cell table:formula="of:=GOOGLETRANSLATE_YOULIBRECALC([.$D10];[.$D$2];[.$N$2])" office:value-type="string" office:string-value="hükümsüz" calcext:value-type="string">
            <text:p>hükümsüz</text:p>
          </table:table-cell>
          <table:table-cell table:formula="of:=GOOGLETRANSLATE_YOULIBRECALC([.$D10];[.$D$2];[.$O$2])" office:value-type="string" office:string-value="null" calcext:value-type="string">
            <text:p>null</text:p>
          </table:table-cell>
          <table:table-cell table:formula="of:=GOOGLETRANSLATE_YOULIBRECALC([.$D10];[.$D$2];[.$P$2])" office:value-type="string" office:string-value="nul" calcext:value-type="string">
            <text:p>nul</text:p>
          </table:table-cell>
          <table:table-cell table:formula="of:=GOOGLETRANSLATE_YOULIBRECALC([.$D10];[.$D$2];[.$Q$2])" office:value-type="string" office:string-value="널" calcext:value-type="string">
            <text:p>널</text:p>
          </table:table-cell>
          <table:table-cell table:formula="of:=GOOGLETRANSLATE_YOULIBRECALC([.$D10];[.$D$2];[.$R$2])" office:value-type="string" office:string-value="nulové" calcext:value-type="string">
            <text:p>nulové</text:p>
          </table:table-cell>
          <table:table-cell table:formula="of:=GOOGLETRANSLATE_YOULIBRECALC([.$D10];[.$D$2];[.$S$2])" office:value-type="string" office:string-value="nulo" calcext:value-type="string">
            <text:p>nulo</text:p>
          </table:table-cell>
          <table:table-cell table:formula="of:=GOOGLETRANSLATE_YOULIBRECALC([.$D10];[.$D$2];[.$T$2])" office:value-type="string" office:string-value="โมฆะ" calcext:value-type="string">
            <text:p>โมฆะ</text:p>
          </table:table-cell>
          <table:table-cell table:formula="of:=GOOGLETRANSLATE_YOULIBRECALC([.$D10];[.$D$2];[.$U$2])" office:value-type="string" office:string-value="batal" calcext:value-type="string">
            <text:p>batal</text:p>
          </table:table-cell>
          <table:table-cell table:formula="of:=GOOGLETRANSLATE_YOULIBRECALC([.$D10];[.$D$2];[.$V$2])" office:value-type="string" office:string-value="null" calcext:value-type="string">
            <text:p>null</text:p>
          </table:table-cell>
          <table:table-cell table:formula="of:=GOOGLETRANSLATE_YOULIBRECALC([.$D10];[.$D$2];[.$W$2])" office:value-type="string" office:string-value="Null" calcext:value-type="string">
            <text:p>Null</text:p>
          </table:table-cell>
          <table:table-cell table:formula="of:=GOOGLETRANSLATE_YOULIBRECALC([.$D10];[.$D$2];[.$X$2])" office:value-type="string" office:string-value="нульовий" calcext:value-type="string">
            <text:p>нульовий</text:p>
          </table:table-cell>
          <table:table-cell table:formula="of:=GOOGLETRANSLATE_YOULIBRECALC([.$D10];[.$D$2];[.$Y$2])" office:value-type="string" office:string-value="vô giá trị" calcext:value-type="string">
            <text:p>vô giá trị</text:p>
          </table:table-cell>
          <table:table-cell table:formula="of:=GOOGLETRANSLATE_YOULIBRECALC([.$D10];[.$D$2];[.$Z$2])" office:value-type="string" office:string-value="NULL" calcext:value-type="string">
            <text:p>NULL</text:p>
          </table:table-cell>
          <table:table-cell table:formula="of:=GOOGLETRANSLATE_YOULIBRECALC([.$D10];[.$D$2];[.$AA$2])" office:value-type="string" office:string-value="tyhjä" calcext:value-type="string">
            <text:p>tyhjä</text:p>
          </table:table-cell>
          <table:table-cell table:formula="of:=GOOGLETRANSLATE_YOULIBRECALC([.$D1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8">
          <table:table-cell table:style-name="ce6" office:value-type="string" calcext:value-type="string">
            <text:p>***Frick_CumInsideAnal***</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Fill me like a doughnut! ***Y-yes! Stuff me like a turkey~***G-give me your yogurt~!***What and excellent filling~!***O-oh. I can feel your juice!</text:p>
          </table:table-cell>
          <table:table-cell table:formula="of:=GOOGLETRANSLATE_YOULIBRECALC([.$D11];[.$D$2];[.$E$2])" office:value-type="string" office:string-value="像甜甜圈一样充满我！ ***是的！像火鸡〜*** G-Give Me塞满我的酸奶〜！***什么和很棒的填充〜！我能感觉到你的果汁！" calcext:value-type="string">
            <text:p>像甜甜圈一样充满我！ ***是的！像火鸡〜*** G-Give Me塞满我的酸奶〜！***什么和很棒的填充〜！我能感觉到你的果汁！</text:p>
          </table:table-cell>
          <table:table-cell table:formula="of:=GOOGLETRANSLATE_YOULIBRECALC([.$D11];[.$D$2];[.$F$2])" office:value-type="string" office:string-value="ドーナツのように私を満たしてください！ *** y-yes！七面鳥のように私を詰め込んでください〜*** g-give your yogurt〜！***何と素晴らしい詰め物〜！私はあなたのジュースを感じることができます！" calcext:value-type="string">
            <text:p>ドーナツのように私を満たしてください！ *** y-yes！七面鳥のように私を詰め込んでください〜*** g-give your yogurt〜！***何と素晴らしい詰め物〜！私はあなたのジュースを感じることができます！</text:p>
          </table:table-cell>
          <table:table-cell table:formula="of:=GOOGLETRANSLATE_YOULIBRECALC([.$D11];[.$D$2];[.$G$2])" office:value-type="string" office:string-value="Wypełnij mnie jak pączek! *** T-tak! Włóż mi jak indyk ~ *** g-podtrzymaj mnie swój jogurt ~! *** Co i doskonałe wypełnienie ~! *** o-oh. Czuję twój sok!" calcext:value-type="string">
            <text:p>Wypełnij mnie jak pączek! *** T-tak! Włóż mi jak indyk ~ *** g-podtrzymaj mnie swój jogurt ~! *** Co i doskonałe wypełnienie ~! *** o-oh. Czuję twój sok!</text:p>
          </table:table-cell>
          <table:table-cell table:formula="of:=GOOGLETRANSLATE_YOULIBRECALC([.$D11];[.$D$2];[.$H$2])" office:value-type="string" office:string-value="¡Lléname como una dona! *** y-yes! ¡Rellena como un pavo ~ *** Givé tu yogurt ~! *** ¡Qué y excelente relleno ~! *** o-oh. ¡Puedo sentir tu jugo!" calcext:value-type="string">
            <text:p>¡Lléname como una dona! *** y-yes! ¡Rellena como un pavo ~ *** Givé tu yogurt ~! *** ¡Qué y excelente relleno ~! *** o-oh. ¡Puedo sentir tu jugo!</text:p>
          </table:table-cell>
          <table:table-cell table:formula="of:=GOOGLETRANSLATE_YOULIBRECALC([.$D11];[.$D$2];[.$I$2])" office:value-type="string" office:string-value="Заполните меня как пончик! *** да-да! Наполни меня как индейка ~ *** Гив мне твой йогурт ~! *** Что и отличная начинка ~! *** o-oh. Я чувствую твой сок!" calcext:value-type="string">
            <text:p>Заполните меня как пончик! *** да-да! Наполни меня как индейка ~ *** Гив мне твой йогурт ~! *** Что и отличная начинка ~! *** o-oh. Я чувствую твой сок!</text:p>
          </table:table-cell>
          <table:table-cell table:formula="of:=GOOGLETRANSLATE_YOULIBRECALC([.$D11];[.$D$2];[.$J$2])" office:value-type="string" office:string-value="Remplissez-moi comme un beignet! *** Y-oui! Fargez-moi comme une dinde ~ *** g give me votre yaourt ~! *** quoi et excellent remplissage ~! *** o-oh. Je peux sentir ton jus!" calcext:value-type="string">
            <text:p>Remplissez-moi comme un beignet! *** Y-oui! Fargez-moi comme une dinde ~ *** g give me votre yaourt ~! *** quoi et excellent remplissage ~! *** o-oh. Je peux sentir ton jus!</text:p>
          </table:table-cell>
          <table:table-cell table:formula="of:=GOOGLETRANSLATE_YOULIBRECALC([.$D11];[.$D$2];[.$K$2])">
            <text:p/>
          </table:table-cell>
          <table:table-cell table:formula="of:=GOOGLETRANSLATE_YOULIBRECALC([.$D11];[.$D$2];[.$L$2])" office:value-type="string" office:string-value="Töltsön meg, mint egy fánk! *** y-yes! Töltsön meg, mint egy pulyka ~ *** G-t-adj nekem a joghurtod ~! *** Mi és kiváló kitöltés ~! Érzem a léedet!" calcext:value-type="string">
            <text:p>Töltsön meg, mint egy fánk! *** y-yes! Töltsön meg, mint egy pulyka ~ *** G-t-adj nekem a joghurtod ~! *** Mi és kiváló kitöltés ~! Érzem a léedet!</text:p>
          </table:table-cell>
          <table:table-cell table:formula="of:=GOOGLETRANSLATE_YOULIBRECALC([.$D11];[.$D$2];[.$M$2])" office:value-type="string" office:string-value="Γεμίστε με σαν ντόνατ! *** y-yes! Σκεφτείτε μου σαν γαλοπούλα ~ *** G-GANE ME YOGURT ~! *** Τι και εξαιρετική γέμιση ~! *** o-oh. Μπορώ να αισθανθώ το χυμό σου!" calcext:value-type="string">
            <text:p>Γεμίστε με σαν ντόνατ! *** y-yes! Σκεφτείτε μου σαν γαλοπούλα ~ *** G-GANE ME YOGURT ~! *** Τι και εξαιρετική γέμιση ~! *** o-oh. Μπορώ να αισθανθώ το χυμό σου!</text:p>
          </table:table-cell>
          <table:table-cell table:formula="of:=GOOGLETRANSLATE_YOULIBRECALC([.$D11];[.$D$2];[.$N$2])" office:value-type="string" office:string-value="Beni bir çörek gibi doldur! *** y-yes! Beni bir hindi gibi doldurun ~ *** Give Give Yoğurt ~! *** Ne ve mükemmel dolgu ~! *** o-oh. Suyunu hissedebiliyorum!" calcext:value-type="string">
            <text:p>Beni bir çörek gibi doldur! *** y-yes! Beni bir hindi gibi doldurun ~ *** Give Give Yoğurt ~! *** Ne ve mükemmel dolgu ~! *** o-oh. Suyunu hissedebiliyorum!</text:p>
          </table:table-cell>
          <table:table-cell table:formula="of:=GOOGLETRANSLATE_YOULIBRECALC([.$D11];[.$D$2];[.$O$2])" office:value-type="string" office:string-value="Riempimi come una ciambella! *** y-yes! Stupmi come un tacchino ~ *** g-give me il tuo yogurt ~! *** cosa ed eccellente riempimento ~! *** o-oh. Posso sentire il tuo succo!" calcext:value-type="string">
            <text:p>Riempimi come una ciambella! *** y-yes! Stupmi come un tacchino ~ *** g-give me il tuo yogurt ~! *** cosa ed eccellente riempimento ~! *** o-oh. Posso sentire il tuo succo!</text:p>
          </table:table-cell>
          <table:table-cell table:formula="of:=GOOGLETRANSLATE_YOULIBRECALC([.$D11];[.$D$2];[.$P$2])" office:value-type="string" office:string-value="Vul me als een donut! *** y-yes! Vul me als een kalkoen ~ *** g-give me je yoghurt ~! *** wat en uitstekende vulling ~! *** o-oh. Ik kan je sap voelen!" calcext:value-type="string">
            <text:p>Vul me als een donut! *** y-yes! Vul me als een kalkoen ~ *** g-give me je yoghurt ~! *** wat en uitstekende vulling ~! *** o-oh. Ik kan je sap voelen!</text:p>
          </table:table-cell>
          <table:table-cell table:formula="of:=GOOGLETRANSLATE_YOULIBRECALC([.$D11];[.$D$2];[.$Q$2])" office:value-type="string" office:string-value="도넛처럼 나를 채우십시오! *** Y 예! 나를 칠면조처럼 ~ *** g- 당신의 요거트 ~! *** 무엇과 훌륭한 채우기 ~! *** o-oh. 나는 당신의 주스를 ​​느낄 수 있습니다!" calcext:value-type="string">
            <text:p>도넛처럼 나를 채우십시오! *** Y 예! 나를 칠면조처럼 ~ *** g- 당신의 요거트 ~! *** 무엇과 훌륭한 채우기 ~! *** o-oh. 나는 당신의 주스를 ​​느낄 수 있습니다!</text:p>
          </table:table-cell>
          <table:table-cell table:formula="of:=GOOGLETRANSLATE_YOULIBRECALC([.$D11];[.$D$2];[.$R$2])" office:value-type="string" office:string-value="Vyplňte ma ako šišku! *** y-yes! Naplňte ma ako morčacie ~ *** g-giver Me Your Yogurt ~! *** Čo a vynikajúca výplň ~! *** o-oh. Cítim tvoju šťavu!" calcext:value-type="string">
            <text:p>Vyplňte ma ako šišku! *** y-yes! Naplňte ma ako morčacie ~ *** g-giver Me Your Yogurt ~! *** Čo a vynikajúca výplň ~! *** o-oh. Cítim tvoju šťavu!</text:p>
          </table:table-cell>
          <table:table-cell table:formula="of:=GOOGLETRANSLATE_YOULIBRECALC([.$D11];[.$D$2];[.$S$2])" office:value-type="string" office:string-value="Preencha -me como um donut! *** y-yes! Coisa-me como um peru ~ *** g-give me seu iogurte ~! *** o que e um excelente enchimento ~! *** o-oh. Eu posso sentir seu suco!" calcext:value-type="string">
            <text:p>Preencha -me como um donut! *** y-yes! Coisa-me como um peru ~ *** g-give me seu iogurte ~! *** o que e um excelente enchimento ~! *** o-oh. Eu posso sentir seu suco!</text:p>
          </table:table-cell>
          <table:table-cell table:formula="of:=GOOGLETRANSLATE_YOULIBRECALC([.$D11];[.$D$2];[.$T$2])" office:value-type="string" office:string-value="เติมฉันเหมือนโดนัท! *** y-yes! สิ่งที่ฉันเหมือนไก่งวง ~ *** g-give โยเกิร์ตของคุณ ~! *** อะไรและเติมเต็ม ~! *** o-oh ฉันรู้สึกถึงน้ำผลไม้ของคุณ!" calcext:value-type="string">
            <text:p>เติมฉันเหมือนโดนัท! *** y-yes! สิ่งที่ฉันเหมือนไก่งวง ~ *** g-give โยเกิร์ตของคุณ ~! *** อะไรและเติมเต็ม ~! *** o-oh ฉันรู้สึกถึงน้ำผลไม้ของคุณ!</text:p>
          </table:table-cell>
          <table:table-cell table:formula="of:=GOOGLETRANSLATE_YOULIBRECALC([.$D11];[.$D$2];[.$U$2])" office:value-type="string" office:string-value="Isi aku seperti donat! *** y-ya! Buat aku seperti kalkun ~ *** g-beri aku yogurtmu ~! *** Apa dan pengisian yang luar biasa ~! *** o-oh. Aku bisa merasakan jusmu!" calcext:value-type="string">
            <text:p>Isi aku seperti donat! *** y-ya! Buat aku seperti kalkun ~ *** g-beri aku yogurtmu ~! *** Apa dan pengisian yang luar biasa ~! *** o-oh. Aku bisa merasakan jusmu!</text:p>
          </table:table-cell>
          <table:table-cell table:formula="of:=GOOGLETRANSLATE_YOULIBRECALC([.$D11];[.$D$2];[.$V$2])" office:value-type="string" office:string-value="Naplňte mě jako kobliha! *** Y-YES! Naplňte mě jako krůta ~ *** g-give mi váš jogurt ~! *** Co a vynikající náplň ~! *** O-oh. Cítím tvou šťávu!" calcext:value-type="string">
            <text:p>Naplňte mě jako kobliha! *** Y-YES! Naplňte mě jako krůta ~ *** g-give mi váš jogurt ~! *** Co a vynikající náplň ~! *** O-oh. Cítím tvou šťávu!</text:p>
          </table:table-cell>
          <table:table-cell table:formula="of:=GOOGLETRANSLATE_YOULIBRECALC([.$D11];[.$D$2];[.$W$2])" office:value-type="string" office:string-value="Punan mo ako tulad ng isang donut! *** y-yes! Stuff me like a turkey ~ *** g-give me your yogurt ~! *** Ano at mahusay na pagpuno ~! *** o-oh. Nararamdaman ko ang iyong juice!" calcext:value-type="string">
            <text:p>Punan mo ako tulad ng isang donut! *** y-yes! Stuff me like a turkey ~ *** g-give me your yogurt ~! *** Ano at mahusay na pagpuno ~! *** o-oh. Nararamdaman ko ang iyong juice!</text:p>
          </table:table-cell>
          <table:table-cell table:formula="of:=GOOGLETRANSLATE_YOULIBRECALC([.$D11];[.$D$2];[.$X$2])" office:value-type="string" office:string-value="Наповніть мене, як пончик! *** y-yes! Набиваю мене, як індичка ~ *** g-give мені твій йогурт ~! *** Що і відмінне наповнення ~! *** o-oh. Я відчуваю твій сік!" calcext:value-type="string">
            <text:p>Наповніть мене, як пончик! *** y-yes! Набиваю мене, як індичка ~ *** g-give мені твій йогурт ~! *** Що і відмінне наповнення ~! *** o-oh. Я відчуваю твій сік!</text:p>
          </table:table-cell>
          <table:table-cell table:formula="of:=GOOGLETRANSLATE_YOULIBRECALC([.$D11];[.$D$2];[.$Y$2])" office:value-type="string" office:string-value="Đổ đầy tôi như một chiếc bánh rán! *** Y-YES! Nhồi tôi như một con gà tây ~ *** g-give cho tôi sữa chua của bạn ~! *** Cái gì và làm đầy tuyệt vời ~! *** O-oh. Tôi có thể cảm thấy nước trái cây của bạn!" calcext:value-type="string">
            <text:p>Đổ đầy tôi như một chiếc bánh rán! *** Y-YES! Nhồi tôi như một con gà tây ~ *** g-give cho tôi sữa chua của bạn ~! *** Cái gì và làm đầy tuyệt vời ~! *** O-oh. Tôi có thể cảm thấy nước trái cây của bạn!</text:p>
          </table:table-cell>
          <table:table-cell table:formula="of:=GOOGLETRANSLATE_YOULIBRECALC([.$D11];[.$D$2];[.$Z$2])" office:value-type="string" office:string-value="Fülle mich wie ein Donut! *** y-yes! Stimme mich wie einen Truthahn ~ *** G-Give mir dein Joghurt ~! *** Was und ausgezeichnete Füllung ~! *** o-oh. Ich kann deinen Saft spüren!" calcext:value-type="string">
            <text:p>Fülle mich wie ein Donut! *** y-yes! Stimme mich wie einen Truthahn ~ *** G-Give mir dein Joghurt ~! *** Was und ausgezeichnete Füllung ~! *** o-oh. Ich kann deinen Saft spüren!</text:p>
          </table:table-cell>
          <table:table-cell table:formula="of:=GOOGLETRANSLATE_YOULIBRECALC([.$D11];[.$D$2];[.$AA$2])" office:value-type="string" office:string-value="Täytä minut kuin munkki! *** Y-yes! TARJOA MINÄ TURKKI ~ *** G-GEE ME YOGURTTI ~! *** Mitä ja erinomainen täyte ~! *** o-oh. Tunnen mehusi!" calcext:value-type="string">
            <text:p>Täytä minut kuin munkki! *** Y-yes! TARJOA MINÄ TURKKI ~ *** G-GEE ME YOGURTTI ~! *** Mitä ja erinomainen täyte ~! *** o-oh. Tunnen mehusi!</text:p>
          </table:table-cell>
          <table:table-cell table:formula="of:=GOOGLETRANSLATE_YOULIBRECALC([.$D11];[.$D$2];[.$AB$2])" office:value-type="string" office:string-value="Fyld mig som en donut! *** y-yes! Fyld mig som en kalkun ~ *** g-Give mig din yoghurt ~! *** Hvad og fremragende fyldning ~! *** o-oh. Jeg kan mærke din juice!" calcext:value-type="string">
            <text:p>Fyld mig som en donut! *** y-yes! Fyld mig som en kalkun ~ *** g-Give mig din yoghurt ~! *** Hvad og fremragende fyldning ~! *** o-oh. Jeg kan mærke din juice!</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CumInsideAnal***</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12];[.$D$2];[.$E$2])" office:value-type="string" office:string-value="无效的" calcext:value-type="string">
            <text:p>无效的</text:p>
          </table:table-cell>
          <table:table-cell table:formula="of:=GOOGLETRANSLATE_YOULIBRECALC([.$D12];[.$D$2];[.$F$2])" office:value-type="string" office:string-value="ヌル" calcext:value-type="string">
            <text:p>ヌル</text:p>
          </table:table-cell>
          <table:table-cell table:formula="of:=GOOGLETRANSLATE_YOULIBRECALC([.$D12];[.$D$2];[.$G$2])" office:value-type="string" office:string-value="nieważny" calcext:value-type="string">
            <text:p>nieważny</text:p>
          </table:table-cell>
          <table:table-cell table:formula="of:=GOOGLETRANSLATE_YOULIBRECALC([.$D12];[.$D$2];[.$H$2])" office:value-type="string" office:string-value="nulo" calcext:value-type="string">
            <text:p>nulo</text:p>
          </table:table-cell>
          <table:table-cell table:formula="of:=GOOGLETRANSLATE_YOULIBRECALC([.$D12];[.$D$2];[.$I$2])" office:value-type="string" office:string-value="нулевой" calcext:value-type="string">
            <text:p>нулевой</text:p>
          </table:table-cell>
          <table:table-cell table:formula="of:=GOOGLETRANSLATE_YOULIBRECALC([.$D12];[.$D$2];[.$J$2])" office:value-type="string" office:string-value="nul" calcext:value-type="string">
            <text:p>nul</text:p>
          </table:table-cell>
          <table:table-cell table:formula="of:=GOOGLETRANSLATE_YOULIBRECALC([.$D12];[.$D$2];[.$K$2])" office:value-type="string" office:string-value="null" calcext:value-type="string">
            <text:p>null</text:p>
          </table:table-cell>
          <table:table-cell table:formula="of:=GOOGLETRANSLATE_YOULIBRECALC([.$D12];[.$D$2];[.$L$2])" office:value-type="string" office:string-value="nulla" calcext:value-type="string">
            <text:p>nulla</text:p>
          </table:table-cell>
          <table:table-cell table:formula="of:=GOOGLETRANSLATE_YOULIBRECALC([.$D12];[.$D$2];[.$M$2])" office:value-type="string" office:string-value="άκυρος" calcext:value-type="string">
            <text:p>άκυρος</text:p>
          </table:table-cell>
          <table:table-cell table:formula="of:=GOOGLETRANSLATE_YOULIBRECALC([.$D12];[.$D$2];[.$N$2])" office:value-type="string" office:string-value="hükümsüz" calcext:value-type="string">
            <text:p>hükümsüz</text:p>
          </table:table-cell>
          <table:table-cell table:formula="of:=GOOGLETRANSLATE_YOULIBRECALC([.$D12];[.$D$2];[.$O$2])" office:value-type="string" office:string-value="null" calcext:value-type="string">
            <text:p>null</text:p>
          </table:table-cell>
          <table:table-cell table:formula="of:=GOOGLETRANSLATE_YOULIBRECALC([.$D12];[.$D$2];[.$P$2])" office:value-type="string" office:string-value="nul" calcext:value-type="string">
            <text:p>nul</text:p>
          </table:table-cell>
          <table:table-cell table:formula="of:=GOOGLETRANSLATE_YOULIBRECALC([.$D12];[.$D$2];[.$Q$2])" office:value-type="string" office:string-value="널" calcext:value-type="string">
            <text:p>널</text:p>
          </table:table-cell>
          <table:table-cell table:formula="of:=GOOGLETRANSLATE_YOULIBRECALC([.$D12];[.$D$2];[.$R$2])" office:value-type="string" office:string-value="nulové" calcext:value-type="string">
            <text:p>nulové</text:p>
          </table:table-cell>
          <table:table-cell table:formula="of:=GOOGLETRANSLATE_YOULIBRECALC([.$D12];[.$D$2];[.$S$2])" office:value-type="string" office:string-value="nulo" calcext:value-type="string">
            <text:p>nulo</text:p>
          </table:table-cell>
          <table:table-cell table:formula="of:=GOOGLETRANSLATE_YOULIBRECALC([.$D12];[.$D$2];[.$T$2])" office:value-type="string" office:string-value="โมฆะ" calcext:value-type="string">
            <text:p>โมฆะ</text:p>
          </table:table-cell>
          <table:table-cell table:formula="of:=GOOGLETRANSLATE_YOULIBRECALC([.$D12];[.$D$2];[.$U$2])" office:value-type="string" office:string-value="batal" calcext:value-type="string">
            <text:p>batal</text:p>
          </table:table-cell>
          <table:table-cell table:formula="of:=GOOGLETRANSLATE_YOULIBRECALC([.$D12];[.$D$2];[.$V$2])" office:value-type="string" office:string-value="null" calcext:value-type="string">
            <text:p>null</text:p>
          </table:table-cell>
          <table:table-cell table:formula="of:=GOOGLETRANSLATE_YOULIBRECALC([.$D12];[.$D$2];[.$W$2])" office:value-type="string" office:string-value="Null" calcext:value-type="string">
            <text:p>Null</text:p>
          </table:table-cell>
          <table:table-cell table:formula="of:=GOOGLETRANSLATE_YOULIBRECALC([.$D12];[.$D$2];[.$X$2])" office:value-type="string" office:string-value="нульовий" calcext:value-type="string">
            <text:p>нульовий</text:p>
          </table:table-cell>
          <table:table-cell table:formula="of:=GOOGLETRANSLATE_YOULIBRECALC([.$D12];[.$D$2];[.$Y$2])" office:value-type="string" office:string-value="vô giá trị" calcext:value-type="string">
            <text:p>vô giá trị</text:p>
          </table:table-cell>
          <table:table-cell table:formula="of:=GOOGLETRANSLATE_YOULIBRECALC([.$D12];[.$D$2];[.$Z$2])" office:value-type="string" office:string-value="NULL" calcext:value-type="string">
            <text:p>NULL</text:p>
          </table:table-cell>
          <table:table-cell table:formula="of:=GOOGLETRANSLATE_YOULIBRECALC([.$D12];[.$D$2];[.$AA$2])" office:value-type="string" office:string-value="tyhjä" calcext:value-type="string">
            <text:p>tyhjä</text:p>
          </table:table-cell>
          <table:table-cell table:formula="of:=GOOGLETRANSLATE_YOULIBRECALC([.$D1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9">
          <table:table-cell table:style-name="ce6" office:value-type="string" calcext:value-type="string">
            <text:p>***Frick_CumOutsid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Coat me in your sauce. ***Creamy~***So much frosting… I’m becoming a cake! ***Is this your famous secret sauce? ***Now I’m ready to be served and… eaten~ *wink*.</text:p>
          </table:table-cell>
          <table:table-cell table:formula="of:=GOOGLETRANSLATE_YOULIBRECALC([.$D13];[.$D$2];[.$E$2])" office:value-type="string" office:string-value="穿上你的酱汁。 ***奶油〜***如此糖霜……我变成了蛋糕！ ***这是您著名的秘密调味料吗？ ***现在我准备好食用了……吃〜*眨眼*。" calcext:value-type="string">
            <text:p>穿上你的酱汁。 ***奶油〜***如此糖霜……我变成了蛋糕！ ***这是您著名的秘密调味料吗？ ***现在我准备好食用了……吃〜*眨眼*。</text:p>
          </table:table-cell>
          <table:table-cell table:formula="of:=GOOGLETRANSLATE_YOULIBRECALC([.$D13];[.$D$2];[.$F$2])" office:value-type="string" office:string-value="あなたのソースに私をコーティングしてください。 ***クリーミー〜***とてもフロスティング…私はケーキになっています！ ***これはあなたの有名な秘密のソースですか？ ***今、私は提供される準備ができていて…食べる〜*wink*。" calcext:value-type="string">
            <text:p>あなたのソースに私をコーティングしてください。 ***クリーミー〜***とてもフロスティング…私はケーキになっています！ ***これはあなたの有名な秘密のソースですか？ ***今、私は提供される準備ができていて…食べる〜*wink*。</text:p>
          </table:table-cell>
          <table:table-cell table:formula="of:=GOOGLETRANSLATE_YOULIBRECALC([.$D13];[.$D$2];[.$G$2])" office:value-type="string" office:string-value="Pochwić mnie w swoim sosie. *** kremowe ~ *** tyle lukru… Staję się ciastem! *** Czy to twój słynny tajny sos? *** Teraz jestem gotowy do podania i… zjedzenia ~*mrugnięcie*." calcext:value-type="string">
            <text:p>Pochwić mnie w swoim sosie. *** kremowe ~ *** tyle lukru… Staję się ciastem! *** Czy to twój słynny tajny sos? *** Teraz jestem gotowy do podania i… zjedzenia ~*mrugnięcie*.</text:p>
          </table:table-cell>
          <table:table-cell table:formula="of:=GOOGLETRANSLATE_YOULIBRECALC([.$D13];[.$D$2];[.$H$2])" office:value-type="string" office:string-value="Cúbeme en tu salsa. *** cremosa ~ *** Tanto glaseado ... ¡Me estoy convirtiendo en un pastel! *** ¿Es esta tu famosa salsa secreta? *** Ahora estoy listo para ser servido y ... comido ~*guiño*." calcext:value-type="string">
            <text:p>Cúbeme en tu salsa. *** cremosa ~ *** Tanto glaseado ... ¡Me estoy convirtiendo en un pastel! *** ¿Es esta tu famosa salsa secreta? *** Ahora estoy listo para ser servido y ... comido ~*guiño*.</text:p>
          </table:table-cell>
          <table:table-cell table:formula="of:=GOOGLETRANSLATE_YOULIBRECALC([.$D13];[.$D$2];[.$I$2])" office:value-type="string" office:string-value="Покройте меня в свой соус. *** Кремовый ~ *** Так много глазурь ... Я становлюсь тортом! *** Это твой знаменитый секретный соус? *** Теперь я готов к подачу и ... съеден ~*подмигивает*." calcext:value-type="string">
            <text:p>Покройте меня в свой соус. *** Кремовый ~ *** Так много глазурь ... Я становлюсь тортом! *** Это твой знаменитый секретный соус? *** Теперь я готов к подачу и ... съеден ~*подмигивает*.</text:p>
          </table:table-cell>
          <table:table-cell table:formula="of:=GOOGLETRANSLATE_YOULIBRECALC([.$D13];[.$D$2];[.$J$2])" office:value-type="string" office:string-value="Enrober-moi dans ta sauce. *** crémeux ~ *** tellement de glaçage… Je deviens un gâteau! *** Est-ce votre célèbre sauce secrète? *** Maintenant, je suis prêt à être servi et… mangé ~ * clin d'œil *." calcext:value-type="string">
            <text:p>Enrober-moi dans ta sauce. *** crémeux ~ *** tellement de glaçage… Je deviens un gâteau! *** Est-ce votre célèbre sauce secrète? *** Maintenant, je suis prêt à être servi et… mangé ~ * clin d'œil *.</text:p>
          </table:table-cell>
          <table:table-cell table:formula="of:=GOOGLETRANSLATE_YOULIBRECALC([.$D13];[.$D$2];[.$K$2])" office:value-type="string" office:string-value="Premah me v omako. *** kremno ~ *** toliko zmrzovanja ... Postajam torta! *** Je to vaša znamenita skrivna omaka? *** Zdaj sem pripravljen na postrežbo in ... pojesti ~*namig*." calcext:value-type="string">
            <text:p>Premah me v omako. *** kremno ~ *** toliko zmrzovanja ... Postajam torta! *** Je to vaša znamenita skrivna omaka? *** Zdaj sem pripravljen na postrežbo in ... pojesti ~*namig*.</text:p>
          </table:table-cell>
          <table:table-cell table:formula="of:=GOOGLETRANSLATE_YOULIBRECALC([.$D13];[.$D$2];[.$L$2])" office:value-type="string" office:string-value="Bevezze be a mártásodba. *** krémes ~ *** Annyi fagyos ... süteményké válok! *** Ez a híres titkos szósz? *** Most készen állok a kiszolgálásra és……*kacsintás*." calcext:value-type="string">
            <text:p>Bevezze be a mártásodba. *** krémes ~ *** Annyi fagyos ... süteményké válok! *** Ez a híres titkos szósz? *** Most készen állok a kiszolgálásra és……*kacsintás*.</text:p>
          </table:table-cell>
          <table:table-cell table:formula="of:=GOOGLETRANSLATE_YOULIBRECALC([.$D13];[.$D$2];[.$M$2])" office:value-type="string" office:string-value="Με παλτό στη σάλτσα σου. *** Creamy ~ *** Τόσο πολύ πάγωμα ... γίνω κέικ! *** Είναι αυτή η διάσημη μυστική σάλτσα σας; *** Τώρα είμαι έτοιμος να σερβίρεται και ... τρώγοντας ~*wink*." calcext:value-type="string">
            <text:p>Με παλτό στη σάλτσα σου. *** Creamy ~ *** Τόσο πολύ πάγωμα ... γίνω κέικ! *** Είναι αυτή η διάσημη μυστική σάλτσα σας; *** Τώρα είμαι έτοιμος να σερβίρεται και ... τρώγοντας ~*wink*.</text:p>
          </table:table-cell>
          <table:table-cell table:formula="of:=GOOGLETRANSLATE_YOULIBRECALC([.$D13];[.$D$2];[.$N$2])" office:value-type="string" office:string-value="Beni sosuna kapla. *** Kremalı ~ *** Çok buzlanma… Ben bir pasta oluyorum! *** Bu senin ünlü gizli sosun mu? *** Şimdi servis edilmeye hazırım ve… yenmiş ~*göz kırpıyor*." calcext:value-type="string">
            <text:p>Beni sosuna kapla. *** Kremalı ~ *** Çok buzlanma… Ben bir pasta oluyorum! *** Bu senin ünlü gizli sosun mu? *** Şimdi servis edilmeye hazırım ve… yenmiş ~*göz kırpıyor*.</text:p>
          </table:table-cell>
          <table:table-cell table:formula="of:=GOOGLETRANSLATE_YOULIBRECALC([.$D13];[.$D$2];[.$O$2])" office:value-type="string" office:string-value="Ricoprimi nella salsa. *** Creamy ~ *** Tanta glassa ... Sto diventando una torta! *** È questa la tua famosa salsa segreta? *** Ora sono pronto per essere servito e ... mangiato ~*occhiolino*." calcext:value-type="string">
            <text:p>Ricoprimi nella salsa. *** Creamy ~ *** Tanta glassa ... Sto diventando una torta! *** È questa la tua famosa salsa segreta? *** Ora sono pronto per essere servito e ... mangiato ~*occhiolino*.</text:p>
          </table:table-cell>
          <table:table-cell table:formula="of:=GOOGLETRANSLATE_YOULIBRECALC([.$D13];[.$D$2];[.$P$2])" office:value-type="string" office:string-value="Bedek me in je saus. *** Creamy ~ *** Zoveel glazuur ... Ik word een cake! *** Is dit je beroemde geheime saus? *** Nu ben ik klaar om geserveerd te worden en ... gegeten ~*knipoog*." calcext:value-type="string">
            <text:p>Bedek me in je saus. *** Creamy ~ *** Zoveel glazuur ... Ik word een cake! *** Is dit je beroemde geheime saus? *** Nu ben ik klaar om geserveerd te worden en ... gegeten ~*knipoog*.</text:p>
          </table:table-cell>
          <table:table-cell table:formula="of:=GOOGLETRANSLATE_YOULIBRECALC([.$D13];[.$D$2];[.$Q$2])" office:value-type="string" office:string-value="당신의 소스에 나를 코팅하십시오. *** 크림 같은 ~ *** 너무 많은 설탕 프로스팅… 나는 케이크가되고있다! *** 이것이 당신의 유명한 비밀 소스입니까? *** 이제 나는 봉사 할 준비가되어 있고… 먹었습니다 ~*wink*." calcext:value-type="string">
            <text:p>당신의 소스에 나를 코팅하십시오. *** 크림 같은 ~ *** 너무 많은 설탕 프로스팅… 나는 케이크가되고있다! *** 이것이 당신의 유명한 비밀 소스입니까? *** 이제 나는 봉사 할 준비가되어 있고… 먹었습니다 ~*wink*.</text:p>
          </table:table-cell>
          <table:table-cell table:formula="of:=GOOGLETRANSLATE_YOULIBRECALC([.$D13];[.$D$2];[.$R$2])" office:value-type="string" office:string-value="Natiahnite ma do svojej omáčky. *** Krémová ~ *** Toľko polevy ... Stávam sa tortu! *** Je to vaša slávna tajná omáčka? *** Teraz som pripravený na podávanie a ... jedol ~*žmurknutie*." calcext:value-type="string">
            <text:p>Natiahnite ma do svojej omáčky. *** Krémová ~ *** Toľko polevy ... Stávam sa tortu! *** Je to vaša slávna tajná omáčka? *** Teraz som pripravený na podávanie a ... jedol ~*žmurknutie*.</text:p>
          </table:table-cell>
          <table:table-cell table:formula="of:=GOOGLETRANSLATE_YOULIBRECALC([.$D13];[.$D$2];[.$S$2])" office:value-type="string" office:string-value="Cubra -me no seu molho. *** cremoso ~ *** Tanta cobertura ... estou me tornando um bolo! *** Este é o seu famoso molho secreto? *** Agora estou pronto para ser servido e ... comido ~*piscadela*." calcext:value-type="string">
            <text:p>Cubra -me no seu molho. *** cremoso ~ *** Tanta cobertura ... estou me tornando um bolo! *** Este é o seu famoso molho secreto? *** Agora estou pronto para ser servido e ... comido ~*piscadela*.</text:p>
          </table:table-cell>
          <table:table-cell table:formula="of:=GOOGLETRANSLATE_YOULIBRECALC([.$D13];[.$D$2];[.$T$2])" office:value-type="string" office:string-value="เคลือบฉันในซอสของคุณ *** ครีม ~ *** ฟรอสติ้งมาก…ฉันกลายเป็นเค้ก! *** นี่คือซอสลับที่มีชื่อเสียงของคุณหรือไม่? *** ตอนนี้ฉันพร้อมที่จะเสิร์ฟและ…กิน ~*ขยิบตา*" calcext:value-type="string">
            <text:p>เคลือบฉันในซอสของคุณ *** ครีม ~ *** ฟรอสติ้งมาก…ฉันกลายเป็นเค้ก! *** นี่คือซอสลับที่มีชื่อเสียงของคุณหรือไม่? *** ตอนนี้ฉันพร้อมที่จะเสิร์ฟและ…กิน ~*ขยิบตา*</text:p>
          </table:table-cell>
          <table:table-cell table:formula="of:=GOOGLETRANSLATE_YOULIBRECALC([.$D13];[.$D$2];[.$U$2])" office:value-type="string" office:string-value="Lapisi saya di saus Anda. *** Creamy ~ *** Begitu banyak frosting ... Saya menjadi kue! *** Apakah ini saus rahasia Anda yang terkenal? *** Sekarang saya siap disajikan dan ... dimakan ~*Wink*." calcext:value-type="string">
            <text:p>Lapisi saya di saus Anda. *** Creamy ~ *** Begitu banyak frosting ... Saya menjadi kue! *** Apakah ini saus rahasia Anda yang terkenal? *** Sekarang saya siap disajikan dan ... dimakan ~*Wink*.</text:p>
          </table:table-cell>
          <table:table-cell table:formula="of:=GOOGLETRANSLATE_YOULIBRECALC([.$D13];[.$D$2];[.$V$2])" office:value-type="string" office:string-value="Nabijte mě ve své omáčce. *** Krémová ~ *** Tolik polevy ... stávám se dortem! *** Je to vaše slavná tajná omáčka? *** Nyní jsem připraven k podávání a ... jíst ~*mrknutí*." calcext:value-type="string">
            <text:p>Nabijte mě ve své omáčce. *** Krémová ~ *** Tolik polevy ... stávám se dortem! *** Je to vaše slavná tajná omáčka? *** Nyní jsem připraven k podávání a ... jíst ~*mrknutí*.</text:p>
          </table:table-cell>
          <table:table-cell table:formula="of:=GOOGLETRANSLATE_YOULIBRECALC([.$D13];[.$D$2];[.$W$2])" office:value-type="string" office:string-value="I -coat mo ako sa sarsa mo. *** Creamy ~ *** Napakaraming nagyelo ... Nagiging cake ako! *** Ito ba ang iyong sikat na lihim na sarsa? *** Ngayon handa na akong ihain at ... kinakain ~*wink*." calcext:value-type="string">
            <text:p>I -coat mo ako sa sarsa mo. *** Creamy ~ *** Napakaraming nagyelo ... Nagiging cake ako! *** Ito ba ang iyong sikat na lihim na sarsa? *** Ngayon handa na akong ihain at ... kinakain ~*wink*.</text:p>
          </table:table-cell>
          <table:table-cell table:formula="of:=GOOGLETRANSLATE_YOULIBRECALC([.$D13];[.$D$2];[.$X$2])" office:value-type="string" office:string-value="Покрийте мене у своєму соусі. *** Кремовий ~ *** Стільки глазурі ... Я стаю торт! *** Це ваш відомий секретний соус? *** Тепер я готовий до подачі і… їсти ~*підморгнути*." calcext:value-type="string">
            <text:p>Покрийте мене у своєму соусі. *** Кремовий ~ *** Стільки глазурі ... Я стаю торт! *** Це ваш відомий секретний соус? *** Тепер я готовий до подачі і… їсти ~*підморгнути*.</text:p>
          </table:table-cell>
          <table:table-cell table:formula="of:=GOOGLETRANSLATE_YOULIBRECALC([.$D13];[.$D$2];[.$Y$2])" office:value-type="string" office:string-value="Làm cho tôi trong nước sốt của bạn. *** Creamy ~ *** Rất nhiều sương giá, tôi đã trở thành một chiếc bánh! *** Đây có phải là nước sốt bí mật nổi tiếng của bạn không? *** Bây giờ tôi đã sẵn sàng để được phục vụ và ăn thịt ~*nháy mắt*." calcext:value-type="string">
            <text:p>Làm cho tôi trong nước sốt của bạn. *** Creamy ~ *** Rất nhiều sương giá, tôi đã trở thành một chiếc bánh! *** Đây có phải là nước sốt bí mật nổi tiếng của bạn không? *** Bây giờ tôi đã sẵn sàng để được phục vụ và ăn thịt ~*nháy mắt*.</text:p>
          </table:table-cell>
          <table:table-cell table:formula="of:=GOOGLETRANSLATE_YOULIBRECALC([.$D13];[.$D$2];[.$Z$2])" office:value-type="string" office:string-value="Machen Sie mich in Ihrer Sauce. *** cremig ~ *** So viel Zuckerguss ... ich werde ein Kuchen! *** Ist das deine berühmte geheime Sauce? *** Jetzt bin ich bereit, serviert zu werden und ... gegessen ~*zwinker*." calcext:value-type="string">
            <text:p>Machen Sie mich in Ihrer Sauce. *** cremig ~ *** So viel Zuckerguss ... ich werde ein Kuchen! *** Ist das deine berühmte geheime Sauce? *** Jetzt bin ich bereit, serviert zu werden und ... gegessen ~*zwinker*.</text:p>
          </table:table-cell>
          <table:table-cell table:formula="of:=GOOGLETRANSLATE_YOULIBRECALC([.$D13];[.$D$2];[.$AA$2])" office:value-type="string" office:string-value="Päätä minut kastikkeeseen. *** Kerma ~ *** niin paljon kuorruttamista ... minusta tulee kakku! *** Onko tämä kuuluisa salainen kastike? *** Nyt olen valmis tarjoilemaan ja… syömään ~*silmänräpäys*." calcext:value-type="string">
            <text:p>Päätä minut kastikkeeseen. *** Kerma ~ *** niin paljon kuorruttamista ... minusta tulee kakku! *** Onko tämä kuuluisa salainen kastike? *** Nyt olen valmis tarjoilemaan ja… syömään ~*silmänräpäys*.</text:p>
          </table:table-cell>
          <table:table-cell table:formula="of:=GOOGLETRANSLATE_YOULIBRECALC([.$D13];[.$D$2];[.$AB$2])" office:value-type="string" office:string-value="Overtræk mig i din sauce. *** cremet ~ *** så meget frosting ... Jeg bliver en kage! *** Er dette din berømte hemmelige sauce? *** Nu er jeg klar til at blive serveret og ... spist ~*blink*." calcext:value-type="string">
            <text:p>Overtræk mig i din sauce. *** cremet ~ *** så meget frosting ... Jeg bliver en kage! *** Er dette din berømte hemmelige sauce? *** Nu er jeg klar til at blive serveret og ... spist ~*blink*.</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CumOutsid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14];[.$D$2];[.$E$2])" office:value-type="string" office:string-value="无效的" calcext:value-type="string">
            <text:p>无效的</text:p>
          </table:table-cell>
          <table:table-cell table:formula="of:=GOOGLETRANSLATE_YOULIBRECALC([.$D14];[.$D$2];[.$F$2])" office:value-type="string" office:string-value="ヌル" calcext:value-type="string">
            <text:p>ヌル</text:p>
          </table:table-cell>
          <table:table-cell table:formula="of:=GOOGLETRANSLATE_YOULIBRECALC([.$D14];[.$D$2];[.$G$2])" office:value-type="string" office:string-value="nieważny" calcext:value-type="string">
            <text:p>nieważny</text:p>
          </table:table-cell>
          <table:table-cell table:formula="of:=GOOGLETRANSLATE_YOULIBRECALC([.$D14];[.$D$2];[.$H$2])" office:value-type="string" office:string-value="nulo" calcext:value-type="string">
            <text:p>nulo</text:p>
          </table:table-cell>
          <table:table-cell table:formula="of:=GOOGLETRANSLATE_YOULIBRECALC([.$D14];[.$D$2];[.$I$2])" office:value-type="string" office:string-value="нулевой" calcext:value-type="string">
            <text:p>нулевой</text:p>
          </table:table-cell>
          <table:table-cell table:formula="of:=GOOGLETRANSLATE_YOULIBRECALC([.$D14];[.$D$2];[.$J$2])" office:value-type="string" office:string-value="nul" calcext:value-type="string">
            <text:p>nul</text:p>
          </table:table-cell>
          <table:table-cell table:formula="of:=GOOGLETRANSLATE_YOULIBRECALC([.$D14];[.$D$2];[.$K$2])" office:value-type="string" office:string-value="null" calcext:value-type="string">
            <text:p>null</text:p>
          </table:table-cell>
          <table:table-cell table:formula="of:=GOOGLETRANSLATE_YOULIBRECALC([.$D14];[.$D$2];[.$L$2])" office:value-type="string" office:string-value="nulla" calcext:value-type="string">
            <text:p>nulla</text:p>
          </table:table-cell>
          <table:table-cell table:formula="of:=GOOGLETRANSLATE_YOULIBRECALC([.$D14];[.$D$2];[.$M$2])" office:value-type="string" office:string-value="άκυρος" calcext:value-type="string">
            <text:p>άκυρος</text:p>
          </table:table-cell>
          <table:table-cell table:formula="of:=GOOGLETRANSLATE_YOULIBRECALC([.$D14];[.$D$2];[.$N$2])" office:value-type="string" office:string-value="hükümsüz" calcext:value-type="string">
            <text:p>hükümsüz</text:p>
          </table:table-cell>
          <table:table-cell table:formula="of:=GOOGLETRANSLATE_YOULIBRECALC([.$D14];[.$D$2];[.$O$2])" office:value-type="string" office:string-value="null" calcext:value-type="string">
            <text:p>null</text:p>
          </table:table-cell>
          <table:table-cell table:formula="of:=GOOGLETRANSLATE_YOULIBRECALC([.$D14];[.$D$2];[.$P$2])" office:value-type="string" office:string-value="nul" calcext:value-type="string">
            <text:p>nul</text:p>
          </table:table-cell>
          <table:table-cell table:formula="of:=GOOGLETRANSLATE_YOULIBRECALC([.$D14];[.$D$2];[.$Q$2])" office:value-type="string" office:string-value="널" calcext:value-type="string">
            <text:p>널</text:p>
          </table:table-cell>
          <table:table-cell table:formula="of:=GOOGLETRANSLATE_YOULIBRECALC([.$D14];[.$D$2];[.$R$2])" office:value-type="string" office:string-value="nulové" calcext:value-type="string">
            <text:p>nulové</text:p>
          </table:table-cell>
          <table:table-cell table:formula="of:=GOOGLETRANSLATE_YOULIBRECALC([.$D14];[.$D$2];[.$S$2])" office:value-type="string" office:string-value="nulo" calcext:value-type="string">
            <text:p>nulo</text:p>
          </table:table-cell>
          <table:table-cell table:formula="of:=GOOGLETRANSLATE_YOULIBRECALC([.$D14];[.$D$2];[.$T$2])" office:value-type="string" office:string-value="โมฆะ" calcext:value-type="string">
            <text:p>โมฆะ</text:p>
          </table:table-cell>
          <table:table-cell table:formula="of:=GOOGLETRANSLATE_YOULIBRECALC([.$D14];[.$D$2];[.$U$2])" office:value-type="string" office:string-value="batal" calcext:value-type="string">
            <text:p>batal</text:p>
          </table:table-cell>
          <table:table-cell table:formula="of:=GOOGLETRANSLATE_YOULIBRECALC([.$D14];[.$D$2];[.$V$2])" office:value-type="string" office:string-value="null" calcext:value-type="string">
            <text:p>null</text:p>
          </table:table-cell>
          <table:table-cell table:formula="of:=GOOGLETRANSLATE_YOULIBRECALC([.$D14];[.$D$2];[.$W$2])" office:value-type="string" office:string-value="Null" calcext:value-type="string">
            <text:p>Null</text:p>
          </table:table-cell>
          <table:table-cell table:formula="of:=GOOGLETRANSLATE_YOULIBRECALC([.$D14];[.$D$2];[.$X$2])" office:value-type="string" office:string-value="нульовий" calcext:value-type="string">
            <text:p>нульовий</text:p>
          </table:table-cell>
          <table:table-cell table:formula="of:=GOOGLETRANSLATE_YOULIBRECALC([.$D14];[.$D$2];[.$Y$2])" office:value-type="string" office:string-value="vô giá trị" calcext:value-type="string">
            <text:p>vô giá trị</text:p>
          </table:table-cell>
          <table:table-cell table:formula="of:=GOOGLETRANSLATE_YOULIBRECALC([.$D14];[.$D$2];[.$Z$2])" office:value-type="string" office:string-value="NULL" calcext:value-type="string">
            <text:p>NULL</text:p>
          </table:table-cell>
          <table:table-cell table:formula="of:=GOOGLETRANSLATE_YOULIBRECALC([.$D14];[.$D$2];[.$AA$2])" office:value-type="string" office:string-value="tyhjä" calcext:value-type="string">
            <text:p>tyhjä</text:p>
          </table:table-cell>
          <table:table-cell table:formula="of:=GOOGLETRANSLATE_YOULIBRECALC([.$D1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Frick_CumTogether***</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Mmm… {f_playerName}, did you like it as well? ***This dish is meant to be shared~</text:p>
          </table:table-cell>
          <table:table-cell table:formula="of:=GOOGLETRANSLATE_YOULIBRECALC([.$D15];[.$D$2];[.$E$2])" office:value-type="string" office:string-value="嗯…{f_playername}，您也喜欢它吗？ ***这道菜应该分享〜" calcext:value-type="string">
            <text:p>嗯…{f_playername}，您也喜欢它吗？ ***这道菜应该分享〜</text:p>
          </table:table-cell>
          <table:table-cell table:formula="of:=GOOGLETRANSLATE_YOULIBRECALC([.$D15];[.$D$2];[.$F$2])" office:value-type="string" office:string-value="うーん…{f_playername}、あなたもそれが好きでしたか？ ***この料理は共有することを意図しています〜" calcext:value-type="string">
            <text:p>うーん…{f_playername}、あなたもそれが好きでしたか？ ***この料理は共有することを意図しています〜</text:p>
          </table:table-cell>
          <table:table-cell table:formula="of:=GOOGLETRANSLATE_YOULIBRECALC([.$D15];[.$D$2];[.$G$2])" office:value-type="string" office:string-value="Mmm… {f_playername}, czy też ci się podobało? *** To danie ma być udostępnione ~" calcext:value-type="string">
            <text:p>Mmm… {f_playername}, czy też ci się podobało? *** To danie ma być udostępnione ~</text:p>
          </table:table-cell>
          <table:table-cell table:formula="of:=GOOGLETRANSLATE_YOULIBRECALC([.$D15];[.$D$2];[.$H$2])" office:value-type="string" office:string-value="Mmm ... {f_playername}, ¿te gustó también? *** Este plato está destinado a ser compartido ~" calcext:value-type="string">
            <text:p>Mmm ... {f_playername}, ¿te gustó también? *** Este plato está destinado a ser compartido ~</text:p>
          </table:table-cell>
          <table:table-cell table:formula="of:=GOOGLETRANSLATE_YOULIBRECALC([.$D15];[.$D$2];[.$I$2])" office:value-type="string" office:string-value="Ммм… {f_playername}, тебе тоже понравилось? *** Это блюдо предназначено для обмена ~" calcext:value-type="string">
            <text:p>Ммм… {f_playername}, тебе тоже понравилось? *** Это блюдо предназначено для обмена ~</text:p>
          </table:table-cell>
          <table:table-cell table:formula="of:=GOOGLETRANSLATE_YOULIBRECALC([.$D15];[.$D$2];[.$J$2])" office:value-type="string" office:string-value="Mmm… {f_playername}, l'avez-vous aussi aimé? *** Ce plat est censé être partagé ~" calcext:value-type="string">
            <text:p>Mmm… {f_playername}, l'avez-vous aussi aimé? *** Ce plat est censé être partagé ~</text:p>
          </table:table-cell>
          <table:table-cell table:formula="of:=GOOGLETRANSLATE_YOULIBRECALC([.$D15];[.$D$2];[.$K$2])" office:value-type="string" office:string-value="Mmm… {f_playername}, vam je bilo tudi všeč? *** Ta jed naj bi bila deljena ~" calcext:value-type="string">
            <text:p>Mmm… {f_playername}, vam je bilo tudi všeč? *** Ta jed naj bi bila deljena ~</text:p>
          </table:table-cell>
          <table:table-cell table:formula="of:=GOOGLETRANSLATE_YOULIBRECALC([.$D15];[.$D$2];[.$L$2])" office:value-type="string" office:string-value="Mmm… {f_playerName}, tetszett is? *** ezt az ételt megosztani ~" calcext:value-type="string">
            <text:p>Mmm… {f_playerName}, tetszett is? *** ezt az ételt megosztani ~</text:p>
          </table:table-cell>
          <table:table-cell table:formula="of:=GOOGLETRANSLATE_YOULIBRECALC([.$D15];[.$D$2];[.$M$2])" office:value-type="string" office:string-value="Mmm ... {f_playername}, σου άρεσε επίσης; *** Αυτό το πιάτο προορίζεται να μοιραστεί ~" calcext:value-type="string">
            <text:p>Mmm ... {f_playername}, σου άρεσε επίσης; *** Αυτό το πιάτο προορίζεται να μοιραστεί ~</text:p>
          </table:table-cell>
          <table:table-cell table:formula="of:=GOOGLETRANSLATE_YOULIBRECALC([.$D15];[.$D$2];[.$N$2])" office:value-type="string" office:string-value="Mmm… {f_playername}, sen de beğendin mi? *** Bu yemeğin paylaşılması gerekiyor ~" calcext:value-type="string">
            <text:p>Mmm… {f_playername}, sen de beğendin mi? *** Bu yemeğin paylaşılması gerekiyor ~</text:p>
          </table:table-cell>
          <table:table-cell table:formula="of:=GOOGLETRANSLATE_YOULIBRECALC([.$D15];[.$D$2];[.$O$2])" office:value-type="string" office:string-value="Mmm… {f_playername}, ti è piaciuto anche? *** Questo piatto è pensato per essere condiviso ~" calcext:value-type="string">
            <text:p>Mmm… {f_playername}, ti è piaciuto anche? *** Questo piatto è pensato per essere condiviso ~</text:p>
          </table:table-cell>
          <table:table-cell table:formula="of:=GOOGLETRANSLATE_YOULIBRECALC([.$D15];[.$D$2];[.$P$2])" office:value-type="string" office:string-value="Mmm… {f_playerName}, vond je het ook leuk? *** Dit gerecht is bedoeld om te worden gedeeld ~" calcext:value-type="string">
            <text:p>Mmm… {f_playerName}, vond je het ook leuk? *** Dit gerecht is bedoeld om te worden gedeeld ~</text:p>
          </table:table-cell>
          <table:table-cell table:formula="of:=GOOGLETRANSLATE_YOULIBRECALC([.$D15];[.$D$2];[.$Q$2])" office:value-type="string" office:string-value="음… {f_playername}, 당신도 좋아 했습니까? ***이 요리는 공유해야합니다 ~" calcext:value-type="string">
            <text:p>음… {f_playername}, 당신도 좋아 했습니까? ***이 요리는 공유해야합니다 ~</text:p>
          </table:table-cell>
          <table:table-cell table:formula="of:=GOOGLETRANSLATE_YOULIBRECALC([.$D15];[.$D$2];[.$R$2])" office:value-type="string" office:string-value="Mmm… {f_playername}, páčilo sa vám to tiež? *** Toto jedlo má byť zdieľané ~" calcext:value-type="string">
            <text:p>Mmm… {f_playername}, páčilo sa vám to tiež? *** Toto jedlo má byť zdieľané ~</text:p>
          </table:table-cell>
          <table:table-cell table:formula="of:=GOOGLETRANSLATE_YOULIBRECALC([.$D15];[.$D$2];[.$S$2])" office:value-type="string" office:string-value="Mmm… {f_playername}, você também gostou? *** Este prato deve ser compartilhado ~" calcext:value-type="string">
            <text:p>Mmm… {f_playername}, você também gostou? *** Este prato deve ser compartilhado ~</text:p>
          </table:table-cell>
          <table:table-cell table:formula="of:=GOOGLETRANSLATE_YOULIBRECALC([.$D15];[.$D$2];[.$T$2])" office:value-type="string" office:string-value="mmm … {f_playername} คุณชอบมันไหม? *** อาหารจานนี้มีไว้เพื่อแบ่งปัน ~" calcext:value-type="string">
            <text:p>mmm … {f_playername} คุณชอบมันไหม? *** อาหารจานนี้มีไว้เพื่อแบ่งปัน ~</text:p>
          </table:table-cell>
          <table:table-cell table:formula="of:=GOOGLETRANSLATE_YOULIBRECALC([.$D15];[.$D$2];[.$U$2])" office:value-type="string" office:string-value="Mmm ... {f_playername}, apakah Anda juga menyukainya? *** Hidangan ini dimaksudkan untuk dibagikan ~" calcext:value-type="string">
            <text:p>Mmm ... {f_playername}, apakah Anda juga menyukainya? *** Hidangan ini dimaksudkan untuk dibagikan ~</text:p>
          </table:table-cell>
          <table:table-cell table:formula="of:=GOOGLETRANSLATE_YOULIBRECALC([.$D15];[.$D$2];[.$V$2])" office:value-type="string" office:string-value="Mmm… {f_playername}, líbilo se vám to také? *** Toto jídlo má být sdíleno ~" calcext:value-type="string">
            <text:p>Mmm… {f_playername}, líbilo se vám to také? *** Toto jídlo má být sdíleno ~</text:p>
          </table:table-cell>
          <table:table-cell table:formula="of:=GOOGLETRANSLATE_YOULIBRECALC([.$D15];[.$D$2];[.$W$2])" office:value-type="string" office:string-value="Mmm ... {f_playername}, nagustuhan mo rin ito? *** Ang ulam na ito ay sinadya upang maibahagi ~" calcext:value-type="string">
            <text:p>Mmm ... {f_playername}, nagustuhan mo rin ito? *** Ang ulam na ito ay sinadya upang maibahagi ~</text:p>
          </table:table-cell>
          <table:table-cell table:formula="of:=GOOGLETRANSLATE_YOULIBRECALC([.$D15];[.$D$2];[.$X$2])" office:value-type="string" office:string-value="Ммм… {f_playername}, вам це сподобалось? *** Ця страва призначена для спільного використання ~" calcext:value-type="string">
            <text:p>Ммм… {f_playername}, вам це сподобалось? *** Ця страва призначена для спільного використання ~</text:p>
          </table:table-cell>
          <table:table-cell table:formula="of:=GOOGLETRANSLATE_YOULIBRECALC([.$D15];[.$D$2];[.$Y$2])" office:value-type="string" office:string-value="Mmm, {f_playername}, bạn cũng thích nó? *** Món ăn này có nghĩa là được chia sẻ ~" calcext:value-type="string">
            <text:p>Mmm, {f_playername}, bạn cũng thích nó? *** Món ăn này có nghĩa là được chia sẻ ~</text:p>
          </table:table-cell>
          <table:table-cell table:formula="of:=GOOGLETRANSLATE_YOULIBRECALC([.$D15];[.$D$2];[.$Z$2])" office:value-type="string" office:string-value="Mmm… {f_playername}, hat es dir auch gefallen? *** Dieses Gericht soll geteilt werden ~" calcext:value-type="string">
            <text:p>Mmm… {f_playername}, hat es dir auch gefallen? *** Dieses Gericht soll geteilt werden ~</text:p>
          </table:table-cell>
          <table:table-cell table:formula="of:=GOOGLETRANSLATE_YOULIBRECALC([.$D15];[.$D$2];[.$AA$2])" office:value-type="string" office:string-value="Mmm… {f_playername}, piditkö siitä myös? *** Tämä ruokalaji on tarkoitettu jaettavaksi ~" calcext:value-type="string">
            <text:p>Mmm… {f_playername}, piditkö siitä myös? *** Tämä ruokalaji on tarkoitettu jaettavaksi ~</text:p>
          </table:table-cell>
          <table:table-cell table:formula="of:=GOOGLETRANSLATE_YOULIBRECALC([.$D15];[.$D$2];[.$AB$2])" office:value-type="string" office:string-value="Mmm… {f_playername}, kunne du lide det også? *** Denne skål er beregnet til at blive delt ~" calcext:value-type="string">
            <text:p>Mmm… {f_playername}, kunne du lide det også? *** Denne skål er beregnet til at blive delt ~</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CumTogether***</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16];[.$D$2];[.$E$2])" office:value-type="string" office:string-value="无效的" calcext:value-type="string">
            <text:p>无效的</text:p>
          </table:table-cell>
          <table:table-cell table:formula="of:=GOOGLETRANSLATE_YOULIBRECALC([.$D16];[.$D$2];[.$F$2])" office:value-type="string" office:string-value="ヌル" calcext:value-type="string">
            <text:p>ヌル</text:p>
          </table:table-cell>
          <table:table-cell table:formula="of:=GOOGLETRANSLATE_YOULIBRECALC([.$D16];[.$D$2];[.$G$2])" office:value-type="string" office:string-value="nieważny" calcext:value-type="string">
            <text:p>nieważny</text:p>
          </table:table-cell>
          <table:table-cell table:formula="of:=GOOGLETRANSLATE_YOULIBRECALC([.$D16];[.$D$2];[.$H$2])" office:value-type="string" office:string-value="nulo" calcext:value-type="string">
            <text:p>nulo</text:p>
          </table:table-cell>
          <table:table-cell table:formula="of:=GOOGLETRANSLATE_YOULIBRECALC([.$D16];[.$D$2];[.$I$2])" office:value-type="string" office:string-value="нулевой" calcext:value-type="string">
            <text:p>нулевой</text:p>
          </table:table-cell>
          <table:table-cell table:formula="of:=GOOGLETRANSLATE_YOULIBRECALC([.$D16];[.$D$2];[.$J$2])" office:value-type="string" office:string-value="nul" calcext:value-type="string">
            <text:p>nul</text:p>
          </table:table-cell>
          <table:table-cell table:formula="of:=GOOGLETRANSLATE_YOULIBRECALC([.$D16];[.$D$2];[.$K$2])" office:value-type="string" office:string-value="null" calcext:value-type="string">
            <text:p>null</text:p>
          </table:table-cell>
          <table:table-cell table:formula="of:=GOOGLETRANSLATE_YOULIBRECALC([.$D16];[.$D$2];[.$L$2])" office:value-type="string" office:string-value="nulla" calcext:value-type="string">
            <text:p>nulla</text:p>
          </table:table-cell>
          <table:table-cell table:formula="of:=GOOGLETRANSLATE_YOULIBRECALC([.$D16];[.$D$2];[.$M$2])" office:value-type="string" office:string-value="άκυρος" calcext:value-type="string">
            <text:p>άκυρος</text:p>
          </table:table-cell>
          <table:table-cell table:formula="of:=GOOGLETRANSLATE_YOULIBRECALC([.$D16];[.$D$2];[.$N$2])" office:value-type="string" office:string-value="hükümsüz" calcext:value-type="string">
            <text:p>hükümsüz</text:p>
          </table:table-cell>
          <table:table-cell table:formula="of:=GOOGLETRANSLATE_YOULIBRECALC([.$D16];[.$D$2];[.$O$2])" office:value-type="string" office:string-value="null" calcext:value-type="string">
            <text:p>null</text:p>
          </table:table-cell>
          <table:table-cell table:formula="of:=GOOGLETRANSLATE_YOULIBRECALC([.$D16];[.$D$2];[.$P$2])" office:value-type="string" office:string-value="nul" calcext:value-type="string">
            <text:p>nul</text:p>
          </table:table-cell>
          <table:table-cell table:formula="of:=GOOGLETRANSLATE_YOULIBRECALC([.$D16];[.$D$2];[.$Q$2])" office:value-type="string" office:string-value="널" calcext:value-type="string">
            <text:p>널</text:p>
          </table:table-cell>
          <table:table-cell table:formula="of:=GOOGLETRANSLATE_YOULIBRECALC([.$D16];[.$D$2];[.$R$2])" office:value-type="string" office:string-value="nulové" calcext:value-type="string">
            <text:p>nulové</text:p>
          </table:table-cell>
          <table:table-cell table:formula="of:=GOOGLETRANSLATE_YOULIBRECALC([.$D16];[.$D$2];[.$S$2])" office:value-type="string" office:string-value="nulo" calcext:value-type="string">
            <text:p>nulo</text:p>
          </table:table-cell>
          <table:table-cell table:formula="of:=GOOGLETRANSLATE_YOULIBRECALC([.$D16];[.$D$2];[.$T$2])" office:value-type="string" office:string-value="โมฆะ" calcext:value-type="string">
            <text:p>โมฆะ</text:p>
          </table:table-cell>
          <table:table-cell table:formula="of:=GOOGLETRANSLATE_YOULIBRECALC([.$D16];[.$D$2];[.$U$2])" office:value-type="string" office:string-value="batal" calcext:value-type="string">
            <text:p>batal</text:p>
          </table:table-cell>
          <table:table-cell table:formula="of:=GOOGLETRANSLATE_YOULIBRECALC([.$D16];[.$D$2];[.$V$2])" office:value-type="string" office:string-value="null" calcext:value-type="string">
            <text:p>null</text:p>
          </table:table-cell>
          <table:table-cell table:formula="of:=GOOGLETRANSLATE_YOULIBRECALC([.$D16];[.$D$2];[.$W$2])" office:value-type="string" office:string-value="Null" calcext:value-type="string">
            <text:p>Null</text:p>
          </table:table-cell>
          <table:table-cell table:formula="of:=GOOGLETRANSLATE_YOULIBRECALC([.$D16];[.$D$2];[.$X$2])" office:value-type="string" office:string-value="нульовий" calcext:value-type="string">
            <text:p>нульовий</text:p>
          </table:table-cell>
          <table:table-cell table:formula="of:=GOOGLETRANSLATE_YOULIBRECALC([.$D16];[.$D$2];[.$Y$2])" office:value-type="string" office:string-value="vô giá trị" calcext:value-type="string">
            <text:p>vô giá trị</text:p>
          </table:table-cell>
          <table:table-cell table:formula="of:=GOOGLETRANSLATE_YOULIBRECALC([.$D16];[.$D$2];[.$Z$2])" office:value-type="string" office:string-value="NULL" calcext:value-type="string">
            <text:p>NULL</text:p>
          </table:table-cell>
          <table:table-cell table:formula="of:=GOOGLETRANSLATE_YOULIBRECALC([.$D16];[.$D$2];[.$AA$2])" office:value-type="string" office:string-value="tyhjä" calcext:value-type="string">
            <text:p>tyhjä</text:p>
          </table:table-cell>
          <table:table-cell table:formula="of:=GOOGLETRANSLATE_YOULIBRECALC([.$D1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Frick_BotCumming***</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It’s just… too good~***Absolutely delicious! ***Tastes incredible! ***I would like to repeat! ***Mmm… My mind is melting like ice cream~</text:p>
          </table:table-cell>
          <table:table-cell table:formula="of:=GOOGLETRANSLATE_YOULIBRECALC([.$D17];[.$D$2];[.$E$2])" office:value-type="string" office:string-value="只是……太好了〜***绝对美味！ ***味道令人难以置信！ ***我想重复！ ***嗯...我的头脑像冰淇淋一样融化〜" calcext:value-type="string">
            <text:p>只是……太好了〜***绝对美味！ ***味道令人难以置信！ ***我想重复！ ***嗯...我的头脑像冰淇淋一样融化〜</text:p>
          </table:table-cell>
          <table:table-cell table:formula="of:=GOOGLETRANSLATE_YOULIBRECALC([.$D17];[.$D$2];[.$F$2])" office:value-type="string" office:string-value="それはただ…良すぎる〜***絶対においしい！ ***信じられないほどの味！ ***繰り返したい！ ***うーん…私の心はアイスクリームのように溶けています〜" calcext:value-type="string">
            <text:p>それはただ…良すぎる〜***絶対においしい！ ***信じられないほどの味！ ***繰り返したい！ ***うーん…私の心はアイスクリームのように溶けています〜</text:p>
          </table:table-cell>
          <table:table-cell table:formula="of:=GOOGLETRANSLATE_YOULIBRECALC([.$D17];[.$D$2];[.$G$2])" office:value-type="string" office:string-value="To po prostu… zbyt dobre ~ *** absolutnie pyszne! *** smakuje niesamowicie! *** Chciałbym powtórzyć! *** mmm… mój umysł topi się jak lody ~" calcext:value-type="string">
            <text:p>To po prostu… zbyt dobre ~ *** absolutnie pyszne! *** smakuje niesamowicie! *** Chciałbym powtórzyć! *** mmm… mój umysł topi się jak lody ~</text:p>
          </table:table-cell>
          <table:table-cell table:formula="of:=GOOGLETRANSLATE_YOULIBRECALC([.$D17];[.$D$2];[.$H$2])" office:value-type="string" office:string-value="Es solo ... demasiado bueno ~ *** ¡Absolutamente delicioso! *** sabe increíble! *** ¡Me gustaría repetir! *** mmm ... mi mente se está derritiendo como helado ~" calcext:value-type="string">
            <text:p>Es solo ... demasiado bueno ~ *** ¡Absolutamente delicioso! *** sabe increíble! *** ¡Me gustaría repetir! *** mmm ... mi mente se está derritiendo como helado ~</text:p>
          </table:table-cell>
          <table:table-cell table:formula="of:=GOOGLETRANSLATE_YOULIBRECALC([.$D17];[.$D$2];[.$I$2])" office:value-type="string" office:string-value="Это просто ... слишком хорошо ~ *** абсолютно вкусно! *** Требуется невероятный! *** Я хотел бы повторить! *** Ммм ... мой разум тает, как мороженое ~" calcext:value-type="string">
            <text:p>Это просто ... слишком хорошо ~ *** абсолютно вкусно! *** Требуется невероятный! *** Я хотел бы повторить! *** Ммм ... мой разум тает, как мороженое ~</text:p>
          </table:table-cell>
          <table:table-cell table:formula="of:=GOOGLETRANSLATE_YOULIBRECALC([.$D17];[.$D$2];[.$J$2])" office:value-type="string" office:string-value="C'est juste… trop bon ~ *** Absolument délicieux! *** a un goût incroyable! *** Je voudrais répéter! *** mmm… mon esprit fond comme de la crème glacée ~" calcext:value-type="string">
            <text:p>C'est juste… trop bon ~ *** Absolument délicieux! *** a un goût incroyable! *** Je voudrais répéter! *** mmm… mon esprit fond comme de la crème glacée ~</text:p>
          </table:table-cell>
          <table:table-cell table:formula="of:=GOOGLETRANSLATE_YOULIBRECALC([.$D17];[.$D$2];[.$K$2])" office:value-type="string" office:string-value="Samo ... predobro ~ *** popolnoma okusno! *** Okus je neverjeten! *** Rad bi ponovil! *** mmm ... moj um se topi kot sladoled ~" calcext:value-type="string">
            <text:p>Samo ... predobro ~ *** popolnoma okusno! *** Okus je neverjeten! *** Rad bi ponovil! *** mmm ... moj um se topi kot sladoled ~</text:p>
          </table:table-cell>
          <table:table-cell table:formula="of:=GOOGLETRANSLATE_YOULIBRECALC([.$D17];[.$D$2];[.$L$2])" office:value-type="string" office:string-value="Csak… túl jó ~ *** teljesen finom! *** Hihetetlen ízű! *** Szeretnék megismételni! *** mmm ... az elmém olvad, mint a fagylalt ~" calcext:value-type="string">
            <text:p>Csak… túl jó ~ *** teljesen finom! *** Hihetetlen ízű! *** Szeretnék megismételni! *** mmm ... az elmém olvad, mint a fagylalt ~</text:p>
          </table:table-cell>
          <table:table-cell table:formula="of:=GOOGLETRANSLATE_YOULIBRECALC([.$D17];[.$D$2];[.$M$2])" office:value-type="string" office:string-value="Είναι απλά ... πολύ καλό ~ *** απολύτως νόστιμο! *** Γεύσεις απίστευτα! *** Θα ήθελα να επαναλάβω! *** mmm… Το μυαλό μου λιώνει σαν παγωτό ~" calcext:value-type="string">
            <text:p>Είναι απλά ... πολύ καλό ~ *** απολύτως νόστιμο! *** Γεύσεις απίστευτα! *** Θα ήθελα να επαναλάβω! *** mmm… Το μυαλό μου λιώνει σαν παγωτό ~</text:p>
          </table:table-cell>
          <table:table-cell table:formula="of:=GOOGLETRANSLATE_YOULIBRECALC([.$D17];[.$D$2];[.$N$2])" office:value-type="string" office:string-value="Sadece… çok iyi ~ *** kesinlikle lezzetli! *** İnanılmaz tadı! *** Tekrar etmek istiyorum! *** mmm… aklım dondurma gibi eriyor ~" calcext:value-type="string">
            <text:p>Sadece… çok iyi ~ *** kesinlikle lezzetli! *** İnanılmaz tadı! *** Tekrar etmek istiyorum! *** mmm… aklım dondurma gibi eriyor ~</text:p>
          </table:table-cell>
          <table:table-cell table:formula="of:=GOOGLETRANSLATE_YOULIBRECALC([.$D17];[.$D$2];[.$O$2])" office:value-type="string" office:string-value="È solo ... troppo bello ~ *** assolutamente delizioso! *** ha un sapore incredibile! *** Vorrei ripetere! *** mmm ... la mia mente si sta sciogliendo come un gelato ~" calcext:value-type="string">
            <text:p>È solo ... troppo bello ~ *** assolutamente delizioso! *** ha un sapore incredibile! *** Vorrei ripetere! *** mmm ... la mia mente si sta sciogliendo come un gelato ~</text:p>
          </table:table-cell>
          <table:table-cell table:formula="of:=GOOGLETRANSLATE_YOULIBRECALC([.$D17];[.$D$2];[.$P$2])" office:value-type="string" office:string-value="Het is gewoon ... te goed ~ *** absoluut heerlijk! *** smaakt ongelooflijk! *** Ik zou graag willen herhalen! *** mmm ... mijn geest smelt als ijs ~" calcext:value-type="string">
            <text:p>Het is gewoon ... te goed ~ *** absoluut heerlijk! *** smaakt ongelooflijk! *** Ik zou graag willen herhalen! *** mmm ... mijn geest smelt als ijs ~</text:p>
          </table:table-cell>
          <table:table-cell table:formula="of:=GOOGLETRANSLATE_YOULIBRECALC([.$D17];[.$D$2];[.$Q$2])" office:value-type="string" office:string-value="그냥 ... 너무 좋아 ~ *** 절대적으로 맛있어! *** 맛이 놀랍습니다! *** 반복하고 싶습니다! *** 음… 내 마음은 아이스크림처럼 녹고 있습니다 ~" calcext:value-type="string">
            <text:p>그냥 ... 너무 좋아 ~ *** 절대적으로 맛있어! *** 맛이 놀랍습니다! *** 반복하고 싶습니다! *** 음… 내 마음은 아이스크림처럼 녹고 있습니다 ~</text:p>
          </table:table-cell>
          <table:table-cell table:formula="of:=GOOGLETRANSLATE_YOULIBRECALC([.$D17];[.$D$2];[.$R$2])" office:value-type="string" office:string-value="Je to len ... príliš dobré ~ *** Absolútne chutné! *** chutí neuveriteľné! *** Chcel by som zopakovať! *** mmm ... moja myseľ sa topí ako zmrzlina ~" calcext:value-type="string">
            <text:p>Je to len ... príliš dobré ~ *** Absolútne chutné! *** chutí neuveriteľné! *** Chcel by som zopakovať! *** mmm ... moja myseľ sa topí ako zmrzlina ~</text:p>
          </table:table-cell>
          <table:table-cell table:formula="of:=GOOGLETRANSLATE_YOULIBRECALC([.$D17];[.$D$2];[.$S$2])" office:value-type="string" office:string-value="É só ... muito bom ~ *** absolutamente delicioso! *** É incrível! *** Eu gostaria de repetir! *** mmm ... minha mente está derretendo como sorvete ~" calcext:value-type="string">
            <text:p>É só ... muito bom ~ *** absolutamente delicioso! *** É incrível! *** Eu gostaria de repetir! *** mmm ... minha mente está derretendo como sorvete ~</text:p>
          </table:table-cell>
          <table:table-cell table:formula="of:=GOOGLETRANSLATE_YOULIBRECALC([.$D17];[.$D$2];[.$T$2])" office:value-type="string" office:string-value="มันแค่…ดีเกินไป ~ *** อร่อยมาก! *** รสชาติไม่น่าเชื่อ! *** ฉันอยากจะทำซ้ำ! *** MMM …ใจของฉันละลายเหมือนไอศกรีม ~" calcext:value-type="string">
            <text:p>มันแค่…ดีเกินไป ~ *** อร่อยมาก! *** รสชาติไม่น่าเชื่อ! *** ฉันอยากจะทำซ้ำ! *** MMM …ใจของฉันละลายเหมือนไอศกรีม ~</text:p>
          </table:table-cell>
          <table:table-cell table:formula="of:=GOOGLETRANSLATE_YOULIBRECALC([.$D17];[.$D$2];[.$U$2])" office:value-type="string" office:string-value="Hanya saja ... terlalu bagus ~ *** Benar -benar lezat! *** rasanya luar biasa! *** Saya ingin mengulang! *** mmm… pikiranku meleleh seperti es krim ~" calcext:value-type="string">
            <text:p>Hanya saja ... terlalu bagus ~ *** Benar -benar lezat! *** rasanya luar biasa! *** Saya ingin mengulang! *** mmm… pikiranku meleleh seperti es krim ~</text:p>
          </table:table-cell>
          <table:table-cell table:formula="of:=GOOGLETRANSLATE_YOULIBRECALC([.$D17];[.$D$2];[.$V$2])" office:value-type="string" office:string-value="Je to prostě ... příliš dobré ~ *** naprosto chutné! *** Chutná neuvěřitelně! *** Chtěl bych opakovat! *** Mmm ... moje mysl se taje jako zmrzlina ~" calcext:value-type="string">
            <text:p>Je to prostě ... příliš dobré ~ *** naprosto chutné! *** Chutná neuvěřitelně! *** Chtěl bych opakovat! *** Mmm ... moje mysl se taje jako zmrzlina ~</text:p>
          </table:table-cell>
          <table:table-cell table:formula="of:=GOOGLETRANSLATE_YOULIBRECALC([.$D17];[.$D$2];[.$W$2])" office:value-type="string" office:string-value="Ito ay ... masyadong mabuti ~ *** ganap na masarap! *** Taste hindi kapani -paniwala! *** Gusto kong ulitin! *** mmm ... ang aking isip ay natutunaw tulad ng sorbetes ~" calcext:value-type="string">
            <text:p>Ito ay ... masyadong mabuti ~ *** ganap na masarap! *** Taste hindi kapani -paniwala! *** Gusto kong ulitin! *** mmm ... ang aking isip ay natutunaw tulad ng sorbetes ~</text:p>
          </table:table-cell>
          <table:table-cell table:formula="of:=GOOGLETRANSLATE_YOULIBRECALC([.$D17];[.$D$2];[.$X$2])" office:value-type="string" office:string-value="Це просто… занадто добре ~ *** абсолютно смачно! *** Смак неймовірно! *** Я хотів би повторити! *** ммм ... мій розум тане як морозиво ~" calcext:value-type="string">
            <text:p>Це просто… занадто добре ~ *** абсолютно смачно! *** Смак неймовірно! *** Я хотів би повторити! *** ммм ... мій розум тане як морозиво ~</text:p>
          </table:table-cell>
          <table:table-cell table:formula="of:=GOOGLETRANSLATE_YOULIBRECALC([.$D17];[.$D$2];[.$Y$2])" office:value-type="string" office:string-value="Nó chỉ là quá tốt ~ *** hoàn toàn ngon miệng! *** có vị đáng kinh ngạc! *** Tôi muốn lặp lại! *** mmm… tâm trí của tôi đang tan chảy như kem ~" calcext:value-type="string">
            <text:p>Nó chỉ là quá tốt ~ *** hoàn toàn ngon miệng! *** có vị đáng kinh ngạc! *** Tôi muốn lặp lại! *** mmm… tâm trí của tôi đang tan chảy như kem ~</text:p>
          </table:table-cell>
          <table:table-cell table:formula="of:=GOOGLETRANSLATE_YOULIBRECALC([.$D17];[.$D$2];[.$Z$2])" office:value-type="string" office:string-value="Es ist einfach ... zu gut ~ *** absolut lecker! *** schmeckt unglaublich! *** Ich würde gerne wiederholen! *** mmm… mein Verstand schmilzt wie Eis ~" calcext:value-type="string">
            <text:p>Es ist einfach ... zu gut ~ *** absolut lecker! *** schmeckt unglaublich! *** Ich würde gerne wiederholen! *** mmm… mein Verstand schmilzt wie Eis ~</text:p>
          </table:table-cell>
          <table:table-cell table:formula="of:=GOOGLETRANSLATE_YOULIBRECALC([.$D17];[.$D$2];[.$AA$2])" office:value-type="string" office:string-value="Se on vain ... liian hyvä ~ *** Ehdottomasti herkullinen! *** maistuu uskomattomalta! *** Haluaisin toistaa! *** mmm… mieleni sulaa kuin jäätelö ~" calcext:value-type="string">
            <text:p>Se on vain ... liian hyvä ~ *** Ehdottomasti herkullinen! *** maistuu uskomattomalta! *** Haluaisin toistaa! *** mmm… mieleni sulaa kuin jäätelö ~</text:p>
          </table:table-cell>
          <table:table-cell table:formula="of:=GOOGLETRANSLATE_YOULIBRECALC([.$D17];[.$D$2];[.$AB$2])" office:value-type="string" office:string-value="Det er bare ... for godt ~ *** absolut lækkert! *** smager utroligt! *** Jeg vil gerne gentage! *** mmm ... mit sind smelter som is ~" calcext:value-type="string">
            <text:p>Det er bare ... for godt ~ *** absolut lækkert! *** smager utroligt! *** Jeg vil gerne gentage! *** mmm ... mit sind smelter som is ~</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BotCumming***</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18];[.$D$2];[.$E$2])" office:value-type="string" office:string-value="无效的" calcext:value-type="string">
            <text:p>无效的</text:p>
          </table:table-cell>
          <table:table-cell table:formula="of:=GOOGLETRANSLATE_YOULIBRECALC([.$D18];[.$D$2];[.$F$2])" office:value-type="string" office:string-value="ヌル" calcext:value-type="string">
            <text:p>ヌル</text:p>
          </table:table-cell>
          <table:table-cell table:formula="of:=GOOGLETRANSLATE_YOULIBRECALC([.$D18];[.$D$2];[.$G$2])" office:value-type="string" office:string-value="nieważny" calcext:value-type="string">
            <text:p>nieważny</text:p>
          </table:table-cell>
          <table:table-cell table:formula="of:=GOOGLETRANSLATE_YOULIBRECALC([.$D18];[.$D$2];[.$H$2])" office:value-type="string" office:string-value="nulo" calcext:value-type="string">
            <text:p>nulo</text:p>
          </table:table-cell>
          <table:table-cell table:formula="of:=GOOGLETRANSLATE_YOULIBRECALC([.$D18];[.$D$2];[.$I$2])" office:value-type="string" office:string-value="нулевой" calcext:value-type="string">
            <text:p>нулевой</text:p>
          </table:table-cell>
          <table:table-cell table:formula="of:=GOOGLETRANSLATE_YOULIBRECALC([.$D18];[.$D$2];[.$J$2])" office:value-type="string" office:string-value="nul" calcext:value-type="string">
            <text:p>nul</text:p>
          </table:table-cell>
          <table:table-cell table:formula="of:=GOOGLETRANSLATE_YOULIBRECALC([.$D18];[.$D$2];[.$K$2])" office:value-type="string" office:string-value="null" calcext:value-type="string">
            <text:p>null</text:p>
          </table:table-cell>
          <table:table-cell table:formula="of:=GOOGLETRANSLATE_YOULIBRECALC([.$D18];[.$D$2];[.$L$2])" office:value-type="string" office:string-value="nulla" calcext:value-type="string">
            <text:p>nulla</text:p>
          </table:table-cell>
          <table:table-cell table:formula="of:=GOOGLETRANSLATE_YOULIBRECALC([.$D18];[.$D$2];[.$M$2])" office:value-type="string" office:string-value="άκυρος" calcext:value-type="string">
            <text:p>άκυρος</text:p>
          </table:table-cell>
          <table:table-cell table:formula="of:=GOOGLETRANSLATE_YOULIBRECALC([.$D18];[.$D$2];[.$N$2])" office:value-type="string" office:string-value="hükümsüz" calcext:value-type="string">
            <text:p>hükümsüz</text:p>
          </table:table-cell>
          <table:table-cell table:formula="of:=GOOGLETRANSLATE_YOULIBRECALC([.$D18];[.$D$2];[.$O$2])" office:value-type="string" office:string-value="null" calcext:value-type="string">
            <text:p>null</text:p>
          </table:table-cell>
          <table:table-cell table:formula="of:=GOOGLETRANSLATE_YOULIBRECALC([.$D18];[.$D$2];[.$P$2])" office:value-type="string" office:string-value="nul" calcext:value-type="string">
            <text:p>nul</text:p>
          </table:table-cell>
          <table:table-cell table:formula="of:=GOOGLETRANSLATE_YOULIBRECALC([.$D18];[.$D$2];[.$Q$2])" office:value-type="string" office:string-value="널" calcext:value-type="string">
            <text:p>널</text:p>
          </table:table-cell>
          <table:table-cell table:formula="of:=GOOGLETRANSLATE_YOULIBRECALC([.$D18];[.$D$2];[.$R$2])" office:value-type="string" office:string-value="nulové" calcext:value-type="string">
            <text:p>nulové</text:p>
          </table:table-cell>
          <table:table-cell table:formula="of:=GOOGLETRANSLATE_YOULIBRECALC([.$D18];[.$D$2];[.$S$2])" office:value-type="string" office:string-value="nulo" calcext:value-type="string">
            <text:p>nulo</text:p>
          </table:table-cell>
          <table:table-cell table:formula="of:=GOOGLETRANSLATE_YOULIBRECALC([.$D18];[.$D$2];[.$T$2])" office:value-type="string" office:string-value="โมฆะ" calcext:value-type="string">
            <text:p>โมฆะ</text:p>
          </table:table-cell>
          <table:table-cell table:formula="of:=GOOGLETRANSLATE_YOULIBRECALC([.$D18];[.$D$2];[.$U$2])" office:value-type="string" office:string-value="batal" calcext:value-type="string">
            <text:p>batal</text:p>
          </table:table-cell>
          <table:table-cell table:formula="of:=GOOGLETRANSLATE_YOULIBRECALC([.$D18];[.$D$2];[.$V$2])" office:value-type="string" office:string-value="null" calcext:value-type="string">
            <text:p>null</text:p>
          </table:table-cell>
          <table:table-cell table:formula="of:=GOOGLETRANSLATE_YOULIBRECALC([.$D18];[.$D$2];[.$W$2])" office:value-type="string" office:string-value="Null" calcext:value-type="string">
            <text:p>Null</text:p>
          </table:table-cell>
          <table:table-cell table:formula="of:=GOOGLETRANSLATE_YOULIBRECALC([.$D18];[.$D$2];[.$X$2])" office:value-type="string" office:string-value="нульовий" calcext:value-type="string">
            <text:p>нульовий</text:p>
          </table:table-cell>
          <table:table-cell table:formula="of:=GOOGLETRANSLATE_YOULIBRECALC([.$D18];[.$D$2];[.$Y$2])" office:value-type="string" office:string-value="vô giá trị" calcext:value-type="string">
            <text:p>vô giá trị</text:p>
          </table:table-cell>
          <table:table-cell table:formula="of:=GOOGLETRANSLATE_YOULIBRECALC([.$D18];[.$D$2];[.$Z$2])" office:value-type="string" office:string-value="NULL" calcext:value-type="string">
            <text:p>NULL</text:p>
          </table:table-cell>
          <table:table-cell table:formula="of:=GOOGLETRANSLATE_YOULIBRECALC([.$D18];[.$D$2];[.$AA$2])" office:value-type="string" office:string-value="tyhjä" calcext:value-type="string">
            <text:p>tyhjä</text:p>
          </table:table-cell>
          <table:table-cell table:formula="of:=GOOGLETRANSLATE_YOULIBRECALC([.$D1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EdgingO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Let it simmer.</text:p>
          </table:table-cell>
          <table:table-cell table:formula="of:=GOOGLETRANSLATE_YOULIBRECALC([.$D19];[.$D$2];[.$E$2])" office:value-type="string" office:string-value="让它小火。" calcext:value-type="string">
            <text:p>让它小火。</text:p>
          </table:table-cell>
          <table:table-cell table:formula="of:=GOOGLETRANSLATE_YOULIBRECALC([.$D19];[.$D$2];[.$F$2])" office:value-type="string" office:string-value="煮えましょう。" calcext:value-type="string">
            <text:p>煮えましょう。</text:p>
          </table:table-cell>
          <table:table-cell table:formula="of:=GOOGLETRANSLATE_YOULIBRECALC([.$D19];[.$D$2];[.$G$2])" office:value-type="string" office:string-value="Niech się gotuje." calcext:value-type="string">
            <text:p>Niech się gotuje.</text:p>
          </table:table-cell>
          <table:table-cell table:formula="of:=GOOGLETRANSLATE_YOULIBRECALC([.$D19];[.$D$2];[.$H$2])" office:value-type="string" office:string-value="Déjalo a fuego lento." calcext:value-type="string">
            <text:p>Déjalo a fuego lento.</text:p>
          </table:table-cell>
          <table:table-cell table:formula="of:=GOOGLETRANSLATE_YOULIBRECALC([.$D19];[.$D$2];[.$I$2])" office:value-type="string" office:string-value="Пусть это кипит." calcext:value-type="string">
            <text:p>Пусть это кипит.</text:p>
          </table:table-cell>
          <table:table-cell table:formula="of:=GOOGLETRANSLATE_YOULIBRECALC([.$D19];[.$D$2];[.$J$2])" office:value-type="string" office:string-value="Laissez-le mijoter." calcext:value-type="string">
            <text:p>Laissez-le mijoter.</text:p>
          </table:table-cell>
          <table:table-cell table:formula="of:=GOOGLETRANSLATE_YOULIBRECALC([.$D19];[.$D$2];[.$K$2])" office:value-type="string" office:string-value="Naj greje." calcext:value-type="string">
            <text:p>Naj greje.</text:p>
          </table:table-cell>
          <table:table-cell table:formula="of:=GOOGLETRANSLATE_YOULIBRECALC([.$D19];[.$D$2];[.$L$2])" office:value-type="string" office:string-value="Hagyja, hogy pároljon." calcext:value-type="string">
            <text:p>Hagyja, hogy pároljon.</text:p>
          </table:table-cell>
          <table:table-cell table:formula="of:=GOOGLETRANSLATE_YOULIBRECALC([.$D19];[.$D$2];[.$M$2])" office:value-type="string" office:string-value="Αφήστε το να σιγοβράσει." calcext:value-type="string">
            <text:p>Αφήστε το να σιγοβράσει.</text:p>
          </table:table-cell>
          <table:table-cell table:formula="of:=GOOGLETRANSLATE_YOULIBRECALC([.$D19];[.$D$2];[.$N$2])" office:value-type="string" office:string-value="Kaynamaya bırak." calcext:value-type="string">
            <text:p>Kaynamaya bırak.</text:p>
          </table:table-cell>
          <table:table-cell table:formula="of:=GOOGLETRANSLATE_YOULIBRECALC([.$D19];[.$D$2];[.$O$2])" office:value-type="string" office:string-value="Lascialo sobbollire." calcext:value-type="string">
            <text:p>Lascialo sobbollire.</text:p>
          </table:table-cell>
          <table:table-cell table:formula="of:=GOOGLETRANSLATE_YOULIBRECALC([.$D19];[.$D$2];[.$P$2])" office:value-type="string" office:string-value="Laat het sudderen." calcext:value-type="string">
            <text:p>Laat het sudderen.</text:p>
          </table:table-cell>
          <table:table-cell table:formula="of:=GOOGLETRANSLATE_YOULIBRECALC([.$D19];[.$D$2];[.$Q$2])" office:value-type="string" office:string-value="끓인다." calcext:value-type="string">
            <text:p>끓인다.</text:p>
          </table:table-cell>
          <table:table-cell table:formula="of:=GOOGLETRANSLATE_YOULIBRECALC([.$D19];[.$D$2];[.$R$2])" office:value-type="string" office:string-value="Nech je to dusiť." calcext:value-type="string">
            <text:p>Nech je to dusiť.</text:p>
          </table:table-cell>
          <table:table-cell table:formula="of:=GOOGLETRANSLATE_YOULIBRECALC([.$D19];[.$D$2];[.$S$2])" office:value-type="string" office:string-value="Deixe ferver." calcext:value-type="string">
            <text:p>Deixe ferver.</text:p>
          </table:table-cell>
          <table:table-cell table:formula="of:=GOOGLETRANSLATE_YOULIBRECALC([.$D19];[.$D$2];[.$T$2])" office:value-type="string" office:string-value="ปล่อยให้มันเคี่ยว" calcext:value-type="string">
            <text:p>ปล่อยให้มันเคี่ยว</text:p>
          </table:table-cell>
          <table:table-cell table:formula="of:=GOOGLETRANSLATE_YOULIBRECALC([.$D19];[.$D$2];[.$U$2])" office:value-type="string" office:string-value="Biarkan mendidih." calcext:value-type="string">
            <text:p>Biarkan mendidih.</text:p>
          </table:table-cell>
          <table:table-cell table:formula="of:=GOOGLETRANSLATE_YOULIBRECALC([.$D19];[.$D$2];[.$V$2])" office:value-type="string" office:string-value="Nechte to dusit." calcext:value-type="string">
            <text:p>Nechte to dusit.</text:p>
          </table:table-cell>
          <table:table-cell table:formula="of:=GOOGLETRANSLATE_YOULIBRECALC([.$D19];[.$D$2];[.$W$2])" office:value-type="string" office:string-value="Hayaan itong kumulo." calcext:value-type="string">
            <text:p>Hayaan itong kumulo.</text:p>
          </table:table-cell>
          <table:table-cell table:formula="of:=GOOGLETRANSLATE_YOULIBRECALC([.$D19];[.$D$2];[.$X$2])" office:value-type="string" office:string-value="Нехай це тушкує." calcext:value-type="string">
            <text:p>Нехай це тушкує.</text:p>
          </table:table-cell>
          <table:table-cell table:formula="of:=GOOGLETRANSLATE_YOULIBRECALC([.$D19];[.$D$2];[.$Y$2])" office:value-type="string" office:string-value="Hãy để nó sôi." calcext:value-type="string">
            <text:p>Hãy để nó sôi.</text:p>
          </table:table-cell>
          <table:table-cell table:formula="of:=GOOGLETRANSLATE_YOULIBRECALC([.$D19];[.$D$2];[.$Z$2])" office:value-type="string" office:string-value="Lass es köcheln." calcext:value-type="string">
            <text:p>Lass es köcheln.</text:p>
          </table:table-cell>
          <table:table-cell table:formula="of:=GOOGLETRANSLATE_YOULIBRECALC([.$D19];[.$D$2];[.$AA$2])" office:value-type="string" office:string-value="Anna sen kiehua." calcext:value-type="string">
            <text:p>Anna sen kiehua.</text:p>
          </table:table-cell>
          <table:table-cell table:formula="of:=GOOGLETRANSLATE_YOULIBRECALC([.$D19];[.$D$2];[.$AB$2])" office:value-type="string" office:string-value="Lad det simre." calcext:value-type="string">
            <text:p>Lad det simre.</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EdgingO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0];[.$D$2];[.$E$2])" office:value-type="string" office:string-value="无效的" calcext:value-type="string">
            <text:p>无效的</text:p>
          </table:table-cell>
          <table:table-cell table:formula="of:=GOOGLETRANSLATE_YOULIBRECALC([.$D20];[.$D$2];[.$F$2])" office:value-type="string" office:string-value="ヌル" calcext:value-type="string">
            <text:p>ヌル</text:p>
          </table:table-cell>
          <table:table-cell table:formula="of:=GOOGLETRANSLATE_YOULIBRECALC([.$D20];[.$D$2];[.$G$2])" office:value-type="string" office:string-value="nieważny" calcext:value-type="string">
            <text:p>nieważny</text:p>
          </table:table-cell>
          <table:table-cell table:formula="of:=GOOGLETRANSLATE_YOULIBRECALC([.$D20];[.$D$2];[.$H$2])" office:value-type="string" office:string-value="nulo" calcext:value-type="string">
            <text:p>nulo</text:p>
          </table:table-cell>
          <table:table-cell table:formula="of:=GOOGLETRANSLATE_YOULIBRECALC([.$D20];[.$D$2];[.$I$2])" office:value-type="string" office:string-value="нулевой" calcext:value-type="string">
            <text:p>нулевой</text:p>
          </table:table-cell>
          <table:table-cell table:formula="of:=GOOGLETRANSLATE_YOULIBRECALC([.$D20];[.$D$2];[.$J$2])" office:value-type="string" office:string-value="nul" calcext:value-type="string">
            <text:p>nul</text:p>
          </table:table-cell>
          <table:table-cell table:formula="of:=GOOGLETRANSLATE_YOULIBRECALC([.$D20];[.$D$2];[.$K$2])" office:value-type="string" office:string-value="null" calcext:value-type="string">
            <text:p>null</text:p>
          </table:table-cell>
          <table:table-cell table:formula="of:=GOOGLETRANSLATE_YOULIBRECALC([.$D20];[.$D$2];[.$L$2])" office:value-type="string" office:string-value="nulla" calcext:value-type="string">
            <text:p>nulla</text:p>
          </table:table-cell>
          <table:table-cell table:formula="of:=GOOGLETRANSLATE_YOULIBRECALC([.$D20];[.$D$2];[.$M$2])" office:value-type="string" office:string-value="άκυρος" calcext:value-type="string">
            <text:p>άκυρος</text:p>
          </table:table-cell>
          <table:table-cell table:formula="of:=GOOGLETRANSLATE_YOULIBRECALC([.$D20];[.$D$2];[.$N$2])" office:value-type="string" office:string-value="hükümsüz" calcext:value-type="string">
            <text:p>hükümsüz</text:p>
          </table:table-cell>
          <table:table-cell table:formula="of:=GOOGLETRANSLATE_YOULIBRECALC([.$D20];[.$D$2];[.$O$2])" office:value-type="string" office:string-value="null" calcext:value-type="string">
            <text:p>null</text:p>
          </table:table-cell>
          <table:table-cell table:formula="of:=GOOGLETRANSLATE_YOULIBRECALC([.$D20];[.$D$2];[.$P$2])" office:value-type="string" office:string-value="nul" calcext:value-type="string">
            <text:p>nul</text:p>
          </table:table-cell>
          <table:table-cell table:formula="of:=GOOGLETRANSLATE_YOULIBRECALC([.$D20];[.$D$2];[.$Q$2])" office:value-type="string" office:string-value="널" calcext:value-type="string">
            <text:p>널</text:p>
          </table:table-cell>
          <table:table-cell table:formula="of:=GOOGLETRANSLATE_YOULIBRECALC([.$D20];[.$D$2];[.$R$2])" office:value-type="string" office:string-value="nulové" calcext:value-type="string">
            <text:p>nulové</text:p>
          </table:table-cell>
          <table:table-cell table:formula="of:=GOOGLETRANSLATE_YOULIBRECALC([.$D20];[.$D$2];[.$S$2])" office:value-type="string" office:string-value="nulo" calcext:value-type="string">
            <text:p>nulo</text:p>
          </table:table-cell>
          <table:table-cell table:formula="of:=GOOGLETRANSLATE_YOULIBRECALC([.$D20];[.$D$2];[.$T$2])" office:value-type="string" office:string-value="โมฆะ" calcext:value-type="string">
            <text:p>โมฆะ</text:p>
          </table:table-cell>
          <table:table-cell table:formula="of:=GOOGLETRANSLATE_YOULIBRECALC([.$D20];[.$D$2];[.$U$2])" office:value-type="string" office:string-value="batal" calcext:value-type="string">
            <text:p>batal</text:p>
          </table:table-cell>
          <table:table-cell table:formula="of:=GOOGLETRANSLATE_YOULIBRECALC([.$D20];[.$D$2];[.$V$2])" office:value-type="string" office:string-value="null" calcext:value-type="string">
            <text:p>null</text:p>
          </table:table-cell>
          <table:table-cell table:formula="of:=GOOGLETRANSLATE_YOULIBRECALC([.$D20];[.$D$2];[.$W$2])" office:value-type="string" office:string-value="Null" calcext:value-type="string">
            <text:p>Null</text:p>
          </table:table-cell>
          <table:table-cell table:formula="of:=GOOGLETRANSLATE_YOULIBRECALC([.$D20];[.$D$2];[.$X$2])" office:value-type="string" office:string-value="нульовий" calcext:value-type="string">
            <text:p>нульовий</text:p>
          </table:table-cell>
          <table:table-cell table:formula="of:=GOOGLETRANSLATE_YOULIBRECALC([.$D20];[.$D$2];[.$Y$2])" office:value-type="string" office:string-value="vô giá trị" calcext:value-type="string">
            <text:p>vô giá trị</text:p>
          </table:table-cell>
          <table:table-cell table:formula="of:=GOOGLETRANSLATE_YOULIBRECALC([.$D20];[.$D$2];[.$Z$2])" office:value-type="string" office:string-value="NULL" calcext:value-type="string">
            <text:p>NULL</text:p>
          </table:table-cell>
          <table:table-cell table:formula="of:=GOOGLETRANSLATE_YOULIBRECALC([.$D20];[.$D$2];[.$AA$2])" office:value-type="string" office:string-value="tyhjä" calcext:value-type="string">
            <text:p>tyhjä</text:p>
          </table:table-cell>
          <table:table-cell table:formula="of:=GOOGLETRANSLATE_YOULIBRECALC([.$D2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Frick_EdgingOff***</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Raise the heat to maximum!</text:p>
          </table:table-cell>
          <table:table-cell table:formula="of:=GOOGLETRANSLATE_YOULIBRECALC([.$D21];[.$D$2];[.$E$2])" office:value-type="string" office:string-value="将热量提高到最大！" calcext:value-type="string">
            <text:p>将热量提高到最大！</text:p>
          </table:table-cell>
          <table:table-cell table:formula="of:=GOOGLETRANSLATE_YOULIBRECALC([.$D21];[.$D$2];[.$F$2])" office:value-type="string" office:string-value="熱を最大に上げてください！" calcext:value-type="string">
            <text:p>熱を最大に上げてください！</text:p>
          </table:table-cell>
          <table:table-cell table:formula="of:=GOOGLETRANSLATE_YOULIBRECALC([.$D21];[.$D$2];[.$G$2])" office:value-type="string" office:string-value="Podnieś ciepło do maksimum!" calcext:value-type="string">
            <text:p>Podnieś ciepło do maksimum!</text:p>
          </table:table-cell>
          <table:table-cell table:formula="of:=GOOGLETRANSLATE_YOULIBRECALC([.$D21];[.$D$2];[.$H$2])" office:value-type="string" office:string-value="¡Levanta el calor al máximo!" calcext:value-type="string">
            <text:p>¡Levanta el calor al máximo!</text:p>
          </table:table-cell>
          <table:table-cell table:formula="of:=GOOGLETRANSLATE_YOULIBRECALC([.$D21];[.$D$2];[.$I$2])" office:value-type="string" office:string-value="Поднимите тепло до максимума!" calcext:value-type="string">
            <text:p>Поднимите тепло до максимума!</text:p>
          </table:table-cell>
          <table:table-cell table:formula="of:=GOOGLETRANSLATE_YOULIBRECALC([.$D21];[.$D$2];[.$J$2])" office:value-type="string" office:string-value="Soulevez la chaleur au maximum!" calcext:value-type="string">
            <text:p>Soulevez la chaleur au maximum!</text:p>
          </table:table-cell>
          <table:table-cell table:formula="of:=GOOGLETRANSLATE_YOULIBRECALC([.$D21];[.$D$2];[.$K$2])" office:value-type="string" office:string-value="Dvignite toploto na največ!" calcext:value-type="string">
            <text:p>Dvignite toploto na največ!</text:p>
          </table:table-cell>
          <table:table-cell table:formula="of:=GOOGLETRANSLATE_YOULIBRECALC([.$D21];[.$D$2];[.$L$2])" office:value-type="string" office:string-value="Emelje fel a hőt a maximumig!" calcext:value-type="string">
            <text:p>Emelje fel a hőt a maximumig!</text:p>
          </table:table-cell>
          <table:table-cell table:formula="of:=GOOGLETRANSLATE_YOULIBRECALC([.$D21];[.$D$2];[.$M$2])" office:value-type="string" office:string-value="Σηκώστε τη θερμότητα στο μέγιστο!" calcext:value-type="string">
            <text:p>Σηκώστε τη θερμότητα στο μέγιστο!</text:p>
          </table:table-cell>
          <table:table-cell table:formula="of:=GOOGLETRANSLATE_YOULIBRECALC([.$D21];[.$D$2];[.$N$2])" office:value-type="string" office:string-value="Isıyı maksimum hale getirin!" calcext:value-type="string">
            <text:p>Isıyı maksimum hale getirin!</text:p>
          </table:table-cell>
          <table:table-cell table:formula="of:=GOOGLETRANSLATE_YOULIBRECALC([.$D21];[.$D$2];[.$O$2])" office:value-type="string" office:string-value="Solleva il calore al massimo!" calcext:value-type="string">
            <text:p>Solleva il calore al massimo!</text:p>
          </table:table-cell>
          <table:table-cell table:formula="of:=GOOGLETRANSLATE_YOULIBRECALC([.$D21];[.$D$2];[.$P$2])" office:value-type="string" office:string-value="Verhoog de hitte maximaal!" calcext:value-type="string">
            <text:p>Verhoog de hitte maximaal!</text:p>
          </table:table-cell>
          <table:table-cell table:formula="of:=GOOGLETRANSLATE_YOULIBRECALC([.$D21];[.$D$2];[.$Q$2])" office:value-type="string" office:string-value="열을 최대로 높이십시오!" calcext:value-type="string">
            <text:p>열을 최대로 높이십시오!</text:p>
          </table:table-cell>
          <table:table-cell table:formula="of:=GOOGLETRANSLATE_YOULIBRECALC([.$D21];[.$D$2];[.$R$2])" office:value-type="string" office:string-value="Zdvihnite teplo na maximum!" calcext:value-type="string">
            <text:p>Zdvihnite teplo na maximum!</text:p>
          </table:table-cell>
          <table:table-cell table:formula="of:=GOOGLETRANSLATE_YOULIBRECALC([.$D21];[.$D$2];[.$S$2])" office:value-type="string" office:string-value="Aumente o calor ao máximo!" calcext:value-type="string">
            <text:p>Aumente o calor ao máximo!</text:p>
          </table:table-cell>
          <table:table-cell table:formula="of:=GOOGLETRANSLATE_YOULIBRECALC([.$D21];[.$D$2];[.$T$2])" office:value-type="string" office:string-value="เพิ่มความร้อนให้สูงสุด!" calcext:value-type="string">
            <text:p>เพิ่มความร้อนให้สูงสุด!</text:p>
          </table:table-cell>
          <table:table-cell table:formula="of:=GOOGLETRANSLATE_YOULIBRECALC([.$D21];[.$D$2];[.$U$2])" office:value-type="string" office:string-value="Angkat panas sampai maksimal!" calcext:value-type="string">
            <text:p>Angkat panas sampai maksimal!</text:p>
          </table:table-cell>
          <table:table-cell table:formula="of:=GOOGLETRANSLATE_YOULIBRECALC([.$D21];[.$D$2];[.$V$2])" office:value-type="string" office:string-value="Zvyšte teplo na maximum!" calcext:value-type="string">
            <text:p>Zvyšte teplo na maximum!</text:p>
          </table:table-cell>
          <table:table-cell table:formula="of:=GOOGLETRANSLATE_YOULIBRECALC([.$D21];[.$D$2];[.$W$2])" office:value-type="string" office:string-value="Itaas ang init sa maximum!" calcext:value-type="string">
            <text:p>Itaas ang init sa maximum!</text:p>
          </table:table-cell>
          <table:table-cell table:formula="of:=GOOGLETRANSLATE_YOULIBRECALC([.$D21];[.$D$2];[.$X$2])" office:value-type="string" office:string-value="Підніміть тепло до максимуму!" calcext:value-type="string">
            <text:p>Підніміть тепло до максимуму!</text:p>
          </table:table-cell>
          <table:table-cell table:formula="of:=GOOGLETRANSLATE_YOULIBRECALC([.$D21];[.$D$2];[.$Y$2])" office:value-type="string" office:string-value="Nâng nhiệt lên tối đa!" calcext:value-type="string">
            <text:p>Nâng nhiệt lên tối đa!</text:p>
          </table:table-cell>
          <table:table-cell table:formula="of:=GOOGLETRANSLATE_YOULIBRECALC([.$D21];[.$D$2];[.$Z$2])" office:value-type="string" office:string-value="Heben Sie die Hitze auf maximal!" calcext:value-type="string">
            <text:p>Heben Sie die Hitze auf maximal!</text:p>
          </table:table-cell>
          <table:table-cell table:formula="of:=GOOGLETRANSLATE_YOULIBRECALC([.$D21];[.$D$2];[.$AA$2])" office:value-type="string" office:string-value="Nosta lämpö maksimiin!" calcext:value-type="string">
            <text:p>Nosta lämpö maksimiin!</text:p>
          </table:table-cell>
          <table:table-cell table:formula="of:=GOOGLETRANSLATE_YOULIBRECALC([.$D21];[.$D$2];[.$AB$2])" office:value-type="string" office:string-value="Løft varmen til maksimalt!" calcext:value-type="string">
            <text:p>Løft varmen til maksimalt!</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EdgingOff***</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2];[.$D$2];[.$E$2])" office:value-type="string" office:string-value="无效的" calcext:value-type="string">
            <text:p>无效的</text:p>
          </table:table-cell>
          <table:table-cell table:formula="of:=GOOGLETRANSLATE_YOULIBRECALC([.$D22];[.$D$2];[.$F$2])" office:value-type="string" office:string-value="ヌル" calcext:value-type="string">
            <text:p>ヌル</text:p>
          </table:table-cell>
          <table:table-cell table:formula="of:=GOOGLETRANSLATE_YOULIBRECALC([.$D22];[.$D$2];[.$G$2])" office:value-type="string" office:string-value="nieważny" calcext:value-type="string">
            <text:p>nieważny</text:p>
          </table:table-cell>
          <table:table-cell table:formula="of:=GOOGLETRANSLATE_YOULIBRECALC([.$D22];[.$D$2];[.$H$2])" office:value-type="string" office:string-value="nulo" calcext:value-type="string">
            <text:p>nulo</text:p>
          </table:table-cell>
          <table:table-cell table:formula="of:=GOOGLETRANSLATE_YOULIBRECALC([.$D22];[.$D$2];[.$I$2])" office:value-type="string" office:string-value="нулевой" calcext:value-type="string">
            <text:p>нулевой</text:p>
          </table:table-cell>
          <table:table-cell table:formula="of:=GOOGLETRANSLATE_YOULIBRECALC([.$D22];[.$D$2];[.$J$2])" office:value-type="string" office:string-value="nul" calcext:value-type="string">
            <text:p>nul</text:p>
          </table:table-cell>
          <table:table-cell table:formula="of:=GOOGLETRANSLATE_YOULIBRECALC([.$D22];[.$D$2];[.$K$2])" office:value-type="string" office:string-value="null" calcext:value-type="string">
            <text:p>null</text:p>
          </table:table-cell>
          <table:table-cell table:formula="of:=GOOGLETRANSLATE_YOULIBRECALC([.$D22];[.$D$2];[.$L$2])" office:value-type="string" office:string-value="nulla" calcext:value-type="string">
            <text:p>nulla</text:p>
          </table:table-cell>
          <table:table-cell table:formula="of:=GOOGLETRANSLATE_YOULIBRECALC([.$D22];[.$D$2];[.$M$2])" office:value-type="string" office:string-value="άκυρος" calcext:value-type="string">
            <text:p>άκυρος</text:p>
          </table:table-cell>
          <table:table-cell table:formula="of:=GOOGLETRANSLATE_YOULIBRECALC([.$D22];[.$D$2];[.$N$2])" office:value-type="string" office:string-value="hükümsüz" calcext:value-type="string">
            <text:p>hükümsüz</text:p>
          </table:table-cell>
          <table:table-cell table:formula="of:=GOOGLETRANSLATE_YOULIBRECALC([.$D22];[.$D$2];[.$O$2])" office:value-type="string" office:string-value="null" calcext:value-type="string">
            <text:p>null</text:p>
          </table:table-cell>
          <table:table-cell table:formula="of:=GOOGLETRANSLATE_YOULIBRECALC([.$D22];[.$D$2];[.$P$2])" office:value-type="string" office:string-value="nul" calcext:value-type="string">
            <text:p>nul</text:p>
          </table:table-cell>
          <table:table-cell table:formula="of:=GOOGLETRANSLATE_YOULIBRECALC([.$D22];[.$D$2];[.$Q$2])" office:value-type="string" office:string-value="널" calcext:value-type="string">
            <text:p>널</text:p>
          </table:table-cell>
          <table:table-cell table:formula="of:=GOOGLETRANSLATE_YOULIBRECALC([.$D22];[.$D$2];[.$R$2])" office:value-type="string" office:string-value="nulové" calcext:value-type="string">
            <text:p>nulové</text:p>
          </table:table-cell>
          <table:table-cell table:formula="of:=GOOGLETRANSLATE_YOULIBRECALC([.$D22];[.$D$2];[.$S$2])" office:value-type="string" office:string-value="nulo" calcext:value-type="string">
            <text:p>nulo</text:p>
          </table:table-cell>
          <table:table-cell table:formula="of:=GOOGLETRANSLATE_YOULIBRECALC([.$D22];[.$D$2];[.$T$2])" office:value-type="string" office:string-value="โมฆะ" calcext:value-type="string">
            <text:p>โมฆะ</text:p>
          </table:table-cell>
          <table:table-cell table:formula="of:=GOOGLETRANSLATE_YOULIBRECALC([.$D22];[.$D$2];[.$U$2])" office:value-type="string" office:string-value="batal" calcext:value-type="string">
            <text:p>batal</text:p>
          </table:table-cell>
          <table:table-cell table:formula="of:=GOOGLETRANSLATE_YOULIBRECALC([.$D22];[.$D$2];[.$V$2])" office:value-type="string" office:string-value="null" calcext:value-type="string">
            <text:p>null</text:p>
          </table:table-cell>
          <table:table-cell table:formula="of:=GOOGLETRANSLATE_YOULIBRECALC([.$D22];[.$D$2];[.$W$2])" office:value-type="string" office:string-value="Null" calcext:value-type="string">
            <text:p>Null</text:p>
          </table:table-cell>
          <table:table-cell table:formula="of:=GOOGLETRANSLATE_YOULIBRECALC([.$D22];[.$D$2];[.$X$2])" office:value-type="string" office:string-value="нульовий" calcext:value-type="string">
            <text:p>нульовий</text:p>
          </table:table-cell>
          <table:table-cell table:formula="of:=GOOGLETRANSLATE_YOULIBRECALC([.$D22];[.$D$2];[.$Y$2])" office:value-type="string" office:string-value="vô giá trị" calcext:value-type="string">
            <text:p>vô giá trị</text:p>
          </table:table-cell>
          <table:table-cell table:formula="of:=GOOGLETRANSLATE_YOULIBRECALC([.$D22];[.$D$2];[.$Z$2])" office:value-type="string" office:string-value="NULL" calcext:value-type="string">
            <text:p>NULL</text:p>
          </table:table-cell>
          <table:table-cell table:formula="of:=GOOGLETRANSLATE_YOULIBRECALC([.$D22];[.$D$2];[.$AA$2])" office:value-type="string" office:string-value="tyhjä" calcext:value-type="string">
            <text:p>tyhjä</text:p>
          </table:table-cell>
          <table:table-cell table:formula="of:=GOOGLETRANSLATE_YOULIBRECALC([.$D2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Frick_Moa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Mm~***Ahhhh~***{f_playerName}~***So good~***Flavourful~***Five stars~***Chef kiss***Mmmm~</text:p>
          </table:table-cell>
          <table:table-cell table:formula="of:=GOOGLETRANSLATE_YOULIBRECALC([.$D23];[.$D$2];[.$E$2])" office:value-type="string" office:string-value="mm〜 *** ahhhh〜 *** {f_playername}〜***太好了〜*** flavourful〜 ***五星级〜***厨师接吻*** mmmm〜" calcext:value-type="string">
            <text:p>mm〜 *** ahhhh〜 *** {f_playername}〜***太好了〜*** flavourful〜 ***五星级〜***厨师接吻*** mmmm〜</text:p>
          </table:table-cell>
          <table:table-cell table:formula="of:=GOOGLETRANSLATE_YOULIBRECALC([.$D23];[.$D$2];[.$F$2])" office:value-type="string" office:string-value="mm〜 *** ahhhh〜 *** {f_playername}〜*** so good〜 *** flavourful〜 *** 5つ星〜*** Chef Kiss *** Mmmm〜" calcext:value-type="string">
            <text:p>mm〜 *** ahhhh〜 *** {f_playername}〜*** so good〜 *** flavourful〜 *** 5つ星〜*** Chef Kiss *** Mmmm〜</text:p>
          </table:table-cell>
          <table:table-cell table:formula="of:=GOOGLETRANSLATE_YOULIBRECALC([.$D23];[.$D$2];[.$G$2])" office:value-type="string" office:string-value="Mm ~ *** ahhhh ~ *** {f_playername} ~ *** So Good ~ *** Flavourful ~ *** Pięć gwiazdek ~ *** Szef Chef Kiss *** mmmm ~" calcext:value-type="string">
            <text:p>Mm ~ *** ahhhh ~ *** {f_playername} ~ *** So Good ~ *** Flavourful ~ *** Pięć gwiazdek ~ *** Szef Chef Kiss *** mmmm ~</text:p>
          </table:table-cell>
          <table:table-cell table:formula="of:=GOOGLETRANSLATE_YOULIBRECALC([.$D23];[.$D$2];[.$H$2])" office:value-type="string" office:string-value="Mm ~ *** ahhhhh ~ *** {f_playername} ~ *** tan bueno ~ *** saborful ~ *** cinco estrellas ~ *** chef beso *** mmmm ~" calcext:value-type="string">
            <text:p>Mm ~ *** ahhhhh ~ *** {f_playername} ~ *** tan bueno ~ *** saborful ~ *** cinco estrellas ~ *** chef beso *** mmmm ~</text:p>
          </table:table-cell>
          <table:table-cell table:formula="of:=GOOGLETRANSLATE_YOULIBRECALC([.$D23];[.$D$2];[.$I$2])" office:value-type="string" office:string-value="Mm ~ *** аааааааааааааааааааааааааааааааааааааааааааааааааааааааааааааааааааааааааааааааааааааааа" calcext:value-type="string">
            <text:p>Mm ~ *** аааааааааааааааааааааааааааааааааааааааааааааааааааааааааааааааааааааааааааааааааааааааа</text:p>
          </table:table-cell>
          <table:table-cell table:formula="of:=GOOGLETRANSLATE_YOULIBRECALC([.$D23];[.$D$2];[.$J$2])" office:value-type="string" office:string-value="Mm ~ *** ahhhh ~ *** {f_playername} ~ *** So Good ~ *** Flavourful ~ *** cinq étoiles ~ *** Chef Kiss *** mmmm ~" calcext:value-type="string">
            <text:p>Mm ~ *** ahhhh ~ *** {f_playername} ~ *** So Good ~ *** Flavourful ~ *** cinq étoiles ~ *** Chef Kiss *** mmmm ~</text:p>
          </table:table-cell>
          <table:table-cell table:formula="of:=GOOGLETRANSLATE_YOULIBRECALC([.$D23];[.$D$2];[.$K$2])" office:value-type="string" office:string-value="Mm ~ *** ahhhh ~ *** {f_playername} ~ *** Tako dobro ~ *** Flavourful ~ *** Pet zvezdic ~ *** Chef poljub *** mmmm ~" calcext:value-type="string">
            <text:p>Mm ~ *** ahhhh ~ *** {f_playername} ~ *** Tako dobro ~ *** Flavourful ~ *** Pet zvezdic ~ *** Chef poljub *** mmmm ~</text:p>
          </table:table-cell>
          <table:table-cell table:formula="of:=GOOGLETRANSLATE_YOULIBRECALC([.$D23];[.$D$2];[.$L$2])" office:value-type="string" office:string-value="Mm ~ *** ahhhh ~ *** {f_playerName} ~ *** olyan jó ~ *** ízléses ~ *** öt csillag ~ *** séf csók *** mmmm ~" calcext:value-type="string">
            <text:p>Mm ~ *** ahhhh ~ *** {f_playerName} ~ *** olyan jó ~ *** ízléses ~ *** öt csillag ~ *** séf csók *** mmmm ~</text:p>
          </table:table-cell>
          <table:table-cell table:formula="of:=GOOGLETRANSLATE_YOULIBRECALC([.$D23];[.$D$2];[.$M$2])" office:value-type="string" office:string-value="Mm ~ *** ahhhh ~ *** {f_playername} ~ *** τόσο καλό ~ *** flavourful ~ *** πέντε αστέρια ~ *** chef φιλί *** mmmm ~" calcext:value-type="string">
            <text:p>Mm ~ *** ahhhh ~ *** {f_playername} ~ *** τόσο καλό ~ *** flavourful ~ *** πέντε αστέρια ~ *** chef φιλί *** mmmm ~</text:p>
          </table:table-cell>
          <table:table-cell table:formula="of:=GOOGLETRANSLATE_YOULIBRECALC([.$D23];[.$D$2];[.$N$2])" office:value-type="string" office:string-value="Mm ~ *** ahhhh ~ *** {f_playername} ~ *** çok iyi ~ *** Flavourful ~ *** Beş Yıldız ~ *** Şef Kiss *** Mmmmm ~" calcext:value-type="string">
            <text:p>Mm ~ *** ahhhh ~ *** {f_playername} ~ *** çok iyi ~ *** Flavourful ~ *** Beş Yıldız ~ *** Şef Kiss *** Mmmmm ~</text:p>
          </table:table-cell>
          <table:table-cell table:formula="of:=GOOGLETRANSLATE_YOULIBRECALC([.$D23];[.$D$2];[.$O$2])" office:value-type="string" office:string-value="Mm ~ *** ahhhh ~ *** {f_playername} ~ *** così bene ~ *** FLAVOURFUL ~ *** Five Stars ~ *** Chef Kiss *** Mmmm ~" calcext:value-type="string">
            <text:p>Mm ~ *** ahhhh ~ *** {f_playername} ~ *** così bene ~ *** FLAVOURFUL ~ *** Five Stars ~ *** Chef Kiss *** Mmmm ~</text:p>
          </table:table-cell>
          <table:table-cell table:formula="of:=GOOGLETRANSLATE_YOULIBRECALC([.$D23];[.$D$2];[.$P$2])" office:value-type="string" office:string-value="Mm ~ *** ahhhh ~ *** {f_playerName} ~ *** so good ~ *** flavourful ~ *** vijf sterren ~ *** chef kiss *** mmmm ~" calcext:value-type="string">
            <text:p>Mm ~ *** ahhhh ~ *** {f_playerName} ~ *** so good ~ *** flavourful ~ *** vijf sterren ~ *** chef kiss *** mmmm ~</text:p>
          </table:table-cell>
          <table:table-cell table:formula="of:=GOOGLETRANSLATE_YOULIBRECALC([.$D23];[.$D$2];[.$Q$2])" office:value-type="string" office:string-value="mm ~ *** ahhhh ~ *** {f_playername} ~ *** 너무 좋아 ~ *** 맛 ~ *** 별 5 개 별 ~ *** 요리사 키스 *** mmmm ~" calcext:value-type="string">
            <text:p>mm ~ *** ahhhh ~ *** {f_playername} ~ *** 너무 좋아 ~ *** 맛 ~ *** 별 5 개 별 ~ *** 요리사 키스 *** mmmm ~</text:p>
          </table:table-cell>
          <table:table-cell table:formula="of:=GOOGLETRANSLATE_YOULIBRECALC([.$D23];[.$D$2];[.$R$2])" office:value-type="string" office:string-value="Mm ~ *** ahhhh ~ *** {f_playername} ~ *** tak dobrý ~ *** chutný ~ *** Päť hviezd ~ *** šéfkuchár Kiss *** mmmm ~" calcext:value-type="string">
            <text:p>Mm ~ *** ahhhh ~ *** {f_playername} ~ *** tak dobrý ~ *** chutný ~ *** Päť hviezd ~ *** šéfkuchár Kiss *** mmmm ~</text:p>
          </table:table-cell>
          <table:table-cell table:formula="of:=GOOGLETRANSLATE_YOULIBRECALC([.$D23];[.$D$2];[.$S$2])" office:value-type="string" office:string-value="Mm ~ *** ahhhh ~ *** {f_playername} ~ *** tão bom ~ *** sabor ~ *** cinco estrelas ~ *** Chef Kiss *** mmmm ~" calcext:value-type="string">
            <text:p>Mm ~ *** ahhhh ~ *** {f_playername} ~ *** tão bom ~ *** sabor ~ *** cinco estrelas ~ *** Chef Kiss *** mmmm ~</text:p>
          </table:table-cell>
          <table:table-cell table:formula="of:=GOOGLETRANSLATE_YOULIBRECALC([.$D23];[.$D$2];[.$T$2])" office:value-type="string" office:string-value="mm ~ *** ahhhh ~ *** {f_playername} ~ *** ดีมาก ~ *** flavourful ~ *** ห้าดาว ~ *** พ่อครัวจูบ *** mmmm ~" calcext:value-type="string">
            <text:p>mm ~ *** ahhhh ~ *** {f_playername} ~ *** ดีมาก ~ *** flavourful ~ *** ห้าดาว ~ *** พ่อครัวจูบ *** mmmm ~</text:p>
          </table:table-cell>
          <table:table-cell table:formula="of:=GOOGLETRANSLATE_YOULIBRECALC([.$D23];[.$D$2];[.$U$2])" office:value-type="string" office:string-value="Mm ~ *** ahhhh ~ *** {f_playername} ~ *** sangat bagus ~ *** flavourful ~ *** lima bintang ~ *** chef ciuman *** mmmm ~" calcext:value-type="string">
            <text:p>Mm ~ *** ahhhh ~ *** {f_playername} ~ *** sangat bagus ~ *** flavourful ~ *** lima bintang ~ *** chef ciuman *** mmmm ~</text:p>
          </table:table-cell>
          <table:table-cell table:formula="of:=GOOGLETRANSLATE_YOULIBRECALC([.$D23];[.$D$2];[.$V$2])" office:value-type="string" office:string-value="Mm ~ *** ahhhh ~ *** {f_playername} ~ *** So Good ~ *** Flavourful ~ *** Pět hvězdiček ~ *** Chef Kiss *** Mmmm ~" calcext:value-type="string">
            <text:p>Mm ~ *** ahhhh ~ *** {f_playername} ~ *** So Good ~ *** Flavourful ~ *** Pět hvězdiček ~ *** Chef Kiss *** Mmmm ~</text:p>
          </table:table-cell>
          <table:table-cell table:formula="of:=GOOGLETRANSLATE_YOULIBRECALC([.$D23];[.$D$2];[.$W$2])" office:value-type="string" office:string-value="Mm ~ *** ahhhh ~ *** {f_playername} ~ *** napakabuti ~ *** Flavourful ~ *** Limang bituin ~ *** Chef Kiss *** mmmm ~" calcext:value-type="string">
            <text:p>Mm ~ *** ahhhh ~ *** {f_playername} ~ *** napakabuti ~ *** Flavourful ~ *** Limang bituin ~ *** Chef Kiss *** mmmm ~</text:p>
          </table:table-cell>
          <table:table-cell table:formula="of:=GOOGLETRANSLATE_YOULIBRECALC([.$D23];[.$D$2];[.$X$2])" office:value-type="string" office:string-value="Mm ~ *** ahhhh ~ *** {f_playername} ~ *** так добре ~ *** ароматний ~ *** п’ять зірок ~ *** шеф -кухар поцілунок *** ммм ~" calcext:value-type="string">
            <text:p>Mm ~ *** ahhhh ~ *** {f_playername} ~ *** так добре ~ *** ароматний ~ *** п’ять зірок ~ *** шеф -кухар поцілунок *** ммм ~</text:p>
          </table:table-cell>
          <table:table-cell table:formula="of:=GOOGLETRANSLATE_YOULIBRECALC([.$D23];[.$D$2];[.$Y$2])" office:value-type="string" office:string-value="Mm ~ *** ahhhh ~ *** {f_playername} ~ *** rất tốt ~ *** flavourful" calcext:value-type="string">
            <text:p>Mm ~ *** ahhhh ~ *** {f_playername} ~ *** rất tốt ~ *** flavourful</text:p>
          </table:table-cell>
          <table:table-cell table:formula="of:=GOOGLETRANSLATE_YOULIBRECALC([.$D23];[.$D$2];[.$Z$2])" office:value-type="string" office:string-value="Mm ~ *** ahhhh ~ *** {f_playername} ~ *** So gut ~ *** flavourful ~ *** Fünf Sterne ~ *** Chef Kuss *** mmmm ~" calcext:value-type="string">
            <text:p>Mm ~ *** ahhhh ~ *** {f_playername} ~ *** So gut ~ *** flavourful ~ *** Fünf Sterne ~ *** Chef Kuss *** mmmm ~</text:p>
          </table:table-cell>
          <table:table-cell table:formula="of:=GOOGLETRANSLATE_YOULIBRECALC([.$D23];[.$D$2];[.$AA$2])" office:value-type="string" office:string-value="Mm ~ *** ahhhh ~ *** {f_playername} ~ *** niin hyvä ~ *** mausteinen ~ *** viisi tähteä ~ *** kokki suudelma *** mmmm ~" calcext:value-type="string">
            <text:p>Mm ~ *** ahhhh ~ *** {f_playername} ~ *** niin hyvä ~ *** mausteinen ~ *** viisi tähteä ~ *** kokki suudelma *** mmmm ~</text:p>
          </table:table-cell>
          <table:table-cell table:formula="of:=GOOGLETRANSLATE_YOULIBRECALC([.$D23];[.$D$2];[.$AB$2])" office:value-type="string" office:string-value="Mm ~ *** ahhhh ~ *** {f_playername} ~ *** så god ~ *** Flavourful ~ *** Fem stjerner ~ *** Kokkekiss *** mmmm ~" calcext:value-type="string">
            <text:p>Mm ~ *** ahhhh ~ *** {f_playername} ~ *** så god ~ *** Flavourful ~ *** Fem stjerner ~ *** Kokkekiss *** mmmm ~</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Moa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4];[.$D$2];[.$E$2])" office:value-type="string" office:string-value="无效的" calcext:value-type="string">
            <text:p>无效的</text:p>
          </table:table-cell>
          <table:table-cell table:formula="of:=GOOGLETRANSLATE_YOULIBRECALC([.$D24];[.$D$2];[.$F$2])" office:value-type="string" office:string-value="ヌル" calcext:value-type="string">
            <text:p>ヌル</text:p>
          </table:table-cell>
          <table:table-cell table:formula="of:=GOOGLETRANSLATE_YOULIBRECALC([.$D24];[.$D$2];[.$G$2])" office:value-type="string" office:string-value="nieważny" calcext:value-type="string">
            <text:p>nieważny</text:p>
          </table:table-cell>
          <table:table-cell table:formula="of:=GOOGLETRANSLATE_YOULIBRECALC([.$D24];[.$D$2];[.$H$2])" office:value-type="string" office:string-value="nulo" calcext:value-type="string">
            <text:p>nulo</text:p>
          </table:table-cell>
          <table:table-cell table:formula="of:=GOOGLETRANSLATE_YOULIBRECALC([.$D24];[.$D$2];[.$I$2])" office:value-type="string" office:string-value="нулевой" calcext:value-type="string">
            <text:p>нулевой</text:p>
          </table:table-cell>
          <table:table-cell table:formula="of:=GOOGLETRANSLATE_YOULIBRECALC([.$D24];[.$D$2];[.$J$2])" office:value-type="string" office:string-value="nul" calcext:value-type="string">
            <text:p>nul</text:p>
          </table:table-cell>
          <table:table-cell table:formula="of:=GOOGLETRANSLATE_YOULIBRECALC([.$D24];[.$D$2];[.$K$2])" office:value-type="string" office:string-value="null" calcext:value-type="string">
            <text:p>null</text:p>
          </table:table-cell>
          <table:table-cell table:formula="of:=GOOGLETRANSLATE_YOULIBRECALC([.$D24];[.$D$2];[.$L$2])" office:value-type="string" office:string-value="nulla" calcext:value-type="string">
            <text:p>nulla</text:p>
          </table:table-cell>
          <table:table-cell table:formula="of:=GOOGLETRANSLATE_YOULIBRECALC([.$D24];[.$D$2];[.$M$2])" office:value-type="string" office:string-value="άκυρος" calcext:value-type="string">
            <text:p>άκυρος</text:p>
          </table:table-cell>
          <table:table-cell table:formula="of:=GOOGLETRANSLATE_YOULIBRECALC([.$D24];[.$D$2];[.$N$2])" office:value-type="string" office:string-value="hükümsüz" calcext:value-type="string">
            <text:p>hükümsüz</text:p>
          </table:table-cell>
          <table:table-cell table:formula="of:=GOOGLETRANSLATE_YOULIBRECALC([.$D24];[.$D$2];[.$O$2])" office:value-type="string" office:string-value="null" calcext:value-type="string">
            <text:p>null</text:p>
          </table:table-cell>
          <table:table-cell table:formula="of:=GOOGLETRANSLATE_YOULIBRECALC([.$D24];[.$D$2];[.$P$2])" office:value-type="string" office:string-value="nul" calcext:value-type="string">
            <text:p>nul</text:p>
          </table:table-cell>
          <table:table-cell table:formula="of:=GOOGLETRANSLATE_YOULIBRECALC([.$D24];[.$D$2];[.$Q$2])" office:value-type="string" office:string-value="널" calcext:value-type="string">
            <text:p>널</text:p>
          </table:table-cell>
          <table:table-cell table:formula="of:=GOOGLETRANSLATE_YOULIBRECALC([.$D24];[.$D$2];[.$R$2])" office:value-type="string" office:string-value="nulové" calcext:value-type="string">
            <text:p>nulové</text:p>
          </table:table-cell>
          <table:table-cell table:formula="of:=GOOGLETRANSLATE_YOULIBRECALC([.$D24];[.$D$2];[.$S$2])" office:value-type="string" office:string-value="nulo" calcext:value-type="string">
            <text:p>nulo</text:p>
          </table:table-cell>
          <table:table-cell table:formula="of:=GOOGLETRANSLATE_YOULIBRECALC([.$D24];[.$D$2];[.$T$2])" office:value-type="string" office:string-value="โมฆะ" calcext:value-type="string">
            <text:p>โมฆะ</text:p>
          </table:table-cell>
          <table:table-cell table:formula="of:=GOOGLETRANSLATE_YOULIBRECALC([.$D24];[.$D$2];[.$U$2])" office:value-type="string" office:string-value="batal" calcext:value-type="string">
            <text:p>batal</text:p>
          </table:table-cell>
          <table:table-cell table:formula="of:=GOOGLETRANSLATE_YOULIBRECALC([.$D24];[.$D$2];[.$V$2])" office:value-type="string" office:string-value="null" calcext:value-type="string">
            <text:p>null</text:p>
          </table:table-cell>
          <table:table-cell table:formula="of:=GOOGLETRANSLATE_YOULIBRECALC([.$D24];[.$D$2];[.$W$2])" office:value-type="string" office:string-value="Null" calcext:value-type="string">
            <text:p>Null</text:p>
          </table:table-cell>
          <table:table-cell table:formula="of:=GOOGLETRANSLATE_YOULIBRECALC([.$D24];[.$D$2];[.$X$2])" office:value-type="string" office:string-value="нульовий" calcext:value-type="string">
            <text:p>нульовий</text:p>
          </table:table-cell>
          <table:table-cell table:formula="of:=GOOGLETRANSLATE_YOULIBRECALC([.$D24];[.$D$2];[.$Y$2])" office:value-type="string" office:string-value="vô giá trị" calcext:value-type="string">
            <text:p>vô giá trị</text:p>
          </table:table-cell>
          <table:table-cell table:formula="of:=GOOGLETRANSLATE_YOULIBRECALC([.$D24];[.$D$2];[.$Z$2])" office:value-type="string" office:string-value="NULL" calcext:value-type="string">
            <text:p>NULL</text:p>
          </table:table-cell>
          <table:table-cell table:formula="of:=GOOGLETRANSLATE_YOULIBRECALC([.$D24];[.$D$2];[.$AA$2])" office:value-type="string" office:string-value="tyhjä" calcext:value-type="string">
            <text:p>tyhjä</text:p>
          </table:table-cell>
          <table:table-cell table:formula="of:=GOOGLETRANSLATE_YOULIBRECALC([.$D2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8">
          <table:table-cell table:style-name="ce6" office:value-type="string" calcext:value-type="string">
            <text:p>***Frick_RapeBegStopSuccess***</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Yes, chef! ***Right, right, but just because I love your baguette. ***You have a recipe in mind? Okay then. ***So, you want to cook, eh?</text:p>
          </table:table-cell>
          <table:table-cell table:formula="of:=GOOGLETRANSLATE_YOULIBRECALC([.$D25];[.$D$2];[.$E$2])" office:value-type="string" office:string-value="是的，厨师！ ***对，对，但这仅仅是因为我爱你的法式面包。 ***您有食谱吗？好吧。 ***所以，你想做饭，是吗？" calcext:value-type="string">
            <text:p>是的，厨师！ ***对，对，但这仅仅是因为我爱你的法式面包。 ***您有食谱吗？好吧。 ***所以，你想做饭，是吗？</text:p>
          </table:table-cell>
          <table:table-cell table:formula="of:=GOOGLETRANSLATE_YOULIBRECALC([.$D25];[.$D$2];[.$F$2])" office:value-type="string" office:string-value="はい、シェフ！ ***そうです、しかし、私はあなたのバゲットが大好きだからです。 ***あなたはレシピを念頭に置いていますか？さて。 ***それで、あなたは料理したいですよね？" calcext:value-type="string">
            <text:p>はい、シェフ！ ***そうです、しかし、私はあなたのバゲットが大好きだからです。 ***あなたはレシピを念頭に置いていますか？さて。 ***それで、あなたは料理したいですよね？</text:p>
          </table:table-cell>
          <table:table-cell table:formula="of:=GOOGLETRANSLATE_YOULIBRECALC([.$D25];[.$D$2];[.$G$2])" office:value-type="string" office:string-value="Tak, szef kuchni! *** Racja, prawda, ale tylko dlatego, że uwielbiam twoją bagietkę. *** Masz na myśli przepis? W takim razie. *** Więc chcesz gotować, co?" calcext:value-type="string">
            <text:p>Tak, szef kuchni! *** Racja, prawda, ale tylko dlatego, że uwielbiam twoją bagietkę. *** Masz na myśli przepis? W takim razie. *** Więc chcesz gotować, co?</text:p>
          </table:table-cell>
          <table:table-cell table:formula="of:=GOOGLETRANSLATE_YOULIBRECALC([.$D25];[.$D$2];[.$H$2])" office:value-type="string" office:string-value="¡Sí, Chef! *** Correcto, correcto, pero solo porque amo tu baguette. *** ¿Tienes una receta en mente? Bien entonces. *** Entonces, quieres cocinar, ¿eh?" calcext:value-type="string">
            <text:p>¡Sí, Chef! *** Correcto, correcto, pero solo porque amo tu baguette. *** ¿Tienes una receta en mente? Bien entonces. *** Entonces, quieres cocinar, ¿eh?</text:p>
          </table:table-cell>
          <table:table-cell table:formula="of:=GOOGLETRANSLATE_YOULIBRECALC([.$D25];[.$D$2];[.$I$2])" office:value-type="string" office:string-value="Да, шеф -повар! *** Правильно, верно, но только потому, что я люблю твой багет. *** У вас есть рецепт? Хорошо тогда. *** Итак, вы хотите приготовить, а?" calcext:value-type="string">
            <text:p>Да, шеф -повар! *** Правильно, верно, но только потому, что я люблю твой багет. *** У вас есть рецепт? Хорошо тогда. *** Итак, вы хотите приготовить, а?</text:p>
          </table:table-cell>
          <table:table-cell table:formula="of:=GOOGLETRANSLATE_YOULIBRECALC([.$D25];[.$D$2];[.$J$2])" office:value-type="string" office:string-value="Oui, chef! *** D'accord, mais juste parce que j'aime ta baguette. *** Vous avez une recette en tête? D'accord alors. *** Alors, tu veux cuisiner, hein?" calcext:value-type="string">
            <text:p>Oui, chef! *** D'accord, mais juste parce que j'aime ta baguette. *** Vous avez une recette en tête? D'accord alors. *** Alors, tu veux cuisiner, hein?</text:p>
          </table:table-cell>
          <table:table-cell table:formula="of:=GOOGLETRANSLATE_YOULIBRECALC([.$D25];[.$D$2];[.$K$2])" office:value-type="string" office:string-value="Ja, kuhar! *** Prav, prav, ampak samo zato, ker imam rad tvojo bagueto. *** Imate v mislih recept? V redu potem. *** Torej, hočeš kuhati, kajne?" calcext:value-type="string">
            <text:p>Ja, kuhar! *** Prav, prav, ampak samo zato, ker imam rad tvojo bagueto. *** Imate v mislih recept? V redu potem. *** Torej, hočeš kuhati, kajne?</text:p>
          </table:table-cell>
          <table:table-cell table:formula="of:=GOOGLETRANSLATE_YOULIBRECALC([.$D25];[.$D$2];[.$L$2])" office:value-type="string" office:string-value="Igen, séf! *** Jól van, igaz, de csak azért, mert szeretem a bagettedet. *** Van egy recepted? Akkor oké. *** Szóval, főzni akarsz, ugye?" calcext:value-type="string">
            <text:p>Igen, séf! *** Jól van, igaz, de csak azért, mert szeretem a bagettedet. *** Van egy recepted? Akkor oké. *** Szóval, főzni akarsz, ugye?</text:p>
          </table:table-cell>
          <table:table-cell table:formula="of:=GOOGLETRANSLATE_YOULIBRECALC([.$D25];[.$D$2];[.$M$2])" office:value-type="string" office:string-value="Ναι, σεφ! *** Δεξιά, σωστά, αλλά μόνο και μόνο επειδή μου αρέσει η μπαγκέτα σας. *** Έχετε μια συνταγή στο μυαλό; Εντάξει τότε. *** Έτσι, θέλετε να μαγειρέψετε, ε;" calcext:value-type="string">
            <text:p>Ναι, σεφ! *** Δεξιά, σωστά, αλλά μόνο και μόνο επειδή μου αρέσει η μπαγκέτα σας. *** Έχετε μια συνταγή στο μυαλό; Εντάξει τότε. *** Έτσι, θέλετε να μαγειρέψετε, ε;</text:p>
          </table:table-cell>
          <table:table-cell table:formula="of:=GOOGLETRANSLATE_YOULIBRECALC([.$D25];[.$D$2];[.$N$2])" office:value-type="string" office:string-value="Evet, şef! *** Doğru, doğru, ama sadece bagetini sevdiğim için. *** Aklınızda bir tarif var mı? Tamam o zaman. *** Öyleyse yemek yapmak ister misin, ha?" calcext:value-type="string">
            <text:p>Evet, şef! *** Doğru, doğru, ama sadece bagetini sevdiğim için. *** Aklınızda bir tarif var mı? Tamam o zaman. *** Öyleyse yemek yapmak ister misin, ha?</text:p>
          </table:table-cell>
          <table:table-cell table:formula="of:=GOOGLETRANSLATE_YOULIBRECALC([.$D25];[.$D$2];[.$O$2])" office:value-type="string" office:string-value="Sì, chef! *** Giusto, giusto, ma solo perché amo la tua baguette. *** Hai in mente una ricetta? Va bene allora. *** Allora, vuoi cucinare, eh?" calcext:value-type="string">
            <text:p>Sì, chef! *** Giusto, giusto, ma solo perché amo la tua baguette. *** Hai in mente una ricetta? Va bene allora. *** Allora, vuoi cucinare, eh?</text:p>
          </table:table-cell>
          <table:table-cell table:formula="of:=GOOGLETRANSLATE_YOULIBRECALC([.$D25];[.$D$2];[.$P$2])" office:value-type="string" office:string-value="Ja, chef! *** Juist, toch, maar alleen omdat ik van je stokbrood houd. *** Heb je een recept in gedachten? Oké dan. *** Dus, wil je koken, hè?" calcext:value-type="string">
            <text:p>Ja, chef! *** Juist, toch, maar alleen omdat ik van je stokbrood houd. *** Heb je een recept in gedachten? Oké dan. *** Dus, wil je koken, hè?</text:p>
          </table:table-cell>
          <table:table-cell table:formula="of:=GOOGLETRANSLATE_YOULIBRECALC([.$D25];[.$D$2];[.$Q$2])" office:value-type="string" office:string-value="네, 요리사! *** 맞습니다.하지만 바게트를 좋아하기 때문입니다. *** 레시피를 염두에두고 있습니까? 좋아. 그럼. *** 그래서 요리하고 싶어?" calcext:value-type="string">
            <text:p>네, 요리사! *** 맞습니다.하지만 바게트를 좋아하기 때문입니다. *** 레시피를 염두에두고 있습니까? 좋아. 그럼. *** 그래서 요리하고 싶어?</text:p>
          </table:table-cell>
          <table:table-cell table:formula="of:=GOOGLETRANSLATE_YOULIBRECALC([.$D25];[.$D$2];[.$R$2])" office:value-type="string" office:string-value="Áno, šéfkuchár! *** správne, správne, ale len preto, že milujem tvoju bagetu. *** Máte na mysli recept? Dobre. *** Takže chcete variť, hm?" calcext:value-type="string">
            <text:p>Áno, šéfkuchár! *** správne, správne, ale len preto, že milujem tvoju bagetu. *** Máte na mysli recept? Dobre. *** Takže chcete variť, hm?</text:p>
          </table:table-cell>
          <table:table-cell table:formula="of:=GOOGLETRANSLATE_YOULIBRECALC([.$D25];[.$D$2];[.$S$2])" office:value-type="string" office:string-value="Sim, chef! *** Certo, certo, mas só porque eu amo sua baguete. *** Você tem uma receita em mente? Ok então. *** Então, você quer cozinhar, não é?" calcext:value-type="string">
            <text:p>Sim, chef! *** Certo, certo, mas só porque eu amo sua baguete. *** Você tem uma receita em mente? Ok então. *** Então, você quer cozinhar, não é?</text:p>
          </table:table-cell>
          <table:table-cell table:formula="of:=GOOGLETRANSLATE_YOULIBRECALC([.$D25];[.$D$2];[.$T$2])" office:value-type="string" office:string-value="ใช่พ่อครัว! *** ถูกต้อง แต่เพียงเพราะฉันรักบาแกตต์ของคุณ *** คุณมีสูตรในใจ? โอเค *** คุณต้องการทำอาหารใช่มั้ย" calcext:value-type="string">
            <text:p>ใช่พ่อครัว! *** ถูกต้อง แต่เพียงเพราะฉันรักบาแกตต์ของคุณ *** คุณมีสูตรในใจ? โอเค *** คุณต้องการทำอาหารใช่มั้ย</text:p>
          </table:table-cell>
          <table:table-cell table:formula="of:=GOOGLETRANSLATE_YOULIBRECALC([.$D25];[.$D$2];[.$U$2])" office:value-type="string" office:string-value="Ya, koki! *** Benar, benar, tapi hanya karena saya suka baguette Anda. *** Anda punya resep? Oke kalau begitu. *** Jadi, Anda ingin memasak, eh?" calcext:value-type="string">
            <text:p>Ya, koki! *** Benar, benar, tapi hanya karena saya suka baguette Anda. *** Anda punya resep? Oke kalau begitu. *** Jadi, Anda ingin memasak, eh?</text:p>
          </table:table-cell>
          <table:table-cell table:formula="of:=GOOGLETRANSLATE_YOULIBRECALC([.$D25];[.$D$2];[.$V$2])" office:value-type="string" office:string-value="Ano, šéfkuchař! *** Správně, správně, ale jen proto, že miluji vaši bagetu. *** Máte na mysli recept? Dobře. *** Takže chcete vařit, hm?" calcext:value-type="string">
            <text:p>Ano, šéfkuchař! *** Správně, správně, ale jen proto, že miluji vaši bagetu. *** Máte na mysli recept? Dobře. *** Takže chcete vařit, hm?</text:p>
          </table:table-cell>
          <table:table-cell table:formula="of:=GOOGLETRANSLATE_YOULIBRECALC([.$D25];[.$D$2];[.$W$2])" office:value-type="string" office:string-value="Oo, Chef! *** Tama, tama, ngunit dahil lamang sa mahal ko ang iyong baguette. *** Mayroon kang isang recipe sa isip? Okay nun. *** Kaya, gusto mong magluto, eh?" calcext:value-type="string">
            <text:p>Oo, Chef! *** Tama, tama, ngunit dahil lamang sa mahal ko ang iyong baguette. *** Mayroon kang isang recipe sa isip? Okay nun. *** Kaya, gusto mong magluto, eh?</text:p>
          </table:table-cell>
          <table:table-cell table:formula="of:=GOOGLETRANSLATE_YOULIBRECALC([.$D25];[.$D$2];[.$X$2])" office:value-type="string" office:string-value="Так, шеф -кухар! *** Правильно, правда, але просто тому, що я люблю твій багет. *** Ви маєте на увазі рецепт? Добре тоді. *** Отже, ти хочеш готувати, так?" calcext:value-type="string">
            <text:p>Так, шеф -кухар! *** Правильно, правда, але просто тому, що я люблю твій багет. *** Ви маєте на увазі рецепт? Добре тоді. *** Отже, ти хочеш готувати, так?</text:p>
          </table:table-cell>
          <table:table-cell table:formula="of:=GOOGLETRANSLATE_YOULIBRECALC([.$D25];[.$D$2];[.$Y$2])" office:value-type="string" office:string-value="Vâng, đầu bếp! *** Đúng, phải, nhưng chỉ vì tôi yêu baguette của bạn. *** Bạn có một công thức trong tâm trí? Được rồi. *** Vậy, bạn muốn nấu ăn, hả?" calcext:value-type="string">
            <text:p>Vâng, đầu bếp! *** Đúng, phải, nhưng chỉ vì tôi yêu baguette của bạn. *** Bạn có một công thức trong tâm trí? Được rồi. *** Vậy, bạn muốn nấu ăn, hả?</text:p>
          </table:table-cell>
          <table:table-cell table:formula="of:=GOOGLETRANSLATE_YOULIBRECALC([.$D25];[.$D$2];[.$Z$2])" office:value-type="string" office:string-value="Ja, Koch! *** Richtig, richtig, aber nur weil ich deine Baguette liebe. *** Sie haben ein Rezept im Sinn? Okay, dann. *** Also willst du kochen, was?" calcext:value-type="string">
            <text:p>Ja, Koch! *** Richtig, richtig, aber nur weil ich deine Baguette liebe. *** Sie haben ein Rezept im Sinn? Okay, dann. *** Also willst du kochen, was?</text:p>
          </table:table-cell>
          <table:table-cell table:formula="of:=GOOGLETRANSLATE_YOULIBRECALC([.$D25];[.$D$2];[.$AA$2])" office:value-type="string" office:string-value="Kyllä, kokki! *** Oikein, oikein, mutta vain siksi, että rakastan patonkasi. *** Sinulla on resepti mielessä? Okei sitten. *** Joten haluat kokata, eikö?" calcext:value-type="string">
            <text:p>Kyllä, kokki! *** Oikein, oikein, mutta vain siksi, että rakastan patonkasi. *** Sinulla on resepti mielessä? Okei sitten. *** Joten haluat kokata, eikö?</text:p>
          </table:table-cell>
          <table:table-cell table:formula="of:=GOOGLETRANSLATE_YOULIBRECALC([.$D25];[.$D$2];[.$AB$2])" office:value-type="string" office:string-value="Ja, kok! *** Rigtigt, rigtigt, men bare fordi jeg elsker din baguette. *** Har du en opskrift i tankerne? Okay da. *** Så vil du lave mad, ikke?" calcext:value-type="string">
            <text:p>Ja, kok! *** Rigtigt, rigtigt, men bare fordi jeg elsker din baguette. *** Har du en opskrift i tankerne? Okay da. *** Så vil du lave mad, ikke?</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RapeBegStopSuccess***</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6];[.$D$2];[.$E$2])" office:value-type="string" office:string-value="无效的" calcext:value-type="string">
            <text:p>无效的</text:p>
          </table:table-cell>
          <table:table-cell table:formula="of:=GOOGLETRANSLATE_YOULIBRECALC([.$D26];[.$D$2];[.$F$2])" office:value-type="string" office:string-value="ヌル" calcext:value-type="string">
            <text:p>ヌル</text:p>
          </table:table-cell>
          <table:table-cell table:formula="of:=GOOGLETRANSLATE_YOULIBRECALC([.$D26];[.$D$2];[.$G$2])" office:value-type="string" office:string-value="nieważny" calcext:value-type="string">
            <text:p>nieważny</text:p>
          </table:table-cell>
          <table:table-cell table:formula="of:=GOOGLETRANSLATE_YOULIBRECALC([.$D26];[.$D$2];[.$H$2])" office:value-type="string" office:string-value="nulo" calcext:value-type="string">
            <text:p>nulo</text:p>
          </table:table-cell>
          <table:table-cell table:formula="of:=GOOGLETRANSLATE_YOULIBRECALC([.$D26];[.$D$2];[.$I$2])" office:value-type="string" office:string-value="нулевой" calcext:value-type="string">
            <text:p>нулевой</text:p>
          </table:table-cell>
          <table:table-cell table:formula="of:=GOOGLETRANSLATE_YOULIBRECALC([.$D26];[.$D$2];[.$J$2])" office:value-type="string" office:string-value="nul" calcext:value-type="string">
            <text:p>nul</text:p>
          </table:table-cell>
          <table:table-cell table:formula="of:=GOOGLETRANSLATE_YOULIBRECALC([.$D26];[.$D$2];[.$K$2])" office:value-type="string" office:string-value="null" calcext:value-type="string">
            <text:p>null</text:p>
          </table:table-cell>
          <table:table-cell table:formula="of:=GOOGLETRANSLATE_YOULIBRECALC([.$D26];[.$D$2];[.$L$2])" office:value-type="string" office:string-value="nulla" calcext:value-type="string">
            <text:p>nulla</text:p>
          </table:table-cell>
          <table:table-cell table:formula="of:=GOOGLETRANSLATE_YOULIBRECALC([.$D26];[.$D$2];[.$M$2])" office:value-type="string" office:string-value="άκυρος" calcext:value-type="string">
            <text:p>άκυρος</text:p>
          </table:table-cell>
          <table:table-cell table:formula="of:=GOOGLETRANSLATE_YOULIBRECALC([.$D26];[.$D$2];[.$N$2])" office:value-type="string" office:string-value="hükümsüz" calcext:value-type="string">
            <text:p>hükümsüz</text:p>
          </table:table-cell>
          <table:table-cell table:formula="of:=GOOGLETRANSLATE_YOULIBRECALC([.$D26];[.$D$2];[.$O$2])" office:value-type="string" office:string-value="null" calcext:value-type="string">
            <text:p>null</text:p>
          </table:table-cell>
          <table:table-cell table:formula="of:=GOOGLETRANSLATE_YOULIBRECALC([.$D26];[.$D$2];[.$P$2])" office:value-type="string" office:string-value="nul" calcext:value-type="string">
            <text:p>nul</text:p>
          </table:table-cell>
          <table:table-cell table:formula="of:=GOOGLETRANSLATE_YOULIBRECALC([.$D26];[.$D$2];[.$Q$2])" office:value-type="string" office:string-value="널" calcext:value-type="string">
            <text:p>널</text:p>
          </table:table-cell>
          <table:table-cell table:formula="of:=GOOGLETRANSLATE_YOULIBRECALC([.$D26];[.$D$2];[.$R$2])" office:value-type="string" office:string-value="nulové" calcext:value-type="string">
            <text:p>nulové</text:p>
          </table:table-cell>
          <table:table-cell table:formula="of:=GOOGLETRANSLATE_YOULIBRECALC([.$D26];[.$D$2];[.$S$2])" office:value-type="string" office:string-value="nulo" calcext:value-type="string">
            <text:p>nulo</text:p>
          </table:table-cell>
          <table:table-cell table:formula="of:=GOOGLETRANSLATE_YOULIBRECALC([.$D26];[.$D$2];[.$T$2])" office:value-type="string" office:string-value="โมฆะ" calcext:value-type="string">
            <text:p>โมฆะ</text:p>
          </table:table-cell>
          <table:table-cell table:formula="of:=GOOGLETRANSLATE_YOULIBRECALC([.$D26];[.$D$2];[.$U$2])" office:value-type="string" office:string-value="batal" calcext:value-type="string">
            <text:p>batal</text:p>
          </table:table-cell>
          <table:table-cell table:formula="of:=GOOGLETRANSLATE_YOULIBRECALC([.$D26];[.$D$2];[.$V$2])" office:value-type="string" office:string-value="null" calcext:value-type="string">
            <text:p>null</text:p>
          </table:table-cell>
          <table:table-cell table:formula="of:=GOOGLETRANSLATE_YOULIBRECALC([.$D26];[.$D$2];[.$W$2])" office:value-type="string" office:string-value="Null" calcext:value-type="string">
            <text:p>Null</text:p>
          </table:table-cell>
          <table:table-cell table:formula="of:=GOOGLETRANSLATE_YOULIBRECALC([.$D26];[.$D$2];[.$X$2])" office:value-type="string" office:string-value="нульовий" calcext:value-type="string">
            <text:p>нульовий</text:p>
          </table:table-cell>
          <table:table-cell table:formula="of:=GOOGLETRANSLATE_YOULIBRECALC([.$D26];[.$D$2];[.$Y$2])" office:value-type="string" office:string-value="vô giá trị" calcext:value-type="string">
            <text:p>vô giá trị</text:p>
          </table:table-cell>
          <table:table-cell table:formula="of:=GOOGLETRANSLATE_YOULIBRECALC([.$D26];[.$D$2];[.$Z$2])" office:value-type="string" office:string-value="NULL" calcext:value-type="string">
            <text:p>NULL</text:p>
          </table:table-cell>
          <table:table-cell table:formula="of:=GOOGLETRANSLATE_YOULIBRECALC([.$D26];[.$D$2];[.$AA$2])" office:value-type="string" office:string-value="tyhjä" calcext:value-type="string">
            <text:p>tyhjä</text:p>
          </table:table-cell>
          <table:table-cell table:formula="of:=GOOGLETRANSLATE_YOULIBRECALC([.$D2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8">
          <table:table-cell table:style-name="ce6" office:value-type="string" calcext:value-type="string">
            <text:p>***Frick_RapeBegStopRefus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No way! I’m still cooking! ***My dish is not yet ready! ***Don’t disturb me! This dish requires all my concentration… ***If I stop now it will get cold!</text:p>
          </table:table-cell>
          <table:table-cell table:formula="of:=GOOGLETRANSLATE_YOULIBRECALC([.$D27];[.$D$2];[.$E$2])" office:value-type="string" office:string-value="决不！我还在做饭！ ***我的菜还没有准备好！ ***不要打扰我！这道菜需要我所有的注意力……***如果我现在停下来，它会变得冷！" calcext:value-type="string">
            <text:p>决不！我还在做饭！ ***我的菜还没有准备好！ ***不要打扰我！这道菜需要我所有的注意力……***如果我现在停下来，它会变得冷！</text:p>
          </table:table-cell>
          <table:table-cell table:formula="of:=GOOGLETRANSLATE_YOULIBRECALC([.$D27];[.$D$2];[.$F$2])" office:value-type="string" office:string-value="とんでもない！私はまだ料理しています！ ***私の料理はまだ準備ができていません！ ***私を邪魔しないでください！この料理には私の集中力がすべて必要です…***私が今停止すると寒くなります！" calcext:value-type="string">
            <text:p>とんでもない！私はまだ料理しています！ ***私の料理はまだ準備ができていません！ ***私を邪魔しないでください！この料理には私の集中力がすべて必要です…***私が今停止すると寒くなります！</text:p>
          </table:table-cell>
          <table:table-cell table:formula="of:=GOOGLETRANSLATE_YOULIBRECALC([.$D27];[.$D$2];[.$G$2])" office:value-type="string" office:string-value="Nie ma mowy! Nadal gotuję! *** Moje danie nie jest jeszcze gotowe! *** Nie przeszkadzaj mi! To danie wymaga całej mojej koncentracji… *** Jeśli przestanę teraz, będzie zimno!" calcext:value-type="string">
            <text:p>Nie ma mowy! Nadal gotuję! *** Moje danie nie jest jeszcze gotowe! *** Nie przeszkadzaj mi! To danie wymaga całej mojej koncentracji… *** Jeśli przestanę teraz, będzie zimno!</text:p>
          </table:table-cell>
          <table:table-cell table:formula="of:=GOOGLETRANSLATE_YOULIBRECALC([.$D27];[.$D$2];[.$H$2])" office:value-type="string" office:string-value="¡De ninguna manera! ¡Todavía estoy cocinando! *** ¡Mi plato aún no está listo! *** ¡No me molestes! Este plato requiere toda mi concentración ... *** Si me detengo ahora, ¡se enfriará!" calcext:value-type="string">
            <text:p>¡De ninguna manera! ¡Todavía estoy cocinando! *** ¡Mi plato aún no está listo! *** ¡No me molestes! Este plato requiere toda mi concentración ... *** Si me detengo ahora, ¡se enfriará!</text:p>
          </table:table-cell>
          <table:table-cell table:formula="of:=GOOGLETRANSLATE_YOULIBRECALC([.$D27];[.$D$2];[.$I$2])" office:value-type="string" office:string-value="Ни за что! Я все еще готовлю! *** Мое блюдо еще не готово! *** Не беспокойте меня! Это блюдо требует всей моей концентрации ... ***, если я остановлюсь сейчас, будет холодно!" calcext:value-type="string">
            <text:p>Ни за что! Я все еще готовлю! *** Мое блюдо еще не готово! *** Не беспокойте меня! Это блюдо требует всей моей концентрации ... ***, если я остановлюсь сейчас, будет холодно!</text:p>
          </table:table-cell>
          <table:table-cell table:formula="of:=GOOGLETRANSLATE_YOULIBRECALC([.$D27];[.$D$2];[.$J$2])" office:value-type="string" office:string-value="Certainement pas! Je cuisine toujours! *** Mon plat n'est pas encore prêt! *** Ne me dérange pas! Ce plat nécessite toute ma concentration… *** Si j'arrête maintenant, il fera froid!" calcext:value-type="string">
            <text:p>Certainement pas! Je cuisine toujours! *** Mon plat n'est pas encore prêt! *** Ne me dérange pas! Ce plat nécessite toute ma concentration… *** Si j'arrête maintenant, il fera froid!</text:p>
          </table:table-cell>
          <table:table-cell table:formula="of:=GOOGLETRANSLATE_YOULIBRECALC([.$D27];[.$D$2];[.$K$2])" office:value-type="string" office:string-value="Nikakor! Še vedno kuham! *** Moja jed še ni pripravljena! *** Ne moti me! Ta jed zahteva vso mojo koncentracijo ... *** Če se ustavim zdaj, se bo prehladilo!" calcext:value-type="string">
            <text:p>Nikakor! Še vedno kuham! *** Moja jed še ni pripravljena! *** Ne moti me! Ta jed zahteva vso mojo koncentracijo ... *** Če se ustavim zdaj, se bo prehladilo!</text:p>
          </table:table-cell>
          <table:table-cell table:formula="of:=GOOGLETRANSLATE_YOULIBRECALC([.$D27];[.$D$2];[.$L$2])" office:value-type="string" office:string-value="Szó sem lehet róla! Még mindig főzök! *** Az ételem még nem áll készen! *** Ne zavarj! Ez az étel megköveteli az összes koncentrációomat ... *** Ha most abbahagyom, akkor hideg lesz!" calcext:value-type="string">
            <text:p>Szó sem lehet róla! Még mindig főzök! *** Az ételem még nem áll készen! *** Ne zavarj! Ez az étel megköveteli az összes koncentrációomat ... *** Ha most abbahagyom, akkor hideg lesz!</text:p>
          </table:table-cell>
          <table:table-cell table:formula="of:=GOOGLETRANSLATE_YOULIBRECALC([.$D27];[.$D$2];[.$M$2])" office:value-type="string" office:string-value="Αποκλείεται! Εξακολουθώ να μαγειρεύω! *** Το πιάτο μου δεν είναι ακόμα έτοιμο! *** Μην με ενοχλεί! Αυτό το πιάτο απαιτεί όλη τη συγκέντρωσή μου ... *** Αν σταματήσω τώρα θα κρυώσει!" calcext:value-type="string">
            <text:p>Αποκλείεται! Εξακολουθώ να μαγειρεύω! *** Το πιάτο μου δεν είναι ακόμα έτοιμο! *** Μην με ενοχλεί! Αυτό το πιάτο απαιτεί όλη τη συγκέντρωσή μου ... *** Αν σταματήσω τώρα θα κρυώσει!</text:p>
          </table:table-cell>
          <table:table-cell table:formula="of:=GOOGLETRANSLATE_YOULIBRECALC([.$D27];[.$D$2];[.$N$2])" office:value-type="string" office:string-value="Mümkün değil! Hala yemek pişiriyorum! *** Yemeğim henüz hazır değil! *** Beni rahatsız etme! Bu yemek tüm konsantrasyonumu gerektirir… *** Şimdi durursam soğuyacak!" calcext:value-type="string">
            <text:p>Mümkün değil! Hala yemek pişiriyorum! *** Yemeğim henüz hazır değil! *** Beni rahatsız etme! Bu yemek tüm konsantrasyonumu gerektirir… *** Şimdi durursam soğuyacak!</text:p>
          </table:table-cell>
          <table:table-cell table:formula="of:=GOOGLETRANSLATE_YOULIBRECALC([.$D27];[.$D$2];[.$O$2])" office:value-type="string" office:string-value="Non c'è modo! Sto ancora cucinando! *** Il mio piatto non è ancora pronto! *** Non disturbarmi! Questo piatto richiede tutta la mia concentrazione ... *** Se mi fermo ora che diventerà freddo!" calcext:value-type="string">
            <text:p>Non c'è modo! Sto ancora cucinando! *** Il mio piatto non è ancora pronto! *** Non disturbarmi! Questo piatto richiede tutta la mia concentrazione ... *** Se mi fermo ora che diventerà freddo!</text:p>
          </table:table-cell>
          <table:table-cell table:formula="of:=GOOGLETRANSLATE_YOULIBRECALC([.$D27];[.$D$2];[.$P$2])" office:value-type="string" office:string-value="Echt niet! Ik ben nog steeds aan het koken! *** Mijn gerecht is nog niet klaar! *** Stoor me niet! Dit gerecht vereist al mijn concentratie ... *** Als ik nu stop, wordt het koud!" calcext:value-type="string">
            <text:p>Echt niet! Ik ben nog steeds aan het koken! *** Mijn gerecht is nog niet klaar! *** Stoor me niet! Dit gerecht vereist al mijn concentratie ... *** Als ik nu stop, wordt het koud!</text:p>
          </table:table-cell>
          <table:table-cell table:formula="of:=GOOGLETRANSLATE_YOULIBRECALC([.$D27];[.$D$2];[.$Q$2])" office:value-type="string" office:string-value="안 돼요! 나는 아직도 요리합니다! *** 내 요리는 아직 준비되지 않았습니다! *** 나를 방해하지 마십시오! 이 요리는 내 모든 집중이 필요합니다… *** 내가 지금 멈추면 차가워 질 것입니다!" calcext:value-type="string">
            <text:p>안 돼요! 나는 아직도 요리합니다! *** 내 요리는 아직 준비되지 않았습니다! *** 나를 방해하지 마십시오! 이 요리는 내 모든 집중이 필요합니다… *** 내가 지금 멈추면 차가워 질 것입니다!</text:p>
          </table:table-cell>
          <table:table-cell table:formula="of:=GOOGLETRANSLATE_YOULIBRECALC([.$D27];[.$D$2];[.$R$2])" office:value-type="string" office:string-value="Nijako! Stále varím! *** Moje jedlo ešte nie je pripravené! *** Nerušte ma! Toto jedlo vyžaduje všetku moju koncentráciu ... *** Ak sa teraz zastavím, bude to zchladnúť!" calcext:value-type="string">
            <text:p>Nijako! Stále varím! *** Moje jedlo ešte nie je pripravené! *** Nerušte ma! Toto jedlo vyžaduje všetku moju koncentráciu ... *** Ak sa teraz zastavím, bude to zchladnúť!</text:p>
          </table:table-cell>
          <table:table-cell table:formula="of:=GOOGLETRANSLATE_YOULIBRECALC([.$D27];[.$D$2];[.$S$2])" office:value-type="string" office:string-value="Sem chance! Eu ainda estou cozinhando! *** meu prato ainda não está pronto! *** Não me perturbe! Este prato requer toda a minha concentração ... *** Se eu parar agora, ficará frio!" calcext:value-type="string">
            <text:p>Sem chance! Eu ainda estou cozinhando! *** meu prato ainda não está pronto! *** Não me perturbe! Este prato requer toda a minha concentração ... *** Se eu parar agora, ficará frio!</text:p>
          </table:table-cell>
          <table:table-cell table:formula="of:=GOOGLETRANSLATE_YOULIBRECALC([.$D27];[.$D$2];[.$T$2])" office:value-type="string" office:string-value="ไม่มีทาง ฉันยังทำอาหารอยู่! *** จานของฉันยังไม่พร้อม! *** อย่ารบกวนฉัน! จานนี้ต้องการสมาธิทั้งหมดของฉัน… *** ถ้าฉันหยุดตอนนี้มันจะเย็น!" calcext:value-type="string">
            <text:p>ไม่มีทาง ฉันยังทำอาหารอยู่! *** จานของฉันยังไม่พร้อม! *** อย่ารบกวนฉัน! จานนี้ต้องการสมาธิทั้งหมดของฉัน… *** ถ้าฉันหยุดตอนนี้มันจะเย็น!</text:p>
          </table:table-cell>
          <table:table-cell table:formula="of:=GOOGLETRANSLATE_YOULIBRECALC([.$D27];[.$D$2];[.$U$2])" office:value-type="string" office:string-value="Mustahil! Saya masih memasak! *** hidangan saya belum siap! *** Jangan ganggu saya! Hidangan ini membutuhkan semua konsentrasi saya ... *** Jika saya berhenti sekarang akan menjadi dingin!" calcext:value-type="string">
            <text:p>Mustahil! Saya masih memasak! *** hidangan saya belum siap! *** Jangan ganggu saya! Hidangan ini membutuhkan semua konsentrasi saya ... *** Jika saya berhenti sekarang akan menjadi dingin!</text:p>
          </table:table-cell>
          <table:table-cell table:formula="of:=GOOGLETRANSLATE_YOULIBRECALC([.$D27];[.$D$2];[.$V$2])" office:value-type="string" office:string-value="V žádném případě! Stále vařím! *** Moje jídlo ještě není připraveno! *** Nerušte mě! Toto jídlo vyžaduje veškerou moji koncentraci ... *** Pokud se zastavím, bude zchladnout!" calcext:value-type="string">
            <text:p>V žádném případě! Stále vařím! *** Moje jídlo ještě není připraveno! *** Nerušte mě! Toto jídlo vyžaduje veškerou moji koncentraci ... *** Pokud se zastavím, bude zchladnout!</text:p>
          </table:table-cell>
          <table:table-cell table:formula="of:=GOOGLETRANSLATE_YOULIBRECALC([.$D27];[.$D$2];[.$W$2])" office:value-type="string" office:string-value="Walang paraan! Nagluluto pa rin ako! *** Hindi pa handa ang aking ulam! *** Huwag mo akong abalahin! Ang ulam na ito ay nangangailangan ng lahat ng aking konsentrasyon ... *** kung titigil ako ngayon ay magiging malamig!" calcext:value-type="string">
            <text:p>Walang paraan! Nagluluto pa rin ako! *** Hindi pa handa ang aking ulam! *** Huwag mo akong abalahin! Ang ulam na ito ay nangangailangan ng lahat ng aking konsentrasyon ... *** kung titigil ako ngayon ay magiging malamig!</text:p>
          </table:table-cell>
          <table:table-cell table:formula="of:=GOOGLETRANSLATE_YOULIBRECALC([.$D27];[.$D$2];[.$X$2])" office:value-type="string" office:string-value="Ні в якому разі! Я все ще готую! *** Моя страва ще не готова! *** Не турбуйте мене! Ця страва вимагає всієї моєї концентрації… ***, якщо я зупинюсь зараз, вона застудиться!" calcext:value-type="string">
            <text:p>Ні в якому разі! Я все ще готую! *** Моя страва ще не готова! *** Не турбуйте мене! Ця страва вимагає всієї моєї концентрації… ***, якщо я зупинюсь зараз, вона застудиться!</text:p>
          </table:table-cell>
          <table:table-cell table:formula="of:=GOOGLETRANSLATE_YOULIBRECALC([.$D27];[.$D$2];[.$Y$2])" office:value-type="string" office:string-value="Không đời nào! Tôi vẫn đang nấu ăn! *** Món ăn của tôi vẫn chưa sẵn sàng! *** Don lồng làm phiền tôi! Món ăn này đòi hỏi tất cả sự tập trung của tôi *** Nếu tôi dừng lại bây giờ nó sẽ bị lạnh!" calcext:value-type="string">
            <text:p>Không đời nào! Tôi vẫn đang nấu ăn! *** Món ăn của tôi vẫn chưa sẵn sàng! *** Don lồng làm phiền tôi! Món ăn này đòi hỏi tất cả sự tập trung của tôi *** Nếu tôi dừng lại bây giờ nó sẽ bị lạnh!</text:p>
          </table:table-cell>
          <table:table-cell table:formula="of:=GOOGLETRANSLATE_YOULIBRECALC([.$D27];[.$D$2];[.$Z$2])" office:value-type="string" office:string-value="Auf keinen Fall! Ich koche immer noch! *** Mein Gericht ist noch nicht fertig! *** störe mich nicht! Dieses Gericht erfordert meine ganze Konzentration ... *** Wenn ich jetzt aufhöre, wird es kalt!" calcext:value-type="string">
            <text:p>Auf keinen Fall! Ich koche immer noch! *** Mein Gericht ist noch nicht fertig! *** störe mich nicht! Dieses Gericht erfordert meine ganze Konzentration ... *** Wenn ich jetzt aufhöre, wird es kalt!</text:p>
          </table:table-cell>
          <table:table-cell table:formula="of:=GOOGLETRANSLATE_YOULIBRECALC([.$D27];[.$D$2];[.$AA$2])" office:value-type="string" office:string-value="Ei ole! Olen edelleen ruoanlaitto! *** Ruokani ei ole vielä valmis! *** Älä häiritse minua! Tämä ruokalaji vaatii kaiken keskittymäni ... *** Jos lopetan nyt, se tulee kylmäksi!" calcext:value-type="string">
            <text:p>Ei ole! Olen edelleen ruoanlaitto! *** Ruokani ei ole vielä valmis! *** Älä häiritse minua! Tämä ruokalaji vaatii kaiken keskittymäni ... *** Jos lopetan nyt, se tulee kylmäksi!</text:p>
          </table:table-cell>
          <table:table-cell table:formula="of:=GOOGLETRANSLATE_YOULIBRECALC([.$D27];[.$D$2];[.$AB$2])" office:value-type="string" office:string-value="På ingen måde! Jeg laver stadig mad! *** Min skål er endnu ikke klar! *** Forstyr ikke mig! Denne skål kræver al min koncentration ... *** Hvis jeg stopper nu, bliver den kold!" calcext:value-type="string">
            <text:p>På ingen måde! Jeg laver stadig mad! *** Min skål er endnu ikke klar! *** Forstyr ikke mig! Denne skål kræver al min koncentration ... *** Hvis jeg stopper nu, bliver den kold!</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RapeBegStopRefus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8];[.$D$2];[.$E$2])" office:value-type="string" office:string-value="无效的" calcext:value-type="string">
            <text:p>无效的</text:p>
          </table:table-cell>
          <table:table-cell table:formula="of:=GOOGLETRANSLATE_YOULIBRECALC([.$D28];[.$D$2];[.$F$2])" office:value-type="string" office:string-value="ヌル" calcext:value-type="string">
            <text:p>ヌル</text:p>
          </table:table-cell>
          <table:table-cell table:formula="of:=GOOGLETRANSLATE_YOULIBRECALC([.$D28];[.$D$2];[.$G$2])" office:value-type="string" office:string-value="nieważny" calcext:value-type="string">
            <text:p>nieważny</text:p>
          </table:table-cell>
          <table:table-cell table:formula="of:=GOOGLETRANSLATE_YOULIBRECALC([.$D28];[.$D$2];[.$H$2])" office:value-type="string" office:string-value="nulo" calcext:value-type="string">
            <text:p>nulo</text:p>
          </table:table-cell>
          <table:table-cell table:formula="of:=GOOGLETRANSLATE_YOULIBRECALC([.$D28];[.$D$2];[.$I$2])" office:value-type="string" office:string-value="нулевой" calcext:value-type="string">
            <text:p>нулевой</text:p>
          </table:table-cell>
          <table:table-cell table:formula="of:=GOOGLETRANSLATE_YOULIBRECALC([.$D28];[.$D$2];[.$J$2])" office:value-type="string" office:string-value="nul" calcext:value-type="string">
            <text:p>nul</text:p>
          </table:table-cell>
          <table:table-cell table:formula="of:=GOOGLETRANSLATE_YOULIBRECALC([.$D28];[.$D$2];[.$K$2])" office:value-type="string" office:string-value="null" calcext:value-type="string">
            <text:p>null</text:p>
          </table:table-cell>
          <table:table-cell table:formula="of:=GOOGLETRANSLATE_YOULIBRECALC([.$D28];[.$D$2];[.$L$2])" office:value-type="string" office:string-value="nulla" calcext:value-type="string">
            <text:p>nulla</text:p>
          </table:table-cell>
          <table:table-cell table:formula="of:=GOOGLETRANSLATE_YOULIBRECALC([.$D28];[.$D$2];[.$M$2])" office:value-type="string" office:string-value="άκυρος" calcext:value-type="string">
            <text:p>άκυρος</text:p>
          </table:table-cell>
          <table:table-cell table:formula="of:=GOOGLETRANSLATE_YOULIBRECALC([.$D28];[.$D$2];[.$N$2])" office:value-type="string" office:string-value="hükümsüz" calcext:value-type="string">
            <text:p>hükümsüz</text:p>
          </table:table-cell>
          <table:table-cell table:formula="of:=GOOGLETRANSLATE_YOULIBRECALC([.$D28];[.$D$2];[.$O$2])" office:value-type="string" office:string-value="null" calcext:value-type="string">
            <text:p>null</text:p>
          </table:table-cell>
          <table:table-cell table:formula="of:=GOOGLETRANSLATE_YOULIBRECALC([.$D28];[.$D$2];[.$P$2])" office:value-type="string" office:string-value="nul" calcext:value-type="string">
            <text:p>nul</text:p>
          </table:table-cell>
          <table:table-cell table:formula="of:=GOOGLETRANSLATE_YOULIBRECALC([.$D28];[.$D$2];[.$Q$2])" office:value-type="string" office:string-value="널" calcext:value-type="string">
            <text:p>널</text:p>
          </table:table-cell>
          <table:table-cell table:formula="of:=GOOGLETRANSLATE_YOULIBRECALC([.$D28];[.$D$2];[.$R$2])" office:value-type="string" office:string-value="nulové" calcext:value-type="string">
            <text:p>nulové</text:p>
          </table:table-cell>
          <table:table-cell table:formula="of:=GOOGLETRANSLATE_YOULIBRECALC([.$D28];[.$D$2];[.$S$2])" office:value-type="string" office:string-value="nulo" calcext:value-type="string">
            <text:p>nulo</text:p>
          </table:table-cell>
          <table:table-cell table:formula="of:=GOOGLETRANSLATE_YOULIBRECALC([.$D28];[.$D$2];[.$T$2])" office:value-type="string" office:string-value="โมฆะ" calcext:value-type="string">
            <text:p>โมฆะ</text:p>
          </table:table-cell>
          <table:table-cell table:formula="of:=GOOGLETRANSLATE_YOULIBRECALC([.$D28];[.$D$2];[.$U$2])" office:value-type="string" office:string-value="batal" calcext:value-type="string">
            <text:p>batal</text:p>
          </table:table-cell>
          <table:table-cell table:formula="of:=GOOGLETRANSLATE_YOULIBRECALC([.$D28];[.$D$2];[.$V$2])" office:value-type="string" office:string-value="null" calcext:value-type="string">
            <text:p>null</text:p>
          </table:table-cell>
          <table:table-cell table:formula="of:=GOOGLETRANSLATE_YOULIBRECALC([.$D28];[.$D$2];[.$W$2])" office:value-type="string" office:string-value="Null" calcext:value-type="string">
            <text:p>Null</text:p>
          </table:table-cell>
          <table:table-cell table:formula="of:=GOOGLETRANSLATE_YOULIBRECALC([.$D28];[.$D$2];[.$X$2])" office:value-type="string" office:string-value="нульовий" calcext:value-type="string">
            <text:p>нульовий</text:p>
          </table:table-cell>
          <table:table-cell table:formula="of:=GOOGLETRANSLATE_YOULIBRECALC([.$D28];[.$D$2];[.$Y$2])" office:value-type="string" office:string-value="vô giá trị" calcext:value-type="string">
            <text:p>vô giá trị</text:p>
          </table:table-cell>
          <table:table-cell table:formula="of:=GOOGLETRANSLATE_YOULIBRECALC([.$D28];[.$D$2];[.$Z$2])" office:value-type="string" office:string-value="NULL" calcext:value-type="string">
            <text:p>NULL</text:p>
          </table:table-cell>
          <table:table-cell table:formula="of:=GOOGLETRANSLATE_YOULIBRECALC([.$D28];[.$D$2];[.$AA$2])" office:value-type="string" office:string-value="tyhjä" calcext:value-type="string">
            <text:p>tyhjä</text:p>
          </table:table-cell>
          <table:table-cell table:formula="of:=GOOGLETRANSLATE_YOULIBRECALC([.$D2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Frick_RapeFlacidReactio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Ups… I think it’s overcooked…***I may have burn it with all that heat…***Damn… the soufflé failed…***You’re toasted…</text:p>
          </table:table-cell>
          <table:table-cell table:formula="of:=GOOGLETRANSLATE_YOULIBRECALC([.$D29];[.$D$2];[.$E$2])" office:value-type="string" office:string-value="UPS…我认为它已经煮得过大……***我可能已经用所有的热量燃烧了……***该死……蛋奶酥失败了……***你敬酒了……" calcext:value-type="string">
            <text:p>UPS…我认为它已经煮得过大……***我可能已经用所有的热量燃烧了……***该死……蛋奶酥失败了……***你敬酒了……</text:p>
          </table:table-cell>
          <table:table-cell table:formula="of:=GOOGLETRANSLATE_YOULIBRECALC([.$D29];[.$D$2];[.$F$2])" office:value-type="string" office:string-value="ups…私はそれが過度に調理されていると思う…***私はそのすべての熱でそれを燃やしたかもしれない…***くそー…スフレが失敗した…***あなたはトーストしている..." calcext:value-type="string">
            <text:p>ups…私はそれが過度に調理されていると思う…***私はそのすべての熱でそれを燃やしたかもしれない…***くそー…スフレが失敗した…***あなたはトーストしている...</text:p>
          </table:table-cell>
          <table:table-cell table:formula="of:=GOOGLETRANSLATE_YOULIBRECALC([.$D29];[.$D$2];[.$G$2])" office:value-type="string" office:string-value="Ups… Myślę, że to jest rozgotowane… *** Mogę spalić go całym tym ciepłem… *** Cholera… Sufflé nie powiodło się… *** jesteś toastowany…" calcext:value-type="string">
            <text:p>Ups… Myślę, że to jest rozgotowane… *** Mogę spalić go całym tym ciepłem… *** Cholera… Sufflé nie powiodło się… *** jesteś toastowany…</text:p>
          </table:table-cell>
          <table:table-cell table:formula="of:=GOOGLETRANSLATE_YOULIBRECALC([.$D29];[.$D$2];[.$H$2])" office:value-type="string" office:string-value="UPS ... Creo que está demasiado cocido ... *** Puede que lo haya quemado con todo ese calor ... *** Maldita sea ... el soufflé falló ... *** Estás tostado ..." calcext:value-type="string">
            <text:p>UPS ... Creo que está demasiado cocido ... *** Puede que lo haya quemado con todo ese calor ... *** Maldita sea ... el soufflé falló ... *** Estás tostado ...</text:p>
          </table:table-cell>
          <table:table-cell table:formula="of:=GOOGLETRANSLATE_YOULIBRECALC([.$D29];[.$D$2];[.$I$2])" office:value-type="string" office:string-value="UPS ... Я думаю, что это переварено… *** Я мог сжечь это со всем этим теплом ... *** Черт ... суфле не удалось ... *** Вы поджарили ..." calcext:value-type="string">
            <text:p>UPS ... Я думаю, что это переварено… *** Я мог сжечь это со всем этим теплом ... *** Черт ... суфле не удалось ... *** Вы поджарили ...</text:p>
          </table:table-cell>
          <table:table-cell table:formula="of:=GOOGLETRANSLATE_YOULIBRECALC([.$D29];[.$D$2];[.$J$2])" office:value-type="string" office:string-value="UPS… Je pense que c'est trop cuit… *** Je l'ai peut-être brûlé avec toute cette chaleur… *** putain… le soufflé a échoué… *** Vous êtes grillé…" calcext:value-type="string">
            <text:p>UPS… Je pense que c'est trop cuit… *** Je l'ai peut-être brûlé avec toute cette chaleur… *** putain… le soufflé a échoué… *** Vous êtes grillé…</text:p>
          </table:table-cell>
          <table:table-cell table:formula="of:=GOOGLETRANSLATE_YOULIBRECALC([.$D29];[.$D$2];[.$K$2])" office:value-type="string" office:string-value="UPS ... Mislim, da je prekuhano ... *** Morda sem ga zažgal z vso to vročino ... *** Prekleto ... Soufflé ni uspel ... *** Ste nazdravljeni ..." calcext:value-type="string">
            <text:p>UPS ... Mislim, da je prekuhano ... *** Morda sem ga zažgal z vso to vročino ... *** Prekleto ... Soufflé ni uspel ... *** Ste nazdravljeni ...</text:p>
          </table:table-cell>
          <table:table-cell table:formula="of:=GOOGLETRANSLATE_YOULIBRECALC([.$D29];[.$D$2];[.$L$2])" office:value-type="string" office:string-value="UPS… Azt hiszem, túlfőzött ... *** Lehet, hogy elégetem az összes hővel ... *** A fenébe ... a Soufflé kudarcot vallott ... *** pirított vagy…" calcext:value-type="string">
            <text:p>UPS… Azt hiszem, túlfőzött ... *** Lehet, hogy elégetem az összes hővel ... *** A fenébe ... a Soufflé kudarcot vallott ... *** pirított vagy…</text:p>
          </table:table-cell>
          <table:table-cell table:formula="of:=GOOGLETRANSLATE_YOULIBRECALC([.$D29];[.$D$2];[.$M$2])" office:value-type="string" office:string-value="Ups ... Νομίζω ότι είναι υπερβολικά ψησταριάται ... *** Μπορεί να το έκανα με όλη αυτή τη ζέστη ... *** βλασφημία ... το soufflé απέτυχε ... *** Είσαι φρυγανισμένος ..." calcext:value-type="string">
            <text:p>Ups ... Νομίζω ότι είναι υπερβολικά ψησταριάται ... *** Μπορεί να το έκανα με όλη αυτή τη ζέστη ... *** βλασφημία ... το soufflé απέτυχε ... *** Είσαι φρυγανισμένος ...</text:p>
          </table:table-cell>
          <table:table-cell table:formula="of:=GOOGLETRANSLATE_YOULIBRECALC([.$D29];[.$D$2];[.$N$2])" office:value-type="string" office:string-value="Ups… Sanırım aşırı pişmiş… *** Tüm bu ısı ile yakmış olabilirim… *** Kahretsin… Suflé başarısız oldu… *** kızarmışsın ..." calcext:value-type="string">
            <text:p>Ups… Sanırım aşırı pişmiş… *** Tüm bu ısı ile yakmış olabilirim… *** Kahretsin… Suflé başarısız oldu… *** kızarmışsın ...</text:p>
          </table:table-cell>
          <table:table-cell table:formula="of:=GOOGLETRANSLATE_YOULIBRECALC([.$D29];[.$D$2];[.$O$2])" office:value-type="string" office:string-value="UPS ... Penso che sia troppo cotto ... *** Potrei averlo bruciato con tutto quel calore ... *** DAMN ... il soufflé ha fallito ... *** Sei tostato ..." calcext:value-type="string">
            <text:p>UPS ... Penso che sia troppo cotto ... *** Potrei averlo bruciato con tutto quel calore ... *** DAMN ... il soufflé ha fallito ... *** Sei tostato ...</text:p>
          </table:table-cell>
          <table:table-cell table:formula="of:=GOOGLETRANSLATE_YOULIBRECALC([.$D29];[.$D$2];[.$P$2])" office:value-type="string" office:string-value="UPS ... Ik denk dat het te gaar is ... *** Ik heb het misschien verbrand met al die hitte ... *** Verdomme ... de soufflé is mislukt ... *** Je bent geroosterd ..." calcext:value-type="string">
            <text:p>UPS ... Ik denk dat het te gaar is ... *** Ik heb het misschien verbrand met al die hitte ... *** Verdomme ... de soufflé is mislukt ... *** Je bent geroosterd ...</text:p>
          </table:table-cell>
          <table:table-cell table:formula="of:=GOOGLETRANSLATE_YOULIBRECALC([.$D29];[.$D$2];[.$Q$2])" office:value-type="string" office:string-value="Ups… 나는 그것이 너무 익힌 것 같아요… *** 나는 그 열을 모두 태워 버렸을 수도 있습니다 ... *** 젠장… Soufflé는 실패했습니다… *** 당신은 토스트했습니다…" calcext:value-type="string">
            <text:p>Ups… 나는 그것이 너무 익힌 것 같아요… *** 나는 그 열을 모두 태워 버렸을 수도 있습니다 ... *** 젠장… Soufflé는 실패했습니다… *** 당신은 토스트했습니다…</text:p>
          </table:table-cell>
          <table:table-cell table:formula="of:=GOOGLETRANSLATE_YOULIBRECALC([.$D29];[.$D$2];[.$R$2])" office:value-type="string" office:string-value="UPS ... Myslím, že je to prevarené ... *** Možno ho spálim so všetkým tým teplom ... *** Sakra ... Soufflé zlyhala ... *** Ty si opekaný ..." calcext:value-type="string">
            <text:p>UPS ... Myslím, že je to prevarené ... *** Možno ho spálim so všetkým tým teplom ... *** Sakra ... Soufflé zlyhala ... *** Ty si opekaný ...</text:p>
          </table:table-cell>
          <table:table-cell table:formula="of:=GOOGLETRANSLATE_YOULIBRECALC([.$D29];[.$D$2];[.$S$2])" office:value-type="string" office:string-value="UPS ... eu acho que está cozido demais ... *** Eu posso ter queimado com todo esse calor ... *** caramba ... o suflê falhou ... *** Você está torrado ..." calcext:value-type="string">
            <text:p>UPS ... eu acho que está cozido demais ... *** Eu posso ter queimado com todo esse calor ... *** caramba ... o suflê falhou ... *** Você está torrado ...</text:p>
          </table:table-cell>
          <table:table-cell table:formula="of:=GOOGLETRANSLATE_YOULIBRECALC([.$D29];[.$D$2];[.$T$2])" office:value-type="string" office:string-value="ups …ฉันคิดว่ามันสุกเกินไป… *** ฉันอาจจะเผามันด้วยความร้อนทั้งหมด… *** ไอ้…Souffléล้มเหลว… *** คุณกำลังปิ้ง…" calcext:value-type="string">
            <text:p>ups …ฉันคิดว่ามันสุกเกินไป… *** ฉันอาจจะเผามันด้วยความร้อนทั้งหมด… *** ไอ้…Souffléล้มเหลว… *** คุณกำลังปิ้ง…</text:p>
          </table:table-cell>
          <table:table-cell table:formula="of:=GOOGLETRANSLATE_YOULIBRECALC([.$D29];[.$D$2];[.$U$2])" office:value-type="string" office:string-value="UPS ... Saya pikir itu matang ... *** Saya mungkin telah membakarnya dengan semua panas itu ... *** Sialan ... souffle gagal ... *** Anda panggang ..." calcext:value-type="string">
            <text:p>UPS ... Saya pikir itu matang ... *** Saya mungkin telah membakarnya dengan semua panas itu ... *** Sialan ... souffle gagal ... *** Anda panggang ...</text:p>
          </table:table-cell>
          <table:table-cell table:formula="of:=GOOGLETRANSLATE_YOULIBRECALC([.$D29];[.$D$2];[.$V$2])" office:value-type="string" office:string-value="UPS ... Myslím, že je to převařené ... *** Možná jsem to spálil se vším tím teplem ... *** Sakra ... Soufflé selhal ... *** jsi opékaný ..." calcext:value-type="string">
            <text:p>UPS ... Myslím, že je to převařené ... *** Možná jsem to spálil se vším tím teplem ... *** Sakra ... Soufflé selhal ... *** jsi opékaný ...</text:p>
          </table:table-cell>
          <table:table-cell table:formula="of:=GOOGLETRANSLATE_YOULIBRECALC([.$D29];[.$D$2];[.$W$2])" office:value-type="string" office:string-value="UPS ... Sa palagay ko ay overcooked ito ... *** Maaaring masunog ko ito sa lahat ng init na iyon ... *** Mapahamak ... nabigo ang soufflé ... *** Toasted ka ..." calcext:value-type="string">
            <text:p>UPS ... Sa palagay ko ay overcooked ito ... *** Maaaring masunog ko ito sa lahat ng init na iyon ... *** Mapahamak ... nabigo ang soufflé ... *** Toasted ka ...</text:p>
          </table:table-cell>
          <table:table-cell table:formula="of:=GOOGLETRANSLATE_YOULIBRECALC([.$D29];[.$D$2];[.$X$2])" office:value-type="string" office:string-value="UPS… Я думаю, що це перепечене… *** Я, можливо, спалював це всією спекою… *** Чорт… Суфле не вдалося… *** ти підсмажений…" calcext:value-type="string">
            <text:p>UPS… Я думаю, що це перепечене… *** Я, можливо, спалював це всією спекою… *** Чорт… Суфле не вдалося… *** ти підсмажений…</text:p>
          </table:table-cell>
          <table:table-cell table:formula="of:=GOOGLETRANSLATE_YOULIBRECALC([.$D29];[.$D$2];[.$Y$2])" office:value-type="string" office:string-value="Tôi nghĩ rằng nó đã quá chín" calcext:value-type="string">
            <text:p>Tôi nghĩ rằng nó đã quá chín</text:p>
          </table:table-cell>
          <table:table-cell table:formula="of:=GOOGLETRANSLATE_YOULIBRECALC([.$D29];[.$D$2];[.$Z$2])" office:value-type="string" office:string-value="Ups ... ich denke es ist verkocht ... *** Ich habe es vielleicht mit all dieser Hitze verbrannt ... *** Verdammt ... der Soufflé ist gescheitert ... *** Du bist geröstet ..." calcext:value-type="string">
            <text:p>Ups ... ich denke es ist verkocht ... *** Ich habe es vielleicht mit all dieser Hitze verbrannt ... *** Verdammt ... der Soufflé ist gescheitert ... *** Du bist geröstet ...</text:p>
          </table:table-cell>
          <table:table-cell table:formula="of:=GOOGLETRANSLATE_YOULIBRECALC([.$D29];[.$D$2];[.$AA$2])" office:value-type="string" office:string-value="UPS… luulen, että se on ylikypsä ... *** Olen ehkä polttanut sen kaikella kuumuudella… *** Hitto… Soufflé epäonnistui ... *** Olet paahdettu ..." calcext:value-type="string">
            <text:p>UPS… luulen, että se on ylikypsä ... *** Olen ehkä polttanut sen kaikella kuumuudella… *** Hitto… Soufflé epäonnistui ... *** Olet paahdettu ...</text:p>
          </table:table-cell>
          <table:table-cell table:formula="of:=GOOGLETRANSLATE_YOULIBRECALC([.$D29];[.$D$2];[.$AB$2])" office:value-type="string" office:string-value="Ups ... Jeg tror, ​​det er overcooked ... *** Jeg har måske brændt det med al den varme ... *** Damn ... Soufflé mislykkedes ... *** Du er ristet ..." calcext:value-type="string">
            <text:p>Ups ... Jeg tror, ​​det er overcooked ... *** Jeg har måske brændt det med al den varme ... *** Damn ... Soufflé mislykkedes ... *** Du er ristet ...</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RapeFlacidReactio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30];[.$D$2];[.$E$2])" office:value-type="string" office:string-value="无效的" calcext:value-type="string">
            <text:p>无效的</text:p>
          </table:table-cell>
          <table:table-cell table:formula="of:=GOOGLETRANSLATE_YOULIBRECALC([.$D30];[.$D$2];[.$F$2])" office:value-type="string" office:string-value="ヌル" calcext:value-type="string">
            <text:p>ヌル</text:p>
          </table:table-cell>
          <table:table-cell table:formula="of:=GOOGLETRANSLATE_YOULIBRECALC([.$D30];[.$D$2];[.$G$2])" office:value-type="string" office:string-value="nieważny" calcext:value-type="string">
            <text:p>nieważny</text:p>
          </table:table-cell>
          <table:table-cell table:formula="of:=GOOGLETRANSLATE_YOULIBRECALC([.$D30];[.$D$2];[.$H$2])" office:value-type="string" office:string-value="nulo" calcext:value-type="string">
            <text:p>nulo</text:p>
          </table:table-cell>
          <table:table-cell table:formula="of:=GOOGLETRANSLATE_YOULIBRECALC([.$D30];[.$D$2];[.$I$2])" office:value-type="string" office:string-value="нулевой" calcext:value-type="string">
            <text:p>нулевой</text:p>
          </table:table-cell>
          <table:table-cell table:formula="of:=GOOGLETRANSLATE_YOULIBRECALC([.$D30];[.$D$2];[.$J$2])" office:value-type="string" office:string-value="nul" calcext:value-type="string">
            <text:p>nul</text:p>
          </table:table-cell>
          <table:table-cell table:formula="of:=GOOGLETRANSLATE_YOULIBRECALC([.$D30];[.$D$2];[.$K$2])" office:value-type="string" office:string-value="null" calcext:value-type="string">
            <text:p>null</text:p>
          </table:table-cell>
          <table:table-cell table:formula="of:=GOOGLETRANSLATE_YOULIBRECALC([.$D30];[.$D$2];[.$L$2])" office:value-type="string" office:string-value="nulla" calcext:value-type="string">
            <text:p>nulla</text:p>
          </table:table-cell>
          <table:table-cell table:formula="of:=GOOGLETRANSLATE_YOULIBRECALC([.$D30];[.$D$2];[.$M$2])" office:value-type="string" office:string-value="άκυρος" calcext:value-type="string">
            <text:p>άκυρος</text:p>
          </table:table-cell>
          <table:table-cell table:formula="of:=GOOGLETRANSLATE_YOULIBRECALC([.$D30];[.$D$2];[.$N$2])" office:value-type="string" office:string-value="hükümsüz" calcext:value-type="string">
            <text:p>hükümsüz</text:p>
          </table:table-cell>
          <table:table-cell table:formula="of:=GOOGLETRANSLATE_YOULIBRECALC([.$D30];[.$D$2];[.$O$2])" office:value-type="string" office:string-value="null" calcext:value-type="string">
            <text:p>null</text:p>
          </table:table-cell>
          <table:table-cell table:formula="of:=GOOGLETRANSLATE_YOULIBRECALC([.$D30];[.$D$2];[.$P$2])" office:value-type="string" office:string-value="nul" calcext:value-type="string">
            <text:p>nul</text:p>
          </table:table-cell>
          <table:table-cell table:formula="of:=GOOGLETRANSLATE_YOULIBRECALC([.$D30];[.$D$2];[.$Q$2])" office:value-type="string" office:string-value="널" calcext:value-type="string">
            <text:p>널</text:p>
          </table:table-cell>
          <table:table-cell table:formula="of:=GOOGLETRANSLATE_YOULIBRECALC([.$D30];[.$D$2];[.$R$2])" office:value-type="string" office:string-value="nulové" calcext:value-type="string">
            <text:p>nulové</text:p>
          </table:table-cell>
          <table:table-cell table:formula="of:=GOOGLETRANSLATE_YOULIBRECALC([.$D30];[.$D$2];[.$S$2])" office:value-type="string" office:string-value="nulo" calcext:value-type="string">
            <text:p>nulo</text:p>
          </table:table-cell>
          <table:table-cell table:formula="of:=GOOGLETRANSLATE_YOULIBRECALC([.$D30];[.$D$2];[.$T$2])" office:value-type="string" office:string-value="โมฆะ" calcext:value-type="string">
            <text:p>โมฆะ</text:p>
          </table:table-cell>
          <table:table-cell table:formula="of:=GOOGLETRANSLATE_YOULIBRECALC([.$D30];[.$D$2];[.$U$2])" office:value-type="string" office:string-value="batal" calcext:value-type="string">
            <text:p>batal</text:p>
          </table:table-cell>
          <table:table-cell table:formula="of:=GOOGLETRANSLATE_YOULIBRECALC([.$D30];[.$D$2];[.$V$2])" office:value-type="string" office:string-value="null" calcext:value-type="string">
            <text:p>null</text:p>
          </table:table-cell>
          <table:table-cell table:formula="of:=GOOGLETRANSLATE_YOULIBRECALC([.$D30];[.$D$2];[.$W$2])" office:value-type="string" office:string-value="Null" calcext:value-type="string">
            <text:p>Null</text:p>
          </table:table-cell>
          <table:table-cell table:formula="of:=GOOGLETRANSLATE_YOULIBRECALC([.$D30];[.$D$2];[.$X$2])" office:value-type="string" office:string-value="нульовий" calcext:value-type="string">
            <text:p>нульовий</text:p>
          </table:table-cell>
          <table:table-cell table:formula="of:=GOOGLETRANSLATE_YOULIBRECALC([.$D30];[.$D$2];[.$Y$2])" office:value-type="string" office:string-value="vô giá trị" calcext:value-type="string">
            <text:p>vô giá trị</text:p>
          </table:table-cell>
          <table:table-cell table:formula="of:=GOOGLETRANSLATE_YOULIBRECALC([.$D30];[.$D$2];[.$Z$2])" office:value-type="string" office:string-value="NULL" calcext:value-type="string">
            <text:p>NULL</text:p>
          </table:table-cell>
          <table:table-cell table:formula="of:=GOOGLETRANSLATE_YOULIBRECALC([.$D30];[.$D$2];[.$AA$2])" office:value-type="string" office:string-value="tyhjä" calcext:value-type="string">
            <text:p>tyhjä</text:p>
          </table:table-cell>
          <table:table-cell table:formula="of:=GOOGLETRANSLATE_YOULIBRECALC([.$D3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StartFrick***</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Is the stove on or you’re just hot? ***Let’s cook! ***Oh! A romantic dinner~ ***Sweet! ***I’m super hungry and I see you are bringing a delicious sausage to the table~***Show me what you got, chef!</text:p>
          </table:table-cell>
          <table:table-cell table:formula="of:=GOOGLETRANSLATE_YOULIBRECALC([.$D31];[.$D$2];[.$E$2])" office:value-type="string" office:string-value="炉子打开还是您只是很热？ ***让我们做饭！ ***哦！浪漫的晚餐〜***甜！ ***我超级饥饿，我看到您正在带一个美味的香肠到桌子上〜***告诉我您得到的东西，厨师！" calcext:value-type="string">
            <text:p>炉子打开还是您只是很热？ ***让我们做饭！ ***哦！浪漫的晚餐〜***甜！ ***我超级饥饿，我看到您正在带一个美味的香肠到桌子上〜***告诉我您得到的东西，厨师！</text:p>
          </table:table-cell>
          <table:table-cell table:formula="of:=GOOGLETRANSLATE_YOULIBRECALC([.$D31];[.$D$2];[.$F$2])" office:value-type="string" office:string-value="ストーブは着ていますか、それともただ暑いですか？ ***料理しましょう！ ***おお！ロマンチックなディナー〜***甘い！ ***私はとてもお腹が空いていて、あなたがテーブルにおいしいソーセージを持ってきているのを見ています〜***あなたが手に入れたものを見せてください、シェフ！" calcext:value-type="string">
            <text:p>ストーブは着ていますか、それともただ暑いですか？ ***料理しましょう！ ***おお！ロマンチックなディナー〜***甘い！ ***私はとてもお腹が空いていて、あなたがテーブルにおいしいソーセージを持ってきているのを見ています〜***あなたが手に入れたものを見せてください、シェフ！</text:p>
          </table:table-cell>
          <table:table-cell table:formula="of:=GOOGLETRANSLATE_YOULIBRECALC([.$D31];[.$D$2];[.$G$2])" office:value-type="string" office:string-value="Czy piec jest włączony, czy jesteś po prostu gorący? *** gotujmy! ***Oh! Romantyczny obiad ~ *** słodki! *** Jestem bardzo głodny i widzę, że przynosisz pyszną kiełbasę do stołu ~ *** Pokaż mi, co masz, szef kuchni!" calcext:value-type="string">
            <text:p>Czy piec jest włączony, czy jesteś po prostu gorący? *** gotujmy! ***Oh! Romantyczny obiad ~ *** słodki! *** Jestem bardzo głodny i widzę, że przynosisz pyszną kiełbasę do stołu ~ *** Pokaż mi, co masz, szef kuchni!</text:p>
          </table:table-cell>
          <table:table-cell table:formula="of:=GOOGLETRANSLATE_YOULIBRECALC([.$D31];[.$D$2];[.$H$2])" office:value-type="string" office:string-value="¿Está puesta la estufa o solo estás caliente? *** ¡Vamos a cocinar! ***¡Oh! Una cena romántica ~ *** ¡dulce! *** Tengo súper hambre y veo que estás trayendo una deliciosa salchicha a la mesa ~ *** ¡Muéstrame lo que tienes, Chef!" calcext:value-type="string">
            <text:p>¿Está puesta la estufa o solo estás caliente? *** ¡Vamos a cocinar! ***¡Oh! Una cena romántica ~ *** ¡dulce! *** Tengo súper hambre y veo que estás trayendo una deliciosa salchicha a la mesa ~ *** ¡Muéstrame lo que tienes, Chef!</text:p>
          </table:table-cell>
          <table:table-cell table:formula="of:=GOOGLETRANSLATE_YOULIBRECALC([.$D31];[.$D$2];[.$I$2])" office:value-type="string" office:string-value="Печь включена или тебе просто горячая? *** Давай готовим! ***Ой! Романтический ужин ~ *** сладкий! *** Я очень голоден, и я вижу, что вы приносите вкусную колбасу на стол ~ *** Покажите мне, что у вас есть, шеф -повар!" calcext:value-type="string">
            <text:p>Печь включена или тебе просто горячая? *** Давай готовим! ***Ой! Романтический ужин ~ *** сладкий! *** Я очень голоден, и я вижу, что вы приносите вкусную колбасу на стол ~ *** Покажите мне, что у вас есть, шеф -повар!</text:p>
          </table:table-cell>
          <table:table-cell table:formula="of:=GOOGLETRANSLATE_YOULIBRECALC([.$D31];[.$D$2];[.$J$2])" office:value-type="string" office:string-value="Le poêle est-il allumé ou vous êtes juste chaud? *** Cuisinez! ***Oh! Un dîner romantique ~ *** Sweet! *** J'ai très faim et je vois que vous apportez une délicieuse saucisse à la table ~ *** Montrez-moi ce que vous avez, chef!" calcext:value-type="string">
            <text:p>Le poêle est-il allumé ou vous êtes juste chaud? *** Cuisinez! ***Oh! Un dîner romantique ~ *** Sweet! *** J'ai très faim et je vois que vous apportez une délicieuse saucisse à la table ~ *** Montrez-moi ce que vous avez, chef!</text:p>
          </table:table-cell>
          <table:table-cell table:formula="of:=GOOGLETRANSLATE_YOULIBRECALC([.$D31];[.$D$2];[.$K$2])" office:value-type="string" office:string-value="Je peč vklopljena ali ste samo vroča? *** Kuhamo! *** Oh! Romantična večerja ~ *** Sladka! *** Sem zelo lačen in vidim, da na mizo prinašate okusno klobaso ~ *** Pokažite mi, kaj imaš, kuhar!" calcext:value-type="string">
            <text:p>Je peč vklopljena ali ste samo vroča? *** Kuhamo! *** Oh! Romantična večerja ~ *** Sladka! *** Sem zelo lačen in vidim, da na mizo prinašate okusno klobaso ~ *** Pokažite mi, kaj imaš, kuhar!</text:p>
          </table:table-cell>
          <table:table-cell table:formula="of:=GOOGLETRANSLATE_YOULIBRECALC([.$D31];[.$D$2];[.$L$2])" office:value-type="string" office:string-value="A kályha be van kapcsolva, vagy csak meleg vagy? *** Főzzünk! *** Ó! Egy romantikus vacsora ~ *** édes! *** Szuper éhes vagyok, és látom, hogy finom kolbászt hoz az asztalhoz ~ *** Mutasd meg, mit kapott, séf!" calcext:value-type="string">
            <text:p>A kályha be van kapcsolva, vagy csak meleg vagy? *** Főzzünk! *** Ó! Egy romantikus vacsora ~ *** édes! *** Szuper éhes vagyok, és látom, hogy finom kolbászt hoz az asztalhoz ~ *** Mutasd meg, mit kapott, séf!</text:p>
          </table:table-cell>
          <table:table-cell table:formula="of:=GOOGLETRANSLATE_YOULIBRECALC([.$D31];[.$D$2];[.$M$2])" office:value-type="string" office:string-value="Είναι η σόμπα ή είσαι απλά καυτός; *** Ας μαγειρέψουμε! *** Ω! Ένα ρομαντικό δείπνο ~ *** γλυκό! *** Είμαι σούπερ πεινασμένος και βλέπω ότι φέρνετε ένα νόστιμο λουκάνικο στο τραπέζι ~ *** Δείξε μου τι έχεις, σεφ!" calcext:value-type="string">
            <text:p>Είναι η σόμπα ή είσαι απλά καυτός; *** Ας μαγειρέψουμε! *** Ω! Ένα ρομαντικό δείπνο ~ *** γλυκό! *** Είμαι σούπερ πεινασμένος και βλέπω ότι φέρνετε ένα νόστιμο λουκάνικο στο τραπέζι ~ *** Δείξε μου τι έχεις, σεφ!</text:p>
          </table:table-cell>
          <table:table-cell table:formula="of:=GOOGLETRANSLATE_YOULIBRECALC([.$D31];[.$D$2];[.$N$2])" office:value-type="string" office:string-value="Soba açık mı yoksa sadece sıcak mısın? *** Yemek yapalım! ***Ah! Romantik bir akşam yemeği ~ *** tatlı! *** Süper açım ve görüyorum ki masaya lezzetli bir sosis getiriyorsun ~ *** Bana ne olduğunu göster, şef!" calcext:value-type="string">
            <text:p>Soba açık mı yoksa sadece sıcak mısın? *** Yemek yapalım! ***Ah! Romantik bir akşam yemeği ~ *** tatlı! *** Süper açım ve görüyorum ki masaya lezzetli bir sosis getiriyorsun ~ *** Bana ne olduğunu göster, şef!</text:p>
          </table:table-cell>
          <table:table-cell table:formula="of:=GOOGLETRANSLATE_YOULIBRECALC([.$D31];[.$D$2];[.$O$2])" office:value-type="string" office:string-value="La stufa è accesa o sei solo caldo? *** Cuciamo! ***OH! Una cena romantica ~ *** dolce! *** Sono super affamato e vedo che stai portando una deliziosa salsiccia al tavolo ~ *** Mostrami quello che hai, chef!" calcext:value-type="string">
            <text:p>La stufa è accesa o sei solo caldo? *** Cuciamo! ***OH! Una cena romantica ~ *** dolce! *** Sono super affamato e vedo che stai portando una deliziosa salsiccia al tavolo ~ *** Mostrami quello che hai, chef!</text:p>
          </table:table-cell>
          <table:table-cell table:formula="of:=GOOGLETRANSLATE_YOULIBRECALC([.$D31];[.$D$2];[.$P$2])" office:value-type="string" office:string-value="Is het fornuis aan of je bent gewoon heet? *** Laten we koken! ***Oh! Een romantisch diner ~ *** Zoet! *** Ik ben super hongerig en ik zie dat je een heerlijke worst naar de tafel brengt ~ *** Laat me zien wat je hebt, chef!" calcext:value-type="string">
            <text:p>Is het fornuis aan of je bent gewoon heet? *** Laten we koken! ***Oh! Een romantisch diner ~ *** Zoet! *** Ik ben super hongerig en ik zie dat je een heerlijke worst naar de tafel brengt ~ *** Laat me zien wat je hebt, chef!</text:p>
          </table:table-cell>
          <table:table-cell table:formula="of:=GOOGLETRANSLATE_YOULIBRECALC([.$D31];[.$D$2];[.$Q$2])" office:value-type="string" office:string-value="스토브가 켜져 있거나 당신은 단지 뜨겁습니까? *** 요리하자! ***오! 낭만적 인 저녁 식사 ~ *** 달콤한! *** 나는 매우 배가 고파서 당신이 맛있는 소시지를 테이블에 가져 오는 것을 본다 ~ *** 당신이 가진 것을 보여주세요, 요리사!" calcext:value-type="string">
            <text:p>스토브가 켜져 있거나 당신은 단지 뜨겁습니까? *** 요리하자! ***오! 낭만적 인 저녁 식사 ~ *** 달콤한! *** 나는 매우 배가 고파서 당신이 맛있는 소시지를 테이블에 가져 오는 것을 본다 ~ *** 당신이 가진 것을 보여주세요, 요리사!</text:p>
          </table:table-cell>
          <table:table-cell table:formula="of:=GOOGLETRANSLATE_YOULIBRECALC([.$D31];[.$D$2];[.$R$2])" office:value-type="string" office:string-value="Je sporák zapnutý alebo si len horúca? *** Poďme variť! *** Och! Romantická večera ~** Sladká! *** Som veľmi hladný a vidím, že k stolu prinášate vynikajúcu klobásu ~ *** Ukáž mi, čo máš, šéfkuchár!" calcext:value-type="string">
            <text:p>Je sporák zapnutý alebo si len horúca? *** Poďme variť! *** Och! Romantická večera ~** Sladká! *** Som veľmi hladný a vidím, že k stolu prinášate vynikajúcu klobásu ~ *** Ukáž mi, čo máš, šéfkuchár!</text:p>
          </table:table-cell>
          <table:table-cell table:formula="of:=GOOGLETRANSLATE_YOULIBRECALC([.$D31];[.$D$2];[.$S$2])" office:value-type="string" office:string-value="O fogão está ou você está quente? *** Vamos cozinhar! ***Oh! Um jantar romântico ~ *** doce! *** Estou super com fome e vejo que você está trazendo uma deliciosa salsicha para a mesa ~ *** Mostre -me o que você tem, chef!" calcext:value-type="string">
            <text:p>O fogão está ou você está quente? *** Vamos cozinhar! ***Oh! Um jantar romântico ~ *** doce! *** Estou super com fome e vejo que você está trazendo uma deliciosa salsicha para a mesa ~ *** Mostre -me o que você tem, chef!</text:p>
          </table:table-cell>
          <table:table-cell table:formula="of:=GOOGLETRANSLATE_YOULIBRECALC([.$D31];[.$D$2];[.$T$2])" office:value-type="string" office:string-value="เตาเปิดอยู่หรือคุณเพิ่งร้อน? *** มาทำอาหารกันเถอะ! ***โอ้! อาหารเย็นโรแมนติก ~ *** หวาน! *** ฉันหิวสุด ๆ และฉันเห็นว่าคุณกำลังนำไส้กรอกแสนอร่อยมาที่โต๊ะ ~ *** แสดงให้ฉันเห็นว่าคุณมีพ่อครัว!" calcext:value-type="string">
            <text:p>เตาเปิดอยู่หรือคุณเพิ่งร้อน? *** มาทำอาหารกันเถอะ! ***โอ้! อาหารเย็นโรแมนติก ~ *** หวาน! *** ฉันหิวสุด ๆ และฉันเห็นว่าคุณกำลังนำไส้กรอกแสนอร่อยมาที่โต๊ะ ~ *** แสดงให้ฉันเห็นว่าคุณมีพ่อครัว!</text:p>
          </table:table-cell>
          <table:table-cell table:formula="of:=GOOGLETRANSLATE_YOULIBRECALC([.$D31];[.$D$2];[.$U$2])" office:value-type="string" office:string-value="Apakah kompor menyala atau Anda panas? *** Ayo memasak! ***Oh! Makan malam romantis ~ *** Manis! *** Saya sangat lapar dan saya melihat Anda membawa sosis lezat ke meja ~ *** Tunjukkan apa yang Anda dapatkan, Chef!" calcext:value-type="string">
            <text:p>Apakah kompor menyala atau Anda panas? *** Ayo memasak! ***Oh! Makan malam romantis ~ *** Manis! *** Saya sangat lapar dan saya melihat Anda membawa sosis lezat ke meja ~ *** Tunjukkan apa yang Anda dapatkan, Chef!</text:p>
          </table:table-cell>
          <table:table-cell table:formula="of:=GOOGLETRANSLATE_YOULIBRECALC([.$D31];[.$D$2];[.$V$2])" office:value-type="string" office:string-value="Je kamna zapnutá nebo jste jen horký? *** Pojďme vařit! ***Ó! Romantická večeře ~ *** Sladká! *** Jsem velmi hladový a vidím, že na stůl přinášíte lahodnou klobásu ~ *** Ukažte mi, co máš, šéfkuchaře!" calcext:value-type="string">
            <text:p>Je kamna zapnutá nebo jste jen horký? *** Pojďme vařit! ***Ó! Romantická večeře ~ *** Sladká! *** Jsem velmi hladový a vidím, že na stůl přinášíte lahodnou klobásu ~ *** Ukažte mi, co máš, šéfkuchaře!</text:p>
          </table:table-cell>
          <table:table-cell table:formula="of:=GOOGLETRANSLATE_YOULIBRECALC([.$D31];[.$D$2];[.$W$2])" office:value-type="string" office:string-value="Ang kalan ba o ikaw ay mainit lamang? *** Hayaan ang lutuin! *** Oh! Isang romantikong hapunan ~ *** matamis! *** Nagugutom ako at nakikita kong nagdadala ka ng masarap na sausage sa mesa ~ *** ipakita sa akin kung ano ang nakuha mo, chef!" calcext:value-type="string">
            <text:p>Ang kalan ba o ikaw ay mainit lamang? *** Hayaan ang lutuin! *** Oh! Isang romantikong hapunan ~ *** matamis! *** Nagugutom ako at nakikita kong nagdadala ka ng masarap na sausage sa mesa ~ *** ipakita sa akin kung ano ang nakuha mo, chef!</text:p>
          </table:table-cell>
          <table:table-cell table:formula="of:=GOOGLETRANSLATE_YOULIBRECALC([.$D31];[.$D$2];[.$X$2])" office:value-type="string" office:string-value="Піч увімкнено чи вам просто гаряче? *** Давайте готуємо! *** О! Романтична вечеря ~ *** Солодкий! *** Я супер голодний, і я бачу, що ти приносиш смачну ковбасу до столу ~ *** покажіть мені, що ти отримав, шеф -кухар!" calcext:value-type="string">
            <text:p>Піч увімкнено чи вам просто гаряче? *** Давайте готуємо! *** О! Романтична вечеря ~ *** Солодкий! *** Я супер голодний, і я бачу, що ти приносиш смачну ковбасу до столу ~ *** покажіть мені, що ти отримав, шеф -кухар!</text:p>
          </table:table-cell>
          <table:table-cell table:formula="of:=GOOGLETRANSLATE_YOULIBRECALC([.$D31];[.$D$2];[.$Y$2])" office:value-type="string" office:string-value="Là bếp trên hay bạn chỉ nóng? *** Hãy để nấu ăn! ***Ồ! Một bữa tối lãng mạn ~ *** Ngọt ngào! *** Tôi rất đói và tôi thấy bạn đang mang một xúc xích ngon đến bàn ~ *** Cho tôi xem những gì bạn có, Chef!" calcext:value-type="string">
            <text:p>Là bếp trên hay bạn chỉ nóng? *** Hãy để nấu ăn! ***Ồ! Một bữa tối lãng mạn ~ *** Ngọt ngào! *** Tôi rất đói và tôi thấy bạn đang mang một xúc xích ngon đến bàn ~ *** Cho tôi xem những gì bạn có, Chef!</text:p>
          </table:table-cell>
          <table:table-cell table:formula="of:=GOOGLETRANSLATE_YOULIBRECALC([.$D31];[.$D$2];[.$Z$2])" office:value-type="string" office:string-value="Ist der Herd eingeschaltet oder du bist nur heiß? *** Lass uns kochen! ***Oh! Ein romantisches Abendessen ~ *** süß! *** Ich bin super hungrig und ich sehe, dass Sie eine köstliche Wurst auf den Tisch bringen ~ *** Zeigen Sie mir, was Sie haben, Koch!" calcext:value-type="string">
            <text:p>Ist der Herd eingeschaltet oder du bist nur heiß? *** Lass uns kochen! ***Oh! Ein romantisches Abendessen ~ *** süß! *** Ich bin super hungrig und ich sehe, dass Sie eine köstliche Wurst auf den Tisch bringen ~ *** Zeigen Sie mir, was Sie haben, Koch!</text:p>
          </table:table-cell>
          <table:table-cell table:formula="of:=GOOGLETRANSLATE_YOULIBRECALC([.$D31];[.$D$2];[.$AA$2])" office:value-type="string" office:string-value="Onko liesi päällä vai olet vain kuuma? *** Koota! ***Voi! Romanttinen illallinen ~ *** Makea! *** Olen erittäin nälkäinen ja näen, että tuot herkullisen makkaran pöydälle ~ *** Näytä mitä sait, kokki!" calcext:value-type="string">
            <text:p>Onko liesi päällä vai olet vain kuuma? *** Koota! ***Voi! Romanttinen illallinen ~ *** Makea! *** Olen erittäin nälkäinen ja näen, että tuot herkullisen makkaran pöydälle ~ *** Näytä mitä sait, kokki!</text:p>
          </table:table-cell>
          <table:table-cell table:formula="of:=GOOGLETRANSLATE_YOULIBRECALC([.$D31];[.$D$2];[.$AB$2])" office:value-type="string" office:string-value="Er ovnen på, eller er du bare varm? *** Lad os lave mad! *** Åh! En romantisk middag ~ *** sød! *** Jeg er super sulten, og jeg ser, at du bringer en lækker pølse til bordet ~ *** Vis mig, hvad du har, kok!" calcext:value-type="string">
            <text:p>Er ovnen på, eller er du bare varm? *** Lad os lave mad! *** Åh! En romantisk middag ~ *** sød! *** Jeg er super sulten, og jeg ser, at du bringer en lækker pølse til bordet ~ *** Vis mig, hvad du har, kok!</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StartFrick***</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32];[.$D$2];[.$E$2])" office:value-type="string" office:string-value="无效的" calcext:value-type="string">
            <text:p>无效的</text:p>
          </table:table-cell>
          <table:table-cell table:formula="of:=GOOGLETRANSLATE_YOULIBRECALC([.$D32];[.$D$2];[.$F$2])" office:value-type="string" office:string-value="ヌル" calcext:value-type="string">
            <text:p>ヌル</text:p>
          </table:table-cell>
          <table:table-cell table:formula="of:=GOOGLETRANSLATE_YOULIBRECALC([.$D32];[.$D$2];[.$G$2])" office:value-type="string" office:string-value="nieważny" calcext:value-type="string">
            <text:p>nieważny</text:p>
          </table:table-cell>
          <table:table-cell table:formula="of:=GOOGLETRANSLATE_YOULIBRECALC([.$D32];[.$D$2];[.$H$2])" office:value-type="string" office:string-value="nulo" calcext:value-type="string">
            <text:p>nulo</text:p>
          </table:table-cell>
          <table:table-cell table:formula="of:=GOOGLETRANSLATE_YOULIBRECALC([.$D32];[.$D$2];[.$I$2])" office:value-type="string" office:string-value="нулевой" calcext:value-type="string">
            <text:p>нулевой</text:p>
          </table:table-cell>
          <table:table-cell table:formula="of:=GOOGLETRANSLATE_YOULIBRECALC([.$D32];[.$D$2];[.$J$2])" office:value-type="string" office:string-value="nul" calcext:value-type="string">
            <text:p>nul</text:p>
          </table:table-cell>
          <table:table-cell table:formula="of:=GOOGLETRANSLATE_YOULIBRECALC([.$D32];[.$D$2];[.$K$2])" office:value-type="string" office:string-value="null" calcext:value-type="string">
            <text:p>null</text:p>
          </table:table-cell>
          <table:table-cell table:formula="of:=GOOGLETRANSLATE_YOULIBRECALC([.$D32];[.$D$2];[.$L$2])" office:value-type="string" office:string-value="nulla" calcext:value-type="string">
            <text:p>nulla</text:p>
          </table:table-cell>
          <table:table-cell table:formula="of:=GOOGLETRANSLATE_YOULIBRECALC([.$D32];[.$D$2];[.$M$2])" office:value-type="string" office:string-value="άκυρος" calcext:value-type="string">
            <text:p>άκυρος</text:p>
          </table:table-cell>
          <table:table-cell table:formula="of:=GOOGLETRANSLATE_YOULIBRECALC([.$D32];[.$D$2];[.$N$2])" office:value-type="string" office:string-value="hükümsüz" calcext:value-type="string">
            <text:p>hükümsüz</text:p>
          </table:table-cell>
          <table:table-cell table:formula="of:=GOOGLETRANSLATE_YOULIBRECALC([.$D32];[.$D$2];[.$O$2])" office:value-type="string" office:string-value="null" calcext:value-type="string">
            <text:p>null</text:p>
          </table:table-cell>
          <table:table-cell table:formula="of:=GOOGLETRANSLATE_YOULIBRECALC([.$D32];[.$D$2];[.$P$2])" office:value-type="string" office:string-value="nul" calcext:value-type="string">
            <text:p>nul</text:p>
          </table:table-cell>
          <table:table-cell table:formula="of:=GOOGLETRANSLATE_YOULIBRECALC([.$D32];[.$D$2];[.$Q$2])" office:value-type="string" office:string-value="널" calcext:value-type="string">
            <text:p>널</text:p>
          </table:table-cell>
          <table:table-cell table:formula="of:=GOOGLETRANSLATE_YOULIBRECALC([.$D32];[.$D$2];[.$R$2])" office:value-type="string" office:string-value="nulové" calcext:value-type="string">
            <text:p>nulové</text:p>
          </table:table-cell>
          <table:table-cell table:formula="of:=GOOGLETRANSLATE_YOULIBRECALC([.$D32];[.$D$2];[.$S$2])" office:value-type="string" office:string-value="nulo" calcext:value-type="string">
            <text:p>nulo</text:p>
          </table:table-cell>
          <table:table-cell table:formula="of:=GOOGLETRANSLATE_YOULIBRECALC([.$D32];[.$D$2];[.$T$2])" office:value-type="string" office:string-value="โมฆะ" calcext:value-type="string">
            <text:p>โมฆะ</text:p>
          </table:table-cell>
          <table:table-cell table:formula="of:=GOOGLETRANSLATE_YOULIBRECALC([.$D32];[.$D$2];[.$U$2])" office:value-type="string" office:string-value="batal" calcext:value-type="string">
            <text:p>batal</text:p>
          </table:table-cell>
          <table:table-cell table:formula="of:=GOOGLETRANSLATE_YOULIBRECALC([.$D32];[.$D$2];[.$V$2])" office:value-type="string" office:string-value="null" calcext:value-type="string">
            <text:p>null</text:p>
          </table:table-cell>
          <table:table-cell table:formula="of:=GOOGLETRANSLATE_YOULIBRECALC([.$D32];[.$D$2];[.$W$2])" office:value-type="string" office:string-value="Null" calcext:value-type="string">
            <text:p>Null</text:p>
          </table:table-cell>
          <table:table-cell table:formula="of:=GOOGLETRANSLATE_YOULIBRECALC([.$D32];[.$D$2];[.$X$2])" office:value-type="string" office:string-value="нульовий" calcext:value-type="string">
            <text:p>нульовий</text:p>
          </table:table-cell>
          <table:table-cell table:formula="of:=GOOGLETRANSLATE_YOULIBRECALC([.$D32];[.$D$2];[.$Y$2])" office:value-type="string" office:string-value="vô giá trị" calcext:value-type="string">
            <text:p>vô giá trị</text:p>
          </table:table-cell>
          <table:table-cell table:formula="of:=GOOGLETRANSLATE_YOULIBRECALC([.$D32];[.$D$2];[.$Z$2])" office:value-type="string" office:string-value="NULL" calcext:value-type="string">
            <text:p>NULL</text:p>
          </table:table-cell>
          <table:table-cell table:formula="of:=GOOGLETRANSLATE_YOULIBRECALC([.$D32];[.$D$2];[.$AA$2])" office:value-type="string" office:string-value="tyhjä" calcext:value-type="string">
            <text:p>tyhjä</text:p>
          </table:table-cell>
          <table:table-cell table:formula="of:=GOOGLETRANSLATE_YOULIBRECALC([.$D3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3">
          <table:table-cell table:style-name="ce6" office:value-type="string" calcext:value-type="string">
            <text:p>***Frick_GenericFuckBrainStateRandomDialogueCockOutsid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he oven is ready! Time to put some meat in it. ***Put your hot dog on my bun. ***Don’t let it rest! ***I think my taco needs some filling… If you know what I mean~***A traditional burger with no meat in it is just pointless…***I’m not vegan, so give me s</text:p>
          </table:table-cell>
          <table:table-cell table:formula="of:=GOOGLETRANSLATE_YOULIBRECALC([.$D33];[.$D$2];[.$E$2])" office:value-type="string" office:string-value="烤箱已经准备好了！是时候把肉放在其中了。 ***将您的热狗放在我的面包上。 ***不要让它休息！ ***我认为我的炸玉米饼需要一些填充……如果您知道我的意思〜***一个没有肉的传统汉堡是毫无意义的……***我不是素食主义者，所以给我S" calcext:value-type="string">
            <text:p>烤箱已经准备好了！是时候把肉放在其中了。 ***将您的热狗放在我的面包上。 ***不要让它休息！ ***我认为我的炸玉米饼需要一些填充……如果您知道我的意思〜***一个没有肉的传统汉堡是毫无意义的……***我不是素食主义者，所以给我S</text:p>
          </table:table-cell>
          <table:table-cell table:formula="of:=GOOGLETRANSLATE_YOULIBRECALC([.$D33];[.$D$2];[.$F$2])" office:value-type="string" office:string-value="オーブンの準備ができました！肉を入れる時間。 ***あなたのホットドッグを私のパンに置いてください。 ***休まないでください！ ***私のタコスはいくらかの詰め物が必要だと思います...あなたが私が意味することを知っているなら〜***肉のない伝統的なハンバーガーは無意味です..." calcext:value-type="string">
            <text:p>オーブンの準備ができました！肉を入れる時間。 ***あなたのホットドッグを私のパンに置いてください。 ***休まないでください！ ***私のタコスはいくらかの詰め物が必要だと思います...あなたが私が意味することを知っているなら〜***肉のない伝統的なハンバーガーは無意味です...</text:p>
          </table:table-cell>
          <table:table-cell table:formula="of:=GOOGLETRANSLATE_YOULIBRECALC([.$D33];[.$D$2];[.$G$2])" office:value-type="string" office:string-value="Piekarnik jest gotowy! Czas włożyć w to trochę mięsa. *** Połóż swojego hot doga na mojej bułce. *** Nie pozwól mu odpocząć! *." calcext:value-type="string">
            <text:p>Piekarnik jest gotowy! Czas włożyć w to trochę mięsa. *** Połóż swojego hot doga na mojej bułce. *** Nie pozwól mu odpocząć! *.</text:p>
          </table:table-cell>
          <table:table-cell table:formula="of:=GOOGLETRANSLATE_YOULIBRECALC([.$D33];[.$D$2];[.$H$2])" office:value-type="string" office:string-value="¡El horno está listo! Es hora de ponerle un poco de carne. *** Pon tu hot dog en mi moño. *** ¡No lo dejes descansar! *** Creo que mi taco necesita un poco de llenado ... si sabes a lo que quiero decir ~ *** una hamburguesa tradicional sin carne no tiene sentido ... *** No soy vegano, así que dame s" calcext:value-type="string">
            <text:p>¡El horno está listo! Es hora de ponerle un poco de carne. *** Pon tu hot dog en mi moño. *** ¡No lo dejes descansar! *** Creo que mi taco necesita un poco de llenado ... si sabes a lo que quiero decir ~ *** una hamburguesa tradicional sin carne no tiene sentido ... *** No soy vegano, así que dame s</text:p>
          </table:table-cell>
          <table:table-cell table:formula="of:=GOOGLETRANSLATE_YOULIBRECALC([.$D33];[.$D$2];[.$I$2])" office:value-type="string" office:string-value="Духовка готова! Время положить в это немного мяса. *** Положите свой хот -дог на мою булочку. *** Не дайте ему отдыхать! *** Я думаю, что моему тако нуждается в некоторой начинке ... если вы понимаете, что я имею в виду ~ *** Традиционный гамбургер без мяса в нем просто бессмысленно ... *** Я не веган, так что дайте мне S" calcext:value-type="string">
            <text:p>Духовка готова! Время положить в это немного мяса. *** Положите свой хот -дог на мою булочку. *** Не дайте ему отдыхать! *** Я думаю, что моему тако нуждается в некоторой начинке ... если вы понимаете, что я имею в виду ~ *** Традиционный гамбургер без мяса в нем просто бессмысленно ... *** Я не веган, так что дайте мне S</text:p>
          </table:table-cell>
          <table:table-cell table:formula="of:=GOOGLETRANSLATE_YOULIBRECALC([.$D33];[.$D$2];[.$J$2])" office:value-type="string" office:string-value="Le four est prêt! Il est temps d'y mettre de la viande. *** Mettez votre hot-dog sur mon chignon. *** Ne le laissez pas reposer! *** Je pense que mon taco a besoin de remplissage… si vous savez ce que je veux dire ~ *** Un hamburger traditionnel sans viande est tout simplement inutile… *** Je ne suis pas végétalien, alors donnez-moi" calcext:value-type="string">
            <text:p>Le four est prêt! Il est temps d'y mettre de la viande. *** Mettez votre hot-dog sur mon chignon. *** Ne le laissez pas reposer! *** Je pense que mon taco a besoin de remplissage… si vous savez ce que je veux dire ~ *** Un hamburger traditionnel sans viande est tout simplement inutile… *** Je ne suis pas végétalien, alors donnez-moi</text:p>
          </table:table-cell>
          <table:table-cell table:formula="of:=GOOGLETRANSLATE_YOULIBRECALC([.$D33];[.$D$2];[.$K$2])" office:value-type="string" office:string-value="Pečica je pripravljena! Čas je, da vanj damo nekaj mesa. *** Postavite svojega hrenovka na moj žemljico. *** Ne dovolite, da počiva! *** Mislim, da moj taco potrebuje nekaj polnjenja ... če veste, kaj mislim ~ *** Tradicionalni burger brez mesa v njem je samo nesmiselno ... *** nisem vegan" calcext:value-type="string">
            <text:p>Pečica je pripravljena! Čas je, da vanj damo nekaj mesa. *** Postavite svojega hrenovka na moj žemljico. *** Ne dovolite, da počiva! *** Mislim, da moj taco potrebuje nekaj polnjenja ... če veste, kaj mislim ~ *** Tradicionalni burger brez mesa v njem je samo nesmiselno ... *** nisem vegan</text:p>
          </table:table-cell>
          <table:table-cell table:formula="of:=GOOGLETRANSLATE_YOULIBRECALC([.$D33];[.$D$2];[.$L$2])" office:value-type="string" office:string-value="A sütő készen áll! Ideje beilleszteni egy kis húst. *** Helyezze a hot -dogját a zsemlemre. *** Ne hagyja, hogy pihenjen! *** Azt hiszem, a taco -nak szüksége van néhány kitöltésre ... ha tudod, mire gondolok ~ *** egy hagyományos hamburger, amelyben nincs hús, csak értelmetlen ... *** Nem vagyok vegán, tehát adj nekem s" calcext:value-type="string">
            <text:p>A sütő készen áll! Ideje beilleszteni egy kis húst. *** Helyezze a hot -dogját a zsemlemre. *** Ne hagyja, hogy pihenjen! *** Azt hiszem, a taco -nak szüksége van néhány kitöltésre ... ha tudod, mire gondolok ~ *** egy hagyományos hamburger, amelyben nincs hús, csak értelmetlen ... *** Nem vagyok vegán, tehát adj nekem s</text:p>
          </table:table-cell>
          <table:table-cell table:formula="of:=GOOGLETRANSLATE_YOULIBRECALC([.$D33];[.$D$2];[.$M$2])" office:value-type="string" office:string-value="Ο φούρνος είναι έτοιμος! Ώρα να βάλετε λίγο κρέας σε αυτό. *** Βάλτε το ζεστό σκυλί σας στο κουλούρι μου. *** Μην το αφήσετε να ξεκουραστεί! *** Νομίζω ότι το taco μου χρειάζεται κάποια γέμιση ... αν ξέρετε τι εννοώ ~ *** ένα παραδοσιακό μπιφτέκι χωρίς κρέας σε αυτό είναι απλά άσκοπο… *** δεν είμαι vegan, οπότε δώσε μου s" calcext:value-type="string">
            <text:p>Ο φούρνος είναι έτοιμος! Ώρα να βάλετε λίγο κρέας σε αυτό. *** Βάλτε το ζεστό σκυλί σας στο κουλούρι μου. *** Μην το αφήσετε να ξεκουραστεί! *** Νομίζω ότι το taco μου χρειάζεται κάποια γέμιση ... αν ξέρετε τι εννοώ ~ *** ένα παραδοσιακό μπιφτέκι χωρίς κρέας σε αυτό είναι απλά άσκοπο… *** δεν είμαι vegan, οπότε δώσε μου s</text:p>
          </table:table-cell>
          <table:table-cell table:formula="of:=GOOGLETRANSLATE_YOULIBRECALC([.$D33];[.$D$2];[.$N$2])" office:value-type="string" office:string-value="Fırın hazır! İçine biraz et koyma zamanı. *** Sosisli sandviçimi topuza koy. *** Dinlenmesine izin verme! *** Sanırım tacoumun biraz doldurmaya ihtiyacı var… Ne demek istediğimi biliyorsan ~ *** içinde et bulunmayan geleneksel bir hamburger sadece anlamsız… *** Vegan değilim, bu yüzden bana ver" calcext:value-type="string">
            <text:p>Fırın hazır! İçine biraz et koyma zamanı. *** Sosisli sandviçimi topuza koy. *** Dinlenmesine izin verme! *** Sanırım tacoumun biraz doldurmaya ihtiyacı var… Ne demek istediğimi biliyorsan ~ *** içinde et bulunmayan geleneksel bir hamburger sadece anlamsız… *** Vegan değilim, bu yüzden bana ver</text:p>
          </table:table-cell>
          <table:table-cell table:formula="of:=GOOGLETRANSLATE_YOULIBRECALC([.$D33];[.$D$2];[.$O$2])" office:value-type="string" office:string-value="Il forno è pronto! È ora di metterci un po 'di carne. *** Metti il ​​tuo hot dog sul mio panino. *** Non lasciarlo riposare! *** Penso che il mio taco abbia bisogno di un po 'di riempimento ... se sai cosa intendo ~ *** Un hamburger tradizionale senza carne è semplicemente inutile ... *** Non sono vegano, quindi dammi s" calcext:value-type="string">
            <text:p>Il forno è pronto! È ora di metterci un po 'di carne. *** Metti il ​​tuo hot dog sul mio panino. *** Non lasciarlo riposare! *** Penso che il mio taco abbia bisogno di un po 'di riempimento ... se sai cosa intendo ~ *** Un hamburger tradizionale senza carne è semplicemente inutile ... *** Non sono vegano, quindi dammi s</text:p>
          </table:table-cell>
          <table:table-cell table:formula="of:=GOOGLETRANSLATE_YOULIBRECALC([.$D33];[.$D$2];[.$P$2])" office:value-type="string" office:string-value="De oven is klaar! Tijd om er wat vlees in te stoppen. *** Leg je hotdog op mijn broodje. *** Laat het niet rusten! *** Ik denk dat mijn taco wat vulling nodig heeft ... als je weet wat ik bedoel ~ *** Een traditionele hamburger zonder vlees erin is gewoon zinloos ... *** Ik ben niet veganistisch, dus geef me s" calcext:value-type="string">
            <text:p>De oven is klaar! Tijd om er wat vlees in te stoppen. *** Leg je hotdog op mijn broodje. *** Laat het niet rusten! *** Ik denk dat mijn taco wat vulling nodig heeft ... als je weet wat ik bedoel ~ *** Een traditionele hamburger zonder vlees erin is gewoon zinloos ... *** Ik ben niet veganistisch, dus geef me s</text:p>
          </table:table-cell>
          <table:table-cell table:formula="of:=GOOGLETRANSLATE_YOULIBRECALC([.$D33];[.$D$2];[.$Q$2])" office:value-type="string" office:string-value="오븐이 준비되었습니다! 고기를 넣을 시간. *** 당신의 핫도그를 내 롤빵에 넣으십시오. *** 휴식을 취하지 마십시오! *** 내 타코가 약간의 충전물이 필요하다고 생각합니다… 당신이 내가 의미하는 바를 알고 있다면 ~ *** 고기가없는 전통적인 버거는 무의미합니다… *** 나는 비건 채식이 아니 었습니다." calcext:value-type="string">
            <text:p>오븐이 준비되었습니다! 고기를 넣을 시간. *** 당신의 핫도그를 내 롤빵에 넣으십시오. *** 휴식을 취하지 마십시오! *** 내 타코가 약간의 충전물이 필요하다고 생각합니다… 당신이 내가 의미하는 바를 알고 있다면 ~ *** 고기가없는 전통적인 버거는 무의미합니다… *** 나는 비건 채식이 아니 었습니다.</text:p>
          </table:table-cell>
          <table:table-cell table:formula="of:=GOOGLETRANSLATE_YOULIBRECALC([.$D33];[.$D$2];[.$R$2])" office:value-type="string" office:string-value="Rúra je pripravená! Je čas vložiť do neho nejaké mäso. *** Dajte si hot dog na moju buchtu. *** Nenechajte to odpočívať! In" calcext:value-type="string">
            <text:p>Rúra je pripravená! Je čas vložiť do neho nejaké mäso. *** Dajte si hot dog na moju buchtu. *** Nenechajte to odpočívať! In</text:p>
          </table:table-cell>
          <table:table-cell table:formula="of:=GOOGLETRANSLATE_YOULIBRECALC([.$D33];[.$D$2];[.$S$2])" office:value-type="string" office:string-value="O forno está pronto! Hora de colocar um pouco de carne nela. *** Coloque seu cachorro -quente no meu coque. *** Não deixe descansar! *** Eu acho que meu taco precisa de um pouco de preenchimento ... se você sabe o que eu quero dizer ~** um hambúrguer tradicional sem carne nela é inútil ... *** eu não sou vegano, então me dê s" calcext:value-type="string">
            <text:p>O forno está pronto! Hora de colocar um pouco de carne nela. *** Coloque seu cachorro -quente no meu coque. *** Não deixe descansar! *** Eu acho que meu taco precisa de um pouco de preenchimento ... se você sabe o que eu quero dizer ~** um hambúrguer tradicional sem carne nela é inútil ... *** eu não sou vegano, então me dê s</text:p>
          </table:table-cell>
          <table:table-cell table:formula="of:=GOOGLETRANSLATE_YOULIBRECALC([.$D33];[.$D$2];[.$T$2])" office:value-type="string" office:string-value="เตาอบพร้อมแล้ว! ถึงเวลาใส่เนื้อสัตว์ไว้ในนั้น *** วางฮอทดอกของคุณบนขนมปังของฉัน *** อย่าปล่อยให้มันพักผ่อน! *** ฉันคิดว่าทาโก" calcext:value-type="string">
            <text:p>เตาอบพร้อมแล้ว! ถึงเวลาใส่เนื้อสัตว์ไว้ในนั้น *** วางฮอทดอกของคุณบนขนมปังของฉัน *** อย่าปล่อยให้มันพักผ่อน! *** ฉันคิดว่าทาโก</text:p>
          </table:table-cell>
          <table:table-cell table:formula="of:=GOOGLETRANSLATE_YOULIBRECALC([.$D33];[.$D$2];[.$U$2])" office:value-type="string" office:string-value="Oven sudah siap! Saatnya menaruh daging di dalamnya. *** Letakkan hot dog Anda di roti saya. *** Jangan biarkan istirahat! *** Saya pikir taco saya membutuhkan beberapa isian ... jika Anda tahu apa yang saya maksud ~ *** burger tradisional tanpa daging di dalamnya tidak ada gunanya ... *** Saya bukan vegan, jadi beri saya s" calcext:value-type="string">
            <text:p>Oven sudah siap! Saatnya menaruh daging di dalamnya. *** Letakkan hot dog Anda di roti saya. *** Jangan biarkan istirahat! *** Saya pikir taco saya membutuhkan beberapa isian ... jika Anda tahu apa yang saya maksud ~ *** burger tradisional tanpa daging di dalamnya tidak ada gunanya ... *** Saya bukan vegan, jadi beri saya s</text:p>
          </table:table-cell>
          <table:table-cell table:formula="of:=GOOGLETRANSLATE_YOULIBRECALC([.$D33];[.$D$2];[.$V$2])" office:value-type="string" office:string-value="Trouba je připravena! Je čas dát do něj nějaké maso. *** Dejte svého rohlíku na mou housku. *** Nenechte to odpočívat! *** Myslím, že moje taco potřebuje náplň ... pokud víte, co tím myslím ~ *** Tradiční hamburger bez masa je prostě zbytečný ... *** Nejsem vegan, takže dej mi" calcext:value-type="string">
            <text:p>Trouba je připravena! Je čas dát do něj nějaké maso. *** Dejte svého rohlíku na mou housku. *** Nenechte to odpočívat! *** Myslím, že moje taco potřebuje náplň ... pokud víte, co tím myslím ~ *** Tradiční hamburger bez masa je prostě zbytečný ... *** Nejsem vegan, takže dej mi</text:p>
          </table:table-cell>
          <table:table-cell table:formula="of:=GOOGLETRANSLATE_YOULIBRECALC([.$D33];[.$D$2];[.$W$2])" office:value-type="string" office:string-value="Handa na ang oven! Oras upang maglagay ng ilang karne sa loob nito. *** Ilagay ang iyong mainit na aso sa aking bun. *** Huwag hayaan itong magpahinga! *** Sa palagay ko ang aking taco ay nangangailangan ng ilang pagpuno ... kung alam mo kung ano ang ibig kong sabihin ~ *** Ang isang tradisyunal na burger na walang karne sa loob nito ay walang saysay ... *** Hindi ako vegan, kaya bigyan mo ako ng s" calcext:value-type="string">
            <text:p>Handa na ang oven! Oras upang maglagay ng ilang karne sa loob nito. *** Ilagay ang iyong mainit na aso sa aking bun. *** Huwag hayaan itong magpahinga! *** Sa palagay ko ang aking taco ay nangangailangan ng ilang pagpuno ... kung alam mo kung ano ang ibig kong sabihin ~ *** Ang isang tradisyunal na burger na walang karne sa loob nito ay walang saysay ... *** Hindi ako vegan, kaya bigyan mo ako ng s</text:p>
          </table:table-cell>
          <table:table-cell table:formula="of:=GOOGLETRANSLATE_YOULIBRECALC([.$D33];[.$D$2];[.$X$2])" office:value-type="string" office:string-value="Піч готова! Час покласти в нього трохи м’яса. *** Покладіть свій хот -дог на мою булочку. *** Не дозволяйте йому відпочити! *** Я думаю, що моєму тако потребують наповнення… якщо ви знаєте, що я маю на увазі ~ *** традиційний бургер без м’яса в ньому просто безглуздо… *** Я не веганський, тож дай мені s" calcext:value-type="string">
            <text:p>Піч готова! Час покласти в нього трохи м’яса. *** Покладіть свій хот -дог на мою булочку. *** Не дозволяйте йому відпочити! *** Я думаю, що моєму тако потребують наповнення… якщо ви знаєте, що я маю на увазі ~ *** традиційний бургер без м’яса в ньому просто безглуздо… *** Я не веганський, тож дай мені s</text:p>
          </table:table-cell>
          <table:table-cell table:formula="of:=GOOGLETRANSLATE_YOULIBRECALC([.$D33];[.$D$2];[.$Y$2])" office:value-type="string" office:string-value="Lò nướng đã sẵn sàng! Thời gian để đặt một ít thịt vào đó. *** Đặt con chó nóng của bạn vào búi tóc của tôi. *** Don lồng hãy để nó nghỉ ngơi! *** Tôi nghĩ rằng taco của tôi cần một số chất làm đầy, nếu bạn biết ý tôi là gì ~ *** Một chiếc bánh burger truyền thống không có thịt trong đó chỉ là vô nghĩa." calcext:value-type="string">
            <text:p>Lò nướng đã sẵn sàng! Thời gian để đặt một ít thịt vào đó. *** Đặt con chó nóng của bạn vào búi tóc của tôi. *** Don lồng hãy để nó nghỉ ngơi! *** Tôi nghĩ rằng taco của tôi cần một số chất làm đầy, nếu bạn biết ý tôi là gì ~ *** Một chiếc bánh burger truyền thống không có thịt trong đó chỉ là vô nghĩa.</text:p>
          </table:table-cell>
          <table:table-cell table:formula="of:=GOOGLETRANSLATE_YOULIBRECALC([.$D33];[.$D$2];[.$Z$2])" office:value-type="string" office:string-value="Der Ofen ist bereit! Zeit, etwas Fleisch hineinzubringen. *** Legen Sie Ihren Hot Dog auf mein Brötchen. *** Lass es nicht ruhen! *** Ich denke, mein Taco braucht etwas Füllung ... Wenn Sie wissen, was ich meine ~ *** Ein traditioneller Burger ohne Fleisch ist einfach sinnlos ... *** Ich bin nicht vegan, also gib mir s s." calcext:value-type="string">
            <text:p>Der Ofen ist bereit! Zeit, etwas Fleisch hineinzubringen. *** Legen Sie Ihren Hot Dog auf mein Brötchen. *** Lass es nicht ruhen! *** Ich denke, mein Taco braucht etwas Füllung ... Wenn Sie wissen, was ich meine ~ *** Ein traditioneller Burger ohne Fleisch ist einfach sinnlos ... *** Ich bin nicht vegan, also gib mir s s.</text:p>
          </table:table-cell>
          <table:table-cell table:formula="of:=GOOGLETRANSLATE_YOULIBRECALC([.$D33];[.$D$2];[.$AA$2])" office:value-type="string" office:string-value="Uuni on valmis! Aika laittaa lihaa siihen. *** Laita hot dogisi pullaan. *** Älä anna sen levätä! *** Luulen" calcext:value-type="string">
            <text:p>Uuni on valmis! Aika laittaa lihaa siihen. *** Laita hot dogisi pullaan. *** Älä anna sen levätä! *** Luulen</text:p>
          </table:table-cell>
          <table:table-cell table:formula="of:=GOOGLETRANSLATE_YOULIBRECALC([.$D33];[.$D$2];[.$AB$2])" office:value-type="string" office:string-value="Ovnen er klar! Tid til at lægge noget kød i det. *** Sæt din hotdog på min bolle. *** Lad det ikke hvile! *** Jeg tror, ​​at min taco har brug for noget fyldning ... hvis du ved, hvad jeg mener ~ *** En traditionel burger uden kød i det er bare meningsløst ... *** Jeg er ikke vegansk, så giv mig s" calcext:value-type="string">
            <text:p>Ovnen er klar! Tid til at lægge noget kød i det. *** Sæt din hotdog på min bolle. *** Lad det ikke hvile! *** Jeg tror, ​​at min taco har brug for noget fyldning ... hvis du ved, hvad jeg mener ~ *** En traditionel burger uden kød i det er bare meningsløst ... *** Jeg er ikke vegansk, så giv mig s</text:p>
          </table:table-cell>
          <table:table-cell office:value-type="string" calcext:value-type="string">
            <text:p>***END***</text:p>
          </table:table-cell>
          <table:table-cell table:style-name="ce12" table:number-columns-repeated="16355"/>
        </table:table-row>
        <table:table-row table:style-name="ro14">
          <table:table-cell table:style-name="ce6" office:value-type="string" calcext:value-type="string">
            <text:p>***Frick_GenericFuckBrainStateRandomDialogueCockOutsid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34];[.$D$2];[.$E$2])" office:value-type="string" office:string-value="无效的" calcext:value-type="string">
            <text:p>无效的</text:p>
          </table:table-cell>
          <table:table-cell table:formula="of:=GOOGLETRANSLATE_YOULIBRECALC([.$D34];[.$D$2];[.$F$2])" office:value-type="string" office:string-value="ヌル" calcext:value-type="string">
            <text:p>ヌル</text:p>
          </table:table-cell>
          <table:table-cell table:formula="of:=GOOGLETRANSLATE_YOULIBRECALC([.$D34];[.$D$2];[.$G$2])" office:value-type="string" office:string-value="nieważny" calcext:value-type="string">
            <text:p>nieważny</text:p>
          </table:table-cell>
          <table:table-cell table:formula="of:=GOOGLETRANSLATE_YOULIBRECALC([.$D34];[.$D$2];[.$H$2])" office:value-type="string" office:string-value="nulo" calcext:value-type="string">
            <text:p>nulo</text:p>
          </table:table-cell>
          <table:table-cell table:formula="of:=GOOGLETRANSLATE_YOULIBRECALC([.$D34];[.$D$2];[.$I$2])" office:value-type="string" office:string-value="нулевой" calcext:value-type="string">
            <text:p>нулевой</text:p>
          </table:table-cell>
          <table:table-cell table:formula="of:=GOOGLETRANSLATE_YOULIBRECALC([.$D34];[.$D$2];[.$J$2])" office:value-type="string" office:string-value="nul" calcext:value-type="string">
            <text:p>nul</text:p>
          </table:table-cell>
          <table:table-cell table:formula="of:=GOOGLETRANSLATE_YOULIBRECALC([.$D34];[.$D$2];[.$K$2])" office:value-type="string" office:string-value="null" calcext:value-type="string">
            <text:p>null</text:p>
          </table:table-cell>
          <table:table-cell table:formula="of:=GOOGLETRANSLATE_YOULIBRECALC([.$D34];[.$D$2];[.$L$2])" office:value-type="string" office:string-value="nulla" calcext:value-type="string">
            <text:p>nulla</text:p>
          </table:table-cell>
          <table:table-cell table:formula="of:=GOOGLETRANSLATE_YOULIBRECALC([.$D34];[.$D$2];[.$M$2])" office:value-type="string" office:string-value="άκυρος" calcext:value-type="string">
            <text:p>άκυρος</text:p>
          </table:table-cell>
          <table:table-cell table:formula="of:=GOOGLETRANSLATE_YOULIBRECALC([.$D34];[.$D$2];[.$N$2])" office:value-type="string" office:string-value="hükümsüz" calcext:value-type="string">
            <text:p>hükümsüz</text:p>
          </table:table-cell>
          <table:table-cell table:formula="of:=GOOGLETRANSLATE_YOULIBRECALC([.$D34];[.$D$2];[.$O$2])" office:value-type="string" office:string-value="null" calcext:value-type="string">
            <text:p>null</text:p>
          </table:table-cell>
          <table:table-cell table:formula="of:=GOOGLETRANSLATE_YOULIBRECALC([.$D34];[.$D$2];[.$P$2])" office:value-type="string" office:string-value="nul" calcext:value-type="string">
            <text:p>nul</text:p>
          </table:table-cell>
          <table:table-cell table:formula="of:=GOOGLETRANSLATE_YOULIBRECALC([.$D34];[.$D$2];[.$Q$2])" office:value-type="string" office:string-value="널" calcext:value-type="string">
            <text:p>널</text:p>
          </table:table-cell>
          <table:table-cell table:formula="of:=GOOGLETRANSLATE_YOULIBRECALC([.$D34];[.$D$2];[.$R$2])" office:value-type="string" office:string-value="nulové" calcext:value-type="string">
            <text:p>nulové</text:p>
          </table:table-cell>
          <table:table-cell table:formula="of:=GOOGLETRANSLATE_YOULIBRECALC([.$D34];[.$D$2];[.$S$2])" office:value-type="string" office:string-value="nulo" calcext:value-type="string">
            <text:p>nulo</text:p>
          </table:table-cell>
          <table:table-cell table:formula="of:=GOOGLETRANSLATE_YOULIBRECALC([.$D34];[.$D$2];[.$T$2])" office:value-type="string" office:string-value="โมฆะ" calcext:value-type="string">
            <text:p>โมฆะ</text:p>
          </table:table-cell>
          <table:table-cell table:formula="of:=GOOGLETRANSLATE_YOULIBRECALC([.$D34];[.$D$2];[.$U$2])" office:value-type="string" office:string-value="batal" calcext:value-type="string">
            <text:p>batal</text:p>
          </table:table-cell>
          <table:table-cell table:formula="of:=GOOGLETRANSLATE_YOULIBRECALC([.$D34];[.$D$2];[.$V$2])" office:value-type="string" office:string-value="null" calcext:value-type="string">
            <text:p>null</text:p>
          </table:table-cell>
          <table:table-cell table:formula="of:=GOOGLETRANSLATE_YOULIBRECALC([.$D34];[.$D$2];[.$W$2])" office:value-type="string" office:string-value="Null" calcext:value-type="string">
            <text:p>Null</text:p>
          </table:table-cell>
          <table:table-cell table:formula="of:=GOOGLETRANSLATE_YOULIBRECALC([.$D34];[.$D$2];[.$X$2])" office:value-type="string" office:string-value="нульовий" calcext:value-type="string">
            <text:p>нульовий</text:p>
          </table:table-cell>
          <table:table-cell table:formula="of:=GOOGLETRANSLATE_YOULIBRECALC([.$D34];[.$D$2];[.$Y$2])" office:value-type="string" office:string-value="vô giá trị" calcext:value-type="string">
            <text:p>vô giá trị</text:p>
          </table:table-cell>
          <table:table-cell table:formula="of:=GOOGLETRANSLATE_YOULIBRECALC([.$D34];[.$D$2];[.$Z$2])" office:value-type="string" office:string-value="NULL" calcext:value-type="string">
            <text:p>NULL</text:p>
          </table:table-cell>
          <table:table-cell table:formula="of:=GOOGLETRANSLATE_YOULIBRECALC([.$D34];[.$D$2];[.$AA$2])" office:value-type="string" office:string-value="tyhjä" calcext:value-type="string">
            <text:p>tyhjä</text:p>
          </table:table-cell>
          <table:table-cell table:formula="of:=GOOGLETRANSLATE_YOULIBRECALC([.$D34];[.$D$2];[.$AB$2])" office:value-type="string" office:string-value="nul" calcext:value-type="string">
            <text:p>nul</text:p>
          </table:table-cell>
          <table:table-cell office:value-type="string" calcext:value-type="string">
            <text:p>***END***</text:p>
          </table:table-cell>
          <table:table-cell table:style-name="ce12" table:number-columns-repeated="16355"/>
        </table:table-row>
        <table:table-row table:style-name="ro12">
          <table:table-cell table:style-name="ce6" office:value-type="string" calcext:value-type="string">
            <text:p>***Frick_GenericFuckBrainStateRandomDialogueCockInsid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Wow… your meat must be well done to be that hard~***That’s what I call some hard candy~***Fill my cannelloni! ***I can feel your baguette~***What a nice churro you have!</text:p>
          </table:table-cell>
          <table:table-cell table:formula="of:=GOOGLETRANSLATE_YOULIBRECALC([.$D35];[.$D$2];[.$E$2])" office:value-type="string" office:string-value="哇……你的肉一定做得很好，才能做到这么坚硬〜***，这就是我所说的硬糖〜***填满了我的Cannelloni！ ***我能感觉到你的法式面包〜***你有多么美好的小混蛋！" calcext:value-type="string">
            <text:p>哇……你的肉一定做得很好，才能做到这么坚硬〜***，这就是我所说的硬糖〜***填满了我的Cannelloni！ ***我能感觉到你的法式面包〜***你有多么美好的小混蛋！</text:p>
          </table:table-cell>
          <table:table-cell table:formula="of:=GOOGLETRANSLATE_YOULIBRECALC([.$D35];[.$D$2];[.$F$2])" office:value-type="string" office:string-value="うわー…あなたの肉はそんなに難しいためによくやったに違いない〜***それは私が硬いキャンディーと呼んでいるものです〜***私のカネロニを満たしてください！ ***私はあなたのバゲットを感じることができます〜***あなたが持っているなんて素敵なチュロでしょう！" calcext:value-type="string">
            <text:p>うわー…あなたの肉はそんなに難しいためによくやったに違いない〜***それは私が硬いキャンディーと呼んでいるものです〜***私のカネロニを満たしてください！ ***私はあなたのバゲットを感じることができます〜***あなたが持っているなんて素敵なチュロでしょう！</text:p>
          </table:table-cell>
          <table:table-cell table:formula="of:=GOOGLETRANSLATE_YOULIBRECALC([.$D35];[.$D$2];[.$G$2])" office:value-type="string" office:string-value="Wow… twoje mięso musi być dobrze zrobione, aby było tak trudne ~ *** To jest to, co nazywam twardymi cukierkami ~ *** Wypełnij moje cannelloni! *** Mogę poczuć twoją bagietkę ~ *** Co za fajny churro masz!" calcext:value-type="string">
            <text:p>Wow… twoje mięso musi być dobrze zrobione, aby było tak trudne ~ *** To jest to, co nazywam twardymi cukierkami ~ *** Wypełnij moje cannelloni! *** Mogę poczuć twoją bagietkę ~ *** Co za fajny churro masz!</text:p>
          </table:table-cell>
          <table:table-cell table:formula="of:=GOOGLETRANSLATE_YOULIBRECALC([.$D35];[.$D$2];[.$H$2])" office:value-type="string" office:string-value="Wow ... tu carne debe estar bien hecha para ser tan difícil ~ ***, eso es lo que yo llamo dulces duros ~ *** ¡Llena mi canela! *** Puedo sentir tu baguette ~ *** ¡Qué lindo churro tienes!" calcext:value-type="string">
            <text:p>Wow ... tu carne debe estar bien hecha para ser tan difícil ~ ***, eso es lo que yo llamo dulces duros ~ *** ¡Llena mi canela! *** Puedo sentir tu baguette ~ *** ¡Qué lindo churro tienes!</text:p>
          </table:table-cell>
          <table:table-cell table:formula="of:=GOOGLETRANSLATE_YOULIBRECALC([.$D35];[.$D$2];[.$I$2])" office:value-type="string" office:string-value="Вау ... твое мясо должно быть хорошо сделано, чтобы быть таким тяжелым ~ *** это то, что я называю какой -то твердой конфеткой ~ *** Наполните мою каннеллони! *** Я чувствую твой багет ~ *** Какой у тебя хороший чурро!" calcext:value-type="string">
            <text:p>Вау ... твое мясо должно быть хорошо сделано, чтобы быть таким тяжелым ~ *** это то, что я называю какой -то твердой конфеткой ~ *** Наполните мою каннеллони! *** Я чувствую твой багет ~ *** Какой у тебя хороший чурро!</text:p>
          </table:table-cell>
          <table:table-cell table:formula="of:=GOOGLETRANSLATE_YOULIBRECALC([.$D35];[.$D$2];[.$J$2])" office:value-type="string" office:string-value="Wow… ta viande doit être bien faite pour être aussi difficile ~ *** C'est ce que j'appelle des bonbons durs ~ *** Remplissez mon cannelloni! *** Je peux sentir ta baguette ~ *** Quel beau churro tu as!" calcext:value-type="string">
            <text:p>Wow… ta viande doit être bien faite pour être aussi difficile ~ *** C'est ce que j'appelle des bonbons durs ~ *** Remplissez mon cannelloni! *** Je peux sentir ta baguette ~ *** Quel beau churro tu as!</text:p>
          </table:table-cell>
          <table:table-cell table:formula="of:=GOOGLETRANSLATE_YOULIBRECALC([.$D35];[.$D$2];[.$K$2])" office:value-type="string" office:string-value="Vau ... vaše meso mora biti dobro narejeno, da je tako težko ~ *** temu pravim nekaj trdih sladkarij ~ *** Napolnite svoj Cannelloni! *** Čutim tvojo bagueto ~ ***, kako lep churro imaš!" calcext:value-type="string">
            <text:p>Vau ... vaše meso mora biti dobro narejeno, da je tako težko ~ *** temu pravim nekaj trdih sladkarij ~ *** Napolnite svoj Cannelloni! *** Čutim tvojo bagueto ~ ***, kako lep churro imaš!</text:p>
          </table:table-cell>
          <table:table-cell table:formula="of:=GOOGLETRANSLATE_YOULIBRECALC([.$D35];[.$D$2];[.$L$2])" office:value-type="string" office:string-value="Wow ... a húsodnak jól kell tennie, hogy ilyen nehéz legyen ~ *** ezt hívom néhány kemény cukorkának ~ *** Töltse ki a cannelloni -t! *** Érzem a baguette -t ​​~ *** Milyen szép churro van!" calcext:value-type="string">
            <text:p>Wow ... a húsodnak jól kell tennie, hogy ilyen nehéz legyen ~ *** ezt hívom néhány kemény cukorkának ~ *** Töltse ki a cannelloni -t! *** Érzem a baguette -t ​​~ *** Milyen szép churro van!</text:p>
          </table:table-cell>
          <table:table-cell table:formula="of:=GOOGLETRANSLATE_YOULIBRECALC([.$D35];[.$D$2];[.$M$2])" office:value-type="string" office:string-value="Ουάου ... το κρέας σας πρέπει να γίνει καλά για να είναι τόσο δύσκολο ~ *** Αυτό είναι που αποκαλώ κάποια σκληρή καραμέλα ~ *** συμπληρώστε το Cannelloni μου! *** Μπορώ να αισθανθώ την μπαγκέτα σας ~ *** Τι ωραίο churro έχετε!" calcext:value-type="string">
            <text:p>Ουάου ... το κρέας σας πρέπει να γίνει καλά για να είναι τόσο δύσκολο ~ *** Αυτό είναι που αποκαλώ κάποια σκληρή καραμέλα ~ *** συμπληρώστε το Cannelloni μου! *** Μπορώ να αισθανθώ την μπαγκέτα σας ~ *** Τι ωραίο churro έχετε!</text:p>
          </table:table-cell>
          <table:table-cell table:formula="of:=GOOGLETRANSLATE_YOULIBRECALC([.$D35];[.$D$2];[.$N$2])" office:value-type="string" office:string-value="Vay canına… etin bu kadar zor olması için iyi yapmalı ~ *** Ben buna sert şeker diyorum ~ *** Cannelloni'yi doldur! *** Bagetini hissedebiliyorum ~ *** Ne kadar güzel bir churro var!" calcext:value-type="string">
            <text:p>Vay canına… etin bu kadar zor olması için iyi yapmalı ~ *** Ben buna sert şeker diyorum ~ *** Cannelloni'yi doldur! *** Bagetini hissedebiliyorum ~ *** Ne kadar güzel bir churro var!</text:p>
          </table:table-cell>
          <table:table-cell table:formula="of:=GOOGLETRANSLATE_YOULIBRECALC([.$D35];[.$D$2];[.$O$2])" office:value-type="string" office:string-value="Wow ... la tua carne deve essere ben fatta per essere così difficile ~ *** È quello che chiamo caramelle difficili ~ *** Riempi il mio cannelloni! *** Posso sentire la tua baguette ~ *** Che bella churro hai!" calcext:value-type="string">
            <text:p>Wow ... la tua carne deve essere ben fatta per essere così difficile ~ *** È quello che chiamo caramelle difficili ~ *** Riempi il mio cannelloni! *** Posso sentire la tua baguette ~ *** Che bella churro hai!</text:p>
          </table:table-cell>
          <table:table-cell table:formula="of:=GOOGLETRANSLATE_YOULIBRECALC([.$D35];[.$D$2];[.$P$2])" office:value-type="string" office:string-value="Wauw ... je vlees moet goed gedaan zijn om zo moeilijk te zijn ~ *** Dat is wat ik wat harde snoep noem ~ *** vul mijn cannelloni! *** Ik kan je stokbrood voelen ~ *** Wat een mooie churro heb je!" calcext:value-type="string">
            <text:p>Wauw ... je vlees moet goed gedaan zijn om zo moeilijk te zijn ~ *** Dat is wat ik wat harde snoep noem ~ *** vul mijn cannelloni! *** Ik kan je stokbrood voelen ~ *** Wat een mooie churro heb je!</text:p>
          </table:table-cell>
          <table:table-cell table:formula="of:=GOOGLETRANSLATE_YOULIBRECALC([.$D35];[.$D$2];[.$Q$2])" office:value-type="string" office:string-value="와우… 당신의 고기는 그렇게 힘들도록 잘해야합니다 ~ *** 그게 내가 딱딱한 사탕이라고 부르는 것입니다 ~ *** 내 Cannelloni를 채우십시오! *** 나는 당신의 바게트를 느낄 수 있습니다 ~ *** 당신은 얼마나 멋진 churro입니다!" calcext:value-type="string">
            <text:p>와우… 당신의 고기는 그렇게 힘들도록 잘해야합니다 ~ *** 그게 내가 딱딱한 사탕이라고 부르는 것입니다 ~ *** 내 Cannelloni를 채우십시오! *** 나는 당신의 바게트를 느낄 수 있습니다 ~ *** 당신은 얼마나 멋진 churro입니다!</text:p>
          </table:table-cell>
          <table:table-cell table:formula="of:=GOOGLETRANSLATE_YOULIBRECALC([.$D35];[.$D$2];[.$R$2])" office:value-type="string" office:string-value="Páni ... vaše mäso musí byť dobre urobené, aby ste boli takí tvrdí ~ *** To je to, čo hovorím nejaké tvrdé cukríky ~ *** Naplňte moje cannelloni! *** Cítim tvoju bagetu ~ *** Aký pekný churro máš!" calcext:value-type="string">
            <text:p>Páni ... vaše mäso musí byť dobre urobené, aby ste boli takí tvrdí ~ *** To je to, čo hovorím nejaké tvrdé cukríky ~ *** Naplňte moje cannelloni! *** Cítim tvoju bagetu ~ *** Aký pekný churro máš!</text:p>
          </table:table-cell>
          <table:table-cell table:formula="of:=GOOGLETRANSLATE_YOULIBRECALC([.$D35];[.$D$2];[.$S$2])" office:value-type="string" office:string-value="Uau ... sua carne deve ser bem feita para ser tão difícil ~ *** É isso que eu chamo de um doce duro ~ *** Encha meu canelloni! *** Eu posso sentir sua baguete ~ *** Que bom churro você tem!" calcext:value-type="string">
            <text:p>Uau ... sua carne deve ser bem feita para ser tão difícil ~ *** É isso que eu chamo de um doce duro ~ *** Encha meu canelloni! *** Eu posso sentir sua baguete ~ *** Que bom churro você tem!</text:p>
          </table:table-cell>
          <table:table-cell table:formula="of:=GOOGLETRANSLATE_YOULIBRECALC([.$D35];[.$D$2];[.$T$2])" office:value-type="string" office:string-value="ว้าว…เนื้อของคุณจะต้องทำได้ดีมากที่จะยากขนาดนั้น ~ *** นั่นคือสิ่งที่ฉันเรียกว่าขนมแข็ง ~ *** เติม cannelloni ของฉัน! *** ฉันรู้สึกได้ถึงบาแกตต์ของคุณ ~ *** ช่างเป็นสิ่งที่ดีที่คุณมี!" calcext:value-type="string">
            <text:p>ว้าว…เนื้อของคุณจะต้องทำได้ดีมากที่จะยากขนาดนั้น ~ *** นั่นคือสิ่งที่ฉันเรียกว่าขนมแข็ง ~ *** เติม cannelloni ของฉัน! *** ฉันรู้สึกได้ถึงบาแกตต์ของคุณ ~ *** ช่างเป็นสิ่งที่ดีที่คุณมี!</text:p>
          </table:table-cell>
          <table:table-cell table:formula="of:=GOOGLETRANSLATE_YOULIBRECALC([.$D35];[.$D$2];[.$U$2])" office:value-type="string" office:string-value="Wow ... Daging Anda harus dilakukan dengan baik untuk menjadi sekeras itu ~ *** Itulah yang saya sebut permen keras ~ *** Isi cannelloni saya! *** Aku bisa merasakan baguettemu ~ *** Sungguh churro yang bagus!" calcext:value-type="string">
            <text:p>Wow ... Daging Anda harus dilakukan dengan baik untuk menjadi sekeras itu ~ *** Itulah yang saya sebut permen keras ~ *** Isi cannelloni saya! *** Aku bisa merasakan baguettemu ~ *** Sungguh churro yang bagus!</text:p>
          </table:table-cell>
          <table:table-cell table:formula="of:=GOOGLETRANSLATE_YOULIBRECALC([.$D35];[.$D$2];[.$V$2])" office:value-type="string" office:string-value="Páni ... vaše maso musí být dobře provedeno, aby bylo tak tvrdé ~ *** To je to, co nazývám tvrdými bonbóny ~ *** Vyplňte můj cannelloni! *** Cítím vaši bagetu ~ *** Jaký je pěkný churro!" calcext:value-type="string">
            <text:p>Páni ... vaše maso musí být dobře provedeno, aby bylo tak tvrdé ~ *** To je to, co nazývám tvrdými bonbóny ~ *** Vyplňte můj cannelloni! *** Cítím vaši bagetu ~ *** Jaký je pěkný churro!</text:p>
          </table:table-cell>
          <table:table-cell table:formula="of:=GOOGLETRANSLATE_YOULIBRECALC([.$D35];[.$D$2];[.$W$2])" office:value-type="string" office:string-value="Wow ... ang iyong karne ay dapat na magaling upang maging mahirap ~ *** Iyon ang tinatawag kong mahirap na kendi ~ *** Punan ang aking cannelloni! *** Nararamdaman ko ang iyong baguette ~ *** kung anong magandang churro ang mayroon ka!" calcext:value-type="string">
            <text:p>Wow ... ang iyong karne ay dapat na magaling upang maging mahirap ~ *** Iyon ang tinatawag kong mahirap na kendi ~ *** Punan ang aking cannelloni! *** Nararamdaman ko ang iyong baguette ~ *** kung anong magandang churro ang mayroon ka!</text:p>
          </table:table-cell>
          <table:table-cell table:formula="of:=GOOGLETRANSLATE_YOULIBRECALC([.$D35];[.$D$2];[.$X$2])" office:value-type="string" office:string-value="Вау ... ваше м'ясо повинно бути добре зроблене, щоб бути таким важким ~ *** Це те, що я називаю важкими цукерками ~ ***, наповніть мою канеллоні! *** Я можу відчути твій багет ~ *** Який у тебе приємний чурро!" calcext:value-type="string">
            <text:p>Вау ... ваше м'ясо повинно бути добре зроблене, щоб бути таким важким ~ *** Це те, що я називаю важкими цукерками ~ ***, наповніть мою канеллоні! *** Я можу відчути твій багет ~ *** Який у тебе приємний чурро!</text:p>
          </table:table-cell>
          <table:table-cell table:formula="of:=GOOGLETRANSLATE_YOULIBRECALC([.$D35];[.$D$2];[.$Y$2])" office:value-type="string" office:string-value="Wow, thịt của bạn phải được thực hiện tốt như vậy *** Tôi có thể cảm thấy baguette của bạn ~ *** Thật là một chiếc Churro tốt đẹp!" calcext:value-type="string">
            <text:p>Wow, thịt của bạn phải được thực hiện tốt như vậy *** Tôi có thể cảm thấy baguette của bạn ~ *** Thật là một chiếc Churro tốt đẹp!</text:p>
          </table:table-cell>
          <table:table-cell table:formula="of:=GOOGLETRANSLATE_YOULIBRECALC([.$D35];[.$D$2];[.$Z$2])" office:value-type="string" office:string-value="Wow ... dein Fleisch muss gut gemacht sein, um so hart zu sein. *** Ich kann dein Baguette fühlen ~ *** Was für ein schöner Churro hast du!" calcext:value-type="string">
            <text:p>Wow ... dein Fleisch muss gut gemacht sein, um so hart zu sein. *** Ich kann dein Baguette fühlen ~ *** Was für ein schöner Churro hast du!</text:p>
          </table:table-cell>
          <table:table-cell table:formula="of:=GOOGLETRANSLATE_YOULIBRECALC([.$D35];[.$D$2];[.$AA$2])" office:value-type="string" office:string-value="Vau ... lihasi on tehtävä hyvin ollakseen niin kova ~ *** Sitä kutsun koviksi karkeiksi ~ *** Täytä cannelloni! *** Voin tuntea patonkisi ~ *** Mikä mukava churro sinulla on!" calcext:value-type="string">
            <text:p>Vau ... lihasi on tehtävä hyvin ollakseen niin kova ~ *** Sitä kutsun koviksi karkeiksi ~ *** Täytä cannelloni! *** Voin tuntea patonkisi ~ *** Mikä mukava churro sinulla on!</text:p>
          </table:table-cell>
          <table:table-cell table:formula="of:=GOOGLETRANSLATE_YOULIBRECALC([.$D35];[.$D$2];[.$AB$2])" office:value-type="string" office:string-value="Wow ... dit kød skal være godt klaret for at være så hårdt ~ *** Det er det, jeg kalder noget hårdt slik ~ *** Fyld min cannelloni! *** Jeg kan føle din baguette ~ *** Hvilken dejlig churro du har!" calcext:value-type="string">
            <text:p>Wow ... dit kød skal være godt klaret for at være så hårdt ~ *** Det er det, jeg kalder noget hårdt slik ~ *** Fyld min cannelloni! *** Jeg kan føle din baguette ~ *** Hvilken dejlig churro du har!</text:p>
          </table:table-cell>
          <table:table-cell office:value-type="string" calcext:value-type="string">
            <text:p>***END***</text:p>
          </table:table-cell>
          <table:table-cell table:style-name="ce12" table:number-columns-repeated="16355"/>
        </table:table-row>
        <table:table-row table:style-name="ro14">
          <table:table-cell table:style-name="ce6" office:value-type="string" calcext:value-type="string">
            <text:p>***Frick_GenericFuckBrainStateRandomDialogueCockInsid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36];[.$D$2];[.$E$2])" office:value-type="string" office:string-value="无效的" calcext:value-type="string">
            <text:p>无效的</text:p>
          </table:table-cell>
          <table:table-cell table:formula="of:=GOOGLETRANSLATE_YOULIBRECALC([.$D36];[.$D$2];[.$F$2])" office:value-type="string" office:string-value="ヌル" calcext:value-type="string">
            <text:p>ヌル</text:p>
          </table:table-cell>
          <table:table-cell table:formula="of:=GOOGLETRANSLATE_YOULIBRECALC([.$D36];[.$D$2];[.$G$2])" office:value-type="string" office:string-value="nieważny" calcext:value-type="string">
            <text:p>nieważny</text:p>
          </table:table-cell>
          <table:table-cell table:formula="of:=GOOGLETRANSLATE_YOULIBRECALC([.$D36];[.$D$2];[.$H$2])" office:value-type="string" office:string-value="nulo" calcext:value-type="string">
            <text:p>nulo</text:p>
          </table:table-cell>
          <table:table-cell table:formula="of:=GOOGLETRANSLATE_YOULIBRECALC([.$D36];[.$D$2];[.$I$2])" office:value-type="string" office:string-value="нулевой" calcext:value-type="string">
            <text:p>нулевой</text:p>
          </table:table-cell>
          <table:table-cell table:formula="of:=GOOGLETRANSLATE_YOULIBRECALC([.$D36];[.$D$2];[.$J$2])" office:value-type="string" office:string-value="nul" calcext:value-type="string">
            <text:p>nul</text:p>
          </table:table-cell>
          <table:table-cell table:formula="of:=GOOGLETRANSLATE_YOULIBRECALC([.$D36];[.$D$2];[.$K$2])" office:value-type="string" office:string-value="null" calcext:value-type="string">
            <text:p>null</text:p>
          </table:table-cell>
          <table:table-cell table:formula="of:=GOOGLETRANSLATE_YOULIBRECALC([.$D36];[.$D$2];[.$L$2])" office:value-type="string" office:string-value="nulla" calcext:value-type="string">
            <text:p>nulla</text:p>
          </table:table-cell>
          <table:table-cell table:formula="of:=GOOGLETRANSLATE_YOULIBRECALC([.$D36];[.$D$2];[.$M$2])" office:value-type="string" office:string-value="άκυρος" calcext:value-type="string">
            <text:p>άκυρος</text:p>
          </table:table-cell>
          <table:table-cell table:formula="of:=GOOGLETRANSLATE_YOULIBRECALC([.$D36];[.$D$2];[.$N$2])" office:value-type="string" office:string-value="hükümsüz" calcext:value-type="string">
            <text:p>hükümsüz</text:p>
          </table:table-cell>
          <table:table-cell table:formula="of:=GOOGLETRANSLATE_YOULIBRECALC([.$D36];[.$D$2];[.$O$2])" office:value-type="string" office:string-value="null" calcext:value-type="string">
            <text:p>null</text:p>
          </table:table-cell>
          <table:table-cell table:formula="of:=GOOGLETRANSLATE_YOULIBRECALC([.$D36];[.$D$2];[.$P$2])" office:value-type="string" office:string-value="nul" calcext:value-type="string">
            <text:p>nul</text:p>
          </table:table-cell>
          <table:table-cell table:formula="of:=GOOGLETRANSLATE_YOULIBRECALC([.$D36];[.$D$2];[.$Q$2])" office:value-type="string" office:string-value="널" calcext:value-type="string">
            <text:p>널</text:p>
          </table:table-cell>
          <table:table-cell table:formula="of:=GOOGLETRANSLATE_YOULIBRECALC([.$D36];[.$D$2];[.$R$2])" office:value-type="string" office:string-value="nulové" calcext:value-type="string">
            <text:p>nulové</text:p>
          </table:table-cell>
          <table:table-cell table:formula="of:=GOOGLETRANSLATE_YOULIBRECALC([.$D36];[.$D$2];[.$S$2])" office:value-type="string" office:string-value="nulo" calcext:value-type="string">
            <text:p>nulo</text:p>
          </table:table-cell>
          <table:table-cell table:formula="of:=GOOGLETRANSLATE_YOULIBRECALC([.$D36];[.$D$2];[.$T$2])" office:value-type="string" office:string-value="โมฆะ" calcext:value-type="string">
            <text:p>โมฆะ</text:p>
          </table:table-cell>
          <table:table-cell table:formula="of:=GOOGLETRANSLATE_YOULIBRECALC([.$D36];[.$D$2];[.$U$2])" office:value-type="string" office:string-value="batal" calcext:value-type="string">
            <text:p>batal</text:p>
          </table:table-cell>
          <table:table-cell table:formula="of:=GOOGLETRANSLATE_YOULIBRECALC([.$D36];[.$D$2];[.$V$2])" office:value-type="string" office:string-value="null" calcext:value-type="string">
            <text:p>null</text:p>
          </table:table-cell>
          <table:table-cell table:formula="of:=GOOGLETRANSLATE_YOULIBRECALC([.$D36];[.$D$2];[.$W$2])" office:value-type="string" office:string-value="Null" calcext:value-type="string">
            <text:p>Null</text:p>
          </table:table-cell>
          <table:table-cell table:formula="of:=GOOGLETRANSLATE_YOULIBRECALC([.$D36];[.$D$2];[.$X$2])" office:value-type="string" office:string-value="нульовий" calcext:value-type="string">
            <text:p>нульовий</text:p>
          </table:table-cell>
          <table:table-cell table:formula="of:=GOOGLETRANSLATE_YOULIBRECALC([.$D36];[.$D$2];[.$Y$2])" office:value-type="string" office:string-value="vô giá trị" calcext:value-type="string">
            <text:p>vô giá trị</text:p>
          </table:table-cell>
          <table:table-cell table:formula="of:=GOOGLETRANSLATE_YOULIBRECALC([.$D36];[.$D$2];[.$Z$2])" office:value-type="string" office:string-value="NULL" calcext:value-type="string">
            <text:p>NULL</text:p>
          </table:table-cell>
          <table:table-cell table:formula="of:=GOOGLETRANSLATE_YOULIBRECALC([.$D36];[.$D$2];[.$AA$2])" office:value-type="string" office:string-value="tyhjä" calcext:value-type="string">
            <text:p>tyhjä</text:p>
          </table:table-cell>
          <table:table-cell table:formula="of:=GOOGLETRANSLATE_YOULIBRECALC([.$D36];[.$D$2];[.$AB$2])" office:value-type="string" office:string-value="nul" calcext:value-type="string">
            <text:p>nul</text:p>
          </table:table-cell>
          <table:table-cell office:value-type="string" calcext:value-type="string">
            <text:p>***END***</text:p>
          </table:table-cell>
          <table:table-cell table:style-name="ce12" table:number-columns-repeated="16355"/>
        </table:table-row>
        <table:table-row table:style-name="ro9">
          <table:table-cell table:style-name="ce6" office:value-type="string" calcext:value-type="string">
            <text:p>***Frick_GenericFuckBrainStateRandomDialogueCockInsideAnal***</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You’re turning your cum into butter, hehe~***Stir it in my ass. ***Pound it like mochi paste! ***You sure like my cannoli~***Like that! Like that! Whip your cream inside me~!</text:p>
          </table:table-cell>
          <table:table-cell table:formula="of:=GOOGLETRANSLATE_YOULIBRECALC([.$D37];[.$D$2];[.$E$2])" office:value-type="string" office:string-value="您正在将暨变成黄油，呵呵〜***在我的屁股上搅拌。 ***像摩chi酱一样磅！ ***您确定像我的Cannoli〜 ***一样！那样！将您的奶油在我体内鞭打〜！" calcext:value-type="string">
            <text:p>您正在将暨变成黄油，呵呵〜***在我的屁股上搅拌。 ***像摩chi酱一样磅！ ***您确定像我的Cannoli〜 ***一样！那样！将您的奶油在我体内鞭打〜！</text:p>
          </table:table-cell>
          <table:table-cell table:formula="of:=GOOGLETRANSLATE_YOULIBRECALC([.$D37];[.$D$2];[.$F$2])" office:value-type="string" office:string-value="あなたはあなたの精液をバターに変えます、hehe〜 ***私のお尻でそれをかき混ぜます。 ***モチペーストのように叩きます！ ***あなたは確かに私のカノーリ〜***が好きです！そのように！あなたのクリームを私の中に鞭打ちます〜！" calcext:value-type="string">
            <text:p>あなたはあなたの精液をバターに変えます、hehe〜 ***私のお尻でそれをかき混ぜます。 ***モチペーストのように叩きます！ ***あなたは確かに私のカノーリ〜***が好きです！そのように！あなたのクリームを私の中に鞭打ちます〜！</text:p>
          </table:table-cell>
          <table:table-cell table:formula="of:=GOOGLETRANSLATE_YOULIBRECALC([.$D37];[.$D$2];[.$G$2])" office:value-type="string" office:string-value="Zmieniasz spermę w masło, hehe ~ *** Wymieszaj w moim tyłku. *** Bunt It Like Mochi Paste! *** Na pewno lubisz moje cannoli ~ *** w ten sposób! Tak! Udaj swój śmietan we mnie ~!" calcext:value-type="string">
            <text:p>Zmieniasz spermę w masło, hehe ~ *** Wymieszaj w moim tyłku. *** Bunt It Like Mochi Paste! *** Na pewno lubisz moje cannoli ~ *** w ten sposób! Tak! Udaj swój śmietan we mnie ~!</text:p>
          </table:table-cell>
          <table:table-cell table:formula="of:=GOOGLETRANSLATE_YOULIBRECALC([.$D37];[.$D$2];[.$H$2])" office:value-type="string" office:string-value="Estás convirtiendo tu semen en mantequilla, jeje ~ *** revuelva en mi trasero. *** ¡Puntelo como pasta de mochi! *** ¡Seguro que me gusta mi cannoli ~ *** así! ¡Así! ¡Batir tu crema dentro de mí ~!" calcext:value-type="string">
            <text:p>Estás convirtiendo tu semen en mantequilla, jeje ~ *** revuelva en mi trasero. *** ¡Puntelo como pasta de mochi! *** ¡Seguro que me gusta mi cannoli ~ *** así! ¡Así! ¡Batir tu crema dentro de mí ~!</text:p>
          </table:table-cell>
          <table:table-cell table:formula="of:=GOOGLETRANSLATE_YOULIBRECALC([.$D37];[.$D$2];[.$I$2])" office:value-type="string" office:string-value="Ты превращаешь свою сперму в масло, хе -хе ~ ***, помешай в мою задницу. *** Сваньте это как паста моти! *** тебе точно нравится моя канноли ~ *** Как это! Взбей свой сливки внутри меня ~!" calcext:value-type="string">
            <text:p>Ты превращаешь свою сперму в масло, хе -хе ~ ***, помешай в мою задницу. *** Сваньте это как паста моти! *** тебе точно нравится моя канноли ~ *** Как это! Взбей свой сливки внутри меня ~!</text:p>
          </table:table-cell>
          <table:table-cell table:formula="of:=GOOGLETRANSLATE_YOULIBRECALC([.$D37];[.$D$2];[.$J$2])" office:value-type="string" office:string-value="Vous transformez votre sperme en beurre, hehe ~ *** le mélanger dans mon cul. *** Pouchez-le comme la pâte de mochi! *** Vous aimez vraiment mon cannoli ~ *** comme ça! Comme ça! Fouettez votre crème en moi ~!" calcext:value-type="string">
            <text:p>Vous transformez votre sperme en beurre, hehe ~ *** le mélanger dans mon cul. *** Pouchez-le comme la pâte de mochi! *** Vous aimez vraiment mon cannoli ~ *** comme ça! Comme ça! Fouettez votre crème en moi ~!</text:p>
          </table:table-cell>
          <table:table-cell table:formula="of:=GOOGLETRANSLATE_YOULIBRECALC([.$D37];[.$D$2];[.$K$2])" office:value-type="string" office:string-value="Pretvoriš svojo prihajanje v maslo, hehe ~ *** Vmešaj mi v rit. *** ga nataknite kot mochi pasta! *** Zagotovo ti je všeč moj Cannoli ~ *** Tako! Tako! Smetajte svojo smetano v meni ~!" calcext:value-type="string">
            <text:p>Pretvoriš svojo prihajanje v maslo, hehe ~ *** Vmešaj mi v rit. *** ga nataknite kot mochi pasta! *** Zagotovo ti je všeč moj Cannoli ~ *** Tako! Tako! Smetajte svojo smetano v meni ~!</text:p>
          </table:table-cell>
          <table:table-cell table:formula="of:=GOOGLETRANSLATE_YOULIBRECALC([.$D37];[.$D$2];[.$L$2])" office:value-type="string" office:string-value="A cumot vajvá változtatja, hehe ~ *** keverje be a seggembe. *** fontolja meg, mint a mochi paszta! *** Biztos benne, hogy olyan, mint a cannoli ~ *** ilyen! Mint ez! Mordja be a krémedet bennem ~!" calcext:value-type="string">
            <text:p>A cumot vajvá változtatja, hehe ~ *** keverje be a seggembe. *** fontolja meg, mint a mochi paszta! *** Biztos benne, hogy olyan, mint a cannoli ~ *** ilyen! Mint ez! Mordja be a krémedet bennem ~!</text:p>
          </table:table-cell>
          <table:table-cell table:formula="of:=GOOGLETRANSLATE_YOULIBRECALC([.$D37];[.$D$2];[.$M$2])" office:value-type="string" office:string-value="Μετατρέπετε το cum σας σε βούτυρο, hehe ~ *** ανακατέψτε το στον κώλο μου. *** Λίξτε το σαν πάστα Mochi! *** Σίγουρα μου αρέσει το cannoli μου ~ *** έτσι! Έτσι! Τραβήξτε την κρέμα μέσα μου ~!" calcext:value-type="string">
            <text:p>Μετατρέπετε το cum σας σε βούτυρο, hehe ~ *** ανακατέψτε το στον κώλο μου. *** Λίξτε το σαν πάστα Mochi! *** Σίγουρα μου αρέσει το cannoli μου ~ *** έτσι! Έτσι! Τραβήξτε την κρέμα μέσα μου ~!</text:p>
          </table:table-cell>
          <table:table-cell table:formula="of:=GOOGLETRANSLATE_YOULIBRECALC([.$D37];[.$D$2];[.$N$2])" office:value-type="string" office:string-value="Cum'ınızı tereyağına dönüştürüyorsun, hehe ~ *** kıçıma karıştırın. *** Mochi macunu gibi pound! *** Cannoli'mden eminsin ~ *** böyle! Bunun gibi! Kremi içimde kırbaçla ~!" calcext:value-type="string">
            <text:p>Cum'ınızı tereyağına dönüştürüyorsun, hehe ~ *** kıçıma karıştırın. *** Mochi macunu gibi pound! *** Cannoli'mden eminsin ~ *** böyle! Bunun gibi! Kremi içimde kırbaçla ~!</text:p>
          </table:table-cell>
          <table:table-cell table:formula="of:=GOOGLETRANSLATE_YOULIBRECALC([.$D37];[.$D$2];[.$O$2])" office:value-type="string" office:string-value="Stai trasformando il tuo sperma in burro, hehe ~ *** Mescola nel mio culo. *** PERSO come Mochi Paste! *** Sicuro come i miei cannoli ~ *** così! Così! Frusta la tua crema dentro di me ~!" calcext:value-type="string">
            <text:p>Stai trasformando il tuo sperma in burro, hehe ~ *** Mescola nel mio culo. *** PERSO come Mochi Paste! *** Sicuro come i miei cannoli ~ *** così! Così! Frusta la tua crema dentro di me ~!</text:p>
          </table:table-cell>
          <table:table-cell table:formula="of:=GOOGLETRANSLATE_YOULIBRECALC([.$D37];[.$D$2];[.$P$2])" office:value-type="string" office:string-value="Je verandert je sperma in boter, hehe ~ *** roer het in mijn kont. *** pond het als mochi -pasta! *** Je houdt zeker van mijn cannoli ~ *** zo! Zo! Klop je crème in me ~!" calcext:value-type="string">
            <text:p>Je verandert je sperma in boter, hehe ~ *** roer het in mijn kont. *** pond het als mochi -pasta! *** Je houdt zeker van mijn cannoli ~ *** zo! Zo! Klop je crème in me ~!</text:p>
          </table:table-cell>
          <table:table-cell table:formula="of:=GOOGLETRANSLATE_YOULIBRECALC([.$D37];[.$D$2];[.$Q$2])" office:value-type="string" office:string-value="당신은 당신의 정액을 버터로 바꾸고 있습니다. hehe ~ *** 내 엉덩이에 저어주세요. *** Mochi 페이스트처럼 파운드! *** 당신은 확실히 내 Cannoli를 좋아합니다 ~ *** 그런 식으로! 그렇게! 내 안에 크림을 채울 ~!" calcext:value-type="string">
            <text:p>당신은 당신의 정액을 버터로 바꾸고 있습니다. hehe ~ *** 내 엉덩이에 저어주세요. *** Mochi 페이스트처럼 파운드! *** 당신은 확실히 내 Cannoli를 좋아합니다 ~ *** 그런 식으로! 그렇게! 내 안에 크림을 채울 ~!</text:p>
          </table:table-cell>
          <table:table-cell table:formula="of:=GOOGLETRANSLATE_YOULIBRECALC([.$D37];[.$D$2];[.$R$2])" office:value-type="string" office:string-value="Premieňate si cum na maslo, hehe ~ *** ho zamiešajte v zadku. *** libra to ako Mochi pasta! *** Určite sa vám páči moja kanóna ~ ***! Takto! Šľahajte svoj krém vo mne ~!" calcext:value-type="string">
            <text:p>Premieňate si cum na maslo, hehe ~ *** ho zamiešajte v zadku. *** libra to ako Mochi pasta! *** Určite sa vám páči moja kanóna ~ ***! Takto! Šľahajte svoj krém vo mne ~!</text:p>
          </table:table-cell>
          <table:table-cell table:formula="of:=GOOGLETRANSLATE_YOULIBRECALC([.$D37];[.$D$2];[.$S$2])" office:value-type="string" office:string-value="Você está transformando seu esperma em manteiga, hehe ~ *** mexa na minha bunda. *** Bata como pasta mochi! *** você com certeza gosta do meu cannoli ~ *** assim! Assim! Bata o seu creme dentro de mim ~!" calcext:value-type="string">
            <text:p>Você está transformando seu esperma em manteiga, hehe ~ *** mexa na minha bunda. *** Bata como pasta mochi! *** você com certeza gosta do meu cannoli ~ *** assim! Assim! Bata o seu creme dentro de mim ~!</text:p>
          </table:table-cell>
          <table:table-cell table:formula="of:=GOOGLETRANSLATE_YOULIBRECALC([.$D37];[.$D$2];[.$T$2])" office:value-type="string" office:string-value="คุณกำลังเปลี่ยนน้ำกามเป็นเนย hehe ~ *** กวนมันในตูดของฉัน *** ปอนด์มันเหมือน Mochi Paste! *** คุณแน่ใจว่า cannoli ของฉัน ~ *** แบบนั้น! เช่นนั้น! แส้ครีมของคุณภายในตัวฉัน ~!" calcext:value-type="string">
            <text:p>คุณกำลังเปลี่ยนน้ำกามเป็นเนย hehe ~ *** กวนมันในตูดของฉัน *** ปอนด์มันเหมือน Mochi Paste! *** คุณแน่ใจว่า cannoli ของฉัน ~ *** แบบนั้น! เช่นนั้น! แส้ครีมของคุณภายในตัวฉัน ~!</text:p>
          </table:table-cell>
          <table:table-cell table:formula="of:=GOOGLETRANSLATE_YOULIBRECALC([.$D37];[.$D$2];[.$U$2])" office:value-type="string" office:string-value="Anda mengubah cum Anda menjadi mentega, hehe ~ *** Aduk di pantat saya. *** Pound It Like Mochi Paste! *** Anda yakin seperti cannoli saya ~ *** seperti itu! Seperti itu! Cambuk krim Anda di dalam diri saya ~!" calcext:value-type="string">
            <text:p>Anda mengubah cum Anda menjadi mentega, hehe ~ *** Aduk di pantat saya. *** Pound It Like Mochi Paste! *** Anda yakin seperti cannoli saya ~ *** seperti itu! Seperti itu! Cambuk krim Anda di dalam diri saya ~!</text:p>
          </table:table-cell>
          <table:table-cell table:formula="of:=GOOGLETRANSLATE_YOULIBRECALC([.$D37];[.$D$2];[.$V$2])" office:value-type="string" office:string-value="Proměníte si sperma na máslo, hehe ~ *** to zamíchejte do zadku. *** Pound to jako mochi pasta! *** Určitě se vám líbí moje cannoli ~ *** takhle! Takhle! Šlehajte svůj krém uvnitř mě ~!" calcext:value-type="string">
            <text:p>Proměníte si sperma na máslo, hehe ~ *** to zamíchejte do zadku. *** Pound to jako mochi pasta! *** Určitě se vám líbí moje cannoli ~ *** takhle! Takhle! Šlehajte svůj krém uvnitř mě ~!</text:p>
          </table:table-cell>
          <table:table-cell table:formula="of:=GOOGLETRANSLATE_YOULIBRECALC([.$D37];[.$D$2];[.$W$2])" office:value-type="string" office:string-value="Ginagawa mo ang iyong cum sa mantikilya, hehe ~ *** pukawin mo ito sa aking asno. *** pound ito tulad ng mochi paste! *** Sigurado ka tulad ng aking cannoli ~ *** na ganyan! Ganyan! Latigo ang iyong cream sa loob ko ~!" calcext:value-type="string">
            <text:p>Ginagawa mo ang iyong cum sa mantikilya, hehe ~ *** pukawin mo ito sa aking asno. *** pound ito tulad ng mochi paste! *** Sigurado ka tulad ng aking cannoli ~ *** na ganyan! Ganyan! Latigo ang iyong cream sa loob ko ~!</text:p>
          </table:table-cell>
          <table:table-cell table:formula="of:=GOOGLETRANSLATE_YOULIBRECALC([.$D37];[.$D$2];[.$X$2])" office:value-type="string" office:string-value="Ви перетворюєте свою сперму на масло, хе -хе ~ *** перемішайте в моїй дупі. *** забити його, як паста Mochi! *** ти впевнений, як мій канолі ~ *** як це! Так! Збийте свій крем всередині мене ~!" calcext:value-type="string">
            <text:p>Ви перетворюєте свою сперму на масло, хе -хе ~ *** перемішайте в моїй дупі. *** забити його, як паста Mochi! *** ти впевнений, як мій канолі ~ *** як це! Так! Збийте свій крем всередині мене ~!</text:p>
          </table:table-cell>
          <table:table-cell table:formula="of:=GOOGLETRANSLATE_YOULIBRECALC([.$D37];[.$D$2];[.$Y$2])" office:value-type="string" office:string-value="Bạn có thể biến kiêm của bạn thành bơ, hehe ~ *** khuấy nó trong mông tôi. *** Pound nó giống như mochi dán! *** Bạn chắc chắn giống như Cannoli của tôi ~ *** như thế! Như vậy! Đánh kem của bạn bên trong tôi ~!" calcext:value-type="string">
            <text:p>Bạn có thể biến kiêm của bạn thành bơ, hehe ~ *** khuấy nó trong mông tôi. *** Pound nó giống như mochi dán! *** Bạn chắc chắn giống như Cannoli của tôi ~ *** như thế! Như vậy! Đánh kem của bạn bên trong tôi ~!</text:p>
          </table:table-cell>
          <table:table-cell table:formula="of:=GOOGLETRANSLATE_YOULIBRECALC([.$D37];[.$D$2];[.$Z$2])" office:value-type="string" office:string-value="Du verwandelst dein Sperma in Butter, hehe ~ *** Rühren Sie es in meinem Arsch. *** Pound es wie Mochi Paste! *** Du bist sicher wie meine Cannoli ~ *** so! So! Peitsche deine Sahne in mich ~!" calcext:value-type="string">
            <text:p>Du verwandelst dein Sperma in Butter, hehe ~ *** Rühren Sie es in meinem Arsch. *** Pound es wie Mochi Paste! *** Du bist sicher wie meine Cannoli ~ *** so! So! Peitsche deine Sahne in mich ~!</text:p>
          </table:table-cell>
          <table:table-cell table:formula="of:=GOOGLETRANSLATE_YOULIBRECALC([.$D37];[.$D$2];[.$AA$2])" office:value-type="string" office:string-value="Muutat cumiksi voiksi, hehe ~ *** sekoita se perseeseen. *** Punata se kuin Mochi Pasta! *** Pidät varmasti cannoli ~ *** niin! Niin! Vatkaa kerma sisälläni ~!" calcext:value-type="string">
            <text:p>Muutat cumiksi voiksi, hehe ~ *** sekoita se perseeseen. *** Punata se kuin Mochi Pasta! *** Pidät varmasti cannoli ~ *** niin! Niin! Vatkaa kerma sisälläni ~!</text:p>
          </table:table-cell>
          <table:table-cell table:formula="of:=GOOGLETRANSLATE_YOULIBRECALC([.$D37];[.$D$2];[.$AB$2])" office:value-type="string" office:string-value="Du forvandler din sperm til smør, hehe ~ *** Rør det i min røv. *** pund det som mochi pasta! *** Du er sikker på, at min cannoli ~ *** sådan! Ligesom det! Pisk din fløde inde i mig ~!" calcext:value-type="string">
            <text:p>Du forvandler din sperm til smør, hehe ~ *** Rør det i min røv. *** pund det som mochi pasta! *** Du er sikker på, at min cannoli ~ *** sådan! Ligesom det! Pisk din fløde inde i mig ~!</text:p>
          </table:table-cell>
          <table:table-cell office:value-type="string" calcext:value-type="string">
            <text:p>***END***</text:p>
          </table:table-cell>
          <table:table-cell table:style-name="ce12" table:number-columns-repeated="16355"/>
        </table:table-row>
        <table:table-row table:style-name="ro14">
          <table:table-cell table:style-name="ce6" office:value-type="string" calcext:value-type="string">
            <text:p>***Frick_GenericFuckBrainStateRandomDialogueCockInsideAnal***</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38];[.$D$2];[.$E$2])" office:value-type="string" office:string-value="无效的" calcext:value-type="string">
            <text:p>无效的</text:p>
          </table:table-cell>
          <table:table-cell table:formula="of:=GOOGLETRANSLATE_YOULIBRECALC([.$D38];[.$D$2];[.$F$2])" office:value-type="string" office:string-value="ヌル" calcext:value-type="string">
            <text:p>ヌル</text:p>
          </table:table-cell>
          <table:table-cell table:formula="of:=GOOGLETRANSLATE_YOULIBRECALC([.$D38];[.$D$2];[.$G$2])" office:value-type="string" office:string-value="nieważny" calcext:value-type="string">
            <text:p>nieważny</text:p>
          </table:table-cell>
          <table:table-cell table:formula="of:=GOOGLETRANSLATE_YOULIBRECALC([.$D38];[.$D$2];[.$H$2])" office:value-type="string" office:string-value="nulo" calcext:value-type="string">
            <text:p>nulo</text:p>
          </table:table-cell>
          <table:table-cell table:formula="of:=GOOGLETRANSLATE_YOULIBRECALC([.$D38];[.$D$2];[.$I$2])" office:value-type="string" office:string-value="нулевой" calcext:value-type="string">
            <text:p>нулевой</text:p>
          </table:table-cell>
          <table:table-cell table:formula="of:=GOOGLETRANSLATE_YOULIBRECALC([.$D38];[.$D$2];[.$J$2])" office:value-type="string" office:string-value="nul" calcext:value-type="string">
            <text:p>nul</text:p>
          </table:table-cell>
          <table:table-cell table:formula="of:=GOOGLETRANSLATE_YOULIBRECALC([.$D38];[.$D$2];[.$K$2])" office:value-type="string" office:string-value="null" calcext:value-type="string">
            <text:p>null</text:p>
          </table:table-cell>
          <table:table-cell table:formula="of:=GOOGLETRANSLATE_YOULIBRECALC([.$D38];[.$D$2];[.$L$2])" office:value-type="string" office:string-value="nulla" calcext:value-type="string">
            <text:p>nulla</text:p>
          </table:table-cell>
          <table:table-cell table:formula="of:=GOOGLETRANSLATE_YOULIBRECALC([.$D38];[.$D$2];[.$M$2])" office:value-type="string" office:string-value="άκυρος" calcext:value-type="string">
            <text:p>άκυρος</text:p>
          </table:table-cell>
          <table:table-cell table:formula="of:=GOOGLETRANSLATE_YOULIBRECALC([.$D38];[.$D$2];[.$N$2])" office:value-type="string" office:string-value="hükümsüz" calcext:value-type="string">
            <text:p>hükümsüz</text:p>
          </table:table-cell>
          <table:table-cell table:formula="of:=GOOGLETRANSLATE_YOULIBRECALC([.$D38];[.$D$2];[.$O$2])" office:value-type="string" office:string-value="null" calcext:value-type="string">
            <text:p>null</text:p>
          </table:table-cell>
          <table:table-cell table:formula="of:=GOOGLETRANSLATE_YOULIBRECALC([.$D38];[.$D$2];[.$P$2])" office:value-type="string" office:string-value="nul" calcext:value-type="string">
            <text:p>nul</text:p>
          </table:table-cell>
          <table:table-cell table:formula="of:=GOOGLETRANSLATE_YOULIBRECALC([.$D38];[.$D$2];[.$Q$2])" office:value-type="string" office:string-value="널" calcext:value-type="string">
            <text:p>널</text:p>
          </table:table-cell>
          <table:table-cell table:formula="of:=GOOGLETRANSLATE_YOULIBRECALC([.$D38];[.$D$2];[.$R$2])" office:value-type="string" office:string-value="nulové" calcext:value-type="string">
            <text:p>nulové</text:p>
          </table:table-cell>
          <table:table-cell table:formula="of:=GOOGLETRANSLATE_YOULIBRECALC([.$D38];[.$D$2];[.$S$2])" office:value-type="string" office:string-value="nulo" calcext:value-type="string">
            <text:p>nulo</text:p>
          </table:table-cell>
          <table:table-cell table:formula="of:=GOOGLETRANSLATE_YOULIBRECALC([.$D38];[.$D$2];[.$T$2])" office:value-type="string" office:string-value="โมฆะ" calcext:value-type="string">
            <text:p>โมฆะ</text:p>
          </table:table-cell>
          <table:table-cell table:formula="of:=GOOGLETRANSLATE_YOULIBRECALC([.$D38];[.$D$2];[.$U$2])" office:value-type="string" office:string-value="batal" calcext:value-type="string">
            <text:p>batal</text:p>
          </table:table-cell>
          <table:table-cell table:formula="of:=GOOGLETRANSLATE_YOULIBRECALC([.$D38];[.$D$2];[.$V$2])" office:value-type="string" office:string-value="null" calcext:value-type="string">
            <text:p>null</text:p>
          </table:table-cell>
          <table:table-cell table:formula="of:=GOOGLETRANSLATE_YOULIBRECALC([.$D38];[.$D$2];[.$W$2])" office:value-type="string" office:string-value="Null" calcext:value-type="string">
            <text:p>Null</text:p>
          </table:table-cell>
          <table:table-cell table:formula="of:=GOOGLETRANSLATE_YOULIBRECALC([.$D38];[.$D$2];[.$X$2])" office:value-type="string" office:string-value="нульовий" calcext:value-type="string">
            <text:p>нульовий</text:p>
          </table:table-cell>
          <table:table-cell table:formula="of:=GOOGLETRANSLATE_YOULIBRECALC([.$D38];[.$D$2];[.$Y$2])" office:value-type="string" office:string-value="vô giá trị" calcext:value-type="string">
            <text:p>vô giá trị</text:p>
          </table:table-cell>
          <table:table-cell table:formula="of:=GOOGLETRANSLATE_YOULIBRECALC([.$D38];[.$D$2];[.$Z$2])" office:value-type="string" office:string-value="NULL" calcext:value-type="string">
            <text:p>NULL</text:p>
          </table:table-cell>
          <table:table-cell table:formula="of:=GOOGLETRANSLATE_YOULIBRECALC([.$D38];[.$D$2];[.$AA$2])" office:value-type="string" office:string-value="tyhjä" calcext:value-type="string">
            <text:p>tyhjä</text:p>
          </table:table-cell>
          <table:table-cell table:formula="of:=GOOGLETRANSLATE_YOULIBRECALC([.$D38];[.$D$2];[.$AB$2])" office:value-type="string" office:string-value="nul" calcext:value-type="string">
            <text:p>nul</text:p>
          </table:table-cell>
          <table:table-cell office:value-type="string" calcext:value-type="string">
            <text:p>***END***</text:p>
          </table:table-cell>
          <table:table-cell table:style-name="ce12" table:number-columns-repeated="16355"/>
        </table:table-row>
        <table:table-row table:style-name="ro15">
          <table:table-cell table:style-name="ce6" office:value-type="string" calcext:value-type="string">
            <text:p>***Frick_Headpat***</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Like that, soft and gentle. ***What do you think about my hair texture? ***Your hands are warm… I like it~***I can smell rosemary, have you prepared some barbecue rub? ***That’s where Ratatouille usually seats, hehe.</text:p>
          </table:table-cell>
          <table:table-cell table:formula="of:=GOOGLETRANSLATE_YOULIBRECALC([.$D39];[.$D$2];[.$E$2])" office:value-type="string" office:string-value="这样，柔软而温柔。 ***您如何看待我的头发质地？ ***你的手很温暖……我喜欢〜***我可以闻到迷迭香的气味，你准备了一些烧烤吗？ ***那是Ratatouille通常可以坐的地方，呵呵。" calcext:value-type="string">
            <text:p>这样，柔软而温柔。 ***您如何看待我的头发质地？ ***你的手很温暖……我喜欢〜***我可以闻到迷迭香的气味，你准备了一些烧烤吗？ ***那是Ratatouille通常可以坐的地方，呵呵。</text:p>
          </table:table-cell>
          <table:table-cell table:formula="of:=GOOGLETRANSLATE_YOULIBRECALC([.$D39];[.$D$2];[.$F$2])" office:value-type="string" office:string-value="そのように、柔らかくて優しい。 ***私の髪の質感についてどう思いますか？ ***あなたの手は暖かいです...私はそれが好きです〜 ***それは通常、ラタトゥイユが座っている場所です。" calcext:value-type="string">
            <text:p>そのように、柔らかくて優しい。 ***私の髪の質感についてどう思いますか？ ***あなたの手は暖かいです...私はそれが好きです〜 ***それは通常、ラタトゥイユが座っている場所です。</text:p>
          </table:table-cell>
          <table:table-cell table:formula="of:=GOOGLETRANSLATE_YOULIBRECALC([.$D39];[.$D$2];[.$G$2])" office:value-type="string" office:string-value="Tak, miękkie i delikatne. *** Co sądzisz o mojej fakturze włosów? *. *** To właśnie tam Ratatouille zwykle siedzi, hehe." calcext:value-type="string">
            <text:p>Tak, miękkie i delikatne. *** Co sądzisz o mojej fakturze włosów? *. *** To właśnie tam Ratatouille zwykle siedzi, hehe.</text:p>
          </table:table-cell>
          <table:table-cell table:formula="of:=GOOGLETRANSLATE_YOULIBRECALC([.$D39];[.$D$2];[.$H$2])" office:value-type="string" office:string-value="Así, suave y gentil. *** ¿Qué piensas de mi textura del cabello? *** Tus manos están calientes ... me gusta ~ *** Puedo oler Rosemary, ¿has preparado un poco de barbacoa? *** Ahí es donde Ratatouille generalmente se sienta, jeje." calcext:value-type="string">
            <text:p>Así, suave y gentil. *** ¿Qué piensas de mi textura del cabello? *** Tus manos están calientes ... me gusta ~ *** Puedo oler Rosemary, ¿has preparado un poco de barbacoa? *** Ahí es donde Ratatouille generalmente se sienta, jeje.</text:p>
          </table:table-cell>
          <table:table-cell table:formula="of:=GOOGLETRANSLATE_YOULIBRECALC([.$D39];[.$D$2];[.$I$2])" office:value-type="string" office:string-value="Как это, мягкий и нежный. *** Что ты думаешь о моей текстуре волос? *** Твои руки теплые ... Мне это нравится ~ *** Я чувствую запах розмарина, ты приготовил какое -то втирение для барбекю? *** Вот где Рататуй обычно сидит, хе -хе." calcext:value-type="string">
            <text:p>Как это, мягкий и нежный. *** Что ты думаешь о моей текстуре волос? *** Твои руки теплые ... Мне это нравится ~ *** Я чувствую запах розмарина, ты приготовил какое -то втирение для барбекю? *** Вот где Рататуй обычно сидит, хе -хе.</text:p>
          </table:table-cell>
          <table:table-cell table:formula="of:=GOOGLETRANSLATE_YOULIBRECALC([.$D39];[.$D$2];[.$J$2])" office:value-type="string" office:string-value="Comme ça, doux et doux. *** Que pensez-vous de la texture des cheveux? *** Tes mains sont chaudes… je l'aime ~ *** Je peux sentir le romarin, avez-vous préparé du barbecue à frotter? *** C'est là que Ratatouille siège généralement, hehe." calcext:value-type="string">
            <text:p>Comme ça, doux et doux. *** Que pensez-vous de la texture des cheveux? *** Tes mains sont chaudes… je l'aime ~ *** Je peux sentir le romarin, avez-vous préparé du barbecue à frotter? *** C'est là que Ratatouille siège généralement, hehe.</text:p>
          </table:table-cell>
          <table:table-cell table:formula="of:=GOOGLETRANSLATE_YOULIBRECALC([.$D39];[.$D$2];[.$K$2])" office:value-type="string" office:string-value="Tako, mehko in nežno. *** Kaj menite o moji teksturi las? *** Tvoje roke so tople ... všeč mi je ~ *** Lahko vonjam z rožmarinom, si pripravil nekaj žara? *** Tu je Ratatouille običajno sede, hehe." calcext:value-type="string">
            <text:p>Tako, mehko in nežno. *** Kaj menite o moji teksturi las? *** Tvoje roke so tople ... všeč mi je ~ *** Lahko vonjam z rožmarinom, si pripravil nekaj žara? *** Tu je Ratatouille običajno sede, hehe.</text:p>
          </table:table-cell>
          <table:table-cell table:formula="of:=GOOGLETRANSLATE_YOULIBRECALC([.$D39];[.$D$2];[.$L$2])" office:value-type="string" office:string-value="Mint ez, puha és szelíd. *** Mit gondolsz a haj textúrájáról? *** A kezed meleg ... Tetszik ~ *** A rozmaring szaga, elkészítettél néhány grilldörzsölést? *** A Ratatouille itt általában ül, hehe." calcext:value-type="string">
            <text:p>Mint ez, puha és szelíd. *** Mit gondolsz a haj textúrájáról? *** A kezed meleg ... Tetszik ~ *** A rozmaring szaga, elkészítettél néhány grilldörzsölést? *** A Ratatouille itt általában ül, hehe.</text:p>
          </table:table-cell>
          <table:table-cell table:formula="of:=GOOGLETRANSLATE_YOULIBRECALC([.$D39];[.$D$2];[.$M$2])" office:value-type="string" office:string-value="Έτσι, μαλακό και ευγενικό. *** Τι πιστεύετε για την υφή των μαλλιών μου; *** Τα χέρια σας είναι ζεστά ... μου αρέσει ~ *** Μπορώ να μυρίσω δεντρολίβανο, έχετε ετοιμάσει λίγο τρίψιμο μπάρμπεκιου; *** Αυτό είναι όπου ο Ratatouille συνήθως καθόταν, hehe." calcext:value-type="string">
            <text:p>Έτσι, μαλακό και ευγενικό. *** Τι πιστεύετε για την υφή των μαλλιών μου; *** Τα χέρια σας είναι ζεστά ... μου αρέσει ~ *** Μπορώ να μυρίσω δεντρολίβανο, έχετε ετοιμάσει λίγο τρίψιμο μπάρμπεκιου; *** Αυτό είναι όπου ο Ratatouille συνήθως καθόταν, hehe.</text:p>
          </table:table-cell>
          <table:table-cell table:formula="of:=GOOGLETRANSLATE_YOULIBRECALC([.$D39];[.$D$2];[.$N$2])" office:value-type="string" office:string-value="Bunun gibi, yumuşak ve nazik. *** Saç dokumum hakkında ne düşünüyorsun? *** Ellerin sıcak… beğendim ~ *** Biberiye kokusunu alabilirim, biraz barbekü ovuşturdu mu? *** Ratatouille genellikle oturuyor, hehe." calcext:value-type="string">
            <text:p>Bunun gibi, yumuşak ve nazik. *** Saç dokumum hakkında ne düşünüyorsun? *** Ellerin sıcak… beğendim ~ *** Biberiye kokusunu alabilirim, biraz barbekü ovuşturdu mu? *** Ratatouille genellikle oturuyor, hehe.</text:p>
          </table:table-cell>
          <table:table-cell table:formula="of:=GOOGLETRANSLATE_YOULIBRECALC([.$D39];[.$D$2];[.$O$2])" office:value-type="string" office:string-value="In questo modo, morbido e gentile. *** Cosa ne pensi della mia consistenza per capelli? *** Le tue mani sono calde ... mi piace ~ *** Sio l'odore del rosmarino, hai preparato un po 'di sfregamento? *** È qui che la Ratatouille di solito si siede, hehe." calcext:value-type="string">
            <text:p>In questo modo, morbido e gentile. *** Cosa ne pensi della mia consistenza per capelli? *** Le tue mani sono calde ... mi piace ~ *** Sio l'odore del rosmarino, hai preparato un po 'di sfregamento? *** È qui che la Ratatouille di solito si siede, hehe.</text:p>
          </table:table-cell>
          <table:table-cell table:formula="of:=GOOGLETRANSLATE_YOULIBRECALC([.$D39];[.$D$2];[.$P$2])" office:value-type="string" office:string-value="Zoals dat, zacht en zachtaardig. *** Wat vind je van mijn haartextuur? *** Je handen zijn warm ... ik vind het leuk ~ *** Ik kan rozemarijn ruiken, heb je wat barbecue -wrijven voorbereid? *** Dat is waar Ratatouille meestal zitplaatsen, hehe." calcext:value-type="string">
            <text:p>Zoals dat, zacht en zachtaardig. *** Wat vind je van mijn haartextuur? *** Je handen zijn warm ... ik vind het leuk ~ *** Ik kan rozemarijn ruiken, heb je wat barbecue -wrijven voorbereid? *** Dat is waar Ratatouille meestal zitplaatsen, hehe.</text:p>
          </table:table-cell>
          <table:table-cell table:formula="of:=GOOGLETRANSLATE_YOULIBRECALC([.$D39];[.$D$2];[.$Q$2])" office:value-type="string" office:string-value="그렇게 부드럽고 부드럽습니다. *** 내 모발 질감에 대해 어떻게 생각하십니까? *** 당신의 손은 따뜻합니다… 나는 그것을 좋아합니다 ~ *** 나는 로즈마리 냄새를 맡을 수 있습니다, 바베큐 문지름을 준비 했습니까? *** 그것은 Ratatouille이 보통 자리에 앉는 곳입니다." calcext:value-type="string">
            <text:p>그렇게 부드럽고 부드럽습니다. *** 내 모발 질감에 대해 어떻게 생각하십니까? *** 당신의 손은 따뜻합니다… 나는 그것을 좋아합니다 ~ *** 나는 로즈마리 냄새를 맡을 수 있습니다, 바베큐 문지름을 준비 했습니까? *** 그것은 Ratatouille이 보통 자리에 앉는 곳입니다.</text:p>
          </table:table-cell>
          <table:table-cell table:formula="of:=GOOGLETRANSLATE_YOULIBRECALC([.$D39];[.$D$2];[.$R$2])" office:value-type="string" office:string-value="Takto, mäkké a jemné. *** Čo si myslíte o mojej textúre vlasov? *** Tvoje ruky sú teplé ... Páči sa mi to ~ *** Cítim rozmarín, pripravili ste nejaký grilovaný rub? *** To je miesto, kde Ratatouille zvyčajne sedí, hehe." calcext:value-type="string">
            <text:p>Takto, mäkké a jemné. *** Čo si myslíte o mojej textúre vlasov? *** Tvoje ruky sú teplé ... Páči sa mi to ~ *** Cítim rozmarín, pripravili ste nejaký grilovaný rub? *** To je miesto, kde Ratatouille zvyčajne sedí, hehe.</text:p>
          </table:table-cell>
          <table:table-cell table:formula="of:=GOOGLETRANSLATE_YOULIBRECALC([.$D39];[.$D$2];[.$S$2])" office:value-type="string" office:string-value="Assim, macio e gentil. *** O que você acha da textura do meu cabelo? *** suas mãos estão quentes ... eu gosto ~ *** eu posso sentir o cheiro de alecrim, você preparou algum churrasco? *** É aí que Ratatouille geralmente acompanha, hehe." calcext:value-type="string">
            <text:p>Assim, macio e gentil. *** O que você acha da textura do meu cabelo? *** suas mãos estão quentes ... eu gosto ~ *** eu posso sentir o cheiro de alecrim, você preparou algum churrasco? *** É aí que Ratatouille geralmente acompanha, hehe.</text:p>
          </table:table-cell>
          <table:table-cell table:formula="of:=GOOGLETRANSLATE_YOULIBRECALC([.$D39];[.$D$2];[.$T$2])" office:value-type="string" office:string-value="เช่นนั้นนุ่มและอ่อนโยน *** คุณคิดอย่างไรเกี่ยวกับเนื้อผมของฉัน? *** มือของคุณอบอุ่น…ฉันชอบมัน ~ *** ฉันได้กลิ่นโรสแมรี่คุณเตรียมบาร์บีคิวถูบ้างไหม? *** นั่นคือที่ที่ Ratatouille มักจะนั่ง hehe" calcext:value-type="string">
            <text:p>เช่นนั้นนุ่มและอ่อนโยน *** คุณคิดอย่างไรเกี่ยวกับเนื้อผมของฉัน? *** มือของคุณอบอุ่น…ฉันชอบมัน ~ *** ฉันได้กลิ่นโรสแมรี่คุณเตรียมบาร์บีคิวถูบ้างไหม? *** นั่นคือที่ที่ Ratatouille มักจะนั่ง hehe</text:p>
          </table:table-cell>
          <table:table-cell table:formula="of:=GOOGLETRANSLATE_YOULIBRECALC([.$D39];[.$D$2];[.$U$2])" office:value-type="string" office:string-value="Seperti itu, lembut dan lembut. *** Apa pendapat Anda tentang tekstur rambut saya? *** Tanganmu hangat… Aku menyukainya ~ *** Aku bisa mencium bau rosemary, sudahkah kamu menyiapkan gosok barbekyu? *** Di situlah Ratatouille biasanya duduk, hehe." calcext:value-type="string">
            <text:p>Seperti itu, lembut dan lembut. *** Apa pendapat Anda tentang tekstur rambut saya? *** Tanganmu hangat… Aku menyukainya ~ *** Aku bisa mencium bau rosemary, sudahkah kamu menyiapkan gosok barbekyu? *** Di situlah Ratatouille biasanya duduk, hehe.</text:p>
          </table:table-cell>
          <table:table-cell table:formula="of:=GOOGLETRANSLATE_YOULIBRECALC([.$D39];[.$D$2];[.$V$2])" office:value-type="string" office:string-value="Takhle, měkký a jemný. *** Co si myslíte o mé textuře vlasů? *** Vaše ruce jsou teplé ... Líbí se mi to ~ *** Cítím rozmarýn, připravil jsi nějaký grilování? *** To je místo, kde Ratatouille obvykle sedí, hehe." calcext:value-type="string">
            <text:p>Takhle, měkký a jemný. *** Co si myslíte o mé textuře vlasů? *** Vaše ruce jsou teplé ... Líbí se mi to ~ *** Cítím rozmarýn, připravil jsi nějaký grilování? *** To je místo, kde Ratatouille obvykle sedí, hehe.</text:p>
          </table:table-cell>
          <table:table-cell table:formula="of:=GOOGLETRANSLATE_YOULIBRECALC([.$D39];[.$D$2];[.$W$2])" office:value-type="string" office:string-value="Tulad nito, malambot at banayad. *** Ano sa palagay mo ang tungkol sa texture ng aking buhok? *** Mainit ang iyong mga kamay ... gusto ko ito ~ *** Maamoy ko ang Rosemary, naghanda ka na ba ng ilang barbecue rub? *** Iyon ay kung saan ang mga ratatouille ay karaniwang nakaupo, hehe." calcext:value-type="string">
            <text:p>Tulad nito, malambot at banayad. *** Ano sa palagay mo ang tungkol sa texture ng aking buhok? *** Mainit ang iyong mga kamay ... gusto ko ito ~ *** Maamoy ko ang Rosemary, naghanda ka na ba ng ilang barbecue rub? *** Iyon ay kung saan ang mga ratatouille ay karaniwang nakaupo, hehe.</text:p>
          </table:table-cell>
          <table:table-cell table:formula="of:=GOOGLETRANSLATE_YOULIBRECALC([.$D39];[.$D$2];[.$X$2])" office:value-type="string" office:string-value="Так, м'який і ніжний. *** Що ти думаєш про мою текстуру волосся? ; *** Тут зазвичай сидить Рататуй, хе -хе." calcext:value-type="string">
            <text:p>Так, м'який і ніжний. *** Що ти думаєш про мою текстуру волосся? ; *** Тут зазвичай сидить Рататуй, хе -хе.</text:p>
          </table:table-cell>
          <table:table-cell table:formula="of:=GOOGLETRANSLATE_YOULIBRECALC([.$D39];[.$D$2];[.$Y$2])" office:value-type="string" office:string-value="Như vậy, mềm mại và nhẹ nhàng. *** Bạn nghĩ gì về kết cấu tóc của tôi? *** Bàn tay của bạn ấm áp… Tôi thích nó ~ *** Tôi có thể ngửi thấy mùi hương thảo, bạn đã chuẩn bị một ít thịt nướng? *** Đó là nơi mà Ratatouille thường ngồi, hehe." calcext:value-type="string">
            <text:p>Như vậy, mềm mại và nhẹ nhàng. *** Bạn nghĩ gì về kết cấu tóc của tôi? *** Bàn tay của bạn ấm áp… Tôi thích nó ~ *** Tôi có thể ngửi thấy mùi hương thảo, bạn đã chuẩn bị một ít thịt nướng? *** Đó là nơi mà Ratatouille thường ngồi, hehe.</text:p>
          </table:table-cell>
          <table:table-cell table:formula="of:=GOOGLETRANSLATE_YOULIBRECALC([.$D39];[.$D$2];[.$Z$2])" office:value-type="string" office:string-value="So weich und sanft. *** Was denkst du über meine Haarstruktur? *** Deine Hände sind warm ... Ich mag es ~ *** Ich kann Rosmarin riechen, hast du etwas Grillabbau vorbereitet? *** Hier sitzt Ratatouille normalerweise, hehe." calcext:value-type="string">
            <text:p>So weich und sanft. *** Was denkst du über meine Haarstruktur? *** Deine Hände sind warm ... Ich mag es ~ *** Ich kann Rosmarin riechen, hast du etwas Grillabbau vorbereitet? *** Hier sitzt Ratatouille normalerweise, hehe.</text:p>
          </table:table-cell>
          <table:table-cell table:formula="of:=GOOGLETRANSLATE_YOULIBRECALC([.$D39];[.$D$2];[.$AA$2])" office:value-type="string" office:string-value="Tällainen, pehmeä ja lempeä. *** Mitä mieltä olet hiusten tekstuuristani? *** Kädet ovat lämpimiä ... pidän siitä ~ *** Voin haistaa rosmariinia, oletko valmistellut grillihieroa? *** Siellä Ratatouille istuu yleensä, hehe." calcext:value-type="string">
            <text:p>Tällainen, pehmeä ja lempeä. *** Mitä mieltä olet hiusten tekstuuristani? *** Kädet ovat lämpimiä ... pidän siitä ~ *** Voin haistaa rosmariinia, oletko valmistellut grillihieroa? *** Siellä Ratatouille istuu yleensä, hehe.</text:p>
          </table:table-cell>
          <table:table-cell table:formula="of:=GOOGLETRANSLATE_YOULIBRECALC([.$D39];[.$D$2];[.$AB$2])" office:value-type="string" office:string-value="Ligesom det, blød og blid. *** Hvad synes du om min hårtekstur? *** Dine hænder er varme ... Jeg kan godt lide det ~ *** Jeg kan lugte rosmarin, har du forberedt noget grill gnider? *** Det er her Ratatouille normalt har plads til, hehe." calcext:value-type="string">
            <text:p>Ligesom det, blød og blid. *** Hvad synes du om min hårtekstur? *** Dine hænder er varme ... Jeg kan godt lide det ~ *** Jeg kan lugte rosmarin, har du forberedt noget grill gnider? *** Det er her Ratatouille normalt har plads til, hehe.</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Headpat***</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40];[.$D$2];[.$E$2])" office:value-type="string" office:string-value="无效的" calcext:value-type="string">
            <text:p>无效的</text:p>
          </table:table-cell>
          <table:table-cell table:formula="of:=GOOGLETRANSLATE_YOULIBRECALC([.$D40];[.$D$2];[.$F$2])" office:value-type="string" office:string-value="ヌル" calcext:value-type="string">
            <text:p>ヌル</text:p>
          </table:table-cell>
          <table:table-cell table:formula="of:=GOOGLETRANSLATE_YOULIBRECALC([.$D40];[.$D$2];[.$G$2])" office:value-type="string" office:string-value="nieważny" calcext:value-type="string">
            <text:p>nieważny</text:p>
          </table:table-cell>
          <table:table-cell table:formula="of:=GOOGLETRANSLATE_YOULIBRECALC([.$D40];[.$D$2];[.$H$2])" office:value-type="string" office:string-value="nulo" calcext:value-type="string">
            <text:p>nulo</text:p>
          </table:table-cell>
          <table:table-cell table:formula="of:=GOOGLETRANSLATE_YOULIBRECALC([.$D40];[.$D$2];[.$I$2])" office:value-type="string" office:string-value="нулевой" calcext:value-type="string">
            <text:p>нулевой</text:p>
          </table:table-cell>
          <table:table-cell table:formula="of:=GOOGLETRANSLATE_YOULIBRECALC([.$D40];[.$D$2];[.$J$2])" office:value-type="string" office:string-value="nul" calcext:value-type="string">
            <text:p>nul</text:p>
          </table:table-cell>
          <table:table-cell table:formula="of:=GOOGLETRANSLATE_YOULIBRECALC([.$D40];[.$D$2];[.$K$2])" office:value-type="string" office:string-value="null" calcext:value-type="string">
            <text:p>null</text:p>
          </table:table-cell>
          <table:table-cell table:formula="of:=GOOGLETRANSLATE_YOULIBRECALC([.$D40];[.$D$2];[.$L$2])" office:value-type="string" office:string-value="nulla" calcext:value-type="string">
            <text:p>nulla</text:p>
          </table:table-cell>
          <table:table-cell table:formula="of:=GOOGLETRANSLATE_YOULIBRECALC([.$D40];[.$D$2];[.$M$2])" office:value-type="string" office:string-value="άκυρος" calcext:value-type="string">
            <text:p>άκυρος</text:p>
          </table:table-cell>
          <table:table-cell table:formula="of:=GOOGLETRANSLATE_YOULIBRECALC([.$D40];[.$D$2];[.$N$2])" office:value-type="string" office:string-value="hükümsüz" calcext:value-type="string">
            <text:p>hükümsüz</text:p>
          </table:table-cell>
          <table:table-cell table:formula="of:=GOOGLETRANSLATE_YOULIBRECALC([.$D40];[.$D$2];[.$O$2])" office:value-type="string" office:string-value="null" calcext:value-type="string">
            <text:p>null</text:p>
          </table:table-cell>
          <table:table-cell table:formula="of:=GOOGLETRANSLATE_YOULIBRECALC([.$D40];[.$D$2];[.$P$2])" office:value-type="string" office:string-value="nul" calcext:value-type="string">
            <text:p>nul</text:p>
          </table:table-cell>
          <table:table-cell table:formula="of:=GOOGLETRANSLATE_YOULIBRECALC([.$D40];[.$D$2];[.$Q$2])" office:value-type="string" office:string-value="널" calcext:value-type="string">
            <text:p>널</text:p>
          </table:table-cell>
          <table:table-cell table:formula="of:=GOOGLETRANSLATE_YOULIBRECALC([.$D40];[.$D$2];[.$R$2])" office:value-type="string" office:string-value="nulové" calcext:value-type="string">
            <text:p>nulové</text:p>
          </table:table-cell>
          <table:table-cell table:formula="of:=GOOGLETRANSLATE_YOULIBRECALC([.$D40];[.$D$2];[.$S$2])" office:value-type="string" office:string-value="nulo" calcext:value-type="string">
            <text:p>nulo</text:p>
          </table:table-cell>
          <table:table-cell table:formula="of:=GOOGLETRANSLATE_YOULIBRECALC([.$D40];[.$D$2];[.$T$2])" office:value-type="string" office:string-value="โมฆะ" calcext:value-type="string">
            <text:p>โมฆะ</text:p>
          </table:table-cell>
          <table:table-cell table:formula="of:=GOOGLETRANSLATE_YOULIBRECALC([.$D40];[.$D$2];[.$U$2])" office:value-type="string" office:string-value="batal" calcext:value-type="string">
            <text:p>batal</text:p>
          </table:table-cell>
          <table:table-cell table:formula="of:=GOOGLETRANSLATE_YOULIBRECALC([.$D40];[.$D$2];[.$V$2])" office:value-type="string" office:string-value="null" calcext:value-type="string">
            <text:p>null</text:p>
          </table:table-cell>
          <table:table-cell table:formula="of:=GOOGLETRANSLATE_YOULIBRECALC([.$D40];[.$D$2];[.$W$2])" office:value-type="string" office:string-value="Null" calcext:value-type="string">
            <text:p>Null</text:p>
          </table:table-cell>
          <table:table-cell table:formula="of:=GOOGLETRANSLATE_YOULIBRECALC([.$D40];[.$D$2];[.$X$2])" office:value-type="string" office:string-value="нульовий" calcext:value-type="string">
            <text:p>нульовий</text:p>
          </table:table-cell>
          <table:table-cell table:formula="of:=GOOGLETRANSLATE_YOULIBRECALC([.$D40];[.$D$2];[.$Y$2])" office:value-type="string" office:string-value="vô giá trị" calcext:value-type="string">
            <text:p>vô giá trị</text:p>
          </table:table-cell>
          <table:table-cell table:formula="of:=GOOGLETRANSLATE_YOULIBRECALC([.$D40];[.$D$2];[.$Z$2])" office:value-type="string" office:string-value="NULL" calcext:value-type="string">
            <text:p>NULL</text:p>
          </table:table-cell>
          <table:table-cell table:formula="of:=GOOGLETRANSLATE_YOULIBRECALC([.$D40];[.$D$2];[.$AA$2])" office:value-type="string" office:string-value="tyhjä" calcext:value-type="string">
            <text:p>tyhjä</text:p>
          </table:table-cell>
          <table:table-cell table:formula="of:=GOOGLETRANSLATE_YOULIBRECALC([.$D4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Frick_FingeringDuring***</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Like cleaning calamary. ***Take your time to knead it. ***I see you have the fingers of a talented chef~</text:p>
          </table:table-cell>
          <table:table-cell table:formula="of:=GOOGLETRANSLATE_YOULIBRECALC([.$D41];[.$D$2];[.$E$2])" office:value-type="string" office:string-value="就像清洁灾难一样。 ***花时间揉捏它。 ***我看到你有才华横溢的厨师的手指〜" calcext:value-type="string">
            <text:p>就像清洁灾难一样。 ***花时间揉捏它。 ***我看到你有才华横溢的厨师的手指〜</text:p>
          </table:table-cell>
          <table:table-cell table:formula="of:=GOOGLETRANSLATE_YOULIBRECALC([.$D41];[.$D$2];[.$F$2])" office:value-type="string" office:string-value="カラマリーの掃除のように。 ***時間をかけてこねてください。 ***才能のあるシェフの指があると思います〜" calcext:value-type="string">
            <text:p>カラマリーの掃除のように。 ***時間をかけてこねてください。 ***才能のあるシェフの指があると思います〜</text:p>
          </table:table-cell>
          <table:table-cell table:formula="of:=GOOGLETRANSLATE_YOULIBRECALC([.$D41];[.$D$2];[.$G$2])" office:value-type="string" office:string-value="Jak czyszczenie kalamary. *** Nie spiesz się, aby go ugniatać. *** Widzę, że masz palce utalentowanego szefa kuchni ~" calcext:value-type="string">
            <text:p>Jak czyszczenie kalamary. *** Nie spiesz się, aby go ugniatać. *** Widzę, że masz palce utalentowanego szefa kuchni ~</text:p>
          </table:table-cell>
          <table:table-cell table:formula="of:=GOOGLETRANSLATE_YOULIBRECALC([.$D41];[.$D$2];[.$H$2])" office:value-type="string" office:string-value="Como limpiar el calamario. *** Tómese su tiempo para amasarlo. *** Veo que tienes los dedos de un talentoso chef ~" calcext:value-type="string">
            <text:p>Como limpiar el calamario. *** Tómese su tiempo para amasarlo. *** Veo que tienes los dedos de un talentoso chef ~</text:p>
          </table:table-cell>
          <table:table-cell table:formula="of:=GOOGLETRANSLATE_YOULIBRECALC([.$D41];[.$D$2];[.$I$2])" office:value-type="string" office:string-value="Как чистка каламари. *** Потратьте время, чтобы замесить это. *** Я вижу, у тебя есть пальцы талантливого повара ~" calcext:value-type="string">
            <text:p>Как чистка каламари. *** Потратьте время, чтобы замесить это. *** Я вижу, у тебя есть пальцы талантливого повара ~</text:p>
          </table:table-cell>
          <table:table-cell table:formula="of:=GOOGLETRANSLATE_YOULIBRECALC([.$D41];[.$D$2];[.$J$2])" office:value-type="string" office:string-value="Comme nettoyer le calamaire. *** Prenez votre temps pour le pétrir. *** Je vois que vous avez les doigts d'un chef talentueux ~" calcext:value-type="string">
            <text:p>Comme nettoyer le calamaire. *** Prenez votre temps pour le pétrir. *** Je vois que vous avez les doigts d'un chef talentueux ~</text:p>
          </table:table-cell>
          <table:table-cell table:formula="of:=GOOGLETRANSLATE_YOULIBRECALC([.$D41];[.$D$2];[.$K$2])" office:value-type="string" office:string-value="Kot čiščenje kalamaryja. *** Vzemite si čas, da ga gnetete. *** Vidim, da imate prste nadarjenega kuharja ~" calcext:value-type="string">
            <text:p>Kot čiščenje kalamaryja. *** Vzemite si čas, da ga gnetete. *** Vidim, da imate prste nadarjenega kuharja ~</text:p>
          </table:table-cell>
          <table:table-cell table:formula="of:=GOOGLETRANSLATE_YOULIBRECALC([.$D41];[.$D$2];[.$L$2])" office:value-type="string" office:string-value="Mint a Calamary tisztítása. *** Szánjon időt arra, hogy gyúrja. *** Látom, hogy van egy tehetséges séf ujja ~" calcext:value-type="string">
            <text:p>Mint a Calamary tisztítása. *** Szánjon időt arra, hogy gyúrja. *** Látom, hogy van egy tehetséges séf ujja ~</text:p>
          </table:table-cell>
          <table:table-cell table:formula="of:=GOOGLETRANSLATE_YOULIBRECALC([.$D41];[.$D$2];[.$M$2])" office:value-type="string" office:string-value="Όπως ο καθαρισμός του Καλαμικού. *** Πάρτε το χρόνο σας για να το ζυμώσετε. *** Βλέπω ότι έχετε τα δάχτυλα ενός ταλαντούχου σεφ ~" calcext:value-type="string">
            <text:p>Όπως ο καθαρισμός του Καλαμικού. *** Πάρτε το χρόνο σας για να το ζυμώσετε. *** Βλέπω ότι έχετε τα δάχτυλα ενός ταλαντούχου σεφ ~</text:p>
          </table:table-cell>
          <table:table-cell table:formula="of:=GOOGLETRANSLATE_YOULIBRECALC([.$D41];[.$D$2];[.$N$2])" office:value-type="string" office:string-value="Kalamarın temizlenmesi gibi. *** Yoğurmaya zaman ayırın. *** Yetenekli bir şefin parmaklarına sahip olduğunu görüyorum ~" calcext:value-type="string">
            <text:p>Kalamarın temizlenmesi gibi. *** Yoğurmaya zaman ayırın. *** Yetenekli bir şefin parmaklarına sahip olduğunu görüyorum ~</text:p>
          </table:table-cell>
          <table:table-cell table:formula="of:=GOOGLETRANSLATE_YOULIBRECALC([.$D41];[.$D$2];[.$O$2])" office:value-type="string" office:string-value="Come la pulizia del calamità. *** Prenditi il ​​tuo tempo per impastarlo. *** Vedo che hai le dita di uno chef di talento ~" calcext:value-type="string">
            <text:p>Come la pulizia del calamità. *** Prenditi il ​​tuo tempo per impastarlo. *** Vedo che hai le dita di uno chef di talento ~</text:p>
          </table:table-cell>
          <table:table-cell table:formula="of:=GOOGLETRANSLATE_YOULIBRECALC([.$D41];[.$D$2];[.$P$2])" office:value-type="string" office:string-value="Zoals het schoonmaken van calamary. *** Neem de tijd om het te kneden. *** Ik zie dat je de vingers van een getalenteerde chef hebt ~" calcext:value-type="string">
            <text:p>Zoals het schoonmaken van calamary. *** Neem de tijd om het te kneden. *** Ik zie dat je de vingers van een getalenteerde chef hebt ~</text:p>
          </table:table-cell>
          <table:table-cell table:formula="of:=GOOGLETRANSLATE_YOULIBRECALC([.$D41];[.$D$2];[.$Q$2])" office:value-type="string" office:string-value="Calamary 청소처럼. *** 시간을내어 반죽하십시오. *** 당신이 재능있는 요리사의 손가락을 가지고 있습니다 ~" calcext:value-type="string">
            <text:p>Calamary 청소처럼. *** 시간을내어 반죽하십시오. *** 당신이 재능있는 요리사의 손가락을 가지고 있습니다 ~</text:p>
          </table:table-cell>
          <table:table-cell table:formula="of:=GOOGLETRANSLATE_YOULIBRECALC([.$D41];[.$D$2];[.$R$2])" office:value-type="string" office:string-value="Ako čistenie poháriky. *** Venujte čas, aby ste si ho našli. *** Vidím, že máš prsty talentovaného šéfkuchára ~" calcext:value-type="string">
            <text:p>Ako čistenie poháriky. *** Venujte čas, aby ste si ho našli. *** Vidím, že máš prsty talentovaného šéfkuchára ~</text:p>
          </table:table-cell>
          <table:table-cell table:formula="of:=GOOGLETRANSLATE_YOULIBRECALC([.$D41];[.$D$2];[.$S$2])" office:value-type="string" office:string-value="Como limpar calamário. *** Reserve um tempo para amassá -lo. *** Vejo que você tem os dedos de um chef talentoso ~" calcext:value-type="string">
            <text:p>Como limpar calamário. *** Reserve um tempo para amassá -lo. *** Vejo que você tem os dedos de um chef talentoso ~</text:p>
          </table:table-cell>
          <table:table-cell table:formula="of:=GOOGLETRANSLATE_YOULIBRECALC([.$D41];[.$D$2];[.$T$2])" office:value-type="string" office:string-value="เช่นการทำความสะอาดคาลามิรี *** ใช้เวลาในการนวด *** ฉันเห็นว่าคุณมีนิ้วของพ่อครัวที่มีความสามารถ ~" calcext:value-type="string">
            <text:p>เช่นการทำความสะอาดคาลามิรี *** ใช้เวลาในการนวด *** ฉันเห็นว่าคุณมีนิ้วของพ่อครัวที่มีความสามารถ ~</text:p>
          </table:table-cell>
          <table:table-cell table:formula="of:=GOOGLETRANSLATE_YOULIBRECALC([.$D41];[.$D$2];[.$U$2])" office:value-type="string" office:string-value="Seperti membersihkan Calamary. *** Luangkan waktu Anda untuk menguleninya. *** Saya melihat Anda memiliki jari -jari koki berbakat ~" calcext:value-type="string">
            <text:p>Seperti membersihkan Calamary. *** Luangkan waktu Anda untuk menguleninya. *** Saya melihat Anda memiliki jari -jari koki berbakat ~</text:p>
          </table:table-cell>
          <table:table-cell table:formula="of:=GOOGLETRANSLATE_YOULIBRECALC([.$D41];[.$D$2];[.$V$2])" office:value-type="string" office:string-value="Jako čištění kalamárního sálu. *** Udělejte si čas, abyste to hněte. *** Vidím, že máte prsty talentovaného šéfkuchaře ~" calcext:value-type="string">
            <text:p>Jako čištění kalamárního sálu. *** Udělejte si čas, abyste to hněte. *** Vidím, že máte prsty talentovaného šéfkuchaře ~</text:p>
          </table:table-cell>
          <table:table-cell table:formula="of:=GOOGLETRANSLATE_YOULIBRECALC([.$D41];[.$D$2];[.$W$2])" office:value-type="string" office:string-value="Tulad ng paglilinis ng kalamidad. *** Dalhin ang iyong oras upang masahin ito. *** Nakikita kong mayroon kang mga daliri ng isang may talento na chef ~" calcext:value-type="string">
            <text:p>Tulad ng paglilinis ng kalamidad. *** Dalhin ang iyong oras upang masahin ito. *** Nakikita kong mayroon kang mga daliri ng isang may talento na chef ~</text:p>
          </table:table-cell>
          <table:table-cell table:formula="of:=GOOGLETRANSLATE_YOULIBRECALC([.$D41];[.$D$2];[.$X$2])" office:value-type="string" office:string-value="Як прибирання лиха. *** Знайдіть свій час, щоб замісити його. *** Я бачу, у вас є пальці талановитого шеф -кухаря ~" calcext:value-type="string">
            <text:p>Як прибирання лиха. *** Знайдіть свій час, щоб замісити його. *** Я бачу, у вас є пальці талановитого шеф -кухаря ~</text:p>
          </table:table-cell>
          <table:table-cell table:formula="of:=GOOGLETRANSLATE_YOULIBRECALC([.$D41];[.$D$2];[.$Y$2])" office:value-type="string" office:string-value="Giống như làm sạch calamary. *** Hãy dành thời gian của bạn để nhào nó. *** Tôi thấy bạn có những ngón tay của một đầu bếp tài năng ~" calcext:value-type="string">
            <text:p>Giống như làm sạch calamary. *** Hãy dành thời gian của bạn để nhào nó. *** Tôi thấy bạn có những ngón tay của một đầu bếp tài năng ~</text:p>
          </table:table-cell>
          <table:table-cell table:formula="of:=GOOGLETRANSLATE_YOULIBRECALC([.$D41];[.$D$2];[.$Z$2])" office:value-type="string" office:string-value="Wie Reinigen des Kalamariums. *** Nehmen Sie sich Zeit, um es zu kneten. *** Ich sehe, Sie haben die Finger eines talentierten Kochs ~" calcext:value-type="string">
            <text:p>Wie Reinigen des Kalamariums. *** Nehmen Sie sich Zeit, um es zu kneten. *** Ich sehe, Sie haben die Finger eines talentierten Kochs ~</text:p>
          </table:table-cell>
          <table:table-cell table:formula="of:=GOOGLETRANSLATE_YOULIBRECALC([.$D41];[.$D$2];[.$AA$2])" office:value-type="string" office:string-value="Kuten kalamaryn puhdistaminen. *** Ota aikaa vaivata sitä. *** Näen, että sinulla on lahjakkaan kokin sormet ~" calcext:value-type="string">
            <text:p>Kuten kalamaryn puhdistaminen. *** Ota aikaa vaivata sitä. *** Näen, että sinulla on lahjakkaan kokin sormet ~</text:p>
          </table:table-cell>
          <table:table-cell table:formula="of:=GOOGLETRANSLATE_YOULIBRECALC([.$D41];[.$D$2];[.$AB$2])" office:value-type="string" office:string-value="Som at rengøre Calamary. *** Tag dig tid til at ælte det. *** Jeg kan se, at du har fingrene på en talentfuld kok ~" calcext:value-type="string">
            <text:p>Som at rengøre Calamary. *** Tag dig tid til at ælte det. *** Jeg kan se, at du har fingrene på en talentfuld kok ~</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FingeringDuring***</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42];[.$D$2];[.$E$2])" office:value-type="string" office:string-value="无效的" calcext:value-type="string">
            <text:p>无效的</text:p>
          </table:table-cell>
          <table:table-cell table:formula="of:=GOOGLETRANSLATE_YOULIBRECALC([.$D42];[.$D$2];[.$F$2])" office:value-type="string" office:string-value="ヌル" calcext:value-type="string">
            <text:p>ヌル</text:p>
          </table:table-cell>
          <table:table-cell table:formula="of:=GOOGLETRANSLATE_YOULIBRECALC([.$D42];[.$D$2];[.$G$2])" office:value-type="string" office:string-value="nieważny" calcext:value-type="string">
            <text:p>nieważny</text:p>
          </table:table-cell>
          <table:table-cell table:formula="of:=GOOGLETRANSLATE_YOULIBRECALC([.$D42];[.$D$2];[.$H$2])" office:value-type="string" office:string-value="nulo" calcext:value-type="string">
            <text:p>nulo</text:p>
          </table:table-cell>
          <table:table-cell table:formula="of:=GOOGLETRANSLATE_YOULIBRECALC([.$D42];[.$D$2];[.$I$2])" office:value-type="string" office:string-value="нулевой" calcext:value-type="string">
            <text:p>нулевой</text:p>
          </table:table-cell>
          <table:table-cell table:formula="of:=GOOGLETRANSLATE_YOULIBRECALC([.$D42];[.$D$2];[.$J$2])" office:value-type="string" office:string-value="nul" calcext:value-type="string">
            <text:p>nul</text:p>
          </table:table-cell>
          <table:table-cell table:formula="of:=GOOGLETRANSLATE_YOULIBRECALC([.$D42];[.$D$2];[.$K$2])" office:value-type="string" office:string-value="null" calcext:value-type="string">
            <text:p>null</text:p>
          </table:table-cell>
          <table:table-cell table:formula="of:=GOOGLETRANSLATE_YOULIBRECALC([.$D42];[.$D$2];[.$L$2])" office:value-type="string" office:string-value="nulla" calcext:value-type="string">
            <text:p>nulla</text:p>
          </table:table-cell>
          <table:table-cell table:formula="of:=GOOGLETRANSLATE_YOULIBRECALC([.$D42];[.$D$2];[.$M$2])" office:value-type="string" office:string-value="άκυρος" calcext:value-type="string">
            <text:p>άκυρος</text:p>
          </table:table-cell>
          <table:table-cell table:formula="of:=GOOGLETRANSLATE_YOULIBRECALC([.$D42];[.$D$2];[.$N$2])" office:value-type="string" office:string-value="hükümsüz" calcext:value-type="string">
            <text:p>hükümsüz</text:p>
          </table:table-cell>
          <table:table-cell table:formula="of:=GOOGLETRANSLATE_YOULIBRECALC([.$D42];[.$D$2];[.$O$2])" office:value-type="string" office:string-value="null" calcext:value-type="string">
            <text:p>null</text:p>
          </table:table-cell>
          <table:table-cell table:formula="of:=GOOGLETRANSLATE_YOULIBRECALC([.$D42];[.$D$2];[.$P$2])" office:value-type="string" office:string-value="nul" calcext:value-type="string">
            <text:p>nul</text:p>
          </table:table-cell>
          <table:table-cell table:formula="of:=GOOGLETRANSLATE_YOULIBRECALC([.$D42];[.$D$2];[.$Q$2])" office:value-type="string" office:string-value="널" calcext:value-type="string">
            <text:p>널</text:p>
          </table:table-cell>
          <table:table-cell table:formula="of:=GOOGLETRANSLATE_YOULIBRECALC([.$D42];[.$D$2];[.$R$2])" office:value-type="string" office:string-value="nulové" calcext:value-type="string">
            <text:p>nulové</text:p>
          </table:table-cell>
          <table:table-cell table:formula="of:=GOOGLETRANSLATE_YOULIBRECALC([.$D42];[.$D$2];[.$S$2])" office:value-type="string" office:string-value="nulo" calcext:value-type="string">
            <text:p>nulo</text:p>
          </table:table-cell>
          <table:table-cell table:formula="of:=GOOGLETRANSLATE_YOULIBRECALC([.$D42];[.$D$2];[.$T$2])" office:value-type="string" office:string-value="โมฆะ" calcext:value-type="string">
            <text:p>โมฆะ</text:p>
          </table:table-cell>
          <table:table-cell table:formula="of:=GOOGLETRANSLATE_YOULIBRECALC([.$D42];[.$D$2];[.$U$2])" office:value-type="string" office:string-value="batal" calcext:value-type="string">
            <text:p>batal</text:p>
          </table:table-cell>
          <table:table-cell table:formula="of:=GOOGLETRANSLATE_YOULIBRECALC([.$D42];[.$D$2];[.$V$2])" office:value-type="string" office:string-value="null" calcext:value-type="string">
            <text:p>null</text:p>
          </table:table-cell>
          <table:table-cell table:formula="of:=GOOGLETRANSLATE_YOULIBRECALC([.$D42];[.$D$2];[.$W$2])" office:value-type="string" office:string-value="Null" calcext:value-type="string">
            <text:p>Null</text:p>
          </table:table-cell>
          <table:table-cell table:formula="of:=GOOGLETRANSLATE_YOULIBRECALC([.$D42];[.$D$2];[.$X$2])" office:value-type="string" office:string-value="нульовий" calcext:value-type="string">
            <text:p>нульовий</text:p>
          </table:table-cell>
          <table:table-cell table:formula="of:=GOOGLETRANSLATE_YOULIBRECALC([.$D42];[.$D$2];[.$Y$2])" office:value-type="string" office:string-value="vô giá trị" calcext:value-type="string">
            <text:p>vô giá trị</text:p>
          </table:table-cell>
          <table:table-cell table:formula="of:=GOOGLETRANSLATE_YOULIBRECALC([.$D42];[.$D$2];[.$Z$2])" office:value-type="string" office:string-value="NULL" calcext:value-type="string">
            <text:p>NULL</text:p>
          </table:table-cell>
          <table:table-cell table:formula="of:=GOOGLETRANSLATE_YOULIBRECALC([.$D42];[.$D$2];[.$AA$2])" office:value-type="string" office:string-value="tyhjä" calcext:value-type="string">
            <text:p>tyhjä</text:p>
          </table:table-cell>
          <table:table-cell table:formula="of:=GOOGLETRANSLATE_YOULIBRECALC([.$D4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6">
          <table:table-cell table:style-name="ce6" office:value-type="string" calcext:value-type="string">
            <text:p>***Frick_FingeringBotCumming***</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Oh… That was not in the menu! ***You sure are cooking~!***So… Fast… I haven’t even taken a bite~***That’s sweeter than lady fingers!</text:p>
          </table:table-cell>
          <table:table-cell table:formula="of:=GOOGLETRANSLATE_YOULIBRECALC([.$D43];[.$D$2];[.$E$2])" office:value-type="string" office:string-value="哦……那不在菜单中！ ***你肯定在做饭〜！***所以……快速……我什至没有咬一口〜***比女士手指甜！" calcext:value-type="string">
            <text:p>哦……那不在菜单中！ ***你肯定在做饭〜！***所以……快速……我什至没有咬一口〜***比女士手指甜！</text:p>
          </table:table-cell>
          <table:table-cell table:formula="of:=GOOGLETRANSLATE_YOULIBRECALC([.$D43];[.$D$2];[.$F$2])" office:value-type="string" office:string-value="ああ…それはメニューにはありませんでした！ ***あなたは確かに料理をしています〜！" calcext:value-type="string">
            <text:p>ああ…それはメニューにはありませんでした！ ***あなたは確かに料理をしています〜！</text:p>
          </table:table-cell>
          <table:table-cell table:formula="of:=GOOGLETRANSLATE_YOULIBRECALC([.$D43];[.$D$2];[.$G$2])" office:value-type="string" office:string-value="Och… nie było tego w menu! *** Na pewno gotujesz ~! *** Więc… szybko… nawet nie gryzłem ~ *** To słodsze niż palce damskie!" calcext:value-type="string">
            <text:p>Och… nie było tego w menu! *** Na pewno gotujesz ~! *** Więc… szybko… nawet nie gryzłem ~ *** To słodsze niż palce damskie!</text:p>
          </table:table-cell>
          <table:table-cell table:formula="of:=GOOGLETRANSLATE_YOULIBRECALC([.$D43];[.$D$2];[.$H$2])" office:value-type="string" office:string-value="Oh ... ¡eso no estaba en el menú! *** ¡Seguro que estás cocinando ~! *** Entonces ... rápido ... ¡Ni siquiera he dado un mordisco ~ *** que es más dulce que Lady Deders!" calcext:value-type="string">
            <text:p>Oh ... ¡eso no estaba en el menú! *** ¡Seguro que estás cocinando ~! *** Entonces ... rápido ... ¡Ni siquiera he dado un mordisco ~ *** que es más dulce que Lady Deders!</text:p>
          </table:table-cell>
          <table:table-cell table:formula="of:=GOOGLETRANSLATE_YOULIBRECALC([.$D43];[.$D$2];[.$I$2])" office:value-type="string" office:string-value="О ... это было не в меню! *** Ты точно готовишь ~!" calcext:value-type="string">
            <text:p>О ... это было не в меню! *** Ты точно готовишь ~!</text:p>
          </table:table-cell>
          <table:table-cell table:formula="of:=GOOGLETRANSLATE_YOULIBRECALC([.$D43];[.$D$2];[.$J$2])" office:value-type="string" office:string-value="Oh… ce n'était pas dans le menu! *** Vous cuisinez certainement ~! *** SO… vite… Je n'ai même pas pris une bouchée ~ *** C'est plus doux que les doigts de lady!" calcext:value-type="string">
            <text:p>Oh… ce n'était pas dans le menu! *** Vous cuisinez certainement ~! *** SO… vite… Je n'ai même pas pris une bouchée ~ *** C'est plus doux que les doigts de lady!</text:p>
          </table:table-cell>
          <table:table-cell table:formula="of:=GOOGLETRANSLATE_YOULIBRECALC([.$D43];[.$D$2];[.$K$2])" office:value-type="string" office:string-value="Oh ... to ni bilo v meniju! *** Zagotovo kuhate ~! *** Torej… hitro… še nisem ugriznil ~ ***, kar je slajše od Lady Fingers!" calcext:value-type="string">
            <text:p>Oh ... to ni bilo v meniju! *** Zagotovo kuhate ~! *** Torej… hitro… še nisem ugriznil ~ ***, kar je slajše od Lady Fingers!</text:p>
          </table:table-cell>
          <table:table-cell table:formula="of:=GOOGLETRANSLATE_YOULIBRECALC([.$D43];[.$D$2];[.$L$2])" office:value-type="string" office:string-value="Ó ... ez nem volt a menüben! *** Biztosan főz, ~! *** Tehát ... Gyors… még egy harapást sem vettem ~ ***, ami édesebb, mint a Lady Ujok!" calcext:value-type="string">
            <text:p>Ó ... ez nem volt a menüben! *** Biztosan főz, ~! *** Tehát ... Gyors… még egy harapást sem vettem ~ ***, ami édesebb, mint a Lady Ujok!</text:p>
          </table:table-cell>
          <table:table-cell table:formula="of:=GOOGLETRANSLATE_YOULIBRECALC([.$D43];[.$D$2];[.$M$2])" office:value-type="string" office:string-value="Ω ... αυτό δεν ήταν στο μενού! *** Σίγουρα μαγειρεύετε ~! *** Έτσι ... γρήγορα ... δεν έχω πάρει καν ένα δάγκωμα ~ *** αυτό είναι πιο γλυκό από τα δάχτυλα Lady!" calcext:value-type="string">
            <text:p>Ω ... αυτό δεν ήταν στο μενού! *** Σίγουρα μαγειρεύετε ~! *** Έτσι ... γρήγορα ... δεν έχω πάρει καν ένα δάγκωμα ~ *** αυτό είναι πιο γλυκό από τα δάχτυλα Lady!</text:p>
          </table:table-cell>
          <table:table-cell table:formula="of:=GOOGLETRANSLATE_YOULIBRECALC([.$D43];[.$D$2];[.$N$2])" office:value-type="string" office:string-value="Oh… bu menüde değildi! *** Kesinlikle yemek pişiriyorsunuz ~! *** Çok… Hızlı… Bir ısırık bile almadım ~ *** Bu bayan parmaklarından daha tatlı!" calcext:value-type="string">
            <text:p>Oh… bu menüde değildi! *** Kesinlikle yemek pişiriyorsunuz ~! *** Çok… Hızlı… Bir ısırık bile almadım ~ *** Bu bayan parmaklarından daha tatlı!</text:p>
          </table:table-cell>
          <table:table-cell table:formula="of:=GOOGLETRANSLATE_YOULIBRECALC([.$D43];[.$D$2];[.$O$2])" office:value-type="string" office:string-value="Oh ... non era nel menu! *** Sicuramente stai cucinando ~! *** Quindi ... veloce ... non ho nemmeno preso un boccone ~ *** È più dolce delle dita di Lady!" calcext:value-type="string">
            <text:p>Oh ... non era nel menu! *** Sicuramente stai cucinando ~! *** Quindi ... veloce ... non ho nemmeno preso un boccone ~ *** È più dolce delle dita di Lady!</text:p>
          </table:table-cell>
          <table:table-cell table:formula="of:=GOOGLETRANSLATE_YOULIBRECALC([.$D43];[.$D$2];[.$P$2])" office:value-type="string" office:string-value="Oh ... dat stond niet in het menu! *** Je kookt zeker ~! *** Dus ... snel ... ik heb niet eens een hap genomen ~ *** dat is zoeter dan Lady Fingers!" calcext:value-type="string">
            <text:p>Oh ... dat stond niet in het menu! *** Je kookt zeker ~! *** Dus ... snel ... ik heb niet eens een hap genomen ~ *** dat is zoeter dan Lady Fingers!</text:p>
          </table:table-cell>
          <table:table-cell table:formula="of:=GOOGLETRANSLATE_YOULIBRECALC([.$D43];[.$D$2];[.$Q$2])" office:value-type="string" office:string-value="오… 그건 메뉴에 없었습니다! *** 당신은 확실히 요리하고 있습니다 ~! *** so… 빨리… 물기조차하지 않았습니다 ~ *** 레이디 손가락보다 달콤합니다!" calcext:value-type="string">
            <text:p>오… 그건 메뉴에 없었습니다! *** 당신은 확실히 요리하고 있습니다 ~! *** so… 빨리… 물기조차하지 않았습니다 ~ *** 레이디 손가락보다 달콤합니다!</text:p>
          </table:table-cell>
          <table:table-cell table:formula="of:=GOOGLETRANSLATE_YOULIBRECALC([.$D43];[.$D$2];[.$R$2])" office:value-type="string" office:string-value="Ach ... to nebolo v ponuke! *** Určite varíte ~! *** tak ... rýchlo ... ani som sa nezhryzol ~ *** to je sladšie ako dámy prsty!" calcext:value-type="string">
            <text:p>Ach ... to nebolo v ponuke! *** Určite varíte ~! *** tak ... rýchlo ... ani som sa nezhryzol ~ *** to je sladšie ako dámy prsty!</text:p>
          </table:table-cell>
          <table:table-cell table:formula="of:=GOOGLETRANSLATE_YOULIBRECALC([.$D43];[.$D$2];[.$S$2])" office:value-type="string" office:string-value="Oh ... isso não estava no menu! *** você com certeza está cozinhando ~! *** Então ... rápido ... eu nem dei nada ~ *** que é mais doce que os dedos da senhora!" calcext:value-type="string">
            <text:p>Oh ... isso não estava no menu! *** você com certeza está cozinhando ~! *** Então ... rápido ... eu nem dei nada ~ *** que é mais doce que os dedos da senhora!</text:p>
          </table:table-cell>
          <table:table-cell table:formula="of:=GOOGLETRANSLATE_YOULIBRECALC([.$D43];[.$D$2];[.$T$2])" office:value-type="string" office:string-value="โอ้…นั่นไม่ได้อยู่ในเมนู! *** คุณแน่ใจว่ากำลังทำอาหาร ~! *** ดังนั้น…เร็ว…ฉันยังไม่ได้กัด ~ *** ที่หวานกว่านิ้วผู้หญิง!" calcext:value-type="string">
            <text:p>โอ้…นั่นไม่ได้อยู่ในเมนู! *** คุณแน่ใจว่ากำลังทำอาหาร ~! *** ดังนั้น…เร็ว…ฉันยังไม่ได้กัด ~ *** ที่หวานกว่านิ้วผู้หญิง!</text:p>
          </table:table-cell>
          <table:table-cell table:formula="of:=GOOGLETRANSLATE_YOULIBRECALC([.$D43];[.$D$2];[.$U$2])" office:value-type="string" office:string-value="Oh ... itu tidak ada di menu! *** Anda yakin sedang memasak ~! *** Jadi ... cepat ... Saya bahkan belum menggigit ~ *** Itu lebih manis dari pada Lady Fingers!" calcext:value-type="string">
            <text:p>Oh ... itu tidak ada di menu! *** Anda yakin sedang memasak ~! *** Jadi ... cepat ... Saya bahkan belum menggigit ~ *** Itu lebih manis dari pada Lady Fingers!</text:p>
          </table:table-cell>
          <table:table-cell table:formula="of:=GOOGLETRANSLATE_YOULIBRECALC([.$D43];[.$D$2];[.$V$2])" office:value-type="string" office:string-value="Ach ... to nebylo v nabídce! *** Určitě vaříte ~! *** Takže ... Rychle ... Ani jsem se nekousl ~ ***, to je sladší než lady prsty!" calcext:value-type="string">
            <text:p>Ach ... to nebylo v nabídce! *** Určitě vaříte ~! *** Takže ... Rychle ... Ani jsem se nekousl ~ ***, to je sladší než lady prsty!</text:p>
          </table:table-cell>
          <table:table-cell table:formula="of:=GOOGLETRANSLATE_YOULIBRECALC([.$D43];[.$D$2];[.$W$2])" office:value-type="string" office:string-value="Oh ... wala iyon sa menu! *** Sigurado kang nagluluto ~! *** Kaya ... mabilis ... Hindi pa ako nakakuha ng kagat ~ *** na mas matamis kaysa sa mga daliri ng Lady!" calcext:value-type="string">
            <text:p>Oh ... wala iyon sa menu! *** Sigurado kang nagluluto ~! *** Kaya ... mabilis ... Hindi pa ako nakakuha ng kagat ~ *** na mas matamis kaysa sa mga daliri ng Lady!</text:p>
          </table:table-cell>
          <table:table-cell table:formula="of:=GOOGLETRANSLATE_YOULIBRECALC([.$D43];[.$D$2];[.$X$2])" office:value-type="string" office:string-value="О ... це не було в меню! *** Ви впевнені, що готуєте ~! *** Так ... швидко ... Я навіть не перекусив ~ ***, що солодше, ніж леді пальці!" calcext:value-type="string">
            <text:p>О ... це не було в меню! *** Ви впевнені, що готуєте ~! *** Так ... швидко ... Я навіть не перекусив ~ ***, що солодше, ніж леді пальці!</text:p>
          </table:table-cell>
          <table:table-cell table:formula="of:=GOOGLETRANSLATE_YOULIBRECALC([.$D43];[.$D$2];[.$Y$2])" office:value-type="string" office:string-value="Oh… mà không có trong thực đơn! *** Bạn chắc chắn đang nấu ăn ~! *** Vì vậy, nhanh chóng, tôi đã cắn một miếng" calcext:value-type="string">
            <text:p>Oh… mà không có trong thực đơn! *** Bạn chắc chắn đang nấu ăn ~! *** Vì vậy, nhanh chóng, tôi đã cắn một miếng</text:p>
          </table:table-cell>
          <table:table-cell table:formula="of:=GOOGLETRANSLATE_YOULIBRECALC([.$D43];[.$D$2];[.$Z$2])" office:value-type="string" office:string-value="Oh ... das war nicht im Menü! *** Du kochst sicher ~! *** Also ... schnell ... ich habe noch nicht einmal einen Bissen genommen ~ *** Das ist süßer als Lady Fingers!" calcext:value-type="string">
            <text:p>Oh ... das war nicht im Menü! *** Du kochst sicher ~! *** Also ... schnell ... ich habe noch nicht einmal einen Bissen genommen ~ *** Das ist süßer als Lady Fingers!</text:p>
          </table:table-cell>
          <table:table-cell table:formula="of:=GOOGLETRANSLATE_YOULIBRECALC([.$D43];[.$D$2];[.$AA$2])" office:value-type="string" office:string-value="Voi ... se ei ollut valikossa! *** Olet varmasti ruoanlaitto ~! *** Joten… nopea… En ole edes ottanut puremaa ~ *** Se on makeampi kuin Lady Fingers!" calcext:value-type="string">
            <text:p>Voi ... se ei ollut valikossa! *** Olet varmasti ruoanlaitto ~! *** Joten… nopea… En ole edes ottanut puremaa ~ *** Se on makeampi kuin Lady Fingers!</text:p>
          </table:table-cell>
          <table:table-cell table:formula="of:=GOOGLETRANSLATE_YOULIBRECALC([.$D43];[.$D$2];[.$AB$2])" office:value-type="string" office:string-value="Åh ... det var ikke i menuen! *** Du er sikker på, at jeg laver mad ~! *** Så ... hurtigt ... Jeg har ikke engang taget en bid ~ ***, der er sødere end Lady Fingers!" calcext:value-type="string">
            <text:p>Åh ... det var ikke i menuen! *** Du er sikker på, at jeg laver mad ~! *** Så ... hurtigt ... Jeg har ikke engang taget en bid ~ ***, der er sødere end Lady Fingers!</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FingeringBotCumming***</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44];[.$D$2];[.$E$2])" office:value-type="string" office:string-value="无效的" calcext:value-type="string">
            <text:p>无效的</text:p>
          </table:table-cell>
          <table:table-cell table:formula="of:=GOOGLETRANSLATE_YOULIBRECALC([.$D44];[.$D$2];[.$F$2])" office:value-type="string" office:string-value="ヌル" calcext:value-type="string">
            <text:p>ヌル</text:p>
          </table:table-cell>
          <table:table-cell table:formula="of:=GOOGLETRANSLATE_YOULIBRECALC([.$D44];[.$D$2];[.$G$2])" office:value-type="string" office:string-value="nieważny" calcext:value-type="string">
            <text:p>nieważny</text:p>
          </table:table-cell>
          <table:table-cell table:formula="of:=GOOGLETRANSLATE_YOULIBRECALC([.$D44];[.$D$2];[.$H$2])" office:value-type="string" office:string-value="nulo" calcext:value-type="string">
            <text:p>nulo</text:p>
          </table:table-cell>
          <table:table-cell table:formula="of:=GOOGLETRANSLATE_YOULIBRECALC([.$D44];[.$D$2];[.$I$2])" office:value-type="string" office:string-value="нулевой" calcext:value-type="string">
            <text:p>нулевой</text:p>
          </table:table-cell>
          <table:table-cell table:formula="of:=GOOGLETRANSLATE_YOULIBRECALC([.$D44];[.$D$2];[.$J$2])" office:value-type="string" office:string-value="nul" calcext:value-type="string">
            <text:p>nul</text:p>
          </table:table-cell>
          <table:table-cell table:formula="of:=GOOGLETRANSLATE_YOULIBRECALC([.$D44];[.$D$2];[.$K$2])" office:value-type="string" office:string-value="null" calcext:value-type="string">
            <text:p>null</text:p>
          </table:table-cell>
          <table:table-cell table:formula="of:=GOOGLETRANSLATE_YOULIBRECALC([.$D44];[.$D$2];[.$L$2])" office:value-type="string" office:string-value="nulla" calcext:value-type="string">
            <text:p>nulla</text:p>
          </table:table-cell>
          <table:table-cell table:formula="of:=GOOGLETRANSLATE_YOULIBRECALC([.$D44];[.$D$2];[.$M$2])" office:value-type="string" office:string-value="άκυρος" calcext:value-type="string">
            <text:p>άκυρος</text:p>
          </table:table-cell>
          <table:table-cell table:formula="of:=GOOGLETRANSLATE_YOULIBRECALC([.$D44];[.$D$2];[.$N$2])" office:value-type="string" office:string-value="hükümsüz" calcext:value-type="string">
            <text:p>hükümsüz</text:p>
          </table:table-cell>
          <table:table-cell table:formula="of:=GOOGLETRANSLATE_YOULIBRECALC([.$D44];[.$D$2];[.$O$2])" office:value-type="string" office:string-value="null" calcext:value-type="string">
            <text:p>null</text:p>
          </table:table-cell>
          <table:table-cell table:formula="of:=GOOGLETRANSLATE_YOULIBRECALC([.$D44];[.$D$2];[.$P$2])" office:value-type="string" office:string-value="nul" calcext:value-type="string">
            <text:p>nul</text:p>
          </table:table-cell>
          <table:table-cell table:formula="of:=GOOGLETRANSLATE_YOULIBRECALC([.$D44];[.$D$2];[.$Q$2])" office:value-type="string" office:string-value="널" calcext:value-type="string">
            <text:p>널</text:p>
          </table:table-cell>
          <table:table-cell table:formula="of:=GOOGLETRANSLATE_YOULIBRECALC([.$D44];[.$D$2];[.$R$2])" office:value-type="string" office:string-value="nulové" calcext:value-type="string">
            <text:p>nulové</text:p>
          </table:table-cell>
          <table:table-cell table:formula="of:=GOOGLETRANSLATE_YOULIBRECALC([.$D44];[.$D$2];[.$S$2])" office:value-type="string" office:string-value="nulo" calcext:value-type="string">
            <text:p>nulo</text:p>
          </table:table-cell>
          <table:table-cell table:formula="of:=GOOGLETRANSLATE_YOULIBRECALC([.$D44];[.$D$2];[.$T$2])" office:value-type="string" office:string-value="โมฆะ" calcext:value-type="string">
            <text:p>โมฆะ</text:p>
          </table:table-cell>
          <table:table-cell table:formula="of:=GOOGLETRANSLATE_YOULIBRECALC([.$D44];[.$D$2];[.$U$2])" office:value-type="string" office:string-value="batal" calcext:value-type="string">
            <text:p>batal</text:p>
          </table:table-cell>
          <table:table-cell table:formula="of:=GOOGLETRANSLATE_YOULIBRECALC([.$D44];[.$D$2];[.$V$2])" office:value-type="string" office:string-value="null" calcext:value-type="string">
            <text:p>null</text:p>
          </table:table-cell>
          <table:table-cell table:formula="of:=GOOGLETRANSLATE_YOULIBRECALC([.$D44];[.$D$2];[.$W$2])" office:value-type="string" office:string-value="Null" calcext:value-type="string">
            <text:p>Null</text:p>
          </table:table-cell>
          <table:table-cell table:formula="of:=GOOGLETRANSLATE_YOULIBRECALC([.$D44];[.$D$2];[.$X$2])" office:value-type="string" office:string-value="нульовий" calcext:value-type="string">
            <text:p>нульовий</text:p>
          </table:table-cell>
          <table:table-cell table:formula="of:=GOOGLETRANSLATE_YOULIBRECALC([.$D44];[.$D$2];[.$Y$2])" office:value-type="string" office:string-value="vô giá trị" calcext:value-type="string">
            <text:p>vô giá trị</text:p>
          </table:table-cell>
          <table:table-cell table:formula="of:=GOOGLETRANSLATE_YOULIBRECALC([.$D44];[.$D$2];[.$Z$2])" office:value-type="string" office:string-value="NULL" calcext:value-type="string">
            <text:p>NULL</text:p>
          </table:table-cell>
          <table:table-cell table:formula="of:=GOOGLETRANSLATE_YOULIBRECALC([.$D44];[.$D$2];[.$AA$2])" office:value-type="string" office:string-value="tyhjä" calcext:value-type="string">
            <text:p>tyhjä</text:p>
          </table:table-cell>
          <table:table-cell table:formula="of:=GOOGLETRANSLATE_YOULIBRECALC([.$D4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8">
          <table:table-cell table:style-name="ce6" office:value-type="string" calcext:value-type="string">
            <text:p>***Frick_BoobFondl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Just like pizza dough. ***Jelly texture. Or maybe agar-agar. ***Do you think my melons are ripe? ***What do you think? Are tender enough? ***There, there, develop some gluten.</text:p>
          </table:table-cell>
          <table:table-cell table:formula="of:=GOOGLETRANSLATE_YOULIBRECALC([.$D45];[.$D$2];[.$E$2])" office:value-type="string" office:string-value="就像披萨面团一样。 ***果冻纹理。或者也许是琼脂阿加。 ***您认为我的瓜已经成熟吗？ ***你怎么认为？足够温柔吗？ ***那里，在那里发展一些面筋。" calcext:value-type="string">
            <text:p>就像披萨面团一样。 ***果冻纹理。或者也许是琼脂阿加。 ***您认为我的瓜已经成熟吗？ ***你怎么认为？足够温柔吗？ ***那里，在那里发展一些面筋。</text:p>
          </table:table-cell>
          <table:table-cell table:formula="of:=GOOGLETRANSLATE_YOULIBRECALC([.$D45];[.$D$2];[.$F$2])" office:value-type="string" office:string-value="ピザ生地のように。 ***ゼリーテクスチャー。または多分アガーアガー。 ***私のメロンは熟していると思いますか？ ***どう思いますか？柔らかいですか？ ***そこに、グルテンを開発します。" calcext:value-type="string">
            <text:p>ピザ生地のように。 ***ゼリーテクスチャー。または多分アガーアガー。 ***私のメロンは熟していると思いますか？ ***どう思いますか？柔らかいですか？ ***そこに、グルテンを開発します。</text:p>
          </table:table-cell>
          <table:table-cell table:formula="of:=GOOGLETRANSLATE_YOULIBRECALC([.$D45];[.$D$2];[.$G$2])" office:value-type="string" office:string-value="Podobnie jak ciasto do pizzy. *** Jelly Tekstura. A może agar-agar. *** Czy uważasz, że moje melony są dojrzałe? *** Co myślisz? Czy są wystarczająco delikatne? *** Tam, rozwinąć gluten." calcext:value-type="string">
            <text:p>Podobnie jak ciasto do pizzy. *** Jelly Tekstura. A może agar-agar. *** Czy uważasz, że moje melony są dojrzałe? *** Co myślisz? Czy są wystarczająco delikatne? *** Tam, rozwinąć gluten.</text:p>
          </table:table-cell>
          <table:table-cell table:formula="of:=GOOGLETRANSLATE_YOULIBRECALC([.$D45];[.$D$2];[.$H$2])" office:value-type="string" office:string-value="Al igual que la masa de pizza. *** Textura de gelatina. O tal vez agar-agar. *** ¿Crees que mis melones están maduros? ***¿Qué opinas? ¿Son suficientes? *** Allí, allí, desarrolle un poco de gluten." calcext:value-type="string">
            <text:p>Al igual que la masa de pizza. *** Textura de gelatina. O tal vez agar-agar. *** ¿Crees que mis melones están maduros? ***¿Qué opinas? ¿Son suficientes? *** Allí, allí, desarrolle un poco de gluten.</text:p>
          </table:table-cell>
          <table:table-cell table:formula="of:=GOOGLETRANSLATE_YOULIBRECALC([.$D45];[.$D$2];[.$I$2])" office:value-type="string" office:string-value="Так же, как тесто для пиццы. *** Текстура желе. Или, может быть, агар-агар. *** Как вы думаете, мои дыни созрели? ***Что вы думаете? Достаточно нежны? *** Там, там развивайте глютен." calcext:value-type="string">
            <text:p>Так же, как тесто для пиццы. *** Текстура желе. Или, может быть, агар-агар. *** Как вы думаете, мои дыни созрели? ***Что вы думаете? Достаточно нежны? *** Там, там развивайте глютен.</text:p>
          </table:table-cell>
          <table:table-cell table:formula="of:=GOOGLETRANSLATE_YOULIBRECALC([.$D45];[.$D$2];[.$J$2])" office:value-type="string" office:string-value="Tout comme la pâte à pizza. *** Texture de gelée. Ou peut-être l'agar-agar. *** Pensez-vous que mes melons sont mûrs? ***Qu'en penses-tu? Sont-ils assez tendres? *** Là, là, développez du gluten." calcext:value-type="string">
            <text:p>Tout comme la pâte à pizza. *** Texture de gelée. Ou peut-être l'agar-agar. *** Pensez-vous que mes melons sont mûrs? ***Qu'en penses-tu? Sont-ils assez tendres? *** Là, là, développez du gluten.</text:p>
          </table:table-cell>
          <table:table-cell table:formula="of:=GOOGLETRANSLATE_YOULIBRECALC([.$D45];[.$D$2];[.$K$2])" office:value-type="string" office:string-value="Tako kot testo za pico. *** Jelly Texture. Ali morda agar-agar. *** Ali mislite, da so moje melone zrele? *** Kaj misliš? So dovolj nežni? *** Tam, razvijte nekaj glutena." calcext:value-type="string">
            <text:p>Tako kot testo za pico. *** Jelly Texture. Ali morda agar-agar. *** Ali mislite, da so moje melone zrele? *** Kaj misliš? So dovolj nežni? *** Tam, razvijte nekaj glutena.</text:p>
          </table:table-cell>
          <table:table-cell table:formula="of:=GOOGLETRANSLATE_YOULIBRECALC([.$D45];[.$D$2];[.$L$2])" office:value-type="string" office:string-value="Csakúgy, mint a pizza tészta. *** Jelly Texture. Vagy talán agar-agar. *** Gondolod, hogy dinnyem érett? *** Mit gondolsz? Elég gyengéd? *** Ott, ott alakul ki egy kis glutén." calcext:value-type="string">
            <text:p>Csakúgy, mint a pizza tészta. *** Jelly Texture. Vagy talán agar-agar. *** Gondolod, hogy dinnyem érett? *** Mit gondolsz? Elég gyengéd? *** Ott, ott alakul ki egy kis glutén.</text:p>
          </table:table-cell>
          <table:table-cell table:formula="of:=GOOGLETRANSLATE_YOULIBRECALC([.$D45];[.$D$2];[.$M$2])" office:value-type="string" office:string-value="Ακριβώς όπως η ζύμη πίτσας. *** ΑΝΤΙΓΡΑΦΗ JELLY. Ή ίσως Agar-Agar. *** Πιστεύετε ότι τα πεπόνια μου είναι ώριμα; *** Τι νομίζετε; Είναι αρκετά τρυφερά; *** Εκεί, εκεί, αναπτύξτε κάποια γλουτένη." calcext:value-type="string">
            <text:p>Ακριβώς όπως η ζύμη πίτσας. *** ΑΝΤΙΓΡΑΦΗ JELLY. Ή ίσως Agar-Agar. *** Πιστεύετε ότι τα πεπόνια μου είναι ώριμα; *** Τι νομίζετε; Είναι αρκετά τρυφερά; *** Εκεί, εκεί, αναπτύξτε κάποια γλουτένη.</text:p>
          </table:table-cell>
          <table:table-cell table:formula="of:=GOOGLETRANSLATE_YOULIBRECALC([.$D45];[.$D$2];[.$N$2])" office:value-type="string" office:string-value="Tıpkı pizza hamuru gibi. *** Jelly dokusu. Ya da belki agar-agar. *** Kavunlarımın olgun olduğunu mu düşünüyorsun? ***Ne düşünüyorsun? Yeterince hassas mı? *** Orada, orada, biraz gluten geliştirin." calcext:value-type="string">
            <text:p>Tıpkı pizza hamuru gibi. *** Jelly dokusu. Ya da belki agar-agar. *** Kavunlarımın olgun olduğunu mu düşünüyorsun? ***Ne düşünüyorsun? Yeterince hassas mı? *** Orada, orada, biraz gluten geliştirin.</text:p>
          </table:table-cell>
          <table:table-cell table:formula="of:=GOOGLETRANSLATE_YOULIBRECALC([.$D45];[.$D$2];[.$O$2])" office:value-type="string" office:string-value="Proprio come l'impasto per pizza. *** Texture di gelatina. O forse Agar-Agar. *** Pensi che i miei meloni siano maturi? ***Cosa ne pensi? Sono abbastanza teneri? *** lì, lì, sviluppa un po 'di glutine." calcext:value-type="string">
            <text:p>Proprio come l'impasto per pizza. *** Texture di gelatina. O forse Agar-Agar. *** Pensi che i miei meloni siano maturi? ***Cosa ne pensi? Sono abbastanza teneri? *** lì, lì, sviluppa un po 'di glutine.</text:p>
          </table:table-cell>
          <table:table-cell table:formula="of:=GOOGLETRANSLATE_YOULIBRECALC([.$D45];[.$D$2];[.$P$2])" office:value-type="string" office:string-value="Net als pizzadough. *** Jelly -textuur. Of misschien agar-agar. *** Denk je dat mijn meloenen rijp zijn? *** Wat denk je? Zijn teder genoeg? *** Daar, daar, ontwikkel wat gluten." calcext:value-type="string">
            <text:p>Net als pizzadough. *** Jelly -textuur. Of misschien agar-agar. *** Denk je dat mijn meloenen rijp zijn? *** Wat denk je? Zijn teder genoeg? *** Daar, daar, ontwikkel wat gluten.</text:p>
          </table:table-cell>
          <table:table-cell table:formula="of:=GOOGLETRANSLATE_YOULIBRECALC([.$D45];[.$D$2];[.$Q$2])" office:value-type="string" office:string-value="피자 반죽처럼. *** 젤리 텍스처. 또는 아마도 한천 --agar 일 수도 있습니다. *** 내 멜론이 익 었다고 생각하십니까? ***어떻게 생각하나요? 부드럽게 충분합니까? *** 저기, 글루텐을 개발하십시오." calcext:value-type="string">
            <text:p>피자 반죽처럼. *** 젤리 텍스처. 또는 아마도 한천 --agar 일 수도 있습니다. *** 내 멜론이 익 었다고 생각하십니까? ***어떻게 생각하나요? 부드럽게 충분합니까? *** 저기, 글루텐을 개발하십시오.</text:p>
          </table:table-cell>
          <table:table-cell table:formula="of:=GOOGLETRANSLATE_YOULIBRECALC([.$D45];[.$D$2];[.$R$2])" office:value-type="string" office:string-value="Rovnako ako cesto na pizzu. *** želé textúra. Alebo možno agar-agar. *** Myslíš si, že sú moje melóny zrelé? *** Čo si myslíš? Sú dosť jemné? *** Tam, vyvíjajte nejaký lepok." calcext:value-type="string">
            <text:p>Rovnako ako cesto na pizzu. *** želé textúra. Alebo možno agar-agar. *** Myslíš si, že sú moje melóny zrelé? *** Čo si myslíš? Sú dosť jemné? *** Tam, vyvíjajte nejaký lepok.</text:p>
          </table:table-cell>
          <table:table-cell table:formula="of:=GOOGLETRANSLATE_YOULIBRECALC([.$D45];[.$D$2];[.$S$2])" office:value-type="string" office:string-value="Assim como a massa de pizza. *** Textura de geléia. Ou talvez Agar-Agar. *** Você acha que meus melões estão maduros? ***O que você acha? São macios o suficiente? *** Lá, lá, desenvolva um pouco de glúten." calcext:value-type="string">
            <text:p>Assim como a massa de pizza. *** Textura de geléia. Ou talvez Agar-Agar. *** Você acha que meus melões estão maduros? ***O que você acha? São macios o suficiente? *** Lá, lá, desenvolva um pouco de glúten.</text:p>
          </table:table-cell>
          <table:table-cell table:formula="of:=GOOGLETRANSLATE_YOULIBRECALC([.$D45];[.$D$2];[.$T$2])" office:value-type="string" office:string-value="เช่นเดียวกับแป้งพิซซ่า *** พื้นผิวเยลลี่ หรืออาจเป็น agar-agar *** คุณคิดว่าแตงของฉันสุกหรือไม่? ***คุณคิดอย่างไร? นุ่มพอ? *** ที่นั่นมีการพัฒนากลูเตน" calcext:value-type="string">
            <text:p>เช่นเดียวกับแป้งพิซซ่า *** พื้นผิวเยลลี่ หรืออาจเป็น agar-agar *** คุณคิดว่าแตงของฉันสุกหรือไม่? ***คุณคิดอย่างไร? นุ่มพอ? *** ที่นั่นมีการพัฒนากลูเตน</text:p>
          </table:table-cell>
          <table:table-cell table:formula="of:=GOOGLETRANSLATE_YOULIBRECALC([.$D45];[.$D$2];[.$U$2])" office:value-type="string" office:string-value="Sama seperti adonan pizza. *** Tekstur Jelly. Atau mungkin agar-Agar. *** Apakah menurut Anda melon saya sudah matang? ***Bagaimana menurutmu? Cukup empuk? *** Di sana, di sana, kembangkan beberapa gluten." calcext:value-type="string">
            <text:p>Sama seperti adonan pizza. *** Tekstur Jelly. Atau mungkin agar-Agar. *** Apakah menurut Anda melon saya sudah matang? ***Bagaimana menurutmu? Cukup empuk? *** Di sana, di sana, kembangkan beberapa gluten.</text:p>
          </table:table-cell>
          <table:table-cell table:formula="of:=GOOGLETRANSLATE_YOULIBRECALC([.$D45];[.$D$2];[.$V$2])" office:value-type="string" office:string-value="Stejně jako těsto na pizzu. *** želé textury. Nebo možná agar-agar. *** Myslíte si, že moje melouny jsou zralé? *** Co si myslíš? Jsou dostatečně něžné? *** Tam, vyvinout nějaký lepek." calcext:value-type="string">
            <text:p>Stejně jako těsto na pizzu. *** želé textury. Nebo možná agar-agar. *** Myslíte si, že moje melouny jsou zralé? *** Co si myslíš? Jsou dostatečně něžné? *** Tam, vyvinout nějaký lepek.</text:p>
          </table:table-cell>
          <table:table-cell table:formula="of:=GOOGLETRANSLATE_YOULIBRECALC([.$D45];[.$D$2];[.$W$2])" office:value-type="string" office:string-value="Tulad ng kuwarta ng pizza. *** Jelly Texture. O baka agar-agar. *** Sa palagay mo ba hinog na ang aking mga melon? *** Ano sa palagay mo? Sapat ba ang malambot? *** Doon, doon, bumuo ng ilang gluten." calcext:value-type="string">
            <text:p>Tulad ng kuwarta ng pizza. *** Jelly Texture. O baka agar-agar. *** Sa palagay mo ba hinog na ang aking mga melon? *** Ano sa palagay mo? Sapat ba ang malambot? *** Doon, doon, bumuo ng ilang gluten.</text:p>
          </table:table-cell>
          <table:table-cell table:formula="of:=GOOGLETRANSLATE_YOULIBRECALC([.$D45];[.$D$2];[.$X$2])" office:value-type="string" office:string-value="Так само, як піца тіста. *** Текстура желе. А може, агар-агар. *** Як ви думаєте, мої дині дозріли? *** Що ти думаєш? Достатньо ніжні? *** Там, там, розвивайте глютен." calcext:value-type="string">
            <text:p>Так само, як піца тіста. *** Текстура желе. А може, агар-агар. *** Як ви думаєте, мої дині дозріли? *** Що ти думаєш? Достатньо ніжні? *** Там, там, розвивайте глютен.</text:p>
          </table:table-cell>
          <table:table-cell table:formula="of:=GOOGLETRANSLATE_YOULIBRECALC([.$D45];[.$D$2];[.$Y$2])" office:value-type="string" office:string-value="Giống như bột pizza. *** Kết cấu thạch. Hoặc có thể là agar-agar. *** Bạn có nghĩ rằng dưa của tôi đã chín không? *** Bạn nghĩ gì? Đủ dịu dàng? *** Ở đó, ở đó, phát triển một số gluten." calcext:value-type="string">
            <text:p>Giống như bột pizza. *** Kết cấu thạch. Hoặc có thể là agar-agar. *** Bạn có nghĩ rằng dưa của tôi đã chín không? *** Bạn nghĩ gì? Đủ dịu dàng? *** Ở đó, ở đó, phát triển một số gluten.</text:p>
          </table:table-cell>
          <table:table-cell table:formula="of:=GOOGLETRANSLATE_YOULIBRECALC([.$D45];[.$D$2];[.$Z$2])" office:value-type="string" office:string-value="Genau wie Pizza -Teig. *** Jelly Textur. Oder vielleicht Agar-Agar. *** Glaubst du, meine Melonen sind reif? ***Was denken Sie? Sind zart genug? *** Dort, dort, entwickeln Sie etwas Gluten." calcext:value-type="string">
            <text:p>Genau wie Pizza -Teig. *** Jelly Textur. Oder vielleicht Agar-Agar. *** Glaubst du, meine Melonen sind reif? ***Was denken Sie? Sind zart genug? *** Dort, dort, entwickeln Sie etwas Gluten.</text:p>
          </table:table-cell>
          <table:table-cell table:formula="of:=GOOGLETRANSLATE_YOULIBRECALC([.$D45];[.$D$2];[.$AA$2])" office:value-type="string" office:string-value="Aivan kuten pizza taikina. *** Jelly -rakenne. Tai ehkä Agar-Agar. *** Luuletko melonini olevan kypsiä? *** Mitä mieltä olet? Ovatko tarpeeksi hellävaraisia? *** Siellä, siellä, kehitä gluteenia." calcext:value-type="string">
            <text:p>Aivan kuten pizza taikina. *** Jelly -rakenne. Tai ehkä Agar-Agar. *** Luuletko melonini olevan kypsiä? *** Mitä mieltä olet? Ovatko tarpeeksi hellävaraisia? *** Siellä, siellä, kehitä gluteenia.</text:p>
          </table:table-cell>
          <table:table-cell table:formula="of:=GOOGLETRANSLATE_YOULIBRECALC([.$D45];[.$D$2];[.$AB$2])" office:value-type="string" office:string-value="Ligesom pizzadej. *** Jelly Tekstur. Eller måske agar-agar. *** Synes du, at mine meloner er modne? *** Hvad synes du? Er ømme nok? *** Der, der, udvikler nogle gluten." calcext:value-type="string">
            <text:p>Ligesom pizzadej. *** Jelly Tekstur. Eller måske agar-agar. *** Synes du, at mine meloner er modne? *** Hvad synes du? Er ømme nok? *** Der, der, udvikler nogle gluten.</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BoobFondl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46];[.$D$2];[.$E$2])" office:value-type="string" office:string-value="无效的" calcext:value-type="string">
            <text:p>无效的</text:p>
          </table:table-cell>
          <table:table-cell table:formula="of:=GOOGLETRANSLATE_YOULIBRECALC([.$D46];[.$D$2];[.$F$2])" office:value-type="string" office:string-value="ヌル" calcext:value-type="string">
            <text:p>ヌル</text:p>
          </table:table-cell>
          <table:table-cell table:formula="of:=GOOGLETRANSLATE_YOULIBRECALC([.$D46];[.$D$2];[.$G$2])" office:value-type="string" office:string-value="nieważny" calcext:value-type="string">
            <text:p>nieważny</text:p>
          </table:table-cell>
          <table:table-cell table:formula="of:=GOOGLETRANSLATE_YOULIBRECALC([.$D46];[.$D$2];[.$H$2])" office:value-type="string" office:string-value="nulo" calcext:value-type="string">
            <text:p>nulo</text:p>
          </table:table-cell>
          <table:table-cell table:formula="of:=GOOGLETRANSLATE_YOULIBRECALC([.$D46];[.$D$2];[.$I$2])" office:value-type="string" office:string-value="нулевой" calcext:value-type="string">
            <text:p>нулевой</text:p>
          </table:table-cell>
          <table:table-cell table:formula="of:=GOOGLETRANSLATE_YOULIBRECALC([.$D46];[.$D$2];[.$J$2])" office:value-type="string" office:string-value="nul" calcext:value-type="string">
            <text:p>nul</text:p>
          </table:table-cell>
          <table:table-cell table:formula="of:=GOOGLETRANSLATE_YOULIBRECALC([.$D46];[.$D$2];[.$K$2])" office:value-type="string" office:string-value="null" calcext:value-type="string">
            <text:p>null</text:p>
          </table:table-cell>
          <table:table-cell table:formula="of:=GOOGLETRANSLATE_YOULIBRECALC([.$D46];[.$D$2];[.$L$2])" office:value-type="string" office:string-value="nulla" calcext:value-type="string">
            <text:p>nulla</text:p>
          </table:table-cell>
          <table:table-cell table:formula="of:=GOOGLETRANSLATE_YOULIBRECALC([.$D46];[.$D$2];[.$M$2])" office:value-type="string" office:string-value="άκυρος" calcext:value-type="string">
            <text:p>άκυρος</text:p>
          </table:table-cell>
          <table:table-cell table:formula="of:=GOOGLETRANSLATE_YOULIBRECALC([.$D46];[.$D$2];[.$N$2])" office:value-type="string" office:string-value="hükümsüz" calcext:value-type="string">
            <text:p>hükümsüz</text:p>
          </table:table-cell>
          <table:table-cell table:formula="of:=GOOGLETRANSLATE_YOULIBRECALC([.$D46];[.$D$2];[.$O$2])" office:value-type="string" office:string-value="null" calcext:value-type="string">
            <text:p>null</text:p>
          </table:table-cell>
          <table:table-cell table:formula="of:=GOOGLETRANSLATE_YOULIBRECALC([.$D46];[.$D$2];[.$P$2])" office:value-type="string" office:string-value="nul" calcext:value-type="string">
            <text:p>nul</text:p>
          </table:table-cell>
          <table:table-cell table:formula="of:=GOOGLETRANSLATE_YOULIBRECALC([.$D46];[.$D$2];[.$Q$2])" office:value-type="string" office:string-value="널" calcext:value-type="string">
            <text:p>널</text:p>
          </table:table-cell>
          <table:table-cell table:formula="of:=GOOGLETRANSLATE_YOULIBRECALC([.$D46];[.$D$2];[.$R$2])" office:value-type="string" office:string-value="nulové" calcext:value-type="string">
            <text:p>nulové</text:p>
          </table:table-cell>
          <table:table-cell table:formula="of:=GOOGLETRANSLATE_YOULIBRECALC([.$D46];[.$D$2];[.$S$2])" office:value-type="string" office:string-value="nulo" calcext:value-type="string">
            <text:p>nulo</text:p>
          </table:table-cell>
          <table:table-cell table:formula="of:=GOOGLETRANSLATE_YOULIBRECALC([.$D46];[.$D$2];[.$T$2])" office:value-type="string" office:string-value="โมฆะ" calcext:value-type="string">
            <text:p>โมฆะ</text:p>
          </table:table-cell>
          <table:table-cell table:formula="of:=GOOGLETRANSLATE_YOULIBRECALC([.$D46];[.$D$2];[.$U$2])" office:value-type="string" office:string-value="batal" calcext:value-type="string">
            <text:p>batal</text:p>
          </table:table-cell>
          <table:table-cell table:formula="of:=GOOGLETRANSLATE_YOULIBRECALC([.$D46];[.$D$2];[.$V$2])" office:value-type="string" office:string-value="null" calcext:value-type="string">
            <text:p>null</text:p>
          </table:table-cell>
          <table:table-cell table:formula="of:=GOOGLETRANSLATE_YOULIBRECALC([.$D46];[.$D$2];[.$W$2])" office:value-type="string" office:string-value="Null" calcext:value-type="string">
            <text:p>Null</text:p>
          </table:table-cell>
          <table:table-cell table:formula="of:=GOOGLETRANSLATE_YOULIBRECALC([.$D46];[.$D$2];[.$X$2])" office:value-type="string" office:string-value="нульовий" calcext:value-type="string">
            <text:p>нульовий</text:p>
          </table:table-cell>
          <table:table-cell table:formula="of:=GOOGLETRANSLATE_YOULIBRECALC([.$D46];[.$D$2];[.$Y$2])" office:value-type="string" office:string-value="vô giá trị" calcext:value-type="string">
            <text:p>vô giá trị</text:p>
          </table:table-cell>
          <table:table-cell table:formula="of:=GOOGLETRANSLATE_YOULIBRECALC([.$D46];[.$D$2];[.$Z$2])" office:value-type="string" office:string-value="NULL" calcext:value-type="string">
            <text:p>NULL</text:p>
          </table:table-cell>
          <table:table-cell table:formula="of:=GOOGLETRANSLATE_YOULIBRECALC([.$D46];[.$D$2];[.$AA$2])" office:value-type="string" office:string-value="tyhjä" calcext:value-type="string">
            <text:p>tyhjä</text:p>
          </table:table-cell>
          <table:table-cell table:formula="of:=GOOGLETRANSLATE_YOULIBRECALC([.$D4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NipplePull***</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Careful! You may ruin the recipe pinching that hard! ***Be delicate, you’re not phishing razon clams! ***If you’re trying to get some fresh milk, I have some bad news…***I think some whipped cream would make them tastier!</text:p>
          </table:table-cell>
          <table:table-cell table:formula="of:=GOOGLETRANSLATE_YOULIBRECALC([.$D47];[.$D$2];[.$E$2])" office:value-type="string" office:string-value="小心！您可能会破坏那个艰难的食谱！ ***要精致，您不是网络钓鱼兰斯蛤！ ***如果您想获得一些新鲜的牛奶，我会有一些坏消息……***我认为一些鲜奶油会使它们变得更美味！" calcext:value-type="string">
            <text:p>小心！您可能会破坏那个艰难的食谱！ ***要精致，您不是网络钓鱼兰斯蛤！ ***如果您想获得一些新鲜的牛奶，我会有一些坏消息……***我认为一些鲜奶油会使它们变得更美味！</text:p>
          </table:table-cell>
          <table:table-cell table:formula="of:=GOOGLETRANSLATE_YOULIBRECALC([.$D47];[.$D$2];[.$F$2])" office:value-type="string" office:string-value="注意深い！あなたはそれを激しくつまむレシピを台無しにするかもしれません！ ***デリケートになりましょう、あなたはラゾンアサリをフィッシングしていません！ ***新鮮な牛乳を手に入れようとしているなら、悪いニュースがあります…***ホイップクリームがおいしいと思います！" calcext:value-type="string">
            <text:p>注意深い！あなたはそれを激しくつまむレシピを台無しにするかもしれません！ ***デリケートになりましょう、あなたはラゾンアサリをフィッシングしていません！ ***新鮮な牛乳を手に入れようとしているなら、悪いニュースがあります…***ホイップクリームがおいしいと思います！</text:p>
          </table:table-cell>
          <table:table-cell table:formula="of:=GOOGLETRANSLATE_YOULIBRECALC([.$D47];[.$D$2];[.$G$2])" office:value-type="string" office:string-value="Ostrożny! Możesz zrujnować przepis ściskający tak mocno! *** Bądź delikatny, nie phishing Razon Clams! *** Jeśli próbujesz zdobyć świeże mleko, mam złe wieści… *** Myślę, że jakaś bita śmietana sprawiłaby, że są smaczniejsze!" calcext:value-type="string">
            <text:p>Ostrożny! Możesz zrujnować przepis ściskający tak mocno! *** Bądź delikatny, nie phishing Razon Clams! *** Jeśli próbujesz zdobyć świeże mleko, mam złe wieści… *** Myślę, że jakaś bita śmietana sprawiłaby, że są smaczniejsze!</text:p>
          </table:table-cell>
          <table:table-cell table:formula="of:=GOOGLETRANSLATE_YOULIBRECALC([.$D47];[.$D$2];[.$H$2])" office:value-type="string" office:string-value="¡Cuidadoso! ¡Puedes arruinar la receta pellizcando tan fuerte! *** ¡Sé delicado, no estás phishing Razon Clams! *** Si estás tratando de obtener leche fresca, tengo algunas malas noticias ... *** ¡Creo que una crema batida los haría más sabrosos!" calcext:value-type="string">
            <text:p>¡Cuidadoso! ¡Puedes arruinar la receta pellizcando tan fuerte! *** ¡Sé delicado, no estás phishing Razon Clams! *** Si estás tratando de obtener leche fresca, tengo algunas malas noticias ... *** ¡Creo que una crema batida los haría más sabrosos!</text:p>
          </table:table-cell>
          <table:table-cell table:formula="of:=GOOGLETRANSLATE_YOULIBRECALC([.$D47];[.$D$2];[.$I$2])" office:value-type="string" office:string-value="Осторожный! Вы можете испортить рецепт, сжимающий так сильно! *** Будь деликатным, вы не фишинга из Разонских моллюсков! *** Если вы пытаетесь получить свежее молоко, у меня есть плохие новости ... *** Я думаю, что некоторые взбитые сливки сделают их вкуснее!" calcext:value-type="string">
            <text:p>Осторожный! Вы можете испортить рецепт, сжимающий так сильно! *** Будь деликатным, вы не фишинга из Разонских моллюсков! *** Если вы пытаетесь получить свежее молоко, у меня есть плохие новости ... *** Я думаю, что некоторые взбитые сливки сделают их вкуснее!</text:p>
          </table:table-cell>
          <table:table-cell table:formula="of:=GOOGLETRANSLATE_YOULIBRECALC([.$D47];[.$D$2];[.$J$2])" office:value-type="string" office:string-value="Prudent! Vous pouvez ruiner la recette en pincement aussi fort! *** Soyez délicat, vous ne phissez pas les palourdes Razon! *** Si vous essayez d'obtenir du lait frais, j'ai de mauvaises nouvelles… *** Je pense que une crème fouettée les rendrait plus savoureuses!" calcext:value-type="string">
            <text:p>Prudent! Vous pouvez ruiner la recette en pincement aussi fort! *** Soyez délicat, vous ne phissez pas les palourdes Razon! *** Si vous essayez d'obtenir du lait frais, j'ai de mauvaises nouvelles… *** Je pense que une crème fouettée les rendrait plus savoureuses!</text:p>
          </table:table-cell>
          <table:table-cell table:formula="of:=GOOGLETRANSLATE_YOULIBRECALC([.$D47];[.$D$2];[.$K$2])" office:value-type="string" office:string-value="Previdno! Lahko uničite recept, ki tako močno stisne! *** Bodite občutljivi, ne lažete lažne Razon školjke! *** Če poskušate dobiti nekaj svežega mleka, imam nekaj slabih novic ... *** Mislim, da bi jim kakšna stepena smetana naredila okusnejše!" calcext:value-type="string">
            <text:p>Previdno! Lahko uničite recept, ki tako močno stisne! *** Bodite občutljivi, ne lažete lažne Razon školjke! *** Če poskušate dobiti nekaj svežega mleka, imam nekaj slabih novic ... *** Mislim, da bi jim kakšna stepena smetana naredila okusnejše!</text:p>
          </table:table-cell>
          <table:table-cell table:formula="of:=GOOGLETRANSLATE_YOULIBRECALC([.$D47];[.$D$2];[.$L$2])" office:value-type="string" office:string-value="Óvatos! Elronthatja a receptet, amely ezt a keményen megcsípte! *** Légy finom, nem vagy az adathalász Razon kagyló! *** Ha megpróbál friss tejet szerezni, van néhány rossz hírem ... *** Azt hiszem, néhány tejszínhab ízletesebbé tenné őket!" calcext:value-type="string">
            <text:p>Óvatos! Elronthatja a receptet, amely ezt a keményen megcsípte! *** Légy finom, nem vagy az adathalász Razon kagyló! *** Ha megpróbál friss tejet szerezni, van néhány rossz hírem ... *** Azt hiszem, néhány tejszínhab ízletesebbé tenné őket!</text:p>
          </table:table-cell>
          <table:table-cell table:formula="of:=GOOGLETRANSLATE_YOULIBRECALC([.$D47];[.$D$2];[.$M$2])" office:value-type="string" office:string-value="Προσεκτικός! Μπορείτε να καταστρέψετε τη συνταγή που τσίμπημα τόσο σκληρά! *** Να είστε ευαίσθητοι, δεν είστε phishing razon μύδια! *** Αν προσπαθείτε να πάρετε λίγο φρέσκο ​​γάλα, έχω κάποια κακά νέα ... *** Νομίζω ότι κάποια κτυπημένη κρέμα θα τους έκανε πιο νόστιμο!" calcext:value-type="string">
            <text:p>Προσεκτικός! Μπορείτε να καταστρέψετε τη συνταγή που τσίμπημα τόσο σκληρά! *** Να είστε ευαίσθητοι, δεν είστε phishing razon μύδια! *** Αν προσπαθείτε να πάρετε λίγο φρέσκο ​​γάλα, έχω κάποια κακά νέα ... *** Νομίζω ότι κάποια κτυπημένη κρέμα θα τους έκανε πιο νόστιμο!</text:p>
          </table:table-cell>
          <table:table-cell table:formula="of:=GOOGLETRANSLATE_YOULIBRECALC([.$D47];[.$D$2];[.$N$2])" office:value-type="string" office:string-value="Dikkatli olmak! Tarifi bu kadar sert sıkıştırarak mahvedebilirsiniz! *** Hassas olun, Razon istiridye kimliklerini yitirmiyorsunuz! *** Biraz taze süt almaya çalışıyorsanız, bazı kötü haberlerim var… *** Bence çırpılmış kremaların onları daha lezzetli hale getireceğini düşünüyorum!" calcext:value-type="string">
            <text:p>Dikkatli olmak! Tarifi bu kadar sert sıkıştırarak mahvedebilirsiniz! *** Hassas olun, Razon istiridye kimliklerini yitirmiyorsunuz! *** Biraz taze süt almaya çalışıyorsanız, bazı kötü haberlerim var… *** Bence çırpılmış kremaların onları daha lezzetli hale getireceğini düşünüyorum!</text:p>
          </table:table-cell>
          <table:table-cell table:formula="of:=GOOGLETRANSLATE_YOULIBRECALC([.$D47];[.$D$2];[.$O$2])" office:value-type="string" office:string-value="Attento! Potresti rovinare la ricetta che pizzica così duramente! *** Sii delicato, non stai phishing razon vongole! *** Se stai cercando di prendere un po 'di latte fresco, ho delle cattive notizie ... *** Penso che una panna montata li renderebbe più gustosi!" calcext:value-type="string">
            <text:p>Attento! Potresti rovinare la ricetta che pizzica così duramente! *** Sii delicato, non stai phishing razon vongole! *** Se stai cercando di prendere un po 'di latte fresco, ho delle cattive notizie ... *** Penso che una panna montata li renderebbe più gustosi!</text:p>
          </table:table-cell>
          <table:table-cell table:formula="of:=GOOGLETRANSLATE_YOULIBRECALC([.$D47];[.$D$2];[.$P$2])" office:value-type="string" office:string-value="Voorzichtig! Je kunt het recept zo hard verpesten! *** Wees delicaat, je bent geen phishing razon mosselen! *** Als je wat verse melk probeert te krijgen, heb ik slecht nieuws ... *** Ik denk dat wat slagroom ze smakelijker zou maken!" calcext:value-type="string">
            <text:p>Voorzichtig! Je kunt het recept zo hard verpesten! *** Wees delicaat, je bent geen phishing razon mosselen! *** Als je wat verse melk probeert te krijgen, heb ik slecht nieuws ... *** Ik denk dat wat slagroom ze smakelijker zou maken!</text:p>
          </table:table-cell>
          <table:table-cell table:formula="of:=GOOGLETRANSLATE_YOULIBRECALC([.$D47];[.$D$2];[.$Q$2])" office:value-type="string" office:string-value="주의 깊은! 당신은 그것을 열심히 꼬집는 레시피를 망칠 수 있습니다! *** 섬세 해요, 당신은 라즈 조개를 피하는 것이 아닙니다! *** 신선한 우유를 얻으려고한다면 나쁜 소식이 있습니다.…" calcext:value-type="string">
            <text:p>주의 깊은! 당신은 그것을 열심히 꼬집는 레시피를 망칠 수 있습니다! *** 섬세 해요, 당신은 라즈 조개를 피하는 것이 아닙니다! *** 신선한 우유를 얻으려고한다면 나쁜 소식이 있습니다.…</text:p>
          </table:table-cell>
          <table:table-cell table:formula="of:=GOOGLETRANSLATE_YOULIBRECALC([.$D47];[.$D$2];[.$R$2])" office:value-type="string" office:string-value="Opatrne! Môžete zničiť recept tak tvrdo! *** Buďte jemní, nie ste phishing Razon Clams! *** Ak sa snažíte získať nejaké čerstvé mlieko, mám nejaké zlé správy ... *** Myslím, že nejaká šľahacia smotana by z nich urobila chutnejšie!" calcext:value-type="string">
            <text:p>Opatrne! Môžete zničiť recept tak tvrdo! *** Buďte jemní, nie ste phishing Razon Clams! *** Ak sa snažíte získať nejaké čerstvé mlieko, mám nejaké zlé správy ... *** Myslím, že nejaká šľahacia smotana by z nich urobila chutnejšie!</text:p>
          </table:table-cell>
          <table:table-cell table:formula="of:=GOOGLETRANSLATE_YOULIBRECALC([.$D47];[.$D$2];[.$S$2])" office:value-type="string" office:string-value="Cuidadoso! Você pode arruinar a receita beliscando com tanta força! *** Seja delicado, você não está piscando amêijoas de Razon! *** Se você está tentando obter um pouco de leite fresco, tenho algumas notícias más ... *** Acho que um chantilly os tornaria mais saboroso!" calcext:value-type="string">
            <text:p>Cuidadoso! Você pode arruinar a receita beliscando com tanta força! *** Seja delicado, você não está piscando amêijoas de Razon! *** Se você está tentando obter um pouco de leite fresco, tenho algumas notícias más ... *** Acho que um chantilly os tornaria mais saboroso!</text:p>
          </table:table-cell>
          <table:table-cell table:formula="of:=GOOGLETRANSLATE_YOULIBRECALC([.$D47];[.$D$2];[.$T$2])" office:value-type="string" office:string-value="ระมัดระวัง! คุณอาจทำลายสูตรที่บีบได้อย่างหนัก! *** จงบอบบางคุณไม่ได้เป็นฟิชชิ่ง Razon หอย! *** ถ้าคุณพยายามที่จะได้รับนมสดฉันมีข่าวร้าย ... *** ฉันคิดว่าวิปปิ้งครีมบางอย่างจะทำให้พวกเขาอร่อยขึ้น!" calcext:value-type="string">
            <text:p>ระมัดระวัง! คุณอาจทำลายสูตรที่บีบได้อย่างหนัก! *** จงบอบบางคุณไม่ได้เป็นฟิชชิ่ง Razon หอย! *** ถ้าคุณพยายามที่จะได้รับนมสดฉันมีข่าวร้าย ... *** ฉันคิดว่าวิปปิ้งครีมบางอย่างจะทำให้พวกเขาอร่อยขึ้น!</text:p>
          </table:table-cell>
          <table:table-cell table:formula="of:=GOOGLETRANSLATE_YOULIBRECALC([.$D47];[.$D$2];[.$U$2])" office:value-type="string" office:string-value="Hati-hati! Anda dapat merusak resep yang menjepit sekeras itu! *** Jadilah halus, Anda tidak phishing kerang Razon! *** Jika Anda mencoba mendapatkan susu segar, saya punya kabar buruk ... *** Saya pikir beberapa krim kocok akan membuatnya lebih enak!" calcext:value-type="string">
            <text:p>Hati-hati! Anda dapat merusak resep yang menjepit sekeras itu! *** Jadilah halus, Anda tidak phishing kerang Razon! *** Jika Anda mencoba mendapatkan susu segar, saya punya kabar buruk ... *** Saya pikir beberapa krim kocok akan membuatnya lebih enak!</text:p>
          </table:table-cell>
          <table:table-cell table:formula="of:=GOOGLETRANSLATE_YOULIBRECALC([.$D47];[.$D$2];[.$V$2])" office:value-type="string" office:string-value="Opatrně! Můžete zničit recept, který tak tvrdě sevře! *** Buďte delikátní, nejsi phishingové škeble! *** Pokud se snažíte získat nějaké čerstvé mléko, mám nějaké špatné zprávy ... *** Myslím, že nějaký šlehačský krém by je způsobil chutnějším!" calcext:value-type="string">
            <text:p>Opatrně! Můžete zničit recept, který tak tvrdě sevře! *** Buďte delikátní, nejsi phishingové škeble! *** Pokud se snažíte získat nějaké čerstvé mléko, mám nějaké špatné zprávy ... *** Myslím, že nějaký šlehačský krém by je způsobil chutnějším!</text:p>
          </table:table-cell>
          <table:table-cell table:formula="of:=GOOGLETRANSLATE_YOULIBRECALC([.$D47];[.$D$2];[.$W$2])" office:value-type="string" office:string-value="Maingat! Maaari mong sirain ang recipe na pinching na mahirap! *** Maging maselan, hindi ka phishing Razon clams! *** Kung sinusubukan mong makakuha ng ilang sariwang gatas, mayroon akong masamang balita ... *** Sa palagay ko ang ilang whipped cream ay gagawing mas masarap!" calcext:value-type="string">
            <text:p>Maingat! Maaari mong sirain ang recipe na pinching na mahirap! *** Maging maselan, hindi ka phishing Razon clams! *** Kung sinusubukan mong makakuha ng ilang sariwang gatas, mayroon akong masamang balita ... *** Sa palagay ko ang ilang whipped cream ay gagawing mas masarap!</text:p>
          </table:table-cell>
          <table:table-cell table:formula="of:=GOOGLETRANSLATE_YOULIBRECALC([.$D47];[.$D$2];[.$X$2])" office:value-type="string" office:string-value="Дерегай! Ви можете зіпсувати рецепт, що сильно пощипає! *** Будьте делікатні, ви не фішинг -молюски! *** Якщо ви намагаєтесь отримати свіже молоко, у мене є погані новини… *** Я думаю, що деякі збиті вершки зробили б їх смачнішими!" calcext:value-type="string">
            <text:p>Дерегай! Ви можете зіпсувати рецепт, що сильно пощипає! *** Будьте делікатні, ви не фішинг -молюски! *** Якщо ви намагаєтесь отримати свіже молоко, у мене є погані новини… *** Я думаю, що деякі збиті вершки зробили б їх смачнішими!</text:p>
          </table:table-cell>
          <table:table-cell table:formula="of:=GOOGLETRANSLATE_YOULIBRECALC([.$D47];[.$D$2];[.$Y$2])" office:value-type="string" office:string-value="Cẩn thận! Bạn có thể làm hỏng công thức chèn ép mạnh! *** Hãy tinh tế, bạn không phải là ngao Razon lừa đảo! *** Nếu bạn đang cố gắng để có được một ít sữa tươi, tôi có một số tin xấu, tôi nghĩ rằng một số loại kem đánh bông sẽ làm cho chúng ngon hơn!" calcext:value-type="string">
            <text:p>Cẩn thận! Bạn có thể làm hỏng công thức chèn ép mạnh! *** Hãy tinh tế, bạn không phải là ngao Razon lừa đảo! *** Nếu bạn đang cố gắng để có được một ít sữa tươi, tôi có một số tin xấu, tôi nghĩ rằng một số loại kem đánh bông sẽ làm cho chúng ngon hơn!</text:p>
          </table:table-cell>
          <table:table-cell table:formula="of:=GOOGLETRANSLATE_YOULIBRECALC([.$D47];[.$D$2];[.$Z$2])" office:value-type="string" office:string-value="Vorsichtig! Sie können das Rezept ruinieren, das so hart einklemmte! *** Sei zart, du bist keine Phishing Razon Muscheln! *** Wenn Sie versuchen, frische Milch zu bekommen, habe ich schlechte Nachrichten ... *** Ich denke, etwas Schlagsahne würde sie schmackhafter machen!" calcext:value-type="string">
            <text:p>Vorsichtig! Sie können das Rezept ruinieren, das so hart einklemmte! *** Sei zart, du bist keine Phishing Razon Muscheln! *** Wenn Sie versuchen, frische Milch zu bekommen, habe ich schlechte Nachrichten ... *** Ich denke, etwas Schlagsahne würde sie schmackhafter machen!</text:p>
          </table:table-cell>
          <table:table-cell table:formula="of:=GOOGLETRANSLATE_YOULIBRECALC([.$D47];[.$D$2];[.$AA$2])" office:value-type="string" office:string-value="Varovainen! Voit pilata reseptin, joka puristaa niin kovaa! *** Ole herkkä, et ole tietojenkalastelu Razon -simpukoita! *** Jos yrität saada tuoretta maitoa, minulla on huonoja uutisia ... *** Luulen, että joku kermavaahto tekisi niistä maukkaampia!" calcext:value-type="string">
            <text:p>Varovainen! Voit pilata reseptin, joka puristaa niin kovaa! *** Ole herkkä, et ole tietojenkalastelu Razon -simpukoita! *** Jos yrität saada tuoretta maitoa, minulla on huonoja uutisia ... *** Luulen, että joku kermavaahto tekisi niistä maukkaampia!</text:p>
          </table:table-cell>
          <table:table-cell table:formula="of:=GOOGLETRANSLATE_YOULIBRECALC([.$D47];[.$D$2];[.$AB$2])" office:value-type="string" office:string-value="Omhyggelig! Du kan ødelægge opskriften, der klemmer så hårdt! *** Vær delikat, du phishing Razon muslinger! *** Hvis du prøver at få lidt frisk mælk, har jeg nogle dårlige nyheder ... *** Jeg tror, ​​at en pisket fløde ville gøre dem mere velsmagende!" calcext:value-type="string">
            <text:p>Omhyggelig! Du kan ødelægge opskriften, der klemmer så hårdt! *** Vær delikat, du phishing Razon muslinger! *** Hvis du prøver at få lidt frisk mælk, har jeg nogle dårlige nyheder ... *** Jeg tror, ​​at en pisket fløde ville gøre dem mere velsmagende!</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NipplePull***</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48];[.$D$2];[.$E$2])" office:value-type="string" office:string-value="无效的" calcext:value-type="string">
            <text:p>无效的</text:p>
          </table:table-cell>
          <table:table-cell table:formula="of:=GOOGLETRANSLATE_YOULIBRECALC([.$D48];[.$D$2];[.$F$2])" office:value-type="string" office:string-value="ヌル" calcext:value-type="string">
            <text:p>ヌル</text:p>
          </table:table-cell>
          <table:table-cell table:formula="of:=GOOGLETRANSLATE_YOULIBRECALC([.$D48];[.$D$2];[.$G$2])" office:value-type="string" office:string-value="nieważny" calcext:value-type="string">
            <text:p>nieważny</text:p>
          </table:table-cell>
          <table:table-cell table:formula="of:=GOOGLETRANSLATE_YOULIBRECALC([.$D48];[.$D$2];[.$H$2])" office:value-type="string" office:string-value="nulo" calcext:value-type="string">
            <text:p>nulo</text:p>
          </table:table-cell>
          <table:table-cell table:formula="of:=GOOGLETRANSLATE_YOULIBRECALC([.$D48];[.$D$2];[.$I$2])" office:value-type="string" office:string-value="нулевой" calcext:value-type="string">
            <text:p>нулевой</text:p>
          </table:table-cell>
          <table:table-cell table:formula="of:=GOOGLETRANSLATE_YOULIBRECALC([.$D48];[.$D$2];[.$J$2])" office:value-type="string" office:string-value="nul" calcext:value-type="string">
            <text:p>nul</text:p>
          </table:table-cell>
          <table:table-cell table:formula="of:=GOOGLETRANSLATE_YOULIBRECALC([.$D48];[.$D$2];[.$K$2])" office:value-type="string" office:string-value="null" calcext:value-type="string">
            <text:p>null</text:p>
          </table:table-cell>
          <table:table-cell table:formula="of:=GOOGLETRANSLATE_YOULIBRECALC([.$D48];[.$D$2];[.$L$2])" office:value-type="string" office:string-value="nulla" calcext:value-type="string">
            <text:p>nulla</text:p>
          </table:table-cell>
          <table:table-cell table:formula="of:=GOOGLETRANSLATE_YOULIBRECALC([.$D48];[.$D$2];[.$M$2])" office:value-type="string" office:string-value="άκυρος" calcext:value-type="string">
            <text:p>άκυρος</text:p>
          </table:table-cell>
          <table:table-cell table:formula="of:=GOOGLETRANSLATE_YOULIBRECALC([.$D48];[.$D$2];[.$N$2])" office:value-type="string" office:string-value="hükümsüz" calcext:value-type="string">
            <text:p>hükümsüz</text:p>
          </table:table-cell>
          <table:table-cell table:formula="of:=GOOGLETRANSLATE_YOULIBRECALC([.$D48];[.$D$2];[.$O$2])" office:value-type="string" office:string-value="null" calcext:value-type="string">
            <text:p>null</text:p>
          </table:table-cell>
          <table:table-cell table:formula="of:=GOOGLETRANSLATE_YOULIBRECALC([.$D48];[.$D$2];[.$P$2])" office:value-type="string" office:string-value="nul" calcext:value-type="string">
            <text:p>nul</text:p>
          </table:table-cell>
          <table:table-cell table:formula="of:=GOOGLETRANSLATE_YOULIBRECALC([.$D48];[.$D$2];[.$Q$2])" office:value-type="string" office:string-value="널" calcext:value-type="string">
            <text:p>널</text:p>
          </table:table-cell>
          <table:table-cell table:formula="of:=GOOGLETRANSLATE_YOULIBRECALC([.$D48];[.$D$2];[.$R$2])" office:value-type="string" office:string-value="nulové" calcext:value-type="string">
            <text:p>nulové</text:p>
          </table:table-cell>
          <table:table-cell table:formula="of:=GOOGLETRANSLATE_YOULIBRECALC([.$D48];[.$D$2];[.$S$2])" office:value-type="string" office:string-value="nulo" calcext:value-type="string">
            <text:p>nulo</text:p>
          </table:table-cell>
          <table:table-cell table:formula="of:=GOOGLETRANSLATE_YOULIBRECALC([.$D48];[.$D$2];[.$T$2])" office:value-type="string" office:string-value="โมฆะ" calcext:value-type="string">
            <text:p>โมฆะ</text:p>
          </table:table-cell>
          <table:table-cell table:formula="of:=GOOGLETRANSLATE_YOULIBRECALC([.$D48];[.$D$2];[.$U$2])" office:value-type="string" office:string-value="batal" calcext:value-type="string">
            <text:p>batal</text:p>
          </table:table-cell>
          <table:table-cell table:formula="of:=GOOGLETRANSLATE_YOULIBRECALC([.$D48];[.$D$2];[.$V$2])" office:value-type="string" office:string-value="null" calcext:value-type="string">
            <text:p>null</text:p>
          </table:table-cell>
          <table:table-cell table:formula="of:=GOOGLETRANSLATE_YOULIBRECALC([.$D48];[.$D$2];[.$W$2])" office:value-type="string" office:string-value="Null" calcext:value-type="string">
            <text:p>Null</text:p>
          </table:table-cell>
          <table:table-cell table:formula="of:=GOOGLETRANSLATE_YOULIBRECALC([.$D48];[.$D$2];[.$X$2])" office:value-type="string" office:string-value="нульовий" calcext:value-type="string">
            <text:p>нульовий</text:p>
          </table:table-cell>
          <table:table-cell table:formula="of:=GOOGLETRANSLATE_YOULIBRECALC([.$D48];[.$D$2];[.$Y$2])" office:value-type="string" office:string-value="vô giá trị" calcext:value-type="string">
            <text:p>vô giá trị</text:p>
          </table:table-cell>
          <table:table-cell table:formula="of:=GOOGLETRANSLATE_YOULIBRECALC([.$D48];[.$D$2];[.$Z$2])" office:value-type="string" office:string-value="NULL" calcext:value-type="string">
            <text:p>NULL</text:p>
          </table:table-cell>
          <table:table-cell table:formula="of:=GOOGLETRANSLATE_YOULIBRECALC([.$D48];[.$D$2];[.$AA$2])" office:value-type="string" office:string-value="tyhjä" calcext:value-type="string">
            <text:p>tyhjä</text:p>
          </table:table-cell>
          <table:table-cell table:formula="of:=GOOGLETRANSLATE_YOULIBRECALC([.$D4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Frick_PussySprea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Checking the oven temperature? ***Do you think it resembles a fresh and salty oyster? ***What do you think about my peach? Doesn’t look tasty? ***Stop looking at it and start eating! ***Completely fresh, as all good products should be!</text:p>
          </table:table-cell>
          <table:table-cell table:formula="of:=GOOGLETRANSLATE_YOULIBRECALC([.$D49];[.$D$2];[.$E$2])" office:value-type="string" office:string-value="检查烤箱温度？ ***您认为它类似于新鲜咸的牡蛎吗？ ***您如何看待我的桃子？看起来不好吃吗？ ***停止看着它，开始进食！ ***完全新鲜，所有好产品都应该是！" calcext:value-type="string">
            <text:p>检查烤箱温度？ ***您认为它类似于新鲜咸的牡蛎吗？ ***您如何看待我的桃子？看起来不好吃吗？ ***停止看着它，开始进食！ ***完全新鲜，所有好产品都应该是！</text:p>
          </table:table-cell>
          <table:table-cell table:formula="of:=GOOGLETRANSLATE_YOULIBRECALC([.$D49];[.$D$2];[.$F$2])" office:value-type="string" office:string-value="オーブンの温度を確認しますか？ ***新鮮で塩辛いカキに似ていると思いますか？ ***私の桃についてどう思いますか？美味しく見えませんか？ ***それを見るのをやめて、食べ始める！ ***すべての優れた製品がそうあるべきであるように、完全に新鮮です！" calcext:value-type="string">
            <text:p>オーブンの温度を確認しますか？ ***新鮮で塩辛いカキに似ていると思いますか？ ***私の桃についてどう思いますか？美味しく見えませんか？ ***それを見るのをやめて、食べ始める！ ***すべての優れた製品がそうあるべきであるように、完全に新鮮です！</text:p>
          </table:table-cell>
          <table:table-cell table:formula="of:=GOOGLETRANSLATE_YOULIBRECALC([.$D49];[.$D$2];[.$G$2])" office:value-type="string" office:string-value="Sprawdzasz temperaturę piekarnika? *** Czy uważasz, że przypomina świeżą i słoną ostrygę? *** Co sądzisz o mojej brzoskwini? Nie wygląda smacznie? *** Przestań na to patrzeć i zacznij jeść! *** Całkowicie świeże, tak jak powinny być wszystkie dobre produkty!" calcext:value-type="string">
            <text:p>Sprawdzasz temperaturę piekarnika? *** Czy uważasz, że przypomina świeżą i słoną ostrygę? *** Co sądzisz o mojej brzoskwini? Nie wygląda smacznie? *** Przestań na to patrzeć i zacznij jeść! *** Całkowicie świeże, tak jak powinny być wszystkie dobre produkty!</text:p>
          </table:table-cell>
          <table:table-cell table:formula="of:=GOOGLETRANSLATE_YOULIBRECALC([.$D49];[.$D$2];[.$H$2])" office:value-type="string" office:string-value="¿Verificar la temperatura del horno? *** ¿Crees que se asemeja a una ostra fresca y salada? *** ¿Qué piensas de mi melocotón? ¿No se ve sabroso? *** ¡Deja de mirarlo y comienza a comer! *** Completamente fresco, como deberían ser todos los buenos productos." calcext:value-type="string">
            <text:p>¿Verificar la temperatura del horno? *** ¿Crees que se asemeja a una ostra fresca y salada? *** ¿Qué piensas de mi melocotón? ¿No se ve sabroso? *** ¡Deja de mirarlo y comienza a comer! *** Completamente fresco, como deberían ser todos los buenos productos.</text:p>
          </table:table-cell>
          <table:table-cell table:formula="of:=GOOGLETRANSLATE_YOULIBRECALC([.$D49];[.$D$2];[.$I$2])" office:value-type="string" office:string-value="Проверка температуры духовки? *** Как вы думаете, это напоминает свежую и соленую устрицу? *** Что ты думаешь о моем персике? Не выглядит вкусно? *** Перестань смотреть на это и начните есть! *** Совершенно свежо, как должны быть все хорошие продукты!" calcext:value-type="string">
            <text:p>Проверка температуры духовки? *** Как вы думаете, это напоминает свежую и соленую устрицу? *** Что ты думаешь о моем персике? Не выглядит вкусно? *** Перестань смотреть на это и начните есть! *** Совершенно свежо, как должны быть все хорошие продукты!</text:p>
          </table:table-cell>
          <table:table-cell table:formula="of:=GOOGLETRANSLATE_YOULIBRECALC([.$D49];[.$D$2];[.$J$2])" office:value-type="string" office:string-value="Vérification de la température du four? *** Pensez-vous qu'il ressemble à une huître fraîche et salée? *** Que pensez-vous de ma pêche? Cela n'a pas l'air savoureux? *** Arrêtez de le regarder et commencez à manger! *** complètement frais, comme tous les bons produits devraient l'être!" calcext:value-type="string">
            <text:p>Vérification de la température du four? *** Pensez-vous qu'il ressemble à une huître fraîche et salée? *** Que pensez-vous de ma pêche? Cela n'a pas l'air savoureux? *** Arrêtez de le regarder et commencez à manger! *** complètement frais, comme tous les bons produits devraient l'être!</text:p>
          </table:table-cell>
          <table:table-cell table:formula="of:=GOOGLETRANSLATE_YOULIBRECALC([.$D49];[.$D$2];[.$K$2])" office:value-type="string" office:string-value="Preverjanje temperature pečice? *** Ali menite, da spominja na svežo in slano ostrige? *** Kaj misliš o moji breskvi? Ali ni videti okusno? *** Nehajte ga gledati in začnite jesti! *** Popolnoma sveže, kot bi morali biti vsi dobri izdelki!" calcext:value-type="string">
            <text:p>Preverjanje temperature pečice? *** Ali menite, da spominja na svežo in slano ostrige? *** Kaj misliš o moji breskvi? Ali ni videti okusno? *** Nehajte ga gledati in začnite jesti! *** Popolnoma sveže, kot bi morali biti vsi dobri izdelki!</text:p>
          </table:table-cell>
          <table:table-cell table:formula="of:=GOOGLETRANSLATE_YOULIBRECALC([.$D49];[.$D$2];[.$L$2])" office:value-type="string" office:string-value="Ellenőrizze a sütő hőmérsékletét? *** Gondolod, hogy ez egy friss és sós kagylóra hasonlít? *** Mit gondolsz az őszibarackomról? Nem néz ki ízlésesnek? *** Hagyd abba, hogy nézzen meg, és kezdje el enni! *** Teljesen friss, mivel minden jó terméknek kell lennie!" calcext:value-type="string">
            <text:p>Ellenőrizze a sütő hőmérsékletét? *** Gondolod, hogy ez egy friss és sós kagylóra hasonlít? *** Mit gondolsz az őszibarackomról? Nem néz ki ízlésesnek? *** Hagyd abba, hogy nézzen meg, és kezdje el enni! *** Teljesen friss, mivel minden jó terméknek kell lennie!</text:p>
          </table:table-cell>
          <table:table-cell table:formula="of:=GOOGLETRANSLATE_YOULIBRECALC([.$D49];[.$D$2];[.$M$2])" office:value-type="string" office:string-value="Έλεγχος της θερμοκρασίας του φούρνου; *** Πιστεύετε ότι μοιάζει με ένα φρέσκο ​​και αλμυρό στρείδι; *** Τι πιστεύετε για το ροδάκινο μου; Δεν φαίνεται νόστιμο; *** Σταματήστε να το κοιτάτε και αρχίστε να τρώτε! *** εντελώς φρέσκο, όπως όλα τα καλά προϊόντα πρέπει να είναι!" calcext:value-type="string">
            <text:p>Έλεγχος της θερμοκρασίας του φούρνου; *** Πιστεύετε ότι μοιάζει με ένα φρέσκο ​​και αλμυρό στρείδι; *** Τι πιστεύετε για το ροδάκινο μου; Δεν φαίνεται νόστιμο; *** Σταματήστε να το κοιτάτε και αρχίστε να τρώτε! *** εντελώς φρέσκο, όπως όλα τα καλά προϊόντα πρέπει να είναι!</text:p>
          </table:table-cell>
          <table:table-cell table:formula="of:=GOOGLETRANSLATE_YOULIBRECALC([.$D49];[.$D$2];[.$N$2])" office:value-type="string" office:string-value="Fırın sıcaklığını kontrol etmek? *** Taze ve tuzlu bir istiridye benziyor mu? *** Şeftalim hakkında ne düşünüyorsun? Zevkli görünmüyor mu? *** Bakmayı bırak ve yemeye başla! *** Tüm iyi ürünler olması gerektiği gibi tamamen taze!" calcext:value-type="string">
            <text:p>Fırın sıcaklığını kontrol etmek? *** Taze ve tuzlu bir istiridye benziyor mu? *** Şeftalim hakkında ne düşünüyorsun? Zevkli görünmüyor mu? *** Bakmayı bırak ve yemeye başla! *** Tüm iyi ürünler olması gerektiği gibi tamamen taze!</text:p>
          </table:table-cell>
          <table:table-cell table:formula="of:=GOOGLETRANSLATE_YOULIBRECALC([.$D49];[.$D$2];[.$O$2])" office:value-type="string" office:string-value="Controllare la temperatura del forno? *** Pensi che assomigli a un'ostrica fresca e salata? *** Cosa ne pensi della mia pesca? Non sembra gustoso? *** Smettila di guardarlo e inizia a mangiare! *** completamente fresco, come dovrebbero essere tutti i buoni prodotti!" calcext:value-type="string">
            <text:p>Controllare la temperatura del forno? *** Pensi che assomigli a un'ostrica fresca e salata? *** Cosa ne pensi della mia pesca? Non sembra gustoso? *** Smettila di guardarlo e inizia a mangiare! *** completamente fresco, come dovrebbero essere tutti i buoni prodotti!</text:p>
          </table:table-cell>
          <table:table-cell table:formula="of:=GOOGLETRANSLATE_YOULIBRECALC([.$D49];[.$D$2];[.$P$2])" office:value-type="string" office:string-value="De oventemperatuur controleren? *** Denk je dat het lijkt op een frisse en zoute oester? *** Wat vind je van mijn perzik? Ziet er niet lekker uit? *** Stop er niet naar te kijken en begin met eten! *** Volledig fris, zoals alle goede producten zouden moeten zijn!" calcext:value-type="string">
            <text:p>De oventemperatuur controleren? *** Denk je dat het lijkt op een frisse en zoute oester? *** Wat vind je van mijn perzik? Ziet er niet lekker uit? *** Stop er niet naar te kijken en begin met eten! *** Volledig fris, zoals alle goede producten zouden moeten zijn!</text:p>
          </table:table-cell>
          <table:table-cell table:formula="of:=GOOGLETRANSLATE_YOULIBRECALC([.$D49];[.$D$2];[.$Q$2])" office:value-type="string" office:string-value="오븐 온도 확인? *** 신선하고 짠 굴과 비슷하다고 생각하십니까? *** 내 복숭아에 대해 어떻게 생각하십니까? 맛이 좋지 않습니까? *** 그것을보고 먹기 시작하십시오! *** 모든 좋은 제품이되어야하는 것처럼 완전히 신선합니다!" calcext:value-type="string">
            <text:p>오븐 온도 확인? *** 신선하고 짠 굴과 비슷하다고 생각하십니까? *** 내 복숭아에 대해 어떻게 생각하십니까? 맛이 좋지 않습니까? *** 그것을보고 먹기 시작하십시오! *** 모든 좋은 제품이되어야하는 것처럼 완전히 신선합니다!</text:p>
          </table:table-cell>
          <table:table-cell table:formula="of:=GOOGLETRANSLATE_YOULIBRECALC([.$D49];[.$D$2];[.$R$2])" office:value-type="string" office:string-value="Kontrola teploty rúry? *** Myslíte si, že sa podobá čerstvej a slanej ustrici? *** Čo si myslíš o mojej broskyni? Nevyzerá chutne? *** Prestaňte sa na to pozerať a začnite jesť! *** Úplne čerstvé, ako by mali byť všetky dobré výrobky!" calcext:value-type="string">
            <text:p>Kontrola teploty rúry? *** Myslíte si, že sa podobá čerstvej a slanej ustrici? *** Čo si myslíš o mojej broskyni? Nevyzerá chutne? *** Prestaňte sa na to pozerať a začnite jesť! *** Úplne čerstvé, ako by mali byť všetky dobré výrobky!</text:p>
          </table:table-cell>
          <table:table-cell table:formula="of:=GOOGLETRANSLATE_YOULIBRECALC([.$D49];[.$D$2];[.$S$2])" office:value-type="string" office:string-value="Verificando a temperatura do forno? *** Você acha que se assemelha a uma ostra fresca e salgada? *** O que você acha do meu pêssego? Não parece gostoso? *** Pare de olhar para ele e comece a comer! *** completamente fresco, como todos os bons produtos devem ser!" calcext:value-type="string">
            <text:p>Verificando a temperatura do forno? *** Você acha que se assemelha a uma ostra fresca e salgada? *** O que você acha do meu pêssego? Não parece gostoso? *** Pare de olhar para ele e comece a comer! *** completamente fresco, como todos os bons produtos devem ser!</text:p>
          </table:table-cell>
          <table:table-cell table:formula="of:=GOOGLETRANSLATE_YOULIBRECALC([.$D49];[.$D$2];[.$T$2])" office:value-type="string" office:string-value="ตรวจสอบอุณหภูมิเตาอบหรือไม่? *** คุณคิดว่ามันคล้ายกับหอยนางรมสดและเค็มหรือไม่? *** คุณคิดยังไงกับลูกพีชของฉัน? ดูไม่อร่อยเหรอ? *** หยุดดูและเริ่มกิน! *** สดใหม่อย่างสมบูรณ์เพราะผลิตภัณฑ์ที่ดีทั้งหมดควรจะเป็น!" calcext:value-type="string">
            <text:p>ตรวจสอบอุณหภูมิเตาอบหรือไม่? *** คุณคิดว่ามันคล้ายกับหอยนางรมสดและเค็มหรือไม่? *** คุณคิดยังไงกับลูกพีชของฉัน? ดูไม่อร่อยเหรอ? *** หยุดดูและเริ่มกิน! *** สดใหม่อย่างสมบูรณ์เพราะผลิตภัณฑ์ที่ดีทั้งหมดควรจะเป็น!</text:p>
          </table:table-cell>
          <table:table-cell table:formula="of:=GOOGLETRANSLATE_YOULIBRECALC([.$D49];[.$D$2];[.$U$2])" office:value-type="string" office:string-value="Memeriksa suhu oven? *** Apakah menurut Anda itu menyerupai tiram segar dan asin? *** Apa pendapat Anda tentang persik saya? Tidak terlihat enak? *** Berhenti melihatnya dan mulai makan! *** Benar -benar segar, seperti semua produk bagus seharusnya!" calcext:value-type="string">
            <text:p>Memeriksa suhu oven? *** Apakah menurut Anda itu menyerupai tiram segar dan asin? *** Apa pendapat Anda tentang persik saya? Tidak terlihat enak? *** Berhenti melihatnya dan mulai makan! *** Benar -benar segar, seperti semua produk bagus seharusnya!</text:p>
          </table:table-cell>
          <table:table-cell table:formula="of:=GOOGLETRANSLATE_YOULIBRECALC([.$D49];[.$D$2];[.$V$2])" office:value-type="string" office:string-value="Kontrola teploty trouby? *** Myslíte si, že se podobá čerstvé a slané ústřice? *** Co si myslíš o mé broskve? Nevypadá chutně? *** Přestaňte se na to dívat a začněte jíst! *** Úplně čerstvé, jak by měly být všechny dobré produkty!" calcext:value-type="string">
            <text:p>Kontrola teploty trouby? *** Myslíte si, že se podobá čerstvé a slané ústřice? *** Co si myslíš o mé broskve? Nevypadá chutně? *** Přestaňte se na to dívat a začněte jíst! *** Úplně čerstvé, jak by měly být všechny dobré produkty!</text:p>
          </table:table-cell>
          <table:table-cell table:formula="of:=GOOGLETRANSLATE_YOULIBRECALC([.$D49];[.$D$2];[.$W$2])" office:value-type="string" office:string-value="Sinusuri ang temperatura ng oven? *** Sa palagay mo ba ito ay kahawig ng isang sariwa at maalat na talaba? *** Ano sa palagay mo ang tungkol sa aking peach? Hindi ba mukhang masarap? *** Itigil ang pagtingin dito at magsimulang kumain! *** Ganap na sariwa, tulad ng lahat ng magagandang produkto ay dapat!" calcext:value-type="string">
            <text:p>Sinusuri ang temperatura ng oven? *** Sa palagay mo ba ito ay kahawig ng isang sariwa at maalat na talaba? *** Ano sa palagay mo ang tungkol sa aking peach? Hindi ba mukhang masarap? *** Itigil ang pagtingin dito at magsimulang kumain! *** Ganap na sariwa, tulad ng lahat ng magagandang produkto ay dapat!</text:p>
          </table:table-cell>
          <table:table-cell table:formula="of:=GOOGLETRANSLATE_YOULIBRECALC([.$D49];[.$D$2];[.$X$2])" office:value-type="string" office:string-value="Перевірка температури духовки? *** Як ви вважаєте, це нагадує свіжу і солону устрицю? *** Що ти думаєш про мого персика? Хіба не виглядає смачно? *** Перестань дивитись на це і починайте їсти! *** Зовсім свіжий, як і всі хороші продукти!" calcext:value-type="string">
            <text:p>Перевірка температури духовки? *** Як ви вважаєте, це нагадує свіжу і солону устрицю? *** Що ти думаєш про мого персика? Хіба не виглядає смачно? *** Перестань дивитись на це і починайте їсти! *** Зовсім свіжий, як і всі хороші продукти!</text:p>
          </table:table-cell>
          <table:table-cell table:formula="of:=GOOGLETRANSLATE_YOULIBRECALC([.$D49];[.$D$2];[.$Y$2])" office:value-type="string" office:string-value="Kiểm tra nhiệt độ lò? *** Bạn có nghĩ rằng nó giống như một con hàu tươi và mặn? *** Bạn nghĩ gì về đào của tôi? Trông có vẻ ngon không? *** Đừng nhìn vào nó và bắt đầu ăn uống! *** Hoàn toàn tươi, vì tất cả các sản phẩm tốt nên được!" calcext:value-type="string">
            <text:p>Kiểm tra nhiệt độ lò? *** Bạn có nghĩ rằng nó giống như một con hàu tươi và mặn? *** Bạn nghĩ gì về đào của tôi? Trông có vẻ ngon không? *** Đừng nhìn vào nó và bắt đầu ăn uống! *** Hoàn toàn tươi, vì tất cả các sản phẩm tốt nên được!</text:p>
          </table:table-cell>
          <table:table-cell table:formula="of:=GOOGLETRANSLATE_YOULIBRECALC([.$D49];[.$D$2];[.$Z$2])" office:value-type="string" office:string-value="Überprüfen der Ofentemperatur? *** Glaubst du, es ähnelt einer frischen und salzigen Auster? *** Was denkst du über meinen Pfirsich? Sieht nicht lecker aus? *** Hör auf, es zu sehen und fang zu essen! *** Ganz frisch, wie alle guten Produkte sein sollten!" calcext:value-type="string">
            <text:p>Überprüfen der Ofentemperatur? *** Glaubst du, es ähnelt einer frischen und salzigen Auster? *** Was denkst du über meinen Pfirsich? Sieht nicht lecker aus? *** Hör auf, es zu sehen und fang zu essen! *** Ganz frisch, wie alle guten Produkte sein sollten!</text:p>
          </table:table-cell>
          <table:table-cell table:formula="of:=GOOGLETRANSLATE_YOULIBRECALC([.$D49];[.$D$2];[.$AA$2])" office:value-type="string" office:string-value="Tarkastatko uunin lämpötilan? *** Luuletko, että se muistuttaa tuoretta ja suolaista osteria? *** Mitä mieltä olet persikastani? Eikö näytä maukalta? *** Lopeta sen katsominen ja aloita syöminen! *** Täysin tuore, koska kaikkien hyvien tuotteiden pitäisi olla!" calcext:value-type="string">
            <text:p>Tarkastatko uunin lämpötilan? *** Luuletko, että se muistuttaa tuoretta ja suolaista osteria? *** Mitä mieltä olet persikastani? Eikö näytä maukalta? *** Lopeta sen katsominen ja aloita syöminen! *** Täysin tuore, koska kaikkien hyvien tuotteiden pitäisi olla!</text:p>
          </table:table-cell>
          <table:table-cell table:formula="of:=GOOGLETRANSLATE_YOULIBRECALC([.$D49];[.$D$2];[.$AB$2])" office:value-type="string" office:string-value="Kontrollerer ovnstemperaturen? *** Tror du, at det ligner en frisk og salt østers? *** Hvad synes du om min fersken? Ser ikke velsmagende ud? *** Stop med at se på det og begynde at spise! *** helt frisk, som alle gode produkter skal være!" calcext:value-type="string">
            <text:p>Kontrollerer ovnstemperaturen? *** Tror du, at det ligner en frisk og salt østers? *** Hvad synes du om min fersken? Ser ikke velsmagende ud? *** Stop med at se på det og begynde at spise! *** helt frisk, som alle gode produkter skal være!</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PussySprea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50];[.$D$2];[.$E$2])" office:value-type="string" office:string-value="无效的" calcext:value-type="string">
            <text:p>无效的</text:p>
          </table:table-cell>
          <table:table-cell table:formula="of:=GOOGLETRANSLATE_YOULIBRECALC([.$D50];[.$D$2];[.$F$2])" office:value-type="string" office:string-value="ヌル" calcext:value-type="string">
            <text:p>ヌル</text:p>
          </table:table-cell>
          <table:table-cell table:formula="of:=GOOGLETRANSLATE_YOULIBRECALC([.$D50];[.$D$2];[.$G$2])" office:value-type="string" office:string-value="nieważny" calcext:value-type="string">
            <text:p>nieważny</text:p>
          </table:table-cell>
          <table:table-cell table:formula="of:=GOOGLETRANSLATE_YOULIBRECALC([.$D50];[.$D$2];[.$H$2])" office:value-type="string" office:string-value="nulo" calcext:value-type="string">
            <text:p>nulo</text:p>
          </table:table-cell>
          <table:table-cell table:formula="of:=GOOGLETRANSLATE_YOULIBRECALC([.$D50];[.$D$2];[.$I$2])" office:value-type="string" office:string-value="нулевой" calcext:value-type="string">
            <text:p>нулевой</text:p>
          </table:table-cell>
          <table:table-cell table:formula="of:=GOOGLETRANSLATE_YOULIBRECALC([.$D50];[.$D$2];[.$J$2])" office:value-type="string" office:string-value="nul" calcext:value-type="string">
            <text:p>nul</text:p>
          </table:table-cell>
          <table:table-cell table:formula="of:=GOOGLETRANSLATE_YOULIBRECALC([.$D50];[.$D$2];[.$K$2])" office:value-type="string" office:string-value="null" calcext:value-type="string">
            <text:p>null</text:p>
          </table:table-cell>
          <table:table-cell table:formula="of:=GOOGLETRANSLATE_YOULIBRECALC([.$D50];[.$D$2];[.$L$2])" office:value-type="string" office:string-value="nulla" calcext:value-type="string">
            <text:p>nulla</text:p>
          </table:table-cell>
          <table:table-cell table:formula="of:=GOOGLETRANSLATE_YOULIBRECALC([.$D50];[.$D$2];[.$M$2])" office:value-type="string" office:string-value="άκυρος" calcext:value-type="string">
            <text:p>άκυρος</text:p>
          </table:table-cell>
          <table:table-cell table:formula="of:=GOOGLETRANSLATE_YOULIBRECALC([.$D50];[.$D$2];[.$N$2])" office:value-type="string" office:string-value="hükümsüz" calcext:value-type="string">
            <text:p>hükümsüz</text:p>
          </table:table-cell>
          <table:table-cell table:formula="of:=GOOGLETRANSLATE_YOULIBRECALC([.$D50];[.$D$2];[.$O$2])" office:value-type="string" office:string-value="null" calcext:value-type="string">
            <text:p>null</text:p>
          </table:table-cell>
          <table:table-cell table:formula="of:=GOOGLETRANSLATE_YOULIBRECALC([.$D50];[.$D$2];[.$P$2])" office:value-type="string" office:string-value="nul" calcext:value-type="string">
            <text:p>nul</text:p>
          </table:table-cell>
          <table:table-cell table:formula="of:=GOOGLETRANSLATE_YOULIBRECALC([.$D50];[.$D$2];[.$Q$2])" office:value-type="string" office:string-value="널" calcext:value-type="string">
            <text:p>널</text:p>
          </table:table-cell>
          <table:table-cell table:formula="of:=GOOGLETRANSLATE_YOULIBRECALC([.$D50];[.$D$2];[.$R$2])" office:value-type="string" office:string-value="nulové" calcext:value-type="string">
            <text:p>nulové</text:p>
          </table:table-cell>
          <table:table-cell table:formula="of:=GOOGLETRANSLATE_YOULIBRECALC([.$D50];[.$D$2];[.$S$2])" office:value-type="string" office:string-value="nulo" calcext:value-type="string">
            <text:p>nulo</text:p>
          </table:table-cell>
          <table:table-cell table:formula="of:=GOOGLETRANSLATE_YOULIBRECALC([.$D50];[.$D$2];[.$T$2])" office:value-type="string" office:string-value="โมฆะ" calcext:value-type="string">
            <text:p>โมฆะ</text:p>
          </table:table-cell>
          <table:table-cell table:formula="of:=GOOGLETRANSLATE_YOULIBRECALC([.$D50];[.$D$2];[.$U$2])" office:value-type="string" office:string-value="batal" calcext:value-type="string">
            <text:p>batal</text:p>
          </table:table-cell>
          <table:table-cell table:formula="of:=GOOGLETRANSLATE_YOULIBRECALC([.$D50];[.$D$2];[.$V$2])" office:value-type="string" office:string-value="null" calcext:value-type="string">
            <text:p>null</text:p>
          </table:table-cell>
          <table:table-cell table:formula="of:=GOOGLETRANSLATE_YOULIBRECALC([.$D50];[.$D$2];[.$W$2])" office:value-type="string" office:string-value="Null" calcext:value-type="string">
            <text:p>Null</text:p>
          </table:table-cell>
          <table:table-cell table:formula="of:=GOOGLETRANSLATE_YOULIBRECALC([.$D50];[.$D$2];[.$X$2])" office:value-type="string" office:string-value="нульовий" calcext:value-type="string">
            <text:p>нульовий</text:p>
          </table:table-cell>
          <table:table-cell table:formula="of:=GOOGLETRANSLATE_YOULIBRECALC([.$D50];[.$D$2];[.$Y$2])" office:value-type="string" office:string-value="vô giá trị" calcext:value-type="string">
            <text:p>vô giá trị</text:p>
          </table:table-cell>
          <table:table-cell table:formula="of:=GOOGLETRANSLATE_YOULIBRECALC([.$D50];[.$D$2];[.$Z$2])" office:value-type="string" office:string-value="NULL" calcext:value-type="string">
            <text:p>NULL</text:p>
          </table:table-cell>
          <table:table-cell table:formula="of:=GOOGLETRANSLATE_YOULIBRECALC([.$D50];[.$D$2];[.$AA$2])" office:value-type="string" office:string-value="tyhjä" calcext:value-type="string">
            <text:p>tyhjä</text:p>
          </table:table-cell>
          <table:table-cell table:formula="of:=GOOGLETRANSLATE_YOULIBRECALC([.$D5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9">
          <table:table-cell table:style-name="ce6" office:value-type="string" calcext:value-type="string">
            <text:p>***Frick_ClitRub***</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My pickle is really sensitive, so be careful! ***Rub it and touch it, but never too hard. Is as delicate as caviar! ***Uh! You’re taking good care of my little pistachio~</text:p>
          </table:table-cell>
          <table:table-cell table:formula="of:=GOOGLETRANSLATE_YOULIBRECALC([.$D51];[.$D$2];[.$E$2])" office:value-type="string" office:string-value="我的泡菜真的很敏感，所以要小心！ ***擦并触摸它，但永远不会太硬。像鱼子酱一样精致！ ***呃！您正在照顾我的小开心果〜" calcext:value-type="string">
            <text:p>我的泡菜真的很敏感，所以要小心！ ***擦并触摸它，但永远不会太硬。像鱼子酱一样精致！ ***呃！您正在照顾我的小开心果〜</text:p>
          </table:table-cell>
          <table:table-cell table:formula="of:=GOOGLETRANSLATE_YOULIBRECALC([.$D51];[.$D$2];[.$F$2])" office:value-type="string" office:string-value="私のピクルスは本当に敏感なので、注意してください！ ***それをこすって触れますが、あまりにも激しくはありません。キャビアと同じくらい繊細です！ ***ええと！あなたは私の小さなピスタチオを大事にしています〜" calcext:value-type="string">
            <text:p>私のピクルスは本当に敏感なので、注意してください！ ***それをこすって触れますが、あまりにも激しくはありません。キャビアと同じくらい繊細です！ ***ええと！あなたは私の小さなピスタチオを大事にしています〜</text:p>
          </table:table-cell>
          <table:table-cell table:formula="of:=GOOGLETRANSLATE_YOULIBRECALC([.$D51];[.$D$2];[.$G$2])" office:value-type="string" office:string-value="Moja marynata jest naprawdę wrażliwa, więc bądź ostrożny! *** Wcieraj go i dotknij, ale nigdy nie jest zbyt twarde. Jest tak delikatny jak kawior! *** uh! Dbasz o moje małe pistacje ~" calcext:value-type="string">
            <text:p>Moja marynata jest naprawdę wrażliwa, więc bądź ostrożny! *** Wcieraj go i dotknij, ale nigdy nie jest zbyt twarde. Jest tak delikatny jak kawior! *** uh! Dbasz o moje małe pistacje ~</text:p>
          </table:table-cell>
          <table:table-cell table:formula="of:=GOOGLETRANSLATE_YOULIBRECALC([.$D51];[.$D$2];[.$H$2])" office:value-type="string" office:string-value="Mi pepinillo es realmente sensible, ¡así que ten cuidado! *** Frotarlo y tócalo, pero nunca demasiado duro. Es tan delicado como el caviar! ***¡Oh! Estás cuidando bien mi pequeño pistacho ~" calcext:value-type="string">
            <text:p>Mi pepinillo es realmente sensible, ¡así que ten cuidado! *** Frotarlo y tócalo, pero nunca demasiado duro. Es tan delicado como el caviar! ***¡Oh! Estás cuidando bien mi pequeño pistacho ~</text:p>
          </table:table-cell>
          <table:table-cell table:formula="of:=GOOGLETRANSLATE_YOULIBRECALC([.$D51];[.$D$2];[.$I$2])" office:value-type="string" office:string-value="Мой рассол действительно чувствителен, так что будьте осторожны! *** Потереть его и прикоснуться, но никогда не слишком жестко. Такой же деликатный, как икра! ***Эм-м-м! Вы хорошо заботитесь о моей маленькой фисташке ~" calcext:value-type="string">
            <text:p>Мой рассол действительно чувствителен, так что будьте осторожны! *** Потереть его и прикоснуться, но никогда не слишком жестко. Такой же деликатный, как икра! ***Эм-м-м! Вы хорошо заботитесь о моей маленькой фисташке ~</text:p>
          </table:table-cell>
          <table:table-cell table:formula="of:=GOOGLETRANSLATE_YOULIBRECALC([.$D51];[.$D$2];[.$J$2])" office:value-type="string" office:string-value="Mon cornichon est vraiment sensible, alors soyez prudent! *** Frottez-le et touchez-le, mais jamais trop fort. Est aussi délicat que Caviar! ***Euh! Vous prenez bien soin de ma petite pistache ~" calcext:value-type="string">
            <text:p>Mon cornichon est vraiment sensible, alors soyez prudent! *** Frottez-le et touchez-le, mais jamais trop fort. Est aussi délicat que Caviar! ***Euh! Vous prenez bien soin de ma petite pistache ~</text:p>
          </table:table-cell>
          <table:table-cell table:formula="of:=GOOGLETRANSLATE_YOULIBRECALC([.$D51];[.$D$2];[.$K$2])" office:value-type="string" office:string-value="Moja kumarica je res občutljiva, zato bodite previdni! *** drgnite ga in se dotaknite, a nikoli preveč težko. Je tako občutljiv kot kaviar! *** Uh! Dobro skrbiš za mojo majhno pistacijo ~" calcext:value-type="string">
            <text:p>Moja kumarica je res občutljiva, zato bodite previdni! *** drgnite ga in se dotaknite, a nikoli preveč težko. Je tako občutljiv kot kaviar! *** Uh! Dobro skrbiš za mojo majhno pistacijo ~</text:p>
          </table:table-cell>
          <table:table-cell table:formula="of:=GOOGLETRANSLATE_YOULIBRECALC([.$D51];[.$D$2];[.$L$2])" office:value-type="string" office:string-value="A savanyúságom nagyon érzékeny, ezért légy óvatos! *** Dörzsölje meg, és érintse meg, de soha ne túl kemény. Olyan finom, mint a kaviár! *** uh! Jól vigyázol a kis pisztáciámra ~" calcext:value-type="string">
            <text:p>A savanyúságom nagyon érzékeny, ezért légy óvatos! *** Dörzsölje meg, és érintse meg, de soha ne túl kemény. Olyan finom, mint a kaviár! *** uh! Jól vigyázol a kis pisztáciámra ~</text:p>
          </table:table-cell>
          <table:table-cell table:formula="of:=GOOGLETRANSLATE_YOULIBRECALC([.$D51];[.$D$2];[.$M$2])" office:value-type="string" office:string-value="Το τουρσί μου είναι πραγματικά ευαίσθητο, οπότε προσέξτε! *** Τρίψτε το και αγγίξτε το, αλλά ποτέ πολύ σκληρά. Είναι τόσο λεπτό όσο το χαβιάρι! *** uh! Φροντίζετε καλά το μικρό μου φιστίκι ~" calcext:value-type="string">
            <text:p>Το τουρσί μου είναι πραγματικά ευαίσθητο, οπότε προσέξτε! *** Τρίψτε το και αγγίξτε το, αλλά ποτέ πολύ σκληρά. Είναι τόσο λεπτό όσο το χαβιάρι! *** uh! Φροντίζετε καλά το μικρό μου φιστίκι ~</text:p>
          </table:table-cell>
          <table:table-cell table:formula="of:=GOOGLETRANSLATE_YOULIBRECALC([.$D51];[.$D$2];[.$N$2])" office:value-type="string" office:string-value="Turşum gerçekten hassas, bu yüzden dikkatli olun! *** Ov ve dokun, ama asla çok zor değil. Havyar kadar hassas! *** uh! Küçük fıstıklarıma iyi bakıyorsun ~" calcext:value-type="string">
            <text:p>Turşum gerçekten hassas, bu yüzden dikkatli olun! *** Ov ve dokun, ama asla çok zor değil. Havyar kadar hassas! *** uh! Küçük fıstıklarıma iyi bakıyorsun ~</text:p>
          </table:table-cell>
          <table:table-cell table:formula="of:=GOOGLETRANSLATE_YOULIBRECALC([.$D51];[.$D$2];[.$O$2])" office:value-type="string" office:string-value="My pickle is really sensitive, so be careful! *** strofinalo e toccalo, ma mai troppo duro. È delicato come il caviale! *** uh! You’re taking good care of my little pistachio~" calcext:value-type="string">
            <text:p>My pickle is really sensitive, so be careful! *** strofinalo e toccalo, ma mai troppo duro. È delicato come il caviale! *** uh! You’re taking good care of my little pistachio~</text:p>
          </table:table-cell>
          <table:table-cell table:formula="of:=GOOGLETRANSLATE_YOULIBRECALC([.$D51];[.$D$2];[.$P$2])" office:value-type="string" office:string-value="Mijn augurk is echt gevoelig, dus wees voorzichtig! *** Wrijf het en raak het aan, maar nooit te hard. Is zo delicaat als kaviaar! *** Uh! Je zorgt goed voor mijn kleine pistache ~" calcext:value-type="string">
            <text:p>Mijn augurk is echt gevoelig, dus wees voorzichtig! *** Wrijf het en raak het aan, maar nooit te hard. Is zo delicaat als kaviaar! *** Uh! Je zorgt goed voor mijn kleine pistache ~</text:p>
          </table:table-cell>
          <table:table-cell table:formula="of:=GOOGLETRANSLATE_YOULIBRECALC([.$D51];[.$D$2];[.$Q$2])" office:value-type="string" office:string-value="내 피클은 정말 민감하므로 조심하십시오! *** 문지르고 만지지만 결코 힘들지 않습니다. 캐비어만큼 섬세합니다! ***음! 당신은 내 작은 피스타치오를 잘 돌보고 있습니다 ~" calcext:value-type="string">
            <text:p>내 피클은 정말 민감하므로 조심하십시오! *** 문지르고 만지지만 결코 힘들지 않습니다. 캐비어만큼 섬세합니다! ***음! 당신은 내 작은 피스타치오를 잘 돌보고 있습니다 ~</text:p>
          </table:table-cell>
          <table:table-cell table:formula="of:=GOOGLETRANSLATE_YOULIBRECALC([.$D51];[.$D$2];[.$R$2])" office:value-type="string" office:string-value="Moje uhorky je skutočne citlivé, takže buďte opatrní! *** Tričte ho a dotknite sa ho, ale nikdy príliš tvrdo. Je rovnako chúlostivý ako kaviár! *** Uh! Staráte sa dobre o moje malé pistácie ~" calcext:value-type="string">
            <text:p>Moje uhorky je skutočne citlivé, takže buďte opatrní! *** Tričte ho a dotknite sa ho, ale nikdy príliš tvrdo. Je rovnako chúlostivý ako kaviár! *** Uh! Staráte sa dobre o moje malé pistácie ~</text:p>
          </table:table-cell>
          <table:table-cell table:formula="of:=GOOGLETRANSLATE_YOULIBRECALC([.$D51];[.$D$2];[.$S$2])" office:value-type="string" office:string-value="Meu picles é realmente sensível, então tenha cuidado! *** Esfregue e toque, mas nunca muito difícil. É tão delicado quanto o caviar! ***Uh! Você está cuidando bem do meu pequeno pistache ~" calcext:value-type="string">
            <text:p>Meu picles é realmente sensível, então tenha cuidado! *** Esfregue e toque, mas nunca muito difícil. É tão delicado quanto o caviar! ***Uh! Você está cuidando bem do meu pequeno pistache ~</text:p>
          </table:table-cell>
          <table:table-cell table:formula="of:=GOOGLETRANSLATE_YOULIBRECALC([.$D51];[.$D$2];[.$T$2])" office:value-type="string" office:string-value="ผักดองของฉันอ่อนไหวจริงๆดังนั้นโปรดระวัง! *** ถูมันและสัมผัส แต่ไม่ยากเกินไป บอบบางเหมือนคาเวียร์! *** เอ่อ! คุณกำลังดูแลพิสตาชิโอตัวน้อยของฉัน ~" calcext:value-type="string">
            <text:p>ผักดองของฉันอ่อนไหวจริงๆดังนั้นโปรดระวัง! *** ถูมันและสัมผัส แต่ไม่ยากเกินไป บอบบางเหมือนคาเวียร์! *** เอ่อ! คุณกำลังดูแลพิสตาชิโอตัวน้อยของฉัน ~</text:p>
          </table:table-cell>
          <table:table-cell table:formula="of:=GOOGLETRANSLATE_YOULIBRECALC([.$D51];[.$D$2];[.$U$2])" office:value-type="string" office:string-value="Acar saya sangat sensitif, jadi hati -hati! *** Gosok dan sentuh, tapi tidak pernah terlalu keras. Sama halus seperti kaviar! *** uh! Anda merawat pistachio kecil saya dengan baik ~" calcext:value-type="string">
            <text:p>Acar saya sangat sensitif, jadi hati -hati! *** Gosok dan sentuh, tapi tidak pernah terlalu keras. Sama halus seperti kaviar! *** uh! Anda merawat pistachio kecil saya dengan baik ~</text:p>
          </table:table-cell>
          <table:table-cell table:formula="of:=GOOGLETRANSLATE_YOULIBRECALC([.$D51];[.$D$2];[.$V$2])" office:value-type="string" office:string-value="Moje okurka je opravdu citlivá, takže buďte opatrní! *** Třete to a dotkněte se ho, ale nikdy příliš tvrdě. Je stejně jemný jako kaviár! *** Uh! Dobře se staráte o můj malý pistácie ~" calcext:value-type="string">
            <text:p>Moje okurka je opravdu citlivá, takže buďte opatrní! *** Třete to a dotkněte se ho, ale nikdy příliš tvrdě. Je stejně jemný jako kaviár! *** Uh! Dobře se staráte o můj malý pistácie ~</text:p>
          </table:table-cell>
          <table:table-cell table:formula="of:=GOOGLETRANSLATE_YOULIBRECALC([.$D51];[.$D$2];[.$W$2])" office:value-type="string" office:string-value="Ang aking pickle ay talagang sensitibo, kaya mag -ingat! *** Kuskusin ito at hawakan ito, ngunit hindi masyadong mahirap. Ay maselan bilang caviar! *** Uh! Inaalagaan mo ang aking maliit na pistachio ~" calcext:value-type="string">
            <text:p>Ang aking pickle ay talagang sensitibo, kaya mag -ingat! *** Kuskusin ito at hawakan ito, ngunit hindi masyadong mahirap. Ay maselan bilang caviar! *** Uh! Inaalagaan mo ang aking maliit na pistachio ~</text:p>
          </table:table-cell>
          <table:table-cell table:formula="of:=GOOGLETRANSLATE_YOULIBRECALC([.$D51];[.$D$2];[.$X$2])" office:value-type="string" office:string-value="Мій соління справді чутливий, тому будьте обережні! *** Помтерти його і торкніться, але ніколи не надто важко. Такий же делікатний, як ікра! *** е -е! Ви добре піклуєтесь про мою маленьку фісташку ~" calcext:value-type="string">
            <text:p>Мій соління справді чутливий, тому будьте обережні! *** Помтерти його і торкніться, але ніколи не надто важко. Такий же делікатний, як ікра! *** е -е! Ви добре піклуєтесь про мою маленьку фісташку ~</text:p>
          </table:table-cell>
          <table:table-cell table:formula="of:=GOOGLETRANSLATE_YOULIBRECALC([.$D51];[.$D$2];[.$Y$2])" office:value-type="string" office:string-value="Pickle của tôi thực sự nhạy cảm, vì vậy hãy cẩn thận! *** Xoa nó và chạm vào nó, nhưng không bao giờ quá khó. Là tinh tế như trứng cá muối! *** uh! Bạn đã chăm sóc tốt cho quả hồ trăn nhỏ của tôi ~" calcext:value-type="string">
            <text:p>Pickle của tôi thực sự nhạy cảm, vì vậy hãy cẩn thận! *** Xoa nó và chạm vào nó, nhưng không bao giờ quá khó. Là tinh tế như trứng cá muối! *** uh! Bạn đã chăm sóc tốt cho quả hồ trăn nhỏ của tôi ~</text:p>
          </table:table-cell>
          <table:table-cell table:formula="of:=GOOGLETRANSLATE_YOULIBRECALC([.$D51];[.$D$2];[.$Z$2])" office:value-type="string" office:string-value="Meine Gurke ist wirklich empfindlich, also sei vorsichtig! *** Reibe es und berühre es, aber nie zu hart. Ist so zart wie Kaviar! *** äh! Sie kümmern sich gut um meine kleine Pistazien ~" calcext:value-type="string">
            <text:p>Meine Gurke ist wirklich empfindlich, also sei vorsichtig! *** Reibe es und berühre es, aber nie zu hart. Ist so zart wie Kaviar! *** äh! Sie kümmern sich gut um meine kleine Pistazien ~</text:p>
          </table:table-cell>
          <table:table-cell table:formula="of:=GOOGLETRANSLATE_YOULIBRECALC([.$D51];[.$D$2];[.$AA$2])" office:value-type="string" office:string-value="Sinkkarini on todella herkkä, joten ole varovainen! *** Hiero sitä ja kosketa sitä, mutta ei koskaan liian kovaa. On yhtä herkkä kuin kaviaari! *** uh! Sinä pidät hyvää huolta pienestä pistaasipihastani ~" calcext:value-type="string">
            <text:p>Sinkkarini on todella herkkä, joten ole varovainen! *** Hiero sitä ja kosketa sitä, mutta ei koskaan liian kovaa. On yhtä herkkä kuin kaviaari! *** uh! Sinä pidät hyvää huolta pienestä pistaasipihastani ~</text:p>
          </table:table-cell>
          <table:table-cell table:formula="of:=GOOGLETRANSLATE_YOULIBRECALC([.$D51];[.$D$2];[.$AB$2])" office:value-type="string" office:string-value="Min pickle er virkelig følsom, så vær forsigtig! *** Gnid det og rør det, men aldrig for hårdt. Er så delikat som kaviar! *** åh! Du passer godt på min lille pistache ~" calcext:value-type="string">
            <text:p>Min pickle er virkelig følsom, så vær forsigtig! *** Gnid det og rør det, men aldrig for hårdt. Er så delikat som kaviar! *** åh! Du passer godt på min lille pistache ~</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ClitRub***</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52];[.$D$2];[.$E$2])" office:value-type="string" office:string-value="无效的" calcext:value-type="string">
            <text:p>无效的</text:p>
          </table:table-cell>
          <table:table-cell table:formula="of:=GOOGLETRANSLATE_YOULIBRECALC([.$D52];[.$D$2];[.$F$2])" office:value-type="string" office:string-value="ヌル" calcext:value-type="string">
            <text:p>ヌル</text:p>
          </table:table-cell>
          <table:table-cell table:formula="of:=GOOGLETRANSLATE_YOULIBRECALC([.$D52];[.$D$2];[.$G$2])" office:value-type="string" office:string-value="nieważny" calcext:value-type="string">
            <text:p>nieważny</text:p>
          </table:table-cell>
          <table:table-cell table:formula="of:=GOOGLETRANSLATE_YOULIBRECALC([.$D52];[.$D$2];[.$H$2])" office:value-type="string" office:string-value="nulo" calcext:value-type="string">
            <text:p>nulo</text:p>
          </table:table-cell>
          <table:table-cell table:formula="of:=GOOGLETRANSLATE_YOULIBRECALC([.$D52];[.$D$2];[.$I$2])" office:value-type="string" office:string-value="нулевой" calcext:value-type="string">
            <text:p>нулевой</text:p>
          </table:table-cell>
          <table:table-cell table:formula="of:=GOOGLETRANSLATE_YOULIBRECALC([.$D52];[.$D$2];[.$J$2])" office:value-type="string" office:string-value="nul" calcext:value-type="string">
            <text:p>nul</text:p>
          </table:table-cell>
          <table:table-cell table:formula="of:=GOOGLETRANSLATE_YOULIBRECALC([.$D52];[.$D$2];[.$K$2])" office:value-type="string" office:string-value="null" calcext:value-type="string">
            <text:p>null</text:p>
          </table:table-cell>
          <table:table-cell table:formula="of:=GOOGLETRANSLATE_YOULIBRECALC([.$D52];[.$D$2];[.$L$2])" office:value-type="string" office:string-value="nulla" calcext:value-type="string">
            <text:p>nulla</text:p>
          </table:table-cell>
          <table:table-cell table:formula="of:=GOOGLETRANSLATE_YOULIBRECALC([.$D52];[.$D$2];[.$M$2])" office:value-type="string" office:string-value="άκυρος" calcext:value-type="string">
            <text:p>άκυρος</text:p>
          </table:table-cell>
          <table:table-cell table:formula="of:=GOOGLETRANSLATE_YOULIBRECALC([.$D52];[.$D$2];[.$N$2])" office:value-type="string" office:string-value="hükümsüz" calcext:value-type="string">
            <text:p>hükümsüz</text:p>
          </table:table-cell>
          <table:table-cell table:formula="of:=GOOGLETRANSLATE_YOULIBRECALC([.$D52];[.$D$2];[.$O$2])" office:value-type="string" office:string-value="null" calcext:value-type="string">
            <text:p>null</text:p>
          </table:table-cell>
          <table:table-cell table:formula="of:=GOOGLETRANSLATE_YOULIBRECALC([.$D52];[.$D$2];[.$P$2])" office:value-type="string" office:string-value="nul" calcext:value-type="string">
            <text:p>nul</text:p>
          </table:table-cell>
          <table:table-cell table:formula="of:=GOOGLETRANSLATE_YOULIBRECALC([.$D52];[.$D$2];[.$Q$2])" office:value-type="string" office:string-value="널" calcext:value-type="string">
            <text:p>널</text:p>
          </table:table-cell>
          <table:table-cell table:formula="of:=GOOGLETRANSLATE_YOULIBRECALC([.$D52];[.$D$2];[.$R$2])" office:value-type="string" office:string-value="nulové" calcext:value-type="string">
            <text:p>nulové</text:p>
          </table:table-cell>
          <table:table-cell table:formula="of:=GOOGLETRANSLATE_YOULIBRECALC([.$D52];[.$D$2];[.$S$2])" office:value-type="string" office:string-value="nulo" calcext:value-type="string">
            <text:p>nulo</text:p>
          </table:table-cell>
          <table:table-cell table:formula="of:=GOOGLETRANSLATE_YOULIBRECALC([.$D52];[.$D$2];[.$T$2])" office:value-type="string" office:string-value="โมฆะ" calcext:value-type="string">
            <text:p>โมฆะ</text:p>
          </table:table-cell>
          <table:table-cell table:formula="of:=GOOGLETRANSLATE_YOULIBRECALC([.$D52];[.$D$2];[.$U$2])" office:value-type="string" office:string-value="batal" calcext:value-type="string">
            <text:p>batal</text:p>
          </table:table-cell>
          <table:table-cell table:formula="of:=GOOGLETRANSLATE_YOULIBRECALC([.$D52];[.$D$2];[.$V$2])" office:value-type="string" office:string-value="null" calcext:value-type="string">
            <text:p>null</text:p>
          </table:table-cell>
          <table:table-cell table:formula="of:=GOOGLETRANSLATE_YOULIBRECALC([.$D52];[.$D$2];[.$W$2])" office:value-type="string" office:string-value="Null" calcext:value-type="string">
            <text:p>Null</text:p>
          </table:table-cell>
          <table:table-cell table:formula="of:=GOOGLETRANSLATE_YOULIBRECALC([.$D52];[.$D$2];[.$X$2])" office:value-type="string" office:string-value="нульовий" calcext:value-type="string">
            <text:p>нульовий</text:p>
          </table:table-cell>
          <table:table-cell table:formula="of:=GOOGLETRANSLATE_YOULIBRECALC([.$D52];[.$D$2];[.$Y$2])" office:value-type="string" office:string-value="vô giá trị" calcext:value-type="string">
            <text:p>vô giá trị</text:p>
          </table:table-cell>
          <table:table-cell table:formula="of:=GOOGLETRANSLATE_YOULIBRECALC([.$D52];[.$D$2];[.$Z$2])" office:value-type="string" office:string-value="NULL" calcext:value-type="string">
            <text:p>NULL</text:p>
          </table:table-cell>
          <table:table-cell table:formula="of:=GOOGLETRANSLATE_YOULIBRECALC([.$D52];[.$D$2];[.$AA$2])" office:value-type="string" office:string-value="tyhjä" calcext:value-type="string">
            <text:p>tyhjä</text:p>
          </table:table-cell>
          <table:table-cell table:formula="of:=GOOGLETRANSLATE_YOULIBRECALC([.$D5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8">
          <table:table-cell table:style-name="ce6" office:value-type="string" calcext:value-type="string">
            <text:p>***Frick_Handholding***</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Ah… the hands of a real chef~***If we hold hands, how would you cook? ***Don’t stop holding my hand {f_playerName}, let temperature rise~</text:p>
          </table:table-cell>
          <table:table-cell table:formula="of:=GOOGLETRANSLATE_YOULIBRECALC([.$D53];[.$D$2];[.$E$2])" office:value-type="string" office:string-value="啊……真正的厨师的手〜***如果我们牵着手，您将如何做饭？ ***不要停止握住我的手{f_playername}，让温度升高〜" calcext:value-type="string">
            <text:p>啊……真正的厨师的手〜***如果我们牵着手，您将如何做饭？ ***不要停止握住我的手{f_playername}，让温度升高〜</text:p>
          </table:table-cell>
          <table:table-cell table:formula="of:=GOOGLETRANSLATE_YOULIBRECALC([.$D53];[.$D$2];[.$F$2])" office:value-type="string" office:string-value="ああ…本物のシェフの手〜***私たちが手を握っているなら、あなたはどのように料理しますか？ ***私の手をつかむのを止めないでください{f_playername}、温度を上昇させます〜" calcext:value-type="string">
            <text:p>ああ…本物のシェフの手〜***私たちが手を握っているなら、あなたはどのように料理しますか？ ***私の手をつかむのを止めないでください{f_playername}、温度を上昇させます〜</text:p>
          </table:table-cell>
          <table:table-cell table:formula="of:=GOOGLETRANSLATE_YOULIBRECALC([.$D53];[.$D$2];[.$G$2])" office:value-type="string" office:string-value="Ach… ręce prawdziwego szefa kuchni ~ *** Jeśli trzymamy się za ręce, jak byś gotował? *** Nie przestawaj trzymać mojej ręki {f_playername}, niech temperatura wzrośnie ~" calcext:value-type="string">
            <text:p>Ach… ręce prawdziwego szefa kuchni ~ *** Jeśli trzymamy się za ręce, jak byś gotował? *** Nie przestawaj trzymać mojej ręki {f_playername}, niech temperatura wzrośnie ~</text:p>
          </table:table-cell>
          <table:table-cell table:formula="of:=GOOGLETRANSLATE_YOULIBRECALC([.$D53];[.$D$2];[.$H$2])" office:value-type="string" office:string-value="Ah ... las manos de un verdadero chef ~ *** Si nos tomamos de las manos, ¿cómo cocinarías? *** No dejes de sostener mi mano {f_playername}, deja que la temperatura aumente ~" calcext:value-type="string">
            <text:p>Ah ... las manos de un verdadero chef ~ *** Si nos tomamos de las manos, ¿cómo cocinarías? *** No dejes de sostener mi mano {f_playername}, deja que la temperatura aumente ~</text:p>
          </table:table-cell>
          <table:table-cell table:formula="of:=GOOGLETRANSLATE_YOULIBRECALC([.$D53];[.$D$2];[.$I$2])" office:value-type="string" office:string-value="Ах ... руки настоящего шеф -повара ~ *** Если мы держимся за руки, как бы вы готовили? *** Не переставайте держать меня за руку {f_playername}, пусть температура повысилась ~" calcext:value-type="string">
            <text:p>Ах ... руки настоящего шеф -повара ~ *** Если мы держимся за руки, как бы вы готовили? *** Не переставайте держать меня за руку {f_playername}, пусть температура повысилась ~</text:p>
          </table:table-cell>
          <table:table-cell table:formula="of:=GOOGLETRANSLATE_YOULIBRECALC([.$D53];[.$D$2];[.$J$2])" office:value-type="string" office:string-value="Ah… les mains d'un vrai chef ~ *** Si nous tenons la main, comment cuisinerais-tu? *** N'arrêtez pas de tenir ma main {f_playername}, laissez la température augmenter ~" calcext:value-type="string">
            <text:p>Ah… les mains d'un vrai chef ~ *** Si nous tenons la main, comment cuisinerais-tu? *** N'arrêtez pas de tenir ma main {f_playername}, laissez la température augmenter ~</text:p>
          </table:table-cell>
          <table:table-cell table:formula="of:=GOOGLETRANSLATE_YOULIBRECALC([.$D53];[.$D$2];[.$K$2])" office:value-type="string" office:string-value="Ah ... roke pravega kuharja ~ *** Če se držimo za roke, kako bi kuhali? *** Ne prenehajte držati moje roke {f_playername}, pustite, da se temperatura dvigne ~" calcext:value-type="string">
            <text:p>Ah ... roke pravega kuharja ~ *** Če se držimo za roke, kako bi kuhali? *** Ne prenehajte držati moje roke {f_playername}, pustite, da se temperatura dvigne ~</text:p>
          </table:table-cell>
          <table:table-cell table:formula="of:=GOOGLETRANSLATE_YOULIBRECALC([.$D53];[.$D$2];[.$L$2])" office:value-type="string" office:string-value="Ah ... egy igazi séf keze ~ *** Ha kezet fogunk, hogyan főzne? *** Ne hagyja abba a kezem tartását {f_playerName}, hagyja, hogy a hőmérséklet emelkedjen ~" calcext:value-type="string">
            <text:p>Ah ... egy igazi séf keze ~ *** Ha kezet fogunk, hogyan főzne? *** Ne hagyja abba a kezem tartását {f_playerName}, hagyja, hogy a hőmérséklet emelkedjen ~</text:p>
          </table:table-cell>
          <table:table-cell table:formula="of:=GOOGLETRANSLATE_YOULIBRECALC([.$D53];[.$D$2];[.$M$2])" office:value-type="string" office:string-value="Αχ ... τα χέρια ενός πραγματικού σεφ ~ *** αν κρατάμε τα χέρια, πώς θα μαγειρεύατε; *** Μην σταματήσετε να κρατάτε το χέρι μου {f_playername}, αφήστε την αύξηση της θερμοκρασίας ~" calcext:value-type="string">
            <text:p>Αχ ... τα χέρια ενός πραγματικού σεφ ~ *** αν κρατάμε τα χέρια, πώς θα μαγειρεύατε; *** Μην σταματήσετε να κρατάτε το χέρι μου {f_playername}, αφήστε την αύξηση της θερμοκρασίας ~</text:p>
          </table:table-cell>
          <table:table-cell table:formula="of:=GOOGLETRANSLATE_YOULIBRECALC([.$D53];[.$D$2];[.$N$2])" office:value-type="string" office:string-value="Ah… gerçek bir şefin elleri ~ *** Elini tutarsak, nasıl pişirirsin? *** Elimi tutmayı bırakma {f_playername}, sıcaklık yükselsin ~" calcext:value-type="string">
            <text:p>Ah… gerçek bir şefin elleri ~ *** Elini tutarsak, nasıl pişirirsin? *** Elimi tutmayı bırakma {f_playername}, sıcaklık yükselsin ~</text:p>
          </table:table-cell>
          <table:table-cell table:formula="of:=GOOGLETRANSLATE_YOULIBRECALC([.$D53];[.$D$2];[.$O$2])" office:value-type="string" office:string-value="Ah ... le mani di un vero chef ~ *** Se ci teniamo per mano, come cucineresti? *** Non smettere di tenere la mia mano {f_playername}, lascia aumentare la temperatura ~" calcext:value-type="string">
            <text:p>Ah ... le mani di un vero chef ~ *** Se ci teniamo per mano, come cucineresti? *** Non smettere di tenere la mia mano {f_playername}, lascia aumentare la temperatura ~</text:p>
          </table:table-cell>
          <table:table-cell table:formula="of:=GOOGLETRANSLATE_YOULIBRECALC([.$D53];[.$D$2];[.$P$2])" office:value-type="string" office:string-value="Ah ... de handen van een echte chef -kok ~ *** Als we handen vasthouden, hoe zou je dan koken? *** Stop niet met het vasthouden van mijn hand {f_playerName}, laat de temperatuur stijgen ~" calcext:value-type="string">
            <text:p>Ah ... de handen van een echte chef -kok ~ *** Als we handen vasthouden, hoe zou je dan koken? *** Stop niet met het vasthouden van mijn hand {f_playerName}, laat de temperatuur stijgen ~</text:p>
          </table:table-cell>
          <table:table-cell table:formula="of:=GOOGLETRANSLATE_YOULIBRECALC([.$D53];[.$D$2];[.$Q$2])" office:value-type="string" office:string-value="아… 진짜 요리사의 손 ~ *** 손을 잡으면 어떻게 요리 하시겠습니까? *** 내 손을 잡고 멈추지 마십시오 {f_playername}, 온도가 상승하게하십시오 ~" calcext:value-type="string">
            <text:p>아… 진짜 요리사의 손 ~ *** 손을 잡으면 어떻게 요리 하시겠습니까? *** 내 손을 잡고 멈추지 마십시오 {f_playername}, 온도가 상승하게하십시오 ~</text:p>
          </table:table-cell>
          <table:table-cell table:formula="of:=GOOGLETRANSLATE_YOULIBRECALC([.$D53];[.$D$2];[.$R$2])" office:value-type="string" office:string-value="Ah ... ruky skutočného šéfkuchára ~ *** Ak sa držíme za ruky, ako by ste varili? *** Neprestávaj ma držať ruku {f_playername}, nech sa teplota zvýši ~" calcext:value-type="string">
            <text:p>Ah ... ruky skutočného šéfkuchára ~ *** Ak sa držíme za ruky, ako by ste varili? *** Neprestávaj ma držať ruku {f_playername}, nech sa teplota zvýši ~</text:p>
          </table:table-cell>
          <table:table-cell table:formula="of:=GOOGLETRANSLATE_YOULIBRECALC([.$D53];[.$D$2];[.$S$2])" office:value-type="string" office:string-value="Ah ... as mãos de um chef de verdade ~ *** Se de mãos dadas, como você cozinharia? *** Não pare de segurar minha mão {f_playername}, deixe a temperatura subir ~" calcext:value-type="string">
            <text:p>Ah ... as mãos de um chef de verdade ~ *** Se de mãos dadas, como você cozinharia? *** Não pare de segurar minha mão {f_playername}, deixe a temperatura subir ~</text:p>
          </table:table-cell>
          <table:table-cell table:formula="of:=GOOGLETRANSLATE_YOULIBRECALC([.$D53];[.$D$2];[.$T$2])" office:value-type="string" office:string-value="อ่า…มือของพ่อครัวตัวจริง ~ *** ถ้าเราจับมือคุณจะทำอาหารอย่างไร? *** อย่าหยุดจับมือฉัน {f_playername} ปล่อยให้อุณหภูมิสูงขึ้น ~" calcext:value-type="string">
            <text:p>อ่า…มือของพ่อครัวตัวจริง ~ *** ถ้าเราจับมือคุณจะทำอาหารอย่างไร? *** อย่าหยุดจับมือฉัน {f_playername} ปล่อยให้อุณหภูมิสูงขึ้น ~</text:p>
          </table:table-cell>
          <table:table-cell table:formula="of:=GOOGLETRANSLATE_YOULIBRECALC([.$D53];[.$D$2];[.$U$2])" office:value-type="string" office:string-value="Ah ... Tangan koki sungguhan ~ *** Jika kita berpegangan tangan, bagaimana Anda memasak? *** Jangan berhenti memegang tangan saya {f_playername}, biarkan suhu naik ~" calcext:value-type="string">
            <text:p>Ah ... Tangan koki sungguhan ~ *** Jika kita berpegangan tangan, bagaimana Anda memasak? *** Jangan berhenti memegang tangan saya {f_playername}, biarkan suhu naik ~</text:p>
          </table:table-cell>
          <table:table-cell table:formula="of:=GOOGLETRANSLATE_YOULIBRECALC([.$D53];[.$D$2];[.$V$2])" office:value-type="string" office:string-value="Ah ... ruce skutečného šéfkuchaře ~ *** Pokud se držíme za ruce, jak byste se vařili? *** Nepřestávejte mi držet ruku {f_playername}, nechte teplotu ~" calcext:value-type="string">
            <text:p>Ah ... ruce skutečného šéfkuchaře ~ *** Pokud se držíme za ruce, jak byste se vařili? *** Nepřestávejte mi držet ruku {f_playername}, nechte teplotu ~</text:p>
          </table:table-cell>
          <table:table-cell table:formula="of:=GOOGLETRANSLATE_YOULIBRECALC([.$D53];[.$D$2];[.$W$2])" office:value-type="string" office:string-value="Ah ... ang mga kamay ng isang tunay na chef ~ *** kung magkahawak tayo ng kamay, paano ka magluluto? *** Huwag itigil ang paghawak sa aking kamay {f_playername}, hayaang tumaas ang temperatura ~" calcext:value-type="string">
            <text:p>Ah ... ang mga kamay ng isang tunay na chef ~ *** kung magkahawak tayo ng kamay, paano ka magluluto? *** Huwag itigil ang paghawak sa aking kamay {f_playername}, hayaang tumaas ang temperatura ~</text:p>
          </table:table-cell>
          <table:table-cell table:formula="of:=GOOGLETRANSLATE_YOULIBRECALC([.$D53];[.$D$2];[.$X$2])" office:value-type="string" office:string-value="Ах ... руки справжнього шеф -кухаря ~ *** Якщо ми тримаємо руки, як би ви готували? *** Не перестаньте тримати мою руку {f_playername}, нехай температура піднімається ~" calcext:value-type="string">
            <text:p>Ах ... руки справжнього шеф -кухаря ~ *** Якщо ми тримаємо руки, як би ви готували? *** Не перестаньте тримати мою руку {f_playername}, нехай температура піднімається ~</text:p>
          </table:table-cell>
          <table:table-cell table:formula="of:=GOOGLETRANSLATE_YOULIBRECALC([.$D53];[.$D$2];[.$Y$2])" office:value-type="string" office:string-value="À, bàn tay của một đầu bếp thực sự ~ *** Nếu chúng ta nắm tay nhau, bạn sẽ nấu như thế nào? *** don lồng dừng nắm tay tôi {f_playername}, hãy để nhiệt độ tăng ~" calcext:value-type="string">
            <text:p>À, bàn tay của một đầu bếp thực sự ~ *** Nếu chúng ta nắm tay nhau, bạn sẽ nấu như thế nào? *** don lồng dừng nắm tay tôi {f_playername}, hãy để nhiệt độ tăng ~</text:p>
          </table:table-cell>
          <table:table-cell table:formula="of:=GOOGLETRANSLATE_YOULIBRECALC([.$D53];[.$D$2];[.$Z$2])" office:value-type="string" office:string-value="Ah ... die Hände eines echten Kochs ~ *** Wenn wir die Hände halten, wie würdest du kochen? *** Hör nicht auf, meine Hand zu halten {f_playername}, lass die Temperatur steigen ~" calcext:value-type="string">
            <text:p>Ah ... die Hände eines echten Kochs ~ *** Wenn wir die Hände halten, wie würdest du kochen? *** Hör nicht auf, meine Hand zu halten {f_playername}, lass die Temperatur steigen ~</text:p>
          </table:table-cell>
          <table:table-cell table:formula="of:=GOOGLETRANSLATE_YOULIBRECALC([.$D53];[.$D$2];[.$AA$2])" office:value-type="string" office:string-value="Ah… todellisen kokin kädet ~ *** Jos pidämme käsiä, miten kokki? *** Älä lopeta kättäni pitämistä {f_playername}, anna lämpötilan nousta ~" calcext:value-type="string">
            <text:p>Ah… todellisen kokin kädet ~ *** Jos pidämme käsiä, miten kokki? *** Älä lopeta kättäni pitämistä {f_playername}, anna lämpötilan nousta ~</text:p>
          </table:table-cell>
          <table:table-cell table:formula="of:=GOOGLETRANSLATE_YOULIBRECALC([.$D53];[.$D$2];[.$AB$2])" office:value-type="string" office:string-value="Ah… hænderne på en rigtig kok ~ *** Hvis vi holder hænder, hvordan ville du lave mad? *** Stop ikke med at holde min hånd {f_playername}, lad temperaturen stige ~" calcext:value-type="string">
            <text:p>Ah… hænderne på en rigtig kok ~ *** Hvis vi holder hænder, hvordan ville du lave mad? *** Stop ikke med at holde min hånd {f_playername}, lad temperaturen stige ~</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Handholding***</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54];[.$D$2];[.$E$2])" office:value-type="string" office:string-value="无效的" calcext:value-type="string">
            <text:p>无效的</text:p>
          </table:table-cell>
          <table:table-cell table:formula="of:=GOOGLETRANSLATE_YOULIBRECALC([.$D54];[.$D$2];[.$F$2])" office:value-type="string" office:string-value="ヌル" calcext:value-type="string">
            <text:p>ヌル</text:p>
          </table:table-cell>
          <table:table-cell table:formula="of:=GOOGLETRANSLATE_YOULIBRECALC([.$D54];[.$D$2];[.$G$2])" office:value-type="string" office:string-value="nieważny" calcext:value-type="string">
            <text:p>nieważny</text:p>
          </table:table-cell>
          <table:table-cell table:formula="of:=GOOGLETRANSLATE_YOULIBRECALC([.$D54];[.$D$2];[.$H$2])" office:value-type="string" office:string-value="nulo" calcext:value-type="string">
            <text:p>nulo</text:p>
          </table:table-cell>
          <table:table-cell table:formula="of:=GOOGLETRANSLATE_YOULIBRECALC([.$D54];[.$D$2];[.$I$2])" office:value-type="string" office:string-value="нулевой" calcext:value-type="string">
            <text:p>нулевой</text:p>
          </table:table-cell>
          <table:table-cell table:formula="of:=GOOGLETRANSLATE_YOULIBRECALC([.$D54];[.$D$2];[.$J$2])" office:value-type="string" office:string-value="nul" calcext:value-type="string">
            <text:p>nul</text:p>
          </table:table-cell>
          <table:table-cell table:formula="of:=GOOGLETRANSLATE_YOULIBRECALC([.$D54];[.$D$2];[.$K$2])" office:value-type="string" office:string-value="null" calcext:value-type="string">
            <text:p>null</text:p>
          </table:table-cell>
          <table:table-cell table:formula="of:=GOOGLETRANSLATE_YOULIBRECALC([.$D54];[.$D$2];[.$L$2])" office:value-type="string" office:string-value="nulla" calcext:value-type="string">
            <text:p>nulla</text:p>
          </table:table-cell>
          <table:table-cell table:formula="of:=GOOGLETRANSLATE_YOULIBRECALC([.$D54];[.$D$2];[.$M$2])" office:value-type="string" office:string-value="άκυρος" calcext:value-type="string">
            <text:p>άκυρος</text:p>
          </table:table-cell>
          <table:table-cell table:formula="of:=GOOGLETRANSLATE_YOULIBRECALC([.$D54];[.$D$2];[.$N$2])" office:value-type="string" office:string-value="hükümsüz" calcext:value-type="string">
            <text:p>hükümsüz</text:p>
          </table:table-cell>
          <table:table-cell table:formula="of:=GOOGLETRANSLATE_YOULIBRECALC([.$D54];[.$D$2];[.$O$2])" office:value-type="string" office:string-value="null" calcext:value-type="string">
            <text:p>null</text:p>
          </table:table-cell>
          <table:table-cell table:formula="of:=GOOGLETRANSLATE_YOULIBRECALC([.$D54];[.$D$2];[.$P$2])" office:value-type="string" office:string-value="nul" calcext:value-type="string">
            <text:p>nul</text:p>
          </table:table-cell>
          <table:table-cell table:formula="of:=GOOGLETRANSLATE_YOULIBRECALC([.$D54];[.$D$2];[.$Q$2])" office:value-type="string" office:string-value="널" calcext:value-type="string">
            <text:p>널</text:p>
          </table:table-cell>
          <table:table-cell table:formula="of:=GOOGLETRANSLATE_YOULIBRECALC([.$D54];[.$D$2];[.$R$2])" office:value-type="string" office:string-value="nulové" calcext:value-type="string">
            <text:p>nulové</text:p>
          </table:table-cell>
          <table:table-cell table:formula="of:=GOOGLETRANSLATE_YOULIBRECALC([.$D54];[.$D$2];[.$S$2])" office:value-type="string" office:string-value="nulo" calcext:value-type="string">
            <text:p>nulo</text:p>
          </table:table-cell>
          <table:table-cell table:formula="of:=GOOGLETRANSLATE_YOULIBRECALC([.$D54];[.$D$2];[.$T$2])" office:value-type="string" office:string-value="โมฆะ" calcext:value-type="string">
            <text:p>โมฆะ</text:p>
          </table:table-cell>
          <table:table-cell table:formula="of:=GOOGLETRANSLATE_YOULIBRECALC([.$D54];[.$D$2];[.$U$2])" office:value-type="string" office:string-value="batal" calcext:value-type="string">
            <text:p>batal</text:p>
          </table:table-cell>
          <table:table-cell table:formula="of:=GOOGLETRANSLATE_YOULIBRECALC([.$D54];[.$D$2];[.$V$2])" office:value-type="string" office:string-value="null" calcext:value-type="string">
            <text:p>null</text:p>
          </table:table-cell>
          <table:table-cell table:formula="of:=GOOGLETRANSLATE_YOULIBRECALC([.$D54];[.$D$2];[.$W$2])" office:value-type="string" office:string-value="Null" calcext:value-type="string">
            <text:p>Null</text:p>
          </table:table-cell>
          <table:table-cell table:formula="of:=GOOGLETRANSLATE_YOULIBRECALC([.$D54];[.$D$2];[.$X$2])" office:value-type="string" office:string-value="нульовий" calcext:value-type="string">
            <text:p>нульовий</text:p>
          </table:table-cell>
          <table:table-cell table:formula="of:=GOOGLETRANSLATE_YOULIBRECALC([.$D54];[.$D$2];[.$Y$2])" office:value-type="string" office:string-value="vô giá trị" calcext:value-type="string">
            <text:p>vô giá trị</text:p>
          </table:table-cell>
          <table:table-cell table:formula="of:=GOOGLETRANSLATE_YOULIBRECALC([.$D54];[.$D$2];[.$Z$2])" office:value-type="string" office:string-value="NULL" calcext:value-type="string">
            <text:p>NULL</text:p>
          </table:table-cell>
          <table:table-cell table:formula="of:=GOOGLETRANSLATE_YOULIBRECALC([.$D54];[.$D$2];[.$AA$2])" office:value-type="string" office:string-value="tyhjä" calcext:value-type="string">
            <text:p>tyhjä</text:p>
          </table:table-cell>
          <table:table-cell table:formula="of:=GOOGLETRANSLATE_YOULIBRECALC([.$D5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Blowjob_EdgingAlmostCam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Wow! Careful! You almost got burned! ***Just in time! It almost got overcooked.</text:p>
          </table:table-cell>
          <table:table-cell table:formula="of:=GOOGLETRANSLATE_YOULIBRECALC([.$D55];[.$D$2];[.$E$2])" office:value-type="string" office:string-value="哇！小心！你几乎被烧死了！ ***及时！它几乎被煮得过大。" calcext:value-type="string">
            <text:p>哇！小心！你几乎被烧死了！ ***及时！它几乎被煮得过大。</text:p>
          </table:table-cell>
          <table:table-cell table:formula="of:=GOOGLETRANSLATE_YOULIBRECALC([.$D55];[.$D$2];[.$F$2])" office:value-type="string" office:string-value="おお！注意深い！あなたはほとんど火傷しました！ ***ちょうど間に合う！それはほとんど調理を受けました。" calcext:value-type="string">
            <text:p>おお！注意深い！あなたはほとんど火傷しました！ ***ちょうど間に合う！それはほとんど調理を受けました。</text:p>
          </table:table-cell>
          <table:table-cell table:formula="of:=GOOGLETRANSLATE_YOULIBRECALC([.$D55];[.$D$2];[.$G$2])" office:value-type="string" office:string-value="Wow! Ostrożny! Prawie się spaliłeś! *** w samą porę! Prawie został rozgotowany." calcext:value-type="string">
            <text:p>Wow! Ostrożny! Prawie się spaliłeś! *** w samą porę! Prawie został rozgotowany.</text:p>
          </table:table-cell>
          <table:table-cell table:formula="of:=GOOGLETRANSLATE_YOULIBRECALC([.$D55];[.$D$2];[.$H$2])" office:value-type="string" office:string-value="¡Guau! ¡Cuidadoso! ¡Casi te queman! ***¡Justo a tiempo! Casi se cocina demasiado." calcext:value-type="string">
            <text:p>¡Guau! ¡Cuidadoso! ¡Casi te queman! ***¡Justo a tiempo! Casi se cocina demasiado.</text:p>
          </table:table-cell>
          <table:table-cell table:formula="of:=GOOGLETRANSLATE_YOULIBRECALC([.$D55];[.$D$2];[.$I$2])" office:value-type="string" office:string-value="Ух ты! Осторожный! Вы почти сгорели! *** как раз вовремя! Это почти перевалено." calcext:value-type="string">
            <text:p>Ух ты! Осторожный! Вы почти сгорели! *** как раз вовремя! Это почти перевалено.</text:p>
          </table:table-cell>
          <table:table-cell table:formula="of:=GOOGLETRANSLATE_YOULIBRECALC([.$D55];[.$D$2];[.$J$2])" office:value-type="string" office:string-value="Ouah! Prudent! Vous avez presque été brûlé! *** juste à temps! Il a presque été trop cuit." calcext:value-type="string">
            <text:p>Ouah! Prudent! Vous avez presque été brûlé! *** juste à temps! Il a presque été trop cuit.</text:p>
          </table:table-cell>
          <table:table-cell table:formula="of:=GOOGLETRANSLATE_YOULIBRECALC([.$D55];[.$D$2];[.$K$2])" office:value-type="string" office:string-value="Vau! Previdno! Skoraj ste se zažgali! *** ravno v času! Skoraj se je prekuhalo." calcext:value-type="string">
            <text:p>Vau! Previdno! Skoraj ste se zažgali! *** ravno v času! Skoraj se je prekuhalo.</text:p>
          </table:table-cell>
          <table:table-cell table:formula="of:=GOOGLETRANSLATE_YOULIBRECALC([.$D55];[.$D$2];[.$L$2])" office:value-type="string" office:string-value="WOW! Óvatos! Majdnem megégettél! *** Éppen időben! Majdnem túlfőzött." calcext:value-type="string">
            <text:p>WOW! Óvatos! Majdnem megégettél! *** Éppen időben! Majdnem túlfőzött.</text:p>
          </table:table-cell>
          <table:table-cell table:formula="of:=GOOGLETRANSLATE_YOULIBRECALC([.$D55];[.$D$2];[.$M$2])" office:value-type="string" office:string-value="Εκπληκτική επιτυχία! Προσεκτικός! Σχεδόν κάηκατε! *** Ακριβώς εγκαίρως! Πήρε σχεδόν υπερβολικά." calcext:value-type="string">
            <text:p>Εκπληκτική επιτυχία! Προσεκτικός! Σχεδόν κάηκατε! *** Ακριβώς εγκαίρως! Πήρε σχεδόν υπερβολικά.</text:p>
          </table:table-cell>
          <table:table-cell table:formula="of:=GOOGLETRANSLATE_YOULIBRECALC([.$D55];[.$D$2];[.$N$2])" office:value-type="string" office:string-value="Vay! Dikkatli olmak! Neredeyse yandın! *** Tam zamanında! Neredeyse aşırı pişirildi." calcext:value-type="string">
            <text:p>Vay! Dikkatli olmak! Neredeyse yandın! *** Tam zamanında! Neredeyse aşırı pişirildi.</text:p>
          </table:table-cell>
          <table:table-cell table:formula="of:=GOOGLETRANSLATE_YOULIBRECALC([.$D55];[.$D$2];[.$O$2])" office:value-type="string" office:string-value="Oh! Attento! Sei quasi stato bruciato! *** Solo in tempo! Si è quasi cotto troppo cotto." calcext:value-type="string">
            <text:p>Oh! Attento! Sei quasi stato bruciato! *** Solo in tempo! Si è quasi cotto troppo cotto.</text:p>
          </table:table-cell>
          <table:table-cell table:formula="of:=GOOGLETRANSLATE_YOULIBRECALC([.$D55];[.$D$2];[.$P$2])" office:value-type="string" office:string-value="Wauw! Voorzichtig! Je bent bijna verbrand! *** Net op tijd! Het werd bijna te gaar." calcext:value-type="string">
            <text:p>Wauw! Voorzichtig! Je bent bijna verbrand! *** Net op tijd! Het werd bijna te gaar.</text:p>
          </table:table-cell>
          <table:table-cell table:formula="of:=GOOGLETRANSLATE_YOULIBRECALC([.$D55];[.$D$2];[.$Q$2])" office:value-type="string" office:string-value="우와! 주의 깊은! 당신은 거의 화상을 입었습니다! *** 제 시간에! 거의 극복했습니다." calcext:value-type="string">
            <text:p>우와! 주의 깊은! 당신은 거의 화상을 입었습니다! *** 제 시간에! 거의 극복했습니다.</text:p>
          </table:table-cell>
          <table:table-cell table:formula="of:=GOOGLETRANSLATE_YOULIBRECALC([.$D55];[.$D$2];[.$R$2])" office:value-type="string" office:string-value="WOW! Opatrne! Skoro ste sa spálili! *** Práve včas! Skoro sa uvalo." calcext:value-type="string">
            <text:p>WOW! Opatrne! Skoro ste sa spálili! *** Práve včas! Skoro sa uvalo.</text:p>
          </table:table-cell>
          <table:table-cell table:formula="of:=GOOGLETRANSLATE_YOULIBRECALC([.$D55];[.$D$2];[.$S$2])" office:value-type="string" office:string-value="Uau! Cuidadoso! Você quase se queimou! *** bem a tempo! Quase ficou cozido demais." calcext:value-type="string">
            <text:p>Uau! Cuidadoso! Você quase se queimou! *** bem a tempo! Quase ficou cozido demais.</text:p>
          </table:table-cell>
          <table:table-cell table:formula="of:=GOOGLETRANSLATE_YOULIBRECALC([.$D55];[.$D$2];[.$T$2])" office:value-type="string" office:string-value="ว้าว! ระมัดระวัง! คุณเกือบจะถูกไฟไหม้! *** ทันเวลา! มันเกือบจะสุกเกินไป" calcext:value-type="string">
            <text:p>ว้าว! ระมัดระวัง! คุณเกือบจะถูกไฟไหม้! *** ทันเวลา! มันเกือบจะสุกเกินไป</text:p>
          </table:table-cell>
          <table:table-cell table:formula="of:=GOOGLETRANSLATE_YOULIBRECALC([.$D55];[.$D$2];[.$U$2])" office:value-type="string" office:string-value="Wow! Hati-hati! Anda hampir terbakar! *** Tepat tepat waktu! Hampir matang." calcext:value-type="string">
            <text:p>Wow! Hati-hati! Anda hampir terbakar! *** Tepat tepat waktu! Hampir matang.</text:p>
          </table:table-cell>
          <table:table-cell table:formula="of:=GOOGLETRANSLATE_YOULIBRECALC([.$D55];[.$D$2];[.$V$2])" office:value-type="string" office:string-value="Páni! Opatrně! Skoro jste spálili! *** právě včas! Skoro se to převařilo." calcext:value-type="string">
            <text:p>Páni! Opatrně! Skoro jste spálili! *** právě včas! Skoro se to převařilo.</text:p>
          </table:table-cell>
          <table:table-cell table:formula="of:=GOOGLETRANSLATE_YOULIBRECALC([.$D55];[.$D$2];[.$W$2])" office:value-type="string" office:string-value="Wow! Maingat! Halos masunog ka! *** Sa oras na lang! Halos overcooked ito." calcext:value-type="string">
            <text:p>Wow! Maingat! Halos masunog ka! *** Sa oras na lang! Halos overcooked ito.</text:p>
          </table:table-cell>
          <table:table-cell table:formula="of:=GOOGLETRANSLATE_YOULIBRECALC([.$D55];[.$D$2];[.$X$2])" office:value-type="string" office:string-value="Вау! Дерегай! Ви майже спалили! *** Просто вчасно! Це майже переважило." calcext:value-type="string">
            <text:p>Вау! Дерегай! Ви майже спалили! *** Просто вчасно! Це майже переважило.</text:p>
          </table:table-cell>
          <table:table-cell table:formula="of:=GOOGLETRANSLATE_YOULIBRECALC([.$D55];[.$D$2];[.$Y$2])" office:value-type="string" office:string-value="Ồ! Cẩn thận! Bạn gần như đã bị đốt cháy! *** Chỉ trong thời gian! Nó gần như đã quá chín." calcext:value-type="string">
            <text:p>Ồ! Cẩn thận! Bạn gần như đã bị đốt cháy! *** Chỉ trong thời gian! Nó gần như đã quá chín.</text:p>
          </table:table-cell>
          <table:table-cell table:formula="of:=GOOGLETRANSLATE_YOULIBRECALC([.$D55];[.$D$2];[.$Z$2])" office:value-type="string" office:string-value="Wow! Vorsichtig! Du bist fast verbrannt! *** gerade noch rechtzeitig! Es wurde fast verkocht." calcext:value-type="string">
            <text:p>Wow! Vorsichtig! Du bist fast verbrannt! *** gerade noch rechtzeitig! Es wurde fast verkocht.</text:p>
          </table:table-cell>
          <table:table-cell table:formula="of:=GOOGLETRANSLATE_YOULIBRECALC([.$D55];[.$D$2];[.$AA$2])" office:value-type="string" office:string-value="Vau! Varovainen! Sinulla on melkein poltettu! *** Juuri ajoissa! Se melkein sai ylikypsä." calcext:value-type="string">
            <text:p>Vau! Varovainen! Sinulla on melkein poltettu! *** Juuri ajoissa! Se melkein sai ylikypsä.</text:p>
          </table:table-cell>
          <table:table-cell table:formula="of:=GOOGLETRANSLATE_YOULIBRECALC([.$D55];[.$D$2];[.$AB$2])" office:value-type="string" office:string-value="Wow! Omhyggelig! Du blev næsten brændt! *** lige i tide! Det blev næsten overcooked." calcext:value-type="string">
            <text:p>Wow! Omhyggelig! Du blev næsten brændt! *** lige i tide! Det blev næsten overcooked.</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Blowjob_EdgingAlmostCam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56];[.$D$2];[.$E$2])" office:value-type="string" office:string-value="无效的" calcext:value-type="string">
            <text:p>无效的</text:p>
          </table:table-cell>
          <table:table-cell table:formula="of:=GOOGLETRANSLATE_YOULIBRECALC([.$D56];[.$D$2];[.$F$2])" office:value-type="string" office:string-value="ヌル" calcext:value-type="string">
            <text:p>ヌル</text:p>
          </table:table-cell>
          <table:table-cell table:formula="of:=GOOGLETRANSLATE_YOULIBRECALC([.$D56];[.$D$2];[.$G$2])" office:value-type="string" office:string-value="nieważny" calcext:value-type="string">
            <text:p>nieważny</text:p>
          </table:table-cell>
          <table:table-cell table:formula="of:=GOOGLETRANSLATE_YOULIBRECALC([.$D56];[.$D$2];[.$H$2])" office:value-type="string" office:string-value="nulo" calcext:value-type="string">
            <text:p>nulo</text:p>
          </table:table-cell>
          <table:table-cell table:formula="of:=GOOGLETRANSLATE_YOULIBRECALC([.$D56];[.$D$2];[.$I$2])" office:value-type="string" office:string-value="нулевой" calcext:value-type="string">
            <text:p>нулевой</text:p>
          </table:table-cell>
          <table:table-cell table:formula="of:=GOOGLETRANSLATE_YOULIBRECALC([.$D56];[.$D$2];[.$J$2])" office:value-type="string" office:string-value="nul" calcext:value-type="string">
            <text:p>nul</text:p>
          </table:table-cell>
          <table:table-cell table:formula="of:=GOOGLETRANSLATE_YOULIBRECALC([.$D56];[.$D$2];[.$K$2])" office:value-type="string" office:string-value="null" calcext:value-type="string">
            <text:p>null</text:p>
          </table:table-cell>
          <table:table-cell table:formula="of:=GOOGLETRANSLATE_YOULIBRECALC([.$D56];[.$D$2];[.$L$2])" office:value-type="string" office:string-value="nulla" calcext:value-type="string">
            <text:p>nulla</text:p>
          </table:table-cell>
          <table:table-cell table:formula="of:=GOOGLETRANSLATE_YOULIBRECALC([.$D56];[.$D$2];[.$M$2])" office:value-type="string" office:string-value="άκυρος" calcext:value-type="string">
            <text:p>άκυρος</text:p>
          </table:table-cell>
          <table:table-cell table:formula="of:=GOOGLETRANSLATE_YOULIBRECALC([.$D56];[.$D$2];[.$N$2])" office:value-type="string" office:string-value="hükümsüz" calcext:value-type="string">
            <text:p>hükümsüz</text:p>
          </table:table-cell>
          <table:table-cell table:formula="of:=GOOGLETRANSLATE_YOULIBRECALC([.$D56];[.$D$2];[.$O$2])" office:value-type="string" office:string-value="null" calcext:value-type="string">
            <text:p>null</text:p>
          </table:table-cell>
          <table:table-cell table:formula="of:=GOOGLETRANSLATE_YOULIBRECALC([.$D56];[.$D$2];[.$P$2])" office:value-type="string" office:string-value="nul" calcext:value-type="string">
            <text:p>nul</text:p>
          </table:table-cell>
          <table:table-cell table:formula="of:=GOOGLETRANSLATE_YOULIBRECALC([.$D56];[.$D$2];[.$Q$2])" office:value-type="string" office:string-value="널" calcext:value-type="string">
            <text:p>널</text:p>
          </table:table-cell>
          <table:table-cell table:formula="of:=GOOGLETRANSLATE_YOULIBRECALC([.$D56];[.$D$2];[.$R$2])" office:value-type="string" office:string-value="nulové" calcext:value-type="string">
            <text:p>nulové</text:p>
          </table:table-cell>
          <table:table-cell table:formula="of:=GOOGLETRANSLATE_YOULIBRECALC([.$D56];[.$D$2];[.$S$2])" office:value-type="string" office:string-value="nulo" calcext:value-type="string">
            <text:p>nulo</text:p>
          </table:table-cell>
          <table:table-cell table:formula="of:=GOOGLETRANSLATE_YOULIBRECALC([.$D56];[.$D$2];[.$T$2])" office:value-type="string" office:string-value="โมฆะ" calcext:value-type="string">
            <text:p>โมฆะ</text:p>
          </table:table-cell>
          <table:table-cell table:formula="of:=GOOGLETRANSLATE_YOULIBRECALC([.$D56];[.$D$2];[.$U$2])" office:value-type="string" office:string-value="batal" calcext:value-type="string">
            <text:p>batal</text:p>
          </table:table-cell>
          <table:table-cell table:formula="of:=GOOGLETRANSLATE_YOULIBRECALC([.$D56];[.$D$2];[.$V$2])" office:value-type="string" office:string-value="null" calcext:value-type="string">
            <text:p>null</text:p>
          </table:table-cell>
          <table:table-cell table:formula="of:=GOOGLETRANSLATE_YOULIBRECALC([.$D56];[.$D$2];[.$W$2])" office:value-type="string" office:string-value="Null" calcext:value-type="string">
            <text:p>Null</text:p>
          </table:table-cell>
          <table:table-cell table:formula="of:=GOOGLETRANSLATE_YOULIBRECALC([.$D56];[.$D$2];[.$X$2])" office:value-type="string" office:string-value="нульовий" calcext:value-type="string">
            <text:p>нульовий</text:p>
          </table:table-cell>
          <table:table-cell table:formula="of:=GOOGLETRANSLATE_YOULIBRECALC([.$D56];[.$D$2];[.$Y$2])" office:value-type="string" office:string-value="vô giá trị" calcext:value-type="string">
            <text:p>vô giá trị</text:p>
          </table:table-cell>
          <table:table-cell table:formula="of:=GOOGLETRANSLATE_YOULIBRECALC([.$D56];[.$D$2];[.$Z$2])" office:value-type="string" office:string-value="NULL" calcext:value-type="string">
            <text:p>NULL</text:p>
          </table:table-cell>
          <table:table-cell table:formula="of:=GOOGLETRANSLATE_YOULIBRECALC([.$D56];[.$D$2];[.$AA$2])" office:value-type="string" office:string-value="tyhjä" calcext:value-type="string">
            <text:p>tyhjä</text:p>
          </table:table-cell>
          <table:table-cell table:formula="of:=GOOGLETRANSLATE_YOULIBRECALC([.$D5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Blowjob_EdgingHadToSlowdow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Phew… Heat was too strong, so I turn it down a bit. ***Better to continue with the slow pot for a while…</text:p>
          </table:table-cell>
          <table:table-cell table:formula="of:=GOOGLETRANSLATE_YOULIBRECALC([.$D57];[.$D$2];[.$E$2])" office:value-type="string" office:string-value="PHEW…热量太强了，所以我将其拒之门外。 ***最好继续慢锅一会儿…" calcext:value-type="string">
            <text:p>PHEW…热量太强了，所以我将其拒之门外。 ***最好继续慢锅一会儿…</text:p>
          </table:table-cell>
          <table:table-cell table:formula="of:=GOOGLETRANSLATE_YOULIBRECALC([.$D57];[.$D$2];[.$F$2])" office:value-type="string" office:string-value="phew…熱が強すぎたので、少し下げています。 ***しばらくの間、スローポットを続ける方が良い…" calcext:value-type="string">
            <text:p>phew…熱が強すぎたので、少し下げています。 ***しばらくの間、スローポットを続ける方が良い…</text:p>
          </table:table-cell>
          <table:table-cell table:formula="of:=GOOGLETRANSLATE_YOULIBRECALC([.$D57];[.$D$2];[.$G$2])" office:value-type="string" office:string-value="Uff… ciepło było zbyt mocne, więc trochę go odrzucam. *** Lepiej kontynuować powolną garnek przez chwilę…" calcext:value-type="string">
            <text:p>Uff… ciepło było zbyt mocne, więc trochę go odrzucam. *** Lepiej kontynuować powolną garnek przez chwilę…</text:p>
          </table:table-cell>
          <table:table-cell table:formula="of:=GOOGLETRANSLATE_YOULIBRECALC([.$D57];[.$D$2];[.$H$2])" office:value-type="string" office:string-value="Uf ... el calor era demasiado fuerte, así que lo rechazo un poco. *** Es mejor continuar con la olla lenta por un tiempo ..." calcext:value-type="string">
            <text:p>Uf ... el calor era demasiado fuerte, así que lo rechazo un poco. *** Es mejor continuar con la olla lenta por un tiempo ...</text:p>
          </table:table-cell>
          <table:table-cell table:formula="of:=GOOGLETRANSLATE_YOULIBRECALC([.$D57];[.$D$2];[.$I$2])" office:value-type="string" office:string-value="Фу ... жар был слишком сильным, поэтому я немного отключаю его. *** Лучше продолжить с медленной горшкой на некоторое время ..." calcext:value-type="string">
            <text:p>Фу ... жар был слишком сильным, поэтому я немного отключаю его. *** Лучше продолжить с медленной горшкой на некоторое время ...</text:p>
          </table:table-cell>
          <table:table-cell table:formula="of:=GOOGLETRANSLATE_YOULIBRECALC([.$D57];[.$D$2];[.$J$2])" office:value-type="string" office:string-value="Ouf… la chaleur était trop forte, donc je le refuse un peu. *** Mieux vaut continuer le pot lent pendant un certain temps…" calcext:value-type="string">
            <text:p>Ouf… la chaleur était trop forte, donc je le refuse un peu. *** Mieux vaut continuer le pot lent pendant un certain temps…</text:p>
          </table:table-cell>
          <table:table-cell table:formula="of:=GOOGLETRANSLATE_YOULIBRECALC([.$D57];[.$D$2];[.$K$2])" office:value-type="string" office:string-value="Phew ... toplota je bila premočna, zato jo nekoliko zavrnim. *** Bolje, da nekaj časa nadaljujete s počasnim loncem ..." calcext:value-type="string">
            <text:p>Phew ... toplota je bila premočna, zato jo nekoliko zavrnim. *** Bolje, da nekaj časa nadaljujete s počasnim loncem ...</text:p>
          </table:table-cell>
          <table:table-cell table:formula="of:=GOOGLETRANSLATE_YOULIBRECALC([.$D57];[.$D$2];[.$L$2])" office:value-type="string" office:string-value="Phew… A hő túl erős volt, ezért egy kicsit visszautasítottam. *** Jobb, ha egy ideig folytatja a lassú edényt ..." calcext:value-type="string">
            <text:p>Phew… A hő túl erős volt, ezért egy kicsit visszautasítottam. *** Jobb, ha egy ideig folytatja a lassú edényt ...</text:p>
          </table:table-cell>
          <table:table-cell table:formula="of:=GOOGLETRANSLATE_YOULIBRECALC([.$D57];[.$D$2];[.$M$2])" office:value-type="string" office:string-value="Phew ... Η θερμότητα ήταν πολύ δυνατή, γι 'αυτό το κατεβαίνω λίγο. *** Καλύτερα να συνεχίσετε με το αργό δοχείο για λίγο…" calcext:value-type="string">
            <text:p>Phew ... Η θερμότητα ήταν πολύ δυνατή, γι 'αυτό το κατεβαίνω λίγο. *** Καλύτερα να συνεχίσετε με το αργό δοχείο για λίγο…</text:p>
          </table:table-cell>
          <table:table-cell table:formula="of:=GOOGLETRANSLATE_YOULIBRECALC([.$D57];[.$D$2];[.$N$2])" office:value-type="string" office:string-value="Vay be… ısı çok güçlüydü, bu yüzden biraz aşağı çeviriyorum. *** Yavaş tencereye bir süre devam etmek daha iyi…" calcext:value-type="string">
            <text:p>Vay be… ısı çok güçlüydü, bu yüzden biraz aşağı çeviriyorum. *** Yavaş tencereye bir süre devam etmek daha iyi…</text:p>
          </table:table-cell>
          <table:table-cell table:formula="of:=GOOGLETRANSLATE_YOULIBRECALC([.$D57];[.$D$2];[.$O$2])" office:value-type="string" office:string-value="Uff ... il calore era troppo forte, quindi lo abbasso un po '. *** Meglio continuare con la pentola lenta per un po '..." calcext:value-type="string">
            <text:p>Uff ... il calore era troppo forte, quindi lo abbasso un po '. *** Meglio continuare con la pentola lenta per un po '...</text:p>
          </table:table-cell>
          <table:table-cell table:formula="of:=GOOGLETRANSLATE_YOULIBRECALC([.$D57];[.$D$2];[.$P$2])" office:value-type="string" office:string-value="PHEW ... Warmte was te sterk, dus ik zet het een beetje af. *** beter om een ​​tijdje door te gaan met de langzame pot ..." calcext:value-type="string">
            <text:p>PHEW ... Warmte was te sterk, dus ik zet het een beetje af. *** beter om een ​​tijdje door te gaan met de langzame pot ...</text:p>
          </table:table-cell>
          <table:table-cell table:formula="of:=GOOGLETRANSLATE_YOULIBRECALC([.$D57];[.$D$2];[.$Q$2])" office:value-type="string" office:string-value="PHEW… 열이 너무 강해서 조금 줄였습니다. *** 느린 냄비를 잠시 동안 계속하는 것이 좋습니다…" calcext:value-type="string">
            <text:p>PHEW… 열이 너무 강해서 조금 줄였습니다. *** 느린 냄비를 잠시 동안 계속하는 것이 좋습니다…</text:p>
          </table:table-cell>
          <table:table-cell table:formula="of:=GOOGLETRANSLATE_YOULIBRECALC([.$D57];[.$D$2];[.$R$2])" office:value-type="string" office:string-value="Phew ... teplo bolo príliš silné, takže to trochu odmietnem. *** Radšej pokračovať v pomalom hrnci na chvíľu ..." calcext:value-type="string">
            <text:p>Phew ... teplo bolo príliš silné, takže to trochu odmietnem. *** Radšej pokračovať v pomalom hrnci na chvíľu ...</text:p>
          </table:table-cell>
          <table:table-cell table:formula="of:=GOOGLETRANSLATE_YOULIBRECALC([.$D57];[.$D$2];[.$S$2])" office:value-type="string" office:string-value="Ufa ... o calor era muito forte, então eu o recuso um pouco. *** Melhor continuar com o pote lento por um tempo ..." calcext:value-type="string">
            <text:p>Ufa ... o calor era muito forte, então eu o recuso um pouco. *** Melhor continuar com o pote lento por um tempo ...</text:p>
          </table:table-cell>
          <table:table-cell table:formula="of:=GOOGLETRANSLATE_YOULIBRECALC([.$D57];[.$D$2];[.$T$2])" office:value-type="string" office:string-value="วุ้น…ความร้อนแรงเกินไปดังนั้นฉันจึงลดมันลงเล็กน้อย *** ดีกว่าที่จะดำเนินการต่อด้วยหม้อช้าสักพัก ..." calcext:value-type="string">
            <text:p>วุ้น…ความร้อนแรงเกินไปดังนั้นฉันจึงลดมันลงเล็กน้อย *** ดีกว่าที่จะดำเนินการต่อด้วยหม้อช้าสักพัก ...</text:p>
          </table:table-cell>
          <table:table-cell table:formula="of:=GOOGLETRANSLATE_YOULIBRECALC([.$D57];[.$D$2];[.$U$2])" office:value-type="string" office:string-value="Fiuh ... panas terlalu kuat, jadi saya sedikit menolaknya. *** Lebih baik melanjutkan dengan pot lambat untuk sementara waktu…" calcext:value-type="string">
            <text:p>Fiuh ... panas terlalu kuat, jadi saya sedikit menolaknya. *** Lebih baik melanjutkan dengan pot lambat untuk sementara waktu…</text:p>
          </table:table-cell>
          <table:table-cell table:formula="of:=GOOGLETRANSLATE_YOULIBRECALC([.$D57];[.$D$2];[.$V$2])" office:value-type="string" office:string-value="Phew ... teplo bylo příliš silné, takže to trochu odmítám. *** Raději pokračovat s pomalým hrncem na chvíli ..." calcext:value-type="string">
            <text:p>Phew ... teplo bylo příliš silné, takže to trochu odmítám. *** Raději pokračovat s pomalým hrncem na chvíli ...</text:p>
          </table:table-cell>
          <table:table-cell table:formula="of:=GOOGLETRANSLATE_YOULIBRECALC([.$D57];[.$D$2];[.$W$2])" office:value-type="string" office:string-value="Phew ... ang init ay masyadong malakas, kaya binabaan ko ito nang kaunti. *** Mas mahusay na magpatuloy sa mabagal na palayok para sa isang habang ..." calcext:value-type="string">
            <text:p>Phew ... ang init ay masyadong malakas, kaya binabaan ko ito nang kaunti. *** Mas mahusay na magpatuloy sa mabagal na palayok para sa isang habang ...</text:p>
          </table:table-cell>
          <table:table-cell table:formula="of:=GOOGLETRANSLATE_YOULIBRECALC([.$D57];[.$D$2];[.$X$2])" office:value-type="string" office:string-value="Phew… Тепло було занадто сильним, тому я його трохи зменшую. *** Краще продовжити з повільним горщиком на деякий час ..." calcext:value-type="string">
            <text:p>Phew… Тепло було занадто сильним, тому я його трохи зменшую. *** Краще продовжити з повільним горщиком на деякий час ...</text:p>
          </table:table-cell>
          <table:table-cell table:formula="of:=GOOGLETRANSLATE_YOULIBRECALC([.$D57];[.$D$2];[.$Y$2])" office:value-type="string" office:string-value="Phew, nhiệt quá mạnh, vì vậy tôi từ chối nó một chút. *** Tốt hơn là tiếp tục với nồi chậm trong một thời gian…" calcext:value-type="string">
            <text:p>Phew, nhiệt quá mạnh, vì vậy tôi từ chối nó một chút. *** Tốt hơn là tiếp tục với nồi chậm trong một thời gian…</text:p>
          </table:table-cell>
          <table:table-cell table:formula="of:=GOOGLETRANSLATE_YOULIBRECALC([.$D57];[.$D$2];[.$Z$2])" office:value-type="string" office:string-value="Puh ... Hitze war zu stark, also lehne ich es ein bisschen ab. *** Besser mit dem langsamen Topf für eine Weile weitermachen ..." calcext:value-type="string">
            <text:p>Puh ... Hitze war zu stark, also lehne ich es ein bisschen ab. *** Besser mit dem langsamen Topf für eine Weile weitermachen ...</text:p>
          </table:table-cell>
          <table:table-cell table:formula="of:=GOOGLETRANSLATE_YOULIBRECALC([.$D57];[.$D$2];[.$AA$2])" office:value-type="string" office:string-value="Phew… Lämpö oli liian voimakas, joten käännän sen hiukan alas. *** Parempi jatkaa hidasta pottia jonkin aikaa…" calcext:value-type="string">
            <text:p>Phew… Lämpö oli liian voimakas, joten käännän sen hiukan alas. *** Parempi jatkaa hidasta pottia jonkin aikaa…</text:p>
          </table:table-cell>
          <table:table-cell table:formula="of:=GOOGLETRANSLATE_YOULIBRECALC([.$D57];[.$D$2];[.$AB$2])" office:value-type="string" office:string-value="Phew… varme var for stærk, så jeg afviser den lidt. *** Bedre at fortsætte med den langsomme gryde i et stykke tid ..." calcext:value-type="string">
            <text:p>Phew… varme var for stærk, så jeg afviser den lidt. *** Bedre at fortsætte med den langsomme gryde i et stykke tid ...</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Blowjob_EdgingHadToSlowdow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58];[.$D$2];[.$E$2])" office:value-type="string" office:string-value="无效的" calcext:value-type="string">
            <text:p>无效的</text:p>
          </table:table-cell>
          <table:table-cell table:formula="of:=GOOGLETRANSLATE_YOULIBRECALC([.$D58];[.$D$2];[.$F$2])" office:value-type="string" office:string-value="ヌル" calcext:value-type="string">
            <text:p>ヌル</text:p>
          </table:table-cell>
          <table:table-cell table:formula="of:=GOOGLETRANSLATE_YOULIBRECALC([.$D58];[.$D$2];[.$G$2])" office:value-type="string" office:string-value="nieważny" calcext:value-type="string">
            <text:p>nieważny</text:p>
          </table:table-cell>
          <table:table-cell table:formula="of:=GOOGLETRANSLATE_YOULIBRECALC([.$D58];[.$D$2];[.$H$2])" office:value-type="string" office:string-value="nulo" calcext:value-type="string">
            <text:p>nulo</text:p>
          </table:table-cell>
          <table:table-cell table:formula="of:=GOOGLETRANSLATE_YOULIBRECALC([.$D58];[.$D$2];[.$I$2])" office:value-type="string" office:string-value="нулевой" calcext:value-type="string">
            <text:p>нулевой</text:p>
          </table:table-cell>
          <table:table-cell table:formula="of:=GOOGLETRANSLATE_YOULIBRECALC([.$D58];[.$D$2];[.$J$2])" office:value-type="string" office:string-value="nul" calcext:value-type="string">
            <text:p>nul</text:p>
          </table:table-cell>
          <table:table-cell table:formula="of:=GOOGLETRANSLATE_YOULIBRECALC([.$D58];[.$D$2];[.$K$2])" office:value-type="string" office:string-value="null" calcext:value-type="string">
            <text:p>null</text:p>
          </table:table-cell>
          <table:table-cell table:formula="of:=GOOGLETRANSLATE_YOULIBRECALC([.$D58];[.$D$2];[.$L$2])" office:value-type="string" office:string-value="nulla" calcext:value-type="string">
            <text:p>nulla</text:p>
          </table:table-cell>
          <table:table-cell table:formula="of:=GOOGLETRANSLATE_YOULIBRECALC([.$D58];[.$D$2];[.$M$2])" office:value-type="string" office:string-value="άκυρος" calcext:value-type="string">
            <text:p>άκυρος</text:p>
          </table:table-cell>
          <table:table-cell table:formula="of:=GOOGLETRANSLATE_YOULIBRECALC([.$D58];[.$D$2];[.$N$2])" office:value-type="string" office:string-value="hükümsüz" calcext:value-type="string">
            <text:p>hükümsüz</text:p>
          </table:table-cell>
          <table:table-cell table:formula="of:=GOOGLETRANSLATE_YOULIBRECALC([.$D58];[.$D$2];[.$O$2])" office:value-type="string" office:string-value="null" calcext:value-type="string">
            <text:p>null</text:p>
          </table:table-cell>
          <table:table-cell table:formula="of:=GOOGLETRANSLATE_YOULIBRECALC([.$D58];[.$D$2];[.$P$2])" office:value-type="string" office:string-value="nul" calcext:value-type="string">
            <text:p>nul</text:p>
          </table:table-cell>
          <table:table-cell table:formula="of:=GOOGLETRANSLATE_YOULIBRECALC([.$D58];[.$D$2];[.$Q$2])" office:value-type="string" office:string-value="널" calcext:value-type="string">
            <text:p>널</text:p>
          </table:table-cell>
          <table:table-cell table:formula="of:=GOOGLETRANSLATE_YOULIBRECALC([.$D58];[.$D$2];[.$R$2])" office:value-type="string" office:string-value="nulové" calcext:value-type="string">
            <text:p>nulové</text:p>
          </table:table-cell>
          <table:table-cell table:formula="of:=GOOGLETRANSLATE_YOULIBRECALC([.$D58];[.$D$2];[.$S$2])" office:value-type="string" office:string-value="nulo" calcext:value-type="string">
            <text:p>nulo</text:p>
          </table:table-cell>
          <table:table-cell table:formula="of:=GOOGLETRANSLATE_YOULIBRECALC([.$D58];[.$D$2];[.$T$2])" office:value-type="string" office:string-value="โมฆะ" calcext:value-type="string">
            <text:p>โมฆะ</text:p>
          </table:table-cell>
          <table:table-cell table:formula="of:=GOOGLETRANSLATE_YOULIBRECALC([.$D58];[.$D$2];[.$U$2])" office:value-type="string" office:string-value="batal" calcext:value-type="string">
            <text:p>batal</text:p>
          </table:table-cell>
          <table:table-cell table:formula="of:=GOOGLETRANSLATE_YOULIBRECALC([.$D58];[.$D$2];[.$V$2])" office:value-type="string" office:string-value="null" calcext:value-type="string">
            <text:p>null</text:p>
          </table:table-cell>
          <table:table-cell table:formula="of:=GOOGLETRANSLATE_YOULIBRECALC([.$D58];[.$D$2];[.$W$2])" office:value-type="string" office:string-value="Null" calcext:value-type="string">
            <text:p>Null</text:p>
          </table:table-cell>
          <table:table-cell table:formula="of:=GOOGLETRANSLATE_YOULIBRECALC([.$D58];[.$D$2];[.$X$2])" office:value-type="string" office:string-value="нульовий" calcext:value-type="string">
            <text:p>нульовий</text:p>
          </table:table-cell>
          <table:table-cell table:formula="of:=GOOGLETRANSLATE_YOULIBRECALC([.$D58];[.$D$2];[.$Y$2])" office:value-type="string" office:string-value="vô giá trị" calcext:value-type="string">
            <text:p>vô giá trị</text:p>
          </table:table-cell>
          <table:table-cell table:formula="of:=GOOGLETRANSLATE_YOULIBRECALC([.$D58];[.$D$2];[.$Z$2])" office:value-type="string" office:string-value="NULL" calcext:value-type="string">
            <text:p>NULL</text:p>
          </table:table-cell>
          <table:table-cell table:formula="of:=GOOGLETRANSLATE_YOULIBRECALC([.$D58];[.$D$2];[.$AA$2])" office:value-type="string" office:string-value="tyhjä" calcext:value-type="string">
            <text:p>tyhjä</text:p>
          </table:table-cell>
          <table:table-cell table:formula="of:=GOOGLETRANSLATE_YOULIBRECALC([.$D5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Blowjob_EdgingForceStop***</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oo slow, I’m hungry! ***I have had enough! I’m starving!</text:p>
          </table:table-cell>
          <table:table-cell table:formula="of:=GOOGLETRANSLATE_YOULIBRECALC([.$D59];[.$D$2];[.$E$2])" office:value-type="string" office:string-value="太慢了，我饿了！ ***我已经受够了！我饿死了！" calcext:value-type="string">
            <text:p>太慢了，我饿了！ ***我已经受够了！我饿死了！</text:p>
          </table:table-cell>
          <table:table-cell table:formula="of:=GOOGLETRANSLATE_YOULIBRECALC([.$D59];[.$D$2];[.$F$2])" office:value-type="string" office:string-value="遅すぎる、お腹が空いている！ ***私は十分に持っていました！私はお腹が空いています！" calcext:value-type="string">
            <text:p>遅すぎる、お腹が空いている！ ***私は十分に持っていました！私はお腹が空いています！</text:p>
          </table:table-cell>
          <table:table-cell table:formula="of:=GOOGLETRANSLATE_YOULIBRECALC([.$D59];[.$D$2];[.$G$2])" office:value-type="string" office:string-value="Zbyt wolno, jestem głodny! *** Mam dość! Głoduję!" calcext:value-type="string">
            <text:p>Zbyt wolno, jestem głodny! *** Mam dość! Głoduję!</text:p>
          </table:table-cell>
          <table:table-cell table:formula="of:=GOOGLETRANSLATE_YOULIBRECALC([.$D59];[.$D$2];[.$H$2])" office:value-type="string" office:string-value="¡Demasiado lento, tengo hambre! *** ¡He tenido suficiente! ¡Estoy hambriento!" calcext:value-type="string">
            <text:p>¡Demasiado lento, tengo hambre! *** ¡He tenido suficiente! ¡Estoy hambriento!</text:p>
          </table:table-cell>
          <table:table-cell table:formula="of:=GOOGLETRANSLATE_YOULIBRECALC([.$D59];[.$D$2];[.$I$2])" office:value-type="string" office:string-value="Слишком медленно, я голоден! *** У меня было достаточно! Я умираю с голоду!" calcext:value-type="string">
            <text:p>Слишком медленно, я голоден! *** У меня было достаточно! Я умираю с голоду!</text:p>
          </table:table-cell>
          <table:table-cell table:formula="of:=GOOGLETRANSLATE_YOULIBRECALC([.$D59];[.$D$2];[.$J$2])" office:value-type="string" office:string-value="Trop lent, j'ai faim! *** J'en ai assez! Je meurs de faim!" calcext:value-type="string">
            <text:p>Trop lent, j'ai faim! *** J'en ai assez! Je meurs de faim!</text:p>
          </table:table-cell>
          <table:table-cell table:formula="of:=GOOGLETRANSLATE_YOULIBRECALC([.$D59];[.$D$2];[.$K$2])" office:value-type="string" office:string-value="Prepočasi, lačen sem! *** Imel sem dovolj! Stradam!" calcext:value-type="string">
            <text:p>Prepočasi, lačen sem! *** Imel sem dovolj! Stradam!</text:p>
          </table:table-cell>
          <table:table-cell table:formula="of:=GOOGLETRANSLATE_YOULIBRECALC([.$D59];[.$D$2];[.$L$2])" office:value-type="string" office:string-value="Túl lassú, éhes vagyok! *** Elég volt! Éhezem!" calcext:value-type="string">
            <text:p>Túl lassú, éhes vagyok! *** Elég volt! Éhezem!</text:p>
          </table:table-cell>
          <table:table-cell table:formula="of:=GOOGLETRANSLATE_YOULIBRECALC([.$D59];[.$D$2];[.$M$2])" office:value-type="string" office:string-value="Πάρα πολύ αργό, είμαι πεινασμένος! *** Είχα αρκετό! Είμαι λιμοκτονικός!" calcext:value-type="string">
            <text:p>Πάρα πολύ αργό, είμαι πεινασμένος! *** Είχα αρκετό! Είμαι λιμοκτονικός!</text:p>
          </table:table-cell>
          <table:table-cell table:formula="of:=GOOGLETRANSLATE_YOULIBRECALC([.$D59];[.$D$2];[.$N$2])" office:value-type="string" office:string-value="Çok yavaş, açım! *** Yeterince yaşadım! Açlıktan ölüyorum!" calcext:value-type="string">
            <text:p>Çok yavaş, açım! *** Yeterince yaşadım! Açlıktan ölüyorum!</text:p>
          </table:table-cell>
          <table:table-cell table:formula="of:=GOOGLETRANSLATE_YOULIBRECALC([.$D59];[.$D$2];[.$O$2])" office:value-type="string" office:string-value="Troppo lento, ho fame! *** Ne ho avuto abbastanza! Sto morendo di fame!" calcext:value-type="string">
            <text:p>Troppo lento, ho fame! *** Ne ho avuto abbastanza! Sto morendo di fame!</text:p>
          </table:table-cell>
          <table:table-cell table:formula="of:=GOOGLETRANSLATE_YOULIBRECALC([.$D59];[.$D$2];[.$P$2])" office:value-type="string" office:string-value="Te traag, ik heb honger! *** Ik heb genoeg gehad! Ik ben uitgehongerd!" calcext:value-type="string">
            <text:p>Te traag, ik heb honger! *** Ik heb genoeg gehad! Ik ben uitgehongerd!</text:p>
          </table:table-cell>
          <table:table-cell table:formula="of:=GOOGLETRANSLATE_YOULIBRECALC([.$D59];[.$D$2];[.$Q$2])" office:value-type="string" office:string-value="너무 느립니다. 배가 고파요! *** 나는 충분했다! 나는 굶주리고있다!" calcext:value-type="string">
            <text:p>너무 느립니다. 배가 고파요! *** 나는 충분했다! 나는 굶주리고있다!</text:p>
          </table:table-cell>
          <table:table-cell table:formula="of:=GOOGLETRANSLATE_YOULIBRECALC([.$D59];[.$D$2];[.$R$2])" office:value-type="string" office:string-value="Príliš pomalý, mám hlad! *** Mal som dosť! Hladujem!" calcext:value-type="string">
            <text:p>Príliš pomalý, mám hlad! *** Mal som dosť! Hladujem!</text:p>
          </table:table-cell>
          <table:table-cell table:formula="of:=GOOGLETRANSLATE_YOULIBRECALC([.$D59];[.$D$2];[.$S$2])" office:value-type="string" office:string-value="Muito lento, estou com fome! *** Eu já tive o suficiente! Estou morrendo de fome!" calcext:value-type="string">
            <text:p>Muito lento, estou com fome! *** Eu já tive o suficiente! Estou morrendo de fome!</text:p>
          </table:table-cell>
          <table:table-cell table:formula="of:=GOOGLETRANSLATE_YOULIBRECALC([.$D59];[.$D$2];[.$T$2])" office:value-type="string" office:string-value="ช้าเกินไปฉันหิว! *** ฉันมีเพียงพอ! ฉันกำลังหิว!" calcext:value-type="string">
            <text:p>ช้าเกินไปฉันหิว! *** ฉันมีเพียงพอ! ฉันกำลังหิว!</text:p>
          </table:table-cell>
          <table:table-cell table:formula="of:=GOOGLETRANSLATE_YOULIBRECALC([.$D59];[.$D$2];[.$U$2])" office:value-type="string" office:string-value="Terlalu lambat, saya lapar! *** Saya sudah cukup! Saya kelaparan!" calcext:value-type="string">
            <text:p>Terlalu lambat, saya lapar! *** Saya sudah cukup! Saya kelaparan!</text:p>
          </table:table-cell>
          <table:table-cell table:formula="of:=GOOGLETRANSLATE_YOULIBRECALC([.$D59];[.$D$2];[.$V$2])" office:value-type="string" office:string-value="Příliš pomalý, mám hlad! *** Měl jsem dost! Hladovím!" calcext:value-type="string">
            <text:p>Příliš pomalý, mám hlad! *** Měl jsem dost! Hladovím!</text:p>
          </table:table-cell>
          <table:table-cell table:formula="of:=GOOGLETRANSLATE_YOULIBRECALC([.$D59];[.$D$2];[.$W$2])" office:value-type="string" office:string-value="Masyadong mabagal, nagugutom ako! *** Mayroon akong sapat! Nagugutom na ako!" calcext:value-type="string">
            <text:p>Masyadong mabagal, nagugutom ako! *** Mayroon akong sapat! Nagugutom na ako!</text:p>
          </table:table-cell>
          <table:table-cell table:formula="of:=GOOGLETRANSLATE_YOULIBRECALC([.$D59];[.$D$2];[.$X$2])" office:value-type="string" office:string-value="Занадто повільно, я голодний! *** Мені вистачило! Я голодую!" calcext:value-type="string">
            <text:p>Занадто повільно, я голодний! *** Мені вистачило! Я голодую!</text:p>
          </table:table-cell>
          <table:table-cell table:formula="of:=GOOGLETRANSLATE_YOULIBRECALC([.$D59];[.$D$2];[.$Y$2])" office:value-type="string" office:string-value="Quá chậm, tôi đói! *** Tôi đã có đủ! Tôi chết đói!" calcext:value-type="string">
            <text:p>Quá chậm, tôi đói! *** Tôi đã có đủ! Tôi chết đói!</text:p>
          </table:table-cell>
          <table:table-cell table:formula="of:=GOOGLETRANSLATE_YOULIBRECALC([.$D59];[.$D$2];[.$Z$2])" office:value-type="string" office:string-value="Zu langsam, ich habe Hunger! *** Ich habe genug! Ich bin am Verhungern!" calcext:value-type="string">
            <text:p>Zu langsam, ich habe Hunger! *** Ich habe genug! Ich bin am Verhungern!</text:p>
          </table:table-cell>
          <table:table-cell table:formula="of:=GOOGLETRANSLATE_YOULIBRECALC([.$D59];[.$D$2];[.$AA$2])" office:value-type="string" office:string-value="Liian hidas, olen nälkäinen! *** Minulla on ollut tarpeeksi! Olen nälkää!" calcext:value-type="string">
            <text:p>Liian hidas, olen nälkäinen! *** Minulla on ollut tarpeeksi! Olen nälkää!</text:p>
          </table:table-cell>
          <table:table-cell table:formula="of:=GOOGLETRANSLATE_YOULIBRECALC([.$D59];[.$D$2];[.$AB$2])" office:value-type="string" office:string-value="For langsom, jeg er sulten! *** Jeg har fået nok! Jeg sulter!" calcext:value-type="string">
            <text:p>For langsom, jeg er sulten! *** Jeg har fået nok! Jeg sulter!</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Blowjob_EdgingForceStop***</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0];[.$D$2];[.$E$2])" office:value-type="string" office:string-value="无效的" calcext:value-type="string">
            <text:p>无效的</text:p>
          </table:table-cell>
          <table:table-cell table:formula="of:=GOOGLETRANSLATE_YOULIBRECALC([.$D60];[.$D$2];[.$F$2])" office:value-type="string" office:string-value="ヌル" calcext:value-type="string">
            <text:p>ヌル</text:p>
          </table:table-cell>
          <table:table-cell table:formula="of:=GOOGLETRANSLATE_YOULIBRECALC([.$D60];[.$D$2];[.$G$2])" office:value-type="string" office:string-value="nieważny" calcext:value-type="string">
            <text:p>nieważny</text:p>
          </table:table-cell>
          <table:table-cell table:formula="of:=GOOGLETRANSLATE_YOULIBRECALC([.$D60];[.$D$2];[.$H$2])" office:value-type="string" office:string-value="nulo" calcext:value-type="string">
            <text:p>nulo</text:p>
          </table:table-cell>
          <table:table-cell table:formula="of:=GOOGLETRANSLATE_YOULIBRECALC([.$D60];[.$D$2];[.$I$2])" office:value-type="string" office:string-value="нулевой" calcext:value-type="string">
            <text:p>нулевой</text:p>
          </table:table-cell>
          <table:table-cell table:formula="of:=GOOGLETRANSLATE_YOULIBRECALC([.$D60];[.$D$2];[.$J$2])" office:value-type="string" office:string-value="nul" calcext:value-type="string">
            <text:p>nul</text:p>
          </table:table-cell>
          <table:table-cell table:formula="of:=GOOGLETRANSLATE_YOULIBRECALC([.$D60];[.$D$2];[.$K$2])" office:value-type="string" office:string-value="null" calcext:value-type="string">
            <text:p>null</text:p>
          </table:table-cell>
          <table:table-cell table:formula="of:=GOOGLETRANSLATE_YOULIBRECALC([.$D60];[.$D$2];[.$L$2])" office:value-type="string" office:string-value="nulla" calcext:value-type="string">
            <text:p>nulla</text:p>
          </table:table-cell>
          <table:table-cell table:formula="of:=GOOGLETRANSLATE_YOULIBRECALC([.$D60];[.$D$2];[.$M$2])" office:value-type="string" office:string-value="άκυρος" calcext:value-type="string">
            <text:p>άκυρος</text:p>
          </table:table-cell>
          <table:table-cell table:formula="of:=GOOGLETRANSLATE_YOULIBRECALC([.$D60];[.$D$2];[.$N$2])" office:value-type="string" office:string-value="hükümsüz" calcext:value-type="string">
            <text:p>hükümsüz</text:p>
          </table:table-cell>
          <table:table-cell table:formula="of:=GOOGLETRANSLATE_YOULIBRECALC([.$D60];[.$D$2];[.$O$2])" office:value-type="string" office:string-value="null" calcext:value-type="string">
            <text:p>null</text:p>
          </table:table-cell>
          <table:table-cell table:formula="of:=GOOGLETRANSLATE_YOULIBRECALC([.$D60];[.$D$2];[.$P$2])" office:value-type="string" office:string-value="nul" calcext:value-type="string">
            <text:p>nul</text:p>
          </table:table-cell>
          <table:table-cell table:formula="of:=GOOGLETRANSLATE_YOULIBRECALC([.$D60];[.$D$2];[.$Q$2])" office:value-type="string" office:string-value="널" calcext:value-type="string">
            <text:p>널</text:p>
          </table:table-cell>
          <table:table-cell table:formula="of:=GOOGLETRANSLATE_YOULIBRECALC([.$D60];[.$D$2];[.$R$2])" office:value-type="string" office:string-value="nulové" calcext:value-type="string">
            <text:p>nulové</text:p>
          </table:table-cell>
          <table:table-cell table:formula="of:=GOOGLETRANSLATE_YOULIBRECALC([.$D60];[.$D$2];[.$S$2])" office:value-type="string" office:string-value="nulo" calcext:value-type="string">
            <text:p>nulo</text:p>
          </table:table-cell>
          <table:table-cell table:formula="of:=GOOGLETRANSLATE_YOULIBRECALC([.$D60];[.$D$2];[.$T$2])" office:value-type="string" office:string-value="โมฆะ" calcext:value-type="string">
            <text:p>โมฆะ</text:p>
          </table:table-cell>
          <table:table-cell table:formula="of:=GOOGLETRANSLATE_YOULIBRECALC([.$D60];[.$D$2];[.$U$2])" office:value-type="string" office:string-value="batal" calcext:value-type="string">
            <text:p>batal</text:p>
          </table:table-cell>
          <table:table-cell table:formula="of:=GOOGLETRANSLATE_YOULIBRECALC([.$D60];[.$D$2];[.$V$2])" office:value-type="string" office:string-value="null" calcext:value-type="string">
            <text:p>null</text:p>
          </table:table-cell>
          <table:table-cell table:formula="of:=GOOGLETRANSLATE_YOULIBRECALC([.$D60];[.$D$2];[.$W$2])" office:value-type="string" office:string-value="Null" calcext:value-type="string">
            <text:p>Null</text:p>
          </table:table-cell>
          <table:table-cell table:formula="of:=GOOGLETRANSLATE_YOULIBRECALC([.$D60];[.$D$2];[.$X$2])" office:value-type="string" office:string-value="нульовий" calcext:value-type="string">
            <text:p>нульовий</text:p>
          </table:table-cell>
          <table:table-cell table:formula="of:=GOOGLETRANSLATE_YOULIBRECALC([.$D60];[.$D$2];[.$Y$2])" office:value-type="string" office:string-value="vô giá trị" calcext:value-type="string">
            <text:p>vô giá trị</text:p>
          </table:table-cell>
          <table:table-cell table:formula="of:=GOOGLETRANSLATE_YOULIBRECALC([.$D60];[.$D$2];[.$Z$2])" office:value-type="string" office:string-value="NULL" calcext:value-type="string">
            <text:p>NULL</text:p>
          </table:table-cell>
          <table:table-cell table:formula="of:=GOOGLETRANSLATE_YOULIBRECALC([.$D60];[.$D$2];[.$AA$2])" office:value-type="string" office:string-value="tyhjä" calcext:value-type="string">
            <text:p>tyhjä</text:p>
          </table:table-cell>
          <table:table-cell table:formula="of:=GOOGLETRANSLATE_YOULIBRECALC([.$D6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Blowjob_SwallowFull***</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asty. Perfectly done. ***Succulent! ***I would give it 3 Michelin stars. ***Sweet, with a very interesting aftertaste.</text:p>
          </table:table-cell>
          <table:table-cell table:formula="of:=GOOGLETRANSLATE_YOULIBRECALC([.$D61];[.$D$2];[.$E$2])" office:value-type="string" office:string-value="可口。完美完成。 ***多汁！ ***我会给它3个米其林星。 ***甜蜜，带有非常有趣的回味。" calcext:value-type="string">
            <text:p>可口。完美完成。 ***多汁！ ***我会给它3个米其林星。 ***甜蜜，带有非常有趣的回味。</text:p>
          </table:table-cell>
          <table:table-cell table:formula="of:=GOOGLETRANSLATE_YOULIBRECALC([.$D61];[.$D$2];[.$F$2])" office:value-type="string" office:string-value="美味しい。完璧に完了。 ***ジューシー！ ***ミシュラン3つの星を渡します。 ***甘い、非常に興味深い後味があります。" calcext:value-type="string">
            <text:p>美味しい。完璧に完了。 ***ジューシー！ ***ミシュラン3つの星を渡します。 ***甘い、非常に興味深い後味があります。</text:p>
          </table:table-cell>
          <table:table-cell table:formula="of:=GOOGLETRANSLATE_YOULIBRECALC([.$D61];[.$D$2];[.$G$2])" office:value-type="string" office:string-value="Smaczny. Doskonale wykonane. ***Soczysty! *** Dałbym 3 gwiazdy Michelin. *** Słodki, z bardzo interesującym posmakiem." calcext:value-type="string">
            <text:p>Smaczny. Doskonale wykonane. ***Soczysty! *** Dałbym 3 gwiazdy Michelin. *** Słodki, z bardzo interesującym posmakiem.</text:p>
          </table:table-cell>
          <table:table-cell table:formula="of:=GOOGLETRANSLATE_YOULIBRECALC([.$D61];[.$D$2];[.$H$2])" office:value-type="string" office:string-value="Sabroso. Perfectamente hecho. ***¡Suculento! *** Le daría 3 estrellas Michelin. *** Dulce, con un regusto muy interesante." calcext:value-type="string">
            <text:p>Sabroso. Perfectamente hecho. ***¡Suculento! *** Le daría 3 estrellas Michelin. *** Dulce, con un regusto muy interesante.</text:p>
          </table:table-cell>
          <table:table-cell table:formula="of:=GOOGLETRANSLATE_YOULIBRECALC([.$D61];[.$D$2];[.$I$2])" office:value-type="string" office:string-value="Вкусный. Идеально сделано. *** Сочный! *** Я бы дал 3 звезды Мишлен. *** Сладкий, с очень интересным послевкусием." calcext:value-type="string">
            <text:p>Вкусный. Идеально сделано. *** Сочный! *** Я бы дал 3 звезды Мишлен. *** Сладкий, с очень интересным послевкусием.</text:p>
          </table:table-cell>
          <table:table-cell table:formula="of:=GOOGLETRANSLATE_YOULIBRECALC([.$D61];[.$D$2];[.$J$2])" office:value-type="string" office:string-value="Savoureux. Parfaitement fait. ***Succulent! *** Je lui donnerais 3 étoiles Michelin. *** doux, avec un arrière-goût très intéressant." calcext:value-type="string">
            <text:p>Savoureux. Parfaitement fait. ***Succulent! *** Je lui donnerais 3 étoiles Michelin. *** doux, avec un arrière-goût très intéressant.</text:p>
          </table:table-cell>
          <table:table-cell table:formula="of:=GOOGLETRANSLATE_YOULIBRECALC([.$D61];[.$D$2];[.$K$2])" office:value-type="string" office:string-value="Okusno. Popolnoma narejeno. *** sočna! *** Dal bi mu 3 Michelinove zvezde. *** Sladko, z zelo zanimivimi posl." calcext:value-type="string">
            <text:p>Okusno. Popolnoma narejeno. *** sočna! *** Dal bi mu 3 Michelinove zvezde. *** Sladko, z zelo zanimivimi posl.</text:p>
          </table:table-cell>
          <table:table-cell table:formula="of:=GOOGLETRANSLATE_YOULIBRECALC([.$D61];[.$D$2];[.$L$2])" office:value-type="string" office:string-value="Ízletes. Tökéletesen kész. ***Nedvdús! *** 3 Michelin csillagot adnék neki. *** Édes, nagyon érdekes utóízzel." calcext:value-type="string">
            <text:p>Ízletes. Tökéletesen kész. ***Nedvdús! *** 3 Michelin csillagot adnék neki. *** Édes, nagyon érdekes utóízzel.</text:p>
          </table:table-cell>
          <table:table-cell table:formula="of:=GOOGLETRANSLATE_YOULIBRECALC([.$D61];[.$D$2];[.$M$2])" office:value-type="string" office:string-value="Γευστικός. Τέλεια. ***Ζουμερός! *** Θα του έδινα 3 αστέρια Michelin. *** γλυκό, με μια πολύ ενδιαφέρουσα επίγευση." calcext:value-type="string">
            <text:p>Γευστικός. Τέλεια. ***Ζουμερός! *** Θα του έδινα 3 αστέρια Michelin. *** γλυκό, με μια πολύ ενδιαφέρουσα επίγευση.</text:p>
          </table:table-cell>
          <table:table-cell table:formula="of:=GOOGLETRANSLATE_YOULIBRECALC([.$D61];[.$D$2];[.$N$2])" office:value-type="string" office:string-value="Lezzetli. Mükemmel yapıldı. *** Etli! *** 3 Michelin yıldızı verirdim. *** Tatlı, çok ilginç bir tat ile." calcext:value-type="string">
            <text:p>Lezzetli. Mükemmel yapıldı. *** Etli! *** 3 Michelin yıldızı verirdim. *** Tatlı, çok ilginç bir tat ile.</text:p>
          </table:table-cell>
          <table:table-cell table:formula="of:=GOOGLETRANSLATE_YOULIBRECALC([.$D61];[.$D$2];[.$O$2])" office:value-type="string" office:string-value="Gustoso. Perfettamente fatto. *** Succulento! *** Darei 3 stelle Michelin. *** dolce, con un retrogusto molto interessante." calcext:value-type="string">
            <text:p>Gustoso. Perfettamente fatto. *** Succulento! *** Darei 3 stelle Michelin. *** dolce, con un retrogusto molto interessante.</text:p>
          </table:table-cell>
          <table:table-cell table:formula="of:=GOOGLETRANSLATE_YOULIBRECALC([.$D61];[.$D$2];[.$P$2])" office:value-type="string" office:string-value="Smaakvol. Perfect gedaan. *** Succulent! *** Ik zou het 3 Michelin -sterren geven. *** Zoet, met een zeer interessante nasmaak." calcext:value-type="string">
            <text:p>Smaakvol. Perfect gedaan. *** Succulent! *** Ik zou het 3 Michelin -sterren geven. *** Zoet, met een zeer interessante nasmaak.</text:p>
          </table:table-cell>
          <table:table-cell table:formula="of:=GOOGLETRANSLATE_YOULIBRECALC([.$D61];[.$D$2];[.$Q$2])" office:value-type="string" office:string-value="맛있는. 완벽하게 완료되었습니다. ***흥미 진진한! *** 나는 그것을 3 개의 미슐랭 스타에게 줄 것이다. *** 매우 흥미로운 뒷맛과 함께 달콤합니다." calcext:value-type="string">
            <text:p>맛있는. 완벽하게 완료되었습니다. ***흥미 진진한! *** 나는 그것을 3 개의 미슐랭 스타에게 줄 것이다. *** 매우 흥미로운 뒷맛과 함께 달콤합니다.</text:p>
          </table:table-cell>
          <table:table-cell table:formula="of:=GOOGLETRANSLATE_YOULIBRECALC([.$D61];[.$D$2];[.$R$2])" office:value-type="string" office:string-value="Chutné. Dokonale hotové. *** šťavnaté! *** Dal by som to 3 Michelin Stars. *** Sladké, s veľmi zaujímavou dochuťou." calcext:value-type="string">
            <text:p>Chutné. Dokonale hotové. *** šťavnaté! *** Dal by som to 3 Michelin Stars. *** Sladké, s veľmi zaujímavou dochuťou.</text:p>
          </table:table-cell>
          <table:table-cell table:formula="of:=GOOGLETRANSLATE_YOULIBRECALC([.$D61];[.$D$2];[.$S$2])" office:value-type="string" office:string-value="Saboroso. Perfeitamente feito. *** Suculento! *** Eu daria 3 estrelas Michelin. *** doce, com um sabor muito interessante." calcext:value-type="string">
            <text:p>Saboroso. Perfeitamente feito. *** Suculento! *** Eu daria 3 estrelas Michelin. *** doce, com um sabor muito interessante.</text:p>
          </table:table-cell>
          <table:table-cell table:formula="of:=GOOGLETRANSLATE_YOULIBRECALC([.$D61];[.$D$2];[.$T$2])" office:value-type="string" office:string-value="อร่อย. ทำอย่างสมบูรณ์แบบ *** ฉ่ำ! *** ฉันจะให้ 3 ดาวมิชลิน *** หวานมีหลังละอองที่น่าสนใจมาก" calcext:value-type="string">
            <text:p>อร่อย. ทำอย่างสมบูรณ์แบบ *** ฉ่ำ! *** ฉันจะให้ 3 ดาวมิชลิน *** หวานมีหลังละอองที่น่าสนใจมาก</text:p>
          </table:table-cell>
          <table:table-cell table:formula="of:=GOOGLETRANSLATE_YOULIBRECALC([.$D61];[.$D$2];[.$U$2])" office:value-type="string" office:string-value="Lezat. Selesai dengan sempurna. ***Lezat! *** Saya akan memberikannya 3 bintang Michelin. *** Manis, dengan aftertaste yang sangat menarik." calcext:value-type="string">
            <text:p>Lezat. Selesai dengan sempurna. ***Lezat! *** Saya akan memberikannya 3 bintang Michelin. *** Manis, dengan aftertaste yang sangat menarik.</text:p>
          </table:table-cell>
          <table:table-cell table:formula="of:=GOOGLETRANSLATE_YOULIBRECALC([.$D61];[.$D$2];[.$V$2])" office:value-type="string" office:string-value="Chutný. Dokonale hotovo. ***Sukulentní! *** Dal bych to 3 hvězdy Michelin. *** Sweet, s velmi zajímavou pachutem." calcext:value-type="string">
            <text:p>Chutný. Dokonale hotovo. ***Sukulentní! *** Dal bych to 3 hvězdy Michelin. *** Sweet, s velmi zajímavou pachutem.</text:p>
          </table:table-cell>
          <table:table-cell table:formula="of:=GOOGLETRANSLATE_YOULIBRECALC([.$D61];[.$D$2];[.$W$2])" office:value-type="string" office:string-value="Masarap. Perpektong tapos na. *** Succulent! *** Ibibigay ko ito sa 3 mga bituin ng Michelin. *** matamis, na may isang napaka -kagiliw -giliw na aftertaste." calcext:value-type="string">
            <text:p>Masarap. Perpektong tapos na. *** Succulent! *** Ibibigay ko ito sa 3 mga bituin ng Michelin. *** matamis, na may isang napaka -kagiliw -giliw na aftertaste.</text:p>
          </table:table-cell>
          <table:table-cell table:formula="of:=GOOGLETRANSLATE_YOULIBRECALC([.$D61];[.$D$2];[.$X$2])" office:value-type="string" office:string-value="Смачний. Ідеально зроблено. *** Соковить! *** Я б дав йому 3 зірки Michelin. *** Солодкий, з дуже цікавим післясмаку." calcext:value-type="string">
            <text:p>Смачний. Ідеально зроблено. *** Соковить! *** Я б дав йому 3 зірки Michelin. *** Солодкий, з дуже цікавим післясмаку.</text:p>
          </table:table-cell>
          <table:table-cell table:formula="of:=GOOGLETRANSLATE_YOULIBRECALC([.$D61];[.$D$2];[.$Y$2])" office:value-type="string" office:string-value="Ngon. Thực hiện hoàn hảo. ***Ngon! *** Tôi sẽ cho nó 3 ngôi sao Michelin. *** Ngọt ngào, với một dư vị rất thú vị." calcext:value-type="string">
            <text:p>Ngon. Thực hiện hoàn hảo. ***Ngon! *** Tôi sẽ cho nó 3 ngôi sao Michelin. *** Ngọt ngào, với một dư vị rất thú vị.</text:p>
          </table:table-cell>
          <table:table-cell table:formula="of:=GOOGLETRANSLATE_YOULIBRECALC([.$D61];[.$D$2];[.$Z$2])" office:value-type="string" office:string-value="Lecker. Perfekt gemacht. ***Saftig! *** Ich würde es 3 Michelin -Sterne geben. *** süß, mit einem sehr interessanten Nachgeschmack." calcext:value-type="string">
            <text:p>Lecker. Perfekt gemacht. ***Saftig! *** Ich würde es 3 Michelin -Sterne geben. *** süß, mit einem sehr interessanten Nachgeschmack.</text:p>
          </table:table-cell>
          <table:table-cell table:formula="of:=GOOGLETRANSLATE_YOULIBRECALC([.$D61];[.$D$2];[.$AA$2])" office:value-type="string" office:string-value="Maukas. Täydellisesti tehty. *** mehevä! *** Antaisin sille 3 Michelin -tähteä. *** Makea, erittäin mielenkiintoisella jälkimakulla." calcext:value-type="string">
            <text:p>Maukas. Täydellisesti tehty. *** mehevä! *** Antaisin sille 3 Michelin -tähteä. *** Makea, erittäin mielenkiintoisella jälkimakulla.</text:p>
          </table:table-cell>
          <table:table-cell table:formula="of:=GOOGLETRANSLATE_YOULIBRECALC([.$D61];[.$D$2];[.$AB$2])" office:value-type="string" office:string-value="Velsmagende. Perfekt gjort. *** Succulent! *** Jeg ville give det 3 Michelin -stjerner. *** sød, med en meget interessant eftersmag." calcext:value-type="string">
            <text:p>Velsmagende. Perfekt gjort. *** Succulent! *** Jeg ville give det 3 Michelin -stjerner. *** sød, med en meget interessant eftersmag.</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Blowjob_SwallowFull***</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2];[.$D$2];[.$E$2])" office:value-type="string" office:string-value="无效的" calcext:value-type="string">
            <text:p>无效的</text:p>
          </table:table-cell>
          <table:table-cell table:formula="of:=GOOGLETRANSLATE_YOULIBRECALC([.$D62];[.$D$2];[.$F$2])" office:value-type="string" office:string-value="ヌル" calcext:value-type="string">
            <text:p>ヌル</text:p>
          </table:table-cell>
          <table:table-cell table:formula="of:=GOOGLETRANSLATE_YOULIBRECALC([.$D62];[.$D$2];[.$G$2])" office:value-type="string" office:string-value="nieważny" calcext:value-type="string">
            <text:p>nieważny</text:p>
          </table:table-cell>
          <table:table-cell table:formula="of:=GOOGLETRANSLATE_YOULIBRECALC([.$D62];[.$D$2];[.$H$2])" office:value-type="string" office:string-value="nulo" calcext:value-type="string">
            <text:p>nulo</text:p>
          </table:table-cell>
          <table:table-cell table:formula="of:=GOOGLETRANSLATE_YOULIBRECALC([.$D62];[.$D$2];[.$I$2])" office:value-type="string" office:string-value="нулевой" calcext:value-type="string">
            <text:p>нулевой</text:p>
          </table:table-cell>
          <table:table-cell table:formula="of:=GOOGLETRANSLATE_YOULIBRECALC([.$D62];[.$D$2];[.$J$2])" office:value-type="string" office:string-value="nul" calcext:value-type="string">
            <text:p>nul</text:p>
          </table:table-cell>
          <table:table-cell table:formula="of:=GOOGLETRANSLATE_YOULIBRECALC([.$D62];[.$D$2];[.$K$2])" office:value-type="string" office:string-value="null" calcext:value-type="string">
            <text:p>null</text:p>
          </table:table-cell>
          <table:table-cell table:formula="of:=GOOGLETRANSLATE_YOULIBRECALC([.$D62];[.$D$2];[.$L$2])" office:value-type="string" office:string-value="nulla" calcext:value-type="string">
            <text:p>nulla</text:p>
          </table:table-cell>
          <table:table-cell table:formula="of:=GOOGLETRANSLATE_YOULIBRECALC([.$D62];[.$D$2];[.$M$2])" office:value-type="string" office:string-value="άκυρος" calcext:value-type="string">
            <text:p>άκυρος</text:p>
          </table:table-cell>
          <table:table-cell table:formula="of:=GOOGLETRANSLATE_YOULIBRECALC([.$D62];[.$D$2];[.$N$2])" office:value-type="string" office:string-value="hükümsüz" calcext:value-type="string">
            <text:p>hükümsüz</text:p>
          </table:table-cell>
          <table:table-cell table:formula="of:=GOOGLETRANSLATE_YOULIBRECALC([.$D62];[.$D$2];[.$O$2])" office:value-type="string" office:string-value="null" calcext:value-type="string">
            <text:p>null</text:p>
          </table:table-cell>
          <table:table-cell table:formula="of:=GOOGLETRANSLATE_YOULIBRECALC([.$D62];[.$D$2];[.$P$2])" office:value-type="string" office:string-value="nul" calcext:value-type="string">
            <text:p>nul</text:p>
          </table:table-cell>
          <table:table-cell table:formula="of:=GOOGLETRANSLATE_YOULIBRECALC([.$D62];[.$D$2];[.$Q$2])" office:value-type="string" office:string-value="널" calcext:value-type="string">
            <text:p>널</text:p>
          </table:table-cell>
          <table:table-cell table:formula="of:=GOOGLETRANSLATE_YOULIBRECALC([.$D62];[.$D$2];[.$R$2])" office:value-type="string" office:string-value="nulové" calcext:value-type="string">
            <text:p>nulové</text:p>
          </table:table-cell>
          <table:table-cell table:formula="of:=GOOGLETRANSLATE_YOULIBRECALC([.$D62];[.$D$2];[.$S$2])" office:value-type="string" office:string-value="nulo" calcext:value-type="string">
            <text:p>nulo</text:p>
          </table:table-cell>
          <table:table-cell table:formula="of:=GOOGLETRANSLATE_YOULIBRECALC([.$D62];[.$D$2];[.$T$2])" office:value-type="string" office:string-value="โมฆะ" calcext:value-type="string">
            <text:p>โมฆะ</text:p>
          </table:table-cell>
          <table:table-cell table:formula="of:=GOOGLETRANSLATE_YOULIBRECALC([.$D62];[.$D$2];[.$U$2])" office:value-type="string" office:string-value="batal" calcext:value-type="string">
            <text:p>batal</text:p>
          </table:table-cell>
          <table:table-cell table:formula="of:=GOOGLETRANSLATE_YOULIBRECALC([.$D62];[.$D$2];[.$V$2])" office:value-type="string" office:string-value="null" calcext:value-type="string">
            <text:p>null</text:p>
          </table:table-cell>
          <table:table-cell table:formula="of:=GOOGLETRANSLATE_YOULIBRECALC([.$D62];[.$D$2];[.$W$2])" office:value-type="string" office:string-value="Null" calcext:value-type="string">
            <text:p>Null</text:p>
          </table:table-cell>
          <table:table-cell table:formula="of:=GOOGLETRANSLATE_YOULIBRECALC([.$D62];[.$D$2];[.$X$2])" office:value-type="string" office:string-value="нульовий" calcext:value-type="string">
            <text:p>нульовий</text:p>
          </table:table-cell>
          <table:table-cell table:formula="of:=GOOGLETRANSLATE_YOULIBRECALC([.$D62];[.$D$2];[.$Y$2])" office:value-type="string" office:string-value="vô giá trị" calcext:value-type="string">
            <text:p>vô giá trị</text:p>
          </table:table-cell>
          <table:table-cell table:formula="of:=GOOGLETRANSLATE_YOULIBRECALC([.$D62];[.$D$2];[.$Z$2])" office:value-type="string" office:string-value="NULL" calcext:value-type="string">
            <text:p>NULL</text:p>
          </table:table-cell>
          <table:table-cell table:formula="of:=GOOGLETRANSLATE_YOULIBRECALC([.$D62];[.$D$2];[.$AA$2])" office:value-type="string" office:string-value="tyhjä" calcext:value-type="string">
            <text:p>tyhjä</text:p>
          </table:table-cell>
          <table:table-cell table:formula="of:=GOOGLETRANSLATE_YOULIBRECALC([.$D6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Blowjob_SwallowHalf***</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mmm… I perceive some flagrance of pineapple? ***This would go perfect with some white wine. ***Perfect texture and flavour.</text:p>
          </table:table-cell>
          <table:table-cell table:formula="of:=GOOGLETRANSLATE_YOULIBRECALC([.$D63];[.$D$2];[.$E$2])" office:value-type="string" office:string-value="嗯...我认为菠萝的一些空行吗？ ***这将与一些白葡萄酒完美。 ***完美的质地和风味。" calcext:value-type="string">
            <text:p>嗯...我认为菠萝的一些空行吗？ ***这将与一些白葡萄酒完美。 ***完美的质地和风味。</text:p>
          </table:table-cell>
          <table:table-cell table:formula="of:=GOOGLETRANSLATE_YOULIBRECALC([.$D63];[.$D$2];[.$F$2])" office:value-type="string" office:string-value="うーん…私はパイナップルのいくつかのフラグランスを認識していますか？ ***これは白ワインで完璧になります。 ***完璧なテクスチャーとフレーバー。" calcext:value-type="string">
            <text:p>うーん…私はパイナップルのいくつかのフラグランスを認識していますか？ ***これは白ワインで完璧になります。 ***完璧なテクスチャーとフレーバー。</text:p>
          </table:table-cell>
          <table:table-cell table:formula="of:=GOOGLETRANSLATE_YOULIBRECALC([.$D63];[.$D$2];[.$G$2])" office:value-type="string" office:string-value="Mmm… Postrzegam jakiś kazał ananasowi? *** To byłoby idealne z białym winem. *** Idealna konsystencja i smak." calcext:value-type="string">
            <text:p>Mmm… Postrzegam jakiś kazał ananasowi? *** To byłoby idealne z białym winem. *** Idealna konsystencja i smak.</text:p>
          </table:table-cell>
          <table:table-cell table:formula="of:=GOOGLETRANSLATE_YOULIBRECALC([.$D63];[.$D$2];[.$H$2])" office:value-type="string" office:string-value="mmm ... ¿percibo alguna flagrancia de piña? *** Esto sería perfecto con un poco de vino blanco. *** Textura y sabor perfectos." calcext:value-type="string">
            <text:p>mmm ... ¿percibo alguna flagrancia de piña? *** Esto sería perfecto con un poco de vino blanco. *** Textura y sabor perfectos.</text:p>
          </table:table-cell>
          <table:table-cell table:formula="of:=GOOGLETRANSLATE_YOULIBRECALC([.$D63];[.$D$2];[.$I$2])" office:value-type="string" office:string-value="Ммм ... я воспринимаю какое -то место ананаса? *** Это пойдет идеально с белым вином. *** Идеальная текстура и аромат." calcext:value-type="string">
            <text:p>Ммм ... я воспринимаю какое -то место ананаса? *** Это пойдет идеально с белым вином. *** Идеальная текстура и аромат.</text:p>
          </table:table-cell>
          <table:table-cell table:formula="of:=GOOGLETRANSLATE_YOULIBRECALC([.$D63];[.$D$2];[.$J$2])" office:value-type="string" office:string-value="Mmm… Je perçois un peu de flagrance d'ananas? *** Cela irait parfait avec du vin blanc. *** Texture et saveur parfaites." calcext:value-type="string">
            <text:p>Mmm… Je perçois un peu de flagrance d'ananas? *** Cela irait parfait avec du vin blanc. *** Texture et saveur parfaites.</text:p>
          </table:table-cell>
          <table:table-cell table:formula="of:=GOOGLETRANSLATE_YOULIBRECALC([.$D63];[.$D$2];[.$K$2])" office:value-type="string" office:string-value="Mmm ... dojemam kakšno flage iz ananasa? *** To bi šlo popolno z nekaj belim vinom. *** Popolna tekstura in okus." calcext:value-type="string">
            <text:p>Mmm ... dojemam kakšno flage iz ananasa? *** To bi šlo popolno z nekaj belim vinom. *** Popolna tekstura in okus.</text:p>
          </table:table-cell>
          <table:table-cell table:formula="of:=GOOGLETRANSLATE_YOULIBRECALC([.$D63];[.$D$2];[.$L$2])" office:value-type="string" office:string-value="Mmm ... észleltem az ananász valamilyen lendületét? *** Ez tökéletes lenne néhány fehérborral. *** Tökéletes textúra és íz." calcext:value-type="string">
            <text:p>Mmm ... észleltem az ananász valamilyen lendületét? *** Ez tökéletes lenne néhány fehérborral. *** Tökéletes textúra és íz.</text:p>
          </table:table-cell>
          <table:table-cell table:formula="of:=GOOGLETRANSLATE_YOULIBRECALC([.$D63];[.$D$2];[.$M$2])" office:value-type="string" office:string-value="Μμμ ... αντιλαμβάνομαι κάποια λάμψη του ανανά; *** Αυτό θα ήταν τέλειο με λίγο λευκό κρασί. *** Τέλεια υφή και γεύση." calcext:value-type="string">
            <text:p>Μμμ ... αντιλαμβάνομαι κάποια λάμψη του ανανά; *** Αυτό θα ήταν τέλειο με λίγο λευκό κρασί. *** Τέλεια υφή και γεύση.</text:p>
          </table:table-cell>
          <table:table-cell table:formula="of:=GOOGLETRANSLATE_YOULIBRECALC([.$D63];[.$D$2];[.$N$2])" office:value-type="string" office:string-value="mmm… Ananas flozunu algılıyorum? *** Bu biraz beyaz şarapla mükemmel olur. *** Mükemmel doku ve lezzet." calcext:value-type="string">
            <text:p>mmm… Ananas flozunu algılıyorum? *** Bu biraz beyaz şarapla mükemmel olur. *** Mükemmel doku ve lezzet.</text:p>
          </table:table-cell>
          <table:table-cell table:formula="of:=GOOGLETRANSLATE_YOULIBRECALC([.$D63];[.$D$2];[.$O$2])" office:value-type="string" office:string-value="mmm ... percepisco qualche flagranza di ananas? *** Questo sarebbe perfetto con un po 'di vino bianco. *** Texture e sapore perfetti." calcext:value-type="string">
            <text:p>mmm ... percepisco qualche flagranza di ananas? *** Questo sarebbe perfetto con un po 'di vino bianco. *** Texture e sapore perfetti.</text:p>
          </table:table-cell>
          <table:table-cell table:formula="of:=GOOGLETRANSLATE_YOULIBRECALC([.$D63];[.$D$2];[.$P$2])" office:value-type="string" office:string-value="Mmm ... ik neem wat flagrance van ananas waar? *** Dit zou perfect gaan met wat witte wijn. *** Perfecte textuur en smaak." calcext:value-type="string">
            <text:p>Mmm ... ik neem wat flagrance van ananas waar? *** Dit zou perfect gaan met wat witte wijn. *** Perfecte textuur en smaak.</text:p>
          </table:table-cell>
          <table:table-cell table:formula="of:=GOOGLETRANSLATE_YOULIBRECALC([.$D63];[.$D$2];[.$Q$2])" office:value-type="string" office:string-value="음… 나는 파인애플의 깃발을 인식하고 있습니까? *** 이것은 약간의 화이트 와인으로 완벽하게 될 것입니다. *** 완벽한 질감과 맛." calcext:value-type="string">
            <text:p>음… 나는 파인애플의 깃발을 인식하고 있습니까? *** 이것은 약간의 화이트 와인으로 완벽하게 될 것입니다. *** 완벽한 질감과 맛.</text:p>
          </table:table-cell>
          <table:table-cell table:formula="of:=GOOGLETRANSLATE_YOULIBRECALC([.$D63];[.$D$2];[.$R$2])" office:value-type="string" office:string-value="mmm ... vnímam nejaký zrážaný ananás? *** To by bolo perfektné s bielym vínom. *** Perfektná textúra a chuť." calcext:value-type="string">
            <text:p>mmm ... vnímam nejaký zrážaný ananás? *** To by bolo perfektné s bielym vínom. *** Perfektná textúra a chuť.</text:p>
          </table:table-cell>
          <table:table-cell table:formula="of:=GOOGLETRANSLATE_YOULIBRECALC([.$D63];[.$D$2];[.$S$2])" office:value-type="string" office:string-value="mmm… eu percebo alguma flagrance de abacaxi? *** Isso seria perfeito com um pouco de vinho branco. *** Textura e sabor perfeito." calcext:value-type="string">
            <text:p>mmm… eu percebo alguma flagrance de abacaxi? *** Isso seria perfeito com um pouco de vinho branco. *** Textura e sabor perfeito.</text:p>
          </table:table-cell>
          <table:table-cell table:formula="of:=GOOGLETRANSLATE_YOULIBRECALC([.$D63];[.$D$2];[.$T$2])" office:value-type="string" office:string-value="อืม…ฉันรับรู้ถึงการกระจายของสับปะรด? *** สิ่งนี้จะสมบูรณ์แบบด้วยไวน์ขาว *** พื้นผิวและรสชาติที่สมบูรณ์แบบ" calcext:value-type="string">
            <text:p>อืม…ฉันรับรู้ถึงการกระจายของสับปะรด? *** สิ่งนี้จะสมบูรณ์แบบด้วยไวน์ขาว *** พื้นผิวและรสชาติที่สมบูรณ์แบบ</text:p>
          </table:table-cell>
          <table:table-cell table:formula="of:=GOOGLETRANSLATE_YOULIBRECALC([.$D63];[.$D$2];[.$U$2])" office:value-type="string" office:string-value="Mmm ... Saya merasakan beberapa kecewa nanas? *** Ini akan cocok dengan anggur putih. *** Tekstur dan rasa yang sempurna." calcext:value-type="string">
            <text:p>Mmm ... Saya merasakan beberapa kecewa nanas? *** Ini akan cocok dengan anggur putih. *** Tekstur dan rasa yang sempurna.</text:p>
          </table:table-cell>
          <table:table-cell table:formula="of:=GOOGLETRANSLATE_YOULIBRECALC([.$D63];[.$D$2];[.$V$2])" office:value-type="string" office:string-value="Mmm ... vnímám nějakou flagranci ananasu? *** To by bylo perfektní s bílým vínem. *** Perfektní textura a chuť." calcext:value-type="string">
            <text:p>Mmm ... vnímám nějakou flagranci ananasu? *** To by bylo perfektní s bílým vínem. *** Perfektní textura a chuť.</text:p>
          </table:table-cell>
          <table:table-cell table:formula="of:=GOOGLETRANSLATE_YOULIBRECALC([.$D63];[.$D$2];[.$W$2])" office:value-type="string" office:string-value="Mmm ... Nakita ko ang ilang flagrance ng pinya? *** Ito ay magiging perpekto sa ilang puting alak. *** Perpektong texture at lasa." calcext:value-type="string">
            <text:p>Mmm ... Nakita ko ang ilang flagrance ng pinya? *** Ito ay magiging perpekto sa ilang puting alak. *** Perpektong texture at lasa.</text:p>
          </table:table-cell>
          <table:table-cell table:formula="of:=GOOGLETRANSLATE_YOULIBRECALC([.$D63];[.$D$2];[.$X$2])" office:value-type="string" office:string-value="Ммм ... Я сприймаю якийсь фагранс ананаса? *** Це було б ідеально з білим вином. *** Ідеальна текстура та аромат." calcext:value-type="string">
            <text:p>Ммм ... Я сприймаю якийсь фагранс ананаса? *** Це було б ідеально з білим вином. *** Ідеальна текстура та аромат.</text:p>
          </table:table-cell>
          <table:table-cell table:formula="of:=GOOGLETRANSLATE_YOULIBRECALC([.$D63];[.$D$2];[.$Y$2])" office:value-type="string" office:string-value="Mmm, tôi cảm nhận được một số ánh sáng trắng của dứa? *** Điều này sẽ hoàn hảo với một số rượu vang trắng. *** Kết cấu và hương vị hoàn hảo." calcext:value-type="string">
            <text:p>Mmm, tôi cảm nhận được một số ánh sáng trắng của dứa? *** Điều này sẽ hoàn hảo với một số rượu vang trắng. *** Kết cấu và hương vị hoàn hảo.</text:p>
          </table:table-cell>
          <table:table-cell table:formula="of:=GOOGLETRANSLATE_YOULIBRECALC([.$D63];[.$D$2];[.$Z$2])" office:value-type="string" office:string-value="Mmm ... ich nehme einen Flagrance von Ananas? *** Das würde mit etwas Weißwein perfekt passieren. *** Perfekte Textur und Geschmack." calcext:value-type="string">
            <text:p>Mmm ... ich nehme einen Flagrance von Ananas? *** Das würde mit etwas Weißwein perfekt passieren. *** Perfekte Textur und Geschmack.</text:p>
          </table:table-cell>
          <table:table-cell table:formula="of:=GOOGLETRANSLATE_YOULIBRECALC([.$D63];[.$D$2];[.$AA$2])" office:value-type="string" office:string-value="Mmm… havaitsen joitain ananasten räikeitä? *** Tämä menisi täydellisesti valkoviinin kanssa. *** Täydellinen rakenne ja maku." calcext:value-type="string">
            <text:p>Mmm… havaitsen joitain ananasten räikeitä? *** Tämä menisi täydellisesti valkoviinin kanssa. *** Täydellinen rakenne ja maku.</text:p>
          </table:table-cell>
          <table:table-cell table:formula="of:=GOOGLETRANSLATE_YOULIBRECALC([.$D63];[.$D$2];[.$AB$2])" office:value-type="string" office:string-value="Mmm ... Jeg opfatter en vis flaGance af ananas? *** Dette ville gå perfekt med noget hvidvin. *** Perfekt struktur og smag." calcext:value-type="string">
            <text:p>Mmm ... Jeg opfatter en vis flaGance af ananas? *** Dette ville gå perfekt med noget hvidvin. *** Perfekt struktur og smag.</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Blowjob_SwallowHalf***</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4];[.$D$2];[.$E$2])" office:value-type="string" office:string-value="无效的" calcext:value-type="string">
            <text:p>无效的</text:p>
          </table:table-cell>
          <table:table-cell table:formula="of:=GOOGLETRANSLATE_YOULIBRECALC([.$D64];[.$D$2];[.$F$2])" office:value-type="string" office:string-value="ヌル" calcext:value-type="string">
            <text:p>ヌル</text:p>
          </table:table-cell>
          <table:table-cell table:formula="of:=GOOGLETRANSLATE_YOULIBRECALC([.$D64];[.$D$2];[.$G$2])" office:value-type="string" office:string-value="nieważny" calcext:value-type="string">
            <text:p>nieważny</text:p>
          </table:table-cell>
          <table:table-cell table:formula="of:=GOOGLETRANSLATE_YOULIBRECALC([.$D64];[.$D$2];[.$H$2])" office:value-type="string" office:string-value="nulo" calcext:value-type="string">
            <text:p>nulo</text:p>
          </table:table-cell>
          <table:table-cell table:formula="of:=GOOGLETRANSLATE_YOULIBRECALC([.$D64];[.$D$2];[.$I$2])" office:value-type="string" office:string-value="нулевой" calcext:value-type="string">
            <text:p>нулевой</text:p>
          </table:table-cell>
          <table:table-cell table:formula="of:=GOOGLETRANSLATE_YOULIBRECALC([.$D64];[.$D$2];[.$J$2])" office:value-type="string" office:string-value="nul" calcext:value-type="string">
            <text:p>nul</text:p>
          </table:table-cell>
          <table:table-cell table:formula="of:=GOOGLETRANSLATE_YOULIBRECALC([.$D64];[.$D$2];[.$K$2])" office:value-type="string" office:string-value="null" calcext:value-type="string">
            <text:p>null</text:p>
          </table:table-cell>
          <table:table-cell table:formula="of:=GOOGLETRANSLATE_YOULIBRECALC([.$D64];[.$D$2];[.$L$2])" office:value-type="string" office:string-value="nulla" calcext:value-type="string">
            <text:p>nulla</text:p>
          </table:table-cell>
          <table:table-cell table:formula="of:=GOOGLETRANSLATE_YOULIBRECALC([.$D64];[.$D$2];[.$M$2])" office:value-type="string" office:string-value="άκυρος" calcext:value-type="string">
            <text:p>άκυρος</text:p>
          </table:table-cell>
          <table:table-cell table:formula="of:=GOOGLETRANSLATE_YOULIBRECALC([.$D64];[.$D$2];[.$N$2])" office:value-type="string" office:string-value="hükümsüz" calcext:value-type="string">
            <text:p>hükümsüz</text:p>
          </table:table-cell>
          <table:table-cell table:formula="of:=GOOGLETRANSLATE_YOULIBRECALC([.$D64];[.$D$2];[.$O$2])" office:value-type="string" office:string-value="null" calcext:value-type="string">
            <text:p>null</text:p>
          </table:table-cell>
          <table:table-cell table:formula="of:=GOOGLETRANSLATE_YOULIBRECALC([.$D64];[.$D$2];[.$P$2])" office:value-type="string" office:string-value="nul" calcext:value-type="string">
            <text:p>nul</text:p>
          </table:table-cell>
          <table:table-cell table:formula="of:=GOOGLETRANSLATE_YOULIBRECALC([.$D64];[.$D$2];[.$Q$2])" office:value-type="string" office:string-value="널" calcext:value-type="string">
            <text:p>널</text:p>
          </table:table-cell>
          <table:table-cell table:formula="of:=GOOGLETRANSLATE_YOULIBRECALC([.$D64];[.$D$2];[.$R$2])" office:value-type="string" office:string-value="nulové" calcext:value-type="string">
            <text:p>nulové</text:p>
          </table:table-cell>
          <table:table-cell table:formula="of:=GOOGLETRANSLATE_YOULIBRECALC([.$D64];[.$D$2];[.$S$2])" office:value-type="string" office:string-value="nulo" calcext:value-type="string">
            <text:p>nulo</text:p>
          </table:table-cell>
          <table:table-cell table:formula="of:=GOOGLETRANSLATE_YOULIBRECALC([.$D64];[.$D$2];[.$T$2])" office:value-type="string" office:string-value="โมฆะ" calcext:value-type="string">
            <text:p>โมฆะ</text:p>
          </table:table-cell>
          <table:table-cell table:formula="of:=GOOGLETRANSLATE_YOULIBRECALC([.$D64];[.$D$2];[.$U$2])" office:value-type="string" office:string-value="batal" calcext:value-type="string">
            <text:p>batal</text:p>
          </table:table-cell>
          <table:table-cell table:formula="of:=GOOGLETRANSLATE_YOULIBRECALC([.$D64];[.$D$2];[.$V$2])" office:value-type="string" office:string-value="null" calcext:value-type="string">
            <text:p>null</text:p>
          </table:table-cell>
          <table:table-cell table:formula="of:=GOOGLETRANSLATE_YOULIBRECALC([.$D64];[.$D$2];[.$W$2])" office:value-type="string" office:string-value="Null" calcext:value-type="string">
            <text:p>Null</text:p>
          </table:table-cell>
          <table:table-cell table:formula="of:=GOOGLETRANSLATE_YOULIBRECALC([.$D64];[.$D$2];[.$X$2])" office:value-type="string" office:string-value="нульовий" calcext:value-type="string">
            <text:p>нульовий</text:p>
          </table:table-cell>
          <table:table-cell table:formula="of:=GOOGLETRANSLATE_YOULIBRECALC([.$D64];[.$D$2];[.$Y$2])" office:value-type="string" office:string-value="vô giá trị" calcext:value-type="string">
            <text:p>vô giá trị</text:p>
          </table:table-cell>
          <table:table-cell table:formula="of:=GOOGLETRANSLATE_YOULIBRECALC([.$D64];[.$D$2];[.$Z$2])" office:value-type="string" office:string-value="NULL" calcext:value-type="string">
            <text:p>NULL</text:p>
          </table:table-cell>
          <table:table-cell table:formula="of:=GOOGLETRANSLATE_YOULIBRECALC([.$D64];[.$D$2];[.$AA$2])" office:value-type="string" office:string-value="tyhjä" calcext:value-type="string">
            <text:p>tyhjä</text:p>
          </table:table-cell>
          <table:table-cell table:formula="of:=GOOGLETRANSLATE_YOULIBRECALC([.$D6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7">
          <table:table-cell table:style-name="ce6" office:value-type="string" calcext:value-type="string">
            <text:p>***Blowjob_SwallowLittl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Bon appetite! ***Best dishes come in small portions~***Ah! Time for the petit fours!</text:p>
          </table:table-cell>
          <table:table-cell table:formula="of:=GOOGLETRANSLATE_YOULIBRECALC([.$D65];[.$D$2];[.$E$2])" office:value-type="string" office:string-value="祝您好胃口！ ***最好的菜肴分为小部分〜***啊！小四人的时候了！" calcext:value-type="string">
            <text:p>祝您好胃口！ ***最好的菜肴分为小部分〜***啊！小四人的时候了！</text:p>
          </table:table-cell>
          <table:table-cell table:formula="of:=GOOGLETRANSLATE_YOULIBRECALC([.$D65];[.$D$2];[.$F$2])" office:value-type="string" office:string-value="召し上がれ！ ***最高の料理には小さな部分があります〜***ああ！プチフォーの時間！" calcext:value-type="string">
            <text:p>召し上がれ！ ***最高の料理には小さな部分があります〜***ああ！プチフォーの時間！</text:p>
          </table:table-cell>
          <table:table-cell table:formula="of:=GOOGLETRANSLATE_YOULIBRECALC([.$D65];[.$D$2];[.$G$2])" office:value-type="string" office:string-value="Apetyt bon! *** Najlepsze potrawy są w małych porcjach ~ *** Ach! Czas na Fours Petit!" calcext:value-type="string">
            <text:p>Apetyt bon! *** Najlepsze potrawy są w małych porcjach ~ *** Ach! Czas na Fours Petit!</text:p>
          </table:table-cell>
          <table:table-cell table:formula="of:=GOOGLETRANSLATE_YOULIBRECALC([.$D65];[.$D$2];[.$H$2])" office:value-type="string" office:string-value="¡Buen provecho! *** Los mejores platos vienen en pequeñas porciones ~ *** ¡Ah! ¡Hora de los Petit Fours!" calcext:value-type="string">
            <text:p>¡Buen provecho! *** Los mejores platos vienen en pequeñas porciones ~ *** ¡Ah! ¡Hora de los Petit Fours!</text:p>
          </table:table-cell>
          <table:table-cell table:formula="of:=GOOGLETRANSLATE_YOULIBRECALC([.$D65];[.$D$2];[.$I$2])" office:value-type="string" office:string-value="Приятного аппетита! *** Лучшие блюда приходят в небольших порциях ~ *** Ах! Время для мелких четверки!" calcext:value-type="string">
            <text:p>Приятного аппетита! *** Лучшие блюда приходят в небольших порциях ~ *** Ах! Время для мелких четверки!</text:p>
          </table:table-cell>
          <table:table-cell table:formula="of:=GOOGLETRANSLATE_YOULIBRECALC([.$D65];[.$D$2];[.$J$2])" office:value-type="string" office:string-value="Bon appétit! *** Les meilleurs plats viennent en petites portions ~ *** Ah! Il est temps pour les petits fours!" calcext:value-type="string">
            <text:p>Bon appétit! *** Les meilleurs plats viennent en petites portions ~ *** Ah! Il est temps pour les petits fours!</text:p>
          </table:table-cell>
          <table:table-cell table:formula="of:=GOOGLETRANSLATE_YOULIBRECALC([.$D65];[.$D$2];[.$K$2])" office:value-type="string" office:string-value="Bon apetit! *** Najboljše jedi so v majhnih porcijah ~ *** Ah! Čas za Petit Fours!" calcext:value-type="string">
            <text:p>Bon apetit! *** Najboljše jedi so v majhnih porcijah ~ *** Ah! Čas za Petit Fours!</text:p>
          </table:table-cell>
          <table:table-cell table:formula="of:=GOOGLETRANSLATE_YOULIBRECALC([.$D65];[.$D$2];[.$L$2])" office:value-type="string" office:string-value="Jó étvágyat! *** A legjobb ételek kis adagokban érkeznek ~ *** AH! Ideje a Petit Fours -nak!" calcext:value-type="string">
            <text:p>Jó étvágyat! *** A legjobb ételek kis adagokban érkeznek ~ *** AH! Ideje a Petit Fours -nak!</text:p>
          </table:table-cell>
          <table:table-cell table:formula="of:=GOOGLETRANSLATE_YOULIBRECALC([.$D65];[.$D$2];[.$M$2])" office:value-type="string" office:string-value="Καλή όρεξη! *** Τα καλύτερα πιάτα έρχονται σε μικρές μερίδες ~ *** Ah! Ώρα για το Petit Fours!" calcext:value-type="string">
            <text:p>Καλή όρεξη! *** Τα καλύτερα πιάτα έρχονται σε μικρές μερίδες ~ *** Ah! Ώρα για το Petit Fours!</text:p>
          </table:table-cell>
          <table:table-cell table:formula="of:=GOOGLETRANSLATE_YOULIBRECALC([.$D65];[.$D$2];[.$N$2])" office:value-type="string" office:string-value="Afiyet olsun! *** En iyi yemekler küçük porsiyonlarda gelir ~ *** Ah! Petit Fours zamanı!" calcext:value-type="string">
            <text:p>Afiyet olsun! *** En iyi yemekler küçük porsiyonlarda gelir ~ *** Ah! Petit Fours zamanı!</text:p>
          </table:table-cell>
          <table:table-cell table:formula="of:=GOOGLETRANSLATE_YOULIBRECALC([.$D65];[.$D$2];[.$O$2])" office:value-type="string" office:string-value="Buon appetito! *** I migliori piatti sono disponibili in piccole porzioni ~ *** Ah! Tempo per i Petit Fours!" calcext:value-type="string">
            <text:p>Buon appetito! *** I migliori piatti sono disponibili in piccole porzioni ~ *** Ah! Tempo per i Petit Fours!</text:p>
          </table:table-cell>
          <table:table-cell table:formula="of:=GOOGLETRANSLATE_YOULIBRECALC([.$D65];[.$D$2];[.$P$2])" office:value-type="string" office:string-value="BONE AGPETITE! *** Beste gerechten zijn verkrijgbaar in kleine porties ~ *** Ah! Tijd voor de Petit Fours!" calcext:value-type="string">
            <text:p>BONE AGPETITE! *** Beste gerechten zijn verkrijgbaar in kleine porties ~ *** Ah! Tijd voor de Petit Fours!</text:p>
          </table:table-cell>
          <table:table-cell table:formula="of:=GOOGLETRANSLATE_YOULIBRECALC([.$D65];[.$D$2];[.$Q$2])" office:value-type="string" office:string-value="BON FATETITE! *** 최고의 요리는 작은 부분으로옵니다 ~ *** 아! Petit Four를위한 시간!" calcext:value-type="string">
            <text:p>BON FATETITE! *** 최고의 요리는 작은 부분으로옵니다 ~ *** 아! Petit Four를위한 시간!</text:p>
          </table:table-cell>
          <table:table-cell table:formula="of:=GOOGLETRANSLATE_YOULIBRECALC([.$D65];[.$D$2];[.$R$2])" office:value-type="string" office:string-value="Bon Appetit! *** Najlepšie jedlá sa dodávajú v malých porciách ~ *** Ah! Čas na Petit Fours!" calcext:value-type="string">
            <text:p>Bon Appetit! *** Najlepšie jedlá sa dodávajú v malých porciách ~ *** Ah! Čas na Petit Fours!</text:p>
          </table:table-cell>
          <table:table-cell table:formula="of:=GOOGLETRANSLATE_YOULIBRECALC([.$D65];[.$D$2];[.$S$2])" office:value-type="string" office:string-value="Bom apetite! *** Os melhores pratos vêm em pequenas porções ~ *** ah! Hora do Petit Fours!" calcext:value-type="string">
            <text:p>Bom apetite! *** Os melhores pratos vêm em pequenas porções ~ *** ah! Hora do Petit Fours!</text:p>
          </table:table-cell>
          <table:table-cell table:formula="of:=GOOGLETRANSLATE_YOULIBRECALC([.$D65];[.$D$2];[.$T$2])" office:value-type="string" office:string-value="Bon Appetite! *** อาหารที่ดีที่สุดมาในส่วนเล็ก ๆ ~ *** ah! ถึงเวลาสำหรับ Petit Fours!" calcext:value-type="string">
            <text:p>Bon Appetite! *** อาหารที่ดีที่สุดมาในส่วนเล็ก ๆ ~ *** ah! ถึงเวลาสำหรับ Petit Fours!</text:p>
          </table:table-cell>
          <table:table-cell table:formula="of:=GOOGLETRANSLATE_YOULIBRECALC([.$D65];[.$D$2];[.$U$2])" office:value-type="string" office:string-value="Selamat makan! *** Hidangan terbaik datang dalam porsi kecil ~ *** ah! Waktunya untuk merangkak Petit!" calcext:value-type="string">
            <text:p>Selamat makan! *** Hidangan terbaik datang dalam porsi kecil ~ *** ah! Waktunya untuk merangkak Petit!</text:p>
          </table:table-cell>
          <table:table-cell table:formula="of:=GOOGLETRANSLATE_YOULIBRECALC([.$D65];[.$D$2];[.$V$2])" office:value-type="string" office:string-value="Dobrou chuť! *** Nejlepší jídla přicházejí v malých porcích ~ *** AH! Čas pro Petit Fours!" calcext:value-type="string">
            <text:p>Dobrou chuť! *** Nejlepší jídla přicházejí v malých porcích ~ *** AH! Čas pro Petit Fours!</text:p>
          </table:table-cell>
          <table:table-cell table:formula="of:=GOOGLETRANSLATE_YOULIBRECALC([.$D65];[.$D$2];[.$W$2])" office:value-type="string" office:string-value="Bon gana! *** Pinakamahusay na pinggan ay dumating sa maliit na bahagi ~ *** ah! Oras para sa petit fours!" calcext:value-type="string">
            <text:p>Bon gana! *** Pinakamahusay na pinggan ay dumating sa maliit na bahagi ~ *** ah! Oras para sa petit fours!</text:p>
          </table:table-cell>
          <table:table-cell table:formula="of:=GOOGLETRANSLATE_YOULIBRECALC([.$D65];[.$D$2];[.$X$2])" office:value-type="string" office:string-value="Бон -апетит! *** Найкращі страви поставляються невеликими порціями ~ *** ах! Час Петіт Четверта!" calcext:value-type="string">
            <text:p>Бон -апетит! *** Найкращі страви поставляються невеликими порціями ~ *** ах! Час Петіт Четверта!</text:p>
          </table:table-cell>
          <table:table-cell table:formula="of:=GOOGLETRANSLATE_YOULIBRECALC([.$D65];[.$D$2];[.$Y$2])" office:value-type="string" office:string-value="Bon thèm ăn! *** Các món ăn ngon nhất có những phần nhỏ ~ *** Ah! Thời gian cho Petit Fours!" calcext:value-type="string">
            <text:p>Bon thèm ăn! *** Các món ăn ngon nhất có những phần nhỏ ~ *** Ah! Thời gian cho Petit Fours!</text:p>
          </table:table-cell>
          <table:table-cell table:formula="of:=GOOGLETRANSLATE_YOULIBRECALC([.$D65];[.$D$2];[.$Z$2])" office:value-type="string" office:string-value="Guten Appetit! *** Die besten Gerichte kommen in kleinen Portionen ~ *** Ah! Zeit für die Petit Fours!" calcext:value-type="string">
            <text:p>Guten Appetit! *** Die besten Gerichte kommen in kleinen Portionen ~ *** Ah! Zeit für die Petit Fours!</text:p>
          </table:table-cell>
          <table:table-cell table:formula="of:=GOOGLETRANSLATE_YOULIBRECALC([.$D65];[.$D$2];[.$AA$2])" office:value-type="string" office:string-value="Bon -ruokahalu! *** Parhaita ruokia on pieninä annoksina ~ *** ah! Aika petit -neljälle!" calcext:value-type="string">
            <text:p>Bon -ruokahalu! *** Parhaita ruokia on pieninä annoksina ~ *** ah! Aika petit -neljälle!</text:p>
          </table:table-cell>
          <table:table-cell table:formula="of:=GOOGLETRANSLATE_YOULIBRECALC([.$D65];[.$D$2];[.$AB$2])" office:value-type="string" office:string-value="Bon appetit! *** Bedste retter kommer i små portioner ~ *** Ah! Tid til Petit Fours!" calcext:value-type="string">
            <text:p>Bon appetit! *** Bedste retter kommer i små portioner ~ *** Ah! Tid til Petit Fours!</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Blowjob_SwallowLittl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6];[.$D$2];[.$E$2])" office:value-type="string" office:string-value="无效的" calcext:value-type="string">
            <text:p>无效的</text:p>
          </table:table-cell>
          <table:table-cell table:formula="of:=GOOGLETRANSLATE_YOULIBRECALC([.$D66];[.$D$2];[.$F$2])" office:value-type="string" office:string-value="ヌル" calcext:value-type="string">
            <text:p>ヌル</text:p>
          </table:table-cell>
          <table:table-cell table:formula="of:=GOOGLETRANSLATE_YOULIBRECALC([.$D66];[.$D$2];[.$G$2])" office:value-type="string" office:string-value="nieważny" calcext:value-type="string">
            <text:p>nieważny</text:p>
          </table:table-cell>
          <table:table-cell table:formula="of:=GOOGLETRANSLATE_YOULIBRECALC([.$D66];[.$D$2];[.$H$2])" office:value-type="string" office:string-value="nulo" calcext:value-type="string">
            <text:p>nulo</text:p>
          </table:table-cell>
          <table:table-cell table:formula="of:=GOOGLETRANSLATE_YOULIBRECALC([.$D66];[.$D$2];[.$I$2])" office:value-type="string" office:string-value="нулевой" calcext:value-type="string">
            <text:p>нулевой</text:p>
          </table:table-cell>
          <table:table-cell table:formula="of:=GOOGLETRANSLATE_YOULIBRECALC([.$D66];[.$D$2];[.$J$2])" office:value-type="string" office:string-value="nul" calcext:value-type="string">
            <text:p>nul</text:p>
          </table:table-cell>
          <table:table-cell table:formula="of:=GOOGLETRANSLATE_YOULIBRECALC([.$D66];[.$D$2];[.$K$2])" office:value-type="string" office:string-value="null" calcext:value-type="string">
            <text:p>null</text:p>
          </table:table-cell>
          <table:table-cell table:formula="of:=GOOGLETRANSLATE_YOULIBRECALC([.$D66];[.$D$2];[.$L$2])" office:value-type="string" office:string-value="nulla" calcext:value-type="string">
            <text:p>nulla</text:p>
          </table:table-cell>
          <table:table-cell table:formula="of:=GOOGLETRANSLATE_YOULIBRECALC([.$D66];[.$D$2];[.$M$2])" office:value-type="string" office:string-value="άκυρος" calcext:value-type="string">
            <text:p>άκυρος</text:p>
          </table:table-cell>
          <table:table-cell table:formula="of:=GOOGLETRANSLATE_YOULIBRECALC([.$D66];[.$D$2];[.$N$2])" office:value-type="string" office:string-value="hükümsüz" calcext:value-type="string">
            <text:p>hükümsüz</text:p>
          </table:table-cell>
          <table:table-cell table:formula="of:=GOOGLETRANSLATE_YOULIBRECALC([.$D66];[.$D$2];[.$O$2])" office:value-type="string" office:string-value="null" calcext:value-type="string">
            <text:p>null</text:p>
          </table:table-cell>
          <table:table-cell table:formula="of:=GOOGLETRANSLATE_YOULIBRECALC([.$D66];[.$D$2];[.$P$2])" office:value-type="string" office:string-value="nul" calcext:value-type="string">
            <text:p>nul</text:p>
          </table:table-cell>
          <table:table-cell table:formula="of:=GOOGLETRANSLATE_YOULIBRECALC([.$D66];[.$D$2];[.$Q$2])" office:value-type="string" office:string-value="널" calcext:value-type="string">
            <text:p>널</text:p>
          </table:table-cell>
          <table:table-cell table:formula="of:=GOOGLETRANSLATE_YOULIBRECALC([.$D66];[.$D$2];[.$R$2])" office:value-type="string" office:string-value="nulové" calcext:value-type="string">
            <text:p>nulové</text:p>
          </table:table-cell>
          <table:table-cell table:formula="of:=GOOGLETRANSLATE_YOULIBRECALC([.$D66];[.$D$2];[.$S$2])" office:value-type="string" office:string-value="nulo" calcext:value-type="string">
            <text:p>nulo</text:p>
          </table:table-cell>
          <table:table-cell table:formula="of:=GOOGLETRANSLATE_YOULIBRECALC([.$D66];[.$D$2];[.$T$2])" office:value-type="string" office:string-value="โมฆะ" calcext:value-type="string">
            <text:p>โมฆะ</text:p>
          </table:table-cell>
          <table:table-cell table:formula="of:=GOOGLETRANSLATE_YOULIBRECALC([.$D66];[.$D$2];[.$U$2])" office:value-type="string" office:string-value="batal" calcext:value-type="string">
            <text:p>batal</text:p>
          </table:table-cell>
          <table:table-cell table:formula="of:=GOOGLETRANSLATE_YOULIBRECALC([.$D66];[.$D$2];[.$V$2])" office:value-type="string" office:string-value="null" calcext:value-type="string">
            <text:p>null</text:p>
          </table:table-cell>
          <table:table-cell table:formula="of:=GOOGLETRANSLATE_YOULIBRECALC([.$D66];[.$D$2];[.$W$2])" office:value-type="string" office:string-value="Null" calcext:value-type="string">
            <text:p>Null</text:p>
          </table:table-cell>
          <table:table-cell table:formula="of:=GOOGLETRANSLATE_YOULIBRECALC([.$D66];[.$D$2];[.$X$2])" office:value-type="string" office:string-value="нульовий" calcext:value-type="string">
            <text:p>нульовий</text:p>
          </table:table-cell>
          <table:table-cell table:formula="of:=GOOGLETRANSLATE_YOULIBRECALC([.$D66];[.$D$2];[.$Y$2])" office:value-type="string" office:string-value="vô giá trị" calcext:value-type="string">
            <text:p>vô giá trị</text:p>
          </table:table-cell>
          <table:table-cell table:formula="of:=GOOGLETRANSLATE_YOULIBRECALC([.$D66];[.$D$2];[.$Z$2])" office:value-type="string" office:string-value="NULL" calcext:value-type="string">
            <text:p>NULL</text:p>
          </table:table-cell>
          <table:table-cell table:formula="of:=GOOGLETRANSLATE_YOULIBRECALC([.$D66];[.$D$2];[.$AA$2])" office:value-type="string" office:string-value="tyhjä" calcext:value-type="string">
            <text:p>tyhjä</text:p>
          </table:table-cell>
          <table:table-cell table:formula="of:=GOOGLETRANSLATE_YOULIBRECALC([.$D6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6">
          <table:table-cell table:style-name="ce6" office:value-type="string" calcext:value-type="string">
            <text:p>***Blowjob_SwallowAlmostEmpty***</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What’s this? Fast food? ***That’s not even a snack…***I hope this is just antipasti, cause I’m still hungry!</text:p>
          </table:table-cell>
          <table:table-cell table:formula="of:=GOOGLETRANSLATE_YOULIBRECALC([.$D67];[.$D$2];[.$E$2])" office:value-type="string" office:string-value="这是什么？快餐？ ***这甚至不是小吃……***我希望这只是反帕斯蒂，因为我仍然饿了！" calcext:value-type="string">
            <text:p>这是什么？快餐？ ***这甚至不是小吃……***我希望这只是反帕斯蒂，因为我仍然饿了！</text:p>
          </table:table-cell>
          <table:table-cell table:formula="of:=GOOGLETRANSLATE_YOULIBRECALC([.$D67];[.$D$2];[.$F$2])" office:value-type="string" office:string-value="これは何ですか？ファーストフード？ ***それはおやつでさえありません…***これがただの抗パスティであることを願っています。" calcext:value-type="string">
            <text:p>これは何ですか？ファーストフード？ ***それはおやつでさえありません…***これがただの抗パスティであることを願っています。</text:p>
          </table:table-cell>
          <table:table-cell table:formula="of:=GOOGLETRANSLATE_YOULIBRECALC([.$D67];[.$D$2];[.$G$2])" office:value-type="string" office:string-value="Co to jest? Fast food? *** To nie jest nawet przekąska… *** Mam nadzieję, że to tylko Antipasti, bo wciąż jestem głodny!" calcext:value-type="string">
            <text:p>Co to jest? Fast food? *** To nie jest nawet przekąska… *** Mam nadzieję, że to tylko Antipasti, bo wciąż jestem głodny!</text:p>
          </table:table-cell>
          <table:table-cell table:formula="of:=GOOGLETRANSLATE_YOULIBRECALC([.$D67];[.$D$2];[.$H$2])" office:value-type="string" office:string-value="¿Qué es esto? ¿Comida rápida? *** Eso ni siquiera es un refrigerio ... *** Espero que esto sea solo Antipasti, ¡porque todavía tengo hambre!" calcext:value-type="string">
            <text:p>¿Qué es esto? ¿Comida rápida? *** Eso ni siquiera es un refrigerio ... *** Espero que esto sea solo Antipasti, ¡porque todavía tengo hambre!</text:p>
          </table:table-cell>
          <table:table-cell table:formula="of:=GOOGLETRANSLATE_YOULIBRECALC([.$D67];[.$D$2];[.$I$2])" office:value-type="string" office:string-value="Что это? Быстрое питание? *** Это даже не закуска ... *** Я надеюсь, что это просто антипасти, потому что я все еще голоден!" calcext:value-type="string">
            <text:p>Что это? Быстрое питание? *** Это даже не закуска ... *** Я надеюсь, что это просто антипасти, потому что я все еще голоден!</text:p>
          </table:table-cell>
          <table:table-cell table:formula="of:=GOOGLETRANSLATE_YOULIBRECALC([.$D67];[.$D$2];[.$J$2])" office:value-type="string" office:string-value="Qu'est-ce que c'est ça? Fast Food? *** Ce n'est même pas une collation… *** J'espère que ce n'est qu'Antipasti parce que j'ai toujours faim!" calcext:value-type="string">
            <text:p>Qu'est-ce que c'est ça? Fast Food? *** Ce n'est même pas une collation… *** J'espère que ce n'est qu'Antipasti parce que j'ai toujours faim!</text:p>
          </table:table-cell>
          <table:table-cell table:formula="of:=GOOGLETRANSLATE_YOULIBRECALC([.$D67];[.$D$2];[.$K$2])" office:value-type="string" office:string-value="Kaj je to? Hitra hrana? *** To sploh ni prigrizek ... *** Upam, da je to samo antipasti, ker sem še vedno lačen!" calcext:value-type="string">
            <text:p>Kaj je to? Hitra hrana? *** To sploh ni prigrizek ... *** Upam, da je to samo antipasti, ker sem še vedno lačen!</text:p>
          </table:table-cell>
          <table:table-cell table:formula="of:=GOOGLETRANSLATE_YOULIBRECALC([.$D67];[.$D$2];[.$L$2])" office:value-type="string" office:string-value="Mi ez? Gyorsétterem? *** Ez még snack sem ... *** Remélem, hogy ez csak antipaszti, mert még mindig éhes vagyok!" calcext:value-type="string">
            <text:p>Mi ez? Gyorsétterem? *** Ez még snack sem ... *** Remélem, hogy ez csak antipaszti, mert még mindig éhes vagyok!</text:p>
          </table:table-cell>
          <table:table-cell table:formula="of:=GOOGLETRANSLATE_YOULIBRECALC([.$D67];[.$D$2];[.$M$2])" office:value-type="string" office:string-value="Τι είναι αυτό; Γρήγορο φαγητό; *** Αυτό δεν είναι ούτε ένα σνακ ... *** Ελπίζω ότι αυτό είναι μόνο antipasti, γιατί είμαι ακόμα πεινασμένος!" calcext:value-type="string">
            <text:p>Τι είναι αυτό; Γρήγορο φαγητό; *** Αυτό δεν είναι ούτε ένα σνακ ... *** Ελπίζω ότι αυτό είναι μόνο antipasti, γιατί είμαι ακόμα πεινασμένος!</text:p>
          </table:table-cell>
          <table:table-cell table:formula="of:=GOOGLETRANSLATE_YOULIBRECALC([.$D67];[.$D$2];[.$N$2])" office:value-type="string" office:string-value="Bu ne? Fast food? *** Bu bir atıştırmalık bile değil… *** Umarım bu sadece Antipasti, çünkü hala açım!" calcext:value-type="string">
            <text:p>Bu ne? Fast food? *** Bu bir atıştırmalık bile değil… *** Umarım bu sadece Antipasti, çünkü hala açım!</text:p>
          </table:table-cell>
          <table:table-cell table:formula="of:=GOOGLETRANSLATE_YOULIBRECALC([.$D67];[.$D$2];[.$O$2])" office:value-type="string" office:string-value="Che cos'è questo? Fast food? *** Non è nemmeno uno spuntino ... *** Spero che questo sia solo antipasti, perché ho ancora fame!" calcext:value-type="string">
            <text:p>Che cos'è questo? Fast food? *** Non è nemmeno uno spuntino ... *** Spero che questo sia solo antipasti, perché ho ancora fame!</text:p>
          </table:table-cell>
          <table:table-cell table:formula="of:=GOOGLETRANSLATE_YOULIBRECALC([.$D67];[.$D$2];[.$P$2])" office:value-type="string" office:string-value="Wat is dit? Fastfood? *** Dat is niet eens een snack ... *** Ik hoop dat dit gewoon antipasti is, want ik heb nog steeds honger!" calcext:value-type="string">
            <text:p>Wat is dit? Fastfood? *** Dat is niet eens een snack ... *** Ik hoop dat dit gewoon antipasti is, want ik heb nog steeds honger!</text:p>
          </table:table-cell>
          <table:table-cell table:formula="of:=GOOGLETRANSLATE_YOULIBRECALC([.$D67];[.$D$2];[.$Q$2])" office:value-type="string" office:string-value="이게 뭐야? 패스트 푸드? *** 그것은 간식조차 아닙니다… *** 나는 이것이 단지 안티 파스티이기를 바랍니다." calcext:value-type="string">
            <text:p>이게 뭐야? 패스트 푸드? *** 그것은 간식조차 아닙니다… *** 나는 이것이 단지 안티 파스티이기를 바랍니다.</text:p>
          </table:table-cell>
          <table:table-cell table:formula="of:=GOOGLETRANSLATE_YOULIBRECALC([.$D67];[.$D$2];[.$R$2])" office:value-type="string" office:string-value="Čo je to? Rýchle občerstvenie? *** To nie je ani občerstvenie ... *** Dúfam, že je to len Antipasti, pretože mám stále hlad!" calcext:value-type="string">
            <text:p>Čo je to? Rýchle občerstvenie? *** To nie je ani občerstvenie ... *** Dúfam, že je to len Antipasti, pretože mám stále hlad!</text:p>
          </table:table-cell>
          <table:table-cell table:formula="of:=GOOGLETRANSLATE_YOULIBRECALC([.$D67];[.$D$2];[.$S$2])" office:value-type="string" office:string-value="O que é isso? Fast Food? *** Isso nem é um lanche ... *** Espero que seja apenas antipasti, porque ainda estou com fome!" calcext:value-type="string">
            <text:p>O que é isso? Fast Food? *** Isso nem é um lanche ... *** Espero que seja apenas antipasti, porque ainda estou com fome!</text:p>
          </table:table-cell>
          <table:table-cell table:formula="of:=GOOGLETRANSLATE_YOULIBRECALC([.$D67];[.$D$2];[.$T$2])" office:value-type="string" office:string-value="นี่คืออะไร? อาหารจานด่วน? *** นั่นไม่ใช่ของว่าง… *** ฉันหวังว่านี่จะเป็นเพียง antipasti เพราะฉันยังหิว!" calcext:value-type="string">
            <text:p>นี่คืออะไร? อาหารจานด่วน? *** นั่นไม่ใช่ของว่าง… *** ฉันหวังว่านี่จะเป็นเพียง antipasti เพราะฉันยังหิว!</text:p>
          </table:table-cell>
          <table:table-cell table:formula="of:=GOOGLETRANSLATE_YOULIBRECALC([.$D67];[.$D$2];[.$U$2])" office:value-type="string" office:string-value="Apa ini? Makanan cepat saji? *** Itu bahkan bukan makanan ringan ... *** Saya harap ini hanya antipasti, karena saya masih lapar!" calcext:value-type="string">
            <text:p>Apa ini? Makanan cepat saji? *** Itu bahkan bukan makanan ringan ... *** Saya harap ini hanya antipasti, karena saya masih lapar!</text:p>
          </table:table-cell>
          <table:table-cell table:formula="of:=GOOGLETRANSLATE_YOULIBRECALC([.$D67];[.$D$2];[.$V$2])" office:value-type="string" office:string-value="Co je to? Rychlé občerstvení? *** To není ani svačina ... *** Doufám, že je to jen antipasti, protože mám stále hlad!" calcext:value-type="string">
            <text:p>Co je to? Rychlé občerstvení? *** To není ani svačina ... *** Doufám, že je to jen antipasti, protože mám stále hlad!</text:p>
          </table:table-cell>
          <table:table-cell table:formula="of:=GOOGLETRANSLATE_YOULIBRECALC([.$D67];[.$D$2];[.$W$2])" office:value-type="string" office:string-value="Ano ito Mabilis na pagkain? *** Hindi iyon kahit isang meryenda ... *** Inaasahan kong ito ay antipasti lamang, dahilan na nagugutom pa rin ako!" calcext:value-type="string">
            <text:p>Ano ito Mabilis na pagkain? *** Hindi iyon kahit isang meryenda ... *** Inaasahan kong ito ay antipasti lamang, dahilan na nagugutom pa rin ako!</text:p>
          </table:table-cell>
          <table:table-cell table:formula="of:=GOOGLETRANSLATE_YOULIBRECALC([.$D67];[.$D$2];[.$X$2])" office:value-type="string" office:string-value="Що це? Швидке харчування? *** Це навіть не закуска ... *** Я сподіваюся, що це просто антипасті, тому що я все ще голодний!" calcext:value-type="string">
            <text:p>Що це? Швидке харчування? *** Це навіть не закуска ... *** Я сподіваюся, що це просто антипасті, тому що я все ще голодний!</text:p>
          </table:table-cell>
          <table:table-cell table:formula="of:=GOOGLETRANSLATE_YOULIBRECALC([.$D67];[.$D$2];[.$Y$2])" office:value-type="string" office:string-value="Cái gì điều này? Thức ăn nhanh? *** Rằng thậm chí không phải là một món ăn nhẹ *** Tôi hy vọng đây chỉ là antipasti, vì tôi vẫn còn đói!" calcext:value-type="string">
            <text:p>Cái gì điều này? Thức ăn nhanh? *** Rằng thậm chí không phải là một món ăn nhẹ *** Tôi hy vọng đây chỉ là antipasti, vì tôi vẫn còn đói!</text:p>
          </table:table-cell>
          <table:table-cell table:formula="of:=GOOGLETRANSLATE_YOULIBRECALC([.$D67];[.$D$2];[.$Z$2])" office:value-type="string" office:string-value="Was ist das? Fastfood? *** Das ist nicht einmal ein Snack ... *** Ich hoffe, das ist nur Antipasti, weil ich immer noch hungrig bin!" calcext:value-type="string">
            <text:p>Was ist das? Fastfood? *** Das ist nicht einmal ein Snack ... *** Ich hoffe, das ist nur Antipasti, weil ich immer noch hungrig bin!</text:p>
          </table:table-cell>
          <table:table-cell table:formula="of:=GOOGLETRANSLATE_YOULIBRECALC([.$D67];[.$D$2];[.$AA$2])" office:value-type="string" office:string-value="Mikä tämä on? Pikaruoka? *** Se ei ole edes välipala ... *** Toivon, että tämä on vain antipasti, koska olen edelleen nälkäinen!" calcext:value-type="string">
            <text:p>Mikä tämä on? Pikaruoka? *** Se ei ole edes välipala ... *** Toivon, että tämä on vain antipasti, koska olen edelleen nälkäinen!</text:p>
          </table:table-cell>
          <table:table-cell table:formula="of:=GOOGLETRANSLATE_YOULIBRECALC([.$D67];[.$D$2];[.$AB$2])" office:value-type="string" office:string-value="Hvad er dette? Fastfood? *** Det er ikke engang en snack ... *** Jeg håber, dette er bare Antipasti, fordi jeg stadig er sulten!" calcext:value-type="string">
            <text:p>Hvad er dette? Fastfood? *** Det er ikke engang en snack ... *** Jeg håber, dette er bare Antipasti, fordi jeg stadig er sulten!</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Blowjob_SwallowAlmostEmpty***</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8];[.$D$2];[.$E$2])" office:value-type="string" office:string-value="无效的" calcext:value-type="string">
            <text:p>无效的</text:p>
          </table:table-cell>
          <table:table-cell table:formula="of:=GOOGLETRANSLATE_YOULIBRECALC([.$D68];[.$D$2];[.$F$2])" office:value-type="string" office:string-value="ヌル" calcext:value-type="string">
            <text:p>ヌル</text:p>
          </table:table-cell>
          <table:table-cell table:formula="of:=GOOGLETRANSLATE_YOULIBRECALC([.$D68];[.$D$2];[.$G$2])" office:value-type="string" office:string-value="nieważny" calcext:value-type="string">
            <text:p>nieważny</text:p>
          </table:table-cell>
          <table:table-cell table:formula="of:=GOOGLETRANSLATE_YOULIBRECALC([.$D68];[.$D$2];[.$H$2])" office:value-type="string" office:string-value="nulo" calcext:value-type="string">
            <text:p>nulo</text:p>
          </table:table-cell>
          <table:table-cell table:formula="of:=GOOGLETRANSLATE_YOULIBRECALC([.$D68];[.$D$2];[.$I$2])" office:value-type="string" office:string-value="нулевой" calcext:value-type="string">
            <text:p>нулевой</text:p>
          </table:table-cell>
          <table:table-cell table:formula="of:=GOOGLETRANSLATE_YOULIBRECALC([.$D68];[.$D$2];[.$J$2])" office:value-type="string" office:string-value="nul" calcext:value-type="string">
            <text:p>nul</text:p>
          </table:table-cell>
          <table:table-cell table:formula="of:=GOOGLETRANSLATE_YOULIBRECALC([.$D68];[.$D$2];[.$K$2])" office:value-type="string" office:string-value="null" calcext:value-type="string">
            <text:p>null</text:p>
          </table:table-cell>
          <table:table-cell table:formula="of:=GOOGLETRANSLATE_YOULIBRECALC([.$D68];[.$D$2];[.$L$2])" office:value-type="string" office:string-value="nulla" calcext:value-type="string">
            <text:p>nulla</text:p>
          </table:table-cell>
          <table:table-cell table:formula="of:=GOOGLETRANSLATE_YOULIBRECALC([.$D68];[.$D$2];[.$M$2])" office:value-type="string" office:string-value="άκυρος" calcext:value-type="string">
            <text:p>άκυρος</text:p>
          </table:table-cell>
          <table:table-cell table:formula="of:=GOOGLETRANSLATE_YOULIBRECALC([.$D68];[.$D$2];[.$N$2])" office:value-type="string" office:string-value="hükümsüz" calcext:value-type="string">
            <text:p>hükümsüz</text:p>
          </table:table-cell>
          <table:table-cell table:formula="of:=GOOGLETRANSLATE_YOULIBRECALC([.$D68];[.$D$2];[.$O$2])" office:value-type="string" office:string-value="null" calcext:value-type="string">
            <text:p>null</text:p>
          </table:table-cell>
          <table:table-cell table:formula="of:=GOOGLETRANSLATE_YOULIBRECALC([.$D68];[.$D$2];[.$P$2])" office:value-type="string" office:string-value="nul" calcext:value-type="string">
            <text:p>nul</text:p>
          </table:table-cell>
          <table:table-cell table:formula="of:=GOOGLETRANSLATE_YOULIBRECALC([.$D68];[.$D$2];[.$Q$2])" office:value-type="string" office:string-value="널" calcext:value-type="string">
            <text:p>널</text:p>
          </table:table-cell>
          <table:table-cell table:formula="of:=GOOGLETRANSLATE_YOULIBRECALC([.$D68];[.$D$2];[.$R$2])" office:value-type="string" office:string-value="nulové" calcext:value-type="string">
            <text:p>nulové</text:p>
          </table:table-cell>
          <table:table-cell table:formula="of:=GOOGLETRANSLATE_YOULIBRECALC([.$D68];[.$D$2];[.$S$2])" office:value-type="string" office:string-value="nulo" calcext:value-type="string">
            <text:p>nulo</text:p>
          </table:table-cell>
          <table:table-cell table:formula="of:=GOOGLETRANSLATE_YOULIBRECALC([.$D68];[.$D$2];[.$T$2])" office:value-type="string" office:string-value="โมฆะ" calcext:value-type="string">
            <text:p>โมฆะ</text:p>
          </table:table-cell>
          <table:table-cell table:formula="of:=GOOGLETRANSLATE_YOULIBRECALC([.$D68];[.$D$2];[.$U$2])" office:value-type="string" office:string-value="batal" calcext:value-type="string">
            <text:p>batal</text:p>
          </table:table-cell>
          <table:table-cell table:formula="of:=GOOGLETRANSLATE_YOULIBRECALC([.$D68];[.$D$2];[.$V$2])" office:value-type="string" office:string-value="null" calcext:value-type="string">
            <text:p>null</text:p>
          </table:table-cell>
          <table:table-cell table:formula="of:=GOOGLETRANSLATE_YOULIBRECALC([.$D68];[.$D$2];[.$W$2])" office:value-type="string" office:string-value="Null" calcext:value-type="string">
            <text:p>Null</text:p>
          </table:table-cell>
          <table:table-cell table:formula="of:=GOOGLETRANSLATE_YOULIBRECALC([.$D68];[.$D$2];[.$X$2])" office:value-type="string" office:string-value="нульовий" calcext:value-type="string">
            <text:p>нульовий</text:p>
          </table:table-cell>
          <table:table-cell table:formula="of:=GOOGLETRANSLATE_YOULIBRECALC([.$D68];[.$D$2];[.$Y$2])" office:value-type="string" office:string-value="vô giá trị" calcext:value-type="string">
            <text:p>vô giá trị</text:p>
          </table:table-cell>
          <table:table-cell table:formula="of:=GOOGLETRANSLATE_YOULIBRECALC([.$D68];[.$D$2];[.$Z$2])" office:value-type="string" office:string-value="NULL" calcext:value-type="string">
            <text:p>NULL</text:p>
          </table:table-cell>
          <table:table-cell table:formula="of:=GOOGLETRANSLATE_YOULIBRECALC([.$D68];[.$D$2];[.$AA$2])" office:value-type="string" office:string-value="tyhjä" calcext:value-type="string">
            <text:p>tyhjä</text:p>
          </table:table-cell>
          <table:table-cell table:formula="of:=GOOGLETRANSLATE_YOULIBRECALC([.$D6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6">
          <table:table-cell table:style-name="ce6" office:value-type="string" calcext:value-type="string">
            <text:p>***Blowjob_SwitchToCowgirlBotLea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ime to burn some calories! ***Your bratwurst looks raw. Let me cook it! ***Now that it’s macerated it’s time to cook it!</text:p>
          </table:table-cell>
          <table:table-cell table:formula="of:=GOOGLETRANSLATE_YOULIBRECALC([.$D69];[.$D$2];[.$E$2])" office:value-type="string" office:string-value="是时候燃烧一些卡路里了！ ***您的Bratwurst看起来很原始。让我煮！ ***现在是时候该做饭了！" calcext:value-type="string">
            <text:p>是时候燃烧一些卡路里了！ ***您的Bratwurst看起来很原始。让我煮！ ***现在是时候该做饭了！</text:p>
          </table:table-cell>
          <table:table-cell table:formula="of:=GOOGLETRANSLATE_YOULIBRECALC([.$D69];[.$D$2];[.$F$2])" office:value-type="string" office:string-value="いくつかのカロリーを燃やす時間！ ***あなたのブラトウルストは生に見えます。料理させてください！ ***今度は、それを調理する時が来ました！" calcext:value-type="string">
            <text:p>いくつかのカロリーを燃やす時間！ ***あなたのブラトウルストは生に見えます。料理させてください！ ***今度は、それを調理する時が来ました！</text:p>
          </table:table-cell>
          <table:table-cell table:formula="of:=GOOGLETRANSLATE_YOULIBRECALC([.$D69];[.$D$2];[.$G$2])" office:value-type="string" office:string-value="Czas spalić kalorie! *** Twój Bratwurst wygląda na surowo. Pozwól mi to ugotować! *** Teraz, gdy jest macered, czas go ugotować!" calcext:value-type="string">
            <text:p>Czas spalić kalorie! *** Twój Bratwurst wygląda na surowo. Pozwól mi to ugotować! *** Teraz, gdy jest macered, czas go ugotować!</text:p>
          </table:table-cell>
          <table:table-cell table:formula="of:=GOOGLETRANSLATE_YOULIBRECALC([.$D69];[.$D$2];[.$H$2])" office:value-type="string" office:string-value="¡Es hora de quemar algunas calorías! *** Tu bratwurst se ve crudo. ¡Déjame cocinarlo! *** ¡Ahora que está macerado, es hora de cocinarlo!" calcext:value-type="string">
            <text:p>¡Es hora de quemar algunas calorías! *** Tu bratwurst se ve crudo. ¡Déjame cocinarlo! *** ¡Ahora que está macerado, es hora de cocinarlo!</text:p>
          </table:table-cell>
          <table:table-cell table:formula="of:=GOOGLETRANSLATE_YOULIBRECALC([.$D69];[.$D$2];[.$I$2])" office:value-type="string" office:string-value="Время сжечь калории! *** Ваш Bratwurst выглядит сырым. Позвольте мне приготовить это! *** Теперь, когда это мацерировано, пришло время приготовить это!" calcext:value-type="string">
            <text:p>Время сжечь калории! *** Ваш Bratwurst выглядит сырым. Позвольте мне приготовить это! *** Теперь, когда это мацерировано, пришло время приготовить это!</text:p>
          </table:table-cell>
          <table:table-cell table:formula="of:=GOOGLETRANSLATE_YOULIBRECALC([.$D69];[.$D$2];[.$J$2])" office:value-type="string" office:string-value="Il est temps de brûler des calories! *** Votre bratwurst a l'air brut. Laissez-moi cuisiner! *** Maintenant qu'il est macéré, il est temps de le cuisiner!" calcext:value-type="string">
            <text:p>Il est temps de brûler des calories! *** Votre bratwurst a l'air brut. Laissez-moi cuisiner! *** Maintenant qu'il est macéré, il est temps de le cuisiner!</text:p>
          </table:table-cell>
          <table:table-cell table:formula="of:=GOOGLETRANSLATE_YOULIBRECALC([.$D69];[.$D$2];[.$K$2])" office:value-type="string" office:string-value="Čas za kurjenje nekaj kalorij! *** Vaš Bratwurst izgleda surovo. Naj ga skuham! *** Zdaj, ko je macerirano, je čas, da ga kuhamo!" calcext:value-type="string">
            <text:p>Čas za kurjenje nekaj kalorij! *** Vaš Bratwurst izgleda surovo. Naj ga skuham! *** Zdaj, ko je macerirano, je čas, da ga kuhamo!</text:p>
          </table:table-cell>
          <table:table-cell table:formula="of:=GOOGLETRANSLATE_YOULIBRECALC([.$D69];[.$D$2];[.$L$2])" office:value-type="string" office:string-value="Ideje égni néhány kalóriát! *** A bratwursted nyersen néz ki. Hadd főzzem! *** Most, hogy el van téve, itt az ideje főzni!" calcext:value-type="string">
            <text:p>Ideje égni néhány kalóriát! *** A bratwursted nyersen néz ki. Hadd főzzem! *** Most, hogy el van téve, itt az ideje főzni!</text:p>
          </table:table-cell>
          <table:table-cell table:formula="of:=GOOGLETRANSLATE_YOULIBRECALC([.$D69];[.$D$2];[.$M$2])" office:value-type="string" office:string-value="Ώρα να κάψετε μερικές θερμίδες! *** Το bratwurst σας φαίνεται ωμό. Επιτρέψτε μου να το μαγειρέψω! *** Τώρα που είναι macerated, ήρθε η ώρα να το μαγειρέψετε!" calcext:value-type="string">
            <text:p>Ώρα να κάψετε μερικές θερμίδες! *** Το bratwurst σας φαίνεται ωμό. Επιτρέψτε μου να το μαγειρέψω! *** Τώρα που είναι macerated, ήρθε η ώρα να το μαγειρέψετε!</text:p>
          </table:table-cell>
          <table:table-cell table:formula="of:=GOOGLETRANSLATE_YOULIBRECALC([.$D69];[.$D$2];[.$N$2])" office:value-type="string" office:string-value="Biraz kalori yakma zamanı! *** Bratwurst çiğ görünüyor. Yemek yapmama izin ver! *** Şimdi Makerasyon Olduğuna göre, pişirmenin zamanı geldi!" calcext:value-type="string">
            <text:p>Biraz kalori yakma zamanı! *** Bratwurst çiğ görünüyor. Yemek yapmama izin ver! *** Şimdi Makerasyon Olduğuna göre, pişirmenin zamanı geldi!</text:p>
          </table:table-cell>
          <table:table-cell table:formula="of:=GOOGLETRANSLATE_YOULIBRECALC([.$D69];[.$D$2];[.$O$2])" office:value-type="string" office:string-value="È ora di bruciare alcune calorie! *** Il tuo bratwurst sembra crudo. Fammi cucinare! *** Ora che è macerato, è tempo di cucinarlo!" calcext:value-type="string">
            <text:p>È ora di bruciare alcune calorie! *** Il tuo bratwurst sembra crudo. Fammi cucinare! *** Ora che è macerato, è tempo di cucinarlo!</text:p>
          </table:table-cell>
          <table:table-cell table:formula="of:=GOOGLETRANSLATE_YOULIBRECALC([.$D69];[.$D$2];[.$P$2])" office:value-type="string" office:string-value="Tijd om wat calorieën te verbranden! *** Je braatwurst ziet er rauw uit. Laat me het koken! *** Nu het wordt gemacereerd, is het tijd om het te koken!" calcext:value-type="string">
            <text:p>Tijd om wat calorieën te verbranden! *** Je braatwurst ziet er rauw uit. Laat me het koken! *** Nu het wordt gemacereerd, is het tijd om het te koken!</text:p>
          </table:table-cell>
          <table:table-cell table:formula="of:=GOOGLETRANSLATE_YOULIBRECALC([.$D69];[.$D$2];[.$Q$2])" office:value-type="string" office:string-value="칼로리를 태울 시간! *** 당신의 bratwurst는 생생 해 보입니다. 내가 요리하겠습니다! *** 이제 새가 새겨 져서 요리 할 시간입니다!" calcext:value-type="string">
            <text:p>칼로리를 태울 시간! *** 당신의 bratwurst는 생생 해 보입니다. 내가 요리하겠습니다! *** 이제 새가 새겨 져서 요리 할 시간입니다!</text:p>
          </table:table-cell>
          <table:table-cell table:formula="of:=GOOGLETRANSLATE_YOULIBRECALC([.$D69];[.$D$2];[.$R$2])" office:value-type="string" office:string-value="Je čas spáliť nejaké kalórie! *** Váš bratwurst vyzerá surovo. Dovoľte mi to uvariť! *** Teraz, keď je macerovaný, je čas ho uvariť!" calcext:value-type="string">
            <text:p>Je čas spáliť nejaké kalórie! *** Váš bratwurst vyzerá surovo. Dovoľte mi to uvariť! *** Teraz, keď je macerovaný, je čas ho uvariť!</text:p>
          </table:table-cell>
          <table:table-cell table:formula="of:=GOOGLETRANSLATE_YOULIBRECALC([.$D69];[.$D$2];[.$S$2])" office:value-type="string" office:string-value="Hora de queimar algumas calorias! *** seu bratwurst parece cru. Deixe -me cozinhar! *** Agora que é macerado, é hora de cozinhá -lo!" calcext:value-type="string">
            <text:p>Hora de queimar algumas calorias! *** seu bratwurst parece cru. Deixe -me cozinhar! *** Agora que é macerado, é hora de cozinhá -lo!</text:p>
          </table:table-cell>
          <table:table-cell table:formula="of:=GOOGLETRANSLATE_YOULIBRECALC([.$D69];[.$D$2];[.$T$2])" office:value-type="string" office:string-value="ถึงเวลาเผาผลาญแคลอรี่! *** bratwurst ของคุณดูดิบ ให้ฉันทำอาหาร! *** ตอนนี้ถึงเวลาที่จะทำอาหารแล้ว!" calcext:value-type="string">
            <text:p>ถึงเวลาเผาผลาญแคลอรี่! *** bratwurst ของคุณดูดิบ ให้ฉันทำอาหาร! *** ตอนนี้ถึงเวลาที่จะทำอาหารแล้ว!</text:p>
          </table:table-cell>
          <table:table-cell table:formula="of:=GOOGLETRANSLATE_YOULIBRECALC([.$D69];[.$D$2];[.$U$2])" office:value-type="string" office:string-value="Saatnya membakar kalori! *** Bratwurst Anda terlihat mentah. Biarkan saya memasaknya! *** Sekarang setelah sudah ada saatnya memasaknya!" calcext:value-type="string">
            <text:p>Saatnya membakar kalori! *** Bratwurst Anda terlihat mentah. Biarkan saya memasaknya! *** Sekarang setelah sudah ada saatnya memasaknya!</text:p>
          </table:table-cell>
          <table:table-cell table:formula="of:=GOOGLETRANSLATE_YOULIBRECALC([.$D69];[.$D$2];[.$V$2])" office:value-type="string" office:string-value="Je čas spálit nějaké kalorie! *** Váš Bratwurst vypadá syrově. Dovolte mi to uvařit! *** Nyní, když je macerováno, je čas to vařit!" calcext:value-type="string">
            <text:p>Je čas spálit nějaké kalorie! *** Váš Bratwurst vypadá syrově. Dovolte mi to uvařit! *** Nyní, když je macerováno, je čas to vařit!</text:p>
          </table:table-cell>
          <table:table-cell table:formula="of:=GOOGLETRANSLATE_YOULIBRECALC([.$D69];[.$D$2];[.$W$2])" office:value-type="string" office:string-value="Oras upang sunugin ang ilang mga calorie! *** Ang iyong Bratwurst ay mukhang hilaw. Hayaan mo akong lutuin ito! *** Ngayon na macerated oras na upang lutuin ito!" calcext:value-type="string">
            <text:p>Oras upang sunugin ang ilang mga calorie! *** Ang iyong Bratwurst ay mukhang hilaw. Hayaan mo akong lutuin ito! *** Ngayon na macerated oras na upang lutuin ito!</text:p>
          </table:table-cell>
          <table:table-cell table:formula="of:=GOOGLETRANSLATE_YOULIBRECALC([.$D69];[.$D$2];[.$X$2])" office:value-type="string" office:string-value="Час спалити кілька калорій! *** Ваш Братвурст виглядає сирим. Дозвольте мені приготувати! *** Тепер, коли він мацерував, настав час готувати!" calcext:value-type="string">
            <text:p>Час спалити кілька калорій! *** Ваш Братвурст виглядає сирим. Дозвольте мені приготувати! *** Тепер, коли він мацерував, настав час готувати!</text:p>
          </table:table-cell>
          <table:table-cell table:formula="of:=GOOGLETRANSLATE_YOULIBRECALC([.$D69];[.$D$2];[.$Y$2])" office:value-type="string" office:string-value="Thời gian để đốt cháy một số calo! *** bratwurst của bạn trông thô. Hãy để tôi nấu nó! *** Bây giờ, nó đã làm cho nó đến lúc nấu nó!" calcext:value-type="string">
            <text:p>Thời gian để đốt cháy một số calo! *** bratwurst của bạn trông thô. Hãy để tôi nấu nó! *** Bây giờ, nó đã làm cho nó đến lúc nấu nó!</text:p>
          </table:table-cell>
          <table:table-cell table:formula="of:=GOOGLETRANSLATE_YOULIBRECALC([.$D69];[.$D$2];[.$Z$2])" office:value-type="string" office:string-value="Zeit, ein paar Kalorien zu verbrennen! *** Dein Bratwurst sieht roh aus. Lass mich es kochen! *** Jetzt, da es mazeriert ist, ist es Zeit, es zu kochen!" calcext:value-type="string">
            <text:p>Zeit, ein paar Kalorien zu verbrennen! *** Dein Bratwurst sieht roh aus. Lass mich es kochen! *** Jetzt, da es mazeriert ist, ist es Zeit, es zu kochen!</text:p>
          </table:table-cell>
          <table:table-cell table:formula="of:=GOOGLETRANSLATE_YOULIBRECALC([.$D69];[.$D$2];[.$AA$2])" office:value-type="string" office:string-value="Aika polttaa kaloreita! *** Bratwurst näyttää raa'alta. Anna minun keittää sen! *** Nyt kun on varustettu, on aika keittää se!" calcext:value-type="string">
            <text:p>Aika polttaa kaloreita! *** Bratwurst näyttää raa'alta. Anna minun keittää sen! *** Nyt kun on varustettu, on aika keittää se!</text:p>
          </table:table-cell>
          <table:table-cell table:formula="of:=GOOGLETRANSLATE_YOULIBRECALC([.$D69];[.$D$2];[.$AB$2])" office:value-type="string" office:string-value="Tid til at brænde nogle kalorier! *** Din Bratwurst ser rå ud. Lad mig koge det! *** Nu hvor det er macereret, er det tid til at lave mad!" calcext:value-type="string">
            <text:p>Tid til at brænde nogle kalorier! *** Din Bratwurst ser rå ud. Lad mig koge det! *** Nu hvor det er macereret, er det tid til at lave mad!</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Blowjob_SwitchToCowgirlBotLea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0];[.$D$2];[.$E$2])" office:value-type="string" office:string-value="无效的" calcext:value-type="string">
            <text:p>无效的</text:p>
          </table:table-cell>
          <table:table-cell table:formula="of:=GOOGLETRANSLATE_YOULIBRECALC([.$D70];[.$D$2];[.$F$2])" office:value-type="string" office:string-value="ヌル" calcext:value-type="string">
            <text:p>ヌル</text:p>
          </table:table-cell>
          <table:table-cell table:formula="of:=GOOGLETRANSLATE_YOULIBRECALC([.$D70];[.$D$2];[.$G$2])" office:value-type="string" office:string-value="nieważny" calcext:value-type="string">
            <text:p>nieważny</text:p>
          </table:table-cell>
          <table:table-cell table:formula="of:=GOOGLETRANSLATE_YOULIBRECALC([.$D70];[.$D$2];[.$H$2])" office:value-type="string" office:string-value="nulo" calcext:value-type="string">
            <text:p>nulo</text:p>
          </table:table-cell>
          <table:table-cell table:formula="of:=GOOGLETRANSLATE_YOULIBRECALC([.$D70];[.$D$2];[.$I$2])" office:value-type="string" office:string-value="нулевой" calcext:value-type="string">
            <text:p>нулевой</text:p>
          </table:table-cell>
          <table:table-cell table:formula="of:=GOOGLETRANSLATE_YOULIBRECALC([.$D70];[.$D$2];[.$J$2])" office:value-type="string" office:string-value="nul" calcext:value-type="string">
            <text:p>nul</text:p>
          </table:table-cell>
          <table:table-cell table:formula="of:=GOOGLETRANSLATE_YOULIBRECALC([.$D70];[.$D$2];[.$K$2])" office:value-type="string" office:string-value="null" calcext:value-type="string">
            <text:p>null</text:p>
          </table:table-cell>
          <table:table-cell table:formula="of:=GOOGLETRANSLATE_YOULIBRECALC([.$D70];[.$D$2];[.$L$2])" office:value-type="string" office:string-value="nulla" calcext:value-type="string">
            <text:p>nulla</text:p>
          </table:table-cell>
          <table:table-cell table:formula="of:=GOOGLETRANSLATE_YOULIBRECALC([.$D70];[.$D$2];[.$M$2])" office:value-type="string" office:string-value="άκυρος" calcext:value-type="string">
            <text:p>άκυρος</text:p>
          </table:table-cell>
          <table:table-cell table:formula="of:=GOOGLETRANSLATE_YOULIBRECALC([.$D70];[.$D$2];[.$N$2])" office:value-type="string" office:string-value="hükümsüz" calcext:value-type="string">
            <text:p>hükümsüz</text:p>
          </table:table-cell>
          <table:table-cell table:formula="of:=GOOGLETRANSLATE_YOULIBRECALC([.$D70];[.$D$2];[.$O$2])" office:value-type="string" office:string-value="null" calcext:value-type="string">
            <text:p>null</text:p>
          </table:table-cell>
          <table:table-cell table:formula="of:=GOOGLETRANSLATE_YOULIBRECALC([.$D70];[.$D$2];[.$P$2])" office:value-type="string" office:string-value="nul" calcext:value-type="string">
            <text:p>nul</text:p>
          </table:table-cell>
          <table:table-cell table:formula="of:=GOOGLETRANSLATE_YOULIBRECALC([.$D70];[.$D$2];[.$Q$2])" office:value-type="string" office:string-value="널" calcext:value-type="string">
            <text:p>널</text:p>
          </table:table-cell>
          <table:table-cell table:formula="of:=GOOGLETRANSLATE_YOULIBRECALC([.$D70];[.$D$2];[.$R$2])" office:value-type="string" office:string-value="nulové" calcext:value-type="string">
            <text:p>nulové</text:p>
          </table:table-cell>
          <table:table-cell table:formula="of:=GOOGLETRANSLATE_YOULIBRECALC([.$D70];[.$D$2];[.$S$2])" office:value-type="string" office:string-value="nulo" calcext:value-type="string">
            <text:p>nulo</text:p>
          </table:table-cell>
          <table:table-cell table:formula="of:=GOOGLETRANSLATE_YOULIBRECALC([.$D70];[.$D$2];[.$T$2])" office:value-type="string" office:string-value="โมฆะ" calcext:value-type="string">
            <text:p>โมฆะ</text:p>
          </table:table-cell>
          <table:table-cell table:formula="of:=GOOGLETRANSLATE_YOULIBRECALC([.$D70];[.$D$2];[.$U$2])" office:value-type="string" office:string-value="batal" calcext:value-type="string">
            <text:p>batal</text:p>
          </table:table-cell>
          <table:table-cell table:formula="of:=GOOGLETRANSLATE_YOULIBRECALC([.$D70];[.$D$2];[.$V$2])" office:value-type="string" office:string-value="null" calcext:value-type="string">
            <text:p>null</text:p>
          </table:table-cell>
          <table:table-cell table:formula="of:=GOOGLETRANSLATE_YOULIBRECALC([.$D70];[.$D$2];[.$W$2])" office:value-type="string" office:string-value="Null" calcext:value-type="string">
            <text:p>Null</text:p>
          </table:table-cell>
          <table:table-cell table:formula="of:=GOOGLETRANSLATE_YOULIBRECALC([.$D70];[.$D$2];[.$X$2])" office:value-type="string" office:string-value="нульовий" calcext:value-type="string">
            <text:p>нульовий</text:p>
          </table:table-cell>
          <table:table-cell table:formula="of:=GOOGLETRANSLATE_YOULIBRECALC([.$D70];[.$D$2];[.$Y$2])" office:value-type="string" office:string-value="vô giá trị" calcext:value-type="string">
            <text:p>vô giá trị</text:p>
          </table:table-cell>
          <table:table-cell table:formula="of:=GOOGLETRANSLATE_YOULIBRECALC([.$D70];[.$D$2];[.$Z$2])" office:value-type="string" office:string-value="NULL" calcext:value-type="string">
            <text:p>NULL</text:p>
          </table:table-cell>
          <table:table-cell table:formula="of:=GOOGLETRANSLATE_YOULIBRECALC([.$D70];[.$D$2];[.$AA$2])" office:value-type="string" office:string-value="tyhjä" calcext:value-type="string">
            <text:p>tyhjä</text:p>
          </table:table-cell>
          <table:table-cell table:formula="of:=GOOGLETRANSLATE_YOULIBRECALC([.$D7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8">
          <table:table-cell table:style-name="ce6" office:value-type="string" calcext:value-type="string">
            <text:p>***Blowjob_SwitchToCowgirlBotRap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My oven is ready. Time to cook your cock! ***It’s not yet cooked. It needs some cowgirl. ***I’m full. How about some exercise?</text:p>
          </table:table-cell>
          <table:table-cell table:formula="of:=GOOGLETRANSLATE_YOULIBRECALC([.$D71];[.$D$2];[.$E$2])" office:value-type="string" office:string-value="我的烤箱已经准备好了。是时候煮你的公鸡了！ ***尚未煮熟。它需要一些女牛仔。 ***我很满。锻炼怎么样？" calcext:value-type="string">
            <text:p>我的烤箱已经准备好了。是时候煮你的公鸡了！ ***尚未煮熟。它需要一些女牛仔。 ***我很满。锻炼怎么样？</text:p>
          </table:table-cell>
          <table:table-cell table:formula="of:=GOOGLETRANSLATE_YOULIBRECALC([.$D71];[.$D$2];[.$F$2])" office:value-type="string" office:string-value="私のオーブンは準備ができています。あなたのコックを調理する時間！ ***まだ調理されていません。いくつかのカウガールが必要です。 ***私はいっぱいです。運動はどうですか？" calcext:value-type="string">
            <text:p>私のオーブンは準備ができています。あなたのコックを調理する時間！ ***まだ調理されていません。いくつかのカウガールが必要です。 ***私はいっぱいです。運動はどうですか？</text:p>
          </table:table-cell>
          <table:table-cell table:formula="of:=GOOGLETRANSLATE_YOULIBRECALC([.$D71];[.$D$2];[.$G$2])" office:value-type="string" office:string-value="Mój piekarnik jest gotowy. Czas ugotować swojego kutasa! *** To jeszcze nie jest gotowane. Potrzebuje trochę cowgirl. *** Jestem pełny. Co powiesz na ćwiczenia?" calcext:value-type="string">
            <text:p>Mój piekarnik jest gotowy. Czas ugotować swojego kutasa! *** To jeszcze nie jest gotowane. Potrzebuje trochę cowgirl. *** Jestem pełny. Co powiesz na ćwiczenia?</text:p>
          </table:table-cell>
          <table:table-cell table:formula="of:=GOOGLETRANSLATE_YOULIBRECALC([.$D71];[.$D$2];[.$H$2])" office:value-type="string" office:string-value="Mi horno está listo. ¡Es hora de cocinar tu polla! *** Aún no está cocinado. Necesita algo de vaquera. *** Estoy lleno. ¿Qué tal un ejercicio?" calcext:value-type="string">
            <text:p>Mi horno está listo. ¡Es hora de cocinar tu polla! *** Aún no está cocinado. Necesita algo de vaquera. *** Estoy lleno. ¿Qué tal un ejercicio?</text:p>
          </table:table-cell>
          <table:table-cell table:formula="of:=GOOGLETRANSLATE_YOULIBRECALC([.$D71];[.$D$2];[.$I$2])" office:value-type="string" office:string-value="Моя духовка готова. Время приготовить свой член! *** Это еще не приготовлено. Нужна какая -то Cowgirl. *** Я полон. Как насчет упражнений?" calcext:value-type="string">
            <text:p>Моя духовка готова. Время приготовить свой член! *** Это еще не приготовлено. Нужна какая -то Cowgirl. *** Я полон. Как насчет упражнений?</text:p>
          </table:table-cell>
          <table:table-cell table:formula="of:=GOOGLETRANSLATE_YOULIBRECALC([.$D71];[.$D$2];[.$J$2])" office:value-type="string" office:string-value="Mon four est prêt. Il est temps de cuisiner votre bite! *** Ce n'est pas encore cuit. Il a besoin d'une cow-girl. *** Je suis rassasié. Et un exercice?" calcext:value-type="string">
            <text:p>Mon four est prêt. Il est temps de cuisiner votre bite! *** Ce n'est pas encore cuit. Il a besoin d'une cow-girl. *** Je suis rassasié. Et un exercice?</text:p>
          </table:table-cell>
          <table:table-cell table:formula="of:=GOOGLETRANSLATE_YOULIBRECALC([.$D71];[.$D$2];[.$K$2])" office:value-type="string" office:string-value="Moja pečica je pripravljena. Čas za kuhanje vašega tiča! *** še ni kuhana. Potrebuje nekaj kavbojke. *** Polna sem. Kaj pa kakšna vaja?" calcext:value-type="string">
            <text:p>Moja pečica je pripravljena. Čas za kuhanje vašega tiča! *** še ni kuhana. Potrebuje nekaj kavbojke. *** Polna sem. Kaj pa kakšna vaja?</text:p>
          </table:table-cell>
          <table:table-cell table:formula="of:=GOOGLETRANSLATE_YOULIBRECALC([.$D71];[.$D$2];[.$L$2])" office:value-type="string" office:string-value="A sütőm készen áll. Ideje főzni a farkadat! *** Még nem főzött. Szüksége van néhány cowgirlre. *** Tele vagyok. Mit szólnál valamilyen gyakorlathoz?" calcext:value-type="string">
            <text:p>A sütőm készen áll. Ideje főzni a farkadat! *** Még nem főzött. Szüksége van néhány cowgirlre. *** Tele vagyok. Mit szólnál valamilyen gyakorlathoz?</text:p>
          </table:table-cell>
          <table:table-cell table:formula="of:=GOOGLETRANSLATE_YOULIBRECALC([.$D71];[.$D$2];[.$M$2])" office:value-type="string" office:string-value="Ο φούρνος μου είναι έτοιμος. Ώρα να μαγειρέψετε τον κόκορα σας! *** Δεν είναι ακόμα μαγειρεμένο. Χρειάζεται κάποια cowgirl. *** Είμαι γεμάτος. Τι γίνεται με κάποια άσκηση;" calcext:value-type="string">
            <text:p>Ο φούρνος μου είναι έτοιμος. Ώρα να μαγειρέψετε τον κόκορα σας! *** Δεν είναι ακόμα μαγειρεμένο. Χρειάζεται κάποια cowgirl. *** Είμαι γεμάτος. Τι γίνεται με κάποια άσκηση;</text:p>
          </table:table-cell>
          <table:table-cell table:formula="of:=GOOGLETRANSLATE_YOULIBRECALC([.$D71];[.$D$2];[.$N$2])" office:value-type="string" office:string-value="Fırınım hazır. Horoz pişirme zamanı! *** Henüz pişmemiş. Biraz cowgirl'e ihtiyacı var. *** Ben doluyum. Biraz egzersize ne dersin?" calcext:value-type="string">
            <text:p>Fırınım hazır. Horoz pişirme zamanı! *** Henüz pişmemiş. Biraz cowgirl'e ihtiyacı var. *** Ben doluyum. Biraz egzersize ne dersin?</text:p>
          </table:table-cell>
          <table:table-cell table:formula="of:=GOOGLETRANSLATE_YOULIBRECALC([.$D71];[.$D$2];[.$O$2])" office:value-type="string" office:string-value="Il mio forno è pronto. È ora di cucinare il tuo cazzo! *** Non è ancora cotto. Ha bisogno di un po 'di cowgirl. *** Sono pieno. E un po 'di esercizio?" calcext:value-type="string">
            <text:p>Il mio forno è pronto. È ora di cucinare il tuo cazzo! *** Non è ancora cotto. Ha bisogno di un po 'di cowgirl. *** Sono pieno. E un po 'di esercizio?</text:p>
          </table:table-cell>
          <table:table-cell table:formula="of:=GOOGLETRANSLATE_YOULIBRECALC([.$D71];[.$D$2];[.$P$2])" office:value-type="string" office:string-value="Mijn oven is klaar. Tijd om je pik te koken! *** Het is nog niet gekookt. Het heeft wat cowgirl nodig. *** Ik ben vol. Hoe zit het met wat oefening?" calcext:value-type="string">
            <text:p>Mijn oven is klaar. Tijd om je pik te koken! *** Het is nog niet gekookt. Het heeft wat cowgirl nodig. *** Ik ben vol. Hoe zit het met wat oefening?</text:p>
          </table:table-cell>
          <table:table-cell table:formula="of:=GOOGLETRANSLATE_YOULIBRECALC([.$D71];[.$D$2];[.$Q$2])" office:value-type="string" office:string-value="내 오븐이 준비되었습니다. 당신의 거시기를 요리 할 시간! *** 아직 요리되지 않았습니다. 카우걸이 필요합니다. *** 나는 가득 차있다. 운동은 어때?" calcext:value-type="string">
            <text:p>내 오븐이 준비되었습니다. 당신의 거시기를 요리 할 시간! *** 아직 요리되지 않았습니다. 카우걸이 필요합니다. *** 나는 가득 차있다. 운동은 어때?</text:p>
          </table:table-cell>
          <table:table-cell table:formula="of:=GOOGLETRANSLATE_YOULIBRECALC([.$D71];[.$D$2];[.$R$2])" office:value-type="string" office:string-value="Moja rúra je pripravená. Čas na varenie svojho penisu! *** Zatiaľ to nie je uvarené. Potrebuje nejakú cowgirl. *** Som plný. Čo tak nejaké cvičenie?" calcext:value-type="string">
            <text:p>Moja rúra je pripravená. Čas na varenie svojho penisu! *** Zatiaľ to nie je uvarené. Potrebuje nejakú cowgirl. *** Som plný. Čo tak nejaké cvičenie?</text:p>
          </table:table-cell>
          <table:table-cell table:formula="of:=GOOGLETRANSLATE_YOULIBRECALC([.$D71];[.$D$2];[.$S$2])" office:value-type="string" office:string-value="Meu forno está pronto. Hora de cozinhar seu pau! *** ainda não está cozido. Precisa de alguma vaqueira. *** Estou cheio. Que tal algum exercício?" calcext:value-type="string">
            <text:p>Meu forno está pronto. Hora de cozinhar seu pau! *** ainda não está cozido. Precisa de alguma vaqueira. *** Estou cheio. Que tal algum exercício?</text:p>
          </table:table-cell>
          <table:table-cell table:formula="of:=GOOGLETRANSLATE_YOULIBRECALC([.$D71];[.$D$2];[.$T$2])" office:value-type="string" office:string-value="เตาอบของฉันพร้อม ถึงเวลาปรุงไก่ของคุณ! *** ยังไม่ได้ปรุงสุก มันต้องการ cowgirl *** ฉันเต็มแล้ว แล้วการออกกำลังกายล่ะ?" calcext:value-type="string">
            <text:p>เตาอบของฉันพร้อม ถึงเวลาปรุงไก่ของคุณ! *** ยังไม่ได้ปรุงสุก มันต้องการ cowgirl *** ฉันเต็มแล้ว แล้วการออกกำลังกายล่ะ?</text:p>
          </table:table-cell>
          <table:table-cell table:formula="of:=GOOGLETRANSLATE_YOULIBRECALC([.$D71];[.$D$2];[.$U$2])" office:value-type="string" office:string-value="Oven saya sudah siap. Saatnya memasak kemaluan Anda! *** Itu belum dimasak. Perlu beberapa cowgirl. *** Saya kenyang. Bagaimana dengan latihan?" calcext:value-type="string">
            <text:p>Oven saya sudah siap. Saatnya memasak kemaluan Anda! *** Itu belum dimasak. Perlu beberapa cowgirl. *** Saya kenyang. Bagaimana dengan latihan?</text:p>
          </table:table-cell>
          <table:table-cell table:formula="of:=GOOGLETRANSLATE_YOULIBRECALC([.$D71];[.$D$2];[.$V$2])" office:value-type="string" office:string-value="Moje trouba je připravena. Je čas uvařit svůj penis! *** Ještě to není vařené. Potřebuje nějakou cowgirl. *** Jsem plný. A co cvičení?" calcext:value-type="string">
            <text:p>Moje trouba je připravena. Je čas uvařit svůj penis! *** Ještě to není vařené. Potřebuje nějakou cowgirl. *** Jsem plný. A co cvičení?</text:p>
          </table:table-cell>
          <table:table-cell table:formula="of:=GOOGLETRANSLATE_YOULIBRECALC([.$D71];[.$D$2];[.$W$2])" office:value-type="string" office:string-value="Handa na ang oven ko. Oras upang lutuin ang iyong titi! *** Hindi pa ito luto. Kailangan nito ng ilang cowgirl. *** Puno na ako. Paano ang tungkol sa ilang ehersisyo?" calcext:value-type="string">
            <text:p>Handa na ang oven ko. Oras upang lutuin ang iyong titi! *** Hindi pa ito luto. Kailangan nito ng ilang cowgirl. *** Puno na ako. Paano ang tungkol sa ilang ehersisyo?</text:p>
          </table:table-cell>
          <table:table-cell table:formula="of:=GOOGLETRANSLATE_YOULIBRECALC([.$D71];[.$D$2];[.$X$2])" office:value-type="string" office:string-value="Моя піч готова. Час приготувати свій півень! *** Це ще не готується. Йому потрібна деяка пастуха. *** Я повна. Як щодо деяких вправ?" calcext:value-type="string">
            <text:p>Моя піч готова. Час приготувати свій півень! *** Це ще не готується. Йому потрібна деяка пастуха. *** Я повна. Як щодо деяких вправ?</text:p>
          </table:table-cell>
          <table:table-cell table:formula="of:=GOOGLETRANSLATE_YOULIBRECALC([.$D71];[.$D$2];[.$Y$2])" office:value-type="string" office:string-value="Lò nướng của tôi đã sẵn sàng. Thời gian để nấu gà của bạn! *** Nó chưa được nấu chín. Nó cần một số cowgirl. *** Tôi đã đầy đủ. Làm thế nào về một số bài tập?" calcext:value-type="string">
            <text:p>Lò nướng của tôi đã sẵn sàng. Thời gian để nấu gà của bạn! *** Nó chưa được nấu chín. Nó cần một số cowgirl. *** Tôi đã đầy đủ. Làm thế nào về một số bài tập?</text:p>
          </table:table-cell>
          <table:table-cell table:formula="of:=GOOGLETRANSLATE_YOULIBRECALC([.$D71];[.$D$2];[.$Z$2])" office:value-type="string" office:string-value="Mein Ofen ist bereit. Zeit, deinen Schwanz zu kochen! *** Es ist noch nicht gekocht. Es braucht etwas Cowgirl. *** Ich bin voll. Wie wäre es mit etwas Übung?" calcext:value-type="string">
            <text:p>Mein Ofen ist bereit. Zeit, deinen Schwanz zu kochen! *** Es ist noch nicht gekocht. Es braucht etwas Cowgirl. *** Ich bin voll. Wie wäre es mit etwas Übung?</text:p>
          </table:table-cell>
          <table:table-cell table:formula="of:=GOOGLETRANSLATE_YOULIBRECALC([.$D71];[.$D$2];[.$AA$2])" office:value-type="string" office:string-value="Uuni on valmis. Aika keittää kukko! *** Sitä ei ole vielä kypsennetty. Se tarvitsee cowgirlia. *** Olen täynnä. Entä liikunta?" calcext:value-type="string">
            <text:p>Uuni on valmis. Aika keittää kukko! *** Sitä ei ole vielä kypsennetty. Se tarvitsee cowgirlia. *** Olen täynnä. Entä liikunta?</text:p>
          </table:table-cell>
          <table:table-cell table:formula="of:=GOOGLETRANSLATE_YOULIBRECALC([.$D71];[.$D$2];[.$AB$2])" office:value-type="string" office:string-value="Min ovn er klar. Tid til at tilberede din pik! *** Det er endnu ikke kogt. Det har brug for noget cowgirl. *** Jeg er fuld. Hvad med noget øvelse?" calcext:value-type="string">
            <text:p>Min ovn er klar. Tid til at tilberede din pik! *** Det er endnu ikke kogt. Det har brug for noget cowgirl. *** Jeg er fuld. Hvad med noget øvelse?</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Blowjob_SwitchToCowgirlBotRap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2];[.$D$2];[.$E$2])" office:value-type="string" office:string-value="无效的" calcext:value-type="string">
            <text:p>无效的</text:p>
          </table:table-cell>
          <table:table-cell table:formula="of:=GOOGLETRANSLATE_YOULIBRECALC([.$D72];[.$D$2];[.$F$2])" office:value-type="string" office:string-value="ヌル" calcext:value-type="string">
            <text:p>ヌル</text:p>
          </table:table-cell>
          <table:table-cell table:formula="of:=GOOGLETRANSLATE_YOULIBRECALC([.$D72];[.$D$2];[.$G$2])" office:value-type="string" office:string-value="nieważny" calcext:value-type="string">
            <text:p>nieważny</text:p>
          </table:table-cell>
          <table:table-cell table:formula="of:=GOOGLETRANSLATE_YOULIBRECALC([.$D72];[.$D$2];[.$H$2])" office:value-type="string" office:string-value="nulo" calcext:value-type="string">
            <text:p>nulo</text:p>
          </table:table-cell>
          <table:table-cell table:formula="of:=GOOGLETRANSLATE_YOULIBRECALC([.$D72];[.$D$2];[.$I$2])" office:value-type="string" office:string-value="нулевой" calcext:value-type="string">
            <text:p>нулевой</text:p>
          </table:table-cell>
          <table:table-cell table:formula="of:=GOOGLETRANSLATE_YOULIBRECALC([.$D72];[.$D$2];[.$J$2])" office:value-type="string" office:string-value="nul" calcext:value-type="string">
            <text:p>nul</text:p>
          </table:table-cell>
          <table:table-cell table:formula="of:=GOOGLETRANSLATE_YOULIBRECALC([.$D72];[.$D$2];[.$K$2])" office:value-type="string" office:string-value="null" calcext:value-type="string">
            <text:p>null</text:p>
          </table:table-cell>
          <table:table-cell table:formula="of:=GOOGLETRANSLATE_YOULIBRECALC([.$D72];[.$D$2];[.$L$2])" office:value-type="string" office:string-value="nulla" calcext:value-type="string">
            <text:p>nulla</text:p>
          </table:table-cell>
          <table:table-cell table:formula="of:=GOOGLETRANSLATE_YOULIBRECALC([.$D72];[.$D$2];[.$M$2])" office:value-type="string" office:string-value="άκυρος" calcext:value-type="string">
            <text:p>άκυρος</text:p>
          </table:table-cell>
          <table:table-cell table:formula="of:=GOOGLETRANSLATE_YOULIBRECALC([.$D72];[.$D$2];[.$N$2])" office:value-type="string" office:string-value="hükümsüz" calcext:value-type="string">
            <text:p>hükümsüz</text:p>
          </table:table-cell>
          <table:table-cell table:formula="of:=GOOGLETRANSLATE_YOULIBRECALC([.$D72];[.$D$2];[.$O$2])" office:value-type="string" office:string-value="null" calcext:value-type="string">
            <text:p>null</text:p>
          </table:table-cell>
          <table:table-cell table:formula="of:=GOOGLETRANSLATE_YOULIBRECALC([.$D72];[.$D$2];[.$P$2])" office:value-type="string" office:string-value="nul" calcext:value-type="string">
            <text:p>nul</text:p>
          </table:table-cell>
          <table:table-cell table:formula="of:=GOOGLETRANSLATE_YOULIBRECALC([.$D72];[.$D$2];[.$Q$2])" office:value-type="string" office:string-value="널" calcext:value-type="string">
            <text:p>널</text:p>
          </table:table-cell>
          <table:table-cell table:formula="of:=GOOGLETRANSLATE_YOULIBRECALC([.$D72];[.$D$2];[.$R$2])" office:value-type="string" office:string-value="nulové" calcext:value-type="string">
            <text:p>nulové</text:p>
          </table:table-cell>
          <table:table-cell table:formula="of:=GOOGLETRANSLATE_YOULIBRECALC([.$D72];[.$D$2];[.$S$2])" office:value-type="string" office:string-value="nulo" calcext:value-type="string">
            <text:p>nulo</text:p>
          </table:table-cell>
          <table:table-cell table:formula="of:=GOOGLETRANSLATE_YOULIBRECALC([.$D72];[.$D$2];[.$T$2])" office:value-type="string" office:string-value="โมฆะ" calcext:value-type="string">
            <text:p>โมฆะ</text:p>
          </table:table-cell>
          <table:table-cell table:formula="of:=GOOGLETRANSLATE_YOULIBRECALC([.$D72];[.$D$2];[.$U$2])" office:value-type="string" office:string-value="batal" calcext:value-type="string">
            <text:p>batal</text:p>
          </table:table-cell>
          <table:table-cell table:formula="of:=GOOGLETRANSLATE_YOULIBRECALC([.$D72];[.$D$2];[.$V$2])" office:value-type="string" office:string-value="null" calcext:value-type="string">
            <text:p>null</text:p>
          </table:table-cell>
          <table:table-cell table:formula="of:=GOOGLETRANSLATE_YOULIBRECALC([.$D72];[.$D$2];[.$W$2])" office:value-type="string" office:string-value="Null" calcext:value-type="string">
            <text:p>Null</text:p>
          </table:table-cell>
          <table:table-cell table:formula="of:=GOOGLETRANSLATE_YOULIBRECALC([.$D72];[.$D$2];[.$X$2])" office:value-type="string" office:string-value="нульовий" calcext:value-type="string">
            <text:p>нульовий</text:p>
          </table:table-cell>
          <table:table-cell table:formula="of:=GOOGLETRANSLATE_YOULIBRECALC([.$D72];[.$D$2];[.$Y$2])" office:value-type="string" office:string-value="vô giá trị" calcext:value-type="string">
            <text:p>vô giá trị</text:p>
          </table:table-cell>
          <table:table-cell table:formula="of:=GOOGLETRANSLATE_YOULIBRECALC([.$D72];[.$D$2];[.$Z$2])" office:value-type="string" office:string-value="NULL" calcext:value-type="string">
            <text:p>NULL</text:p>
          </table:table-cell>
          <table:table-cell table:formula="of:=GOOGLETRANSLATE_YOULIBRECALC([.$D72];[.$D$2];[.$AA$2])" office:value-type="string" office:string-value="tyhjä" calcext:value-type="string">
            <text:p>tyhjä</text:p>
          </table:table-cell>
          <table:table-cell table:formula="of:=GOOGLETRANSLATE_YOULIBRECALC([.$D7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8">
          <table:table-cell table:style-name="ce6" office:value-type="string" calcext:value-type="string">
            <text:p>***Cowgirl_RemovePants***</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hose are not meant to be used in the kitchen.</text:p>
          </table:table-cell>
          <table:table-cell table:formula="of:=GOOGLETRANSLATE_YOULIBRECALC([.$D73];[.$D$2];[.$E$2])" office:value-type="string" office:string-value="这些并不是要在厨房中使用的。" calcext:value-type="string">
            <text:p>这些并不是要在厨房中使用的。</text:p>
          </table:table-cell>
          <table:table-cell table:formula="of:=GOOGLETRANSLATE_YOULIBRECALC([.$D73];[.$D$2];[.$F$2])" office:value-type="string" office:string-value="それらはキッチンで使用されることを意図していません。" calcext:value-type="string">
            <text:p>それらはキッチンで使用されることを意図していません。</text:p>
          </table:table-cell>
          <table:table-cell table:formula="of:=GOOGLETRANSLATE_YOULIBRECALC([.$D73];[.$D$2];[.$G$2])" office:value-type="string" office:string-value="Nie mają być używanych w kuchni." calcext:value-type="string">
            <text:p>Nie mają być używanych w kuchni.</text:p>
          </table:table-cell>
          <table:table-cell table:formula="of:=GOOGLETRANSLATE_YOULIBRECALC([.$D73];[.$D$2];[.$H$2])" office:value-type="string" office:string-value="Esos no están destinados a ser utilizados en la cocina." calcext:value-type="string">
            <text:p>Esos no están destinados a ser utilizados en la cocina.</text:p>
          </table:table-cell>
          <table:table-cell table:formula="of:=GOOGLETRANSLATE_YOULIBRECALC([.$D73];[.$D$2];[.$I$2])" office:value-type="string" office:string-value="Они не предназначены для использования на кухне." calcext:value-type="string">
            <text:p>Они не предназначены для использования на кухне.</text:p>
          </table:table-cell>
          <table:table-cell table:formula="of:=GOOGLETRANSLATE_YOULIBRECALC([.$D73];[.$D$2];[.$J$2])" office:value-type="string" office:string-value="Ceux-ci ne sont pas destinés à être utilisés dans la cuisine." calcext:value-type="string">
            <text:p>Ceux-ci ne sont pas destinés à être utilisés dans la cuisine.</text:p>
          </table:table-cell>
          <table:table-cell table:formula="of:=GOOGLETRANSLATE_YOULIBRECALC([.$D73];[.$D$2];[.$K$2])" office:value-type="string" office:string-value="Tega ni namenjeno uporabi v kuhinji." calcext:value-type="string">
            <text:p>Tega ni namenjeno uporabi v kuhinji.</text:p>
          </table:table-cell>
          <table:table-cell table:formula="of:=GOOGLETRANSLATE_YOULIBRECALC([.$D73];[.$D$2];[.$L$2])" office:value-type="string" office:string-value="Ezeket nem a konyhában kell használni." calcext:value-type="string">
            <text:p>Ezeket nem a konyhában kell használni.</text:p>
          </table:table-cell>
          <table:table-cell table:formula="of:=GOOGLETRANSLATE_YOULIBRECALC([.$D73];[.$D$2];[.$M$2])" office:value-type="string" office:string-value="Αυτά δεν προορίζονται να χρησιμοποιηθούν στην κουζίνα." calcext:value-type="string">
            <text:p>Αυτά δεν προορίζονται να χρησιμοποιηθούν στην κουζίνα.</text:p>
          </table:table-cell>
          <table:table-cell table:formula="of:=GOOGLETRANSLATE_YOULIBRECALC([.$D73];[.$D$2];[.$N$2])" office:value-type="string" office:string-value="Bunlar mutfakta kullanılması amaçlanmamıştır." calcext:value-type="string">
            <text:p>Bunlar mutfakta kullanılması amaçlanmamıştır.</text:p>
          </table:table-cell>
          <table:table-cell table:formula="of:=GOOGLETRANSLATE_YOULIBRECALC([.$D73];[.$D$2];[.$O$2])" office:value-type="string" office:string-value="Questi non sono pensati per essere usati in cucina." calcext:value-type="string">
            <text:p>Questi non sono pensati per essere usati in cucina.</text:p>
          </table:table-cell>
          <table:table-cell table:formula="of:=GOOGLETRANSLATE_YOULIBRECALC([.$D73];[.$D$2];[.$P$2])" office:value-type="string" office:string-value="Die zijn niet bedoeld om in de keuken te worden gebruikt." calcext:value-type="string">
            <text:p>Die zijn niet bedoeld om in de keuken te worden gebruikt.</text:p>
          </table:table-cell>
          <table:table-cell table:formula="of:=GOOGLETRANSLATE_YOULIBRECALC([.$D73];[.$D$2];[.$Q$2])" office:value-type="string" office:string-value="그것들은 부엌에서 사용되는 것이 아닙니다." calcext:value-type="string">
            <text:p>그것들은 부엌에서 사용되는 것이 아닙니다.</text:p>
          </table:table-cell>
          <table:table-cell table:formula="of:=GOOGLETRANSLATE_YOULIBRECALC([.$D73];[.$D$2];[.$R$2])" office:value-type="string" office:string-value="Nie sú určené na použitie v kuchyni." calcext:value-type="string">
            <text:p>Nie sú určené na použitie v kuchyni.</text:p>
          </table:table-cell>
          <table:table-cell table:formula="of:=GOOGLETRANSLATE_YOULIBRECALC([.$D73];[.$D$2];[.$S$2])" office:value-type="string" office:string-value="Aqueles não devem ser usados ​​na cozinha." calcext:value-type="string">
            <text:p>Aqueles não devem ser usados ​​na cozinha.</text:p>
          </table:table-cell>
          <table:table-cell table:formula="of:=GOOGLETRANSLATE_YOULIBRECALC([.$D73];[.$D$2];[.$T$2])" office:value-type="string" office:string-value="สิ่งเหล่านี้ไม่ได้หมายถึงการใช้ในห้องครัว" calcext:value-type="string">
            <text:p>สิ่งเหล่านี้ไม่ได้หมายถึงการใช้ในห้องครัว</text:p>
          </table:table-cell>
          <table:table-cell table:formula="of:=GOOGLETRANSLATE_YOULIBRECALC([.$D73];[.$D$2];[.$U$2])" office:value-type="string" office:string-value="Itu tidak dimaksudkan untuk digunakan di dapur." calcext:value-type="string">
            <text:p>Itu tidak dimaksudkan untuk digunakan di dapur.</text:p>
          </table:table-cell>
          <table:table-cell table:formula="of:=GOOGLETRANSLATE_YOULIBRECALC([.$D73];[.$D$2];[.$V$2])" office:value-type="string" office:string-value="Ty nejsou určeny k použití v kuchyni." calcext:value-type="string">
            <text:p>Ty nejsou určeny k použití v kuchyni.</text:p>
          </table:table-cell>
          <table:table-cell table:formula="of:=GOOGLETRANSLATE_YOULIBRECALC([.$D73];[.$D$2];[.$W$2])" office:value-type="string" office:string-value="Ang mga iyon ay hindi sinadya upang magamit sa kusina." calcext:value-type="string">
            <text:p>Ang mga iyon ay hindi sinadya upang magamit sa kusina.</text:p>
          </table:table-cell>
          <table:table-cell table:formula="of:=GOOGLETRANSLATE_YOULIBRECALC([.$D73];[.$D$2];[.$X$2])" office:value-type="string" office:string-value="Вони не призначені для використання на кухні." calcext:value-type="string">
            <text:p>Вони не призначені для використання на кухні.</text:p>
          </table:table-cell>
          <table:table-cell table:formula="of:=GOOGLETRANSLATE_YOULIBRECALC([.$D73];[.$D$2];[.$Y$2])" office:value-type="string" office:string-value="Chúng không có nghĩa là được sử dụng trong nhà bếp." calcext:value-type="string">
            <text:p>Chúng không có nghĩa là được sử dụng trong nhà bếp.</text:p>
          </table:table-cell>
          <table:table-cell table:formula="of:=GOOGLETRANSLATE_YOULIBRECALC([.$D73];[.$D$2];[.$Z$2])" office:value-type="string" office:string-value="Diese sollen nicht in der Küche verwendet werden." calcext:value-type="string">
            <text:p>Diese sollen nicht in der Küche verwendet werden.</text:p>
          </table:table-cell>
          <table:table-cell table:formula="of:=GOOGLETRANSLATE_YOULIBRECALC([.$D73];[.$D$2];[.$AA$2])" office:value-type="string" office:string-value="Niitä ei ole tarkoitettu käytettäväksi keittiössä." calcext:value-type="string">
            <text:p>Niitä ei ole tarkoitettu käytettäväksi keittiössä.</text:p>
          </table:table-cell>
          <table:table-cell table:formula="of:=GOOGLETRANSLATE_YOULIBRECALC([.$D73];[.$D$2];[.$AB$2])" office:value-type="string" office:string-value="Disse er ikke beregnet til at blive brugt i køkkenet." calcext:value-type="string">
            <text:p>Disse er ikke beregnet til at blive brugt i køkkenet.</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Cowgirl_RemovePants***</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4];[.$D$2];[.$E$2])" office:value-type="string" office:string-value="无效的" calcext:value-type="string">
            <text:p>无效的</text:p>
          </table:table-cell>
          <table:table-cell table:formula="of:=GOOGLETRANSLATE_YOULIBRECALC([.$D74];[.$D$2];[.$F$2])" office:value-type="string" office:string-value="ヌル" calcext:value-type="string">
            <text:p>ヌル</text:p>
          </table:table-cell>
          <table:table-cell table:formula="of:=GOOGLETRANSLATE_YOULIBRECALC([.$D74];[.$D$2];[.$G$2])" office:value-type="string" office:string-value="nieważny" calcext:value-type="string">
            <text:p>nieważny</text:p>
          </table:table-cell>
          <table:table-cell table:formula="of:=GOOGLETRANSLATE_YOULIBRECALC([.$D74];[.$D$2];[.$H$2])" office:value-type="string" office:string-value="nulo" calcext:value-type="string">
            <text:p>nulo</text:p>
          </table:table-cell>
          <table:table-cell table:formula="of:=GOOGLETRANSLATE_YOULIBRECALC([.$D74];[.$D$2];[.$I$2])" office:value-type="string" office:string-value="нулевой" calcext:value-type="string">
            <text:p>нулевой</text:p>
          </table:table-cell>
          <table:table-cell table:formula="of:=GOOGLETRANSLATE_YOULIBRECALC([.$D74];[.$D$2];[.$J$2])" office:value-type="string" office:string-value="nul" calcext:value-type="string">
            <text:p>nul</text:p>
          </table:table-cell>
          <table:table-cell table:formula="of:=GOOGLETRANSLATE_YOULIBRECALC([.$D74];[.$D$2];[.$K$2])" office:value-type="string" office:string-value="null" calcext:value-type="string">
            <text:p>null</text:p>
          </table:table-cell>
          <table:table-cell table:formula="of:=GOOGLETRANSLATE_YOULIBRECALC([.$D74];[.$D$2];[.$L$2])" office:value-type="string" office:string-value="nulla" calcext:value-type="string">
            <text:p>nulla</text:p>
          </table:table-cell>
          <table:table-cell table:formula="of:=GOOGLETRANSLATE_YOULIBRECALC([.$D74];[.$D$2];[.$M$2])" office:value-type="string" office:string-value="άκυρος" calcext:value-type="string">
            <text:p>άκυρος</text:p>
          </table:table-cell>
          <table:table-cell table:formula="of:=GOOGLETRANSLATE_YOULIBRECALC([.$D74];[.$D$2];[.$N$2])" office:value-type="string" office:string-value="hükümsüz" calcext:value-type="string">
            <text:p>hükümsüz</text:p>
          </table:table-cell>
          <table:table-cell table:formula="of:=GOOGLETRANSLATE_YOULIBRECALC([.$D74];[.$D$2];[.$O$2])" office:value-type="string" office:string-value="null" calcext:value-type="string">
            <text:p>null</text:p>
          </table:table-cell>
          <table:table-cell table:formula="of:=GOOGLETRANSLATE_YOULIBRECALC([.$D74];[.$D$2];[.$P$2])" office:value-type="string" office:string-value="nul" calcext:value-type="string">
            <text:p>nul</text:p>
          </table:table-cell>
          <table:table-cell table:formula="of:=GOOGLETRANSLATE_YOULIBRECALC([.$D74];[.$D$2];[.$Q$2])" office:value-type="string" office:string-value="널" calcext:value-type="string">
            <text:p>널</text:p>
          </table:table-cell>
          <table:table-cell table:formula="of:=GOOGLETRANSLATE_YOULIBRECALC([.$D74];[.$D$2];[.$R$2])" office:value-type="string" office:string-value="nulové" calcext:value-type="string">
            <text:p>nulové</text:p>
          </table:table-cell>
          <table:table-cell table:formula="of:=GOOGLETRANSLATE_YOULIBRECALC([.$D74];[.$D$2];[.$S$2])" office:value-type="string" office:string-value="nulo" calcext:value-type="string">
            <text:p>nulo</text:p>
          </table:table-cell>
          <table:table-cell table:formula="of:=GOOGLETRANSLATE_YOULIBRECALC([.$D74];[.$D$2];[.$T$2])" office:value-type="string" office:string-value="โมฆะ" calcext:value-type="string">
            <text:p>โมฆะ</text:p>
          </table:table-cell>
          <table:table-cell table:formula="of:=GOOGLETRANSLATE_YOULIBRECALC([.$D74];[.$D$2];[.$U$2])" office:value-type="string" office:string-value="batal" calcext:value-type="string">
            <text:p>batal</text:p>
          </table:table-cell>
          <table:table-cell table:formula="of:=GOOGLETRANSLATE_YOULIBRECALC([.$D74];[.$D$2];[.$V$2])" office:value-type="string" office:string-value="null" calcext:value-type="string">
            <text:p>null</text:p>
          </table:table-cell>
          <table:table-cell table:formula="of:=GOOGLETRANSLATE_YOULIBRECALC([.$D74];[.$D$2];[.$W$2])" office:value-type="string" office:string-value="Null" calcext:value-type="string">
            <text:p>Null</text:p>
          </table:table-cell>
          <table:table-cell table:formula="of:=GOOGLETRANSLATE_YOULIBRECALC([.$D74];[.$D$2];[.$X$2])" office:value-type="string" office:string-value="нульовий" calcext:value-type="string">
            <text:p>нульовий</text:p>
          </table:table-cell>
          <table:table-cell table:formula="of:=GOOGLETRANSLATE_YOULIBRECALC([.$D74];[.$D$2];[.$Y$2])" office:value-type="string" office:string-value="vô giá trị" calcext:value-type="string">
            <text:p>vô giá trị</text:p>
          </table:table-cell>
          <table:table-cell table:formula="of:=GOOGLETRANSLATE_YOULIBRECALC([.$D74];[.$D$2];[.$Z$2])" office:value-type="string" office:string-value="NULL" calcext:value-type="string">
            <text:p>NULL</text:p>
          </table:table-cell>
          <table:table-cell table:formula="of:=GOOGLETRANSLATE_YOULIBRECALC([.$D74];[.$D$2];[.$AA$2])" office:value-type="string" office:string-value="tyhjä" calcext:value-type="string">
            <text:p>tyhjä</text:p>
          </table:table-cell>
          <table:table-cell table:formula="of:=GOOGLETRANSLATE_YOULIBRECALC([.$D7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Cowgirl_BeforeFirstInsertBotLea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Leave it to me, I know this recipe by heart. ***Let the chef cook! ***Worry not, I will make the best out of your eggplant.</text:p>
          </table:table-cell>
          <table:table-cell table:formula="of:=GOOGLETRANSLATE_YOULIBRECALC([.$D75];[.$D$2];[.$E$2])" office:value-type="string" office:string-value="把它留给我，我内心知道这个食谱。 ***让厨师做饭！ ***不用担心，我会从茄子中充分利用。" calcext:value-type="string">
            <text:p>把它留给我，我内心知道这个食谱。 ***让厨师做饭！ ***不用担心，我会从茄子中充分利用。</text:p>
          </table:table-cell>
          <table:table-cell table:formula="of:=GOOGLETRANSLATE_YOULIBRECALC([.$D75];[.$D$2];[.$F$2])" office:value-type="string" office:string-value="私に任せてください、私はこのレシピを心から知っています。 ***シェフを料理させてください！ ***心配しないでください、私はあなたのナスを最大限に活用します。" calcext:value-type="string">
            <text:p>私に任せてください、私はこのレシピを心から知っています。 ***シェフを料理させてください！ ***心配しないでください、私はあなたのナスを最大限に活用します。</text:p>
          </table:table-cell>
          <table:table-cell table:formula="of:=GOOGLETRANSLATE_YOULIBRECALC([.$D75];[.$D$2];[.$G$2])" office:value-type="string" office:string-value="Zostaw mi to, znam ten przepis na pamięć. *** Niech szef kuchni gotuje! *** Nie martw się, jak najlepiej wykorzystam twój bakłażan." calcext:value-type="string">
            <text:p>Zostaw mi to, znam ten przepis na pamięć. *** Niech szef kuchni gotuje! *** Nie martw się, jak najlepiej wykorzystam twój bakłażan.</text:p>
          </table:table-cell>
          <table:table-cell table:formula="of:=GOOGLETRANSLATE_YOULIBRECALC([.$D75];[.$D$2];[.$H$2])" office:value-type="string" office:string-value="Déjame a mí, conozco esta receta de memoria. *** ¡Deja que el chef cocine! *** No se preocupe, haré lo mejor de su berenjena." calcext:value-type="string">
            <text:p>Déjame a mí, conozco esta receta de memoria. *** ¡Deja que el chef cocine! *** No se preocupe, haré lo mejor de su berenjena.</text:p>
          </table:table-cell>
          <table:table-cell table:formula="of:=GOOGLETRANSLATE_YOULIBRECALC([.$D75];[.$D$2];[.$I$2])" office:value-type="string" office:string-value="Оставьте это мне, я знаю этот рецепт наизусть. *** Позвольте шеф -повару! *** Не беспокойтесь, я сделаю лучшее из вашего баклажана." calcext:value-type="string">
            <text:p>Оставьте это мне, я знаю этот рецепт наизусть. *** Позвольте шеф -повару! *** Не беспокойтесь, я сделаю лучшее из вашего баклажана.</text:p>
          </table:table-cell>
          <table:table-cell table:formula="of:=GOOGLETRANSLATE_YOULIBRECALC([.$D75];[.$D$2];[.$J$2])" office:value-type="string" office:string-value="Laissez-moi, je connais cette recette par cœur. *** Laissez le chef cuisiner! *** Ne vous inquiétez pas, je vais tirer le meilleur parti de votre aubergine." calcext:value-type="string">
            <text:p>Laissez-moi, je connais cette recette par cœur. *** Laissez le chef cuisiner! *** Ne vous inquiétez pas, je vais tirer le meilleur parti de votre aubergine.</text:p>
          </table:table-cell>
          <table:table-cell table:formula="of:=GOOGLETRANSLATE_YOULIBRECALC([.$D75];[.$D$2];[.$K$2])" office:value-type="string" office:string-value="Prepustite mi, ta recept poznam na pamet. *** Naj kuhar kuha! *** Ne skrbi, iz vaših jajčevcev bom najbolje izkoristil." calcext:value-type="string">
            <text:p>Prepustite mi, ta recept poznam na pamet. *** Naj kuhar kuha! *** Ne skrbi, iz vaših jajčevcev bom najbolje izkoristil.</text:p>
          </table:table-cell>
          <table:table-cell table:formula="of:=GOOGLETRANSLATE_YOULIBRECALC([.$D75];[.$D$2];[.$L$2])" office:value-type="string" office:string-value="Hagyja nekem, ismerem ezt a receptet szívből. *** Hagyja, hogy a séf főzzön! *** Ne aggódjon, a lehető legjobban kihasználom a padlizsánt." calcext:value-type="string">
            <text:p>Hagyja nekem, ismerem ezt a receptet szívből. *** Hagyja, hogy a séf főzzön! *** Ne aggódjon, a lehető legjobban kihasználom a padlizsánt.</text:p>
          </table:table-cell>
          <table:table-cell table:formula="of:=GOOGLETRANSLATE_YOULIBRECALC([.$D75];[.$D$2];[.$M$2])" office:value-type="string" office:string-value="Αφήστε το σε μένα, ξέρω αυτή τη συνταγή από την καρδιά. *** Αφήστε τον σεφ να μαγειρέψει! *** Μην ανησυχείτε, θα κάνω το καλύτερο από την μελιτζάνα σας." calcext:value-type="string">
            <text:p>Αφήστε το σε μένα, ξέρω αυτή τη συνταγή από την καρδιά. *** Αφήστε τον σεφ να μαγειρέψει! *** Μην ανησυχείτε, θα κάνω το καλύτερο από την μελιτζάνα σας.</text:p>
          </table:table-cell>
          <table:table-cell table:formula="of:=GOOGLETRANSLATE_YOULIBRECALC([.$D75];[.$D$2];[.$N$2])" office:value-type="string" office:string-value="Bana bırak, bu tarifi ezbere biliyorum. *** Şefin yemek yapmasına izin ver! *** Endişelenmeyin, patlıcanınızdan en iyisini yapacağım." calcext:value-type="string">
            <text:p>Bana bırak, bu tarifi ezbere biliyorum. *** Şefin yemek yapmasına izin ver! *** Endişelenmeyin, patlıcanınızdan en iyisini yapacağım.</text:p>
          </table:table-cell>
          <table:table-cell table:formula="of:=GOOGLETRANSLATE_YOULIBRECALC([.$D75];[.$D$2];[.$O$2])" office:value-type="string" office:string-value="Lasciamelo, conosco questa ricetta a memoria. *** Lascia che lo chef cucinasse! *** Non preoccuparti, trarrò il meglio dalla tua melanzana." calcext:value-type="string">
            <text:p>Lasciamelo, conosco questa ricetta a memoria. *** Lascia che lo chef cucinasse! *** Non preoccuparti, trarrò il meglio dalla tua melanzana.</text:p>
          </table:table-cell>
          <table:table-cell table:formula="of:=GOOGLETRANSLATE_YOULIBRECALC([.$D75];[.$D$2];[.$P$2])" office:value-type="string" office:string-value="Laat het aan mij over, ik ken dit recept uit mijn hoofd. *** Laat de chef -kok koken! *** Maak je geen zorgen, ik zal het beste uit je aubergine halen." calcext:value-type="string">
            <text:p>Laat het aan mij over, ik ken dit recept uit mijn hoofd. *** Laat de chef -kok koken! *** Maak je geen zorgen, ik zal het beste uit je aubergine halen.</text:p>
          </table:table-cell>
          <table:table-cell table:formula="of:=GOOGLETRANSLATE_YOULIBRECALC([.$D75];[.$D$2];[.$Q$2])" office:value-type="string" office:string-value="나에게 맡기십시오. 나는이 레시피를 마음으로 알고 있습니다. *** 요리사가 요리하도록하자! *** 걱정하지 마십시오. 나는 당신의 가지를 최대한 활용할 것입니다." calcext:value-type="string">
            <text:p>나에게 맡기십시오. 나는이 레시피를 마음으로 알고 있습니다. *** 요리사가 요리하도록하자! *** 걱정하지 마십시오. 나는 당신의 가지를 최대한 활용할 것입니다.</text:p>
          </table:table-cell>
          <table:table-cell table:formula="of:=GOOGLETRANSLATE_YOULIBRECALC([.$D75];[.$D$2];[.$R$2])" office:value-type="string" office:string-value="Nechajte to na mňa, viem tento recept srdcom. *** Nechajte šéfkuchára variť! *** Nebojte sa, z vášho baklažánu urobím to najlepšie." calcext:value-type="string">
            <text:p>Nechajte to na mňa, viem tento recept srdcom. *** Nechajte šéfkuchára variť! *** Nebojte sa, z vášho baklažánu urobím to najlepšie.</text:p>
          </table:table-cell>
          <table:table-cell table:formula="of:=GOOGLETRANSLATE_YOULIBRECALC([.$D75];[.$D$2];[.$S$2])" office:value-type="string" office:string-value="Deixe isso para mim, eu conheço esta receita de cor. *** Deixe o chef cozinhar! *** Não se preocupe, vou tirar o melhor proveito da sua berinjela." calcext:value-type="string">
            <text:p>Deixe isso para mim, eu conheço esta receita de cor. *** Deixe o chef cozinhar! *** Não se preocupe, vou tirar o melhor proveito da sua berinjela.</text:p>
          </table:table-cell>
          <table:table-cell table:formula="of:=GOOGLETRANSLATE_YOULIBRECALC([.$D75];[.$D$2];[.$T$2])" office:value-type="string" office:string-value="ทิ้งไว้ให้ฉันฉันรู้สูตรนี้ด้วยใจ *** ให้พ่อครัวทำอาหาร! *** ไม่ต้องกังวลฉันจะทำให้ดีที่สุดจากมะเขือยาวของคุณ" calcext:value-type="string">
            <text:p>ทิ้งไว้ให้ฉันฉันรู้สูตรนี้ด้วยใจ *** ให้พ่อครัวทำอาหาร! *** ไม่ต้องกังวลฉันจะทำให้ดีที่สุดจากมะเขือยาวของคุณ</text:p>
          </table:table-cell>
          <table:table-cell table:formula="of:=GOOGLETRANSLATE_YOULIBRECALC([.$D75];[.$D$2];[.$U$2])" office:value-type="string" office:string-value="Serahkan pada saya, saya tahu resep ini dengan hati. *** Biarkan koki memasak! *** Jangan khawatir, saya akan memanfaatkan terong Anda." calcext:value-type="string">
            <text:p>Serahkan pada saya, saya tahu resep ini dengan hati. *** Biarkan koki memasak! *** Jangan khawatir, saya akan memanfaatkan terong Anda.</text:p>
          </table:table-cell>
          <table:table-cell table:formula="of:=GOOGLETRANSLATE_YOULIBRECALC([.$D75];[.$D$2];[.$V$2])" office:value-type="string" office:string-value="Nechte to pro mě, znám tento recept srdcem. *** Nechte šéfkuchaře vařit! *** Bojím se, z vašeho lilku vydělám to nejlepší." calcext:value-type="string">
            <text:p>Nechte to pro mě, znám tento recept srdcem. *** Nechte šéfkuchaře vařit! *** Bojím se, z vašeho lilku vydělám to nejlepší.</text:p>
          </table:table-cell>
          <table:table-cell table:formula="of:=GOOGLETRANSLATE_YOULIBRECALC([.$D75];[.$D$2];[.$W$2])" office:value-type="string" office:string-value="Iwanan mo ito sa akin, alam ko ang resipe na ito sa pamamagitan ng puso. *** Hayaan ang lutuin ng chef! *** Huwag mag -alala, gagawin ko ang pinakamahusay sa iyong talong." calcext:value-type="string">
            <text:p>Iwanan mo ito sa akin, alam ko ang resipe na ito sa pamamagitan ng puso. *** Hayaan ang lutuin ng chef! *** Huwag mag -alala, gagawin ko ang pinakamahusay sa iyong talong.</text:p>
          </table:table-cell>
          <table:table-cell table:formula="of:=GOOGLETRANSLATE_YOULIBRECALC([.$D75];[.$D$2];[.$X$2])" office:value-type="string" office:string-value="Залиште це мені, я знаю цей рецепт напам’ять. *** Нехай кухар готує! *** Не хвилюйтеся, я зроблю найкраще з ваших баклажанів." calcext:value-type="string">
            <text:p>Залиште це мені, я знаю цей рецепт напам’ять. *** Нехай кухар готує! *** Не хвилюйтеся, я зроблю найкраще з ваших баклажанів.</text:p>
          </table:table-cell>
          <table:table-cell table:formula="of:=GOOGLETRANSLATE_YOULIBRECALC([.$D75];[.$D$2];[.$Y$2])" office:value-type="string" office:string-value="Để nó cho tôi, tôi biết công thức này bằng trái tim. *** Hãy để đầu bếp nấu ăn! *** Đừng lo lắng, tôi sẽ tận dụng tốt nhất cà tím của bạn." calcext:value-type="string">
            <text:p>Để nó cho tôi, tôi biết công thức này bằng trái tim. *** Hãy để đầu bếp nấu ăn! *** Đừng lo lắng, tôi sẽ tận dụng tốt nhất cà tím của bạn.</text:p>
          </table:table-cell>
          <table:table-cell table:formula="of:=GOOGLETRANSLATE_YOULIBRECALC([.$D75];[.$D$2];[.$Z$2])" office:value-type="string" office:string-value="Überlassen Sie es mir, ich kenne dieses Rezept auswendig. *** Lass den Koch kochen! *** Sorge nicht, ich werde das Beste aus deiner Auberginen machen." calcext:value-type="string">
            <text:p>Überlassen Sie es mir, ich kenne dieses Rezept auswendig. *** Lass den Koch kochen! *** Sorge nicht, ich werde das Beste aus deiner Auberginen machen.</text:p>
          </table:table-cell>
          <table:table-cell table:formula="of:=GOOGLETRANSLATE_YOULIBRECALC([.$D75];[.$D$2];[.$AA$2])" office:value-type="string" office:string-value="Jätä se minulle, tiedän tämän reseptin sydämestä. *** Anna kokin kokkia! *** Ei huolestu, teen parhaan munakoisastasi." calcext:value-type="string">
            <text:p>Jätä se minulle, tiedän tämän reseptin sydämestä. *** Anna kokin kokkia! *** Ei huolestu, teen parhaan munakoisastasi.</text:p>
          </table:table-cell>
          <table:table-cell table:formula="of:=GOOGLETRANSLATE_YOULIBRECALC([.$D75];[.$D$2];[.$AB$2])" office:value-type="string" office:string-value="Overlad det til mig, jeg kender denne opskrift udenfor. *** Lad kokken koge! *** Bekymre dig ikke, jeg vil gøre det bedste ud af din aubergine." calcext:value-type="string">
            <text:p>Overlad det til mig, jeg kender denne opskrift udenfor. *** Lad kokken koge! *** Bekymre dig ikke, jeg vil gøre det bedste ud af din aubergine.</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BeforeFirstInsertBotLea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6];[.$D$2];[.$E$2])" office:value-type="string" office:string-value="无效的" calcext:value-type="string">
            <text:p>无效的</text:p>
          </table:table-cell>
          <table:table-cell table:formula="of:=GOOGLETRANSLATE_YOULIBRECALC([.$D76];[.$D$2];[.$F$2])" office:value-type="string" office:string-value="ヌル" calcext:value-type="string">
            <text:p>ヌル</text:p>
          </table:table-cell>
          <table:table-cell table:formula="of:=GOOGLETRANSLATE_YOULIBRECALC([.$D76];[.$D$2];[.$G$2])" office:value-type="string" office:string-value="nieważny" calcext:value-type="string">
            <text:p>nieważny</text:p>
          </table:table-cell>
          <table:table-cell table:formula="of:=GOOGLETRANSLATE_YOULIBRECALC([.$D76];[.$D$2];[.$H$2])" office:value-type="string" office:string-value="nulo" calcext:value-type="string">
            <text:p>nulo</text:p>
          </table:table-cell>
          <table:table-cell table:formula="of:=GOOGLETRANSLATE_YOULIBRECALC([.$D76];[.$D$2];[.$I$2])" office:value-type="string" office:string-value="нулевой" calcext:value-type="string">
            <text:p>нулевой</text:p>
          </table:table-cell>
          <table:table-cell table:formula="of:=GOOGLETRANSLATE_YOULIBRECALC([.$D76];[.$D$2];[.$J$2])" office:value-type="string" office:string-value="nul" calcext:value-type="string">
            <text:p>nul</text:p>
          </table:table-cell>
          <table:table-cell table:formula="of:=GOOGLETRANSLATE_YOULIBRECALC([.$D76];[.$D$2];[.$K$2])" office:value-type="string" office:string-value="null" calcext:value-type="string">
            <text:p>null</text:p>
          </table:table-cell>
          <table:table-cell table:formula="of:=GOOGLETRANSLATE_YOULIBRECALC([.$D76];[.$D$2];[.$L$2])" office:value-type="string" office:string-value="nulla" calcext:value-type="string">
            <text:p>nulla</text:p>
          </table:table-cell>
          <table:table-cell table:formula="of:=GOOGLETRANSLATE_YOULIBRECALC([.$D76];[.$D$2];[.$M$2])" office:value-type="string" office:string-value="άκυρος" calcext:value-type="string">
            <text:p>άκυρος</text:p>
          </table:table-cell>
          <table:table-cell table:formula="of:=GOOGLETRANSLATE_YOULIBRECALC([.$D76];[.$D$2];[.$N$2])" office:value-type="string" office:string-value="hükümsüz" calcext:value-type="string">
            <text:p>hükümsüz</text:p>
          </table:table-cell>
          <table:table-cell table:formula="of:=GOOGLETRANSLATE_YOULIBRECALC([.$D76];[.$D$2];[.$O$2])" office:value-type="string" office:string-value="null" calcext:value-type="string">
            <text:p>null</text:p>
          </table:table-cell>
          <table:table-cell table:formula="of:=GOOGLETRANSLATE_YOULIBRECALC([.$D76];[.$D$2];[.$P$2])" office:value-type="string" office:string-value="nul" calcext:value-type="string">
            <text:p>nul</text:p>
          </table:table-cell>
          <table:table-cell table:formula="of:=GOOGLETRANSLATE_YOULIBRECALC([.$D76];[.$D$2];[.$Q$2])" office:value-type="string" office:string-value="널" calcext:value-type="string">
            <text:p>널</text:p>
          </table:table-cell>
          <table:table-cell table:formula="of:=GOOGLETRANSLATE_YOULIBRECALC([.$D76];[.$D$2];[.$R$2])" office:value-type="string" office:string-value="nulové" calcext:value-type="string">
            <text:p>nulové</text:p>
          </table:table-cell>
          <table:table-cell table:formula="of:=GOOGLETRANSLATE_YOULIBRECALC([.$D76];[.$D$2];[.$S$2])" office:value-type="string" office:string-value="nulo" calcext:value-type="string">
            <text:p>nulo</text:p>
          </table:table-cell>
          <table:table-cell table:formula="of:=GOOGLETRANSLATE_YOULIBRECALC([.$D76];[.$D$2];[.$T$2])" office:value-type="string" office:string-value="โมฆะ" calcext:value-type="string">
            <text:p>โมฆะ</text:p>
          </table:table-cell>
          <table:table-cell table:formula="of:=GOOGLETRANSLATE_YOULIBRECALC([.$D76];[.$D$2];[.$U$2])" office:value-type="string" office:string-value="batal" calcext:value-type="string">
            <text:p>batal</text:p>
          </table:table-cell>
          <table:table-cell table:formula="of:=GOOGLETRANSLATE_YOULIBRECALC([.$D76];[.$D$2];[.$V$2])" office:value-type="string" office:string-value="null" calcext:value-type="string">
            <text:p>null</text:p>
          </table:table-cell>
          <table:table-cell table:formula="of:=GOOGLETRANSLATE_YOULIBRECALC([.$D76];[.$D$2];[.$W$2])" office:value-type="string" office:string-value="Null" calcext:value-type="string">
            <text:p>Null</text:p>
          </table:table-cell>
          <table:table-cell table:formula="of:=GOOGLETRANSLATE_YOULIBRECALC([.$D76];[.$D$2];[.$X$2])" office:value-type="string" office:string-value="нульовий" calcext:value-type="string">
            <text:p>нульовий</text:p>
          </table:table-cell>
          <table:table-cell table:formula="of:=GOOGLETRANSLATE_YOULIBRECALC([.$D76];[.$D$2];[.$Y$2])" office:value-type="string" office:string-value="vô giá trị" calcext:value-type="string">
            <text:p>vô giá trị</text:p>
          </table:table-cell>
          <table:table-cell table:formula="of:=GOOGLETRANSLATE_YOULIBRECALC([.$D76];[.$D$2];[.$Z$2])" office:value-type="string" office:string-value="NULL" calcext:value-type="string">
            <text:p>NULL</text:p>
          </table:table-cell>
          <table:table-cell table:formula="of:=GOOGLETRANSLATE_YOULIBRECALC([.$D76];[.$D$2];[.$AA$2])" office:value-type="string" office:string-value="tyhjä" calcext:value-type="string">
            <text:p>tyhjä</text:p>
          </table:table-cell>
          <table:table-cell table:formula="of:=GOOGLETRANSLATE_YOULIBRECALC([.$D7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6">
          <table:table-cell table:style-name="ce6" office:value-type="string" calcext:value-type="string">
            <text:p>***Cowgirl_BeforeFirstInsert***</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No hesitation: put it in fast so no heat is lost! ***Stir and mix vigorously! ***Let’s peal that banana of yours~</text:p>
          </table:table-cell>
          <table:table-cell table:formula="of:=GOOGLETRANSLATE_YOULIBRECALC([.$D77];[.$D$2];[.$E$2])" office:value-type="string" office:string-value="毫不犹豫：将其迅速放置，以免浪费热量！ ***搅拌并剧烈混合！ ***让我们在你的那个香蕉上吧〜" calcext:value-type="string">
            <text:p>毫不犹豫：将其迅速放置，以免浪费热量！ ***搅拌并剧烈混合！ ***让我们在你的那个香蕉上吧〜</text:p>
          </table:table-cell>
          <table:table-cell table:formula="of:=GOOGLETRANSLATE_YOULIBRECALC([.$D77];[.$D$2];[.$F$2])" office:value-type="string" office:string-value="ためらうことはありません：熱が失われないように速く入れてください！ ***激しく混ぜて混ぜます！ ***あなたのバナナをピールしましょう〜" calcext:value-type="string">
            <text:p>ためらうことはありません：熱が失われないように速く入れてください！ ***激しく混ぜて混ぜます！ ***あなたのバナナをピールしましょう〜</text:p>
          </table:table-cell>
          <table:table-cell table:formula="of:=GOOGLETRANSLATE_YOULIBRECALC([.$D77];[.$D$2];[.$G$2])" office:value-type="string" office:string-value="Bez wahania: włóż to szybko, aby żadne ciepło nie zostało utracone! *** Mieszaj i mieszaj energicznie! *** Peal, twój banan ~" calcext:value-type="string">
            <text:p>Bez wahania: włóż to szybko, aby żadne ciepło nie zostało utracone! *** Mieszaj i mieszaj energicznie! *** Peal, twój banan ~</text:p>
          </table:table-cell>
          <table:table-cell table:formula="of:=GOOGLETRANSLATE_YOULIBRECALC([.$D77];[.$D$2];[.$H$2])" office:value-type="string" office:string-value="No dudas: ¡Póngalo rápido para que no se pierda calor! *** ¡revuelva y mezcle vigorosamente! *** Vamos a gritar ese plátano tuyo ~" calcext:value-type="string">
            <text:p>No dudas: ¡Póngalo rápido para que no se pierda calor! *** ¡revuelva y mezcle vigorosamente! *** Vamos a gritar ese plátano tuyo ~</text:p>
          </table:table-cell>
          <table:table-cell table:formula="of:=GOOGLETRANSLATE_YOULIBRECALC([.$D77];[.$D$2];[.$I$2])" office:value-type="string" office:string-value="Без колебаний: поместите его быстро, так что тепло не потеряно! *** Вмешивайте и энергично перемешайте! *** Давайте разберем этот ваш банан ~" calcext:value-type="string">
            <text:p>Без колебаний: поместите его быстро, так что тепло не потеряно! *** Вмешивайте и энергично перемешайте! *** Давайте разберем этот ваш банан ~</text:p>
          </table:table-cell>
          <table:table-cell table:formula="of:=GOOGLETRANSLATE_YOULIBRECALC([.$D77];[.$D$2];[.$J$2])" office:value-type="string" office:string-value="Pas d'hésitation: mettez-le rapidement pour aucune chaleur n'est perdue! *** Remuer et mélanger vigoureusement! *** Genons cette banane ~" calcext:value-type="string">
            <text:p>Pas d'hésitation: mettez-le rapidement pour aucune chaleur n'est perdue! *** Remuer et mélanger vigoureusement! *** Genons cette banane ~</text:p>
          </table:table-cell>
          <table:table-cell table:formula="of:=GOOGLETRANSLATE_YOULIBRECALC([.$D77];[.$D$2];[.$K$2])" office:value-type="string" office:string-value="Brez oklevanja: dajte ga hitro, da se toplota ne izgubi! *** Mešajte in močno premešajte! *** Naj bo to banana ~" calcext:value-type="string">
            <text:p>Brez oklevanja: dajte ga hitro, da se toplota ne izgubi! *** Mešajte in močno premešajte! *** Naj bo to banana ~</text:p>
          </table:table-cell>
          <table:table-cell table:formula="of:=GOOGLETRANSLATE_YOULIBRECALC([.$D77];[.$D$2];[.$L$2])" office:value-type="string" office:string-value="Nincs habozás: tedd a gyorsba, így nem veszít el hő! *** Keverje össze és keverje meg erőteljesen! *** Tegyük fel a tiéd banánját ~" calcext:value-type="string">
            <text:p>Nincs habozás: tedd a gyorsba, így nem veszít el hő! *** Keverje össze és keverje meg erőteljesen! *** Tegyük fel a tiéd banánját ~</text:p>
          </table:table-cell>
          <table:table-cell table:formula="of:=GOOGLETRANSLATE_YOULIBRECALC([.$D77];[.$D$2];[.$M$2])" office:value-type="string" office:string-value="Χωρίς δισταγμό: Βάλτε το γρήγορα, ώστε να μην χαθεί η θερμότητα! *** Ανακατέψτε και ανακατέψτε έντονα! *** ας πετάξουμε ότι η μπανάνα σας ~" calcext:value-type="string">
            <text:p>Χωρίς δισταγμό: Βάλτε το γρήγορα, ώστε να μην χαθεί η θερμότητα! *** Ανακατέψτε και ανακατέψτε έντονα! *** ας πετάξουμε ότι η μπανάνα σας ~</text:p>
          </table:table-cell>
          <table:table-cell table:formula="of:=GOOGLETRANSLATE_YOULIBRECALC([.$D77];[.$D$2];[.$N$2])" office:value-type="string" office:string-value="Tereddüt Yok: Hızlı koy, böylece ısı kaybolmaz! *** Karıştırın ve şiddetle karıştırın! *** Hadi o muzunu alalım ~" calcext:value-type="string">
            <text:p>Tereddüt Yok: Hızlı koy, böylece ısı kaybolmaz! *** Karıştırın ve şiddetle karıştırın! *** Hadi o muzunu alalım ~</text:p>
          </table:table-cell>
          <table:table-cell table:formula="of:=GOOGLETRANSLATE_YOULIBRECALC([.$D77];[.$D$2];[.$O$2])" office:value-type="string" office:string-value="Nessuna esitazione: mettilo in fretta, quindi non si perde il calore! *** Mescola e mescola vigorosamente! *** Paghiamo quella tua banana ~" calcext:value-type="string">
            <text:p>Nessuna esitazione: mettilo in fretta, quindi non si perde il calore! *** Mescola e mescola vigorosamente! *** Paghiamo quella tua banana ~</text:p>
          </table:table-cell>
          <table:table-cell table:formula="of:=GOOGLETRANSLATE_YOULIBRECALC([.$D77];[.$D$2];[.$P$2])" office:value-type="string" office:string-value="Geen aarzeling: doe het snel in zodat er geen hitte verloren gaat! *** Roer en meng krachtig! *** Laten we die banaan van je pealen ~" calcext:value-type="string">
            <text:p>Geen aarzeling: doe het snel in zodat er geen hitte verloren gaat! *** Roer en meng krachtig! *** Laten we die banaan van je pealen ~</text:p>
          </table:table-cell>
          <table:table-cell table:formula="of:=GOOGLETRANSLATE_YOULIBRECALC([.$D77];[.$D$2];[.$Q$2])" office:value-type="string" office:string-value="망설임 : 열이 손실되지 않도록 빨리 넣으십시오! *** 격렬하게 저어주고 섞으십시오! *** 당신의 바나나를 바라 봅시다 ~" calcext:value-type="string">
            <text:p>망설임 : 열이 손실되지 않도록 빨리 넣으십시오! *** 격렬하게 저어주고 섞으십시오! *** 당신의 바나나를 바라 봅시다 ~</text:p>
          </table:table-cell>
          <table:table-cell table:formula="of:=GOOGLETRANSLATE_YOULIBRECALC([.$D77];[.$D$2];[.$R$2])" office:value-type="string" office:string-value="Žiadne váhanie: Dajte to rýchlo, takže sa nestratí žiadne teplo! *** Miešajte a intenzívne premiešajte! *** Poďme na to, aby tvoj banán ~ ~" calcext:value-type="string">
            <text:p>Žiadne váhanie: Dajte to rýchlo, takže sa nestratí žiadne teplo! *** Miešajte a intenzívne premiešajte! *** Poďme na to, aby tvoj banán ~ ~</text:p>
          </table:table-cell>
          <table:table-cell table:formula="of:=GOOGLETRANSLATE_YOULIBRECALC([.$D77];[.$D$2];[.$S$2])" office:value-type="string" office:string-value="Sem hesitação: coloque -o rápido para que nenhum calor esteja perdido! *** mexa e misture vigorosamente! *** Vamos peeal essa sua banana ~" calcext:value-type="string">
            <text:p>Sem hesitação: coloque -o rápido para que nenhum calor esteja perdido! *** mexa e misture vigorosamente! *** Vamos peeal essa sua banana ~</text:p>
          </table:table-cell>
          <table:table-cell table:formula="of:=GOOGLETRANSLATE_YOULIBRECALC([.$D77];[.$D$2];[.$T$2])" office:value-type="string" office:string-value="ไม่ลังเล: วางไว้อย่างรวดเร็วดังนั้นจึงไม่มีความร้อนหายไป! *** ผัดและผสมอย่างแรง! *** ขอให้กล้วยของคุณ ~" calcext:value-type="string">
            <text:p>ไม่ลังเล: วางไว้อย่างรวดเร็วดังนั้นจึงไม่มีความร้อนหายไป! *** ผัดและผสมอย่างแรง! *** ขอให้กล้วยของคุณ ~</text:p>
          </table:table-cell>
          <table:table-cell table:formula="of:=GOOGLETRANSLATE_YOULIBRECALC([.$D77];[.$D$2];[.$U$2])" office:value-type="string" office:string-value="Tidak ragu -ragu: Letakkan dengan cepat sehingga tidak ada panas yang hilang! *** Aduk dan aduk kuat! *** Mari kita pakan pisangmu ~" calcext:value-type="string">
            <text:p>Tidak ragu -ragu: Letakkan dengan cepat sehingga tidak ada panas yang hilang! *** Aduk dan aduk kuat! *** Mari kita pakan pisangmu ~</text:p>
          </table:table-cell>
          <table:table-cell table:formula="of:=GOOGLETRANSLATE_YOULIBRECALC([.$D77];[.$D$2];[.$V$2])" office:value-type="string" office:string-value="Žádné váhání: Vložte to rychle, takže se neztratí žádné teplo! *** Zamíchejte a intenzivně promíchejte! *** Pojďme si ten váš banán ~" calcext:value-type="string">
            <text:p>Žádné váhání: Vložte to rychle, takže se neztratí žádné teplo! *** Zamíchejte a intenzivně promíchejte! *** Pojďme si ten váš banán ~</text:p>
          </table:table-cell>
          <table:table-cell table:formula="of:=GOOGLETRANSLATE_YOULIBRECALC([.$D77];[.$D$2];[.$W$2])" office:value-type="string" office:string-value="Walang pag -aatubili: Ilagay ito nang mabilis upang walang init ang nawala! *** Gumalaw at ihalo nang masigla! *** Hayaan ang banana mo ~" calcext:value-type="string">
            <text:p>Walang pag -aatubili: Ilagay ito nang mabilis upang walang init ang nawala! *** Gumalaw at ihalo nang masigla! *** Hayaan ang banana mo ~</text:p>
          </table:table-cell>
          <table:table-cell table:formula="of:=GOOGLETRANSLATE_YOULIBRECALC([.$D77];[.$D$2];[.$X$2])" office:value-type="string" office:string-value="Немає вагань: Покладіть його швидко, щоб тепло не втрачається! *** Перемішайте і енергійно перемішайте! *** Давайте підемо твій банан ~" calcext:value-type="string">
            <text:p>Немає вагань: Покладіть його швидко, щоб тепло не втрачається! *** Перемішайте і енергійно перемішайте! *** Давайте підемо твій банан ~</text:p>
          </table:table-cell>
          <table:table-cell table:formula="of:=GOOGLETRANSLATE_YOULIBRECALC([.$D77];[.$D$2];[.$Y$2])" office:value-type="string" office:string-value="Không do dự: Đặt nó vào nhanh để không mất nhiệt! *** Khuấy và trộn mạnh mẽ! *** Hãy để Lôi peal mà chuối của bạn ~" calcext:value-type="string">
            <text:p>Không do dự: Đặt nó vào nhanh để không mất nhiệt! *** Khuấy và trộn mạnh mẽ! *** Hãy để Lôi peal mà chuối của bạn ~</text:p>
          </table:table-cell>
          <table:table-cell table:formula="of:=GOOGLETRANSLATE_YOULIBRECALC([.$D77];[.$D$2];[.$Z$2])" office:value-type="string" office:string-value="Kein Zögern: Setzen Sie es schnell ein, damit keine Hitze verloren geht! *** Rühren Sie und mischen Sie kräftig! *** Lassen Sie uns Ihre Banane von Ihnen rauben ~" calcext:value-type="string">
            <text:p>Kein Zögern: Setzen Sie es schnell ein, damit keine Hitze verloren geht! *** Rühren Sie und mischen Sie kräftig! *** Lassen Sie uns Ihre Banane von Ihnen rauben ~</text:p>
          </table:table-cell>
          <table:table-cell table:formula="of:=GOOGLETRANSLATE_YOULIBRECALC([.$D77];[.$D$2];[.$AA$2])" office:value-type="string" office:string-value="Ei epäröintiä: Laita se nopeasti, joten lämpöä ei menetetä! *** Sekoita ja sekoita voimakkaasti! *** Kannataan se sinun banaani ~" calcext:value-type="string">
            <text:p>Ei epäröintiä: Laita se nopeasti, joten lämpöä ei menetetä! *** Sekoita ja sekoita voimakkaasti! *** Kannataan se sinun banaani ~</text:p>
          </table:table-cell>
          <table:table-cell table:formula="of:=GOOGLETRANSLATE_YOULIBRECALC([.$D77];[.$D$2];[.$AB$2])" office:value-type="string" office:string-value="Ingen tøven: Læg det hurtigt, så ingen varme går tabt! *** Rør og bland kraftigt! *** Lad os peal den banan af dig ~" calcext:value-type="string">
            <text:p>Ingen tøven: Læg det hurtigt, så ingen varme går tabt! *** Rør og bland kraftigt! *** Lad os peal den banan af dig ~</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Cowgirl_BeforeFirstInsert***</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8];[.$D$2];[.$E$2])" office:value-type="string" office:string-value="无效的" calcext:value-type="string">
            <text:p>无效的</text:p>
          </table:table-cell>
          <table:table-cell table:formula="of:=GOOGLETRANSLATE_YOULIBRECALC([.$D78];[.$D$2];[.$F$2])" office:value-type="string" office:string-value="ヌル" calcext:value-type="string">
            <text:p>ヌル</text:p>
          </table:table-cell>
          <table:table-cell table:formula="of:=GOOGLETRANSLATE_YOULIBRECALC([.$D78];[.$D$2];[.$G$2])" office:value-type="string" office:string-value="nieważny" calcext:value-type="string">
            <text:p>nieważny</text:p>
          </table:table-cell>
          <table:table-cell table:formula="of:=GOOGLETRANSLATE_YOULIBRECALC([.$D78];[.$D$2];[.$H$2])" office:value-type="string" office:string-value="nulo" calcext:value-type="string">
            <text:p>nulo</text:p>
          </table:table-cell>
          <table:table-cell table:formula="of:=GOOGLETRANSLATE_YOULIBRECALC([.$D78];[.$D$2];[.$I$2])" office:value-type="string" office:string-value="нулевой" calcext:value-type="string">
            <text:p>нулевой</text:p>
          </table:table-cell>
          <table:table-cell table:formula="of:=GOOGLETRANSLATE_YOULIBRECALC([.$D78];[.$D$2];[.$J$2])" office:value-type="string" office:string-value="nul" calcext:value-type="string">
            <text:p>nul</text:p>
          </table:table-cell>
          <table:table-cell table:formula="of:=GOOGLETRANSLATE_YOULIBRECALC([.$D78];[.$D$2];[.$K$2])" office:value-type="string" office:string-value="null" calcext:value-type="string">
            <text:p>null</text:p>
          </table:table-cell>
          <table:table-cell table:formula="of:=GOOGLETRANSLATE_YOULIBRECALC([.$D78];[.$D$2];[.$L$2])" office:value-type="string" office:string-value="nulla" calcext:value-type="string">
            <text:p>nulla</text:p>
          </table:table-cell>
          <table:table-cell table:formula="of:=GOOGLETRANSLATE_YOULIBRECALC([.$D78];[.$D$2];[.$M$2])" office:value-type="string" office:string-value="άκυρος" calcext:value-type="string">
            <text:p>άκυρος</text:p>
          </table:table-cell>
          <table:table-cell table:formula="of:=GOOGLETRANSLATE_YOULIBRECALC([.$D78];[.$D$2];[.$N$2])" office:value-type="string" office:string-value="hükümsüz" calcext:value-type="string">
            <text:p>hükümsüz</text:p>
          </table:table-cell>
          <table:table-cell table:formula="of:=GOOGLETRANSLATE_YOULIBRECALC([.$D78];[.$D$2];[.$O$2])" office:value-type="string" office:string-value="null" calcext:value-type="string">
            <text:p>null</text:p>
          </table:table-cell>
          <table:table-cell table:formula="of:=GOOGLETRANSLATE_YOULIBRECALC([.$D78];[.$D$2];[.$P$2])" office:value-type="string" office:string-value="nul" calcext:value-type="string">
            <text:p>nul</text:p>
          </table:table-cell>
          <table:table-cell table:formula="of:=GOOGLETRANSLATE_YOULIBRECALC([.$D78];[.$D$2];[.$Q$2])" office:value-type="string" office:string-value="널" calcext:value-type="string">
            <text:p>널</text:p>
          </table:table-cell>
          <table:table-cell table:formula="of:=GOOGLETRANSLATE_YOULIBRECALC([.$D78];[.$D$2];[.$R$2])" office:value-type="string" office:string-value="nulové" calcext:value-type="string">
            <text:p>nulové</text:p>
          </table:table-cell>
          <table:table-cell table:formula="of:=GOOGLETRANSLATE_YOULIBRECALC([.$D78];[.$D$2];[.$S$2])" office:value-type="string" office:string-value="nulo" calcext:value-type="string">
            <text:p>nulo</text:p>
          </table:table-cell>
          <table:table-cell table:formula="of:=GOOGLETRANSLATE_YOULIBRECALC([.$D78];[.$D$2];[.$T$2])" office:value-type="string" office:string-value="โมฆะ" calcext:value-type="string">
            <text:p>โมฆะ</text:p>
          </table:table-cell>
          <table:table-cell table:formula="of:=GOOGLETRANSLATE_YOULIBRECALC([.$D78];[.$D$2];[.$U$2])" office:value-type="string" office:string-value="batal" calcext:value-type="string">
            <text:p>batal</text:p>
          </table:table-cell>
          <table:table-cell table:formula="of:=GOOGLETRANSLATE_YOULIBRECALC([.$D78];[.$D$2];[.$V$2])" office:value-type="string" office:string-value="null" calcext:value-type="string">
            <text:p>null</text:p>
          </table:table-cell>
          <table:table-cell table:formula="of:=GOOGLETRANSLATE_YOULIBRECALC([.$D78];[.$D$2];[.$W$2])" office:value-type="string" office:string-value="Null" calcext:value-type="string">
            <text:p>Null</text:p>
          </table:table-cell>
          <table:table-cell table:formula="of:=GOOGLETRANSLATE_YOULIBRECALC([.$D78];[.$D$2];[.$X$2])" office:value-type="string" office:string-value="нульовий" calcext:value-type="string">
            <text:p>нульовий</text:p>
          </table:table-cell>
          <table:table-cell table:formula="of:=GOOGLETRANSLATE_YOULIBRECALC([.$D78];[.$D$2];[.$Y$2])" office:value-type="string" office:string-value="vô giá trị" calcext:value-type="string">
            <text:p>vô giá trị</text:p>
          </table:table-cell>
          <table:table-cell table:formula="of:=GOOGLETRANSLATE_YOULIBRECALC([.$D78];[.$D$2];[.$Z$2])" office:value-type="string" office:string-value="NULL" calcext:value-type="string">
            <text:p>NULL</text:p>
          </table:table-cell>
          <table:table-cell table:formula="of:=GOOGLETRANSLATE_YOULIBRECALC([.$D78];[.$D$2];[.$AA$2])" office:value-type="string" office:string-value="tyhjä" calcext:value-type="string">
            <text:p>tyhjä</text:p>
          </table:table-cell>
          <table:table-cell table:formula="of:=GOOGLETRANSLATE_YOULIBRECALC([.$D7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9">
          <table:table-cell table:style-name="ce6" office:value-type="string" calcext:value-type="string">
            <text:p>***Cowgirl_EdgingForceStoppe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I’m hungry! Let’s speed up! ***I cannot wait anymore!</text:p>
          </table:table-cell>
          <table:table-cell table:formula="of:=GOOGLETRANSLATE_YOULIBRECALC([.$D79];[.$D$2];[.$E$2])" office:value-type="string" office:string-value="我饿了！让我们加快！ ***我等不及了！" calcext:value-type="string">
            <text:p>我饿了！让我们加快！ ***我等不及了！</text:p>
          </table:table-cell>
          <table:table-cell table:formula="of:=GOOGLETRANSLATE_YOULIBRECALC([.$D79];[.$D$2];[.$F$2])" office:value-type="string" office:string-value="お腹が空きました！スピードアップしましょう！ ***もう待つことができません！" calcext:value-type="string">
            <text:p>お腹が空きました！スピードアップしましょう！ ***もう待つことができません！</text:p>
          </table:table-cell>
          <table:table-cell table:formula="of:=GOOGLETRANSLATE_YOULIBRECALC([.$D79];[.$D$2];[.$G$2])" office:value-type="string" office:string-value="Jestem głodny! Przyspieszmy! *** Nie mogę już czekać!" calcext:value-type="string">
            <text:p>Jestem głodny! Przyspieszmy! *** Nie mogę już czekać!</text:p>
          </table:table-cell>
          <table:table-cell table:formula="of:=GOOGLETRANSLATE_YOULIBRECALC([.$D79];[.$D$2];[.$H$2])" office:value-type="string" office:string-value="¡Tengo hambre! ¡Aceleremos! *** ¡Ya no puedo esperar!" calcext:value-type="string">
            <text:p>¡Tengo hambre! ¡Aceleremos! *** ¡Ya no puedo esperar!</text:p>
          </table:table-cell>
          <table:table-cell table:formula="of:=GOOGLETRANSLATE_YOULIBRECALC([.$D79];[.$D$2];[.$I$2])" office:value-type="string" office:string-value="Я голоден! Давайте ускоримся! *** Я не могу больше ждать!" calcext:value-type="string">
            <text:p>Я голоден! Давайте ускоримся! *** Я не могу больше ждать!</text:p>
          </table:table-cell>
          <table:table-cell table:formula="of:=GOOGLETRANSLATE_YOULIBRECALC([.$D79];[.$D$2];[.$J$2])" office:value-type="string" office:string-value="J'ai faim! Attachons-nous! *** Je ne peux plus attendre!" calcext:value-type="string">
            <text:p>J'ai faim! Attachons-nous! *** Je ne peux plus attendre!</text:p>
          </table:table-cell>
          <table:table-cell table:formula="of:=GOOGLETRANSLATE_YOULIBRECALC([.$D79];[.$D$2];[.$K$2])" office:value-type="string" office:string-value="Lačen sem! Pospešimo! *** Komaj čakam več!" calcext:value-type="string">
            <text:p>Lačen sem! Pospešimo! *** Komaj čakam več!</text:p>
          </table:table-cell>
          <table:table-cell table:formula="of:=GOOGLETRANSLATE_YOULIBRECALC([.$D79];[.$D$2];[.$L$2])" office:value-type="string" office:string-value="Éhes vagyok! Gyorsuk fel! *** Már nem tudok várni!" calcext:value-type="string">
            <text:p>Éhes vagyok! Gyorsuk fel! *** Már nem tudok várni!</text:p>
          </table:table-cell>
          <table:table-cell table:formula="of:=GOOGLETRANSLATE_YOULIBRECALC([.$D79];[.$D$2];[.$M$2])" office:value-type="string" office:string-value="Είμαι πεινασμένος! Ας επιταχύνουμε! *** Δεν μπορώ να περιμένω πια!" calcext:value-type="string">
            <text:p>Είμαι πεινασμένος! Ας επιταχύνουμε! *** Δεν μπορώ να περιμένω πια!</text:p>
          </table:table-cell>
          <table:table-cell table:formula="of:=GOOGLETRANSLATE_YOULIBRECALC([.$D79];[.$D$2];[.$N$2])" office:value-type="string" office:string-value="Açım! Hadi hızlanalım! *** Artık bekleyemem!" calcext:value-type="string">
            <text:p>Açım! Hadi hızlanalım! *** Artık bekleyemem!</text:p>
          </table:table-cell>
          <table:table-cell table:formula="of:=GOOGLETRANSLATE_YOULIBRECALC([.$D79];[.$D$2];[.$O$2])" office:value-type="string" office:string-value="Ho fame! Acceleriamo! *** Non posso più aspettare!" calcext:value-type="string">
            <text:p>Ho fame! Acceleriamo! *** Non posso più aspettare!</text:p>
          </table:table-cell>
          <table:table-cell table:formula="of:=GOOGLETRANSLATE_YOULIBRECALC([.$D79];[.$D$2];[.$P$2])" office:value-type="string" office:string-value="Ik heb honger! Laten we versnellen! *** Ik kan niet meer wachten!" calcext:value-type="string">
            <text:p>Ik heb honger! Laten we versnellen! *** Ik kan niet meer wachten!</text:p>
          </table:table-cell>
          <table:table-cell table:formula="of:=GOOGLETRANSLATE_YOULIBRECALC([.$D79];[.$D$2];[.$Q$2])" office:value-type="string" office:string-value="배고파요! 속도를 높이자! *** 나는 더 이상 기다릴 수 없다!" calcext:value-type="string">
            <text:p>배고파요! 속도를 높이자! *** 나는 더 이상 기다릴 수 없다!</text:p>
          </table:table-cell>
          <table:table-cell table:formula="of:=GOOGLETRANSLATE_YOULIBRECALC([.$D79];[.$D$2];[.$R$2])" office:value-type="string" office:string-value="Mám hlad! Zrýchlime! *** Už sa nemôžem dočkať!" calcext:value-type="string">
            <text:p>Mám hlad! Zrýchlime! *** Už sa nemôžem dočkať!</text:p>
          </table:table-cell>
          <table:table-cell table:formula="of:=GOOGLETRANSLATE_YOULIBRECALC([.$D79];[.$D$2];[.$S$2])" office:value-type="string" office:string-value="Estou com fome! Vamos acelerar! *** eu não posso mais esperar!" calcext:value-type="string">
            <text:p>Estou com fome! Vamos acelerar! *** eu não posso mais esperar!</text:p>
          </table:table-cell>
          <table:table-cell table:formula="of:=GOOGLETRANSLATE_YOULIBRECALC([.$D79];[.$D$2];[.$T$2])" office:value-type="string" office:string-value="ฉันหิว! มาเร่งความเร็วกันเถอะ! *** ฉันไม่สามารถรอได้อีกต่อไป!" calcext:value-type="string">
            <text:p>ฉันหิว! มาเร่งความเร็วกันเถอะ! *** ฉันไม่สามารถรอได้อีกต่อไป!</text:p>
          </table:table-cell>
          <table:table-cell table:formula="of:=GOOGLETRANSLATE_YOULIBRECALC([.$D79];[.$D$2];[.$U$2])" office:value-type="string" office:string-value="Saya lapar! Mari kita mempercepat! *** Saya tidak bisa menunggu lagi!" calcext:value-type="string">
            <text:p>Saya lapar! Mari kita mempercepat! *** Saya tidak bisa menunggu lagi!</text:p>
          </table:table-cell>
          <table:table-cell table:formula="of:=GOOGLETRANSLATE_YOULIBRECALC([.$D79];[.$D$2];[.$V$2])" office:value-type="string" office:string-value="Mám hlad! Pojďme zrychlit! *** Už nemůžu čekat!" calcext:value-type="string">
            <text:p>Mám hlad! Pojďme zrychlit! *** Už nemůžu čekat!</text:p>
          </table:table-cell>
          <table:table-cell table:formula="of:=GOOGLETRANSLATE_YOULIBRECALC([.$D79];[.$D$2];[.$W$2])" office:value-type="string" office:string-value="Gutom na ako! Hayaan ang bilis! *** Hindi na ako makapaghintay!" calcext:value-type="string">
            <text:p>Gutom na ako! Hayaan ang bilis! *** Hindi na ako makapaghintay!</text:p>
          </table:table-cell>
          <table:table-cell table:formula="of:=GOOGLETRANSLATE_YOULIBRECALC([.$D79];[.$D$2];[.$X$2])" office:value-type="string" office:string-value="Я голодний! Давайте прискоримося! *** Я більше не можу чекати!" calcext:value-type="string">
            <text:p>Я голодний! Давайте прискоримося! *** Я більше не можу чекати!</text:p>
          </table:table-cell>
          <table:table-cell table:formula="of:=GOOGLETRANSLATE_YOULIBRECALC([.$D79];[.$D$2];[.$Y$2])" office:value-type="string" office:string-value="Tôi đói! Hãy để tăng tốc! *** Tôi không thể đợi nữa!" calcext:value-type="string">
            <text:p>Tôi đói! Hãy để tăng tốc! *** Tôi không thể đợi nữa!</text:p>
          </table:table-cell>
          <table:table-cell table:formula="of:=GOOGLETRANSLATE_YOULIBRECALC([.$D79];[.$D$2];[.$Z$2])" office:value-type="string" office:string-value="Ich habe Hunger! Lassen Sie uns beschleunigen! *** Ich kann nicht mehr warten!" calcext:value-type="string">
            <text:p>Ich habe Hunger! Lassen Sie uns beschleunigen! *** Ich kann nicht mehr warten!</text:p>
          </table:table-cell>
          <table:table-cell table:formula="of:=GOOGLETRANSLATE_YOULIBRECALC([.$D79];[.$D$2];[.$AA$2])" office:value-type="string" office:string-value="Olen nälkäinen! Nopeutetaan! *** En voi enää odottaa!" calcext:value-type="string">
            <text:p>Olen nälkäinen! Nopeutetaan! *** En voi enää odottaa!</text:p>
          </table:table-cell>
          <table:table-cell table:formula="of:=GOOGLETRANSLATE_YOULIBRECALC([.$D79];[.$D$2];[.$AB$2])" office:value-type="string" office:string-value="Jeg er sulten! Lad os fremskynde! *** Jeg kan ikke vente mere!" calcext:value-type="string">
            <text:p>Jeg er sulten! Lad os fremskynde! *** Jeg kan ikke vente mere!</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EdgingForceStoppe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0];[.$D$2];[.$E$2])" office:value-type="string" office:string-value="无效的" calcext:value-type="string">
            <text:p>无效的</text:p>
          </table:table-cell>
          <table:table-cell table:formula="of:=GOOGLETRANSLATE_YOULIBRECALC([.$D80];[.$D$2];[.$F$2])" office:value-type="string" office:string-value="ヌル" calcext:value-type="string">
            <text:p>ヌル</text:p>
          </table:table-cell>
          <table:table-cell table:formula="of:=GOOGLETRANSLATE_YOULIBRECALC([.$D80];[.$D$2];[.$G$2])" office:value-type="string" office:string-value="nieważny" calcext:value-type="string">
            <text:p>nieważny</text:p>
          </table:table-cell>
          <table:table-cell table:formula="of:=GOOGLETRANSLATE_YOULIBRECALC([.$D80];[.$D$2];[.$H$2])" office:value-type="string" office:string-value="nulo" calcext:value-type="string">
            <text:p>nulo</text:p>
          </table:table-cell>
          <table:table-cell table:formula="of:=GOOGLETRANSLATE_YOULIBRECALC([.$D80];[.$D$2];[.$I$2])" office:value-type="string" office:string-value="нулевой" calcext:value-type="string">
            <text:p>нулевой</text:p>
          </table:table-cell>
          <table:table-cell table:formula="of:=GOOGLETRANSLATE_YOULIBRECALC([.$D80];[.$D$2];[.$J$2])" office:value-type="string" office:string-value="nul" calcext:value-type="string">
            <text:p>nul</text:p>
          </table:table-cell>
          <table:table-cell table:formula="of:=GOOGLETRANSLATE_YOULIBRECALC([.$D80];[.$D$2];[.$K$2])" office:value-type="string" office:string-value="null" calcext:value-type="string">
            <text:p>null</text:p>
          </table:table-cell>
          <table:table-cell table:formula="of:=GOOGLETRANSLATE_YOULIBRECALC([.$D80];[.$D$2];[.$L$2])" office:value-type="string" office:string-value="nulla" calcext:value-type="string">
            <text:p>nulla</text:p>
          </table:table-cell>
          <table:table-cell table:formula="of:=GOOGLETRANSLATE_YOULIBRECALC([.$D80];[.$D$2];[.$M$2])" office:value-type="string" office:string-value="άκυρος" calcext:value-type="string">
            <text:p>άκυρος</text:p>
          </table:table-cell>
          <table:table-cell table:formula="of:=GOOGLETRANSLATE_YOULIBRECALC([.$D80];[.$D$2];[.$N$2])" office:value-type="string" office:string-value="hükümsüz" calcext:value-type="string">
            <text:p>hükümsüz</text:p>
          </table:table-cell>
          <table:table-cell table:formula="of:=GOOGLETRANSLATE_YOULIBRECALC([.$D80];[.$D$2];[.$O$2])" office:value-type="string" office:string-value="null" calcext:value-type="string">
            <text:p>null</text:p>
          </table:table-cell>
          <table:table-cell table:formula="of:=GOOGLETRANSLATE_YOULIBRECALC([.$D80];[.$D$2];[.$P$2])" office:value-type="string" office:string-value="nul" calcext:value-type="string">
            <text:p>nul</text:p>
          </table:table-cell>
          <table:table-cell table:formula="of:=GOOGLETRANSLATE_YOULIBRECALC([.$D80];[.$D$2];[.$Q$2])" office:value-type="string" office:string-value="널" calcext:value-type="string">
            <text:p>널</text:p>
          </table:table-cell>
          <table:table-cell table:formula="of:=GOOGLETRANSLATE_YOULIBRECALC([.$D80];[.$D$2];[.$R$2])" office:value-type="string" office:string-value="nulové" calcext:value-type="string">
            <text:p>nulové</text:p>
          </table:table-cell>
          <table:table-cell table:formula="of:=GOOGLETRANSLATE_YOULIBRECALC([.$D80];[.$D$2];[.$S$2])" office:value-type="string" office:string-value="nulo" calcext:value-type="string">
            <text:p>nulo</text:p>
          </table:table-cell>
          <table:table-cell table:formula="of:=GOOGLETRANSLATE_YOULIBRECALC([.$D80];[.$D$2];[.$T$2])" office:value-type="string" office:string-value="โมฆะ" calcext:value-type="string">
            <text:p>โมฆะ</text:p>
          </table:table-cell>
          <table:table-cell table:formula="of:=GOOGLETRANSLATE_YOULIBRECALC([.$D80];[.$D$2];[.$U$2])" office:value-type="string" office:string-value="batal" calcext:value-type="string">
            <text:p>batal</text:p>
          </table:table-cell>
          <table:table-cell table:formula="of:=GOOGLETRANSLATE_YOULIBRECALC([.$D80];[.$D$2];[.$V$2])" office:value-type="string" office:string-value="null" calcext:value-type="string">
            <text:p>null</text:p>
          </table:table-cell>
          <table:table-cell table:formula="of:=GOOGLETRANSLATE_YOULIBRECALC([.$D80];[.$D$2];[.$W$2])" office:value-type="string" office:string-value="Null" calcext:value-type="string">
            <text:p>Null</text:p>
          </table:table-cell>
          <table:table-cell table:formula="of:=GOOGLETRANSLATE_YOULIBRECALC([.$D80];[.$D$2];[.$X$2])" office:value-type="string" office:string-value="нульовий" calcext:value-type="string">
            <text:p>нульовий</text:p>
          </table:table-cell>
          <table:table-cell table:formula="of:=GOOGLETRANSLATE_YOULIBRECALC([.$D80];[.$D$2];[.$Y$2])" office:value-type="string" office:string-value="vô giá trị" calcext:value-type="string">
            <text:p>vô giá trị</text:p>
          </table:table-cell>
          <table:table-cell table:formula="of:=GOOGLETRANSLATE_YOULIBRECALC([.$D80];[.$D$2];[.$Z$2])" office:value-type="string" office:string-value="NULL" calcext:value-type="string">
            <text:p>NULL</text:p>
          </table:table-cell>
          <table:table-cell table:formula="of:=GOOGLETRANSLATE_YOULIBRECALC([.$D80];[.$D$2];[.$AA$2])" office:value-type="string" office:string-value="tyhjä" calcext:value-type="string">
            <text:p>tyhjä</text:p>
          </table:table-cell>
          <table:table-cell table:formula="of:=GOOGLETRANSLATE_YOULIBRECALC([.$D8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7">
          <table:table-cell table:style-name="ce6" office:value-type="string" calcext:value-type="string">
            <text:p>***Cowgirl_EdgingBreak***</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WOW! Hold on, you almost burn yourself. Let’s take a break for a moment.</text:p>
          </table:table-cell>
          <table:table-cell table:formula="of:=GOOGLETRANSLATE_YOULIBRECALC([.$D81];[.$D$2];[.$E$2])" office:value-type="string" office:string-value="哇！坚持下去，你几乎燃烧自己。让我们休息一下。" calcext:value-type="string">
            <text:p>哇！坚持下去，你几乎燃烧自己。让我们休息一下。</text:p>
          </table:table-cell>
          <table:table-cell table:formula="of:=GOOGLETRANSLATE_YOULIBRECALC([.$D81];[.$D$2];[.$F$2])" office:value-type="string" office:string-value="おお！頑張って、あなたはほとんど自分自身を燃やします。少し休憩しましょう。" calcext:value-type="string">
            <text:p>おお！頑張って、あなたはほとんど自分自身を燃やします。少し休憩しましょう。</text:p>
          </table:table-cell>
          <table:table-cell table:formula="of:=GOOGLETRANSLATE_YOULIBRECALC([.$D81];[.$D$2];[.$G$2])" office:value-type="string" office:string-value="WOW! Trzymaj się, prawie się spalisz. Zróbmy przerwę na chwilę." calcext:value-type="string">
            <text:p>WOW! Trzymaj się, prawie się spalisz. Zróbmy przerwę na chwilę.</text:p>
          </table:table-cell>
          <table:table-cell table:formula="of:=GOOGLETRANSLATE_YOULIBRECALC([.$D81];[.$D$2];[.$H$2])" office:value-type="string" office:string-value="¡GUAU! Espera, casi te quemas. Tomemos un descanso por un momento." calcext:value-type="string">
            <text:p>¡GUAU! Espera, casi te quemas. Tomemos un descanso por un momento.</text:p>
          </table:table-cell>
          <table:table-cell table:formula="of:=GOOGLETRANSLATE_YOULIBRECALC([.$D81];[.$D$2];[.$I$2])" office:value-type="string" office:string-value="УХ ТЫ! Держись, ты почти сжигаешь себя. Давайте на мгновение сделаем перерыв." calcext:value-type="string">
            <text:p>УХ ТЫ! Держись, ты почти сжигаешь себя. Давайте на мгновение сделаем перерыв.</text:p>
          </table:table-cell>
          <table:table-cell table:formula="of:=GOOGLETRANSLATE_YOULIBRECALC([.$D81];[.$D$2];[.$J$2])" office:value-type="string" office:string-value="OUAH! Attendez, vous vous brûlez presque. Passons une pause un instant." calcext:value-type="string">
            <text:p>OUAH! Attendez, vous vous brûlez presque. Passons une pause un instant.</text:p>
          </table:table-cell>
          <table:table-cell table:formula="of:=GOOGLETRANSLATE_YOULIBRECALC([.$D81];[.$D$2];[.$K$2])" office:value-type="string" office:string-value="Vau! Počakaj, skoraj se zažgeš. Za trenutek si oddahnemo." calcext:value-type="string">
            <text:p>Vau! Počakaj, skoraj se zažgeš. Za trenutek si oddahnemo.</text:p>
          </table:table-cell>
          <table:table-cell table:formula="of:=GOOGLETRANSLATE_YOULIBRECALC([.$D81];[.$D$2];[.$L$2])" office:value-type="string" office:string-value="WOW! Kapd meg, majdnem megéged magad. Vegyünk egy kis szünetet." calcext:value-type="string">
            <text:p>WOW! Kapd meg, majdnem megéged magad. Vegyünk egy kis szünetet.</text:p>
          </table:table-cell>
          <table:table-cell table:formula="of:=GOOGLETRANSLATE_YOULIBRECALC([.$D81];[.$D$2];[.$M$2])" office:value-type="string" office:string-value="ΕΚΠΛΗΚΤΙΚΗ ΕΠΙΤΥΧΙΑ! Κρατήστε, σχεδόν καίτε τον εαυτό σας. Ας κάνουμε ένα διάλειμμα για μια στιγμή." calcext:value-type="string">
            <text:p>ΕΚΠΛΗΚΤΙΚΗ ΕΠΙΤΥΧΙΑ! Κρατήστε, σχεδόν καίτε τον εαυτό σας. Ας κάνουμε ένα διάλειμμα για μια στιγμή.</text:p>
          </table:table-cell>
          <table:table-cell table:formula="of:=GOOGLETRANSLATE_YOULIBRECALC([.$D81];[.$D$2];[.$N$2])" office:value-type="string" office:string-value="VAY! Bekle, neredeyse kendini yakıyorsun. Bir an için ara verelim." calcext:value-type="string">
            <text:p>VAY! Bekle, neredeyse kendini yakıyorsun. Bir an için ara verelim.</text:p>
          </table:table-cell>
          <table:table-cell table:formula="of:=GOOGLETRANSLATE_YOULIBRECALC([.$D81];[.$D$2];[.$O$2])" office:value-type="string" office:string-value="OH! Aspetta, ti bruci quasi. Facciamo una pausa per un momento." calcext:value-type="string">
            <text:p>OH! Aspetta, ti bruci quasi. Facciamo una pausa per un momento.</text:p>
          </table:table-cell>
          <table:table-cell table:formula="of:=GOOGLETRANSLATE_YOULIBRECALC([.$D81];[.$D$2];[.$P$2])" office:value-type="string" office:string-value="WAUW! Wacht even, je verbrandt jezelf bijna. Laten we even een pauze nemen." calcext:value-type="string">
            <text:p>WAUW! Wacht even, je verbrandt jezelf bijna. Laten we even een pauze nemen.</text:p>
          </table:table-cell>
          <table:table-cell table:formula="of:=GOOGLETRANSLATE_YOULIBRECALC([.$D81];[.$D$2];[.$Q$2])" office:value-type="string" office:string-value="우와! 잠깐만, 당신은 거의 자신을 태워 버립니다. 잠시 휴식을 취합시다." calcext:value-type="string">
            <text:p>우와! 잠깐만, 당신은 거의 자신을 태워 버립니다. 잠시 휴식을 취합시다.</text:p>
          </table:table-cell>
          <table:table-cell table:formula="of:=GOOGLETRANSLATE_YOULIBRECALC([.$D81];[.$D$2];[.$R$2])">
            <text:p/>
          </table:table-cell>
          <table:table-cell table:formula="of:=GOOGLETRANSLATE_YOULIBRECALC([.$D81];[.$D$2];[.$S$2])" office:value-type="string" office:string-value="UAU! Espere, você quase se queima. Vamos fazer uma pausa por um momento." calcext:value-type="string">
            <text:p>UAU! Espere, você quase se queima. Vamos fazer uma pausa por um momento.</text:p>
          </table:table-cell>
          <table:table-cell table:formula="of:=GOOGLETRANSLATE_YOULIBRECALC([.$D81];[.$D$2];[.$T$2])" office:value-type="string" office:string-value="ว้าว! รออยู่คุณเกือบจะเผาตัวเอง มาพักสักครู่" calcext:value-type="string">
            <text:p>ว้าว! รออยู่คุณเกือบจะเผาตัวเอง มาพักสักครู่</text:p>
          </table:table-cell>
          <table:table-cell table:formula="of:=GOOGLETRANSLATE_YOULIBRECALC([.$D81];[.$D$2];[.$U$2])" office:value-type="string" office:string-value="WOW! Tunggu, Anda hampir membakar diri Anda sendiri. Mari kita istirahat sejenak." calcext:value-type="string">
            <text:p>WOW! Tunggu, Anda hampir membakar diri Anda sendiri. Mari kita istirahat sejenak.</text:p>
          </table:table-cell>
          <table:table-cell table:formula="of:=GOOGLETRANSLATE_YOULIBRECALC([.$D81];[.$D$2];[.$V$2])" office:value-type="string" office:string-value="Páni! Vydrž, téměř se spálíte. Pojďme si na okamžik pauzu." calcext:value-type="string">
            <text:p>Páni! Vydrž, téměř se spálíte. Pojďme si na okamžik pauzu.</text:p>
          </table:table-cell>
          <table:table-cell table:formula="of:=GOOGLETRANSLATE_YOULIBRECALC([.$D81];[.$D$2];[.$W$2])" office:value-type="string" office:string-value="Wow! Hold on, halos masunog mo ang iyong sarili. Magpahinga sandali." calcext:value-type="string">
            <text:p>Wow! Hold on, halos masunog mo ang iyong sarili. Magpahinga sandali.</text:p>
          </table:table-cell>
          <table:table-cell table:formula="of:=GOOGLETRANSLATE_YOULIBRECALC([.$D81];[.$D$2];[.$X$2])" office:value-type="string" office:string-value="Вау! Тримайтеся, ви майже спалюєте себе. Давайте на мить відпочити." calcext:value-type="string">
            <text:p>Вау! Тримайтеся, ви майже спалюєте себе. Давайте на мить відпочити.</text:p>
          </table:table-cell>
          <table:table-cell table:formula="of:=GOOGLETRANSLATE_YOULIBRECALC([.$D81];[.$D$2];[.$Y$2])" office:value-type="string" office:string-value="Ồ! Giữ lấy, bạn gần như đốt cháy chính mình. Hãy để nghỉ ngơi một lúc." calcext:value-type="string">
            <text:p>Ồ! Giữ lấy, bạn gần như đốt cháy chính mình. Hãy để nghỉ ngơi một lúc.</text:p>
          </table:table-cell>
          <table:table-cell table:formula="of:=GOOGLETRANSLATE_YOULIBRECALC([.$D81];[.$D$2];[.$Z$2])" office:value-type="string" office:string-value="WOW! Warte, du verbrennst dich fast. Machen wir für einen Moment eine Pause." calcext:value-type="string">
            <text:p>WOW! Warte, du verbrennst dich fast. Machen wir für einen Moment eine Pause.</text:p>
          </table:table-cell>
          <table:table-cell table:formula="of:=GOOGLETRANSLATE_YOULIBRECALC([.$D81];[.$D$2];[.$AA$2])" office:value-type="string" office:string-value="Vau! Pidä kiinni, melkein poltat itsesi. Pidetään tauko hetkeksi." calcext:value-type="string">
            <text:p>Vau! Pidä kiinni, melkein poltat itsesi. Pidetään tauko hetkeksi.</text:p>
          </table:table-cell>
          <table:table-cell table:formula="of:=GOOGLETRANSLATE_YOULIBRECALC([.$D81];[.$D$2];[.$AB$2])" office:value-type="string" office:string-value="Wow! Hold fast, du brænder næsten dig selv. Lad os tage en pause et øjeblik." calcext:value-type="string">
            <text:p>Wow! Hold fast, du brænder næsten dig selv. Lad os tage en pause et øjeblik.</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Cowgirl_EdgingBreak***</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2];[.$D$2];[.$E$2])" office:value-type="string" office:string-value="无效的" calcext:value-type="string">
            <text:p>无效的</text:p>
          </table:table-cell>
          <table:table-cell table:formula="of:=GOOGLETRANSLATE_YOULIBRECALC([.$D82];[.$D$2];[.$F$2])" office:value-type="string" office:string-value="ヌル" calcext:value-type="string">
            <text:p>ヌル</text:p>
          </table:table-cell>
          <table:table-cell table:formula="of:=GOOGLETRANSLATE_YOULIBRECALC([.$D82];[.$D$2];[.$G$2])" office:value-type="string" office:string-value="nieważny" calcext:value-type="string">
            <text:p>nieważny</text:p>
          </table:table-cell>
          <table:table-cell table:formula="of:=GOOGLETRANSLATE_YOULIBRECALC([.$D82];[.$D$2];[.$H$2])" office:value-type="string" office:string-value="nulo" calcext:value-type="string">
            <text:p>nulo</text:p>
          </table:table-cell>
          <table:table-cell table:formula="of:=GOOGLETRANSLATE_YOULIBRECALC([.$D82];[.$D$2];[.$I$2])" office:value-type="string" office:string-value="нулевой" calcext:value-type="string">
            <text:p>нулевой</text:p>
          </table:table-cell>
          <table:table-cell table:formula="of:=GOOGLETRANSLATE_YOULIBRECALC([.$D82];[.$D$2];[.$J$2])" office:value-type="string" office:string-value="nul" calcext:value-type="string">
            <text:p>nul</text:p>
          </table:table-cell>
          <table:table-cell table:formula="of:=GOOGLETRANSLATE_YOULIBRECALC([.$D82];[.$D$2];[.$K$2])" office:value-type="string" office:string-value="null" calcext:value-type="string">
            <text:p>null</text:p>
          </table:table-cell>
          <table:table-cell table:formula="of:=GOOGLETRANSLATE_YOULIBRECALC([.$D82];[.$D$2];[.$L$2])" office:value-type="string" office:string-value="nulla" calcext:value-type="string">
            <text:p>nulla</text:p>
          </table:table-cell>
          <table:table-cell table:formula="of:=GOOGLETRANSLATE_YOULIBRECALC([.$D82];[.$D$2];[.$M$2])" office:value-type="string" office:string-value="άκυρος" calcext:value-type="string">
            <text:p>άκυρος</text:p>
          </table:table-cell>
          <table:table-cell table:formula="of:=GOOGLETRANSLATE_YOULIBRECALC([.$D82];[.$D$2];[.$N$2])" office:value-type="string" office:string-value="hükümsüz" calcext:value-type="string">
            <text:p>hükümsüz</text:p>
          </table:table-cell>
          <table:table-cell table:formula="of:=GOOGLETRANSLATE_YOULIBRECALC([.$D82];[.$D$2];[.$O$2])" office:value-type="string" office:string-value="null" calcext:value-type="string">
            <text:p>null</text:p>
          </table:table-cell>
          <table:table-cell table:formula="of:=GOOGLETRANSLATE_YOULIBRECALC([.$D82];[.$D$2];[.$P$2])" office:value-type="string" office:string-value="nul" calcext:value-type="string">
            <text:p>nul</text:p>
          </table:table-cell>
          <table:table-cell table:formula="of:=GOOGLETRANSLATE_YOULIBRECALC([.$D82];[.$D$2];[.$Q$2])" office:value-type="string" office:string-value="널" calcext:value-type="string">
            <text:p>널</text:p>
          </table:table-cell>
          <table:table-cell table:formula="of:=GOOGLETRANSLATE_YOULIBRECALC([.$D82];[.$D$2];[.$R$2])" office:value-type="string" office:string-value="nulové" calcext:value-type="string">
            <text:p>nulové</text:p>
          </table:table-cell>
          <table:table-cell table:formula="of:=GOOGLETRANSLATE_YOULIBRECALC([.$D82];[.$D$2];[.$S$2])" office:value-type="string" office:string-value="nulo" calcext:value-type="string">
            <text:p>nulo</text:p>
          </table:table-cell>
          <table:table-cell table:formula="of:=GOOGLETRANSLATE_YOULIBRECALC([.$D82];[.$D$2];[.$T$2])" office:value-type="string" office:string-value="โมฆะ" calcext:value-type="string">
            <text:p>โมฆะ</text:p>
          </table:table-cell>
          <table:table-cell table:formula="of:=GOOGLETRANSLATE_YOULIBRECALC([.$D82];[.$D$2];[.$U$2])" office:value-type="string" office:string-value="batal" calcext:value-type="string">
            <text:p>batal</text:p>
          </table:table-cell>
          <table:table-cell table:formula="of:=GOOGLETRANSLATE_YOULIBRECALC([.$D82];[.$D$2];[.$V$2])" office:value-type="string" office:string-value="null" calcext:value-type="string">
            <text:p>null</text:p>
          </table:table-cell>
          <table:table-cell table:formula="of:=GOOGLETRANSLATE_YOULIBRECALC([.$D82];[.$D$2];[.$W$2])" office:value-type="string" office:string-value="Null" calcext:value-type="string">
            <text:p>Null</text:p>
          </table:table-cell>
          <table:table-cell table:formula="of:=GOOGLETRANSLATE_YOULIBRECALC([.$D82];[.$D$2];[.$X$2])" office:value-type="string" office:string-value="нульовий" calcext:value-type="string">
            <text:p>нульовий</text:p>
          </table:table-cell>
          <table:table-cell table:formula="of:=GOOGLETRANSLATE_YOULIBRECALC([.$D82];[.$D$2];[.$Y$2])" office:value-type="string" office:string-value="vô giá trị" calcext:value-type="string">
            <text:p>vô giá trị</text:p>
          </table:table-cell>
          <table:table-cell table:formula="of:=GOOGLETRANSLATE_YOULIBRECALC([.$D82];[.$D$2];[.$Z$2])" office:value-type="string" office:string-value="NULL" calcext:value-type="string">
            <text:p>NULL</text:p>
          </table:table-cell>
          <table:table-cell table:formula="of:=GOOGLETRANSLATE_YOULIBRECALC([.$D82];[.$D$2];[.$AA$2])" office:value-type="string" office:string-value="tyhjä" calcext:value-type="string">
            <text:p>tyhjä</text:p>
          </table:table-cell>
          <table:table-cell table:formula="of:=GOOGLETRANSLATE_YOULIBRECALC([.$D8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9">
          <table:table-cell table:style-name="ce6" office:value-type="string" calcext:value-type="string">
            <text:p>***Cowgirl_FlacidReactio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O-oh… It seems I have extracted all the juice from it…***Out of yogurt, eh? ***Mmm… It seems you need some comforting meal. ***Damn… your stirring spoon isn’t rigid anymore. ***Too much heat I guess.</text:p>
          </table:table-cell>
          <table:table-cell table:formula="of:=GOOGLETRANSLATE_YOULIBRECALC([.$D83];[.$D$2];[.$E$2])" office:value-type="string" office:string-value="O-oh…看来我已经从酸奶中提取了所有果汁……***，是吗？ ***嗯...看来您需要一些舒适的饭菜。 ***该死的……您的搅拌勺不再僵硬。 ***我猜太多了。" calcext:value-type="string">
            <text:p>O-oh…看来我已经从酸奶中提取了所有果汁……***，是吗？ ***嗯...看来您需要一些舒适的饭菜。 ***该死的……您的搅拌勺不再僵硬。 ***我猜太多了。</text:p>
          </table:table-cell>
          <table:table-cell table:formula="of:=GOOGLETRANSLATE_YOULIBRECALC([.$D83];[.$D$2];[.$F$2])" office:value-type="string" office:string-value="O-OH…私はそこからすべてのジュースを抽出したようです…***ヨーグルトから*** MMM…心地よい食事が必要なようです。 ***くそー…あなたのかき混ぜるスプーンはもう剛性ではありません。 ***熱が多すぎると思います。" calcext:value-type="string">
            <text:p>O-OH…私はそこからすべてのジュースを抽出したようです…***ヨーグルトから*** MMM…心地よい食事が必要なようです。 ***くそー…あなたのかき混ぜるスプーンはもう剛性ではありません。 ***熱が多すぎると思います。</text:p>
          </table:table-cell>
          <table:table-cell table:formula="of:=GOOGLETRANSLATE_YOULIBRECALC([.$D83];[.$D$2];[.$G$2])" office:value-type="string" office:string-value="O-oh… Wygląda na to, że wydobyłem z niego cały sok… *** z jogurtu, co? *** mmm… Wygląda na to, że potrzebujesz pocieszającego posiłku. *** Cholera… Twoja poruszająca się łyżka nie jest już sztywna. *** Myślę, że za dużo ciepła." calcext:value-type="string">
            <text:p>O-oh… Wygląda na to, że wydobyłem z niego cały sok… *** z jogurtu, co? *** mmm… Wygląda na to, że potrzebujesz pocieszającego posiłku. *** Cholera… Twoja poruszająca się łyżka nie jest już sztywna. *** Myślę, że za dużo ciepła.</text:p>
          </table:table-cell>
          <table:table-cell table:formula="of:=GOOGLETRANSLATE_YOULIBRECALC([.$D83];[.$D$2];[.$H$2])" office:value-type="string" office:string-value="O-oh ... parece que he extraído todo el jugo de él ... *** de yogurt, ¿eh? *** Mmm ... parece que necesitas una comida reconfortante. *** Maldita sea ... tu cuchara conmovedora ya no es rígida. *** Demasiado calor, supongo." calcext:value-type="string">
            <text:p>O-oh ... parece que he extraído todo el jugo de él ... *** de yogurt, ¿eh? *** Mmm ... parece que necesitas una comida reconfortante. *** Maldita sea ... tu cuchara conmovedora ya no es rígida. *** Demasiado calor, supongo.</text:p>
          </table:table-cell>
          <table:table-cell table:formula="of:=GOOGLETRANSLATE_YOULIBRECALC([.$D83];[.$D$2];[.$I$2])" office:value-type="string" office:string-value="O-OH ... кажется, я извлек из него всего сока ... *** из йогурта, а? *** Ммм ... кажется, вам нужна утешительная еда. *** Черт ... твоя волнующая ложка больше не жесткая. *** Слишком много тепла, я думаю." calcext:value-type="string">
            <text:p>O-OH ... кажется, я извлек из него всего сока ... *** из йогурта, а? *** Ммм ... кажется, вам нужна утешительная еда. *** Черт ... твоя волнующая ложка больше не жесткая. *** Слишком много тепла, я думаю.</text:p>
          </table:table-cell>
          <table:table-cell table:formula="of:=GOOGLETRANSLATE_YOULIBRECALC([.$D83];[.$D$2];[.$J$2])" office:value-type="string" office:string-value="O-oh… il semble que j'en ai extrait tout le jus… *** hors du yaourt, hein? *** mmm… il semble que vous ayez besoin d'un repas réconfortant. *** Merde… ta cuillère remuée n'est plus rigide. *** trop de chaleur je suppose." calcext:value-type="string">
            <text:p>O-oh… il semble que j'en ai extrait tout le jus… *** hors du yaourt, hein? *** mmm… il semble que vous ayez besoin d'un repas réconfortant. *** Merde… ta cuillère remuée n'est plus rigide. *** trop de chaleur je suppose.</text:p>
          </table:table-cell>
          <table:table-cell table:formula="of:=GOOGLETRANSLATE_YOULIBRECALC([.$D83];[.$D$2];[.$K$2])" office:value-type="string" office:string-value="O-oh ... zdi se, da sem iz njega izvlekel ves sok ... *** iz jogurta, kajne? *** mmm ... zdi se, da potrebujete nekaj tolažnega obroka. *** Prekleto ... tvoja mešalna žlica ni več toga. *** Preveč toplote mislim." calcext:value-type="string">
            <text:p>O-oh ... zdi se, da sem iz njega izvlekel ves sok ... *** iz jogurta, kajne? *** mmm ... zdi se, da potrebujete nekaj tolažnega obroka. *** Prekleto ... tvoja mešalna žlica ni več toga. *** Preveč toplote mislim.</text:p>
          </table:table-cell>
          <table:table-cell table:formula="of:=GOOGLETRANSLATE_YOULIBRECALC([.$D83];[.$D$2];[.$L$2])" office:value-type="string" office:string-value="O-ó ... Úgy tűnik, hogy kivontam az összes gyümölcslevet… *** a joghurtból, ugye? *** mmm ... Úgy tűnik, hogy szüksége van egy kis megnyugtató étkezésre. *** A fenébe ... a keverő kanál már nem merev. *** Túl sok hő azt hiszem." calcext:value-type="string">
            <text:p>O-ó ... Úgy tűnik, hogy kivontam az összes gyümölcslevet… *** a joghurtból, ugye? *** mmm ... Úgy tűnik, hogy szüksége van egy kis megnyugtató étkezésre. *** A fenébe ... a keverő kanál már nem merev. *** Túl sok hő azt hiszem.</text:p>
          </table:table-cell>
          <table:table-cell table:formula="of:=GOOGLETRANSLATE_YOULIBRECALC([.$D83];[.$D$2];[.$M$2])" office:value-type="string" office:string-value="O-OH ... Φαίνεται ότι έχω εξάγει όλο το χυμό από αυτό ... *** από το γιαούρτι, ε; *** MMM ... Φαίνεται ότι χρειάζεστε λίγο ανακουφιστικό γεύμα. *** Γαμώτο ... Το κουτάλι σας δεν είναι άκαμπτο πια. *** Πάρα πολύ θερμότητα υποθέτω." calcext:value-type="string">
            <text:p>O-OH ... Φαίνεται ότι έχω εξάγει όλο το χυμό από αυτό ... *** από το γιαούρτι, ε; *** MMM ... Φαίνεται ότι χρειάζεστε λίγο ανακουφιστικό γεύμα. *** Γαμώτο ... Το κουτάλι σας δεν είναι άκαμπτο πια. *** Πάρα πολύ θερμότητα υποθέτω.</text:p>
          </table:table-cell>
          <table:table-cell table:formula="of:=GOOGLETRANSLATE_YOULIBRECALC([.$D83];[.$D$2];[.$N$2])" office:value-type="string" office:string-value="O-oh… Görünüşe göre tüm meyve suyu çıkardım… *** yoğurttan, ha? *** Mmm… Görünüşe göre rahatlatıcı bir yemeğe ihtiyacınız var. *** Kahretsin… Karıştırıcı kaşığın artık katı değil. *** Çok fazla ısı sanırım." calcext:value-type="string">
            <text:p>O-oh… Görünüşe göre tüm meyve suyu çıkardım… *** yoğurttan, ha? *** Mmm… Görünüşe göre rahatlatıcı bir yemeğe ihtiyacınız var. *** Kahretsin… Karıştırıcı kaşığın artık katı değil. *** Çok fazla ısı sanırım.</text:p>
          </table:table-cell>
          <table:table-cell table:formula="of:=GOOGLETRANSLATE_YOULIBRECALC([.$D83];[.$D$2];[.$O$2])" office:value-type="string" office:string-value="O-oh ... sembra che io abbia estratto tutto il succo da esso ... *** dal yogurt, eh? *** mmm ... sembra che tu abbia bisogno di un pasto confortante. *** Dannazione ... Il tuo cucchiaio commovente non è più rigido. *** Troppo calore immagino." calcext:value-type="string">
            <text:p>O-oh ... sembra che io abbia estratto tutto il succo da esso ... *** dal yogurt, eh? *** mmm ... sembra che tu abbia bisogno di un pasto confortante. *** Dannazione ... Il tuo cucchiaio commovente non è più rigido. *** Troppo calore immagino.</text:p>
          </table:table-cell>
          <table:table-cell table:formula="of:=GOOGLETRANSLATE_YOULIBRECALC([.$D83];[.$D$2];[.$P$2])" office:value-type="string" office:string-value="O-oh ... het lijkt erop dat ik er al het sap van heb gehaald ... *** Uit yoghurt, hè? *** Mmm ... het lijkt erop dat je een geruststellende maaltijd nodig hebt. *** Verdomme ... je roerende lepel is niet meer rigide. *** Te veel hitte denk ik." calcext:value-type="string">
            <text:p>O-oh ... het lijkt erop dat ik er al het sap van heb gehaald ... *** Uit yoghurt, hè? *** Mmm ... het lijkt erop dat je een geruststellende maaltijd nodig hebt. *** Verdomme ... je roerende lepel is niet meer rigide. *** Te veel hitte denk ik.</text:p>
          </table:table-cell>
          <table:table-cell table:formula="of:=GOOGLETRANSLATE_YOULIBRECALC([.$D83];[.$D$2];[.$Q$2])" office:value-type="string" office:string-value="오-오… 나는 그것에서 모든 주스를 추출한 것 같습니다… *** 요거트에서, 어? *** 음… 편안한 식사가 필요합니다. *** 젠장… 당신의 감동적인 숟가락은 더 이상 단단하지 않습니다. *** 너무 많은 열이 추측됩니다." calcext:value-type="string">
            <text:p>오-오… 나는 그것에서 모든 주스를 추출한 것 같습니다… *** 요거트에서, 어? *** 음… 편안한 식사가 필요합니다. *** 젠장… 당신의 감동적인 숟가락은 더 이상 단단하지 않습니다. *** 너무 많은 열이 추측됩니다.</text:p>
          </table:table-cell>
          <table:table-cell table:formula="of:=GOOGLETRANSLATE_YOULIBRECALC([.$D83];[.$D$2];[.$R$2])" office:value-type="string" office:string-value="O-oh ... Zdá sa, že som z nej vytiahol všetku šťavu ... *** z jogurtu, hm? *** mmm ... Zdá sa, že potrebujete príjemné jedlo. *** Sakra ... Tvoja miešacia lyžica už nie je tuhá. *** Myslím, že príliš veľa tepla." calcext:value-type="string">
            <text:p>O-oh ... Zdá sa, že som z nej vytiahol všetku šťavu ... *** z jogurtu, hm? *** mmm ... Zdá sa, že potrebujete príjemné jedlo. *** Sakra ... Tvoja miešacia lyžica už nie je tuhá. *** Myslím, že príliš veľa tepla.</text:p>
          </table:table-cell>
          <table:table-cell table:formula="of:=GOOGLETRANSLATE_YOULIBRECALC([.$D83];[.$D$2];[.$S$2])" office:value-type="string" office:string-value="O-oh ... parece que eu extrai todo o suco dele ... *** do iogurte, não é? *** mmm ... parece que você precisa de uma refeição reconfortante. *** caramba ... sua colher emocionante não é mais rígida. *** muito calor, eu acho." calcext:value-type="string">
            <text:p>O-oh ... parece que eu extrai todo o suco dele ... *** do iogurte, não é? *** mmm ... parece que você precisa de uma refeição reconfortante. *** caramba ... sua colher emocionante não é mais rígida. *** muito calor, eu acho.</text:p>
          </table:table-cell>
          <table:table-cell table:formula="of:=GOOGLETRANSLATE_YOULIBRECALC([.$D83];[.$D$2];[.$T$2])" office:value-type="string" office:string-value="O-OH …ดูเหมือนว่าฉันได้สกัดน้ำผลไม้ทั้งหมดจากมัน… *** จากโยเกิร์ตใช่มั้ย *** mmm …ดูเหมือนว่าคุณต้องการอาหารที่สะดวกสบาย *** ประณาม…ช้อนกวนของคุณไม่แข็งอีกต่อไป *** ความร้อนมากเกินไปฉันเดา" calcext:value-type="string">
            <text:p>O-OH …ดูเหมือนว่าฉันได้สกัดน้ำผลไม้ทั้งหมดจากมัน… *** จากโยเกิร์ตใช่มั้ย *** mmm …ดูเหมือนว่าคุณต้องการอาหารที่สะดวกสบาย *** ประณาม…ช้อนกวนของคุณไม่แข็งอีกต่อไป *** ความร้อนมากเกินไปฉันเดา</text:p>
          </table:table-cell>
          <table:table-cell table:formula="of:=GOOGLETRANSLATE_YOULIBRECALC([.$D83];[.$D$2];[.$U$2])" office:value-type="string" office:string-value="O-oh ... Sepertinya saya telah mengekstraksi semua jus darinya ... *** Keluar dari yogurt, eh? *** mmm ... sepertinya Anda membutuhkan makanan yang menghibur. *** Sialan ... sendok pengadukmu tidak kaku lagi. *** Terlalu banyak panas kurasa." calcext:value-type="string">
            <text:p>O-oh ... Sepertinya saya telah mengekstraksi semua jus darinya ... *** Keluar dari yogurt, eh? *** mmm ... sepertinya Anda membutuhkan makanan yang menghibur. *** Sialan ... sendok pengadukmu tidak kaku lagi. *** Terlalu banyak panas kurasa.</text:p>
          </table:table-cell>
          <table:table-cell table:formula="of:=GOOGLETRANSLATE_YOULIBRECALC([.$D83];[.$D$2];[.$V$2])" office:value-type="string" office:string-value="O-Oh ... Zdá se, že jsem z toho extrahoval veškerou šťávu ... *** z jogurtu, hm? *** Mmm ... Zdá se, že potřebujete nějaké uklidňující jídlo. *** Sakra ... vaše míchací lžíce už není rigidní. *** Myslím, že příliš mnoho tepla." calcext:value-type="string">
            <text:p>O-Oh ... Zdá se, že jsem z toho extrahoval veškerou šťávu ... *** z jogurtu, hm? *** Mmm ... Zdá se, že potřebujete nějaké uklidňující jídlo. *** Sakra ... vaše míchací lžíce už není rigidní. *** Myslím, že příliš mnoho tepla.</text:p>
          </table:table-cell>
          <table:table-cell table:formula="of:=GOOGLETRANSLATE_YOULIBRECALC([.$D83];[.$D$2];[.$W$2])" office:value-type="string" office:string-value="O-oh ... tila nakuha ko ang lahat ng juice mula dito ... *** sa labas ng yogurt, eh? *** mmm ... tila kailangan mo ng nakakaaliw na pagkain. *** Mapahamak ... ang iyong nakakapukaw na kutsara ay hindi na matibay. *** sobrang init hulaan ko." calcext:value-type="string">
            <text:p>O-oh ... tila nakuha ko ang lahat ng juice mula dito ... *** sa labas ng yogurt, eh? *** mmm ... tila kailangan mo ng nakakaaliw na pagkain. *** Mapahamak ... ang iyong nakakapukaw na kutsara ay hindi na matibay. *** sobrang init hulaan ko.</text:p>
          </table:table-cell>
          <table:table-cell table:formula="of:=GOOGLETRANSLATE_YOULIBRECALC([.$D83];[.$D$2];[.$X$2])" office:value-type="string" office:string-value="О-о ... Здається, я витягнув з нього весь сік… *** з йогурту, так? *** ммм ... Здається, вам потрібна втішна страва. *** Чорт ... ваша ворушна ложка вже не жорстка. *** Занадто багато тепла, я думаю." calcext:value-type="string">
            <text:p>О-о ... Здається, я витягнув з нього весь сік… *** з йогурту, так? *** ммм ... Здається, вам потрібна втішна страва. *** Чорт ... ваша ворушна ложка вже не жорстка. *** Занадто багато тепла, я думаю.</text:p>
          </table:table-cell>
          <table:table-cell table:formula="of:=GOOGLETRANSLATE_YOULIBRECALC([.$D83];[.$D$2];[.$Y$2])" office:value-type="string" office:string-value="O-oh, có vẻ như tôi đã chiết xuất tất cả nước trái cây từ nó *** ra khỏi sữa chua, hả? *** mmm, có vẻ như bạn cần một bữa ăn an ủi. *** Chết tiệt, chiếc thìa khuấy của bạn không còn cứng nữa. *** quá nhiều nhiệt tôi đoán." calcext:value-type="string">
            <text:p>O-oh, có vẻ như tôi đã chiết xuất tất cả nước trái cây từ nó *** ra khỏi sữa chua, hả? *** mmm, có vẻ như bạn cần một bữa ăn an ủi. *** Chết tiệt, chiếc thìa khuấy của bạn không còn cứng nữa. *** quá nhiều nhiệt tôi đoán.</text:p>
          </table:table-cell>
          <table:table-cell table:formula="of:=GOOGLETRANSLATE_YOULIBRECALC([.$D83];[.$D$2];[.$Z$2])" office:value-type="string" office:string-value="O-oh ... es scheint, dass ich den gesamten Saft aus dem Joghurt extrahiert habe, was? *** mmm… es scheint, dass Sie ein beruhigendes Essen brauchen. *** Verdammt ... dein rührender Löffel ist nicht mehr starr. *** Zu viel Hitze denke ich." calcext:value-type="string">
            <text:p>O-oh ... es scheint, dass ich den gesamten Saft aus dem Joghurt extrahiert habe, was? *** mmm… es scheint, dass Sie ein beruhigendes Essen brauchen. *** Verdammt ... dein rührender Löffel ist nicht mehr starr. *** Zu viel Hitze denke ich.</text:p>
          </table:table-cell>
          <table:table-cell table:formula="of:=GOOGLETRANSLATE_YOULIBRECALC([.$D83];[.$D$2];[.$AA$2])" office:value-type="string" office:string-value="O-OH ... näyttää siltä, ​​että olen purkinnut kaikki mehut siitä ... *** jogurtista, eikö? *** MMM… näyttää siltä, ​​että tarvitset lohduttavaa ateriaa. *** Hitto ... Sekoittava lusikka ei ole enää jäykkä. *** Luulen liikaa lämpöä." calcext:value-type="string">
            <text:p>O-OH ... näyttää siltä, ​​että olen purkinnut kaikki mehut siitä ... *** jogurtista, eikö? *** MMM… näyttää siltä, ​​että tarvitset lohduttavaa ateriaa. *** Hitto ... Sekoittava lusikka ei ole enää jäykkä. *** Luulen liikaa lämpöä.</text:p>
          </table:table-cell>
          <table:table-cell table:formula="of:=GOOGLETRANSLATE_YOULIBRECALC([.$D83];[.$D$2];[.$AB$2])" office:value-type="string" office:string-value="O-oh… det ser ud til, at jeg har ekstraheret al saften fra den ... *** ud af yoghurt, eh? *** mmm ... det ser ud til, at du har brug for noget trøstende måltid. *** Damn ... din omrørende ske er ikke stiv længere. *** For meget varme antager jeg." calcext:value-type="string">
            <text:p>O-oh… det ser ud til, at jeg har ekstraheret al saften fra den ... *** ud af yoghurt, eh? *** mmm ... det ser ud til, at du har brug for noget trøstende måltid. *** Damn ... din omrørende ske er ikke stiv længere. *** For meget varme antager jeg.</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Cowgirl_FlacidReactio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4];[.$D$2];[.$E$2])" office:value-type="string" office:string-value="无效的" calcext:value-type="string">
            <text:p>无效的</text:p>
          </table:table-cell>
          <table:table-cell table:formula="of:=GOOGLETRANSLATE_YOULIBRECALC([.$D84];[.$D$2];[.$F$2])" office:value-type="string" office:string-value="ヌル" calcext:value-type="string">
            <text:p>ヌル</text:p>
          </table:table-cell>
          <table:table-cell table:formula="of:=GOOGLETRANSLATE_YOULIBRECALC([.$D84];[.$D$2];[.$G$2])" office:value-type="string" office:string-value="nieważny" calcext:value-type="string">
            <text:p>nieważny</text:p>
          </table:table-cell>
          <table:table-cell table:formula="of:=GOOGLETRANSLATE_YOULIBRECALC([.$D84];[.$D$2];[.$H$2])" office:value-type="string" office:string-value="nulo" calcext:value-type="string">
            <text:p>nulo</text:p>
          </table:table-cell>
          <table:table-cell table:formula="of:=GOOGLETRANSLATE_YOULIBRECALC([.$D84];[.$D$2];[.$I$2])" office:value-type="string" office:string-value="нулевой" calcext:value-type="string">
            <text:p>нулевой</text:p>
          </table:table-cell>
          <table:table-cell table:formula="of:=GOOGLETRANSLATE_YOULIBRECALC([.$D84];[.$D$2];[.$J$2])" office:value-type="string" office:string-value="nul" calcext:value-type="string">
            <text:p>nul</text:p>
          </table:table-cell>
          <table:table-cell table:formula="of:=GOOGLETRANSLATE_YOULIBRECALC([.$D84];[.$D$2];[.$K$2])" office:value-type="string" office:string-value="null" calcext:value-type="string">
            <text:p>null</text:p>
          </table:table-cell>
          <table:table-cell table:formula="of:=GOOGLETRANSLATE_YOULIBRECALC([.$D84];[.$D$2];[.$L$2])" office:value-type="string" office:string-value="nulla" calcext:value-type="string">
            <text:p>nulla</text:p>
          </table:table-cell>
          <table:table-cell table:formula="of:=GOOGLETRANSLATE_YOULIBRECALC([.$D84];[.$D$2];[.$M$2])" office:value-type="string" office:string-value="άκυρος" calcext:value-type="string">
            <text:p>άκυρος</text:p>
          </table:table-cell>
          <table:table-cell table:formula="of:=GOOGLETRANSLATE_YOULIBRECALC([.$D84];[.$D$2];[.$N$2])" office:value-type="string" office:string-value="hükümsüz" calcext:value-type="string">
            <text:p>hükümsüz</text:p>
          </table:table-cell>
          <table:table-cell table:formula="of:=GOOGLETRANSLATE_YOULIBRECALC([.$D84];[.$D$2];[.$O$2])" office:value-type="string" office:string-value="null" calcext:value-type="string">
            <text:p>null</text:p>
          </table:table-cell>
          <table:table-cell table:formula="of:=GOOGLETRANSLATE_YOULIBRECALC([.$D84];[.$D$2];[.$P$2])" office:value-type="string" office:string-value="nul" calcext:value-type="string">
            <text:p>nul</text:p>
          </table:table-cell>
          <table:table-cell table:formula="of:=GOOGLETRANSLATE_YOULIBRECALC([.$D84];[.$D$2];[.$Q$2])" office:value-type="string" office:string-value="널" calcext:value-type="string">
            <text:p>널</text:p>
          </table:table-cell>
          <table:table-cell table:formula="of:=GOOGLETRANSLATE_YOULIBRECALC([.$D84];[.$D$2];[.$R$2])" office:value-type="string" office:string-value="nulové" calcext:value-type="string">
            <text:p>nulové</text:p>
          </table:table-cell>
          <table:table-cell table:formula="of:=GOOGLETRANSLATE_YOULIBRECALC([.$D84];[.$D$2];[.$S$2])" office:value-type="string" office:string-value="nulo" calcext:value-type="string">
            <text:p>nulo</text:p>
          </table:table-cell>
          <table:table-cell table:formula="of:=GOOGLETRANSLATE_YOULIBRECALC([.$D84];[.$D$2];[.$T$2])" office:value-type="string" office:string-value="โมฆะ" calcext:value-type="string">
            <text:p>โมฆะ</text:p>
          </table:table-cell>
          <table:table-cell table:formula="of:=GOOGLETRANSLATE_YOULIBRECALC([.$D84];[.$D$2];[.$U$2])" office:value-type="string" office:string-value="batal" calcext:value-type="string">
            <text:p>batal</text:p>
          </table:table-cell>
          <table:table-cell table:formula="of:=GOOGLETRANSLATE_YOULIBRECALC([.$D84];[.$D$2];[.$V$2])" office:value-type="string" office:string-value="null" calcext:value-type="string">
            <text:p>null</text:p>
          </table:table-cell>
          <table:table-cell table:formula="of:=GOOGLETRANSLATE_YOULIBRECALC([.$D84];[.$D$2];[.$W$2])" office:value-type="string" office:string-value="Null" calcext:value-type="string">
            <text:p>Null</text:p>
          </table:table-cell>
          <table:table-cell table:formula="of:=GOOGLETRANSLATE_YOULIBRECALC([.$D84];[.$D$2];[.$X$2])" office:value-type="string" office:string-value="нульовий" calcext:value-type="string">
            <text:p>нульовий</text:p>
          </table:table-cell>
          <table:table-cell table:formula="of:=GOOGLETRANSLATE_YOULIBRECALC([.$D84];[.$D$2];[.$Y$2])" office:value-type="string" office:string-value="vô giá trị" calcext:value-type="string">
            <text:p>vô giá trị</text:p>
          </table:table-cell>
          <table:table-cell table:formula="of:=GOOGLETRANSLATE_YOULIBRECALC([.$D84];[.$D$2];[.$Z$2])" office:value-type="string" office:string-value="NULL" calcext:value-type="string">
            <text:p>NULL</text:p>
          </table:table-cell>
          <table:table-cell table:formula="of:=GOOGLETRANSLATE_YOULIBRECALC([.$D84];[.$D$2];[.$AA$2])" office:value-type="string" office:string-value="tyhjä" calcext:value-type="string">
            <text:p>tyhjä</text:p>
          </table:table-cell>
          <table:table-cell table:formula="of:=GOOGLETRANSLATE_YOULIBRECALC([.$D8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Cowgirl_WhereToCumQuestio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According to the recipe, where does the cream go? ***Where do you want to put the icing?</text:p>
          </table:table-cell>
          <table:table-cell table:formula="of:=GOOGLETRANSLATE_YOULIBRECALC([.$D85];[.$D$2];[.$E$2])" office:value-type="string" office:string-value="根据食谱，奶油去哪里？ ***您想在哪里放糖衣？" calcext:value-type="string">
            <text:p>根据食谱，奶油去哪里？ ***您想在哪里放糖衣？</text:p>
          </table:table-cell>
          <table:table-cell table:formula="of:=GOOGLETRANSLATE_YOULIBRECALC([.$D85];[.$D$2];[.$F$2])" office:value-type="string" office:string-value="レシピによると、クリームはどこに行きますか？ ***アイシングをどこに入れたいですか？" calcext:value-type="string">
            <text:p>レシピによると、クリームはどこに行きますか？ ***アイシングをどこに入れたいですか？</text:p>
          </table:table-cell>
          <table:table-cell table:formula="of:=GOOGLETRANSLATE_YOULIBRECALC([.$D85];[.$D$2];[.$G$2])" office:value-type="string" office:string-value="Według przepisu, gdzie idzie krem? *** Gdzie chcesz umieścić lukier?" calcext:value-type="string">
            <text:p>Według przepisu, gdzie idzie krem? *** Gdzie chcesz umieścić lukier?</text:p>
          </table:table-cell>
          <table:table-cell table:formula="of:=GOOGLETRANSLATE_YOULIBRECALC([.$D85];[.$D$2];[.$H$2])" office:value-type="string" office:string-value="Según la receta, ¿a dónde va la crema? *** ¿Dónde quieres poner la guinda?" calcext:value-type="string">
            <text:p>Según la receta, ¿a dónde va la crema? *** ¿Dónde quieres poner la guinda?</text:p>
          </table:table-cell>
          <table:table-cell table:formula="of:=GOOGLETRANSLATE_YOULIBRECALC([.$D85];[.$D$2];[.$I$2])" office:value-type="string" office:string-value="Согласно рецепту, куда идет крем? *** Куда вы хотите положить глазурь?" calcext:value-type="string">
            <text:p>Согласно рецепту, куда идет крем? *** Куда вы хотите положить глазурь?</text:p>
          </table:table-cell>
          <table:table-cell table:formula="of:=GOOGLETRANSLATE_YOULIBRECALC([.$D85];[.$D$2];[.$J$2])" office:value-type="string" office:string-value="Selon la recette, où va la crème? *** Où voulez-vous mettre le glaçage?" calcext:value-type="string">
            <text:p>Selon la recette, où va la crème? *** Où voulez-vous mettre le glaçage?</text:p>
          </table:table-cell>
          <table:table-cell table:formula="of:=GOOGLETRANSLATE_YOULIBRECALC([.$D85];[.$D$2];[.$K$2])" office:value-type="string" office:string-value="Po receptu, kam gre smetana? *** Kam želite postaviti zaledenitev?" calcext:value-type="string">
            <text:p>Po receptu, kam gre smetana? *** Kam želite postaviti zaledenitev?</text:p>
          </table:table-cell>
          <table:table-cell table:formula="of:=GOOGLETRANSLATE_YOULIBRECALC([.$D85];[.$D$2];[.$L$2])" office:value-type="string" office:string-value="A recept szerint honnan megy a krém? *** Hová akarja tenni a jegesedést?" calcext:value-type="string">
            <text:p>A recept szerint honnan megy a krém? *** Hová akarja tenni a jegesedést?</text:p>
          </table:table-cell>
          <table:table-cell table:formula="of:=GOOGLETRANSLATE_YOULIBRECALC([.$D85];[.$D$2];[.$M$2])" office:value-type="string" office:string-value="Σύμφωνα με τη συνταγή, πού πηγαίνει η κρέμα; *** Πού θέλετε να βάλετε το κερασάκι;" calcext:value-type="string">
            <text:p>Σύμφωνα με τη συνταγή, πού πηγαίνει η κρέμα; *** Πού θέλετε να βάλετε το κερασάκι;</text:p>
          </table:table-cell>
          <table:table-cell table:formula="of:=GOOGLETRANSLATE_YOULIBRECALC([.$D85];[.$D$2];[.$N$2])" office:value-type="string" office:string-value="Tarife göre krem ​​nereye gidiyor? *** Buzlanmayı nereye koymak istersiniz?" calcext:value-type="string">
            <text:p>Tarife göre krem ​​nereye gidiyor? *** Buzlanmayı nereye koymak istersiniz?</text:p>
          </table:table-cell>
          <table:table-cell table:formula="of:=GOOGLETRANSLATE_YOULIBRECALC([.$D85];[.$D$2];[.$O$2])" office:value-type="string" office:string-value="Secondo la ricetta, dove va la crema? *** Dove vuoi mettere la glassa?" calcext:value-type="string">
            <text:p>Secondo la ricetta, dove va la crema? *** Dove vuoi mettere la glassa?</text:p>
          </table:table-cell>
          <table:table-cell table:formula="of:=GOOGLETRANSLATE_YOULIBRECALC([.$D85];[.$D$2];[.$P$2])" office:value-type="string" office:string-value="Waar gaat de crème volgens het recept heen? *** Waar wil je de kers plaatsen?" calcext:value-type="string">
            <text:p>Waar gaat de crème volgens het recept heen? *** Waar wil je de kers plaatsen?</text:p>
          </table:table-cell>
          <table:table-cell table:formula="of:=GOOGLETRANSLATE_YOULIBRECALC([.$D85];[.$D$2];[.$Q$2])" office:value-type="string" office:string-value="레시피에 따르면, 크림은 어디로 갑니까? *** 착빙을 어디에두고 싶습니까?" calcext:value-type="string">
            <text:p>레시피에 따르면, 크림은 어디로 갑니까? *** 착빙을 어디에두고 싶습니까?</text:p>
          </table:table-cell>
          <table:table-cell table:formula="of:=GOOGLETRANSLATE_YOULIBRECALC([.$D85];[.$D$2];[.$R$2])" office:value-type="string" office:string-value="Kam podľa receptu ide krém? *** Kam chceš umiestniť polevu?" calcext:value-type="string">
            <text:p>Kam podľa receptu ide krém? *** Kam chceš umiestniť polevu?</text:p>
          </table:table-cell>
          <table:table-cell table:formula="of:=GOOGLETRANSLATE_YOULIBRECALC([.$D85];[.$D$2];[.$S$2])" office:value-type="string" office:string-value="De acordo com a receita, para onde o creme vai? *** Onde você quer colocar a cobertura?" calcext:value-type="string">
            <text:p>De acordo com a receita, para onde o creme vai? *** Onde você quer colocar a cobertura?</text:p>
          </table:table-cell>
          <table:table-cell table:formula="of:=GOOGLETRANSLATE_YOULIBRECALC([.$D85];[.$D$2];[.$T$2])" office:value-type="string" office:string-value="ตามสูตรครีมไปไหน? *** คุณต้องการใส่ไอซิ่งที่ไหน?" calcext:value-type="string">
            <text:p>ตามสูตรครีมไปไหน? *** คุณต้องการใส่ไอซิ่งที่ไหน?</text:p>
          </table:table-cell>
          <table:table-cell table:formula="of:=GOOGLETRANSLATE_YOULIBRECALC([.$D85];[.$D$2];[.$U$2])" office:value-type="string" office:string-value="Menurut resepnya, kemana krimnya pergi? *** Di mana Anda ingin meletakkan lapisan gula?" calcext:value-type="string">
            <text:p>Menurut resepnya, kemana krimnya pergi? *** Di mana Anda ingin meletakkan lapisan gula?</text:p>
          </table:table-cell>
          <table:table-cell table:formula="of:=GOOGLETRANSLATE_YOULIBRECALC([.$D85];[.$D$2];[.$V$2])" office:value-type="string" office:string-value="Podle receptu, kam jde krém? *** Kam chcete dát polevu?" calcext:value-type="string">
            <text:p>Podle receptu, kam jde krém? *** Kam chcete dát polevu?</text:p>
          </table:table-cell>
          <table:table-cell table:formula="of:=GOOGLETRANSLATE_YOULIBRECALC([.$D85];[.$D$2];[.$W$2])" office:value-type="string" office:string-value="Ayon sa resipe, saan pupunta ang cream? *** Saan mo nais ilagay ang icing?" calcext:value-type="string">
            <text:p>Ayon sa resipe, saan pupunta ang cream? *** Saan mo nais ilagay ang icing?</text:p>
          </table:table-cell>
          <table:table-cell table:formula="of:=GOOGLETRANSLATE_YOULIBRECALC([.$D85];[.$D$2];[.$X$2])" office:value-type="string" office:string-value="Відповідно до рецепту, куди йде крем? *** Де ви хочете поставити глазур?" calcext:value-type="string">
            <text:p>Відповідно до рецепту, куди йде крем? *** Де ви хочете поставити глазур?</text:p>
          </table:table-cell>
          <table:table-cell table:formula="of:=GOOGLETRANSLATE_YOULIBRECALC([.$D85];[.$D$2];[.$Y$2])" office:value-type="string" office:string-value="Theo công thức, kem đi đâu? *** Bạn muốn đặt đóng băng ở đâu?" calcext:value-type="string">
            <text:p>Theo công thức, kem đi đâu? *** Bạn muốn đặt đóng băng ở đâu?</text:p>
          </table:table-cell>
          <table:table-cell table:formula="of:=GOOGLETRANSLATE_YOULIBRECALC([.$D85];[.$D$2];[.$Z$2])" office:value-type="string" office:string-value="Wohin geht die Creme nach dem Rezept? *** Wo möchten Sie das i -Tüpfelchen setzen?" calcext:value-type="string">
            <text:p>Wohin geht die Creme nach dem Rezept? *** Wo möchten Sie das i -Tüpfelchen setzen?</text:p>
          </table:table-cell>
          <table:table-cell table:formula="of:=GOOGLETRANSLATE_YOULIBRECALC([.$D85];[.$D$2];[.$AA$2])" office:value-type="string" office:string-value="Mihin kerma menee reseptin mukaan? *** Mihin haluat laittaa jäätymisen?" calcext:value-type="string">
            <text:p>Mihin kerma menee reseptin mukaan? *** Mihin haluat laittaa jäätymisen?</text:p>
          </table:table-cell>
          <table:table-cell table:formula="of:=GOOGLETRANSLATE_YOULIBRECALC([.$D85];[.$D$2];[.$AB$2])" office:value-type="string" office:string-value="Hvor går cremen ifølge opskriften? *** Hvor vil du sætte glasuren?" calcext:value-type="string">
            <text:p>Hvor går cremen ifølge opskriften? *** Hvor vil du sætte glasuren?</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WhereToCumQuestio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6];[.$D$2];[.$E$2])" office:value-type="string" office:string-value="无效的" calcext:value-type="string">
            <text:p>无效的</text:p>
          </table:table-cell>
          <table:table-cell table:formula="of:=GOOGLETRANSLATE_YOULIBRECALC([.$D86];[.$D$2];[.$F$2])" office:value-type="string" office:string-value="ヌル" calcext:value-type="string">
            <text:p>ヌル</text:p>
          </table:table-cell>
          <table:table-cell table:formula="of:=GOOGLETRANSLATE_YOULIBRECALC([.$D86];[.$D$2];[.$G$2])" office:value-type="string" office:string-value="nieważny" calcext:value-type="string">
            <text:p>nieważny</text:p>
          </table:table-cell>
          <table:table-cell table:formula="of:=GOOGLETRANSLATE_YOULIBRECALC([.$D86];[.$D$2];[.$H$2])" office:value-type="string" office:string-value="nulo" calcext:value-type="string">
            <text:p>nulo</text:p>
          </table:table-cell>
          <table:table-cell table:formula="of:=GOOGLETRANSLATE_YOULIBRECALC([.$D86];[.$D$2];[.$I$2])" office:value-type="string" office:string-value="нулевой" calcext:value-type="string">
            <text:p>нулевой</text:p>
          </table:table-cell>
          <table:table-cell table:formula="of:=GOOGLETRANSLATE_YOULIBRECALC([.$D86];[.$D$2];[.$J$2])" office:value-type="string" office:string-value="nul" calcext:value-type="string">
            <text:p>nul</text:p>
          </table:table-cell>
          <table:table-cell table:formula="of:=GOOGLETRANSLATE_YOULIBRECALC([.$D86];[.$D$2];[.$K$2])" office:value-type="string" office:string-value="null" calcext:value-type="string">
            <text:p>null</text:p>
          </table:table-cell>
          <table:table-cell table:formula="of:=GOOGLETRANSLATE_YOULIBRECALC([.$D86];[.$D$2];[.$L$2])" office:value-type="string" office:string-value="nulla" calcext:value-type="string">
            <text:p>nulla</text:p>
          </table:table-cell>
          <table:table-cell table:formula="of:=GOOGLETRANSLATE_YOULIBRECALC([.$D86];[.$D$2];[.$M$2])" office:value-type="string" office:string-value="άκυρος" calcext:value-type="string">
            <text:p>άκυρος</text:p>
          </table:table-cell>
          <table:table-cell table:formula="of:=GOOGLETRANSLATE_YOULIBRECALC([.$D86];[.$D$2];[.$N$2])" office:value-type="string" office:string-value="hükümsüz" calcext:value-type="string">
            <text:p>hükümsüz</text:p>
          </table:table-cell>
          <table:table-cell table:formula="of:=GOOGLETRANSLATE_YOULIBRECALC([.$D86];[.$D$2];[.$O$2])" office:value-type="string" office:string-value="null" calcext:value-type="string">
            <text:p>null</text:p>
          </table:table-cell>
          <table:table-cell table:formula="of:=GOOGLETRANSLATE_YOULIBRECALC([.$D86];[.$D$2];[.$P$2])" office:value-type="string" office:string-value="nul" calcext:value-type="string">
            <text:p>nul</text:p>
          </table:table-cell>
          <table:table-cell table:formula="of:=GOOGLETRANSLATE_YOULIBRECALC([.$D86];[.$D$2];[.$Q$2])" office:value-type="string" office:string-value="널" calcext:value-type="string">
            <text:p>널</text:p>
          </table:table-cell>
          <table:table-cell table:formula="of:=GOOGLETRANSLATE_YOULIBRECALC([.$D86];[.$D$2];[.$R$2])" office:value-type="string" office:string-value="nulové" calcext:value-type="string">
            <text:p>nulové</text:p>
          </table:table-cell>
          <table:table-cell table:formula="of:=GOOGLETRANSLATE_YOULIBRECALC([.$D86];[.$D$2];[.$S$2])" office:value-type="string" office:string-value="nulo" calcext:value-type="string">
            <text:p>nulo</text:p>
          </table:table-cell>
          <table:table-cell table:formula="of:=GOOGLETRANSLATE_YOULIBRECALC([.$D86];[.$D$2];[.$T$2])" office:value-type="string" office:string-value="โมฆะ" calcext:value-type="string">
            <text:p>โมฆะ</text:p>
          </table:table-cell>
          <table:table-cell table:formula="of:=GOOGLETRANSLATE_YOULIBRECALC([.$D86];[.$D$2];[.$U$2])" office:value-type="string" office:string-value="batal" calcext:value-type="string">
            <text:p>batal</text:p>
          </table:table-cell>
          <table:table-cell table:formula="of:=GOOGLETRANSLATE_YOULIBRECALC([.$D86];[.$D$2];[.$V$2])" office:value-type="string" office:string-value="null" calcext:value-type="string">
            <text:p>null</text:p>
          </table:table-cell>
          <table:table-cell table:formula="of:=GOOGLETRANSLATE_YOULIBRECALC([.$D86];[.$D$2];[.$W$2])" office:value-type="string" office:string-value="Null" calcext:value-type="string">
            <text:p>Null</text:p>
          </table:table-cell>
          <table:table-cell table:formula="of:=GOOGLETRANSLATE_YOULIBRECALC([.$D86];[.$D$2];[.$X$2])" office:value-type="string" office:string-value="нульовий" calcext:value-type="string">
            <text:p>нульовий</text:p>
          </table:table-cell>
          <table:table-cell table:formula="of:=GOOGLETRANSLATE_YOULIBRECALC([.$D86];[.$D$2];[.$Y$2])" office:value-type="string" office:string-value="vô giá trị" calcext:value-type="string">
            <text:p>vô giá trị</text:p>
          </table:table-cell>
          <table:table-cell table:formula="of:=GOOGLETRANSLATE_YOULIBRECALC([.$D86];[.$D$2];[.$Z$2])" office:value-type="string" office:string-value="NULL" calcext:value-type="string">
            <text:p>NULL</text:p>
          </table:table-cell>
          <table:table-cell table:formula="of:=GOOGLETRANSLATE_YOULIBRECALC([.$D86];[.$D$2];[.$AA$2])" office:value-type="string" office:string-value="tyhjä" calcext:value-type="string">
            <text:p>tyhjä</text:p>
          </table:table-cell>
          <table:table-cell table:formula="of:=GOOGLETRANSLATE_YOULIBRECALC([.$D8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9">
          <table:table-cell table:style-name="ce6" office:value-type="string" calcext:value-type="string">
            <text:p>***Cowgirl_WhereToCumQuestionDidntAnswer***</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Oh shi… I mean, worry not, it’s still delicious~</text:p>
          </table:table-cell>
          <table:table-cell table:formula="of:=GOOGLETRANSLATE_YOULIBRECALC([.$D87];[.$D$2];[.$E$2])" office:value-type="string" office:string-value="哦，我的意思是，不用担心，仍然很美味〜" calcext:value-type="string">
            <text:p>哦，我的意思是，不用担心，仍然很美味〜</text:p>
          </table:table-cell>
          <table:table-cell table:formula="of:=GOOGLETRANSLATE_YOULIBRECALC([.$D87];[.$D$2];[.$F$2])" office:value-type="string" office:string-value="ああ、ああ、つまり、心配しないでください、それはまだ美味しいです〜" calcext:value-type="string">
            <text:p>ああ、ああ、つまり、心配しないでください、それはまだ美味しいです〜</text:p>
          </table:table-cell>
          <table:table-cell table:formula="of:=GOOGLETRANSLATE_YOULIBRECALC([.$D87];[.$D$2];[.$G$2])" office:value-type="string" office:string-value="Oh shi… Mam na myśli, że nie martw się, nadal jest pyszne ~" calcext:value-type="string">
            <text:p>Oh shi… Mam na myśli, że nie martw się, nadal jest pyszne ~</text:p>
          </table:table-cell>
          <table:table-cell table:formula="of:=GOOGLETRANSLATE_YOULIBRECALC([.$D87];[.$D$2];[.$H$2])" office:value-type="string" office:string-value="Oh shi ... quiero decir, no te preocupes, todavía es delicioso ~" calcext:value-type="string">
            <text:p>Oh shi ... quiero decir, no te preocupes, todavía es delicioso ~</text:p>
          </table:table-cell>
          <table:table-cell table:formula="of:=GOOGLETRANSLATE_YOULIBRECALC([.$D87];[.$D$2];[.$I$2])" office:value-type="string" office:string-value="О, Ши ... я имею в виду, не волнуйся, это все еще вкусно ~" calcext:value-type="string">
            <text:p>О, Ши ... я имею в виду, не волнуйся, это все еще вкусно ~</text:p>
          </table:table-cell>
          <table:table-cell table:formula="of:=GOOGLETRANSLATE_YOULIBRECALC([.$D87];[.$D$2];[.$J$2])" office:value-type="string" office:string-value="Oh shi… je veux dire, ne t'inquiète pas, c'est toujours délicieux ~" calcext:value-type="string">
            <text:p>Oh shi… je veux dire, ne t'inquiète pas, c'est toujours délicieux ~</text:p>
          </table:table-cell>
          <table:table-cell table:formula="of:=GOOGLETRANSLATE_YOULIBRECALC([.$D87];[.$D$2];[.$K$2])" office:value-type="string" office:string-value="Oh shi ... mislim, ne skrbi, še vedno je okusno ~" calcext:value-type="string">
            <text:p>Oh shi ... mislim, ne skrbi, še vedno je okusno ~</text:p>
          </table:table-cell>
          <table:table-cell table:formula="of:=GOOGLETRANSLATE_YOULIBRECALC([.$D87];[.$D$2];[.$L$2])" office:value-type="string" office:string-value="Ó, shi ... úgy értem, ne aggódj, ez még mindig finom ~" calcext:value-type="string">
            <text:p>Ó, shi ... úgy értem, ne aggódj, ez még mindig finom ~</text:p>
          </table:table-cell>
          <table:table-cell table:formula="of:=GOOGLETRANSLATE_YOULIBRECALC([.$D87];[.$D$2];[.$M$2])" office:value-type="string" office:string-value="Ω Σι… εννοώ, μην ανησυχείτε, είναι ακόμα νόστιμο ~" calcext:value-type="string">
            <text:p>Ω Σι… εννοώ, μην ανησυχείτε, είναι ακόμα νόστιμο ~</text:p>
          </table:table-cell>
          <table:table-cell table:formula="of:=GOOGLETRANSLATE_YOULIBRECALC([.$D87];[.$D$2];[.$N$2])" office:value-type="string" office:string-value="Oh shi… Yani, endişelenme, hala lezzetli ~" calcext:value-type="string">
            <text:p>Oh shi… Yani, endişelenme, hala lezzetli ~</text:p>
          </table:table-cell>
          <table:table-cell table:formula="of:=GOOGLETRANSLATE_YOULIBRECALC([.$D87];[.$D$2];[.$O$2])" office:value-type="string" office:string-value="Oh Shi ... Voglio dire, non preoccuparti, è ancora delizioso ~" calcext:value-type="string">
            <text:p>Oh Shi ... Voglio dire, non preoccuparti, è ancora delizioso ~</text:p>
          </table:table-cell>
          <table:table-cell table:formula="of:=GOOGLETRANSLATE_YOULIBRECALC([.$D87];[.$D$2];[.$P$2])" office:value-type="string" office:string-value="Oh shi ... ik bedoel, maak je niet zorgen, het is nog steeds heerlijk ~" calcext:value-type="string">
            <text:p>Oh shi ... ik bedoel, maak je niet zorgen, het is nog steeds heerlijk ~</text:p>
          </table:table-cell>
          <table:table-cell table:formula="of:=GOOGLETRANSLATE_YOULIBRECALC([.$D87];[.$D$2];[.$Q$2])" office:value-type="string" office:string-value="오 쉬… 내 말은, 걱정하지 마라. 아직도 맛있어 ~" calcext:value-type="string">
            <text:p>오 쉬… 내 말은, 걱정하지 마라. 아직도 맛있어 ~</text:p>
          </table:table-cell>
          <table:table-cell table:formula="of:=GOOGLETRANSLATE_YOULIBRECALC([.$D87];[.$D$2];[.$R$2])" office:value-type="string" office:string-value="Ach shi ... myslím, nebojte sa, stále je to chutné ~" calcext:value-type="string">
            <text:p>Ach shi ... myslím, nebojte sa, stále je to chutné ~</text:p>
          </table:table-cell>
          <table:table-cell table:formula="of:=GOOGLETRANSLATE_YOULIBRECALC([.$D87];[.$D$2];[.$S$2])" office:value-type="string" office:string-value="Oh Shi ... quero dizer, não se preocupe, ainda é delicioso ~" calcext:value-type="string">
            <text:p>Oh Shi ... quero dizer, não se preocupe, ainda é delicioso ~</text:p>
          </table:table-cell>
          <table:table-cell table:formula="of:=GOOGLETRANSLATE_YOULIBRECALC([.$D87];[.$D$2];[.$T$2])" office:value-type="string" office:string-value="โอ้ชิ…ฉันหมายความว่าไม่ต้องกังวลมันยังอร่อยอยู่ ~" calcext:value-type="string">
            <text:p>โอ้ชิ…ฉันหมายความว่าไม่ต้องกังวลมันยังอร่อยอยู่ ~</text:p>
          </table:table-cell>
          <table:table-cell table:formula="of:=GOOGLETRANSLATE_YOULIBRECALC([.$D87];[.$D$2];[.$U$2])" office:value-type="string" office:string-value="Oh Shi ... Maksudku, jangan khawatir, masih lezat ~" calcext:value-type="string">
            <text:p>Oh Shi ... Maksudku, jangan khawatir, masih lezat ~</text:p>
          </table:table-cell>
          <table:table-cell table:formula="of:=GOOGLETRANSLATE_YOULIBRECALC([.$D87];[.$D$2];[.$V$2])" office:value-type="string" office:string-value="Ach Shi ... myslím, neboj se, je to stále chutné ~" calcext:value-type="string">
            <text:p>Ach Shi ... myslím, neboj se, je to stále chutné ~</text:p>
          </table:table-cell>
          <table:table-cell table:formula="of:=GOOGLETRANSLATE_YOULIBRECALC([.$D87];[.$D$2];[.$W$2])" office:value-type="string" office:string-value="Oh Shi ... Ibig kong sabihin, huwag mag -alala, masarap pa rin ~" calcext:value-type="string">
            <text:p>Oh Shi ... Ibig kong sabihin, huwag mag -alala, masarap pa rin ~</text:p>
          </table:table-cell>
          <table:table-cell table:formula="of:=GOOGLETRANSLATE_YOULIBRECALC([.$D87];[.$D$2];[.$X$2])" office:value-type="string" office:string-value="О Ши ... я маю на увазі, не хвилюйся, це все ще смачно ~" calcext:value-type="string">
            <text:p>О Ши ... я маю на увазі, не хвилюйся, це все ще смачно ~</text:p>
          </table:table-cell>
          <table:table-cell table:formula="of:=GOOGLETRANSLATE_YOULIBRECALC([.$D87];[.$D$2];[.$Y$2])" office:value-type="string" office:string-value="Oh shi… ý tôi là, không phải lo lắng, nó vẫn còn ngon ~" calcext:value-type="string">
            <text:p>Oh shi… ý tôi là, không phải lo lắng, nó vẫn còn ngon ~</text:p>
          </table:table-cell>
          <table:table-cell table:formula="of:=GOOGLETRANSLATE_YOULIBRECALC([.$D87];[.$D$2];[.$Z$2])" office:value-type="string" office:string-value="Oh Shi ... ich meine, sorge nicht, es ist immer noch lecker ~" calcext:value-type="string">
            <text:p>Oh Shi ... ich meine, sorge nicht, es ist immer noch lecker ~</text:p>
          </table:table-cell>
          <table:table-cell table:formula="of:=GOOGLETRANSLATE_YOULIBRECALC([.$D87];[.$D$2];[.$AA$2])" office:value-type="string" office:string-value="Voi Shi ... tarkoitan, ei huolestu, se on silti herkullista ~" calcext:value-type="string">
            <text:p>Voi Shi ... tarkoitan, ei huolestu, se on silti herkullista ~</text:p>
          </table:table-cell>
          <table:table-cell table:formula="of:=GOOGLETRANSLATE_YOULIBRECALC([.$D87];[.$D$2];[.$AB$2])" office:value-type="string" office:string-value="Åh shi ... jeg mener, bekymre dig ikke, det er stadig lækkert ~" calcext:value-type="string">
            <text:p>Åh shi ... jeg mener, bekymre dig ikke, det er stadig lækkert ~</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WhereToCumQuestionDidntAnswer***</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8];[.$D$2];[.$E$2])" office:value-type="string" office:string-value="无效的" calcext:value-type="string">
            <text:p>无效的</text:p>
          </table:table-cell>
          <table:table-cell table:formula="of:=GOOGLETRANSLATE_YOULIBRECALC([.$D88];[.$D$2];[.$F$2])" office:value-type="string" office:string-value="ヌル" calcext:value-type="string">
            <text:p>ヌル</text:p>
          </table:table-cell>
          <table:table-cell table:formula="of:=GOOGLETRANSLATE_YOULIBRECALC([.$D88];[.$D$2];[.$G$2])" office:value-type="string" office:string-value="nieważny" calcext:value-type="string">
            <text:p>nieważny</text:p>
          </table:table-cell>
          <table:table-cell table:formula="of:=GOOGLETRANSLATE_YOULIBRECALC([.$D88];[.$D$2];[.$H$2])" office:value-type="string" office:string-value="nulo" calcext:value-type="string">
            <text:p>nulo</text:p>
          </table:table-cell>
          <table:table-cell table:formula="of:=GOOGLETRANSLATE_YOULIBRECALC([.$D88];[.$D$2];[.$I$2])" office:value-type="string" office:string-value="нулевой" calcext:value-type="string">
            <text:p>нулевой</text:p>
          </table:table-cell>
          <table:table-cell table:formula="of:=GOOGLETRANSLATE_YOULIBRECALC([.$D88];[.$D$2];[.$J$2])" office:value-type="string" office:string-value="nul" calcext:value-type="string">
            <text:p>nul</text:p>
          </table:table-cell>
          <table:table-cell table:formula="of:=GOOGLETRANSLATE_YOULIBRECALC([.$D88];[.$D$2];[.$K$2])" office:value-type="string" office:string-value="null" calcext:value-type="string">
            <text:p>null</text:p>
          </table:table-cell>
          <table:table-cell table:formula="of:=GOOGLETRANSLATE_YOULIBRECALC([.$D88];[.$D$2];[.$L$2])" office:value-type="string" office:string-value="nulla" calcext:value-type="string">
            <text:p>nulla</text:p>
          </table:table-cell>
          <table:table-cell table:formula="of:=GOOGLETRANSLATE_YOULIBRECALC([.$D88];[.$D$2];[.$M$2])" office:value-type="string" office:string-value="άκυρος" calcext:value-type="string">
            <text:p>άκυρος</text:p>
          </table:table-cell>
          <table:table-cell table:formula="of:=GOOGLETRANSLATE_YOULIBRECALC([.$D88];[.$D$2];[.$N$2])" office:value-type="string" office:string-value="hükümsüz" calcext:value-type="string">
            <text:p>hükümsüz</text:p>
          </table:table-cell>
          <table:table-cell table:formula="of:=GOOGLETRANSLATE_YOULIBRECALC([.$D88];[.$D$2];[.$O$2])" office:value-type="string" office:string-value="null" calcext:value-type="string">
            <text:p>null</text:p>
          </table:table-cell>
          <table:table-cell table:formula="of:=GOOGLETRANSLATE_YOULIBRECALC([.$D88];[.$D$2];[.$P$2])" office:value-type="string" office:string-value="nul" calcext:value-type="string">
            <text:p>nul</text:p>
          </table:table-cell>
          <table:table-cell table:formula="of:=GOOGLETRANSLATE_YOULIBRECALC([.$D88];[.$D$2];[.$Q$2])" office:value-type="string" office:string-value="널" calcext:value-type="string">
            <text:p>널</text:p>
          </table:table-cell>
          <table:table-cell table:formula="of:=GOOGLETRANSLATE_YOULIBRECALC([.$D88];[.$D$2];[.$R$2])" office:value-type="string" office:string-value="nulové" calcext:value-type="string">
            <text:p>nulové</text:p>
          </table:table-cell>
          <table:table-cell table:formula="of:=GOOGLETRANSLATE_YOULIBRECALC([.$D88];[.$D$2];[.$S$2])" office:value-type="string" office:string-value="nulo" calcext:value-type="string">
            <text:p>nulo</text:p>
          </table:table-cell>
          <table:table-cell table:formula="of:=GOOGLETRANSLATE_YOULIBRECALC([.$D88];[.$D$2];[.$T$2])" office:value-type="string" office:string-value="โมฆะ" calcext:value-type="string">
            <text:p>โมฆะ</text:p>
          </table:table-cell>
          <table:table-cell table:formula="of:=GOOGLETRANSLATE_YOULIBRECALC([.$D88];[.$D$2];[.$U$2])" office:value-type="string" office:string-value="batal" calcext:value-type="string">
            <text:p>batal</text:p>
          </table:table-cell>
          <table:table-cell table:formula="of:=GOOGLETRANSLATE_YOULIBRECALC([.$D88];[.$D$2];[.$V$2])" office:value-type="string" office:string-value="null" calcext:value-type="string">
            <text:p>null</text:p>
          </table:table-cell>
          <table:table-cell table:formula="of:=GOOGLETRANSLATE_YOULIBRECALC([.$D88];[.$D$2];[.$W$2])" office:value-type="string" office:string-value="Null" calcext:value-type="string">
            <text:p>Null</text:p>
          </table:table-cell>
          <table:table-cell table:formula="of:=GOOGLETRANSLATE_YOULIBRECALC([.$D88];[.$D$2];[.$X$2])" office:value-type="string" office:string-value="нульовий" calcext:value-type="string">
            <text:p>нульовий</text:p>
          </table:table-cell>
          <table:table-cell table:formula="of:=GOOGLETRANSLATE_YOULIBRECALC([.$D88];[.$D$2];[.$Y$2])" office:value-type="string" office:string-value="vô giá trị" calcext:value-type="string">
            <text:p>vô giá trị</text:p>
          </table:table-cell>
          <table:table-cell table:formula="of:=GOOGLETRANSLATE_YOULIBRECALC([.$D88];[.$D$2];[.$Z$2])" office:value-type="string" office:string-value="NULL" calcext:value-type="string">
            <text:p>NULL</text:p>
          </table:table-cell>
          <table:table-cell table:formula="of:=GOOGLETRANSLATE_YOULIBRECALC([.$D88];[.$D$2];[.$AA$2])" office:value-type="string" office:string-value="tyhjä" calcext:value-type="string">
            <text:p>tyhjä</text:p>
          </table:table-cell>
          <table:table-cell table:formula="of:=GOOGLETRANSLATE_YOULIBRECALC([.$D8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6">
          <table:table-cell table:style-name="ce6" office:value-type="string" calcext:value-type="string">
            <text:p>***Cowgirl_BeforeFirstInsertRap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Give me that cucumber. ***Let’s see how fresh is your meat. ***Let’s start with the sandwich recipe.</text:p>
          </table:table-cell>
          <table:table-cell table:formula="of:=GOOGLETRANSLATE_YOULIBRECALC([.$D89];[.$D$2];[.$E$2])" office:value-type="string" office:string-value="给我那个黄瓜。 ***让我们看看你的肉有多新鲜。 ***让我们从三明治食谱开始。" calcext:value-type="string">
            <text:p>给我那个黄瓜。 ***让我们看看你的肉有多新鲜。 ***让我们从三明治食谱开始。</text:p>
          </table:table-cell>
          <table:table-cell table:formula="of:=GOOGLETRANSLATE_YOULIBRECALC([.$D89];[.$D$2];[.$F$2])" office:value-type="string" office:string-value="そのキュウリをください。 ***あなたの肉がどれほど新鮮であるか見てみましょう。 ***サンドイッチレシピから始めましょう。" calcext:value-type="string">
            <text:p>そのキュウリをください。 ***あなたの肉がどれほど新鮮であるか見てみましょう。 ***サンドイッチレシピから始めましょう。</text:p>
          </table:table-cell>
          <table:table-cell table:formula="of:=GOOGLETRANSLATE_YOULIBRECALC([.$D89];[.$D$2];[.$G$2])" office:value-type="string" office:string-value="Daj mi ten ogórek. *** Zobaczmy, jak świeże jest twoje mięso. *** Zacznijmy od przepisu na kanapkę." calcext:value-type="string">
            <text:p>Daj mi ten ogórek. *** Zobaczmy, jak świeże jest twoje mięso. *** Zacznijmy od przepisu na kanapkę.</text:p>
          </table:table-cell>
          <table:table-cell table:formula="of:=GOOGLETRANSLATE_YOULIBRECALC([.$D89];[.$D$2];[.$H$2])" office:value-type="string" office:string-value="Dame ese pepino. *** Veamos cuán fresca es su carne. *** Comencemos con la receta de sándwich." calcext:value-type="string">
            <text:p>Dame ese pepino. *** Veamos cuán fresca es su carne. *** Comencemos con la receta de sándwich.</text:p>
          </table:table-cell>
          <table:table-cell table:formula="of:=GOOGLETRANSLATE_YOULIBRECALC([.$D89];[.$D$2];[.$I$2])" office:value-type="string" office:string-value="Дай мне этот огурец. *** Давайте посмотрим, насколько свежим ваше мясо. *** Давайте начнем с рецепта сэндвича." calcext:value-type="string">
            <text:p>Дай мне этот огурец. *** Давайте посмотрим, насколько свежим ваше мясо. *** Давайте начнем с рецепта сэндвича.</text:p>
          </table:table-cell>
          <table:table-cell table:formula="of:=GOOGLETRANSLATE_YOULIBRECALC([.$D89];[.$D$2];[.$J$2])" office:value-type="string" office:string-value="Donnez-moi ce concombre. *** Voyons à quel point votre viande est fraîche. *** Commençons par la recette de sandwich." calcext:value-type="string">
            <text:p>Donnez-moi ce concombre. *** Voyons à quel point votre viande est fraîche. *** Commençons par la recette de sandwich.</text:p>
          </table:table-cell>
          <table:table-cell table:formula="of:=GOOGLETRANSLATE_YOULIBRECALC([.$D89];[.$D$2];[.$K$2])" office:value-type="string" office:string-value="Daj mi to kumaro. *** Poglejmo, kako sveže je vaše meso. *** Začnimo z receptom za sendvič." calcext:value-type="string">
            <text:p>Daj mi to kumaro. *** Poglejmo, kako sveže je vaše meso. *** Začnimo z receptom za sendvič.</text:p>
          </table:table-cell>
          <table:table-cell table:formula="of:=GOOGLETRANSLATE_YOULIBRECALC([.$D89];[.$D$2];[.$L$2])" office:value-type="string" office:string-value="Add nekem azt az uborkát. *** Nézzük meg, milyen friss a húsod. *** Kezdjük a szendvics receptjével." calcext:value-type="string">
            <text:p>Add nekem azt az uborkát. *** Nézzük meg, milyen friss a húsod. *** Kezdjük a szendvics receptjével.</text:p>
          </table:table-cell>
          <table:table-cell table:formula="of:=GOOGLETRANSLATE_YOULIBRECALC([.$D89];[.$D$2];[.$M$2])" office:value-type="string" office:string-value="Δώσε μου το αγγούρι. *** Ας δούμε πόσο φρέσκο ​​είναι το κρέας σας. *** Ας ξεκινήσουμε με τη συνταγή σάντουιτς." calcext:value-type="string">
            <text:p>Δώσε μου το αγγούρι. *** Ας δούμε πόσο φρέσκο ​​είναι το κρέας σας. *** Ας ξεκινήσουμε με τη συνταγή σάντουιτς.</text:p>
          </table:table-cell>
          <table:table-cell table:formula="of:=GOOGLETRANSLATE_YOULIBRECALC([.$D89];[.$D$2];[.$N$2])" office:value-type="string" office:string-value="Bana o salatalık ver. *** Etin ne kadar taze olduğunu görelim. *** Sandviç tarifi ile başlayalım." calcext:value-type="string">
            <text:p>Bana o salatalık ver. *** Etin ne kadar taze olduğunu görelim. *** Sandviç tarifi ile başlayalım.</text:p>
          </table:table-cell>
          <table:table-cell table:formula="of:=GOOGLETRANSLATE_YOULIBRECALC([.$D89];[.$D$2];[.$O$2])" office:value-type="string" office:string-value="Dammi quel cetriolo. *** Vediamo quanto è fresca la tua carne. *** Cominciamo con la ricetta del sandwich." calcext:value-type="string">
            <text:p>Dammi quel cetriolo. *** Vediamo quanto è fresca la tua carne. *** Cominciamo con la ricetta del sandwich.</text:p>
          </table:table-cell>
          <table:table-cell table:formula="of:=GOOGLETRANSLATE_YOULIBRECALC([.$D89];[.$D$2];[.$P$2])" office:value-type="string" office:string-value="Geef me die komkommer. *** Laten we eens kijken hoe fris je vlees is. *** Laten we beginnen met het sandwichrecept." calcext:value-type="string">
            <text:p>Geef me die komkommer. *** Laten we eens kijken hoe fris je vlees is. *** Laten we beginnen met het sandwichrecept.</text:p>
          </table:table-cell>
          <table:table-cell table:formula="of:=GOOGLETRANSLATE_YOULIBRECALC([.$D89];[.$D$2];[.$Q$2])" office:value-type="string" office:string-value="그 오이를주세요. *** 고기가 얼마나 신선한 지 봅시다. *** 샌드위치 레시피부터 시작하겠습니다." calcext:value-type="string">
            <text:p>그 오이를주세요. *** 고기가 얼마나 신선한 지 봅시다. *** 샌드위치 레시피부터 시작하겠습니다.</text:p>
          </table:table-cell>
          <table:table-cell table:formula="of:=GOOGLETRANSLATE_YOULIBRECALC([.$D89];[.$D$2];[.$R$2])" office:value-type="string" office:string-value="Daj mi tú uhorku. *** Pozrime sa, aké čerstvé je vaše mäso. *** Začnime receptom sendviča." calcext:value-type="string">
            <text:p>Daj mi tú uhorku. *** Pozrime sa, aké čerstvé je vaše mäso. *** Začnime receptom sendviča.</text:p>
          </table:table-cell>
          <table:table-cell table:formula="of:=GOOGLETRANSLATE_YOULIBRECALC([.$D89];[.$D$2];[.$S$2])" office:value-type="string" office:string-value="Dê -me esse pepino. *** Vamos ver o quão fresco é sua carne. *** Vamos começar com a receita do sanduíche." calcext:value-type="string">
            <text:p>Dê -me esse pepino. *** Vamos ver o quão fresco é sua carne. *** Vamos começar com a receita do sanduíche.</text:p>
          </table:table-cell>
          <table:table-cell table:formula="of:=GOOGLETRANSLATE_YOULIBRECALC([.$D89];[.$D$2];[.$T$2])" office:value-type="string" office:string-value="ให้แตงกวานั้น *** มาดูกันว่าเนื้อของคุณสดแค่ไหน *** เริ่มต้นด้วยสูตรแซนวิช" calcext:value-type="string">
            <text:p>ให้แตงกวานั้น *** มาดูกันว่าเนื้อของคุณสดแค่ไหน *** เริ่มต้นด้วยสูตรแซนวิช</text:p>
          </table:table-cell>
          <table:table-cell table:formula="of:=GOOGLETRANSLATE_YOULIBRECALC([.$D89];[.$D$2];[.$U$2])" office:value-type="string" office:string-value="Beri aku mentimun itu. *** Mari kita lihat seberapa segar daging Anda. *** Mari kita mulai dengan resep sandwich." calcext:value-type="string">
            <text:p>Beri aku mentimun itu. *** Mari kita lihat seberapa segar daging Anda. *** Mari kita mulai dengan resep sandwich.</text:p>
          </table:table-cell>
          <table:table-cell table:formula="of:=GOOGLETRANSLATE_YOULIBRECALC([.$D89];[.$D$2];[.$V$2])" office:value-type="string" office:string-value="Dej mi tu okurku. *** Uvidíme, jak čerstvé je vaše maso. *** Začněme sendvičovým receptem." calcext:value-type="string">
            <text:p>Dej mi tu okurku. *** Uvidíme, jak čerstvé je vaše maso. *** Začněme sendvičovým receptem.</text:p>
          </table:table-cell>
          <table:table-cell table:formula="of:=GOOGLETRANSLATE_YOULIBRECALC([.$D89];[.$D$2];[.$W$2])" office:value-type="string" office:string-value="Bigyan mo ako ng pipino. *** Tingnan natin kung gaano sariwa ang iyong karne. *** Magsimula tayo sa recipe ng sandwich." calcext:value-type="string">
            <text:p>Bigyan mo ako ng pipino. *** Tingnan natin kung gaano sariwa ang iyong karne. *** Magsimula tayo sa recipe ng sandwich.</text:p>
          </table:table-cell>
          <table:table-cell table:formula="of:=GOOGLETRANSLATE_YOULIBRECALC([.$D89];[.$D$2];[.$X$2])" office:value-type="string" office:string-value="Дай мені цей огірок. *** Давайте подивимось, наскільки свіже ваше м’ясо. *** Почнемо з сендвіч -рецепту." calcext:value-type="string">
            <text:p>Дай мені цей огірок. *** Давайте подивимось, наскільки свіже ваше м’ясо. *** Почнемо з сендвіч -рецепту.</text:p>
          </table:table-cell>
          <table:table-cell table:formula="of:=GOOGLETRANSLATE_YOULIBRECALC([.$D89];[.$D$2];[.$Y$2])" office:value-type="string" office:string-value="Cho tôi dưa chuột đó. *** Hãy để Lôi xem thịt của bạn tươi như thế nào. *** Hãy để bắt đầu với công thức bánh sandwich." calcext:value-type="string">
            <text:p>Cho tôi dưa chuột đó. *** Hãy để Lôi xem thịt của bạn tươi như thế nào. *** Hãy để bắt đầu với công thức bánh sandwich.</text:p>
          </table:table-cell>
          <table:table-cell table:formula="of:=GOOGLETRANSLATE_YOULIBRECALC([.$D89];[.$D$2];[.$Z$2])" office:value-type="string" office:string-value="Gib mir diese Gurke. *** Mal sehen, wie frisch Ihr Fleisch ist. *** Beginnen wir mit dem Sandwich -Rezept." calcext:value-type="string">
            <text:p>Gib mir diese Gurke. *** Mal sehen, wie frisch Ihr Fleisch ist. *** Beginnen wir mit dem Sandwich -Rezept.</text:p>
          </table:table-cell>
          <table:table-cell table:formula="of:=GOOGLETRANSLATE_YOULIBRECALC([.$D89];[.$D$2];[.$AA$2])" office:value-type="string" office:string-value="Anna minulle se kurkku. *** Katsotaanpa kuinka tuore on liha. *** Aloitetaan Sandwich -reseptillä." calcext:value-type="string">
            <text:p>Anna minulle se kurkku. *** Katsotaanpa kuinka tuore on liha. *** Aloitetaan Sandwich -reseptillä.</text:p>
          </table:table-cell>
          <table:table-cell table:formula="of:=GOOGLETRANSLATE_YOULIBRECALC([.$D89];[.$D$2];[.$AB$2])" office:value-type="string" office:string-value="Giv mig den agurk. *** Lad os se, hvor frisk er dit kød. *** Lad os starte med Sandwich -opskriften." calcext:value-type="string">
            <text:p>Giv mig den agurk. *** Lad os se, hvor frisk er dit kød. *** Lad os starte med Sandwich -opskriften.</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BeforeFirstInsertRap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0];[.$D$2];[.$E$2])" office:value-type="string" office:string-value="无效的" calcext:value-type="string">
            <text:p>无效的</text:p>
          </table:table-cell>
          <table:table-cell table:formula="of:=GOOGLETRANSLATE_YOULIBRECALC([.$D90];[.$D$2];[.$F$2])" office:value-type="string" office:string-value="ヌル" calcext:value-type="string">
            <text:p>ヌル</text:p>
          </table:table-cell>
          <table:table-cell table:formula="of:=GOOGLETRANSLATE_YOULIBRECALC([.$D90];[.$D$2];[.$G$2])" office:value-type="string" office:string-value="nieważny" calcext:value-type="string">
            <text:p>nieważny</text:p>
          </table:table-cell>
          <table:table-cell table:formula="of:=GOOGLETRANSLATE_YOULIBRECALC([.$D90];[.$D$2];[.$H$2])" office:value-type="string" office:string-value="nulo" calcext:value-type="string">
            <text:p>nulo</text:p>
          </table:table-cell>
          <table:table-cell table:formula="of:=GOOGLETRANSLATE_YOULIBRECALC([.$D90];[.$D$2];[.$I$2])" office:value-type="string" office:string-value="нулевой" calcext:value-type="string">
            <text:p>нулевой</text:p>
          </table:table-cell>
          <table:table-cell table:formula="of:=GOOGLETRANSLATE_YOULIBRECALC([.$D90];[.$D$2];[.$J$2])" office:value-type="string" office:string-value="nul" calcext:value-type="string">
            <text:p>nul</text:p>
          </table:table-cell>
          <table:table-cell table:formula="of:=GOOGLETRANSLATE_YOULIBRECALC([.$D90];[.$D$2];[.$K$2])" office:value-type="string" office:string-value="null" calcext:value-type="string">
            <text:p>null</text:p>
          </table:table-cell>
          <table:table-cell table:formula="of:=GOOGLETRANSLATE_YOULIBRECALC([.$D90];[.$D$2];[.$L$2])" office:value-type="string" office:string-value="nulla" calcext:value-type="string">
            <text:p>nulla</text:p>
          </table:table-cell>
          <table:table-cell table:formula="of:=GOOGLETRANSLATE_YOULIBRECALC([.$D90];[.$D$2];[.$M$2])" office:value-type="string" office:string-value="άκυρος" calcext:value-type="string">
            <text:p>άκυρος</text:p>
          </table:table-cell>
          <table:table-cell table:formula="of:=GOOGLETRANSLATE_YOULIBRECALC([.$D90];[.$D$2];[.$N$2])" office:value-type="string" office:string-value="hükümsüz" calcext:value-type="string">
            <text:p>hükümsüz</text:p>
          </table:table-cell>
          <table:table-cell table:formula="of:=GOOGLETRANSLATE_YOULIBRECALC([.$D90];[.$D$2];[.$O$2])" office:value-type="string" office:string-value="null" calcext:value-type="string">
            <text:p>null</text:p>
          </table:table-cell>
          <table:table-cell table:formula="of:=GOOGLETRANSLATE_YOULIBRECALC([.$D90];[.$D$2];[.$P$2])" office:value-type="string" office:string-value="nul" calcext:value-type="string">
            <text:p>nul</text:p>
          </table:table-cell>
          <table:table-cell table:formula="of:=GOOGLETRANSLATE_YOULIBRECALC([.$D90];[.$D$2];[.$Q$2])" office:value-type="string" office:string-value="널" calcext:value-type="string">
            <text:p>널</text:p>
          </table:table-cell>
          <table:table-cell table:formula="of:=GOOGLETRANSLATE_YOULIBRECALC([.$D90];[.$D$2];[.$R$2])" office:value-type="string" office:string-value="nulové" calcext:value-type="string">
            <text:p>nulové</text:p>
          </table:table-cell>
          <table:table-cell table:formula="of:=GOOGLETRANSLATE_YOULIBRECALC([.$D90];[.$D$2];[.$S$2])" office:value-type="string" office:string-value="nulo" calcext:value-type="string">
            <text:p>nulo</text:p>
          </table:table-cell>
          <table:table-cell table:formula="of:=GOOGLETRANSLATE_YOULIBRECALC([.$D90];[.$D$2];[.$T$2])" office:value-type="string" office:string-value="โมฆะ" calcext:value-type="string">
            <text:p>โมฆะ</text:p>
          </table:table-cell>
          <table:table-cell table:formula="of:=GOOGLETRANSLATE_YOULIBRECALC([.$D90];[.$D$2];[.$U$2])" office:value-type="string" office:string-value="batal" calcext:value-type="string">
            <text:p>batal</text:p>
          </table:table-cell>
          <table:table-cell table:formula="of:=GOOGLETRANSLATE_YOULIBRECALC([.$D90];[.$D$2];[.$V$2])" office:value-type="string" office:string-value="null" calcext:value-type="string">
            <text:p>null</text:p>
          </table:table-cell>
          <table:table-cell table:formula="of:=GOOGLETRANSLATE_YOULIBRECALC([.$D90];[.$D$2];[.$W$2])" office:value-type="string" office:string-value="Null" calcext:value-type="string">
            <text:p>Null</text:p>
          </table:table-cell>
          <table:table-cell table:formula="of:=GOOGLETRANSLATE_YOULIBRECALC([.$D90];[.$D$2];[.$X$2])" office:value-type="string" office:string-value="нульовий" calcext:value-type="string">
            <text:p>нульовий</text:p>
          </table:table-cell>
          <table:table-cell table:formula="of:=GOOGLETRANSLATE_YOULIBRECALC([.$D90];[.$D$2];[.$Y$2])" office:value-type="string" office:string-value="vô giá trị" calcext:value-type="string">
            <text:p>vô giá trị</text:p>
          </table:table-cell>
          <table:table-cell table:formula="of:=GOOGLETRANSLATE_YOULIBRECALC([.$D90];[.$D$2];[.$Z$2])" office:value-type="string" office:string-value="NULL" calcext:value-type="string">
            <text:p>NULL</text:p>
          </table:table-cell>
          <table:table-cell table:formula="of:=GOOGLETRANSLATE_YOULIBRECALC([.$D90];[.$D$2];[.$AA$2])" office:value-type="string" office:string-value="tyhjä" calcext:value-type="string">
            <text:p>tyhjä</text:p>
          </table:table-cell>
          <table:table-cell table:formula="of:=GOOGLETRANSLATE_YOULIBRECALC([.$D9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9">
          <table:table-cell table:style-name="ce6" office:value-type="string" calcext:value-type="string">
            <text:p>***Cowgirl_MadeMcCumInsideWhileCummingHerself***</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hanks for the extra sauce~***Uh~ You like it as well? Thank you!</text:p>
          </table:table-cell>
          <table:table-cell table:formula="of:=GOOGLETRANSLATE_YOULIBRECALC([.$D91];[.$D$2];[.$E$2])" office:value-type="string" office:string-value="感谢您的额外酱汁〜***呃〜您也喜欢吗？谢谢你！" calcext:value-type="string">
            <text:p>感谢您的额外酱汁〜***呃〜您也喜欢吗？谢谢你！</text:p>
          </table:table-cell>
          <table:table-cell table:formula="of:=GOOGLETRANSLATE_YOULIBRECALC([.$D91];[.$D$2];[.$F$2])" office:value-type="string" office:string-value="余分なソースをありがとう〜***ええと〜あなたもそれが好きですか？ありがとう！" calcext:value-type="string">
            <text:p>余分なソースをありがとう〜***ええと〜あなたもそれが好きですか？ありがとう！</text:p>
          </table:table-cell>
          <table:table-cell table:formula="of:=GOOGLETRANSLATE_YOULIBRECALC([.$D91];[.$D$2];[.$G$2])" office:value-type="string" office:string-value="Dzięki za dodatkowy sos ~ *** uh ~ Ty też to lubisz? Dziękuję!" calcext:value-type="string">
            <text:p>Dzięki za dodatkowy sos ~ *** uh ~ Ty też to lubisz? Dziękuję!</text:p>
          </table:table-cell>
          <table:table-cell table:formula="of:=GOOGLETRANSLATE_YOULIBRECALC([.$D91];[.$D$2];[.$H$2])" office:value-type="string" office:string-value="Gracias por la salsa extra ~ *** Uh ~ ¿también te gusta? ¡Gracias!" calcext:value-type="string">
            <text:p>Gracias por la salsa extra ~ *** Uh ~ ¿también te gusta? ¡Gracias!</text:p>
          </table:table-cell>
          <table:table-cell table:formula="of:=GOOGLETRANSLATE_YOULIBRECALC([.$D91];[.$D$2];[.$I$2])" office:value-type="string" office:string-value="Спасибо за дополнительный соус ~ *** ah ~ вам тоже нравится? Спасибо!" calcext:value-type="string">
            <text:p>Спасибо за дополнительный соус ~ *** ah ~ вам тоже нравится? Спасибо!</text:p>
          </table:table-cell>
          <table:table-cell table:formula="of:=GOOGLETRANSLATE_YOULIBRECALC([.$D91];[.$D$2];[.$J$2])" office:value-type="string" office:string-value="Merci pour la sauce supplémentaire ~ *** euh ~ vous l'aimez aussi? Merci!" calcext:value-type="string">
            <text:p>Merci pour la sauce supplémentaire ~ *** euh ~ vous l'aimez aussi? Merci!</text:p>
          </table:table-cell>
          <table:table-cell table:formula="of:=GOOGLETRANSLATE_YOULIBRECALC([.$D91];[.$D$2];[.$K$2])" office:value-type="string" office:string-value="Hvala za dodatno omako ~ *** uh ~ tudi ti je všeč? Hvala!" calcext:value-type="string">
            <text:p>Hvala za dodatno omako ~ *** uh ~ tudi ti je všeč? Hvala!</text:p>
          </table:table-cell>
          <table:table-cell table:formula="of:=GOOGLETRANSLATE_YOULIBRECALC([.$D91];[.$D$2];[.$L$2])" office:value-type="string" office:string-value="Köszönöm az extra mártást ~ *** uh ~ neked is tetszik? Köszönöm!" calcext:value-type="string">
            <text:p>Köszönöm az extra mártást ~ *** uh ~ neked is tetszik? Köszönöm!</text:p>
          </table:table-cell>
          <table:table-cell table:formula="of:=GOOGLETRANSLATE_YOULIBRECALC([.$D91];[.$D$2];[.$M$2])" office:value-type="string" office:string-value="Ευχαριστώ για την επιπλέον σάλτσα ~ *** uh ~ Σας αρέσει επίσης; Σας ευχαριστώ!" calcext:value-type="string">
            <text:p>Ευχαριστώ για την επιπλέον σάλτσα ~ *** uh ~ Σας αρέσει επίσης; Σας ευχαριστώ!</text:p>
          </table:table-cell>
          <table:table-cell table:formula="of:=GOOGLETRANSLATE_YOULIBRECALC([.$D91];[.$D$2];[.$N$2])" office:value-type="string" office:string-value="Ekstra sos için teşekkürler ~ *** uh ~ sen de beğendin mi? Teşekkür ederim!" calcext:value-type="string">
            <text:p>Ekstra sos için teşekkürler ~ *** uh ~ sen de beğendin mi? Teşekkür ederim!</text:p>
          </table:table-cell>
          <table:table-cell table:formula="of:=GOOGLETRANSLATE_YOULIBRECALC([.$D91];[.$D$2];[.$O$2])" office:value-type="string" office:string-value="Grazie per la salsa extra ~ *** uh ~ anche ti piace? Grazie!" calcext:value-type="string">
            <text:p>Grazie per la salsa extra ~ *** uh ~ anche ti piace? Grazie!</text:p>
          </table:table-cell>
          <table:table-cell table:formula="of:=GOOGLETRANSLATE_YOULIBRECALC([.$D91];[.$D$2];[.$P$2])" office:value-type="string" office:string-value="Bedankt voor de extra saus ~ *** uh ~ Vind je het ook leuk? Bedankt!" calcext:value-type="string">
            <text:p>Bedankt voor de extra saus ~ *** uh ~ Vind je het ook leuk? Bedankt!</text:p>
          </table:table-cell>
          <table:table-cell table:formula="of:=GOOGLETRANSLATE_YOULIBRECALC([.$D91];[.$D$2];[.$Q$2])" office:value-type="string" office:string-value="여분의 소스에 감사드립니다 ~ *** 어 ~ 당신도 좋아해요? 감사합니다!" calcext:value-type="string">
            <text:p>여분의 소스에 감사드립니다 ~ *** 어 ~ 당신도 좋아해요? 감사합니다!</text:p>
          </table:table-cell>
          <table:table-cell table:formula="of:=GOOGLETRANSLATE_YOULIBRECALC([.$D91];[.$D$2];[.$R$2])" office:value-type="string" office:string-value="Ďakujeme za ďalšiu omáčku ~ *** Uh ~ Páči sa vám tiež? Ďakujem!" calcext:value-type="string">
            <text:p>Ďakujeme za ďalšiu omáčku ~ *** Uh ~ Páči sa vám tiež? Ďakujem!</text:p>
          </table:table-cell>
          <table:table-cell table:formula="of:=GOOGLETRANSLATE_YOULIBRECALC([.$D91];[.$D$2];[.$S$2])" office:value-type="string" office:string-value="Obrigado pelo molho extra ~ *** uh ~ você também gosta? Obrigado!" calcext:value-type="string">
            <text:p>Obrigado pelo molho extra ~ *** uh ~ você também gosta? Obrigado!</text:p>
          </table:table-cell>
          <table:table-cell table:formula="of:=GOOGLETRANSLATE_YOULIBRECALC([.$D91];[.$D$2];[.$T$2])" office:value-type="string" office:string-value="ขอบคุณสำหรับซอสพิเศษ ~ *** uh ~ คุณชอบเช่นกัน? ขอบคุณ!" calcext:value-type="string">
            <text:p>ขอบคุณสำหรับซอสพิเศษ ~ *** uh ~ คุณชอบเช่นกัน? ขอบคุณ!</text:p>
          </table:table-cell>
          <table:table-cell table:formula="of:=GOOGLETRANSLATE_YOULIBRECALC([.$D91];[.$D$2];[.$U$2])" office:value-type="string" office:string-value="Terima kasih atas saus tambahan ~ *** uh ~ kamu juga menyukainya? Terima kasih!" calcext:value-type="string">
            <text:p>Terima kasih atas saus tambahan ~ *** uh ~ kamu juga menyukainya? Terima kasih!</text:p>
          </table:table-cell>
          <table:table-cell table:formula="of:=GOOGLETRANSLATE_YOULIBRECALC([.$D91];[.$D$2];[.$V$2])" office:value-type="string" office:string-value="Díky za další omáčku ~ *** uh ~ Líbí se vám to také? Děkuju!" calcext:value-type="string">
            <text:p>Díky za další omáčku ~ *** uh ~ Líbí se vám to také? Děkuju!</text:p>
          </table:table-cell>
          <table:table-cell table:formula="of:=GOOGLETRANSLATE_YOULIBRECALC([.$D91];[.$D$2];[.$W$2])" office:value-type="string" office:string-value="Salamat sa sobrang sarsa ~ *** uh ~ gusto mo rin ito? Salamat!" calcext:value-type="string">
            <text:p>Salamat sa sobrang sarsa ~ *** uh ~ gusto mo rin ito? Salamat!</text:p>
          </table:table-cell>
          <table:table-cell table:formula="of:=GOOGLETRANSLATE_YOULIBRECALC([.$D91];[.$D$2];[.$X$2])" office:value-type="string" office:string-value="Дякую за додатковий соус ~ *** uh ~ вам це подобається? Дякую!" calcext:value-type="string">
            <text:p>Дякую за додатковий соус ~ *** uh ~ вам це подобається? Дякую!</text:p>
          </table:table-cell>
          <table:table-cell table:formula="of:=GOOGLETRANSLATE_YOULIBRECALC([.$D91];[.$D$2];[.$Y$2])" office:value-type="string" office:string-value="Cảm ơn vì nước sốt thêm ~ *** uh ~ bạn cũng thích nó? Cảm ơn!" calcext:value-type="string">
            <text:p>Cảm ơn vì nước sốt thêm ~ *** uh ~ bạn cũng thích nó? Cảm ơn!</text:p>
          </table:table-cell>
          <table:table-cell table:formula="of:=GOOGLETRANSLATE_YOULIBRECALC([.$D91];[.$D$2];[.$Z$2])" office:value-type="string" office:string-value="Danke für die zusätzliche Sauce ~ *** uh ~ du magst es auch? Danke schön!" calcext:value-type="string">
            <text:p>Danke für die zusätzliche Sauce ~ *** uh ~ du magst es auch? Danke schön!</text:p>
          </table:table-cell>
          <table:table-cell table:formula="of:=GOOGLETRANSLATE_YOULIBRECALC([.$D91];[.$D$2];[.$AA$2])" office:value-type="string" office:string-value="Kiitos ylimääräisestä kastikkeesta ~ *** uh ~ pidät siitä myös? Kiitos!" calcext:value-type="string">
            <text:p>Kiitos ylimääräisestä kastikkeesta ~ *** uh ~ pidät siitä myös? Kiitos!</text:p>
          </table:table-cell>
          <table:table-cell table:formula="of:=GOOGLETRANSLATE_YOULIBRECALC([.$D91];[.$D$2];[.$AB$2])" office:value-type="string" office:string-value="Tak for den ekstra sauce ~ *** åh ~ kan du også lide det? Tak!" calcext:value-type="string">
            <text:p>Tak for den ekstra sauce ~ *** åh ~ kan du også lide det? Tak!</text:p>
          </table:table-cell>
          <table:table-cell office:value-type="string" calcext:value-type="string">
            <text:p>***END***</text:p>
          </table:table-cell>
          <table:table-cell table:style-name="ce12" table:number-columns-repeated="16355"/>
        </table:table-row>
        <table:table-row table:style-name="ro14">
          <table:table-cell table:style-name="ce6" office:value-type="string" calcext:value-type="string">
            <text:p>***Cowgirl_MadeMcCumInsideWhileCummingHerself***</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2];[.$D$2];[.$E$2])" office:value-type="string" office:string-value="无效的" calcext:value-type="string">
            <text:p>无效的</text:p>
          </table:table-cell>
          <table:table-cell table:formula="of:=GOOGLETRANSLATE_YOULIBRECALC([.$D92];[.$D$2];[.$F$2])" office:value-type="string" office:string-value="ヌル" calcext:value-type="string">
            <text:p>ヌル</text:p>
          </table:table-cell>
          <table:table-cell table:formula="of:=GOOGLETRANSLATE_YOULIBRECALC([.$D92];[.$D$2];[.$G$2])" office:value-type="string" office:string-value="nieważny" calcext:value-type="string">
            <text:p>nieważny</text:p>
          </table:table-cell>
          <table:table-cell table:formula="of:=GOOGLETRANSLATE_YOULIBRECALC([.$D92];[.$D$2];[.$H$2])" office:value-type="string" office:string-value="nulo" calcext:value-type="string">
            <text:p>nulo</text:p>
          </table:table-cell>
          <table:table-cell table:formula="of:=GOOGLETRANSLATE_YOULIBRECALC([.$D92];[.$D$2];[.$I$2])" office:value-type="string" office:string-value="нулевой" calcext:value-type="string">
            <text:p>нулевой</text:p>
          </table:table-cell>
          <table:table-cell table:formula="of:=GOOGLETRANSLATE_YOULIBRECALC([.$D92];[.$D$2];[.$J$2])" office:value-type="string" office:string-value="nul" calcext:value-type="string">
            <text:p>nul</text:p>
          </table:table-cell>
          <table:table-cell table:formula="of:=GOOGLETRANSLATE_YOULIBRECALC([.$D92];[.$D$2];[.$K$2])" office:value-type="string" office:string-value="null" calcext:value-type="string">
            <text:p>null</text:p>
          </table:table-cell>
          <table:table-cell table:formula="of:=GOOGLETRANSLATE_YOULIBRECALC([.$D92];[.$D$2];[.$L$2])" office:value-type="string" office:string-value="nulla" calcext:value-type="string">
            <text:p>nulla</text:p>
          </table:table-cell>
          <table:table-cell table:formula="of:=GOOGLETRANSLATE_YOULIBRECALC([.$D92];[.$D$2];[.$M$2])" office:value-type="string" office:string-value="άκυρος" calcext:value-type="string">
            <text:p>άκυρος</text:p>
          </table:table-cell>
          <table:table-cell table:formula="of:=GOOGLETRANSLATE_YOULIBRECALC([.$D92];[.$D$2];[.$N$2])" office:value-type="string" office:string-value="hükümsüz" calcext:value-type="string">
            <text:p>hükümsüz</text:p>
          </table:table-cell>
          <table:table-cell table:formula="of:=GOOGLETRANSLATE_YOULIBRECALC([.$D92];[.$D$2];[.$O$2])" office:value-type="string" office:string-value="null" calcext:value-type="string">
            <text:p>null</text:p>
          </table:table-cell>
          <table:table-cell table:formula="of:=GOOGLETRANSLATE_YOULIBRECALC([.$D92];[.$D$2];[.$P$2])" office:value-type="string" office:string-value="nul" calcext:value-type="string">
            <text:p>nul</text:p>
          </table:table-cell>
          <table:table-cell table:formula="of:=GOOGLETRANSLATE_YOULIBRECALC([.$D92];[.$D$2];[.$Q$2])" office:value-type="string" office:string-value="널" calcext:value-type="string">
            <text:p>널</text:p>
          </table:table-cell>
          <table:table-cell table:formula="of:=GOOGLETRANSLATE_YOULIBRECALC([.$D92];[.$D$2];[.$R$2])" office:value-type="string" office:string-value="nulové" calcext:value-type="string">
            <text:p>nulové</text:p>
          </table:table-cell>
          <table:table-cell table:formula="of:=GOOGLETRANSLATE_YOULIBRECALC([.$D92];[.$D$2];[.$S$2])" office:value-type="string" office:string-value="nulo" calcext:value-type="string">
            <text:p>nulo</text:p>
          </table:table-cell>
          <table:table-cell table:formula="of:=GOOGLETRANSLATE_YOULIBRECALC([.$D92];[.$D$2];[.$T$2])" office:value-type="string" office:string-value="โมฆะ" calcext:value-type="string">
            <text:p>โมฆะ</text:p>
          </table:table-cell>
          <table:table-cell table:formula="of:=GOOGLETRANSLATE_YOULIBRECALC([.$D92];[.$D$2];[.$U$2])" office:value-type="string" office:string-value="batal" calcext:value-type="string">
            <text:p>batal</text:p>
          </table:table-cell>
          <table:table-cell table:formula="of:=GOOGLETRANSLATE_YOULIBRECALC([.$D92];[.$D$2];[.$V$2])" office:value-type="string" office:string-value="null" calcext:value-type="string">
            <text:p>null</text:p>
          </table:table-cell>
          <table:table-cell table:formula="of:=GOOGLETRANSLATE_YOULIBRECALC([.$D92];[.$D$2];[.$W$2])" office:value-type="string" office:string-value="Null" calcext:value-type="string">
            <text:p>Null</text:p>
          </table:table-cell>
          <table:table-cell table:formula="of:=GOOGLETRANSLATE_YOULIBRECALC([.$D92];[.$D$2];[.$X$2])" office:value-type="string" office:string-value="нульовий" calcext:value-type="string">
            <text:p>нульовий</text:p>
          </table:table-cell>
          <table:table-cell table:formula="of:=GOOGLETRANSLATE_YOULIBRECALC([.$D92];[.$D$2];[.$Y$2])" office:value-type="string" office:string-value="vô giá trị" calcext:value-type="string">
            <text:p>vô giá trị</text:p>
          </table:table-cell>
          <table:table-cell table:formula="of:=GOOGLETRANSLATE_YOULIBRECALC([.$D92];[.$D$2];[.$Z$2])" office:value-type="string" office:string-value="NULL" calcext:value-type="string">
            <text:p>NULL</text:p>
          </table:table-cell>
          <table:table-cell table:formula="of:=GOOGLETRANSLATE_YOULIBRECALC([.$D92];[.$D$2];[.$AA$2])" office:value-type="string" office:string-value="tyhjä" calcext:value-type="string">
            <text:p>tyhjä</text:p>
          </table:table-cell>
          <table:table-cell table:formula="of:=GOOGLETRANSLATE_YOULIBRECALC([.$D92];[.$D$2];[.$AB$2])" office:value-type="string" office:string-value="nul" calcext:value-type="string">
            <text:p>nul</text:p>
          </table:table-cell>
          <table:table-cell office:value-type="string" calcext:value-type="string">
            <text:p>***END***</text:p>
          </table:table-cell>
          <table:table-cell table:style-name="ce12" table:number-columns-repeated="16355"/>
        </table:table-row>
        <table:table-row table:style-name="ro15">
          <table:table-cell table:style-name="ce6" office:value-type="string" calcext:value-type="string">
            <text:p>***Cowgirl_BeforeSwitchToBlowjobBotLea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Let me eat that sausage. ***I need something sweet to contrast… How about your banana? ***I think I coat it with too much of my juice. Let me address it! ***Too much exercise. I’m hungry now!</text:p>
          </table:table-cell>
          <table:table-cell table:formula="of:=GOOGLETRANSLATE_YOULIBRECALC([.$D93];[.$D$2];[.$E$2])" office:value-type="string" office:string-value="让我吃那香肠。 ***我需要一些甜蜜的对比……你的香蕉怎么样？ ***我想我用太多的果汁涂上它。让我解决！ ***锻炼太多。我现在饿了！" calcext:value-type="string">
            <text:p>让我吃那香肠。 ***我需要一些甜蜜的对比……你的香蕉怎么样？ ***我想我用太多的果汁涂上它。让我解决！ ***锻炼太多。我现在饿了！</text:p>
          </table:table-cell>
          <table:table-cell table:formula="of:=GOOGLETRANSLATE_YOULIBRECALC([.$D93];[.$D$2];[.$F$2])" office:value-type="string" office:string-value="そのソーセージを食べさせてください。 ***コントラストには甘いものが必要です…あなたのバナナはどうですか？ ***私はそれを私のジュースをあまりにも多くコーティングしていると思います。対処させてください！ ***運動が多すぎます。私は今空腹です！" calcext:value-type="string">
            <text:p>そのソーセージを食べさせてください。 ***コントラストには甘いものが必要です…あなたのバナナはどうですか？ ***私はそれを私のジュースをあまりにも多くコーティングしていると思います。対処させてください！ ***運動が多すぎます。私は今空腹です！</text:p>
          </table:table-cell>
          <table:table-cell table:formula="of:=GOOGLETRANSLATE_YOULIBRECALC([.$D93];[.$D$2];[.$G$2])" office:value-type="string" office:string-value="Pozwól mi zjeść tę kiełbasę. *** Potrzebuję czegoś słodkiego do kontrastu… a co z twoim bananem? *** Myślę, że pokryję to zbyt dużą ilością soku. Pozwól, że się z tym zwrócę! *** Za dużo ćwiczeń. Jestem teraz głodny!" calcext:value-type="string">
            <text:p>Pozwól mi zjeść tę kiełbasę. *** Potrzebuję czegoś słodkiego do kontrastu… a co z twoim bananem? *** Myślę, że pokryję to zbyt dużą ilością soku. Pozwól, że się z tym zwrócę! *** Za dużo ćwiczeń. Jestem teraz głodny!</text:p>
          </table:table-cell>
          <table:table-cell table:formula="of:=GOOGLETRANSLATE_YOULIBRECALC([.$D93];[.$D$2];[.$H$2])" office:value-type="string" office:string-value="Déjame comer esa salchicha. *** Necesito algo dulce para contrastar ... ¿qué tal tu plátano? *** Creo que lo cubro con demasiado de mi jugo. ¡Déjame abordarlo! *** Demasiado ejercicio. ¡Tengo hambre ahora!" calcext:value-type="string">
            <text:p>Déjame comer esa salchicha. *** Necesito algo dulce para contrastar ... ¿qué tal tu plátano? *** Creo que lo cubro con demasiado de mi jugo. ¡Déjame abordarlo! *** Demasiado ejercicio. ¡Tengo hambre ahora!</text:p>
          </table:table-cell>
          <table:table-cell table:formula="of:=GOOGLETRANSLATE_YOULIBRECALC([.$D93];[.$D$2];[.$I$2])" office:value-type="string" office:string-value="Позвольте мне съесть эту колбасу. *** Мне нужно что -то сладкое, чтобы контрастировать ... как насчет вашего банана? *** Я думаю, я покрываю его слишком большим количеством сока. Позвольте мне обратиться! *** Слишком много упражнений. Сейчас я голоден!" calcext:value-type="string">
            <text:p>Позвольте мне съесть эту колбасу. *** Мне нужно что -то сладкое, чтобы контрастировать ... как насчет вашего банана? *** Я думаю, я покрываю его слишком большим количеством сока. Позвольте мне обратиться! *** Слишком много упражнений. Сейчас я голоден!</text:p>
          </table:table-cell>
          <table:table-cell table:formula="of:=GOOGLETRANSLATE_YOULIBRECALC([.$D93];[.$D$2];[.$J$2])" office:value-type="string" office:string-value="Laissez-moi manger cette saucisse. *** J'ai besoin de quelque chose de doux pour contraster… Et votre banane? *** Je pense que je l'enrobe avec trop de mon jus. Permettez-moi de vous l'adresser! *** Trop d'exercice. J'ai faim maintenant!" calcext:value-type="string">
            <text:p>Laissez-moi manger cette saucisse. *** J'ai besoin de quelque chose de doux pour contraster… Et votre banane? *** Je pense que je l'enrobe avec trop de mon jus. Permettez-moi de vous l'adresser! *** Trop d'exercice. J'ai faim maintenant!</text:p>
          </table:table-cell>
          <table:table-cell table:formula="of:=GOOGLETRANSLATE_YOULIBRECALC([.$D93];[.$D$2];[.$K$2])" office:value-type="string" office:string-value="Naj pojem to klobaso. *** Potrebujem nekaj sladkega za kontrast ... kaj pa tvoja banana? *** Mislim, da ga premažem s preveč soka. Naj ga nagovorim! *** Preveč vadbe. Zdaj sem lačen!" calcext:value-type="string">
            <text:p>Naj pojem to klobaso. *** Potrebujem nekaj sladkega za kontrast ... kaj pa tvoja banana? *** Mislim, da ga premažem s preveč soka. Naj ga nagovorim! *** Preveč vadbe. Zdaj sem lačen!</text:p>
          </table:table-cell>
          <table:table-cell table:formula="of:=GOOGLETRANSLATE_YOULIBRECALC([.$D93];[.$D$2];[.$L$2])" office:value-type="string" office:string-value="Hadd ennem meg azt a kolbászt. *** Szükségem van valami édesre, hogy ellentétben álljak ... mi lenne a banánoddal? *** Azt hiszem, túl sok a gyümölcslé. Hadd foglalkozzam vele! *** Túl sok testmozgás. Most éhes vagyok!" calcext:value-type="string">
            <text:p>Hadd ennem meg azt a kolbászt. *** Szükségem van valami édesre, hogy ellentétben álljak ... mi lenne a banánoddal? *** Azt hiszem, túl sok a gyümölcslé. Hadd foglalkozzam vele! *** Túl sok testmozgás. Most éhes vagyok!</text:p>
          </table:table-cell>
          <table:table-cell table:formula="of:=GOOGLETRANSLATE_YOULIBRECALC([.$D93];[.$D$2];[.$M$2])" office:value-type="string" office:string-value="Επιτρέψτε μου να φάω αυτό το λουκάνικο. *** Χρειάζομαι κάτι γλυκό για να αντιπαραβάλετε ... τι γίνεται με τη μπανάνα σας; *** Νομίζω ότι το παλτό με πάρα πολύ χυμό μου. Επιτρέψτε μου να το αντιμετωπίσω! *** Πάρα πολύ άσκηση. Είμαι πεινασμένος τώρα!" calcext:value-type="string">
            <text:p>Επιτρέψτε μου να φάω αυτό το λουκάνικο. *** Χρειάζομαι κάτι γλυκό για να αντιπαραβάλετε ... τι γίνεται με τη μπανάνα σας; *** Νομίζω ότι το παλτό με πάρα πολύ χυμό μου. Επιτρέψτε μου να το αντιμετωπίσω! *** Πάρα πολύ άσκηση. Είμαι πεινασμένος τώρα!</text:p>
          </table:table-cell>
          <table:table-cell table:formula="of:=GOOGLETRANSLATE_YOULIBRECALC([.$D93];[.$D$2];[.$N$2])" office:value-type="string" office:string-value="O sosis yiyeyim. *** Tatlı bir şeye ihtiyacım var ... Muzunuza ne dersin? *** Sanırım onu ​​çok fazla meyve suyumla kaplıyorum. Hitap edeyim! *** Çok fazla egzersiz. Şimdi açım!" calcext:value-type="string">
            <text:p>O sosis yiyeyim. *** Tatlı bir şeye ihtiyacım var ... Muzunuza ne dersin? *** Sanırım onu ​​çok fazla meyve suyumla kaplıyorum. Hitap edeyim! *** Çok fazla egzersiz. Şimdi açım!</text:p>
          </table:table-cell>
          <table:table-cell table:formula="of:=GOOGLETRANSLATE_YOULIBRECALC([.$D93];[.$D$2];[.$O$2])" office:value-type="string" office:string-value="Lasciami mangiare quella salsiccia. *** Ho bisogno di qualcosa di dolce da contrastare ... che ne dici della tua banana? *** Penso di ricoprirlo con troppo del mio succo. Fammi rivolgersi! *** troppo esercizio. Ho fame adesso!" calcext:value-type="string">
            <text:p>Lasciami mangiare quella salsiccia. *** Ho bisogno di qualcosa di dolce da contrastare ... che ne dici della tua banana? *** Penso di ricoprirlo con troppo del mio succo. Fammi rivolgersi! *** troppo esercizio. Ho fame adesso!</text:p>
          </table:table-cell>
          <table:table-cell table:formula="of:=GOOGLETRANSLATE_YOULIBRECALC([.$D93];[.$D$2];[.$P$2])" office:value-type="string" office:string-value="Laat me die worst eten. *** Ik heb iets zoets nodig om te contrasteren ... hoe zit het met je banaan? *** Ik denk dat ik het met teveel van mijn sap bedekte. Laat me het aanpakken! *** Te veel lichaamsbeweging. Ik heb nu honger!" calcext:value-type="string">
            <text:p>Laat me die worst eten. *** Ik heb iets zoets nodig om te contrasteren ... hoe zit het met je banaan? *** Ik denk dat ik het met teveel van mijn sap bedekte. Laat me het aanpakken! *** Te veel lichaamsbeweging. Ik heb nu honger!</text:p>
          </table:table-cell>
          <table:table-cell table:formula="of:=GOOGLETRANSLATE_YOULIBRECALC([.$D93];[.$D$2];[.$Q$2])" office:value-type="string" office:string-value="그 소시지를 먹자. *** 대조하기 위해 달콤한 것이 필요합니다… 바나나는 어떻습니까? *** 나는 내 주스를 너무 많이 코팅한다고 생각합니다. 제가 해결하겠습니다! *** 너무 많은 운동. 나는 지금 배고프다!" calcext:value-type="string">
            <text:p>그 소시지를 먹자. *** 대조하기 위해 달콤한 것이 필요합니다… 바나나는 어떻습니까? *** 나는 내 주스를 너무 많이 코팅한다고 생각합니다. 제가 해결하겠습니다! *** 너무 많은 운동. 나는 지금 배고프다!</text:p>
          </table:table-cell>
          <table:table-cell table:formula="of:=GOOGLETRANSLATE_YOULIBRECALC([.$D93];[.$D$2];[.$R$2])" office:value-type="string" office:string-value="Dovoľte mi jesť tú klobásu. *** Potrebujem niečo sladké, aby som porovnal ... A čo váš banán? *** Myslím, že to natiahnem príliš veľa šťavy. Dovoľte mi to osloviť! *** Príliš veľa cvičenia. Teraz mám hlad!" calcext:value-type="string">
            <text:p>Dovoľte mi jesť tú klobásu. *** Potrebujem niečo sladké, aby som porovnal ... A čo váš banán? *** Myslím, že to natiahnem príliš veľa šťavy. Dovoľte mi to osloviť! *** Príliš veľa cvičenia. Teraz mám hlad!</text:p>
          </table:table-cell>
          <table:table-cell table:formula="of:=GOOGLETRANSLATE_YOULIBRECALC([.$D93];[.$D$2];[.$S$2])" office:value-type="string" office:string-value="Deixe -me comer essa salsicha. *** Eu preciso de algo doce para contrastar ... e a sua banana? *** Acho que cobro com muito do meu suco. Deixe -me abordar! *** muito exercício. Estou com fome agora!" calcext:value-type="string">
            <text:p>Deixe -me comer essa salsicha. *** Eu preciso de algo doce para contrastar ... e a sua banana? *** Acho que cobro com muito do meu suco. Deixe -me abordar! *** muito exercício. Estou com fome agora!</text:p>
          </table:table-cell>
          <table:table-cell table:formula="of:=GOOGLETRANSLATE_YOULIBRECALC([.$D93];[.$D$2];[.$T$2])" office:value-type="string" office:string-value="ให้ฉันกินไส้กรอกนั้น *** ฉันต้องการสิ่งที่น่ารักในการเปรียบเทียบ ... แล้วกล้วยของคุณล่ะ? *** ฉันคิดว่าฉันเคลือบด้วยน้ำผลไม้มากเกินไป ให้ฉันพูดถึงมัน! *** ออกกำลังกายมากเกินไป ตอนนี้ฉันหิว!" calcext:value-type="string">
            <text:p>ให้ฉันกินไส้กรอกนั้น *** ฉันต้องการสิ่งที่น่ารักในการเปรียบเทียบ ... แล้วกล้วยของคุณล่ะ? *** ฉันคิดว่าฉันเคลือบด้วยน้ำผลไม้มากเกินไป ให้ฉันพูดถึงมัน! *** ออกกำลังกายมากเกินไป ตอนนี้ฉันหิว!</text:p>
          </table:table-cell>
          <table:table-cell table:formula="of:=GOOGLETRANSLATE_YOULIBRECALC([.$D93];[.$D$2];[.$U$2])" office:value-type="string" office:string-value="Biarkan saya makan sosis itu. *** Saya butuh sesuatu yang manis untuk kontras ... bagaimana dengan pisang Anda? *** Saya pikir saya melapisinya dengan terlalu banyak jus saya. Biarkan saya mengatasinya! *** Terlalu banyak berolahraga. Saya lapar sekarang!" calcext:value-type="string">
            <text:p>Biarkan saya makan sosis itu. *** Saya butuh sesuatu yang manis untuk kontras ... bagaimana dengan pisang Anda? *** Saya pikir saya melapisinya dengan terlalu banyak jus saya. Biarkan saya mengatasinya! *** Terlalu banyak berolahraga. Saya lapar sekarang!</text:p>
          </table:table-cell>
          <table:table-cell table:formula="of:=GOOGLETRANSLATE_YOULIBRECALC([.$D93];[.$D$2];[.$V$2])" office:value-type="string" office:string-value="Nechte mě jíst tu klobásu. *** Potřebuji něco sladkého, abych kontrastoval ... co váš banán? *** Myslím, že to obávám příliš mnoho šťávy. Dovolte mi to řešit! *** Příliš mnoho cvičení. Teď mám hlad!" calcext:value-type="string">
            <text:p>Nechte mě jíst tu klobásu. *** Potřebuji něco sladkého, abych kontrastoval ... co váš banán? *** Myslím, že to obávám příliš mnoho šťávy. Dovolte mi to řešit! *** Příliš mnoho cvičení. Teď mám hlad!</text:p>
          </table:table-cell>
          <table:table-cell table:formula="of:=GOOGLETRANSLATE_YOULIBRECALC([.$D93];[.$D$2];[.$W$2])" office:value-type="string" office:string-value="Hayaan mo akong kainin ang sausage na iyon. *** Kailangan ko ng isang bagay na matamis sa kaibahan ... paano ang tungkol sa iyong saging? *** Sa palagay ko ay tinutulak ko ito ng labis sa aking juice. Hayaan mo akong tugunan ito! *** Masyadong maraming ehersisyo. Gutom na ako ngayon!" calcext:value-type="string">
            <text:p>Hayaan mo akong kainin ang sausage na iyon. *** Kailangan ko ng isang bagay na matamis sa kaibahan ... paano ang tungkol sa iyong saging? *** Sa palagay ko ay tinutulak ko ito ng labis sa aking juice. Hayaan mo akong tugunan ito! *** Masyadong maraming ehersisyo. Gutom na ako ngayon!</text:p>
          </table:table-cell>
          <table:table-cell table:formula="of:=GOOGLETRANSLATE_YOULIBRECALC([.$D93];[.$D$2];[.$X$2])" office:value-type="string" office:string-value="Дозвольте мені з'їсти цю ковбасу. *** Мені потрібно щось солодке, щоб протиставити ... як щодо вашого банана? *** Я думаю, що я покриваю його занадто великою кількістю соку. Дозвольте мені звернутися! *** Занадто багато вправ. Я зараз голодний!" calcext:value-type="string">
            <text:p>Дозвольте мені з'їсти цю ковбасу. *** Мені потрібно щось солодке, щоб протиставити ... як щодо вашого банана? *** Я думаю, що я покриваю його занадто великою кількістю соку. Дозвольте мені звернутися! *** Занадто багато вправ. Я зараз голодний!</text:p>
          </table:table-cell>
          <table:table-cell table:formula="of:=GOOGLETRANSLATE_YOULIBRECALC([.$D93];[.$D$2];[.$Y$2])" office:value-type="string" office:string-value="Hãy để tôi ăn xúc xích đó. *** Tôi cần một cái gì đó ngọt ngào để tương phản… Làm thế nào về quả chuối của bạn? *** Tôi nghĩ rằng tôi phủ nó với quá nhiều nước trái cây của tôi. Hãy để tôi giải quyết nó! *** quá nhiều tập thể dục. Bây giờ tôi đói!" calcext:value-type="string">
            <text:p>Hãy để tôi ăn xúc xích đó. *** Tôi cần một cái gì đó ngọt ngào để tương phản… Làm thế nào về quả chuối của bạn? *** Tôi nghĩ rằng tôi phủ nó với quá nhiều nước trái cây của tôi. Hãy để tôi giải quyết nó! *** quá nhiều tập thể dục. Bây giờ tôi đói!</text:p>
          </table:table-cell>
          <table:table-cell table:formula="of:=GOOGLETRANSLATE_YOULIBRECALC([.$D93];[.$D$2];[.$Z$2])" office:value-type="string" office:string-value="Lassen Sie mich diese Wurst essen. *** Ich brauche etwas Süßes, um sich zu kontrastieren ... wie wäre es mit deiner Banane? *** Ich denke, ich beschichte es mit zu viel von meinem Saft. Lass mich es ansprechen! *** Zu viel Übung. Ich habe jetzt Hunger!" calcext:value-type="string">
            <text:p>Lassen Sie mich diese Wurst essen. *** Ich brauche etwas Süßes, um sich zu kontrastieren ... wie wäre es mit deiner Banane? *** Ich denke, ich beschichte es mit zu viel von meinem Saft. Lass mich es ansprechen! *** Zu viel Übung. Ich habe jetzt Hunger!</text:p>
          </table:table-cell>
          <table:table-cell table:formula="of:=GOOGLETRANSLATE_YOULIBRECALC([.$D93];[.$D$2];[.$AA$2])" office:value-type="string" office:string-value="Anna minun syödä tuo makkara. *** Tarvitsen jotain makeaa kontrastiksi ... entä banaanisi? *** Luulen, että päällysin sen liian suurella mehullani. Anna minun puuttua siihen! *** Liian paljon liikuntaa. Olen nyt nälkäinen!" calcext:value-type="string">
            <text:p>Anna minun syödä tuo makkara. *** Tarvitsen jotain makeaa kontrastiksi ... entä banaanisi? *** Luulen, että päällysin sen liian suurella mehullani. Anna minun puuttua siihen! *** Liian paljon liikuntaa. Olen nyt nälkäinen!</text:p>
          </table:table-cell>
          <table:table-cell table:formula="of:=GOOGLETRANSLATE_YOULIBRECALC([.$D93];[.$D$2];[.$AB$2])" office:value-type="string" office:string-value="Lad mig spise den pølse. *** Jeg har brug for noget sødt at kontrastere ... hvad med din banan? *** Jeg tror, ​​jeg belægger det med for meget af min juice. Lad mig adressere det! *** For meget træning. Jeg er sulten nu!" calcext:value-type="string">
            <text:p>Lad mig spise den pølse. *** Jeg har brug for noget sødt at kontrastere ... hvad med din banan? *** Jeg tror, ​​jeg belægger det med for meget af min juice. Lad mig adressere det! *** For meget træning. Jeg er sulten nu!</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BeforeSwitchToBlowjobBotLea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4];[.$D$2];[.$E$2])" office:value-type="string" office:string-value="无效的" calcext:value-type="string">
            <text:p>无效的</text:p>
          </table:table-cell>
          <table:table-cell table:formula="of:=GOOGLETRANSLATE_YOULIBRECALC([.$D94];[.$D$2];[.$F$2])" office:value-type="string" office:string-value="ヌル" calcext:value-type="string">
            <text:p>ヌル</text:p>
          </table:table-cell>
          <table:table-cell table:formula="of:=GOOGLETRANSLATE_YOULIBRECALC([.$D94];[.$D$2];[.$G$2])" office:value-type="string" office:string-value="nieważny" calcext:value-type="string">
            <text:p>nieważny</text:p>
          </table:table-cell>
          <table:table-cell table:formula="of:=GOOGLETRANSLATE_YOULIBRECALC([.$D94];[.$D$2];[.$H$2])" office:value-type="string" office:string-value="nulo" calcext:value-type="string">
            <text:p>nulo</text:p>
          </table:table-cell>
          <table:table-cell table:formula="of:=GOOGLETRANSLATE_YOULIBRECALC([.$D94];[.$D$2];[.$I$2])" office:value-type="string" office:string-value="нулевой" calcext:value-type="string">
            <text:p>нулевой</text:p>
          </table:table-cell>
          <table:table-cell table:formula="of:=GOOGLETRANSLATE_YOULIBRECALC([.$D94];[.$D$2];[.$J$2])" office:value-type="string" office:string-value="nul" calcext:value-type="string">
            <text:p>nul</text:p>
          </table:table-cell>
          <table:table-cell table:formula="of:=GOOGLETRANSLATE_YOULIBRECALC([.$D94];[.$D$2];[.$K$2])" office:value-type="string" office:string-value="null" calcext:value-type="string">
            <text:p>null</text:p>
          </table:table-cell>
          <table:table-cell table:formula="of:=GOOGLETRANSLATE_YOULIBRECALC([.$D94];[.$D$2];[.$L$2])" office:value-type="string" office:string-value="nulla" calcext:value-type="string">
            <text:p>nulla</text:p>
          </table:table-cell>
          <table:table-cell table:formula="of:=GOOGLETRANSLATE_YOULIBRECALC([.$D94];[.$D$2];[.$M$2])" office:value-type="string" office:string-value="άκυρος" calcext:value-type="string">
            <text:p>άκυρος</text:p>
          </table:table-cell>
          <table:table-cell table:formula="of:=GOOGLETRANSLATE_YOULIBRECALC([.$D94];[.$D$2];[.$N$2])" office:value-type="string" office:string-value="hükümsüz" calcext:value-type="string">
            <text:p>hükümsüz</text:p>
          </table:table-cell>
          <table:table-cell table:formula="of:=GOOGLETRANSLATE_YOULIBRECALC([.$D94];[.$D$2];[.$O$2])" office:value-type="string" office:string-value="null" calcext:value-type="string">
            <text:p>null</text:p>
          </table:table-cell>
          <table:table-cell table:formula="of:=GOOGLETRANSLATE_YOULIBRECALC([.$D94];[.$D$2];[.$P$2])" office:value-type="string" office:string-value="nul" calcext:value-type="string">
            <text:p>nul</text:p>
          </table:table-cell>
          <table:table-cell table:formula="of:=GOOGLETRANSLATE_YOULIBRECALC([.$D94];[.$D$2];[.$Q$2])" office:value-type="string" office:string-value="널" calcext:value-type="string">
            <text:p>널</text:p>
          </table:table-cell>
          <table:table-cell table:formula="of:=GOOGLETRANSLATE_YOULIBRECALC([.$D94];[.$D$2];[.$R$2])" office:value-type="string" office:string-value="nulové" calcext:value-type="string">
            <text:p>nulové</text:p>
          </table:table-cell>
          <table:table-cell table:formula="of:=GOOGLETRANSLATE_YOULIBRECALC([.$D94];[.$D$2];[.$S$2])" office:value-type="string" office:string-value="nulo" calcext:value-type="string">
            <text:p>nulo</text:p>
          </table:table-cell>
          <table:table-cell table:formula="of:=GOOGLETRANSLATE_YOULIBRECALC([.$D94];[.$D$2];[.$T$2])" office:value-type="string" office:string-value="โมฆะ" calcext:value-type="string">
            <text:p>โมฆะ</text:p>
          </table:table-cell>
          <table:table-cell table:formula="of:=GOOGLETRANSLATE_YOULIBRECALC([.$D94];[.$D$2];[.$U$2])" office:value-type="string" office:string-value="batal" calcext:value-type="string">
            <text:p>batal</text:p>
          </table:table-cell>
          <table:table-cell table:formula="of:=GOOGLETRANSLATE_YOULIBRECALC([.$D94];[.$D$2];[.$V$2])" office:value-type="string" office:string-value="null" calcext:value-type="string">
            <text:p>null</text:p>
          </table:table-cell>
          <table:table-cell table:formula="of:=GOOGLETRANSLATE_YOULIBRECALC([.$D94];[.$D$2];[.$W$2])" office:value-type="string" office:string-value="Null" calcext:value-type="string">
            <text:p>Null</text:p>
          </table:table-cell>
          <table:table-cell table:formula="of:=GOOGLETRANSLATE_YOULIBRECALC([.$D94];[.$D$2];[.$X$2])" office:value-type="string" office:string-value="нульовий" calcext:value-type="string">
            <text:p>нульовий</text:p>
          </table:table-cell>
          <table:table-cell table:formula="of:=GOOGLETRANSLATE_YOULIBRECALC([.$D94];[.$D$2];[.$Y$2])" office:value-type="string" office:string-value="vô giá trị" calcext:value-type="string">
            <text:p>vô giá trị</text:p>
          </table:table-cell>
          <table:table-cell table:formula="of:=GOOGLETRANSLATE_YOULIBRECALC([.$D94];[.$D$2];[.$Z$2])" office:value-type="string" office:string-value="NULL" calcext:value-type="string">
            <text:p>NULL</text:p>
          </table:table-cell>
          <table:table-cell table:formula="of:=GOOGLETRANSLATE_YOULIBRECALC([.$D94];[.$D$2];[.$AA$2])" office:value-type="string" office:string-value="tyhjä" calcext:value-type="string">
            <text:p>tyhjä</text:p>
          </table:table-cell>
          <table:table-cell table:formula="of:=GOOGLETRANSLATE_YOULIBRECALC([.$D9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6">
          <table:table-cell table:style-name="ce6" office:value-type="string" calcext:value-type="string">
            <text:p>***Cowgirl_BeforeSwitchToBlowjobRap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Not bad, but I’m hungry. Let me eat it. ***This dish is getting monotonous. Let me try the second course.</text:p>
          </table:table-cell>
          <table:table-cell table:formula="of:=GOOGLETRANSLATE_YOULIBRECALC([.$D95];[.$D$2];[.$E$2])" office:value-type="string" office:string-value="还不错，但是我饿了。让我吃。 ***这道菜越来越单调。让我尝试第二个课程。" calcext:value-type="string">
            <text:p>还不错，但是我饿了。让我吃。 ***这道菜越来越单调。让我尝试第二个课程。</text:p>
          </table:table-cell>
          <table:table-cell table:formula="of:=GOOGLETRANSLATE_YOULIBRECALC([.$D95];[.$D$2];[.$F$2])" office:value-type="string" office:string-value="悪くはありませんが、私は空腹です。食べさせてください。 ***この料理は単調になっています。 2番目のコースを試してみましょう。" calcext:value-type="string">
            <text:p>悪くはありませんが、私は空腹です。食べさせてください。 ***この料理は単調になっています。 2番目のコースを試してみましょう。</text:p>
          </table:table-cell>
          <table:table-cell table:formula="of:=GOOGLETRANSLATE_YOULIBRECALC([.$D95];[.$D$2];[.$G$2])" office:value-type="string" office:string-value="Nieźle, ale jestem głodny. Pozwól mi to zjeść. *** To danie staje się monotonne. Pozwól, że wypróbuję drugi kurs." calcext:value-type="string">
            <text:p>Nieźle, ale jestem głodny. Pozwól mi to zjeść. *** To danie staje się monotonne. Pozwól, że wypróbuję drugi kurs.</text:p>
          </table:table-cell>
          <table:table-cell table:formula="of:=GOOGLETRANSLATE_YOULIBRECALC([.$D95];[.$D$2];[.$H$2])" office:value-type="string" office:string-value="No está mal, pero tengo hambre. Déjame comerlo. *** Este plato se está volviendo monótono. Déjame probar el segundo curso." calcext:value-type="string">
            <text:p>No está mal, pero tengo hambre. Déjame comerlo. *** Este plato se está volviendo monótono. Déjame probar el segundo curso.</text:p>
          </table:table-cell>
          <table:table-cell table:formula="of:=GOOGLETRANSLATE_YOULIBRECALC([.$D95];[.$D$2];[.$I$2])" office:value-type="string" office:string-value="Неплохо, но я голоден. Позвольте мне съесть это. *** Это блюдо становится монотонным. Позвольте мне попробовать второй курс." calcext:value-type="string">
            <text:p>Неплохо, но я голоден. Позвольте мне съесть это. *** Это блюдо становится монотонным. Позвольте мне попробовать второй курс.</text:p>
          </table:table-cell>
          <table:table-cell table:formula="of:=GOOGLETRANSLATE_YOULIBRECALC([.$D95];[.$D$2];[.$J$2])" office:value-type="string" office:string-value="Pas mal, mais j'ai faim. Laissez-moi le manger. *** Ce plat devient monotone. Permettez-moi d'essayer le deuxième cours." calcext:value-type="string">
            <text:p>Pas mal, mais j'ai faim. Laissez-moi le manger. *** Ce plat devient monotone. Permettez-moi d'essayer le deuxième cours.</text:p>
          </table:table-cell>
          <table:table-cell table:formula="of:=GOOGLETRANSLATE_YOULIBRECALC([.$D95];[.$D$2];[.$K$2])" office:value-type="string" office:string-value="Ni slabo, ampak lačen sem. Naj ga pojem. *** Ta jed postaja monotona. Naj poskusim drugi tečaj." calcext:value-type="string">
            <text:p>Ni slabo, ampak lačen sem. Naj ga pojem. *** Ta jed postaja monotona. Naj poskusim drugi tečaj.</text:p>
          </table:table-cell>
          <table:table-cell table:formula="of:=GOOGLETRANSLATE_YOULIBRECALC([.$D95];[.$D$2];[.$L$2])" office:value-type="string" office:string-value="Nem rossz, de éhes vagyok. Hadd enni. *** Ez az étel egyre monoton. Hadd próbáljam ki a második tanfolyamot." calcext:value-type="string">
            <text:p>Nem rossz, de éhes vagyok. Hadd enni. *** Ez az étel egyre monoton. Hadd próbáljam ki a második tanfolyamot.</text:p>
          </table:table-cell>
          <table:table-cell table:formula="of:=GOOGLETRANSLATE_YOULIBRECALC([.$D95];[.$D$2];[.$M$2])" office:value-type="string" office:string-value="Δεν είναι κακό, αλλά είμαι πεινασμένος. Επιτρέψτε μου να το φάω. *** Αυτό το πιάτο γίνεται μονότονο. Επιτρέψτε μου να δοκιμάσω το δεύτερο μάθημα." calcext:value-type="string">
            <text:p>Δεν είναι κακό, αλλά είμαι πεινασμένος. Επιτρέψτε μου να το φάω. *** Αυτό το πιάτο γίνεται μονότονο. Επιτρέψτε μου να δοκιμάσω το δεύτερο μάθημα.</text:p>
          </table:table-cell>
          <table:table-cell table:formula="of:=GOOGLETRANSLATE_YOULIBRECALC([.$D95];[.$D$2];[.$N$2])" office:value-type="string" office:string-value="Fena değil, ama açım. Yiyeyim. *** Bu yemek monoton oluyor. İkinci kursu deneyeyim." calcext:value-type="string">
            <text:p>Fena değil, ama açım. Yiyeyim. *** Bu yemek monoton oluyor. İkinci kursu deneyeyim.</text:p>
          </table:table-cell>
          <table:table-cell table:formula="of:=GOOGLETRANSLATE_YOULIBRECALC([.$D95];[.$D$2];[.$O$2])" office:value-type="string" office:string-value="Non male, ma ho fame. Lasciami mangiare. *** Questo piatto sta diventando monotono. Fammi provare il secondo corso." calcext:value-type="string">
            <text:p>Non male, ma ho fame. Lasciami mangiare. *** Questo piatto sta diventando monotono. Fammi provare il secondo corso.</text:p>
          </table:table-cell>
          <table:table-cell table:formula="of:=GOOGLETRANSLATE_YOULIBRECALC([.$D95];[.$D$2];[.$P$2])" office:value-type="string" office:string-value="Niet slecht, maar ik heb honger. Laat me het eten. *** Dit gerecht wordt eentonig. Laat me de tweede cursus proberen." calcext:value-type="string">
            <text:p>Niet slecht, maar ik heb honger. Laat me het eten. *** Dit gerecht wordt eentonig. Laat me de tweede cursus proberen.</text:p>
          </table:table-cell>
          <table:table-cell table:formula="of:=GOOGLETRANSLATE_YOULIBRECALC([.$D95];[.$D$2];[.$Q$2])" office:value-type="string" office:string-value="나쁘지는 않지만 배가 고파요. 내가 먹게하겠습니다. ***이 요리는 단조롭고 있습니다. 두 번째 코스를 시도해 보겠습니다." calcext:value-type="string">
            <text:p>나쁘지는 않지만 배가 고파요. 내가 먹게하겠습니다. ***이 요리는 단조롭고 있습니다. 두 번째 코스를 시도해 보겠습니다.</text:p>
          </table:table-cell>
          <table:table-cell table:formula="of:=GOOGLETRANSLATE_YOULIBRECALC([.$D95];[.$D$2];[.$R$2])" office:value-type="string" office:string-value="Nie je to zlé, ale mám hlad. Dovoľte mi, že to jesť. *** Toto jedlo je monotónne. Dovoľte mi vyskúšať druhý kurz." calcext:value-type="string">
            <text:p>Nie je to zlé, ale mám hlad. Dovoľte mi, že to jesť. *** Toto jedlo je monotónne. Dovoľte mi vyskúšať druhý kurz.</text:p>
          </table:table-cell>
          <table:table-cell table:formula="of:=GOOGLETRANSLATE_YOULIBRECALC([.$D95];[.$D$2];[.$S$2])" office:value-type="string" office:string-value="Nada mal, mas estou com fome. Deixe -me comer. *** Este prato está ficando monótono. Deixe -me tentar o segundo curso." calcext:value-type="string">
            <text:p>Nada mal, mas estou com fome. Deixe -me comer. *** Este prato está ficando monótono. Deixe -me tentar o segundo curso.</text:p>
          </table:table-cell>
          <table:table-cell table:formula="of:=GOOGLETRANSLATE_YOULIBRECALC([.$D95];[.$D$2];[.$T$2])" office:value-type="string" office:string-value="ไม่เลว แต่ฉันหิว ให้ฉันกินมัน *** อาหารจานนี้ได้รับความน่าเบื่อหน่าย ให้ฉันลองหลักสูตรที่สอง" calcext:value-type="string">
            <text:p>ไม่เลว แต่ฉันหิว ให้ฉันกินมัน *** อาหารจานนี้ได้รับความน่าเบื่อหน่าย ให้ฉันลองหลักสูตรที่สอง</text:p>
          </table:table-cell>
          <table:table-cell table:formula="of:=GOOGLETRANSLATE_YOULIBRECALC([.$D95];[.$D$2];[.$U$2])" office:value-type="string" office:string-value="Tidak buruk, tapi saya lapar. Biarkan aku memakannya. *** Hidangan ini semakin monoton. Biarkan saya mencoba kursus kedua." calcext:value-type="string">
            <text:p>Tidak buruk, tapi saya lapar. Biarkan aku memakannya. *** Hidangan ini semakin monoton. Biarkan saya mencoba kursus kedua.</text:p>
          </table:table-cell>
          <table:table-cell table:formula="of:=GOOGLETRANSLATE_YOULIBRECALC([.$D95];[.$D$2];[.$V$2])" office:value-type="string" office:string-value="Není to špatné, ale mám hlad. Nech mě to jíst. *** Toto jídlo je monotónní. Zkuste to druhý kurz." calcext:value-type="string">
            <text:p>Není to špatné, ale mám hlad. Nech mě to jíst. *** Toto jídlo je monotónní. Zkuste to druhý kurz.</text:p>
          </table:table-cell>
          <table:table-cell table:formula="of:=GOOGLETRANSLATE_YOULIBRECALC([.$D95];[.$D$2];[.$W$2])" office:value-type="string" office:string-value="Hindi masama, ngunit nagugutom ako. Hayaan mo akong kainin ito. *** Ang ulam na ito ay nakakakuha ng walang pagbabago. Hayaan mo akong subukan ang pangalawang kurso." calcext:value-type="string">
            <text:p>Hindi masama, ngunit nagugutom ako. Hayaan mo akong kainin ito. *** Ang ulam na ito ay nakakakuha ng walang pagbabago. Hayaan mo akong subukan ang pangalawang kurso.</text:p>
          </table:table-cell>
          <table:table-cell table:formula="of:=GOOGLETRANSLATE_YOULIBRECALC([.$D95];[.$D$2];[.$X$2])" office:value-type="string" office:string-value="Непогано, але я голодний. Дозвольте мені його з'їсти. *** Ця страва стає монотонною. Дозвольте спробувати другий курс." calcext:value-type="string">
            <text:p>Непогано, але я голодний. Дозвольте мені його з'їсти. *** Ця страва стає монотонною. Дозвольте спробувати другий курс.</text:p>
          </table:table-cell>
          <table:table-cell table:formula="of:=GOOGLETRANSLATE_YOULIBRECALC([.$D95];[.$D$2];[.$Y$2])" office:value-type="string" office:string-value="Không tệ, nhưng tôi đói. Hãy để tôi ăn nó. *** Món ăn này đang bị đơn điệu. Hãy để tôi thử khóa học thứ hai." calcext:value-type="string">
            <text:p>Không tệ, nhưng tôi đói. Hãy để tôi ăn nó. *** Món ăn này đang bị đơn điệu. Hãy để tôi thử khóa học thứ hai.</text:p>
          </table:table-cell>
          <table:table-cell table:formula="of:=GOOGLETRANSLATE_YOULIBRECALC([.$D95];[.$D$2];[.$Z$2])" office:value-type="string" office:string-value="Nicht schlecht, aber ich habe Hunger. Lass es mich essen. *** Dieses Gericht wird eintönig. Lassen Sie mich den zweiten Kurs versuchen." calcext:value-type="string">
            <text:p>Nicht schlecht, aber ich habe Hunger. Lass es mich essen. *** Dieses Gericht wird eintönig. Lassen Sie mich den zweiten Kurs versuchen.</text:p>
          </table:table-cell>
          <table:table-cell table:formula="of:=GOOGLETRANSLATE_YOULIBRECALC([.$D95];[.$D$2];[.$AA$2])" office:value-type="string" office:string-value="Ei paha, mutta olen nälkäinen. Anna minun syödä sitä. *** Tämä ruokalaji on muuttumassa yksitoikkoiseksi. Anna minun kokeilla toista kurssia." calcext:value-type="string">
            <text:p>Ei paha, mutta olen nälkäinen. Anna minun syödä sitä. *** Tämä ruokalaji on muuttumassa yksitoikkoiseksi. Anna minun kokeilla toista kurssia.</text:p>
          </table:table-cell>
          <table:table-cell table:formula="of:=GOOGLETRANSLATE_YOULIBRECALC([.$D95];[.$D$2];[.$AB$2])" office:value-type="string" office:string-value="Ikke dårligt, men jeg er sulten. Lad mig spise det. *** Denne skål bliver monoton. Lad mig prøve det andet kursus." calcext:value-type="string">
            <text:p>Ikke dårligt, men jeg er sulten. Lad mig spise det. *** Denne skål bliver monoton. Lad mig prøve det andet kursus.</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BeforeSwitchToBlowjobRap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6];[.$D$2];[.$E$2])" office:value-type="string" office:string-value="无效的" calcext:value-type="string">
            <text:p>无效的</text:p>
          </table:table-cell>
          <table:table-cell table:formula="of:=GOOGLETRANSLATE_YOULIBRECALC([.$D96];[.$D$2];[.$F$2])" office:value-type="string" office:string-value="ヌル" calcext:value-type="string">
            <text:p>ヌル</text:p>
          </table:table-cell>
          <table:table-cell table:formula="of:=GOOGLETRANSLATE_YOULIBRECALC([.$D96];[.$D$2];[.$G$2])" office:value-type="string" office:string-value="nieważny" calcext:value-type="string">
            <text:p>nieważny</text:p>
          </table:table-cell>
          <table:table-cell table:formula="of:=GOOGLETRANSLATE_YOULIBRECALC([.$D96];[.$D$2];[.$H$2])" office:value-type="string" office:string-value="nulo" calcext:value-type="string">
            <text:p>nulo</text:p>
          </table:table-cell>
          <table:table-cell table:formula="of:=GOOGLETRANSLATE_YOULIBRECALC([.$D96];[.$D$2];[.$I$2])" office:value-type="string" office:string-value="нулевой" calcext:value-type="string">
            <text:p>нулевой</text:p>
          </table:table-cell>
          <table:table-cell table:formula="of:=GOOGLETRANSLATE_YOULIBRECALC([.$D96];[.$D$2];[.$J$2])" office:value-type="string" office:string-value="nul" calcext:value-type="string">
            <text:p>nul</text:p>
          </table:table-cell>
          <table:table-cell table:formula="of:=GOOGLETRANSLATE_YOULIBRECALC([.$D96];[.$D$2];[.$K$2])" office:value-type="string" office:string-value="null" calcext:value-type="string">
            <text:p>null</text:p>
          </table:table-cell>
          <table:table-cell table:formula="of:=GOOGLETRANSLATE_YOULIBRECALC([.$D96];[.$D$2];[.$L$2])" office:value-type="string" office:string-value="nulla" calcext:value-type="string">
            <text:p>nulla</text:p>
          </table:table-cell>
          <table:table-cell table:formula="of:=GOOGLETRANSLATE_YOULIBRECALC([.$D96];[.$D$2];[.$M$2])" office:value-type="string" office:string-value="άκυρος" calcext:value-type="string">
            <text:p>άκυρος</text:p>
          </table:table-cell>
          <table:table-cell table:formula="of:=GOOGLETRANSLATE_YOULIBRECALC([.$D96];[.$D$2];[.$N$2])" office:value-type="string" office:string-value="hükümsüz" calcext:value-type="string">
            <text:p>hükümsüz</text:p>
          </table:table-cell>
          <table:table-cell table:formula="of:=GOOGLETRANSLATE_YOULIBRECALC([.$D96];[.$D$2];[.$O$2])" office:value-type="string" office:string-value="null" calcext:value-type="string">
            <text:p>null</text:p>
          </table:table-cell>
          <table:table-cell table:formula="of:=GOOGLETRANSLATE_YOULIBRECALC([.$D96];[.$D$2];[.$P$2])" office:value-type="string" office:string-value="nul" calcext:value-type="string">
            <text:p>nul</text:p>
          </table:table-cell>
          <table:table-cell table:formula="of:=GOOGLETRANSLATE_YOULIBRECALC([.$D96];[.$D$2];[.$Q$2])" office:value-type="string" office:string-value="널" calcext:value-type="string">
            <text:p>널</text:p>
          </table:table-cell>
          <table:table-cell table:formula="of:=GOOGLETRANSLATE_YOULIBRECALC([.$D96];[.$D$2];[.$R$2])" office:value-type="string" office:string-value="nulové" calcext:value-type="string">
            <text:p>nulové</text:p>
          </table:table-cell>
          <table:table-cell table:formula="of:=GOOGLETRANSLATE_YOULIBRECALC([.$D96];[.$D$2];[.$S$2])" office:value-type="string" office:string-value="nulo" calcext:value-type="string">
            <text:p>nulo</text:p>
          </table:table-cell>
          <table:table-cell table:formula="of:=GOOGLETRANSLATE_YOULIBRECALC([.$D96];[.$D$2];[.$T$2])" office:value-type="string" office:string-value="โมฆะ" calcext:value-type="string">
            <text:p>โมฆะ</text:p>
          </table:table-cell>
          <table:table-cell table:formula="of:=GOOGLETRANSLATE_YOULIBRECALC([.$D96];[.$D$2];[.$U$2])" office:value-type="string" office:string-value="batal" calcext:value-type="string">
            <text:p>batal</text:p>
          </table:table-cell>
          <table:table-cell table:formula="of:=GOOGLETRANSLATE_YOULIBRECALC([.$D96];[.$D$2];[.$V$2])" office:value-type="string" office:string-value="null" calcext:value-type="string">
            <text:p>null</text:p>
          </table:table-cell>
          <table:table-cell table:formula="of:=GOOGLETRANSLATE_YOULIBRECALC([.$D96];[.$D$2];[.$W$2])" office:value-type="string" office:string-value="Null" calcext:value-type="string">
            <text:p>Null</text:p>
          </table:table-cell>
          <table:table-cell table:formula="of:=GOOGLETRANSLATE_YOULIBRECALC([.$D96];[.$D$2];[.$X$2])" office:value-type="string" office:string-value="нульовий" calcext:value-type="string">
            <text:p>нульовий</text:p>
          </table:table-cell>
          <table:table-cell table:formula="of:=GOOGLETRANSLATE_YOULIBRECALC([.$D96];[.$D$2];[.$Y$2])" office:value-type="string" office:string-value="vô giá trị" calcext:value-type="string">
            <text:p>vô giá trị</text:p>
          </table:table-cell>
          <table:table-cell table:formula="of:=GOOGLETRANSLATE_YOULIBRECALC([.$D96];[.$D$2];[.$Z$2])" office:value-type="string" office:string-value="NULL" calcext:value-type="string">
            <text:p>NULL</text:p>
          </table:table-cell>
          <table:table-cell table:formula="of:=GOOGLETRANSLATE_YOULIBRECALC([.$D96];[.$D$2];[.$AA$2])" office:value-type="string" office:string-value="tyhjä" calcext:value-type="string">
            <text:p>tyhjä</text:p>
          </table:table-cell>
          <table:table-cell table:formula="of:=GOOGLETRANSLATE_YOULIBRECALC([.$D9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9">
          <table:table-cell table:style-name="ce6" office:value-type="string" calcext:value-type="string">
            <text:p>***Cowgirl_AfterFirstInsertBotRap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Firm and warm. What and exquisite texture. ***Don’t stop stirring.</text:p>
          </table:table-cell>
          <table:table-cell table:formula="of:=GOOGLETRANSLATE_YOULIBRECALC([.$D97];[.$D$2];[.$E$2])" office:value-type="string" office:string-value="坚定而温暖。什么和精致的质感。 ***不要停止搅拌。" calcext:value-type="string">
            <text:p>坚定而温暖。什么和精致的质感。 ***不要停止搅拌。</text:p>
          </table:table-cell>
          <table:table-cell table:formula="of:=GOOGLETRANSLATE_YOULIBRECALC([.$D97];[.$D$2];[.$F$2])" office:value-type="string" office:string-value="しっかりと暖かい。何と絶妙なテクスチャー。 ***攪拌をやめないでください。" calcext:value-type="string">
            <text:p>しっかりと暖かい。何と絶妙なテクスチャー。 ***攪拌をやめないでください。</text:p>
          </table:table-cell>
          <table:table-cell table:formula="of:=GOOGLETRANSLATE_YOULIBRECALC([.$D97];[.$D$2];[.$G$2])" office:value-type="string" office:string-value="Twarde i ciepłe. Co i wykwintna tekstura. *** Nie przestawaj mieszać." calcext:value-type="string">
            <text:p>Twarde i ciepłe. Co i wykwintna tekstura. *** Nie przestawaj mieszać.</text:p>
          </table:table-cell>
          <table:table-cell table:formula="of:=GOOGLETRANSLATE_YOULIBRECALC([.$D97];[.$D$2];[.$H$2])" office:value-type="string" office:string-value="Firme y cálido. Qué y exquisita textura. *** No dejes de agitar." calcext:value-type="string">
            <text:p>Firme y cálido. Qué y exquisita textura. *** No dejes de agitar.</text:p>
          </table:table-cell>
          <table:table-cell table:formula="of:=GOOGLETRANSLATE_YOULIBRECALC([.$D97];[.$D$2];[.$I$2])" office:value-type="string" office:string-value="Твердый и теплый. Что и изысканная текстура. *** Не прекращай помешивать." calcext:value-type="string">
            <text:p>Твердый и теплый. Что и изысканная текстура. *** Не прекращай помешивать.</text:p>
          </table:table-cell>
          <table:table-cell table:formula="of:=GOOGLETRANSLATE_YOULIBRECALC([.$D97];[.$D$2];[.$J$2])" office:value-type="string" office:string-value="Ferme et chaleureux. Quoi et une texture exquise. *** N'arrêtez pas de remuer." calcext:value-type="string">
            <text:p>Ferme et chaleureux. Quoi et une texture exquise. *** N'arrêtez pas de remuer.</text:p>
          </table:table-cell>
          <table:table-cell table:formula="of:=GOOGLETRANSLATE_YOULIBRECALC([.$D97];[.$D$2];[.$K$2])" office:value-type="string" office:string-value="Trdno in toplo. Kaj in izvrstna tekstura. *** Ne nehajte mešati." calcext:value-type="string">
            <text:p>Trdno in toplo. Kaj in izvrstna tekstura. *** Ne nehajte mešati.</text:p>
          </table:table-cell>
          <table:table-cell table:formula="of:=GOOGLETRANSLATE_YOULIBRECALC([.$D97];[.$D$2];[.$L$2])" office:value-type="string" office:string-value="Szilárd és meleg. Mi és finom textúra. *** Ne hagyja abba a keverést." calcext:value-type="string">
            <text:p>Szilárd és meleg. Mi és finom textúra. *** Ne hagyja abba a keverést.</text:p>
          </table:table-cell>
          <table:table-cell table:formula="of:=GOOGLETRANSLATE_YOULIBRECALC([.$D97];[.$D$2];[.$M$2])" office:value-type="string" office:string-value="Σταθερή και ζεστή. Τι και εξαιρετική υφή. *** Μην σταματήσετε να ανακατεύετε." calcext:value-type="string">
            <text:p>Σταθερή και ζεστή. Τι και εξαιρετική υφή. *** Μην σταματήσετε να ανακατεύετε.</text:p>
          </table:table-cell>
          <table:table-cell table:formula="of:=GOOGLETRANSLATE_YOULIBRECALC([.$D97];[.$D$2];[.$N$2])" office:value-type="string" office:string-value="Sağlam ve sıcak. Ne ve zarif doku. *** Karıştırmayı bırakmayın." calcext:value-type="string">
            <text:p>Sağlam ve sıcak. Ne ve zarif doku. *** Karıştırmayı bırakmayın.</text:p>
          </table:table-cell>
          <table:table-cell table:formula="of:=GOOGLETRANSLATE_YOULIBRECALC([.$D97];[.$D$2];[.$O$2])" office:value-type="string" office:string-value="Fermo e caldo. Cosa e trama squisita. *** Non smettere di mescolare." calcext:value-type="string">
            <text:p>Fermo e caldo. Cosa e trama squisita. *** Non smettere di mescolare.</text:p>
          </table:table-cell>
          <table:table-cell table:formula="of:=GOOGLETRANSLATE_YOULIBRECALC([.$D97];[.$D$2];[.$P$2])" office:value-type="string" office:string-value="Stevig en warm. Wat en prachtige textuur. *** Stop niet met roeren." calcext:value-type="string">
            <text:p>Stevig en warm. Wat en prachtige textuur. *** Stop niet met roeren.</text:p>
          </table:table-cell>
          <table:table-cell table:formula="of:=GOOGLETRANSLATE_YOULIBRECALC([.$D97];[.$D$2];[.$Q$2])" office:value-type="string" office:string-value="확고하고 따뜻합니다. 무엇이고 절묘한 질감. *** 저어를 멈추지 마십시오." calcext:value-type="string">
            <text:p>확고하고 따뜻합니다. 무엇이고 절묘한 질감. *** 저어를 멈추지 마십시오.</text:p>
          </table:table-cell>
          <table:table-cell table:formula="of:=GOOGLETRANSLATE_YOULIBRECALC([.$D97];[.$D$2];[.$R$2])" office:value-type="string" office:string-value="Pevné a teplé. Čo a vynikajúca textúra. *** Neprestávajte miešanie." calcext:value-type="string">
            <text:p>Pevné a teplé. Čo a vynikajúca textúra. *** Neprestávajte miešanie.</text:p>
          </table:table-cell>
          <table:table-cell table:formula="of:=GOOGLETRANSLATE_YOULIBRECALC([.$D97];[.$D$2];[.$S$2])" office:value-type="string" office:string-value="Firme e quente. O que e a textura requintada. *** Não pare de mexer." calcext:value-type="string">
            <text:p>Firme e quente. O que e a textura requintada. *** Não pare de mexer.</text:p>
          </table:table-cell>
          <table:table-cell table:formula="of:=GOOGLETRANSLATE_YOULIBRECALC([.$D97];[.$D$2];[.$T$2])" office:value-type="string" office:string-value="มั่นคงและอบอุ่น อะไรและพื้นผิวที่สวยงาม *** อย่าหยุดกวน" calcext:value-type="string">
            <text:p>มั่นคงและอบอุ่น อะไรและพื้นผิวที่สวยงาม *** อย่าหยุดกวน</text:p>
          </table:table-cell>
          <table:table-cell table:formula="of:=GOOGLETRANSLATE_YOULIBRECALC([.$D97];[.$D$2];[.$U$2])" office:value-type="string" office:string-value="Tegas dan hangat. Tekstur apa dan indah. *** Jangan berhenti mengaduk." calcext:value-type="string">
            <text:p>Tegas dan hangat. Tekstur apa dan indah. *** Jangan berhenti mengaduk.</text:p>
          </table:table-cell>
          <table:table-cell table:formula="of:=GOOGLETRANSLATE_YOULIBRECALC([.$D97];[.$D$2];[.$V$2])" office:value-type="string" office:string-value="Pevné a teplé. Co a vynikající textura. *** Nepřestávejte míchání." calcext:value-type="string">
            <text:p>Pevné a teplé. Co a vynikající textura. *** Nepřestávejte míchání.</text:p>
          </table:table-cell>
          <table:table-cell table:formula="of:=GOOGLETRANSLATE_YOULIBRECALC([.$D97];[.$D$2];[.$W$2])" office:value-type="string" office:string-value="Matatag at mainit -init. Ano at katangi -tanging texture. *** Huwag itigil ang pagpapakilos." calcext:value-type="string">
            <text:p>Matatag at mainit -init. Ano at katangi -tanging texture. *** Huwag itigil ang pagpapakilos.</text:p>
          </table:table-cell>
          <table:table-cell table:formula="of:=GOOGLETRANSLATE_YOULIBRECALC([.$D97];[.$D$2];[.$X$2])" office:value-type="string" office:string-value="Твердий і теплий. Що і вишукана текстура. *** Не перестаньте помішувати." calcext:value-type="string">
            <text:p>Твердий і теплий. Що і вишукана текстура. *** Не перестаньте помішувати.</text:p>
          </table:table-cell>
          <table:table-cell table:formula="of:=GOOGLETRANSLATE_YOULIBRECALC([.$D97];[.$D$2];[.$Y$2])" office:value-type="string" office:string-value="Vững chắc và ấm áp. Những gì và kết cấu tinh tế. *** Don lồng dừng khuấy động." calcext:value-type="string">
            <text:p>Vững chắc và ấm áp. Những gì và kết cấu tinh tế. *** Don lồng dừng khuấy động.</text:p>
          </table:table-cell>
          <table:table-cell table:formula="of:=GOOGLETRANSLATE_YOULIBRECALC([.$D97];[.$D$2];[.$Z$2])" office:value-type="string" office:string-value="Fest und warm. Was und exquisite Textur. *** Hören Sie nicht auf, sich zu rühren." calcext:value-type="string">
            <text:p>Fest und warm. Was und exquisite Textur. *** Hören Sie nicht auf, sich zu rühren.</text:p>
          </table:table-cell>
          <table:table-cell table:formula="of:=GOOGLETRANSLATE_YOULIBRECALC([.$D97];[.$D$2];[.$AA$2])" office:value-type="string" office:string-value="Kiinteä ja lämmin. Mitä ja hieno rakenne. *** Älä lopeta sekoittamista." calcext:value-type="string">
            <text:p>Kiinteä ja lämmin. Mitä ja hieno rakenne. *** Älä lopeta sekoittamista.</text:p>
          </table:table-cell>
          <table:table-cell table:formula="of:=GOOGLETRANSLATE_YOULIBRECALC([.$D97];[.$D$2];[.$AB$2])" office:value-type="string" office:string-value="Fast og varm. Hvad og udsøgt struktur. *** Stop ikke med at omrøre." calcext:value-type="string">
            <text:p>Fast og varm. Hvad og udsøgt struktur. *** Stop ikke med at omrøre.</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AfterFirstInsertBotRap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8];[.$D$2];[.$E$2])" office:value-type="string" office:string-value="无效的" calcext:value-type="string">
            <text:p>无效的</text:p>
          </table:table-cell>
          <table:table-cell table:formula="of:=GOOGLETRANSLATE_YOULIBRECALC([.$D98];[.$D$2];[.$F$2])" office:value-type="string" office:string-value="ヌル" calcext:value-type="string">
            <text:p>ヌル</text:p>
          </table:table-cell>
          <table:table-cell table:formula="of:=GOOGLETRANSLATE_YOULIBRECALC([.$D98];[.$D$2];[.$G$2])" office:value-type="string" office:string-value="nieważny" calcext:value-type="string">
            <text:p>nieważny</text:p>
          </table:table-cell>
          <table:table-cell table:formula="of:=GOOGLETRANSLATE_YOULIBRECALC([.$D98];[.$D$2];[.$H$2])" office:value-type="string" office:string-value="nulo" calcext:value-type="string">
            <text:p>nulo</text:p>
          </table:table-cell>
          <table:table-cell table:formula="of:=GOOGLETRANSLATE_YOULIBRECALC([.$D98];[.$D$2];[.$I$2])" office:value-type="string" office:string-value="нулевой" calcext:value-type="string">
            <text:p>нулевой</text:p>
          </table:table-cell>
          <table:table-cell table:formula="of:=GOOGLETRANSLATE_YOULIBRECALC([.$D98];[.$D$2];[.$J$2])" office:value-type="string" office:string-value="nul" calcext:value-type="string">
            <text:p>nul</text:p>
          </table:table-cell>
          <table:table-cell table:formula="of:=GOOGLETRANSLATE_YOULIBRECALC([.$D98];[.$D$2];[.$K$2])" office:value-type="string" office:string-value="null" calcext:value-type="string">
            <text:p>null</text:p>
          </table:table-cell>
          <table:table-cell table:formula="of:=GOOGLETRANSLATE_YOULIBRECALC([.$D98];[.$D$2];[.$L$2])" office:value-type="string" office:string-value="nulla" calcext:value-type="string">
            <text:p>nulla</text:p>
          </table:table-cell>
          <table:table-cell table:formula="of:=GOOGLETRANSLATE_YOULIBRECALC([.$D98];[.$D$2];[.$M$2])" office:value-type="string" office:string-value="άκυρος" calcext:value-type="string">
            <text:p>άκυρος</text:p>
          </table:table-cell>
          <table:table-cell table:formula="of:=GOOGLETRANSLATE_YOULIBRECALC([.$D98];[.$D$2];[.$N$2])" office:value-type="string" office:string-value="hükümsüz" calcext:value-type="string">
            <text:p>hükümsüz</text:p>
          </table:table-cell>
          <table:table-cell table:formula="of:=GOOGLETRANSLATE_YOULIBRECALC([.$D98];[.$D$2];[.$O$2])" office:value-type="string" office:string-value="null" calcext:value-type="string">
            <text:p>null</text:p>
          </table:table-cell>
          <table:table-cell table:formula="of:=GOOGLETRANSLATE_YOULIBRECALC([.$D98];[.$D$2];[.$P$2])" office:value-type="string" office:string-value="nul" calcext:value-type="string">
            <text:p>nul</text:p>
          </table:table-cell>
          <table:table-cell table:formula="of:=GOOGLETRANSLATE_YOULIBRECALC([.$D98];[.$D$2];[.$Q$2])" office:value-type="string" office:string-value="널" calcext:value-type="string">
            <text:p>널</text:p>
          </table:table-cell>
          <table:table-cell table:formula="of:=GOOGLETRANSLATE_YOULIBRECALC([.$D98];[.$D$2];[.$R$2])" office:value-type="string" office:string-value="nulové" calcext:value-type="string">
            <text:p>nulové</text:p>
          </table:table-cell>
          <table:table-cell table:formula="of:=GOOGLETRANSLATE_YOULIBRECALC([.$D98];[.$D$2];[.$S$2])" office:value-type="string" office:string-value="nulo" calcext:value-type="string">
            <text:p>nulo</text:p>
          </table:table-cell>
          <table:table-cell table:formula="of:=GOOGLETRANSLATE_YOULIBRECALC([.$D98];[.$D$2];[.$T$2])" office:value-type="string" office:string-value="โมฆะ" calcext:value-type="string">
            <text:p>โมฆะ</text:p>
          </table:table-cell>
          <table:table-cell table:formula="of:=GOOGLETRANSLATE_YOULIBRECALC([.$D98];[.$D$2];[.$U$2])" office:value-type="string" office:string-value="batal" calcext:value-type="string">
            <text:p>batal</text:p>
          </table:table-cell>
          <table:table-cell table:formula="of:=GOOGLETRANSLATE_YOULIBRECALC([.$D98];[.$D$2];[.$V$2])" office:value-type="string" office:string-value="null" calcext:value-type="string">
            <text:p>null</text:p>
          </table:table-cell>
          <table:table-cell table:formula="of:=GOOGLETRANSLATE_YOULIBRECALC([.$D98];[.$D$2];[.$W$2])" office:value-type="string" office:string-value="Null" calcext:value-type="string">
            <text:p>Null</text:p>
          </table:table-cell>
          <table:table-cell table:formula="of:=GOOGLETRANSLATE_YOULIBRECALC([.$D98];[.$D$2];[.$X$2])" office:value-type="string" office:string-value="нульовий" calcext:value-type="string">
            <text:p>нульовий</text:p>
          </table:table-cell>
          <table:table-cell table:formula="of:=GOOGLETRANSLATE_YOULIBRECALC([.$D98];[.$D$2];[.$Y$2])" office:value-type="string" office:string-value="vô giá trị" calcext:value-type="string">
            <text:p>vô giá trị</text:p>
          </table:table-cell>
          <table:table-cell table:formula="of:=GOOGLETRANSLATE_YOULIBRECALC([.$D98];[.$D$2];[.$Z$2])" office:value-type="string" office:string-value="NULL" calcext:value-type="string">
            <text:p>NULL</text:p>
          </table:table-cell>
          <table:table-cell table:formula="of:=GOOGLETRANSLATE_YOULIBRECALC([.$D98];[.$D$2];[.$AA$2])" office:value-type="string" office:string-value="tyhjä" calcext:value-type="string">
            <text:p>tyhjä</text:p>
          </table:table-cell>
          <table:table-cell table:formula="of:=GOOGLETRANSLATE_YOULIBRECALC([.$D9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 table:number-rows-repeated="91">
          <table:table-cell table:style-name="ce6"/>
          <table:table-cell table:style-name="ce17"/>
          <table:table-cell table:style-name="ce6" table:number-columns-repeated="2"/>
          <table:table-cell table:number-columns-repeated="16380"/>
        </table:table-row>
        <table:table-row table:style-name="ro1" table:number-rows-repeated="1048386">
          <table:table-cell table:number-columns-repeated="16384"/>
        </table:table-row>
        <table:table-row table:style-name="ro1">
          <table:table-cell table:number-columns-repeated="16384"/>
        </table:table-row>
        <calcext:conditional-formats>
          <calcext:conditional-format calcext:target-range-address="Hoja1.B1:Hoja1.B1048576">
            <calcext:condition calcext:apply-style-name="Good" calcext:value="contains-text(&quot;Bot&quot;)" calcext:base-cell-address="Hoja1.B1"/>
          </calcext:conditional-format>
          <calcext:conditional-format calcext:target-range-address="Hoja1.B1:Hoja1.B1048576">
            <calcext:condition calcext:apply-style-name="Neutral" calcext:value="contains-text(&quot;You&quot;)" calcext:base-cell-address="Hoja1.B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 €</number:text>
      <style:map style:condition="value()&gt;=0" style:apply-style-name="N111P0"/>
    </number:number-style>
    <number:number-style style:name="N112P0" style:volatile="true">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number-style>
    <number:number-style style:name="N115">
      <number:text>-</number:text>
      <number:number number:decimal-places="0" number:min-decimal-places="0" number:min-integer-digits="1" number:grouping="true"/>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19P1" style:volatile="true">
      <number:text>-</number:text>
      <number:fill-character> </number:fill-character>
      <number:number number:decimal-places="0" number:min-decimal-places="0" number:min-integer-digits="1" number:grouping="true"/>
      <number:text loext:blank-width-char="-"> </number:text>
    </number:number-style>
    <number:number-style style:name="N119P2" style:volatile="true">
      <number:text loext:blank-width-char="-"> </number:text>
      <number:fill-character> </number:fill-character>
      <number:text loext:blank-width-char="-1">- </number:text>
    </number:number-style>
    <number:text-style style:name="N119">
      <number:text loext:blank-width-char="-"> </number:text>
      <number:text-content/>
      <number:text loext:blank-width-char="-"> </number:text>
      <style:map style:condition="value()&gt;0" style:apply-style-name="N119P0"/>
      <style:map style:condition="value()&lt;0" style:apply-style-name="N119P1"/>
      <style:map style:condition="value()=0" style:apply-style-name="N119P2"/>
    </number:text-style>
    <number:number-style style:name="N120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0P1" style:volatile="true">
      <number:text>-</number:text>
      <number:fill-character> </number:fill-character>
      <number:number number:decimal-places="0" number:min-decimal-places="0" number:min-integer-digits="1" number:grouping="true"/>
      <number:text loext:blank-width-char="-2"> € </number:text>
    </number:number-style>
    <number:number-style style:name="N120P2" style:volatile="true">
      <number:text loext:blank-width-char="-"> </number:text>
      <number:fill-character> </number:fill-character>
      <number:text loext:blank-width-char="-3">- € </number:text>
    </number:number-style>
    <number:text-style style:name="N120">
      <number:text loext:blank-width-char="-"> </number:text>
      <number:text-content/>
      <number:text loext:blank-width-char="-"> </number:text>
      <style:map style:condition="value()&gt;0" style:apply-style-name="N120P0"/>
      <style:map style:condition="value()&lt;0" style:apply-style-name="N120P1"/>
      <style:map style:condition="value()=0" style:apply-style-name="N120P2"/>
    </number:text-style>
    <number:number-style style:name="N12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1P1" style:volatile="true">
      <number:text>-</number:text>
      <number:fill-character> </number:fill-character>
      <number:number number:decimal-places="2" number:min-decimal-places="2" number:min-integer-digits="1" number:grouping="true"/>
      <number:text loext:blank-width-char="-"> </number:text>
    </number:number-style>
    <number:number-style style:name="N12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1">
      <number:text loext:blank-width-char="-"> </number:text>
      <number:text-content/>
      <number:text loext:blank-width-char="-"> </number:text>
      <style:map style:condition="value()&gt;0" style:apply-style-name="N121P0"/>
      <style:map style:condition="value()&lt;0" style:apply-style-name="N121P1"/>
      <style:map style:condition="value()=0" style:apply-style-name="N121P2"/>
    </number:text-style>
    <number:number-style style:name="N122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22P1" style:volatile="true">
      <number:text>-</number:text>
      <number:fill-character> </number:fill-character>
      <number:number number:decimal-places="2" number:min-decimal-places="2" number:min-integer-digits="1" number:grouping="true"/>
      <number:text loext:blank-width-char="-2"> € </number:text>
    </number:number-style>
    <number:number-style style:name="N122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22">
      <number:text loext:blank-width-char="-"> </number:text>
      <number:text-content/>
      <number:text loext:blank-width-char="-">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number:number-style style:name="N127P0" style:volatile="true">
      <number:text>Sí</number:text>
    </number:number-style>
    <number:number-style style:name="N127P1" style:volatile="true">
      <number:text>Sí</number:text>
    </number:number-style>
    <number:number-style style:name="N127">
      <number:text>No</number:text>
      <style:map style:condition="value()&gt;0" style:apply-style-name="N127P0"/>
      <style:map style:condition="value()&lt;0" style:apply-style-name="N127P1"/>
    </number:number-style>
    <number:number-style style:name="N128P0" style:volatile="true">
      <number:text>Verdadero</number:text>
    </number:number-style>
    <number:number-style style:name="N128P1" style:volatile="true">
      <number:text>Verdadero</number:text>
    </number:number-style>
    <number:number-style style:name="N128">
      <number:text>Falso</number:text>
      <style:map style:condition="value()&gt;0" style:apply-style-name="N128P0"/>
      <style:map style:condition="value()&lt;0" style:apply-style-name="N128P1"/>
    </number:number-style>
    <number:number-style style:name="N129P0" style:volatile="true">
      <number:text>Activado</number:text>
    </number:number-style>
    <number:number-style style:name="N129P1" style:volatile="true">
      <number:text>Activado</number:text>
    </number:number-style>
    <number:number-style style:name="N129">
      <number:text>Desactivado</number:text>
      <style:map style:condition="value()&gt;0" style:apply-style-name="N129P0"/>
      <style:map style:condition="value()&lt;0" style:apply-style-name="N129P1"/>
    </number:number-style>
    <number:currency-style style:name="N130P0" style:volatile="true">
      <number:currency-symbol number:language="es" number:country="ES">€</number:currency-symbol>
      <number:text> </number:text>
      <number:number number:decimal-places="2" number:min-decimal-places="2" number:min-integer-digits="1" number:grouping="true"/>
      <number:text loext:blank-width-char=")"> </number:text>
    </number:currency-style>
    <number:currency-style style:name="N130">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3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4">00/00/0000</text:date>, <text:time style:data-style-name="N2" text:time-value="07:04:58.617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16T22:55:08.012000000</meta:creation-date>
    <dc:date>2025-08-24T08:41:02.318000000</dc:date>
    <meta:editing-duration>PT4H57M57S</meta:editing-duration>
    <meta:editing-cycles>34</meta:editing-cycles>
    <meta:generator>LibreOffice/24.2.5.2$Windows_X86_64 LibreOffice_project/bffef4ea93e59bebbeaf7f431bb02b1a39ee8a59</meta:generator>
    <meta:document-statistic meta:table-count="1" meta:cell-count="2827" meta:object-count="0"/>
  </office:meta>
</office:document-meta>
</file>